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11cm" svg:height="15.193cm" svg:x="12.767cm" svg:y="0.445cm">
            <draw:object draw:notify-on-update-of-ranges="LOGGER00.B1:LOGGER00.B1 LOGGER00.B2:LOGGER00.B1380 LOGGER00.C1:LOGGER00.C1 LOGGER00.C2:LOGGER00.C13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3" calcext:value-type="float">
            <text:p>1.43</text:p>
          </table:table-cell>
          <table:table-cell office:value-type="float" office:value="143.4" calcext:value-type="float">
            <text:p>143.4</text:p>
          </table:table-cell>
          <table:table-cell office:value-type="float" office:value="205.68" calcext:value-type="float">
            <text:p>205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1" calcext:value-type="float">
            <text:p>15281</text:p>
          </table:table-cell>
          <table:table-cell table:formula="of:=[.A3]/1000/(60*60*24)" office:value-type="time" office:time-value="PT00H00M15.281S" calcext:value-type="time">
            <text:p>00:00:15</text:p>
          </table:table-cell>
          <table:table-cell office:value-type="float" office:value="1.43" calcext:value-type="float">
            <text:p>1.43</text:p>
          </table:table-cell>
          <table:table-cell office:value-type="float" office:value="142.8" calcext:value-type="float">
            <text:p>142.8</text:p>
          </table:table-cell>
          <table:table-cell office:value-type="float" office:value="203.67" calcext:value-type="float">
            <text:p>203.67</text:p>
          </table:table-cell>
          <table:table-cell office:value-type="float" office:value="0.61" calcext:value-type="float">
            <text:p>0.6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1281" calcext:value-type="float">
            <text:p>31281</text:p>
          </table:table-cell>
          <table:table-cell table:formula="of:=[.A4]/1000/(60*60*24)" office:value-type="time" office:time-value="PT00H00M31.281S" calcext:value-type="time">
            <text:p>00:00:31</text:p>
          </table:table-cell>
          <table:table-cell office:value-type="float" office:value="1.42" calcext:value-type="float">
            <text:p>1.42</text:p>
          </table:table-cell>
          <table:table-cell office:value-type="float" office:value="142.4" calcext:value-type="float">
            <text:p>142.4</text:p>
          </table:table-cell>
          <table:table-cell office:value-type="float" office:value="202.53" calcext:value-type="float">
            <text:p>202.53</text:p>
          </table:table-cell>
          <table:table-cell office:value-type="float" office:value="1.24" calcext:value-type="float">
            <text:p>1.2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7281" calcext:value-type="float">
            <text:p>47281</text:p>
          </table:table-cell>
          <table:table-cell table:formula="of:=[.A5]/1000/(60*60*24)" office:value-type="time" office:time-value="PT00H00M47.281S" calcext:value-type="time">
            <text:p>00:00:47</text:p>
          </table:table-cell>
          <table:table-cell office:value-type="float" office:value="1.42" calcext:value-type="float">
            <text:p>1.42</text:p>
          </table:table-cell>
          <table:table-cell office:value-type="float" office:value="142.1" calcext:value-type="float">
            <text:p>142.1</text:p>
          </table:table-cell>
          <table:table-cell office:value-type="float" office:value="201.53" calcext:value-type="float">
            <text:p>201.53</text:p>
          </table:table-cell>
          <table:table-cell office:value-type="float" office:value="1.87" calcext:value-type="float">
            <text:p>1.8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63280" calcext:value-type="float">
            <text:p>63280</text:p>
          </table:table-cell>
          <table:table-cell table:formula="of:=[.A6]/1000/(60*60*24)" office:value-type="time" office:time-value="PT00H01M03.28S" calcext:value-type="time">
            <text:p>00:01:03</text:p>
          </table:table-cell>
          <table:table-cell office:value-type="float" office:value="1.41" calcext:value-type="float">
            <text:p>1.41</text:p>
          </table:table-cell>
          <table:table-cell office:value-type="float" office:value="141.8" calcext:value-type="float">
            <text:p>141.8</text:p>
          </table:table-cell>
          <table:table-cell office:value-type="float" office:value="200.53" calcext:value-type="float">
            <text:p>200.53</text:p>
          </table:table-cell>
          <table:table-cell office:value-type="float" office:value="2.5" calcext:value-type="float">
            <text:p>2.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79281" calcext:value-type="float">
            <text:p>79281</text:p>
          </table:table-cell>
          <table:table-cell table:formula="of:=[.A7]/1000/(60*60*24)" office:value-type="time" office:time-value="PT00H01M19.281S" calcext:value-type="time">
            <text:p>00:01:19</text:p>
          </table:table-cell>
          <table:table-cell office:value-type="float" office:value="1.41" calcext:value-type="float">
            <text:p>1.41</text:p>
          </table:table-cell>
          <table:table-cell office:value-type="float" office:value="141.6" calcext:value-type="float">
            <text:p>141.6</text:p>
          </table:table-cell>
          <table:table-cell office:value-type="float" office:value="200.25" calcext:value-type="float">
            <text:p>200.25</text:p>
          </table:table-cell>
          <table:table-cell office:value-type="float" office:value="3.13" calcext:value-type="float">
            <text:p>3.13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95281" calcext:value-type="float">
            <text:p>95281</text:p>
          </table:table-cell>
          <table:table-cell table:formula="of:=[.A8]/1000/(60*60*24)" office:value-type="time" office:time-value="PT00H01M35.281S" calcext:value-type="time">
            <text:p>00:01:35</text:p>
          </table:table-cell>
          <table:table-cell office:value-type="float" office:value="1.41" calcext:value-type="float">
            <text:p>1.41</text:p>
          </table:table-cell>
          <table:table-cell office:value-type="float" office:value="141.4" calcext:value-type="float">
            <text:p>141.4</text:p>
          </table:table-cell>
          <table:table-cell office:value-type="float" office:value="199.96" calcext:value-type="float">
            <text:p>199.96</text:p>
          </table:table-cell>
          <table:table-cell office:value-type="float" office:value="3.76" calcext:value-type="float">
            <text:p>3.76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111281" calcext:value-type="float">
            <text:p>111281</text:p>
          </table:table-cell>
          <table:table-cell table:formula="of:=[.A9]/1000/(60*60*24)" office:value-type="time" office:time-value="PT00H01M51.281S" calcext:value-type="time">
            <text:p>00:01:51</text:p>
          </table:table-cell>
          <table:table-cell office:value-type="float" office:value="1.41" calcext:value-type="float">
            <text:p>1.41</text:p>
          </table:table-cell>
          <table:table-cell office:value-type="float" office:value="141.2" calcext:value-type="float">
            <text:p>141.2</text:p>
          </table:table-cell>
          <table:table-cell office:value-type="float" office:value="199.11" calcext:value-type="float">
            <text:p>199.11</text:p>
          </table:table-cell>
          <table:table-cell office:value-type="float" office:value="4.39" calcext:value-type="float">
            <text:p>4.39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127280" calcext:value-type="float">
            <text:p>127280</text:p>
          </table:table-cell>
          <table:table-cell table:formula="of:=[.A10]/1000/(60*60*24)" office:value-type="time" office:time-value="PT00H02M07.28S" calcext:value-type="time">
            <text:p>00:02:07</text:p>
          </table:table-cell>
          <table:table-cell office:value-type="float" office:value="1.41" calcext:value-type="float">
            <text:p>1.41</text:p>
          </table:table-cell>
          <table:table-cell office:value-type="float" office:value="140.9" calcext:value-type="float">
            <text:p>140.9</text:p>
          </table:table-cell>
          <table:table-cell office:value-type="float" office:value="198.12" calcext:value-type="float">
            <text:p>198.12</text:p>
          </table:table-cell>
          <table:table-cell office:value-type="float" office:value="5.02" calcext:value-type="float">
            <text:p>5.02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143280" calcext:value-type="float">
            <text:p>143280</text:p>
          </table:table-cell>
          <table:table-cell table:formula="of:=[.A11]/1000/(60*60*24)" office:value-type="time" office:time-value="PT00H02M23.28S" calcext:value-type="time">
            <text:p>00:02:23</text:p>
          </table:table-cell>
          <table:table-cell office:value-type="float" office:value="1.41" calcext:value-type="float">
            <text:p>1.41</text:p>
          </table:table-cell>
          <table:table-cell office:value-type="float" office:value="140.8" calcext:value-type="float">
            <text:p>140.8</text:p>
          </table:table-cell>
          <table:table-cell office:value-type="float" office:value="197.98" calcext:value-type="float">
            <text:p>197.98</text:p>
          </table:table-cell>
          <table:table-cell office:value-type="float" office:value="5.64" calcext:value-type="float">
            <text:p>5.64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59280" calcext:value-type="float">
            <text:p>159280</text:p>
          </table:table-cell>
          <table:table-cell table:formula="of:=[.A12]/1000/(60*60*24)" office:value-type="time" office:time-value="PT00H02M39.28S" calcext:value-type="time">
            <text:p>00:02:39</text:p>
          </table:table-cell>
          <table:table-cell office:value-type="float" office:value="1.4" calcext:value-type="float">
            <text:p>1.4</text:p>
          </table:table-cell>
          <table:table-cell office:value-type="float" office:value="140.6" calcext:value-type="float">
            <text:p>140.6</text:p>
          </table:table-cell>
          <table:table-cell office:value-type="float" office:value="197.13" calcext:value-type="float">
            <text:p>197.13</text:p>
          </table:table-cell>
          <table:table-cell office:value-type="float" office:value="6.27" calcext:value-type="float">
            <text:p>6.27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175281" calcext:value-type="float">
            <text:p>175281</text:p>
          </table:table-cell>
          <table:table-cell table:formula="of:=[.A13]/1000/(60*60*24)" office:value-type="time" office:time-value="PT00H02M55.281S" calcext:value-type="time">
            <text:p>00:02:55</text:p>
          </table:table-cell>
          <table:table-cell office:value-type="float" office:value="1.4" calcext:value-type="float">
            <text:p>1.4</text:p>
          </table:table-cell>
          <table:table-cell office:value-type="float" office:value="140.4" calcext:value-type="float">
            <text:p>140.4</text:p>
          </table:table-cell>
          <table:table-cell office:value-type="float" office:value="196.85" calcext:value-type="float">
            <text:p>196.85</text:p>
          </table:table-cell>
          <table:table-cell office:value-type="float" office:value="6.89" calcext:value-type="float">
            <text:p>6.8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191281" calcext:value-type="float">
            <text:p>191281</text:p>
          </table:table-cell>
          <table:table-cell table:formula="of:=[.A14]/1000/(60*60*24)" office:value-type="time" office:time-value="PT00H03M11.281S" calcext:value-type="time">
            <text:p>00:03:11</text:p>
          </table:table-cell>
          <table:table-cell office:value-type="float" office:value="1.4" calcext:value-type="float">
            <text:p>1.4</text:p>
          </table:table-cell>
          <table:table-cell office:value-type="float" office:value="140.3" calcext:value-type="float">
            <text:p>140.3</text:p>
          </table:table-cell>
          <table:table-cell office:value-type="float" office:value="196.14" calcext:value-type="float">
            <text:p>196.14</text:p>
          </table:table-cell>
          <table:table-cell office:value-type="float" office:value="7.52" calcext:value-type="float">
            <text:p>7.5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207281" calcext:value-type="float">
            <text:p>207281</text:p>
          </table:table-cell>
          <table:table-cell table:formula="of:=[.A15]/1000/(60*60*24)" office:value-type="time" office:time-value="PT00H03M27.281S" calcext:value-type="time">
            <text:p>00:03:27</text:p>
          </table:table-cell>
          <table:table-cell office:value-type="float" office:value="1.4" calcext:value-type="float">
            <text:p>1.4</text:p>
          </table:table-cell>
          <table:table-cell office:value-type="float" office:value="140.1" calcext:value-type="float">
            <text:p>140.1</text:p>
          </table:table-cell>
          <table:table-cell office:value-type="float" office:value="195.86" calcext:value-type="float">
            <text:p>195.86</text:p>
          </table:table-cell>
          <table:table-cell office:value-type="float" office:value="8.14" calcext:value-type="float">
            <text:p>8.14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223281" calcext:value-type="float">
            <text:p>223281</text:p>
          </table:table-cell>
          <table:table-cell table:formula="of:=[.A16]/1000/(60*60*24)" office:value-type="time" office:time-value="PT00H03M43.281S" calcext:value-type="time">
            <text:p>00:03:43</text:p>
          </table:table-cell>
          <table:table-cell office:value-type="float" office:value="1.39" calcext:value-type="float">
            <text:p>1.39</text:p>
          </table:table-cell>
          <table:table-cell office:value-type="float" office:value="139.9" calcext:value-type="float">
            <text:p>139.9</text:p>
          </table:table-cell>
          <table:table-cell office:value-type="float" office:value="195.02" calcext:value-type="float">
            <text:p>195.02</text:p>
          </table:table-cell>
          <table:table-cell office:value-type="float" office:value="8.76" calcext:value-type="float">
            <text:p>8.76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239281" calcext:value-type="float">
            <text:p>239281</text:p>
          </table:table-cell>
          <table:table-cell table:formula="of:=[.A17]/1000/(60*60*24)" office:value-type="time" office:time-value="PT00H03M59.281S" calcext:value-type="time">
            <text:p>00:03:59</text:p>
          </table:table-cell>
          <table:table-cell office:value-type="float" office:value="1.39" calcext:value-type="float">
            <text:p>1.39</text:p>
          </table:table-cell>
          <table:table-cell office:value-type="float" office:value="139.8" calcext:value-type="float">
            <text:p>139.8</text:p>
          </table:table-cell>
          <table:table-cell office:value-type="float" office:value="194.88" calcext:value-type="float">
            <text:p>194.88</text:p>
          </table:table-cell>
          <table:table-cell office:value-type="float" office:value="9.38" calcext:value-type="float">
            <text:p>9.38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255281" calcext:value-type="float">
            <text:p>255281</text:p>
          </table:table-cell>
          <table:table-cell table:formula="of:=[.A18]/1000/(60*60*24)" office:value-type="time" office:time-value="PT00H04M15.281S" calcext:value-type="time">
            <text:p>00:04:15</text:p>
          </table:table-cell>
          <table:table-cell office:value-type="float" office:value="1.39" calcext:value-type="float">
            <text:p>1.39</text:p>
          </table:table-cell>
          <table:table-cell office:value-type="float" office:value="139.7" calcext:value-type="float">
            <text:p>139.7</text:p>
          </table:table-cell>
          <table:table-cell office:value-type="float" office:value="194.74" calcext:value-type="float">
            <text:p>194.74</text:p>
          </table:table-cell>
          <table:table-cell office:value-type="float" office:value="10" calcext:value-type="float">
            <text:p>10</text:p>
          </table:table-cell>
          <table:table-cell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271281" calcext:value-type="float">
            <text:p>271281</text:p>
          </table:table-cell>
          <table:table-cell table:formula="of:=[.A19]/1000/(60*60*24)" office:value-type="time" office:time-value="PT00H04M31.281S" calcext:value-type="time">
            <text:p>00:04:31</text:p>
          </table:table-cell>
          <table:table-cell office:value-type="float" office:value="1.39" calcext:value-type="float">
            <text:p>1.39</text:p>
          </table:table-cell>
          <table:table-cell office:value-type="float" office:value="139.5" calcext:value-type="float">
            <text:p>139.5</text:p>
          </table:table-cell>
          <table:table-cell office:value-type="float" office:value="194.46" calcext:value-type="float">
            <text:p>194.46</text:p>
          </table:table-cell>
          <table:table-cell office:value-type="float" office:value="10.62" calcext:value-type="float">
            <text:p>10.62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287281" calcext:value-type="float">
            <text:p>287281</text:p>
          </table:table-cell>
          <table:table-cell table:formula="of:=[.A20]/1000/(60*60*24)" office:value-type="time" office:time-value="PT00H04M47.281S" calcext:value-type="time">
            <text:p>00:04:47</text:p>
          </table:table-cell>
          <table:table-cell office:value-type="float" office:value="1.39" calcext:value-type="float">
            <text:p>1.39</text:p>
          </table:table-cell>
          <table:table-cell office:value-type="float" office:value="139.3" calcext:value-type="float">
            <text:p>139.3</text:p>
          </table:table-cell>
          <table:table-cell office:value-type="float" office:value="193.62" calcext:value-type="float">
            <text:p>193.62</text:p>
          </table:table-cell>
          <table:table-cell office:value-type="float" office:value="11.24" calcext:value-type="float">
            <text:p>11.24</text:p>
          </table:table-cell>
          <table:table-cell office:value-type="float" office:value="15.81" calcext:value-type="float">
            <text:p>15.81</text:p>
          </table:table-cell>
        </table:table-row>
        <table:table-row table:style-name="ro1">
          <table:table-cell office:value-type="float" office:value="303281" calcext:value-type="float">
            <text:p>303281</text:p>
          </table:table-cell>
          <table:table-cell table:formula="of:=[.A21]/1000/(60*60*24)" office:value-type="time" office:time-value="PT00H05M03.281S" calcext:value-type="time">
            <text:p>00:05:03</text:p>
          </table:table-cell>
          <table:table-cell office:value-type="float" office:value="1.39" calcext:value-type="float">
            <text:p>1.39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48" calcext:value-type="float">
            <text:p>193.48</text:p>
          </table:table-cell>
          <table:table-cell office:value-type="float" office:value="11.86" calcext:value-type="float">
            <text:p>11.86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float" office:value="319281" calcext:value-type="float">
            <text:p>319281</text:p>
          </table:table-cell>
          <table:table-cell table:formula="of:=[.A22]/1000/(60*60*24)" office:value-type="time" office:time-value="PT00H05M19.281S" calcext:value-type="time">
            <text:p>00:05:19</text:p>
          </table:table-cell>
          <table:table-cell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193.2" calcext:value-type="float">
            <text:p>193.2</text:p>
          </table:table-cell>
          <table:table-cell office:value-type="float" office:value="12.48" calcext:value-type="float">
            <text:p>12.48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float" office:value="335281" calcext:value-type="float">
            <text:p>335281</text:p>
          </table:table-cell>
          <table:table-cell table:formula="of:=[.A23]/1000/(60*60*24)" office:value-type="time" office:time-value="PT00H05M35.281S" calcext:value-type="time">
            <text:p>00:05:35</text:p>
          </table:table-cell>
          <table:table-cell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192.64" calcext:value-type="float">
            <text:p>192.64</text:p>
          </table:table-cell>
          <table:table-cell office:value-type="float" office:value="13.1" calcext:value-type="float">
            <text:p>13.1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float" office:value="351281" calcext:value-type="float">
            <text:p>351281</text:p>
          </table:table-cell>
          <table:table-cell table:formula="of:=[.A24]/1000/(60*60*24)" office:value-type="time" office:time-value="PT00H05M51.281S" calcext:value-type="time">
            <text:p>00:05:51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13.72" calcext:value-type="float">
            <text:p>13.72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367280" calcext:value-type="float">
            <text:p>367280</text:p>
          </table:table-cell>
          <table:table-cell table:formula="of:=[.A25]/1000/(60*60*24)" office:value-type="time" office:time-value="PT00H06M07.28S" calcext:value-type="time">
            <text:p>00:06:07</text:p>
          </table:table-cell>
          <table:table-cell office:value-type="float" office:value="1.39" calcext:value-type="float">
            <text:p>1.39</text:p>
          </table:table-cell>
          <table:table-cell office:value-type="float" office:value="138.6" calcext:value-type="float">
            <text:p>138.6</text:p>
          </table:table-cell>
          <table:table-cell office:value-type="float" office:value="192.08" calcext:value-type="float">
            <text:p>192.08</text:p>
          </table:table-cell>
          <table:table-cell office:value-type="float" office:value="14.33" calcext:value-type="float">
            <text:p>14.3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83281" calcext:value-type="float">
            <text:p>383281</text:p>
          </table:table-cell>
          <table:table-cell table:formula="of:=[.A26]/1000/(60*60*24)" office:value-type="time" office:time-value="PT00H06M23.281S" calcext:value-type="time">
            <text:p>00:06:23</text:p>
          </table:table-cell>
          <table:table-cell office:value-type="float" office:value="1.38" calcext:value-type="float">
            <text:p>1.38</text:p>
          </table:table-cell>
          <table:table-cell office:value-type="float" office:value="138.5" calcext:value-type="float">
            <text:p>138.5</text:p>
          </table:table-cell>
          <table:table-cell office:value-type="float" office:value="191.39" calcext:value-type="float">
            <text:p>191.39</text:p>
          </table:table-cell>
          <table:table-cell office:value-type="float" office:value="14.95" calcext:value-type="float">
            <text:p>14.95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399281" calcext:value-type="float">
            <text:p>399281</text:p>
          </table:table-cell>
          <table:table-cell table:formula="of:=[.A27]/1000/(60*60*24)" office:value-type="time" office:time-value="PT00H06M39.281S" calcext:value-type="time">
            <text:p>00:06:39</text:p>
          </table:table-cell>
          <table:table-cell office:value-type="float" office:value="1.38" calcext:value-type="float">
            <text:p>1.38</text:p>
          </table:table-cell>
          <table:table-cell office:value-type="float" office:value="138.4" calcext:value-type="float">
            <text:p>138.4</text:p>
          </table:table-cell>
          <table:table-cell office:value-type="float" office:value="191.25" calcext:value-type="float">
            <text:p>191.25</text:p>
          </table:table-cell>
          <table:table-cell office:value-type="float" office:value="15.56" calcext:value-type="float">
            <text:p>15.56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415281" calcext:value-type="float">
            <text:p>415281</text:p>
          </table:table-cell>
          <table:table-cell table:formula="of:=[.A28]/1000/(60*60*24)" office:value-type="time" office:time-value="PT00H06M55.281S" calcext:value-type="time">
            <text:p>00:06:55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1.11" calcext:value-type="float">
            <text:p>191.11</text:p>
          </table:table-cell>
          <table:table-cell office:value-type="float" office:value="16.18" calcext:value-type="float">
            <text:p>16.18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431281" calcext:value-type="float">
            <text:p>431281</text:p>
          </table:table-cell>
          <table:table-cell table:formula="of:=[.A29]/1000/(60*60*24)" office:value-type="time" office:time-value="PT00H07M11.281S" calcext:value-type="time">
            <text:p>00:07:11</text:p>
          </table:table-cell>
          <table:table-cell office:value-type="float" office:value="1.38" calcext:value-type="float">
            <text:p>1.38</text:p>
          </table:table-cell>
          <table:table-cell office:value-type="float" office:value="138.1" calcext:value-type="float">
            <text:p>138.1</text:p>
          </table:table-cell>
          <table:table-cell office:value-type="float" office:value="190.28" calcext:value-type="float">
            <text:p>190.28</text:p>
          </table:table-cell>
          <table:table-cell office:value-type="float" office:value="16.79" calcext:value-type="float">
            <text:p>16.79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447281" calcext:value-type="float">
            <text:p>447281</text:p>
          </table:table-cell>
          <table:table-cell table:formula="of:=[.A30]/1000/(60*60*24)" office:value-type="time" office:time-value="PT00H07M27.281S" calcext:value-type="time">
            <text:p>00:07:27</text:p>
          </table:table-cell>
          <table:table-cell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190.14" calcext:value-type="float">
            <text:p>190.14</text:p>
          </table:table-cell>
          <table:table-cell office:value-type="float" office:value="17.41" calcext:value-type="float">
            <text:p>17.41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463281" calcext:value-type="float">
            <text:p>463281</text:p>
          </table:table-cell>
          <table:table-cell table:formula="of:=[.A31]/1000/(60*60*24)" office:value-type="time" office:time-value="PT00H07M43.281S" calcext:value-type="time">
            <text:p>00:07:43</text:p>
          </table:table-cell>
          <table:table-cell office:value-type="float" office:value="1.38" calcext:value-type="float">
            <text:p>1.38</text:p>
          </table:table-cell>
          <table:table-cell office:value-type="float" office:value="137.9" calcext:value-type="float">
            <text:p>137.9</text:p>
          </table:table-cell>
          <table:table-cell office:value-type="float" office:value="190" calcext:value-type="float">
            <text:p>190</text:p>
          </table:table-cell>
          <table:table-cell office:value-type="float" office:value="18.02" calcext:value-type="float">
            <text:p>18.02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float" office:value="479281" calcext:value-type="float">
            <text:p>479281</text:p>
          </table:table-cell>
          <table:table-cell table:formula="of:=[.A32]/1000/(60*60*24)" office:value-type="time" office:time-value="PT00H07M59.281S" calcext:value-type="time">
            <text:p>00:07:59</text:p>
          </table:table-cell>
          <table:table-cell office:value-type="float" office:value="1.38" calcext:value-type="float">
            <text:p>1.38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86" calcext:value-type="float">
            <text:p>189.86</text:p>
          </table:table-cell>
          <table:table-cell office:value-type="float" office:value="18.63" calcext:value-type="float">
            <text:p>18.63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float" office:value="495281" calcext:value-type="float">
            <text:p>495281</text:p>
          </table:table-cell>
          <table:table-cell table:formula="of:=[.A33]/1000/(60*60*24)" office:value-type="time" office:time-value="PT00H08M15.281S" calcext:value-type="time">
            <text:p>00:08:15</text:p>
          </table:table-cell>
          <table:table-cell office:value-type="float" office:value="1.37" calcext:value-type="float">
            <text:p>1.37</text:p>
          </table:table-cell>
          <table:table-cell office:value-type="float" office:value="137.7" calcext:value-type="float">
            <text:p>137.7</text:p>
          </table:table-cell>
          <table:table-cell office:value-type="float" office:value="189.17" calcext:value-type="float">
            <text:p>189.17</text:p>
          </table:table-cell>
          <table:table-cell office:value-type="float" office:value="19.24" calcext:value-type="float">
            <text:p>19.24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float" office:value="511281" calcext:value-type="float">
            <text:p>511281</text:p>
          </table:table-cell>
          <table:table-cell table:formula="of:=[.A34]/1000/(60*60*24)" office:value-type="time" office:time-value="PT00H08M31.281S" calcext:value-type="time">
            <text:p>00:08:31</text:p>
          </table:table-cell>
          <table:table-cell office:value-type="float" office:value="1.37" calcext:value-type="float">
            <text:p>1.37</text:p>
          </table:table-cell>
          <table:table-cell office:value-type="float" office:value="137.6" calcext:value-type="float">
            <text:p>137.6</text:p>
          </table:table-cell>
          <table:table-cell office:value-type="float" office:value="189.03" calcext:value-type="float">
            <text:p>189.03</text:p>
          </table:table-cell>
          <table:table-cell office:value-type="float" office:value="19.86" calcext:value-type="float">
            <text:p>19.86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float" office:value="527281" calcext:value-type="float">
            <text:p>527281</text:p>
          </table:table-cell>
          <table:table-cell table:formula="of:=[.A35]/1000/(60*60*24)" office:value-type="time" office:time-value="PT00H08M47.281S" calcext:value-type="time">
            <text:p>00:08:47</text:p>
          </table:table-cell>
          <table:table-cell office:value-type="float" office:value="1.37" calcext:value-type="float">
            <text:p>1.37</text:p>
          </table:table-cell>
          <table:table-cell office:value-type="float" office:value="137.4" calcext:value-type="float">
            <text:p>137.4</text:p>
          </table:table-cell>
          <table:table-cell office:value-type="float" office:value="188.2" calcext:value-type="float">
            <text:p>188.2</text:p>
          </table:table-cell>
          <table:table-cell office:value-type="float" office:value="20.47" calcext:value-type="float">
            <text:p>20.47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office:value-type="float" office:value="543281" calcext:value-type="float">
            <text:p>543281</text:p>
          </table:table-cell>
          <table:table-cell table:formula="of:=[.A36]/1000/(60*60*24)" office:value-type="time" office:time-value="PT00H09M03.281S" calcext:value-type="time">
            <text:p>00:09:03</text:p>
          </table:table-cell>
          <table:table-cell office:value-type="float" office:value="1.37" calcext:value-type="float">
            <text:p>1.37</text:p>
          </table:table-cell>
          <table:table-cell office:value-type="float" office:value="137.4" calcext:value-type="float">
            <text:p>137.4</text:p>
          </table:table-cell>
          <table:table-cell office:value-type="float" office:value="188.2" calcext:value-type="float">
            <text:p>188.2</text:p>
          </table:table-cell>
          <table:table-cell office:value-type="float" office:value="21.08" calcext:value-type="float">
            <text:p>21.08</text:p>
          </table:table-cell>
          <table:table-cell office:value-type="float" office:value="29.38" calcext:value-type="float">
            <text:p>29.38</text:p>
          </table:table-cell>
        </table:table-row>
        <table:table-row table:style-name="ro1">
          <table:table-cell office:value-type="float" office:value="559281" calcext:value-type="float">
            <text:p>559281</text:p>
          </table:table-cell>
          <table:table-cell table:formula="of:=[.A37]/1000/(60*60*24)" office:value-type="time" office:time-value="PT00H09M19.281S" calcext:value-type="time">
            <text:p>00:09:19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93" calcext:value-type="float">
            <text:p>187.93</text:p>
          </table:table-cell>
          <table:table-cell office:value-type="float" office:value="21.69" calcext:value-type="float">
            <text:p>21.69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table-cell office:value-type="float" office:value="575281" calcext:value-type="float">
            <text:p>575281</text:p>
          </table:table-cell>
          <table:table-cell table:formula="of:=[.A38]/1000/(60*60*24)" office:value-type="time" office:time-value="PT00H09M35.281S" calcext:value-type="time">
            <text:p>00:09:35</text:p>
          </table:table-cell>
          <table:table-cell office:value-type="float" office:value="1.37" calcext:value-type="float">
            <text:p>1.37</text:p>
          </table:table-cell>
          <table:table-cell office:value-type="float" office:value="137.1" calcext:value-type="float">
            <text:p>137.1</text:p>
          </table:table-cell>
          <table:table-cell office:value-type="float" office:value="187.79" calcext:value-type="float">
            <text:p>187.79</text:p>
          </table:table-cell>
          <table:table-cell office:value-type="float" office:value="22.3" calcext:value-type="float">
            <text:p>22.3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591281" calcext:value-type="float">
            <text:p>591281</text:p>
          </table:table-cell>
          <table:table-cell table:formula="of:=[.A39]/1000/(60*60*24)" office:value-type="time" office:time-value="PT00H09M51.281S" calcext:value-type="time">
            <text:p>00:09:51</text:p>
          </table:table-cell>
          <table:table-cell office:value-type="float" office:value="1.37" calcext:value-type="float">
            <text:p>1.37</text:p>
          </table:table-cell>
          <table:table-cell office:value-type="float" office:value="137.1" calcext:value-type="float">
            <text:p>137.1</text:p>
          </table:table-cell>
          <table:table-cell office:value-type="float" office:value="187.24" calcext:value-type="float">
            <text:p>187.24</text:p>
          </table:table-cell>
          <table:table-cell office:value-type="float" office:value="22.91" calcext:value-type="float">
            <text:p>22.91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office:value-type="float" office:value="607281" calcext:value-type="float">
            <text:p>607281</text:p>
          </table:table-cell>
          <table:table-cell table:formula="of:=[.A40]/1000/(60*60*24)" office:value-type="time" office:time-value="PT00H10M07.281S" calcext:value-type="time">
            <text:p>00:10:07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1" calcext:value-type="float">
            <text:p>187.1</text:p>
          </table:table-cell>
          <table:table-cell office:value-type="float" office:value="23.52" calcext:value-type="float">
            <text:p>23.52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float" office:value="623281" calcext:value-type="float">
            <text:p>623281</text:p>
          </table:table-cell>
          <table:table-cell table:formula="of:=[.A41]/1000/(60*60*24)" office:value-type="time" office:time-value="PT00H10M23.281S" calcext:value-type="time">
            <text:p>00:10:23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24.12" calcext:value-type="float">
            <text:p>24.12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639281" calcext:value-type="float">
            <text:p>639281</text:p>
          </table:table-cell>
          <table:table-cell table:formula="of:=[.A42]/1000/(60*60*24)" office:value-type="time" office:time-value="PT00H10M39.281S" calcext:value-type="time">
            <text:p>00:10:39</text:p>
          </table:table-cell>
          <table:table-cell office:value-type="float" office:value="1.37" calcext:value-type="float">
            <text:p>1.37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69" calcext:value-type="float">
            <text:p>186.69</text:p>
          </table:table-cell>
          <table:table-cell office:value-type="float" office:value="24.73" calcext:value-type="float">
            <text:p>24.73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float" office:value="655281" calcext:value-type="float">
            <text:p>655281</text:p>
          </table:table-cell>
          <table:table-cell table:formula="of:=[.A43]/1000/(60*60*24)" office:value-type="time" office:time-value="PT00H10M55.281S" calcext:value-type="time">
            <text:p>00:10:55</text:p>
          </table:table-cell>
          <table:table-cell office:value-type="float" office:value="1.36" calcext:value-type="float">
            <text:p>1.36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14" calcext:value-type="float">
            <text:p>186.14</text:p>
          </table:table-cell>
          <table:table-cell office:value-type="float" office:value="25.34" calcext:value-type="float">
            <text:p>25.34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float" office:value="671281" calcext:value-type="float">
            <text:p>671281</text:p>
          </table:table-cell>
          <table:table-cell table:formula="of:=[.A44]/1000/(60*60*24)" office:value-type="time" office:time-value="PT00H11M11.281S" calcext:value-type="time">
            <text:p>00:11:11</text:p>
          </table:table-cell>
          <table:table-cell office:value-type="float" office:value="1.36" calcext:value-type="float">
            <text:p>1.36</text:p>
          </table:table-cell>
          <table:table-cell office:value-type="float" office:value="136.5" calcext:value-type="float">
            <text:p>136.5</text:p>
          </table:table-cell>
          <table:table-cell office:value-type="float" office:value="185.87" calcext:value-type="float">
            <text:p>185.87</text:p>
          </table:table-cell>
          <table:table-cell office:value-type="float" office:value="25.95" calcext:value-type="float">
            <text:p>25.95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float" office:value="687281" calcext:value-type="float">
            <text:p>687281</text:p>
          </table:table-cell>
          <table:table-cell table:formula="of:=[.A45]/1000/(60*60*24)" office:value-type="time" office:time-value="PT00H11M27.281S" calcext:value-type="time">
            <text:p>00:11:27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6.55" calcext:value-type="float">
            <text:p>26.55</text:p>
          </table:table-cell>
          <table:table-cell office:value-type="float" office:value="36.86" calcext:value-type="float">
            <text:p>36.86</text:p>
          </table:table-cell>
        </table:table-row>
        <table:table-row table:style-name="ro1">
          <table:table-cell office:value-type="float" office:value="703281" calcext:value-type="float">
            <text:p>703281</text:p>
          </table:table-cell>
          <table:table-cell table:formula="of:=[.A46]/1000/(60*60*24)" office:value-type="time" office:time-value="PT00H11M43.281S" calcext:value-type="time">
            <text:p>00:11:43</text:p>
          </table:table-cell>
          <table:table-cell office:value-type="float" office:value="1.36" calcext:value-type="float">
            <text:p>1.36</text:p>
          </table:table-cell>
          <table:table-cell office:value-type="float" office:value="136.3" calcext:value-type="float">
            <text:p>136.3</text:p>
          </table:table-cell>
          <table:table-cell office:value-type="float" office:value="185.59" calcext:value-type="float">
            <text:p>185.59</text:p>
          </table:table-cell>
          <table:table-cell office:value-type="float" office:value="27.16" calcext:value-type="float">
            <text:p>27.16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float" office:value="719281" calcext:value-type="float">
            <text:p>719281</text:p>
          </table:table-cell>
          <table:table-cell table:formula="of:=[.A47]/1000/(60*60*24)" office:value-type="time" office:time-value="PT00H11M59.281S" calcext:value-type="time">
            <text:p>00:11:59</text:p>
          </table:table-cell>
          <table:table-cell office:value-type="float" office:value="1.36" calcext:value-type="float">
            <text:p>1.36</text:p>
          </table:table-cell>
          <table:table-cell office:value-type="float" office:value="136.2" calcext:value-type="float">
            <text:p>136.2</text:p>
          </table:table-cell>
          <table:table-cell office:value-type="float" office:value="184.91" calcext:value-type="float">
            <text:p>184.91</text:p>
          </table:table-cell>
          <table:table-cell office:value-type="float" office:value="27.77" calcext:value-type="float">
            <text:p>27.77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float" office:value="735281" calcext:value-type="float">
            <text:p>735281</text:p>
          </table:table-cell>
          <table:table-cell table:formula="of:=[.A48]/1000/(60*60*24)" office:value-type="time" office:time-value="PT00H12M15.281S" calcext:value-type="time">
            <text:p>00:12:15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28.37" calcext:value-type="float">
            <text:p>28.37</text:p>
          </table:table-cell>
          <table:table-cell office:value-type="float" office:value="39.33" calcext:value-type="float">
            <text:p>39.33</text:p>
          </table:table-cell>
        </table:table-row>
        <table:table-row table:style-name="ro1">
          <table:table-cell office:value-type="float" office:value="751281" calcext:value-type="float">
            <text:p>751281</text:p>
          </table:table-cell>
          <table:table-cell table:formula="of:=[.A49]/1000/(60*60*24)" office:value-type="time" office:time-value="PT00H12M31.281S" calcext:value-type="time">
            <text:p>00:12:31</text:p>
          </table:table-cell>
          <table:table-cell office:value-type="float" office:value="1.36" calcext:value-type="float">
            <text:p>1.36</text:p>
          </table:table-cell>
          <table:table-cell office:value-type="float" office:value="136" calcext:value-type="float">
            <text:p>136</text:p>
          </table:table-cell>
          <table:table-cell office:value-type="float" office:value="184.63" calcext:value-type="float">
            <text:p>184.63</text:p>
          </table:table-cell>
          <table:table-cell office:value-type="float" office:value="28.98" calcext:value-type="float">
            <text:p>28.98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float" office:value="767281" calcext:value-type="float">
            <text:p>767281</text:p>
          </table:table-cell>
          <table:table-cell table:formula="of:=[.A50]/1000/(60*60*24)" office:value-type="time" office:time-value="PT00H12M47.281S" calcext:value-type="time">
            <text:p>00:12:47</text:p>
          </table:table-cell>
          <table:table-cell office:value-type="float" office:value="1.35" calcext:value-type="float">
            <text:p>1.35</text:p>
          </table:table-cell>
          <table:table-cell office:value-type="float" office:value="136" calcext:value-type="float">
            <text:p>136</text:p>
          </table:table-cell>
          <table:table-cell office:value-type="float" office:value="184.09" calcext:value-type="float">
            <text:p>184.09</text:p>
          </table:table-cell>
          <table:table-cell office:value-type="float" office:value="29.58" calcext:value-type="float">
            <text:p>29.58</text:p>
          </table:table-cell>
          <table:table-cell office:value-type="float" office:value="40.97" calcext:value-type="float">
            <text:p>40.97</text:p>
          </table:table-cell>
        </table:table-row>
        <table:table-row table:style-name="ro1">
          <table:table-cell office:value-type="float" office:value="783281" calcext:value-type="float">
            <text:p>783281</text:p>
          </table:table-cell>
          <table:table-cell table:formula="of:=[.A51]/1000/(60*60*24)" office:value-type="time" office:time-value="PT00H13M03.281S" calcext:value-type="time">
            <text:p>00:13:03</text:p>
          </table:table-cell>
          <table:table-cell office:value-type="float" office:value="1.35" calcext:value-type="float">
            <text:p>1.35</text:p>
          </table:table-cell>
          <table:table-cell office:value-type="float" office:value="135.9" calcext:value-type="float">
            <text:p>135.9</text:p>
          </table:table-cell>
          <table:table-cell office:value-type="float" office:value="183.95" calcext:value-type="float">
            <text:p>183.95</text:p>
          </table:table-cell>
          <table:table-cell office:value-type="float" office:value="30.18" calcext:value-type="float">
            <text:p>30.18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799281" calcext:value-type="float">
            <text:p>799281</text:p>
          </table:table-cell>
          <table:table-cell table:formula="of:=[.A52]/1000/(60*60*24)" office:value-type="time" office:time-value="PT00H13M19.281S" calcext:value-type="time">
            <text:p>00:13:19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30.79" calcext:value-type="float">
            <text:p>30.79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float" office:value="815281" calcext:value-type="float">
            <text:p>815281</text:p>
          </table:table-cell>
          <table:table-cell table:formula="of:=[.A53]/1000/(60*60*24)" office:value-type="time" office:time-value="PT00H13M35.281S" calcext:value-type="time">
            <text:p>00:13:35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1" calcext:value-type="float">
            <text:p>183.81</text:p>
          </table:table-cell>
          <table:table-cell office:value-type="float" office:value="31.39" calcext:value-type="float">
            <text:p>31.39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831281" calcext:value-type="float">
            <text:p>831281</text:p>
          </table:table-cell>
          <table:table-cell table:formula="of:=[.A54]/1000/(60*60*24)" office:value-type="time" office:time-value="PT00H13M51.281S" calcext:value-type="time">
            <text:p>00:13:51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31.99" calcext:value-type="float">
            <text:p>31.99</text:p>
          </table:table-cell>
          <table:table-cell office:value-type="float" office:value="44.24" calcext:value-type="float">
            <text:p>44.24</text:p>
          </table:table-cell>
        </table:table-row>
        <table:table-row table:style-name="ro1">
          <table:table-cell office:value-type="float" office:value="847281" calcext:value-type="float">
            <text:p>847281</text:p>
          </table:table-cell>
          <table:table-cell table:formula="of:=[.A55]/1000/(60*60*24)" office:value-type="time" office:time-value="PT00H14M07.281S" calcext:value-type="time">
            <text:p>00:14:07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2.86" calcext:value-type="float">
            <text:p>182.86</text:p>
          </table:table-cell>
          <table:table-cell office:value-type="float" office:value="32.6" calcext:value-type="float">
            <text:p>32.6</text:p>
          </table:table-cell>
          <table:table-cell office:value-type="float" office:value="45.06" calcext:value-type="float">
            <text:p>45.06</text:p>
          </table:table-cell>
        </table:table-row>
        <table:table-row table:style-name="ro1">
          <table:table-cell office:value-type="float" office:value="863281" calcext:value-type="float">
            <text:p>863281</text:p>
          </table:table-cell>
          <table:table-cell table:formula="of:=[.A56]/1000/(60*60*24)" office:value-type="time" office:time-value="PT00H14M23.281S" calcext:value-type="time">
            <text:p>00:14:23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3.4" calcext:value-type="float">
            <text:p>183.4</text:p>
          </table:table-cell>
          <table:table-cell office:value-type="float" office:value="33.2" calcext:value-type="float">
            <text:p>33.2</text:p>
          </table:table-cell>
          <table:table-cell office:value-type="float" office:value="45.87" calcext:value-type="float">
            <text:p>45.87</text:p>
          </table:table-cell>
        </table:table-row>
        <table:table-row table:style-name="ro1">
          <table:table-cell office:value-type="float" office:value="879281" calcext:value-type="float">
            <text:p>879281</text:p>
          </table:table-cell>
          <table:table-cell table:formula="of:=[.A57]/1000/(60*60*24)" office:value-type="time" office:time-value="PT00H14M39.281S" calcext:value-type="time">
            <text:p>00:14:39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33.8" calcext:value-type="float">
            <text:p>33.8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float" office:value="895281" calcext:value-type="float">
            <text:p>895281</text:p>
          </table:table-cell>
          <table:table-cell table:formula="of:=[.A58]/1000/(60*60*24)" office:value-type="time" office:time-value="PT00H14M55.281S" calcext:value-type="time">
            <text:p>00:14:55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34.4" calcext:value-type="float">
            <text:p>34.4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911280" calcext:value-type="float">
            <text:p>911280</text:p>
          </table:table-cell>
          <table:table-cell table:formula="of:=[.A59]/1000/(60*60*24)" office:value-type="time" office:time-value="PT00H15M11.28S" calcext:value-type="time">
            <text:p>00:15:11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35" calcext:value-type="float">
            <text:p>35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1">
          <table:table-cell office:value-type="float" office:value="927281" calcext:value-type="float">
            <text:p>927281</text:p>
          </table:table-cell>
          <table:table-cell table:formula="of:=[.A60]/1000/(60*60*24)" office:value-type="time" office:time-value="PT00H15M27.281S" calcext:value-type="time">
            <text:p>00:15:27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2.32" calcext:value-type="float">
            <text:p>182.32</text:p>
          </table:table-cell>
          <table:table-cell office:value-type="float" office:value="35.6" calcext:value-type="float">
            <text:p>35.6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float" office:value="943281" calcext:value-type="float">
            <text:p>943281</text:p>
          </table:table-cell>
          <table:table-cell table:formula="of:=[.A61]/1000/(60*60*24)" office:value-type="time" office:time-value="PT00H15M43.281S" calcext:value-type="time">
            <text:p>00:15:43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36.2" calcext:value-type="float">
            <text:p>36.2</text:p>
          </table:table-cell>
          <table:table-cell office:value-type="float" office:value="49.93" calcext:value-type="float">
            <text:p>49.93</text:p>
          </table:table-cell>
        </table:table-row>
        <table:table-row table:style-name="ro1">
          <table:table-cell office:value-type="float" office:value="959281" calcext:value-type="float">
            <text:p>959281</text:p>
          </table:table-cell>
          <table:table-cell table:formula="of:=[.A62]/1000/(60*60*24)" office:value-type="time" office:time-value="PT00H15M59.281S" calcext:value-type="time">
            <text:p>00:15:59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36.8" calcext:value-type="float">
            <text:p>36.8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1">
          <table:table-cell office:value-type="float" office:value="975281" calcext:value-type="float">
            <text:p>975281</text:p>
          </table:table-cell>
          <table:table-cell table:formula="of:=[.A63]/1000/(60*60*24)" office:value-type="time" office:time-value="PT00H16M15.281S" calcext:value-type="time">
            <text:p>00:16:15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37.4" calcext:value-type="float">
            <text:p>37.4</text:p>
          </table:table-cell>
          <table:table-cell office:value-type="float" office:value="51.54" calcext:value-type="float">
            <text:p>51.54</text:p>
          </table:table-cell>
        </table:table-row>
        <table:table-row table:style-name="ro1">
          <table:table-cell office:value-type="float" office:value="991281" calcext:value-type="float">
            <text:p>991281</text:p>
          </table:table-cell>
          <table:table-cell table:formula="of:=[.A64]/1000/(60*60*24)" office:value-type="time" office:time-value="PT00H16M31.281S" calcext:value-type="time">
            <text:p>00:16:31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8" calcext:value-type="float">
            <text:p>38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1007281" calcext:value-type="float">
            <text:p>1007281</text:p>
          </table:table-cell>
          <table:table-cell table:formula="of:=[.A65]/1000/(60*60*24)" office:value-type="time" office:time-value="PT00H16M47.281S" calcext:value-type="time">
            <text:p>00:16:47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8.6" calcext:value-type="float">
            <text:p>38.6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1023281" calcext:value-type="float">
            <text:p>1023281</text:p>
          </table:table-cell>
          <table:table-cell table:formula="of:=[.A66]/1000/(60*60*24)" office:value-type="time" office:time-value="PT00H17M03.281S" calcext:value-type="time">
            <text:p>00:17:03</text:p>
          </table:table-cell>
          <table:table-cell office:value-type="float" office:value="1.34" calcext:value-type="float">
            <text:p>1.34</text:p>
          </table:table-cell>
          <table:table-cell office:value-type="float" office:value="134.7" calcext:value-type="float">
            <text:p>134.7</text:p>
          </table:table-cell>
          <table:table-cell office:value-type="float" office:value="180.7" calcext:value-type="float">
            <text:p>180.7</text:p>
          </table:table-cell>
          <table:table-cell office:value-type="float" office:value="39.2" calcext:value-type="float">
            <text:p>39.2</text:p>
          </table:table-cell>
          <table:table-cell office:value-type="float" office:value="53.96" calcext:value-type="float">
            <text:p>53.96</text:p>
          </table:table-cell>
        </table:table-row>
        <table:table-row table:style-name="ro1">
          <table:table-cell office:value-type="float" office:value="1039281" calcext:value-type="float">
            <text:p>1039281</text:p>
          </table:table-cell>
          <table:table-cell table:formula="of:=[.A67]/1000/(60*60*24)" office:value-type="time" office:time-value="PT00H17M19.281S" calcext:value-type="time">
            <text:p>00:17:19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39.8" calcext:value-type="float">
            <text:p>39.8</text:p>
          </table:table-cell>
          <table:table-cell office:value-type="float" office:value="54.76" calcext:value-type="float">
            <text:p>54.76</text:p>
          </table:table-cell>
        </table:table-row>
        <table:table-row table:style-name="ro1">
          <table:table-cell office:value-type="float" office:value="1055281" calcext:value-type="float">
            <text:p>1055281</text:p>
          </table:table-cell>
          <table:table-cell table:formula="of:=[.A68]/1000/(60*60*24)" office:value-type="time" office:time-value="PT00H17M35.281S" calcext:value-type="time">
            <text:p>00:17:35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40.4" calcext:value-type="float">
            <text:p>40.4</text:p>
          </table:table-cell>
          <table:table-cell office:value-type="float" office:value="55.56" calcext:value-type="float">
            <text:p>55.56</text:p>
          </table:table-cell>
        </table:table-row>
        <table:table-row table:style-name="ro1">
          <table:table-cell office:value-type="float" office:value="1071281" calcext:value-type="float">
            <text:p>1071281</text:p>
          </table:table-cell>
          <table:table-cell table:formula="of:=[.A69]/1000/(60*60*24)" office:value-type="time" office:time-value="PT00H17M51.281S" calcext:value-type="time">
            <text:p>00:17:51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office:value-type="float" office:value="41" calcext:value-type="float">
            <text:p>41</text:p>
          </table:table-cell>
          <table:table-cell office:value-type="float" office:value="56.36" calcext:value-type="float">
            <text:p>56.36</text:p>
          </table:table-cell>
        </table:table-row>
        <table:table-row table:style-name="ro1">
          <table:table-cell office:value-type="float" office:value="1087281" calcext:value-type="float">
            <text:p>1087281</text:p>
          </table:table-cell>
          <table:table-cell table:formula="of:=[.A70]/1000/(60*60*24)" office:value-type="time" office:time-value="PT00H18M07.281S" calcext:value-type="time">
            <text:p>00:18:07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79.75" calcext:value-type="float">
            <text:p>179.75</text:p>
          </table:table-cell>
          <table:table-cell office:value-type="float" office:value="41.59" calcext:value-type="float">
            <text:p>41.59</text:p>
          </table:table-cell>
          <table:table-cell office:value-type="float" office:value="57.16" calcext:value-type="float">
            <text:p>57.16</text:p>
          </table:table-cell>
        </table:table-row>
        <table:table-row table:style-name="ro1">
          <table:table-cell office:value-type="float" office:value="1103281" calcext:value-type="float">
            <text:p>1103281</text:p>
          </table:table-cell>
          <table:table-cell table:formula="of:=[.A71]/1000/(60*60*24)" office:value-type="time" office:time-value="PT00H18M23.281S" calcext:value-type="time">
            <text:p>00:18:23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80.15" calcext:value-type="float">
            <text:p>180.15</text:p>
          </table:table-cell>
          <table:table-cell office:value-type="float" office:value="42.19" calcext:value-type="float">
            <text:p>42.19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float" office:value="1119281" calcext:value-type="float">
            <text:p>1119281</text:p>
          </table:table-cell>
          <table:table-cell table:formula="of:=[.A72]/1000/(60*60*24)" office:value-type="time" office:time-value="PT00H18M39.281S" calcext:value-type="time">
            <text:p>00:18:39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42.79" calcext:value-type="float">
            <text:p>42.79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1">
          <table:table-cell office:value-type="float" office:value="1135281" calcext:value-type="float">
            <text:p>1135281</text:p>
          </table:table-cell>
          <table:table-cell table:formula="of:=[.A73]/1000/(60*60*24)" office:value-type="time" office:time-value="PT00H18M55.281S" calcext:value-type="time">
            <text:p>00:18:55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43.38" calcext:value-type="float">
            <text:p>43.38</text:p>
          </table:table-cell>
          <table:table-cell office:value-type="float" office:value="59.56" calcext:value-type="float">
            <text:p>59.56</text:p>
          </table:table-cell>
        </table:table-row>
        <table:table-row table:style-name="ro1">
          <table:table-cell office:value-type="float" office:value="1151281" calcext:value-type="float">
            <text:p>1151281</text:p>
          </table:table-cell>
          <table:table-cell table:formula="of:=[.A74]/1000/(60*60*24)" office:value-type="time" office:time-value="PT00H19M11.281S" calcext:value-type="time">
            <text:p>00:19:11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43.98" calcext:value-type="float">
            <text:p>43.98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1167281" calcext:value-type="float">
            <text:p>1167281</text:p>
          </table:table-cell>
          <table:table-cell table:formula="of:=[.A75]/1000/(60*60*24)" office:value-type="time" office:time-value="PT00H19M27.281S" calcext:value-type="time">
            <text:p>00:19:27</text:p>
          </table:table-cell>
          <table:table-cell office:value-type="float" office:value="1.34" calcext:value-type="float">
            <text:p>1.34</text:p>
          </table:table-cell>
          <table:table-cell office:value-type="float" office:value="133.9" calcext:value-type="float">
            <text:p>133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44.57" calcext:value-type="float">
            <text:p>44.57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float" office:value="1183281" calcext:value-type="float">
            <text:p>1183281</text:p>
          </table:table-cell>
          <table:table-cell table:formula="of:=[.A76]/1000/(60*60*24)" office:value-type="time" office:time-value="PT00H19M43.281S" calcext:value-type="time">
            <text:p>00:19:43</text:p>
          </table:table-cell>
          <table:table-cell office:value-type="float" office:value="1.34" calcext:value-type="float">
            <text:p>1.34</text:p>
          </table:table-cell>
          <table:table-cell office:value-type="float" office:value="133.9" calcext:value-type="float">
            <text:p>133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45.17" calcext:value-type="float">
            <text:p>45.17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1199281" calcext:value-type="float">
            <text:p>1199281</text:p>
          </table:table-cell>
          <table:table-cell table:formula="of:=[.A77]/1000/(60*60*24)" office:value-type="time" office:time-value="PT00H19M59.281S" calcext:value-type="time">
            <text:p>00:19:59</text:p>
          </table:table-cell>
          <table:table-cell office:value-type="float" office:value="1.33" calcext:value-type="float">
            <text:p>1.33</text:p>
          </table:table-cell>
          <table:table-cell office:value-type="float" office:value="133.9" calcext:value-type="float">
            <text:p>133.9</text:p>
          </table:table-cell>
          <table:table-cell office:value-type="float" office:value="178.54" calcext:value-type="float">
            <text:p>178.54</text:p>
          </table:table-cell>
          <table:table-cell office:value-type="float" office:value="45.76" calcext:value-type="float">
            <text:p>45.76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float" office:value="1215281" calcext:value-type="float">
            <text:p>1215281</text:p>
          </table:table-cell>
          <table:table-cell table:formula="of:=[.A78]/1000/(60*60*24)" office:value-type="time" office:time-value="PT00H20M15.281S" calcext:value-type="time">
            <text:p>00:20:15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" calcext:value-type="float">
            <text:p>178.4</text:p>
          </table:table-cell>
          <table:table-cell office:value-type="float" office:value="46.36" calcext:value-type="float">
            <text:p>46.36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1231281" calcext:value-type="float">
            <text:p>1231281</text:p>
          </table:table-cell>
          <table:table-cell table:formula="of:=[.A79]/1000/(60*60*24)" office:value-type="time" office:time-value="PT00H20M31.281S" calcext:value-type="time">
            <text:p>00:2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8.14" calcext:value-type="float">
            <text:p>178.14</text:p>
          </table:table-cell>
          <table:table-cell office:value-type="float" office:value="46.95" calcext:value-type="float">
            <text:p>46.95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1247281" calcext:value-type="float">
            <text:p>1247281</text:p>
          </table:table-cell>
          <table:table-cell table:formula="of:=[.A80]/1000/(60*60*24)" office:value-type="time" office:time-value="PT00H20M47.281S" calcext:value-type="time">
            <text:p>00:2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47.55" calcext:value-type="float">
            <text:p>47.55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1263281" calcext:value-type="float">
            <text:p>1263281</text:p>
          </table:table-cell>
          <table:table-cell table:formula="of:=[.A81]/1000/(60*60*24)" office:value-type="time" office:time-value="PT00H21M03.281S" calcext:value-type="time">
            <text:p>00:21:03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8.14" calcext:value-type="float">
            <text:p>178.14</text:p>
          </table:table-cell>
          <table:table-cell office:value-type="float" office:value="48.14" calcext:value-type="float">
            <text:p>48.14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1279281" calcext:value-type="float">
            <text:p>1279281</text:p>
          </table:table-cell>
          <table:table-cell table:formula="of:=[.A82]/1000/(60*60*24)" office:value-type="time" office:time-value="PT00H21M19.281S" calcext:value-type="time">
            <text:p>00:21:19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7.6" calcext:value-type="float">
            <text:p>177.6</text:p>
          </table:table-cell>
          <table:table-cell office:value-type="float" office:value="48.73" calcext:value-type="float">
            <text:p>48.73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float" office:value="1295281" calcext:value-type="float">
            <text:p>1295281</text:p>
          </table:table-cell>
          <table:table-cell table:formula="of:=[.A83]/1000/(60*60*24)" office:value-type="time" office:time-value="PT00H21M35.281S" calcext:value-type="time">
            <text:p>00:21:35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4" calcext:value-type="float">
            <text:p>177.34</text:p>
          </table:table-cell>
          <table:table-cell office:value-type="float" office:value="49.33" calcext:value-type="float">
            <text:p>49.33</text:p>
          </table:table-cell>
          <table:table-cell office:value-type="float" office:value="67.49" calcext:value-type="float">
            <text:p>67.49</text:p>
          </table:table-cell>
        </table:table-row>
        <table:table-row table:style-name="ro1">
          <table:table-cell office:value-type="float" office:value="1311281" calcext:value-type="float">
            <text:p>1311281</text:p>
          </table:table-cell>
          <table:table-cell table:formula="of:=[.A84]/1000/(60*60*24)" office:value-type="time" office:time-value="PT00H21M51.281S" calcext:value-type="time">
            <text:p>00:21:51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49.92" calcext:value-type="float">
            <text:p>49.92</text:p>
          </table:table-cell>
          <table:table-cell office:value-type="float" office:value="68.28" calcext:value-type="float">
            <text:p>68.28</text:p>
          </table:table-cell>
        </table:table-row>
        <table:table-row table:style-name="ro1">
          <table:table-cell office:value-type="float" office:value="1327281" calcext:value-type="float">
            <text:p>1327281</text:p>
          </table:table-cell>
          <table:table-cell table:formula="of:=[.A85]/1000/(60*60*24)" office:value-type="time" office:time-value="PT00H22M07.281S" calcext:value-type="time">
            <text:p>00:22:07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50.51" calcext:value-type="float">
            <text:p>50.51</text:p>
          </table:table-cell>
          <table:table-cell office:value-type="float" office:value="69.06" calcext:value-type="float">
            <text:p>69.06</text:p>
          </table:table-cell>
        </table:table-row>
        <table:table-row table:style-name="ro1">
          <table:table-cell office:value-type="float" office:value="1343281" calcext:value-type="float">
            <text:p>1343281</text:p>
          </table:table-cell>
          <table:table-cell table:formula="of:=[.A86]/1000/(60*60*24)" office:value-type="time" office:time-value="PT00H22M23.281S" calcext:value-type="time">
            <text:p>00:22:23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51.11" calcext:value-type="float">
            <text:p>51.11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float" office:value="1359281" calcext:value-type="float">
            <text:p>1359281</text:p>
          </table:table-cell>
          <table:table-cell table:formula="of:=[.A87]/1000/(60*60*24)" office:value-type="time" office:time-value="PT00H22M39.281S" calcext:value-type="time">
            <text:p>00:22:39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6" calcext:value-type="float">
            <text:p>177.06</text:p>
          </table:table-cell>
          <table:table-cell office:value-type="float" office:value="51.7" calcext:value-type="float">
            <text:p>51.7</text:p>
          </table:table-cell>
          <table:table-cell office:value-type="float" office:value="70.64" calcext:value-type="float">
            <text:p>70.64</text:p>
          </table:table-cell>
        </table:table-row>
        <table:table-row table:style-name="ro1">
          <table:table-cell office:value-type="float" office:value="1375281" calcext:value-type="float">
            <text:p>1375281</text:p>
          </table:table-cell>
          <table:table-cell table:formula="of:=[.A88]/1000/(60*60*24)" office:value-type="time" office:time-value="PT00H22M55.281S" calcext:value-type="time">
            <text:p>00:22:55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93" calcext:value-type="float">
            <text:p>176.93</text:p>
          </table:table-cell>
          <table:table-cell office:value-type="float" office:value="52.29" calcext:value-type="float">
            <text:p>52.29</text:p>
          </table:table-cell>
          <table:table-cell office:value-type="float" office:value="71.42" calcext:value-type="float">
            <text:p>71.42</text:p>
          </table:table-cell>
        </table:table-row>
        <table:table-row table:style-name="ro1">
          <table:table-cell office:value-type="float" office:value="1391281" calcext:value-type="float">
            <text:p>1391281</text:p>
          </table:table-cell>
          <table:table-cell table:formula="of:=[.A89]/1000/(60*60*24)" office:value-type="time" office:time-value="PT00H23M11.281S" calcext:value-type="time">
            <text:p>00:23:11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52.88" calcext:value-type="float">
            <text:p>52.88</text:p>
          </table:table-cell>
          <table:table-cell office:value-type="float" office:value="72.21" calcext:value-type="float">
            <text:p>72.21</text:p>
          </table:table-cell>
        </table:table-row>
        <table:table-row table:style-name="ro1">
          <table:table-cell office:value-type="float" office:value="1407281" calcext:value-type="float">
            <text:p>1407281</text:p>
          </table:table-cell>
          <table:table-cell table:formula="of:=[.A90]/1000/(60*60*24)" office:value-type="time" office:time-value="PT00H23M27.281S" calcext:value-type="time">
            <text:p>00:23:27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53.47" calcext:value-type="float">
            <text:p>53.47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float" office:value="1423281" calcext:value-type="float">
            <text:p>1423281</text:p>
          </table:table-cell>
          <table:table-cell table:formula="of:=[.A91]/1000/(60*60*24)" office:value-type="time" office:time-value="PT00H23M43.281S" calcext:value-type="time">
            <text:p>00:23:43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54.06" calcext:value-type="float">
            <text:p>54.06</text:p>
          </table:table-cell>
          <table:table-cell office:value-type="float" office:value="73.77" calcext:value-type="float">
            <text:p>73.77</text:p>
          </table:table-cell>
        </table:table-row>
        <table:table-row table:style-name="ro1">
          <table:table-cell office:value-type="float" office:value="1439281" calcext:value-type="float">
            <text:p>1439281</text:p>
          </table:table-cell>
          <table:table-cell table:formula="of:=[.A92]/1000/(60*60*24)" office:value-type="time" office:time-value="PT00H23M59.281S" calcext:value-type="time">
            <text:p>00:23:59</text:p>
          </table:table-cell>
          <table:table-cell office:value-type="float" office:value="1.33" calcext:value-type="float">
            <text:p>1.33</text:p>
          </table:table-cell>
          <table:table-cell office:value-type="float" office:value="132.8" calcext:value-type="float">
            <text:p>132.8</text:p>
          </table:table-cell>
          <table:table-cell office:value-type="float" office:value="176" calcext:value-type="float">
            <text:p>176</text:p>
          </table:table-cell>
          <table:table-cell office:value-type="float" office:value="54.65" calcext:value-type="float">
            <text:p>54.65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float" office:value="1455281" calcext:value-type="float">
            <text:p>1455281</text:p>
          </table:table-cell>
          <table:table-cell table:formula="of:=[.A93]/1000/(60*60*24)" office:value-type="time" office:time-value="PT00H24M15.281S" calcext:value-type="time">
            <text:p>00:24:15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5.24" calcext:value-type="float">
            <text:p>55.24</text:p>
          </table:table-cell>
          <table:table-cell office:value-type="float" office:value="75.34" calcext:value-type="float">
            <text:p>75.34</text:p>
          </table:table-cell>
        </table:table-row>
        <table:table-row table:style-name="ro1">
          <table:table-cell office:value-type="float" office:value="1471281" calcext:value-type="float">
            <text:p>1471281</text:p>
          </table:table-cell>
          <table:table-cell table:formula="of:=[.A94]/1000/(60*60*24)" office:value-type="time" office:time-value="PT00H24M31.281S" calcext:value-type="time">
            <text:p>00:24:31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5.83" calcext:value-type="float">
            <text:p>55.83</text:p>
          </table:table-cell>
          <table:table-cell office:value-type="float" office:value="76.12" calcext:value-type="float">
            <text:p>76.12</text:p>
          </table:table-cell>
        </table:table-row>
        <table:table-row table:style-name="ro1">
          <table:table-cell office:value-type="float" office:value="1487281" calcext:value-type="float">
            <text:p>1487281</text:p>
          </table:table-cell>
          <table:table-cell table:formula="of:=[.A95]/1000/(60*60*24)" office:value-type="time" office:time-value="PT00H24M47.281S" calcext:value-type="time">
            <text:p>00:24:47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6.42" calcext:value-type="float">
            <text:p>56.42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1503281" calcext:value-type="float">
            <text:p>1503281</text:p>
          </table:table-cell>
          <table:table-cell table:formula="of:=[.A96]/1000/(60*60*24)" office:value-type="time" office:time-value="PT00H25M03.281S" calcext:value-type="time">
            <text:p>00:25:03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57.01" calcext:value-type="float">
            <text:p>57.01</text:p>
          </table:table-cell>
          <table:table-cell office:value-type="float" office:value="77.68" calcext:value-type="float">
            <text:p>77.68</text:p>
          </table:table-cell>
        </table:table-row>
        <table:table-row table:style-name="ro1">
          <table:table-cell office:value-type="float" office:value="1519281" calcext:value-type="float">
            <text:p>1519281</text:p>
          </table:table-cell>
          <table:table-cell table:formula="of:=[.A97]/1000/(60*60*24)" office:value-type="time" office:time-value="PT00H25M19.281S" calcext:value-type="time">
            <text:p>00:25:19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57.6" calcext:value-type="float">
            <text:p>57.6</text:p>
          </table:table-cell>
          <table:table-cell office:value-type="float" office:value="78.46" calcext:value-type="float">
            <text:p>78.46</text:p>
          </table:table-cell>
        </table:table-row>
        <table:table-row table:style-name="ro1">
          <table:table-cell office:value-type="float" office:value="1535281" calcext:value-type="float">
            <text:p>1535281</text:p>
          </table:table-cell>
          <table:table-cell table:formula="of:=[.A98]/1000/(60*60*24)" office:value-type="time" office:time-value="PT00H25M35.281S" calcext:value-type="time">
            <text:p>00:25:35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8.19" calcext:value-type="float">
            <text:p>58.19</text:p>
          </table:table-cell>
          <table:table-cell office:value-type="float" office:value="79.23" calcext:value-type="float">
            <text:p>79.23</text:p>
          </table:table-cell>
        </table:table-row>
        <table:table-row table:style-name="ro1">
          <table:table-cell office:value-type="float" office:value="1551281" calcext:value-type="float">
            <text:p>1551281</text:p>
          </table:table-cell>
          <table:table-cell table:formula="of:=[.A99]/1000/(60*60*24)" office:value-type="time" office:time-value="PT00H25M51.281S" calcext:value-type="time">
            <text:p>00:25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8.78" calcext:value-type="float">
            <text:p>58.78</text:p>
          </table:table-cell>
          <table:table-cell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1567281" calcext:value-type="float">
            <text:p>1567281</text:p>
          </table:table-cell>
          <table:table-cell table:formula="of:=[.A100]/1000/(60*60*24)" office:value-type="time" office:time-value="PT00H26M07.281S" calcext:value-type="time">
            <text:p>00:26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4" calcext:value-type="float">
            <text:p>174.4</text:p>
          </table:table-cell>
          <table:table-cell office:value-type="float" office:value="59.37" calcext:value-type="float">
            <text:p>59.37</text:p>
          </table:table-cell>
          <table:table-cell office:value-type="float" office:value="80.79" calcext:value-type="float">
            <text:p>80.79</text:p>
          </table:table-cell>
        </table:table-row>
        <table:table-row table:style-name="ro1">
          <table:table-cell office:value-type="float" office:value="1583281" calcext:value-type="float">
            <text:p>1583281</text:p>
          </table:table-cell>
          <table:table-cell table:formula="of:=[.A101]/1000/(60*60*24)" office:value-type="time" office:time-value="PT00H26M23.281S" calcext:value-type="time">
            <text:p>00:26:23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9.96" calcext:value-type="float">
            <text:p>59.96</text:p>
          </table:table-cell>
          <table:table-cell office:value-type="float" office:value="81.57" calcext:value-type="float">
            <text:p>81.57</text:p>
          </table:table-cell>
        </table:table-row>
        <table:table-row table:style-name="ro1">
          <table:table-cell office:value-type="float" office:value="1599281" calcext:value-type="float">
            <text:p>1599281</text:p>
          </table:table-cell>
          <table:table-cell table:formula="of:=[.A102]/1000/(60*60*24)" office:value-type="time" office:time-value="PT00H26M39.281S" calcext:value-type="time">
            <text:p>00:26:39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60.55" calcext:value-type="float">
            <text:p>60.55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1615281" calcext:value-type="float">
            <text:p>1615281</text:p>
          </table:table-cell>
          <table:table-cell table:formula="of:=[.A103]/1000/(60*60*24)" office:value-type="time" office:time-value="PT00H26M55.281S" calcext:value-type="time">
            <text:p>00:26:55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1.13" calcext:value-type="float">
            <text:p>61.13</text:p>
          </table:table-cell>
          <table:table-cell office:value-type="float" office:value="83.12" calcext:value-type="float">
            <text:p>83.12</text:p>
          </table:table-cell>
        </table:table-row>
        <table:table-row table:style-name="ro1">
          <table:table-cell office:value-type="float" office:value="1631281" calcext:value-type="float">
            <text:p>1631281</text:p>
          </table:table-cell>
          <table:table-cell table:formula="of:=[.A104]/1000/(60*60*24)" office:value-type="time" office:time-value="PT00H27M11.281S" calcext:value-type="time">
            <text:p>00:27:11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1.72" calcext:value-type="float">
            <text:p>61.72</text:p>
          </table:table-cell>
          <table:table-cell office:value-type="float" office:value="83.89" calcext:value-type="float">
            <text:p>83.89</text:p>
          </table:table-cell>
        </table:table-row>
        <table:table-row table:style-name="ro1">
          <table:table-cell office:value-type="float" office:value="1647281" calcext:value-type="float">
            <text:p>1647281</text:p>
          </table:table-cell>
          <table:table-cell table:formula="of:=[.A105]/1000/(60*60*24)" office:value-type="time" office:time-value="PT00H27M27.281S" calcext:value-type="time">
            <text:p>00:27:27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62.31" calcext:value-type="float">
            <text:p>62.31</text:p>
          </table:table-cell>
          <table:table-cell office:value-type="float" office:value="84.66" calcext:value-type="float">
            <text:p>84.66</text:p>
          </table:table-cell>
        </table:table-row>
        <table:table-row table:style-name="ro1">
          <table:table-cell office:value-type="float" office:value="1663281" calcext:value-type="float">
            <text:p>1663281</text:p>
          </table:table-cell>
          <table:table-cell table:formula="of:=[.A106]/1000/(60*60*24)" office:value-type="time" office:time-value="PT00H27M43.281S" calcext:value-type="time">
            <text:p>00:27:43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62.89" calcext:value-type="float">
            <text:p>62.89</text:p>
          </table:table-cell>
          <table:table-cell office:value-type="float" office:value="85.43" calcext:value-type="float">
            <text:p>85.43</text:p>
          </table:table-cell>
        </table:table-row>
        <table:table-row table:style-name="ro1">
          <table:table-cell office:value-type="float" office:value="1679281" calcext:value-type="float">
            <text:p>1679281</text:p>
          </table:table-cell>
          <table:table-cell table:formula="of:=[.A107]/1000/(60*60*24)" office:value-type="time" office:time-value="PT00H27M59.281S" calcext:value-type="time">
            <text:p>00:27:59</text:p>
          </table:table-cell>
          <table:table-cell office:value-type="float" office:value="1.32" calcext:value-type="float">
            <text:p>1.32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74" calcext:value-type="float">
            <text:p>173.74</text:p>
          </table:table-cell>
          <table:table-cell office:value-type="float" office:value="63.48" calcext:value-type="float">
            <text:p>63.48</text:p>
          </table:table-cell>
          <table:table-cell office:value-type="float" office:value="86.21" calcext:value-type="float">
            <text:p>86.21</text:p>
          </table:table-cell>
        </table:table-row>
        <table:table-row table:style-name="ro1">
          <table:table-cell office:value-type="float" office:value="1695281" calcext:value-type="float">
            <text:p>1695281</text:p>
          </table:table-cell>
          <table:table-cell table:formula="of:=[.A108]/1000/(60*60*24)" office:value-type="time" office:time-value="PT00H28M15.281S" calcext:value-type="time">
            <text:p>00:28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4.07" calcext:value-type="float">
            <text:p>64.07</text:p>
          </table:table-cell>
          <table:table-cell office:value-type="float" office:value="86.98" calcext:value-type="float">
            <text:p>86.98</text:p>
          </table:table-cell>
        </table:table-row>
        <table:table-row table:style-name="ro1">
          <table:table-cell office:value-type="float" office:value="1711281" calcext:value-type="float">
            <text:p>1711281</text:p>
          </table:table-cell>
          <table:table-cell table:formula="of:=[.A109]/1000/(60*60*24)" office:value-type="time" office:time-value="PT00H28M31.281S" calcext:value-type="time">
            <text:p>00:28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4.65" calcext:value-type="float">
            <text:p>64.65</text:p>
          </table:table-cell>
          <table:table-cell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1727281" calcext:value-type="float">
            <text:p>1727281</text:p>
          </table:table-cell>
          <table:table-cell table:formula="of:=[.A110]/1000/(60*60*24)" office:value-type="time" office:time-value="PT00H28M47.281S" calcext:value-type="time">
            <text:p>00:28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5.24" calcext:value-type="float">
            <text:p>65.24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office:value-type="float" office:value="1743281" calcext:value-type="float">
            <text:p>1743281</text:p>
          </table:table-cell>
          <table:table-cell table:formula="of:=[.A111]/1000/(60*60*24)" office:value-type="time" office:time-value="PT00H29M03.281S" calcext:value-type="time">
            <text:p>00:29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5.83" calcext:value-type="float">
            <text:p>65.83</text:p>
          </table:table-cell>
          <table:table-cell office:value-type="float" office:value="89.29" calcext:value-type="float">
            <text:p>89.29</text:p>
          </table:table-cell>
        </table:table-row>
        <table:table-row table:style-name="ro1">
          <table:table-cell office:value-type="float" office:value="1759281" calcext:value-type="float">
            <text:p>1759281</text:p>
          </table:table-cell>
          <table:table-cell table:formula="of:=[.A112]/1000/(60*60*24)" office:value-type="time" office:time-value="PT00H29M19.281S" calcext:value-type="time">
            <text:p>00:29:19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66.41" calcext:value-type="float">
            <text:p>66.41</text:p>
          </table:table-cell>
          <table:table-cell office:value-type="float" office:value="90.06" calcext:value-type="float">
            <text:p>90.06</text:p>
          </table:table-cell>
        </table:table-row>
        <table:table-row table:style-name="ro1">
          <table:table-cell office:value-type="float" office:value="1775281" calcext:value-type="float">
            <text:p>1775281</text:p>
          </table:table-cell>
          <table:table-cell table:formula="of:=[.A113]/1000/(60*60*24)" office:value-type="time" office:time-value="PT00H29M35.281S" calcext:value-type="time">
            <text:p>00:29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67" calcext:value-type="float">
            <text:p>67</text:p>
          </table:table-cell>
          <table:table-cell office:value-type="float" office:value="90.82" calcext:value-type="float">
            <text:p>90.82</text:p>
          </table:table-cell>
        </table:table-row>
        <table:table-row table:style-name="ro1">
          <table:table-cell office:value-type="float" office:value="1791281" calcext:value-type="float">
            <text:p>1791281</text:p>
          </table:table-cell>
          <table:table-cell table:formula="of:=[.A114]/1000/(60*60*24)" office:value-type="time" office:time-value="PT00H29M51.281S" calcext:value-type="time">
            <text:p>00:29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67.58" calcext:value-type="float">
            <text:p>67.58</text:p>
          </table:table-cell>
          <table:table-cell office:value-type="float" office:value="91.59" calcext:value-type="float">
            <text:p>91.59</text:p>
          </table:table-cell>
        </table:table-row>
        <table:table-row table:style-name="ro1">
          <table:table-cell office:value-type="float" office:value="1807280" calcext:value-type="float">
            <text:p>1807280</text:p>
          </table:table-cell>
          <table:table-cell table:formula="of:=[.A115]/1000/(60*60*24)" office:value-type="time" office:time-value="PT00H30M07.28S" calcext:value-type="time">
            <text:p>00:30:07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68.17" calcext:value-type="float">
            <text:p>68.17</text:p>
          </table:table-cell>
          <table:table-cell office:value-type="float" office:value="92.36" calcext:value-type="float">
            <text:p>92.36</text:p>
          </table:table-cell>
        </table:table-row>
        <table:table-row table:style-name="ro1">
          <table:table-cell office:value-type="float" office:value="1823281" calcext:value-type="float">
            <text:p>1823281</text:p>
          </table:table-cell>
          <table:table-cell table:formula="of:=[.A116]/1000/(60*60*24)" office:value-type="time" office:time-value="PT00H30M23.281S" calcext:value-type="time">
            <text:p>00:30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68" calcext:value-type="float">
            <text:p>172.68</text:p>
          </table:table-cell>
          <table:table-cell office:value-type="float" office:value="68.75" calcext:value-type="float">
            <text:p>68.75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office:value-type="float" office:value="1839281" calcext:value-type="float">
            <text:p>1839281</text:p>
          </table:table-cell>
          <table:table-cell table:formula="of:=[.A117]/1000/(60*60*24)" office:value-type="time" office:time-value="PT00H30M39.281S" calcext:value-type="time">
            <text:p>00:30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69.33" calcext:value-type="float">
            <text:p>69.33</text:p>
          </table:table-cell>
          <table:table-cell office:value-type="float" office:value="93.89" calcext:value-type="float">
            <text:p>93.89</text:p>
          </table:table-cell>
        </table:table-row>
        <table:table-row table:style-name="ro1">
          <table:table-cell office:value-type="float" office:value="1855281" calcext:value-type="float">
            <text:p>1855281</text:p>
          </table:table-cell>
          <table:table-cell table:formula="of:=[.A118]/1000/(60*60*24)" office:value-type="time" office:time-value="PT00H30M55.281S" calcext:value-type="time">
            <text:p>00:30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69.92" calcext:value-type="float">
            <text:p>69.92</text:p>
          </table:table-cell>
          <table:table-cell office:value-type="float" office:value="94.66" calcext:value-type="float">
            <text:p>94.66</text:p>
          </table:table-cell>
        </table:table-row>
        <table:table-row table:style-name="ro1">
          <table:table-cell office:value-type="float" office:value="1871281" calcext:value-type="float">
            <text:p>1871281</text:p>
          </table:table-cell>
          <table:table-cell table:formula="of:=[.A119]/1000/(60*60*24)" office:value-type="time" office:time-value="PT00H31M11.281S" calcext:value-type="time">
            <text:p>00:31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0.5" calcext:value-type="float">
            <text:p>70.5</text:p>
          </table:table-cell>
          <table:table-cell office:value-type="float" office:value="95.42" calcext:value-type="float">
            <text:p>95.42</text:p>
          </table:table-cell>
        </table:table-row>
        <table:table-row table:style-name="ro1">
          <table:table-cell office:value-type="float" office:value="1887281" calcext:value-type="float">
            <text:p>1887281</text:p>
          </table:table-cell>
          <table:table-cell table:formula="of:=[.A120]/1000/(60*60*24)" office:value-type="time" office:time-value="PT00H31M27.281S" calcext:value-type="time">
            <text:p>00:31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1.09" calcext:value-type="float">
            <text:p>71.09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float" office:value="1903281" calcext:value-type="float">
            <text:p>1903281</text:p>
          </table:table-cell>
          <table:table-cell table:formula="of:=[.A121]/1000/(60*60*24)" office:value-type="time" office:time-value="PT00H31M43.281S" calcext:value-type="time">
            <text:p>00:31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1.67" calcext:value-type="float">
            <text:p>71.67</text:p>
          </table:table-cell>
          <table:table-cell office:value-type="float" office:value="96.95" calcext:value-type="float">
            <text:p>96.95</text:p>
          </table:table-cell>
        </table:table-row>
        <table:table-row table:style-name="ro1">
          <table:table-cell office:value-type="float" office:value="1919281" calcext:value-type="float">
            <text:p>1919281</text:p>
          </table:table-cell>
          <table:table-cell table:formula="of:=[.A122]/1000/(60*60*24)" office:value-type="time" office:time-value="PT00H31M59.281S" calcext:value-type="time">
            <text:p>00:31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72.25" calcext:value-type="float">
            <text:p>72.25</text:p>
          </table:table-cell>
          <table:table-cell office:value-type="float" office:value="97.71" calcext:value-type="float">
            <text:p>97.71</text:p>
          </table:table-cell>
        </table:table-row>
        <table:table-row table:style-name="ro1">
          <table:table-cell office:value-type="float" office:value="1935281" calcext:value-type="float">
            <text:p>1935281</text:p>
          </table:table-cell>
          <table:table-cell table:formula="of:=[.A123]/1000/(60*60*24)" office:value-type="time" office:time-value="PT00H32M15.281S" calcext:value-type="time">
            <text:p>00:32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2.84" calcext:value-type="float">
            <text:p>72.84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float" office:value="1951281" calcext:value-type="float">
            <text:p>1951281</text:p>
          </table:table-cell>
          <table:table-cell table:formula="of:=[.A124]/1000/(60*60*24)" office:value-type="time" office:time-value="PT00H32M31.281S" calcext:value-type="time">
            <text:p>00:32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62" calcext:value-type="float">
            <text:p>171.62</text:p>
          </table:table-cell>
          <table:table-cell office:value-type="float" office:value="73.42" calcext:value-type="float">
            <text:p>73.42</text:p>
          </table:table-cell>
          <table:table-cell office:value-type="float" office:value="99.23" calcext:value-type="float">
            <text:p>99.23</text:p>
          </table:table-cell>
        </table:table-row>
        <table:table-row table:style-name="ro1">
          <table:table-cell office:value-type="float" office:value="1967281" calcext:value-type="float">
            <text:p>1967281</text:p>
          </table:table-cell>
          <table:table-cell table:formula="of:=[.A125]/1000/(60*60*24)" office:value-type="time" office:time-value="PT00H32M47.281S" calcext:value-type="time">
            <text:p>00:32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4" calcext:value-type="float">
            <text:p>74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983281" calcext:value-type="float">
            <text:p>1983281</text:p>
          </table:table-cell>
          <table:table-cell table:formula="of:=[.A126]/1000/(60*60*24)" office:value-type="time" office:time-value="PT00H33M03.281S" calcext:value-type="time">
            <text:p>00:33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4.58" calcext:value-type="float">
            <text:p>74.58</text:p>
          </table:table-cell>
          <table:table-cell office:value-type="float" office:value="100.75" calcext:value-type="float">
            <text:p>100.75</text:p>
          </table:table-cell>
        </table:table-row>
        <table:table-row table:style-name="ro1">
          <table:table-cell office:value-type="float" office:value="1999281" calcext:value-type="float">
            <text:p>1999281</text:p>
          </table:table-cell>
          <table:table-cell table:formula="of:=[.A127]/1000/(60*60*24)" office:value-type="time" office:time-value="PT00H33M19.281S" calcext:value-type="time">
            <text:p>00:33:19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5.17" calcext:value-type="float">
            <text:p>75.17</text:p>
          </table:table-cell>
          <table:table-cell office:value-type="float" office:value="101.51" calcext:value-type="float">
            <text:p>101.51</text:p>
          </table:table-cell>
        </table:table-row>
        <table:table-row table:style-name="ro1">
          <table:table-cell office:value-type="float" office:value="2015281" calcext:value-type="float">
            <text:p>2015281</text:p>
          </table:table-cell>
          <table:table-cell table:formula="of:=[.A128]/1000/(60*60*24)" office:value-type="time" office:time-value="PT00H33M35.281S" calcext:value-type="time">
            <text:p>00:33:35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5.75" calcext:value-type="float">
            <text:p>75.75</text:p>
          </table:table-cell>
          <table:table-cell office:value-type="float" office:value="102.27" calcext:value-type="float">
            <text:p>102.27</text:p>
          </table:table-cell>
        </table:table-row>
        <table:table-row table:style-name="ro1">
          <table:table-cell office:value-type="float" office:value="2031281" calcext:value-type="float">
            <text:p>2031281</text:p>
          </table:table-cell>
          <table:table-cell table:formula="of:=[.A129]/1000/(60*60*24)" office:value-type="time" office:time-value="PT00H33M51.281S" calcext:value-type="time">
            <text:p>00:33:51</text:p>
          </table:table-cell>
          <table:table-cell office:value-type="float" office:value="1.3" calcext:value-type="float">
            <text:p>1.3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31" calcext:value-type="float">
            <text:p>170.31</text:p>
          </table:table-cell>
          <table:table-cell office:value-type="float" office:value="76.33" calcext:value-type="float">
            <text:p>76.33</text:p>
          </table:table-cell>
          <table:table-cell office:value-type="float" office:value="103.03" calcext:value-type="float">
            <text:p>103.03</text:p>
          </table:table-cell>
        </table:table-row>
        <table:table-row table:style-name="ro1">
          <table:table-cell office:value-type="float" office:value="2047281" calcext:value-type="float">
            <text:p>2047281</text:p>
          </table:table-cell>
          <table:table-cell table:formula="of:=[.A130]/1000/(60*60*24)" office:value-type="time" office:time-value="PT00H34M07.281S" calcext:value-type="time">
            <text:p>00:34:07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6.91" calcext:value-type="float">
            <text:p>76.91</text:p>
          </table:table-cell>
          <table:table-cell office:value-type="float" office:value="103.79" calcext:value-type="float">
            <text:p>103.79</text:p>
          </table:table-cell>
        </table:table-row>
        <table:table-row table:style-name="ro1">
          <table:table-cell office:value-type="float" office:value="2063281" calcext:value-type="float">
            <text:p>2063281</text:p>
          </table:table-cell>
          <table:table-cell table:formula="of:=[.A131]/1000/(60*60*24)" office:value-type="time" office:time-value="PT00H34M23.281S" calcext:value-type="time">
            <text:p>00:34:23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7.49" calcext:value-type="float">
            <text:p>77.49</text:p>
          </table:table-cell>
          <table:table-cell office:value-type="float" office:value="104.55" calcext:value-type="float">
            <text:p>104.55</text:p>
          </table:table-cell>
        </table:table-row>
        <table:table-row table:style-name="ro1">
          <table:table-cell office:value-type="float" office:value="2079281" calcext:value-type="float">
            <text:p>2079281</text:p>
          </table:table-cell>
          <table:table-cell table:formula="of:=[.A132]/1000/(60*60*24)" office:value-type="time" office:time-value="PT00H34M39.281S" calcext:value-type="time">
            <text:p>00:34:39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8.07" calcext:value-type="float">
            <text:p>78.07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95281" calcext:value-type="float">
            <text:p>2095281</text:p>
          </table:table-cell>
          <table:table-cell table:formula="of:=[.A133]/1000/(60*60*24)" office:value-type="time" office:time-value="PT00H34M55.281S" calcext:value-type="time">
            <text:p>00:34:55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78.65" calcext:value-type="float">
            <text:p>78.65</text:p>
          </table:table-cell>
          <table:table-cell office:value-type="float" office:value="106.06" calcext:value-type="float">
            <text:p>106.06</text:p>
          </table:table-cell>
        </table:table-row>
        <table:table-row table:style-name="ro1">
          <table:table-cell office:value-type="float" office:value="2111281" calcext:value-type="float">
            <text:p>2111281</text:p>
          </table:table-cell>
          <table:table-cell table:formula="of:=[.A134]/1000/(60*60*24)" office:value-type="time" office:time-value="PT00H35M11.281S" calcext:value-type="time">
            <text:p>00:35:11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9.23" calcext:value-type="float">
            <text:p>79.23</text:p>
          </table:table-cell>
          <table:table-cell office:value-type="float" office:value="106.82" calcext:value-type="float">
            <text:p>106.82</text:p>
          </table:table-cell>
        </table:table-row>
        <table:table-row table:style-name="ro1">
          <table:table-cell office:value-type="float" office:value="2127281" calcext:value-type="float">
            <text:p>2127281</text:p>
          </table:table-cell>
          <table:table-cell table:formula="of:=[.A135]/1000/(60*60*24)" office:value-type="time" office:time-value="PT00H35M27.281S" calcext:value-type="time">
            <text:p>00:35:27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9.81" calcext:value-type="float">
            <text:p>79.81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2143281" calcext:value-type="float">
            <text:p>2143281</text:p>
          </table:table-cell>
          <table:table-cell table:formula="of:=[.A136]/1000/(60*60*24)" office:value-type="time" office:time-value="PT00H35M43.281S" calcext:value-type="time">
            <text:p>00:35:43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80.4" calcext:value-type="float">
            <text:p>80.4</text:p>
          </table:table-cell>
          <table:table-cell office:value-type="float" office:value="108.33" calcext:value-type="float">
            <text:p>108.33</text:p>
          </table:table-cell>
        </table:table-row>
        <table:table-row table:style-name="ro1">
          <table:table-cell office:value-type="float" office:value="2159281" calcext:value-type="float">
            <text:p>2159281</text:p>
          </table:table-cell>
          <table:table-cell table:formula="of:=[.A137]/1000/(60*60*24)" office:value-type="time" office:time-value="PT00H35M59.281S" calcext:value-type="time">
            <text:p>00:35:59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80.98" calcext:value-type="float">
            <text:p>80.98</text:p>
          </table:table-cell>
          <table:table-cell office:value-type="float" office:value="109.08" calcext:value-type="float">
            <text:p>109.08</text:p>
          </table:table-cell>
        </table:table-row>
        <table:table-row table:style-name="ro1">
          <table:table-cell office:value-type="float" office:value="2175281" calcext:value-type="float">
            <text:p>2175281</text:p>
          </table:table-cell>
          <table:table-cell table:formula="of:=[.A138]/1000/(60*60*24)" office:value-type="time" office:time-value="PT00H36M15.281S" calcext:value-type="time">
            <text:p>00:36:15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81.55" calcext:value-type="float">
            <text:p>81.55</text:p>
          </table:table-cell>
          <table:table-cell office:value-type="float" office:value="109.83" calcext:value-type="float">
            <text:p>109.83</text:p>
          </table:table-cell>
        </table:table-row>
        <table:table-row table:style-name="ro1">
          <table:table-cell office:value-type="float" office:value="2191281" calcext:value-type="float">
            <text:p>2191281</text:p>
          </table:table-cell>
          <table:table-cell table:formula="of:=[.A139]/1000/(60*60*24)" office:value-type="time" office:time-value="PT00H36M31.281S" calcext:value-type="time">
            <text:p>00:36:31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82.13" calcext:value-type="float">
            <text:p>82.13</text:p>
          </table:table-cell>
          <table:table-cell office:value-type="float" office:value="110.59" calcext:value-type="float">
            <text:p>110.59</text:p>
          </table:table-cell>
        </table:table-row>
        <table:table-row table:style-name="ro1">
          <table:table-cell office:value-type="float" office:value="2207281" calcext:value-type="float">
            <text:p>2207281</text:p>
          </table:table-cell>
          <table:table-cell table:formula="of:=[.A140]/1000/(60*60*24)" office:value-type="time" office:time-value="PT00H36M47.281S" calcext:value-type="time">
            <text:p>00:36:47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2.71" calcext:value-type="float">
            <text:p>82.71</text:p>
          </table:table-cell>
          <table:table-cell office:value-type="float" office:value="111.34" calcext:value-type="float">
            <text:p>111.34</text:p>
          </table:table-cell>
        </table:table-row>
        <table:table-row table:style-name="ro1">
          <table:table-cell office:value-type="float" office:value="2223281" calcext:value-type="float">
            <text:p>2223281</text:p>
          </table:table-cell>
          <table:table-cell table:formula="of:=[.A141]/1000/(60*60*24)" office:value-type="time" office:time-value="PT00H37M03.281S" calcext:value-type="time">
            <text:p>00:37:03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3.29" calcext:value-type="float">
            <text:p>83.29</text:p>
          </table:table-cell>
          <table:table-cell office:value-type="float" office:value="112.09" calcext:value-type="float">
            <text:p>112.09</text:p>
          </table:table-cell>
        </table:table-row>
        <table:table-row table:style-name="ro1">
          <table:table-cell office:value-type="float" office:value="2239281" calcext:value-type="float">
            <text:p>2239281</text:p>
          </table:table-cell>
          <table:table-cell table:formula="of:=[.A142]/1000/(60*60*24)" office:value-type="time" office:time-value="PT00H37M19.281S" calcext:value-type="time">
            <text:p>00:37:19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3.87" calcext:value-type="float">
            <text:p>83.87</text:p>
          </table:table-cell>
          <table:table-cell office:value-type="float" office:value="112.84" calcext:value-type="float">
            <text:p>112.84</text:p>
          </table:table-cell>
        </table:table-row>
        <table:table-row table:style-name="ro1">
          <table:table-cell office:value-type="float" office:value="2255281" calcext:value-type="float">
            <text:p>2255281</text:p>
          </table:table-cell>
          <table:table-cell table:formula="of:=[.A143]/1000/(60*60*24)" office:value-type="time" office:time-value="PT00H37M35.281S" calcext:value-type="time">
            <text:p>00:37:35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4.45" calcext:value-type="float">
            <text:p>84.45</text:p>
          </table:table-cell>
          <table:table-cell office:value-type="float" office:value="113.59" calcext:value-type="float">
            <text:p>113.59</text:p>
          </table:table-cell>
        </table:table-row>
        <table:table-row table:style-name="ro1">
          <table:table-cell office:value-type="float" office:value="2271281" calcext:value-type="float">
            <text:p>2271281</text:p>
          </table:table-cell>
          <table:table-cell table:formula="of:=[.A144]/1000/(60*60*24)" office:value-type="time" office:time-value="PT00H37M51.281S" calcext:value-type="time">
            <text:p>00:37:51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5.03" calcext:value-type="float">
            <text:p>85.03</text:p>
          </table:table-cell>
          <table:table-cell office:value-type="float" office:value="114.35" calcext:value-type="float">
            <text:p>114.35</text:p>
          </table:table-cell>
        </table:table-row>
        <table:table-row table:style-name="ro1">
          <table:table-cell office:value-type="float" office:value="2287281" calcext:value-type="float">
            <text:p>2287281</text:p>
          </table:table-cell>
          <table:table-cell table:formula="of:=[.A145]/1000/(60*60*24)" office:value-type="time" office:time-value="PT00H38M07.281S" calcext:value-type="time">
            <text:p>00:38:07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5.61" calcext:value-type="float">
            <text:p>85.61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2303281" calcext:value-type="float">
            <text:p>2303281</text:p>
          </table:table-cell>
          <table:table-cell table:formula="of:=[.A146]/1000/(60*60*24)" office:value-type="time" office:time-value="PT00H38M23.281S" calcext:value-type="time">
            <text:p>00:38:23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6.19" calcext:value-type="float">
            <text:p>86.19</text:p>
          </table:table-cell>
          <table:table-cell office:value-type="float" office:value="115.84" calcext:value-type="float">
            <text:p>115.84</text:p>
          </table:table-cell>
        </table:table-row>
        <table:table-row table:style-name="ro1">
          <table:table-cell office:value-type="float" office:value="2319281" calcext:value-type="float">
            <text:p>2319281</text:p>
          </table:table-cell>
          <table:table-cell table:formula="of:=[.A147]/1000/(60*60*24)" office:value-type="time" office:time-value="PT00H38M39.281S" calcext:value-type="time">
            <text:p>00:38:39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6.76" calcext:value-type="float">
            <text:p>86.76</text:p>
          </table:table-cell>
          <table:table-cell office:value-type="float" office:value="116.59" calcext:value-type="float">
            <text:p>116.59</text:p>
          </table:table-cell>
        </table:table-row>
        <table:table-row table:style-name="ro1">
          <table:table-cell office:value-type="float" office:value="2335281" calcext:value-type="float">
            <text:p>2335281</text:p>
          </table:table-cell>
          <table:table-cell table:formula="of:=[.A148]/1000/(60*60*24)" office:value-type="time" office:time-value="PT00H38M55.281S" calcext:value-type="time">
            <text:p>00:38:55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7.34" calcext:value-type="float">
            <text:p>87.34</text:p>
          </table:table-cell>
          <table:table-cell office:value-type="float" office:value="117.34" calcext:value-type="float">
            <text:p>117.34</text:p>
          </table:table-cell>
        </table:table-row>
        <table:table-row table:style-name="ro1">
          <table:table-cell office:value-type="float" office:value="2351281" calcext:value-type="float">
            <text:p>2351281</text:p>
          </table:table-cell>
          <table:table-cell table:formula="of:=[.A149]/1000/(60*60*24)" office:value-type="time" office:time-value="PT00H39M11.281S" calcext:value-type="time">
            <text:p>00:39:11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87.92" calcext:value-type="float">
            <text:p>87.92</text:p>
          </table:table-cell>
          <table:table-cell office:value-type="float" office:value="118.09" calcext:value-type="float">
            <text:p>118.09</text:p>
          </table:table-cell>
        </table:table-row>
        <table:table-row table:style-name="ro1">
          <table:table-cell office:value-type="float" office:value="2367281" calcext:value-type="float">
            <text:p>2367281</text:p>
          </table:table-cell>
          <table:table-cell table:formula="of:=[.A150]/1000/(60*60*24)" office:value-type="time" office:time-value="PT00H39M27.281S" calcext:value-type="time">
            <text:p>00:39:27</text:p>
          </table:table-cell>
          <table:table-cell office:value-type="float" office:value="1.3" calcext:value-type="float">
            <text:p>1.3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48" calcext:value-type="float">
            <text:p>168.48</text:p>
          </table:table-cell>
          <table:table-cell office:value-type="float" office:value="88.5" calcext:value-type="float">
            <text:p>88.5</text:p>
          </table:table-cell>
          <table:table-cell office:value-type="float" office:value="118.84" calcext:value-type="float">
            <text:p>118.84</text:p>
          </table:table-cell>
        </table:table-row>
        <table:table-row table:style-name="ro1">
          <table:table-cell office:value-type="float" office:value="2383281" calcext:value-type="float">
            <text:p>2383281</text:p>
          </table:table-cell>
          <table:table-cell table:formula="of:=[.A151]/1000/(60*60*24)" office:value-type="time" office:time-value="PT00H39M43.281S" calcext:value-type="time">
            <text:p>00:39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89.07" calcext:value-type="float">
            <text:p>89.07</text:p>
          </table:table-cell>
          <table:table-cell office:value-type="float" office:value="119.59" calcext:value-type="float">
            <text:p>119.59</text:p>
          </table:table-cell>
        </table:table-row>
        <table:table-row table:style-name="ro1">
          <table:table-cell office:value-type="float" office:value="2399281" calcext:value-type="float">
            <text:p>2399281</text:p>
          </table:table-cell>
          <table:table-cell table:formula="of:=[.A152]/1000/(60*60*24)" office:value-type="time" office:time-value="PT00H39M59.281S" calcext:value-type="time">
            <text:p>00:39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9.65" calcext:value-type="float">
            <text:p>89.65</text:p>
          </table:table-cell>
          <table:table-cell office:value-type="float" office:value="120.33" calcext:value-type="float">
            <text:p>120.33</text:p>
          </table:table-cell>
        </table:table-row>
        <table:table-row table:style-name="ro1">
          <table:table-cell office:value-type="float" office:value="2415281" calcext:value-type="float">
            <text:p>2415281</text:p>
          </table:table-cell>
          <table:table-cell table:formula="of:=[.A153]/1000/(60*60*24)" office:value-type="time" office:time-value="PT00H40M15.281S" calcext:value-type="time">
            <text:p>00:40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90.23" calcext:value-type="float">
            <text:p>90.23</text:p>
          </table:table-cell>
          <table:table-cell office:value-type="float" office:value="121.08" calcext:value-type="float">
            <text:p>121.08</text:p>
          </table:table-cell>
        </table:table-row>
        <table:table-row table:style-name="ro1">
          <table:table-cell office:value-type="float" office:value="2431281" calcext:value-type="float">
            <text:p>2431281</text:p>
          </table:table-cell>
          <table:table-cell table:formula="of:=[.A154]/1000/(60*60*24)" office:value-type="time" office:time-value="PT00H40M31.281S" calcext:value-type="time">
            <text:p>00:40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90.81" calcext:value-type="float">
            <text:p>90.81</text:p>
          </table:table-cell>
          <table:table-cell office:value-type="float" office:value="121.82" calcext:value-type="float">
            <text:p>121.82</text:p>
          </table:table-cell>
        </table:table-row>
        <table:table-row table:style-name="ro1">
          <table:table-cell office:value-type="float" office:value="2447281" calcext:value-type="float">
            <text:p>2447281</text:p>
          </table:table-cell>
          <table:table-cell table:formula="of:=[.A155]/1000/(60*60*24)" office:value-type="time" office:time-value="PT00H40M47.281S" calcext:value-type="time">
            <text:p>00:40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18" calcext:value-type="float">
            <text:p>167.18</text:p>
          </table:table-cell>
          <table:table-cell office:value-type="float" office:value="91.38" calcext:value-type="float">
            <text:p>91.38</text:p>
          </table:table-cell>
          <table:table-cell office:value-type="float" office:value="122.57" calcext:value-type="float">
            <text:p>122.57</text:p>
          </table:table-cell>
        </table:table-row>
        <table:table-row table:style-name="ro1">
          <table:table-cell office:value-type="float" office:value="2463281" calcext:value-type="float">
            <text:p>2463281</text:p>
          </table:table-cell>
          <table:table-cell table:formula="of:=[.A156]/1000/(60*60*24)" office:value-type="time" office:time-value="PT00H41M03.281S" calcext:value-type="time">
            <text:p>00:41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18" calcext:value-type="float">
            <text:p>167.18</text:p>
          </table:table-cell>
          <table:table-cell office:value-type="float" office:value="91.96" calcext:value-type="float">
            <text:p>91.96</text:p>
          </table:table-cell>
          <table:table-cell office:value-type="float" office:value="123.31" calcext:value-type="float">
            <text:p>123.31</text:p>
          </table:table-cell>
        </table:table-row>
        <table:table-row table:style-name="ro1">
          <table:table-cell office:value-type="float" office:value="2479281" calcext:value-type="float">
            <text:p>2479281</text:p>
          </table:table-cell>
          <table:table-cell table:formula="of:=[.A157]/1000/(60*60*24)" office:value-type="time" office:time-value="PT00H41M19.281S" calcext:value-type="time">
            <text:p>00:41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92.54" calcext:value-type="float">
            <text:p>92.54</text:p>
          </table:table-cell>
          <table:table-cell office:value-type="float" office:value="124.06" calcext:value-type="float">
            <text:p>124.06</text:p>
          </table:table-cell>
        </table:table-row>
        <table:table-row table:style-name="ro1">
          <table:table-cell office:value-type="float" office:value="2495280" calcext:value-type="float">
            <text:p>2495280</text:p>
          </table:table-cell>
          <table:table-cell table:formula="of:=[.A158]/1000/(60*60*24)" office:value-type="time" office:time-value="PT00H41M35.28S" calcext:value-type="time">
            <text:p>00:41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3.11" calcext:value-type="float">
            <text:p>93.11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float" office:value="2511281" calcext:value-type="float">
            <text:p>2511281</text:p>
          </table:table-cell>
          <table:table-cell table:formula="of:=[.A159]/1000/(60*60*24)" office:value-type="time" office:time-value="PT00H41M51.281S" calcext:value-type="time">
            <text:p>00:41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93.69" calcext:value-type="float">
            <text:p>93.69</text:p>
          </table:table-cell>
          <table:table-cell office:value-type="float" office:value="125.55" calcext:value-type="float">
            <text:p>125.55</text:p>
          </table:table-cell>
        </table:table-row>
        <table:table-row table:style-name="ro1">
          <table:table-cell office:value-type="float" office:value="2527281" calcext:value-type="float">
            <text:p>2527281</text:p>
          </table:table-cell>
          <table:table-cell table:formula="of:=[.A160]/1000/(60*60*24)" office:value-type="time" office:time-value="PT00H42M07.281S" calcext:value-type="time">
            <text:p>00:42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94.26" calcext:value-type="float">
            <text:p>94.26</text:p>
          </table:table-cell>
          <table:table-cell office:value-type="float" office:value="126.29" calcext:value-type="float">
            <text:p>126.29</text:p>
          </table:table-cell>
        </table:table-row>
        <table:table-row table:style-name="ro1">
          <table:table-cell office:value-type="float" office:value="2543281" calcext:value-type="float">
            <text:p>2543281</text:p>
          </table:table-cell>
          <table:table-cell table:formula="of:=[.A161]/1000/(60*60*24)" office:value-type="time" office:time-value="PT00H42M23.281S" calcext:value-type="time">
            <text:p>00:42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4.84" calcext:value-type="float">
            <text:p>94.84</text:p>
          </table:table-cell>
          <table:table-cell office:value-type="float" office:value="127.03" calcext:value-type="float">
            <text:p>127.03</text:p>
          </table:table-cell>
        </table:table-row>
        <table:table-row table:style-name="ro1">
          <table:table-cell office:value-type="float" office:value="2559281" calcext:value-type="float">
            <text:p>2559281</text:p>
          </table:table-cell>
          <table:table-cell table:formula="of:=[.A162]/1000/(60*60*24)" office:value-type="time" office:time-value="PT00H42M39.281S" calcext:value-type="time">
            <text:p>00:42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5.41" calcext:value-type="float">
            <text:p>95.41</text:p>
          </table:table-cell>
          <table:table-cell office:value-type="float" office:value="127.77" calcext:value-type="float">
            <text:p>127.77</text:p>
          </table:table-cell>
        </table:table-row>
        <table:table-row table:style-name="ro1">
          <table:table-cell office:value-type="float" office:value="2575281" calcext:value-type="float">
            <text:p>2575281</text:p>
          </table:table-cell>
          <table:table-cell table:formula="of:=[.A163]/1000/(60*60*24)" office:value-type="time" office:time-value="PT00H42M55.281S" calcext:value-type="time">
            <text:p>00:42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5.99" calcext:value-type="float">
            <text:p>95.99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float" office:value="2591281" calcext:value-type="float">
            <text:p>2591281</text:p>
          </table:table-cell>
          <table:table-cell table:formula="of:=[.A164]/1000/(60*60*24)" office:value-type="time" office:time-value="PT00H43M11.281S" calcext:value-type="time">
            <text:p>00:43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6.56" calcext:value-type="float">
            <text:p>96.56</text:p>
          </table:table-cell>
          <table:table-cell office:value-type="float" office:value="129.26" calcext:value-type="float">
            <text:p>129.26</text:p>
          </table:table-cell>
        </table:table-row>
        <table:table-row table:style-name="ro1">
          <table:table-cell office:value-type="float" office:value="2607281" calcext:value-type="float">
            <text:p>2607281</text:p>
          </table:table-cell>
          <table:table-cell table:formula="of:=[.A165]/1000/(60*60*24)" office:value-type="time" office:time-value="PT00H43M27.281S" calcext:value-type="time">
            <text:p>00:43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7.14" calcext:value-type="float">
            <text:p>97.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23281" calcext:value-type="float">
            <text:p>2623281</text:p>
          </table:table-cell>
          <table:table-cell table:formula="of:=[.A166]/1000/(60*60*24)" office:value-type="time" office:time-value="PT00H43M43.281S" calcext:value-type="time">
            <text:p>00:43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7.71" calcext:value-type="float">
            <text:p>97.71</text:p>
          </table:table-cell>
          <table:table-cell office:value-type="float" office:value="130.74" calcext:value-type="float">
            <text:p>130.74</text:p>
          </table:table-cell>
        </table:table-row>
        <table:table-row table:style-name="ro1">
          <table:table-cell office:value-type="float" office:value="2639281" calcext:value-type="float">
            <text:p>2639281</text:p>
          </table:table-cell>
          <table:table-cell table:formula="of:=[.A167]/1000/(60*60*24)" office:value-type="time" office:time-value="PT00H43M59.281S" calcext:value-type="time">
            <text:p>00:43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8.29" calcext:value-type="float">
            <text:p>98.29</text:p>
          </table:table-cell>
          <table:table-cell office:value-type="float" office:value="131.48" calcext:value-type="float">
            <text:p>131.48</text:p>
          </table:table-cell>
        </table:table-row>
        <table:table-row table:style-name="ro1">
          <table:table-cell office:value-type="float" office:value="2655281" calcext:value-type="float">
            <text:p>2655281</text:p>
          </table:table-cell>
          <table:table-cell table:formula="of:=[.A168]/1000/(60*60*24)" office:value-type="time" office:time-value="PT00H44M15.281S" calcext:value-type="time">
            <text:p>00:44:15</text:p>
          </table:table-cell>
          <table:table-cell office:value-type="float" office:value="1.28" calcext:value-type="float">
            <text:p>1.28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14" calcext:value-type="float">
            <text:p>166.14</text:p>
          </table:table-cell>
          <table:table-cell office:value-type="float" office:value="98.86" calcext:value-type="float">
            <text:p>98.86</text:p>
          </table:table-cell>
          <table:table-cell office:value-type="float" office:value="132.22" calcext:value-type="float">
            <text:p>132.22</text:p>
          </table:table-cell>
        </table:table-row>
        <table:table-row table:style-name="ro1">
          <table:table-cell office:value-type="float" office:value="2671281" calcext:value-type="float">
            <text:p>2671281</text:p>
          </table:table-cell>
          <table:table-cell table:formula="of:=[.A169]/1000/(60*60*24)" office:value-type="time" office:time-value="PT00H44M31.281S" calcext:value-type="time">
            <text:p>00:44:31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99.44" calcext:value-type="float">
            <text:p>99.44</text:p>
          </table:table-cell>
          <table:table-cell office:value-type="float" office:value="132.96" calcext:value-type="float">
            <text:p>132.96</text:p>
          </table:table-cell>
        </table:table-row>
        <table:table-row table:style-name="ro1">
          <table:table-cell office:value-type="float" office:value="2687281" calcext:value-type="float">
            <text:p>2687281</text:p>
          </table:table-cell>
          <table:table-cell table:formula="of:=[.A170]/1000/(60*60*24)" office:value-type="time" office:time-value="PT00H44M47.281S" calcext:value-type="time">
            <text:p>00:44:47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00.01" calcext:value-type="float">
            <text:p>100.01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float" office:value="2703281" calcext:value-type="float">
            <text:p>2703281</text:p>
          </table:table-cell>
          <table:table-cell table:formula="of:=[.A171]/1000/(60*60*24)" office:value-type="time" office:time-value="PT00H45M03.281S" calcext:value-type="time">
            <text:p>00:45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66.4" calcext:value-type="float">
            <text:p>166.4</text:p>
          </table:table-cell>
          <table:table-cell office:value-type="float" office:value="100.59" calcext:value-type="float">
            <text:p>100.59</text:p>
          </table:table-cell>
          <table:table-cell office:value-type="float" office:value="134.43" calcext:value-type="float">
            <text:p>134.43</text:p>
          </table:table-cell>
        </table:table-row>
        <table:table-row table:style-name="ro1">
          <table:table-cell office:value-type="float" office:value="2719281" calcext:value-type="float">
            <text:p>2719281</text:p>
          </table:table-cell>
          <table:table-cell table:formula="of:=[.A172]/1000/(60*60*24)" office:value-type="time" office:time-value="PT00H45M19.281S" calcext:value-type="time">
            <text:p>00:45:19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1.16" calcext:value-type="float">
            <text:p>101.16</text:p>
          </table:table-cell>
          <table:table-cell office:value-type="float" office:value="135.17" calcext:value-type="float">
            <text:p>135.17</text:p>
          </table:table-cell>
        </table:table-row>
        <table:table-row table:style-name="ro1">
          <table:table-cell office:value-type="float" office:value="2735281" calcext:value-type="float">
            <text:p>2735281</text:p>
          </table:table-cell>
          <table:table-cell table:formula="of:=[.A173]/1000/(60*60*24)" office:value-type="time" office:time-value="PT00H45M35.281S" calcext:value-type="time">
            <text:p>00:45:35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5.91" calcext:value-type="float">
            <text:p>135.91</text:p>
          </table:table-cell>
        </table:table-row>
        <table:table-row table:style-name="ro1">
          <table:table-cell office:value-type="float" office:value="2751281" calcext:value-type="float">
            <text:p>2751281</text:p>
          </table:table-cell>
          <table:table-cell table:formula="of:=[.A174]/1000/(60*60*24)" office:value-type="time" office:time-value="PT00H45M51.281S" calcext:value-type="time">
            <text:p>00:45:51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2.31" calcext:value-type="float">
            <text:p>102.31</text:p>
          </table:table-cell>
          <table:table-cell office:value-type="float" office:value="136.64" calcext:value-type="float">
            <text:p>136.64</text:p>
          </table:table-cell>
        </table:table-row>
        <table:table-row table:style-name="ro1">
          <table:table-cell office:value-type="float" office:value="2767281" calcext:value-type="float">
            <text:p>2767281</text:p>
          </table:table-cell>
          <table:table-cell table:formula="of:=[.A175]/1000/(60*60*24)" office:value-type="time" office:time-value="PT00H46M07.281S" calcext:value-type="time">
            <text:p>00:46:07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2.88" calcext:value-type="float">
            <text:p>102.88</text:p>
          </table:table-cell>
          <table:table-cell office:value-type="float" office:value="137.38" calcext:value-type="float">
            <text:p>137.38</text:p>
          </table:table-cell>
        </table:table-row>
        <table:table-row table:style-name="ro1">
          <table:table-cell office:value-type="float" office:value="2783281" calcext:value-type="float">
            <text:p>2783281</text:p>
          </table:table-cell>
          <table:table-cell table:formula="of:=[.A176]/1000/(60*60*24)" office:value-type="time" office:time-value="PT00H46M23.281S" calcext:value-type="time">
            <text:p>00:46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3.45" calcext:value-type="float">
            <text:p>103.45</text:p>
          </table:table-cell>
          <table:table-cell office:value-type="float" office:value="138.12" calcext:value-type="float">
            <text:p>138.12</text:p>
          </table:table-cell>
        </table:table-row>
        <table:table-row table:style-name="ro1">
          <table:table-cell office:value-type="float" office:value="2799281" calcext:value-type="float">
            <text:p>2799281</text:p>
          </table:table-cell>
          <table:table-cell table:formula="of:=[.A177]/1000/(60*60*24)" office:value-type="time" office:time-value="PT00H46M39.281S" calcext:value-type="time">
            <text:p>00:46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4.03" calcext:value-type="float">
            <text:p>104.03</text:p>
          </table:table-cell>
          <table:table-cell office:value-type="float" office:value="138.85" calcext:value-type="float">
            <text:p>138.85</text:p>
          </table:table-cell>
        </table:table-row>
        <table:table-row table:style-name="ro1">
          <table:table-cell office:value-type="float" office:value="2815281" calcext:value-type="float">
            <text:p>2815281</text:p>
          </table:table-cell>
          <table:table-cell table:formula="of:=[.A178]/1000/(60*60*24)" office:value-type="time" office:time-value="PT00H46M55.281S" calcext:value-type="time">
            <text:p>00:46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4.6" calcext:value-type="float">
            <text:p>104.6</text:p>
          </table:table-cell>
          <table:table-cell office:value-type="float" office:value="139.59" calcext:value-type="float">
            <text:p>139.59</text:p>
          </table:table-cell>
        </table:table-row>
        <table:table-row table:style-name="ro1">
          <table:table-cell office:value-type="float" office:value="2831281" calcext:value-type="float">
            <text:p>2831281</text:p>
          </table:table-cell>
          <table:table-cell table:formula="of:=[.A179]/1000/(60*60*24)" office:value-type="time" office:time-value="PT00H47M11.281S" calcext:value-type="time">
            <text:p>00:47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5.17" calcext:value-type="float">
            <text:p>105.17</text:p>
          </table:table-cell>
          <table:table-cell office:value-type="float" office:value="140.32" calcext:value-type="float">
            <text:p>140.32</text:p>
          </table:table-cell>
        </table:table-row>
        <table:table-row table:style-name="ro1">
          <table:table-cell office:value-type="float" office:value="2847281" calcext:value-type="float">
            <text:p>2847281</text:p>
          </table:table-cell>
          <table:table-cell table:formula="of:=[.A180]/1000/(60*60*24)" office:value-type="time" office:time-value="PT00H47M27.281S" calcext:value-type="time">
            <text:p>00:47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5.74" calcext:value-type="float">
            <text:p>105.74</text:p>
          </table:table-cell>
          <table:table-cell office:value-type="float" office:value="141.06" calcext:value-type="float">
            <text:p>141.06</text:p>
          </table:table-cell>
        </table:table-row>
        <table:table-row table:style-name="ro1">
          <table:table-cell office:value-type="float" office:value="2863281" calcext:value-type="float">
            <text:p>2863281</text:p>
          </table:table-cell>
          <table:table-cell table:formula="of:=[.A181]/1000/(60*60*24)" office:value-type="time" office:time-value="PT00H47M43.281S" calcext:value-type="time">
            <text:p>00:47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41.79" calcext:value-type="float">
            <text:p>141.79</text:p>
          </table:table-cell>
        </table:table-row>
        <table:table-row table:style-name="ro1">
          <table:table-cell office:value-type="float" office:value="2879281" calcext:value-type="float">
            <text:p>2879281</text:p>
          </table:table-cell>
          <table:table-cell table:formula="of:=[.A182]/1000/(60*60*24)" office:value-type="time" office:time-value="PT00H47M59.281S" calcext:value-type="time">
            <text:p>00:47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6.89" calcext:value-type="float">
            <text:p>106.89</text:p>
          </table:table-cell>
          <table:table-cell office:value-type="float" office:value="142.53" calcext:value-type="float">
            <text:p>142.53</text:p>
          </table:table-cell>
        </table:table-row>
        <table:table-row table:style-name="ro1">
          <table:table-cell office:value-type="float" office:value="2895281" calcext:value-type="float">
            <text:p>2895281</text:p>
          </table:table-cell>
          <table:table-cell table:formula="of:=[.A183]/1000/(60*60*24)" office:value-type="time" office:time-value="PT00H48M15.281S" calcext:value-type="time">
            <text:p>00:48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5.36" calcext:value-type="float">
            <text:p>165.36</text:p>
          </table:table-cell>
          <table:table-cell office:value-type="float" office:value="107.46" calcext:value-type="float">
            <text:p>107.46</text:p>
          </table:table-cell>
          <table:table-cell office:value-type="float" office:value="143.26" calcext:value-type="float">
            <text:p>143.26</text:p>
          </table:table-cell>
        </table:table-row>
        <table:table-row table:style-name="ro1">
          <table:table-cell office:value-type="float" office:value="2911281" calcext:value-type="float">
            <text:p>2911281</text:p>
          </table:table-cell>
          <table:table-cell table:formula="of:=[.A184]/1000/(60*60*24)" office:value-type="time" office:time-value="PT00H48M31.281S" calcext:value-type="time">
            <text:p>00:48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8.03" calcext:value-type="float">
            <text:p>108.03</text:p>
          </table:table-cell>
          <table:table-cell office:value-type="float" office:value="143.99" calcext:value-type="float">
            <text:p>143.99</text:p>
          </table:table-cell>
        </table:table-row>
        <table:table-row table:style-name="ro1">
          <table:table-cell office:value-type="float" office:value="2927281" calcext:value-type="float">
            <text:p>2927281</text:p>
          </table:table-cell>
          <table:table-cell table:formula="of:=[.A185]/1000/(60*60*24)" office:value-type="time" office:time-value="PT00H48M47.281S" calcext:value-type="time">
            <text:p>00:48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8.6" calcext:value-type="float">
            <text:p>108.6</text:p>
          </table:table-cell>
          <table:table-cell office:value-type="float" office:value="144.72" calcext:value-type="float">
            <text:p>144.72</text:p>
          </table:table-cell>
        </table:table-row>
        <table:table-row table:style-name="ro1">
          <table:table-cell office:value-type="float" office:value="2943281" calcext:value-type="float">
            <text:p>2943281</text:p>
          </table:table-cell>
          <table:table-cell table:formula="of:=[.A186]/1000/(60*60*24)" office:value-type="time" office:time-value="PT00H49M03.281S" calcext:value-type="time">
            <text:p>00:49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9.18" calcext:value-type="float">
            <text:p>109.18</text:p>
          </table:table-cell>
          <table:table-cell office:value-type="float" office:value="145.46" calcext:value-type="float">
            <text:p>145.46</text:p>
          </table:table-cell>
        </table:table-row>
        <table:table-row table:style-name="ro1">
          <table:table-cell office:value-type="float" office:value="2959281" calcext:value-type="float">
            <text:p>2959281</text:p>
          </table:table-cell>
          <table:table-cell table:formula="of:=[.A187]/1000/(60*60*24)" office:value-type="time" office:time-value="PT00H49M19.281S" calcext:value-type="time">
            <text:p>00:49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09.75" calcext:value-type="float">
            <text:p>109.75</text:p>
          </table:table-cell>
          <table:table-cell office:value-type="float" office:value="146.19" calcext:value-type="float">
            <text:p>146.19</text:p>
          </table:table-cell>
        </table:table-row>
        <table:table-row table:style-name="ro1">
          <table:table-cell office:value-type="float" office:value="2975281" calcext:value-type="float">
            <text:p>2975281</text:p>
          </table:table-cell>
          <table:table-cell table:formula="of:=[.A188]/1000/(60*60*24)" office:value-type="time" office:time-value="PT00H49M35.281S" calcext:value-type="time">
            <text:p>00:49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10.32" calcext:value-type="float">
            <text:p>110.32</text:p>
          </table:table-cell>
          <table:table-cell office:value-type="float" office:value="146.92" calcext:value-type="float">
            <text:p>146.92</text:p>
          </table:table-cell>
        </table:table-row>
        <table:table-row table:style-name="ro1">
          <table:table-cell office:value-type="float" office:value="2991281" calcext:value-type="float">
            <text:p>2991281</text:p>
          </table:table-cell>
          <table:table-cell table:formula="of:=[.A189]/1000/(60*60*24)" office:value-type="time" office:time-value="PT00H49M51.281S" calcext:value-type="time">
            <text:p>00:49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10.89" calcext:value-type="float">
            <text:p>110.89</text:p>
          </table:table-cell>
          <table:table-cell office:value-type="float" office:value="147.65" calcext:value-type="float">
            <text:p>147.65</text:p>
          </table:table-cell>
        </table:table-row>
        <table:table-row table:style-name="ro1">
          <table:table-cell office:value-type="float" office:value="3007281" calcext:value-type="float">
            <text:p>3007281</text:p>
          </table:table-cell>
          <table:table-cell table:formula="of:=[.A190]/1000/(60*60*24)" office:value-type="time" office:time-value="PT00H50M07.281S" calcext:value-type="time">
            <text:p>00:50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11.46" calcext:value-type="float">
            <text:p>111.46</text:p>
          </table:table-cell>
          <table:table-cell office:value-type="float" office:value="148.38" calcext:value-type="float">
            <text:p>148.38</text:p>
          </table:table-cell>
        </table:table-row>
        <table:table-row table:style-name="ro1">
          <table:table-cell office:value-type="float" office:value="3023281" calcext:value-type="float">
            <text:p>3023281</text:p>
          </table:table-cell>
          <table:table-cell table:formula="of:=[.A191]/1000/(60*60*24)" office:value-type="time" office:time-value="PT00H50M23.281S" calcext:value-type="time">
            <text:p>00:50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112.03" calcext:value-type="float">
            <text:p>112.03</text:p>
          </table:table-cell>
          <table:table-cell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3039281" calcext:value-type="float">
            <text:p>3039281</text:p>
          </table:table-cell>
          <table:table-cell table:formula="of:=[.A192]/1000/(60*60*24)" office:value-type="time" office:time-value="PT00H50M39.281S" calcext:value-type="time">
            <text:p>00:50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2.6" calcext:value-type="float">
            <text:p>112.6</text:p>
          </table:table-cell>
          <table:table-cell office:value-type="float" office:value="149.84" calcext:value-type="float">
            <text:p>149.84</text:p>
          </table:table-cell>
        </table:table-row>
        <table:table-row table:style-name="ro1">
          <table:table-cell office:value-type="float" office:value="3055281" calcext:value-type="float">
            <text:p>3055281</text:p>
          </table:table-cell>
          <table:table-cell table:formula="of:=[.A193]/1000/(60*60*24)" office:value-type="time" office:time-value="PT00H50M55.281S" calcext:value-type="time">
            <text:p>00:50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3.17" calcext:value-type="float">
            <text:p>113.17</text:p>
          </table:table-cell>
          <table:table-cell office:value-type="float" office:value="150.57" calcext:value-type="float">
            <text:p>150.57</text:p>
          </table:table-cell>
        </table:table-row>
        <table:table-row table:style-name="ro1">
          <table:table-cell office:value-type="float" office:value="3071281" calcext:value-type="float">
            <text:p>3071281</text:p>
          </table:table-cell>
          <table:table-cell table:formula="of:=[.A194]/1000/(60*60*24)" office:value-type="time" office:time-value="PT00H51M11.281S" calcext:value-type="time">
            <text:p>00:51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3.74" calcext:value-type="float">
            <text:p>113.74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float" office:value="3087281" calcext:value-type="float">
            <text:p>3087281</text:p>
          </table:table-cell>
          <table:table-cell table:formula="of:=[.A195]/1000/(60*60*24)" office:value-type="time" office:time-value="PT00H51M27.281S" calcext:value-type="time">
            <text:p>00:51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4.31" calcext:value-type="float">
            <text:p>114.31</text:p>
          </table:table-cell>
          <table:table-cell office:value-type="float" office:value="152.03" calcext:value-type="float">
            <text:p>152.03</text:p>
          </table:table-cell>
        </table:table-row>
        <table:table-row table:style-name="ro1">
          <table:table-cell office:value-type="float" office:value="3103281" calcext:value-type="float">
            <text:p>3103281</text:p>
          </table:table-cell>
          <table:table-cell table:formula="of:=[.A196]/1000/(60*60*24)" office:value-type="time" office:time-value="PT00H51M43.281S" calcext:value-type="time">
            <text:p>00:51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4.88" calcext:value-type="float">
            <text:p>114.88</text:p>
          </table:table-cell>
          <table:table-cell office:value-type="float" office:value="152.76" calcext:value-type="float">
            <text:p>152.76</text:p>
          </table:table-cell>
        </table:table-row>
        <table:table-row table:style-name="ro1">
          <table:table-cell office:value-type="float" office:value="3119281" calcext:value-type="float">
            <text:p>3119281</text:p>
          </table:table-cell>
          <table:table-cell table:formula="of:=[.A197]/1000/(60*60*24)" office:value-type="time" office:time-value="PT00H51M59.281S" calcext:value-type="time">
            <text:p>00:51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115.45" calcext:value-type="float">
            <text:p>115.45</text:p>
          </table:table-cell>
          <table:table-cell office:value-type="float" office:value="153.49" calcext:value-type="float">
            <text:p>153.49</text:p>
          </table:table-cell>
        </table:table-row>
        <table:table-row table:style-name="ro1">
          <table:table-cell office:value-type="float" office:value="3135281" calcext:value-type="float">
            <text:p>3135281</text:p>
          </table:table-cell>
          <table:table-cell table:formula="of:=[.A198]/1000/(60*60*24)" office:value-type="time" office:time-value="PT00H52M15.281S" calcext:value-type="time">
            <text:p>00:52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6.02" calcext:value-type="float">
            <text:p>116.02</text:p>
          </table:table-cell>
          <table:table-cell office:value-type="float" office:value="154.22" calcext:value-type="float">
            <text:p>154.22</text:p>
          </table:table-cell>
        </table:table-row>
        <table:table-row table:style-name="ro1">
          <table:table-cell office:value-type="float" office:value="3151281" calcext:value-type="float">
            <text:p>3151281</text:p>
          </table:table-cell>
          <table:table-cell table:formula="of:=[.A199]/1000/(60*60*24)" office:value-type="time" office:time-value="PT00H52M31.281S" calcext:value-type="time">
            <text:p>00:52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6.59" calcext:value-type="float">
            <text:p>116.59</text:p>
          </table:table-cell>
          <table:table-cell office:value-type="float" office:value="154.94" calcext:value-type="float">
            <text:p>154.94</text:p>
          </table:table-cell>
        </table:table-row>
        <table:table-row table:style-name="ro1">
          <table:table-cell office:value-type="float" office:value="3167281" calcext:value-type="float">
            <text:p>3167281</text:p>
          </table:table-cell>
          <table:table-cell table:formula="of:=[.A200]/1000/(60*60*24)" office:value-type="time" office:time-value="PT00H52M47.281S" calcext:value-type="time">
            <text:p>00:52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7.16" calcext:value-type="float">
            <text:p>117.16</text:p>
          </table:table-cell>
          <table:table-cell office:value-type="float" office:value="155.67" calcext:value-type="float">
            <text:p>155.67</text:p>
          </table:table-cell>
        </table:table-row>
        <table:table-row table:style-name="ro1">
          <table:table-cell office:value-type="float" office:value="3183281" calcext:value-type="float">
            <text:p>3183281</text:p>
          </table:table-cell>
          <table:table-cell table:formula="of:=[.A201]/1000/(60*60*24)" office:value-type="time" office:time-value="PT00H53M03.281S" calcext:value-type="time">
            <text:p>00:53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7.73" calcext:value-type="float">
            <text:p>117.73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3199281" calcext:value-type="float">
            <text:p>3199281</text:p>
          </table:table-cell>
          <table:table-cell table:formula="of:=[.A202]/1000/(60*60*24)" office:value-type="time" office:time-value="PT00H53M19.281S" calcext:value-type="time">
            <text:p>00:53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8.3" calcext:value-type="float">
            <text:p>118.3</text:p>
          </table:table-cell>
          <table:table-cell office:value-type="float" office:value="157.12" calcext:value-type="float">
            <text:p>157.12</text:p>
          </table:table-cell>
        </table:table-row>
        <table:table-row table:style-name="ro1">
          <table:table-cell office:value-type="float" office:value="3215281" calcext:value-type="float">
            <text:p>3215281</text:p>
          </table:table-cell>
          <table:table-cell table:formula="of:=[.A203]/1000/(60*60*24)" office:value-type="time" office:time-value="PT00H53M35.281S" calcext:value-type="time">
            <text:p>00:53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8.87" calcext:value-type="float">
            <text:p>118.87</text:p>
          </table:table-cell>
          <table:table-cell office:value-type="float" office:value="157.85" calcext:value-type="float">
            <text:p>157.85</text:p>
          </table:table-cell>
        </table:table-row>
        <table:table-row table:style-name="ro1">
          <table:table-cell office:value-type="float" office:value="3231281" calcext:value-type="float">
            <text:p>3231281</text:p>
          </table:table-cell>
          <table:table-cell table:formula="of:=[.A204]/1000/(60*60*24)" office:value-type="time" office:time-value="PT00H53M51.281S" calcext:value-type="time">
            <text:p>00:53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9.44" calcext:value-type="float">
            <text:p>119.44</text:p>
          </table:table-cell>
          <table:table-cell office:value-type="float" office:value="158.58" calcext:value-type="float">
            <text:p>158.58</text:p>
          </table:table-cell>
        </table:table-row>
        <table:table-row table:style-name="ro1">
          <table:table-cell office:value-type="float" office:value="3247281" calcext:value-type="float">
            <text:p>3247281</text:p>
          </table:table-cell>
          <table:table-cell table:formula="of:=[.A205]/1000/(60*60*24)" office:value-type="time" office:time-value="PT00H54M07.281S" calcext:value-type="time">
            <text:p>00:54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20.01" calcext:value-type="float">
            <text:p>120.01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1">
          <table:table-cell office:value-type="float" office:value="3263281" calcext:value-type="float">
            <text:p>3263281</text:p>
          </table:table-cell>
          <table:table-cell table:formula="of:=[.A206]/1000/(60*60*24)" office:value-type="time" office:time-value="PT00H54M23.281S" calcext:value-type="time">
            <text:p>00:54:23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20.58" calcext:value-type="float">
            <text:p>120.58</text:p>
          </table:table-cell>
          <table:table-cell office:value-type="float" office:value="160.03" calcext:value-type="float">
            <text:p>160.03</text:p>
          </table:table-cell>
        </table:table-row>
        <table:table-row table:style-name="ro1">
          <table:table-cell office:value-type="float" office:value="3279281" calcext:value-type="float">
            <text:p>3279281</text:p>
          </table:table-cell>
          <table:table-cell table:formula="of:=[.A207]/1000/(60*60*24)" office:value-type="time" office:time-value="PT00H54M39.281S" calcext:value-type="time">
            <text:p>00:54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21.15" calcext:value-type="float">
            <text:p>121.15</text:p>
          </table:table-cell>
          <table:table-cell office:value-type="float" office:value="160.75" calcext:value-type="float">
            <text:p>160.75</text:p>
          </table:table-cell>
        </table:table-row>
        <table:table-row table:style-name="ro1">
          <table:table-cell office:value-type="float" office:value="3295281" calcext:value-type="float">
            <text:p>3295281</text:p>
          </table:table-cell>
          <table:table-cell table:formula="of:=[.A208]/1000/(60*60*24)" office:value-type="time" office:time-value="PT00H54M55.281S" calcext:value-type="time">
            <text:p>00:54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21.72" calcext:value-type="float">
            <text:p>121.72</text:p>
          </table:table-cell>
          <table:table-cell office:value-type="float" office:value="161.48" calcext:value-type="float">
            <text:p>161.48</text:p>
          </table:table-cell>
        </table:table-row>
        <table:table-row table:style-name="ro1">
          <table:table-cell office:value-type="float" office:value="3311281" calcext:value-type="float">
            <text:p>3311281</text:p>
          </table:table-cell>
          <table:table-cell table:formula="of:=[.A209]/1000/(60*60*24)" office:value-type="time" office:time-value="PT00H55M11.281S" calcext:value-type="time">
            <text:p>00:55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2.29" calcext:value-type="float">
            <text:p>122.29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3327281" calcext:value-type="float">
            <text:p>3327281</text:p>
          </table:table-cell>
          <table:table-cell table:formula="of:=[.A210]/1000/(60*60*24)" office:value-type="time" office:time-value="PT00H55M27.281S" calcext:value-type="time">
            <text:p>00:55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2.86" calcext:value-type="float">
            <text:p>122.86</text:p>
          </table:table-cell>
          <table:table-cell office:value-type="float" office:value="162.93" calcext:value-type="float">
            <text:p>162.93</text:p>
          </table:table-cell>
        </table:table-row>
        <table:table-row table:style-name="ro1">
          <table:table-cell office:value-type="float" office:value="3343281" calcext:value-type="float">
            <text:p>3343281</text:p>
          </table:table-cell>
          <table:table-cell table:formula="of:=[.A211]/1000/(60*60*24)" office:value-type="time" office:time-value="PT00H55M43.281S" calcext:value-type="time">
            <text:p>00:55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3.42" calcext:value-type="float">
            <text:p>123.42</text:p>
          </table:table-cell>
          <table:table-cell office:value-type="float" office:value="163.65" calcext:value-type="float">
            <text:p>163.65</text:p>
          </table:table-cell>
        </table:table-row>
        <table:table-row table:style-name="ro1">
          <table:table-cell office:value-type="float" office:value="3359281" calcext:value-type="float">
            <text:p>3359281</text:p>
          </table:table-cell>
          <table:table-cell table:formula="of:=[.A212]/1000/(60*60*24)" office:value-type="time" office:time-value="PT00H55M59.281S" calcext:value-type="time">
            <text:p>00:55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3.99" calcext:value-type="float">
            <text:p>123.99</text:p>
          </table:table-cell>
          <table:table-cell office:value-type="float" office:value="164.38" calcext:value-type="float">
            <text:p>164.38</text:p>
          </table:table-cell>
        </table:table-row>
        <table:table-row table:style-name="ro1">
          <table:table-cell office:value-type="float" office:value="3375281" calcext:value-type="float">
            <text:p>3375281</text:p>
          </table:table-cell>
          <table:table-cell table:formula="of:=[.A213]/1000/(60*60*24)" office:value-type="time" office:time-value="PT00H56M15.281S" calcext:value-type="time">
            <text:p>00:56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4.56" calcext:value-type="float">
            <text:p>124.56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3391281" calcext:value-type="float">
            <text:p>3391281</text:p>
          </table:table-cell>
          <table:table-cell table:formula="of:=[.A214]/1000/(60*60*24)" office:value-type="time" office:time-value="PT00H56M31.281S" calcext:value-type="time">
            <text:p>00:56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5.13" calcext:value-type="float">
            <text:p>125.13</text:p>
          </table:table-cell>
          <table:table-cell office:value-type="float" office:value="165.82" calcext:value-type="float">
            <text:p>165.82</text:p>
          </table:table-cell>
        </table:table-row>
        <table:table-row table:style-name="ro1">
          <table:table-cell office:value-type="float" office:value="3407281" calcext:value-type="float">
            <text:p>3407281</text:p>
          </table:table-cell>
          <table:table-cell table:formula="of:=[.A215]/1000/(60*60*24)" office:value-type="time" office:time-value="PT00H56M47.281S" calcext:value-type="time">
            <text:p>00:56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5.7" calcext:value-type="float">
            <text:p>125.7</text:p>
          </table:table-cell>
          <table:table-cell office:value-type="float" office:value="166.54" calcext:value-type="float">
            <text:p>166.54</text:p>
          </table:table-cell>
        </table:table-row>
        <table:table-row table:style-name="ro1">
          <table:table-cell office:value-type="float" office:value="3423281" calcext:value-type="float">
            <text:p>3423281</text:p>
          </table:table-cell>
          <table:table-cell table:formula="of:=[.A216]/1000/(60*60*24)" office:value-type="time" office:time-value="PT00H57M03.281S" calcext:value-type="time">
            <text:p>00:57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6.26" calcext:value-type="float">
            <text:p>126.26</text:p>
          </table:table-cell>
          <table:table-cell office:value-type="float" office:value="167.27" calcext:value-type="float">
            <text:p>167.27</text:p>
          </table:table-cell>
        </table:table-row>
        <table:table-row table:style-name="ro1">
          <table:table-cell office:value-type="float" office:value="3439281" calcext:value-type="float">
            <text:p>3439281</text:p>
          </table:table-cell>
          <table:table-cell table:formula="of:=[.A217]/1000/(60*60*24)" office:value-type="time" office:time-value="PT00H57M19.281S" calcext:value-type="time">
            <text:p>00:57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6.83" calcext:value-type="float">
            <text:p>126.83</text:p>
          </table:table-cell>
          <table:table-cell office:value-type="float" office:value="167.99" calcext:value-type="float">
            <text:p>167.99</text:p>
          </table:table-cell>
        </table:table-row>
        <table:table-row table:style-name="ro1">
          <table:table-cell office:value-type="float" office:value="3455281" calcext:value-type="float">
            <text:p>3455281</text:p>
          </table:table-cell>
          <table:table-cell table:formula="of:=[.A218]/1000/(60*60*24)" office:value-type="time" office:time-value="PT00H57M35.281S" calcext:value-type="time">
            <text:p>00:57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7.4" calcext:value-type="float">
            <text:p>127.4</text:p>
          </table:table-cell>
          <table:table-cell office:value-type="float" office:value="168.71" calcext:value-type="float">
            <text:p>168.71</text:p>
          </table:table-cell>
        </table:table-row>
        <table:table-row table:style-name="ro1">
          <table:table-cell office:value-type="float" office:value="3471281" calcext:value-type="float">
            <text:p>3471281</text:p>
          </table:table-cell>
          <table:table-cell table:formula="of:=[.A219]/1000/(60*60*24)" office:value-type="time" office:time-value="PT00H57M51.281S" calcext:value-type="time">
            <text:p>00:57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7.97" calcext:value-type="float">
            <text:p>127.97</text:p>
          </table:table-cell>
          <table:table-cell office:value-type="float" office:value="169.43" calcext:value-type="float">
            <text:p>169.43</text:p>
          </table:table-cell>
        </table:table-row>
        <table:table-row table:style-name="ro1">
          <table:table-cell office:value-type="float" office:value="3487281" calcext:value-type="float">
            <text:p>3487281</text:p>
          </table:table-cell>
          <table:table-cell table:formula="of:=[.A220]/1000/(60*60*24)" office:value-type="time" office:time-value="PT00H58M07.281S" calcext:value-type="time">
            <text:p>00:58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1" calcext:value-type="float">
            <text:p>162.41</text:p>
          </table:table-cell>
          <table:table-cell office:value-type="float" office:value="128.53" calcext:value-type="float">
            <text:p>128.53</text:p>
          </table:table-cell>
          <table:table-cell office:value-type="float" office:value="170.16" calcext:value-type="float">
            <text:p>170.16</text:p>
          </table:table-cell>
        </table:table-row>
        <table:table-row table:style-name="ro1">
          <table:table-cell office:value-type="float" office:value="3503281" calcext:value-type="float">
            <text:p>3503281</text:p>
          </table:table-cell>
          <table:table-cell table:formula="of:=[.A221]/1000/(60*60*24)" office:value-type="time" office:time-value="PT00H58M23.281S" calcext:value-type="time">
            <text:p>00:58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1" calcext:value-type="float">
            <text:p>162.41</text:p>
          </table:table-cell>
          <table:table-cell office:value-type="float" office:value="129.1" calcext:value-type="float">
            <text:p>129.1</text:p>
          </table:table-cell>
          <table:table-cell office:value-type="float" office:value="170.88" calcext:value-type="float">
            <text:p>170.88</text:p>
          </table:table-cell>
        </table:table-row>
        <table:table-row table:style-name="ro1">
          <table:table-cell office:value-type="float" office:value="3519281" calcext:value-type="float">
            <text:p>3519281</text:p>
          </table:table-cell>
          <table:table-cell table:formula="of:=[.A222]/1000/(60*60*24)" office:value-type="time" office:time-value="PT00H58M39.281S" calcext:value-type="time">
            <text:p>00:58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9.67" calcext:value-type="float">
            <text:p>129.67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float" office:value="3535281" calcext:value-type="float">
            <text:p>3535281</text:p>
          </table:table-cell>
          <table:table-cell table:formula="of:=[.A223]/1000/(60*60*24)" office:value-type="time" office:time-value="PT00H58M55.281S" calcext:value-type="time">
            <text:p>00:58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30.24" calcext:value-type="float">
            <text:p>130.24</text:p>
          </table:table-cell>
          <table:table-cell office:value-type="float" office:value="172.32" calcext:value-type="float">
            <text:p>172.32</text:p>
          </table:table-cell>
        </table:table-row>
        <table:table-row table:style-name="ro1">
          <table:table-cell office:value-type="float" office:value="3551280" calcext:value-type="float">
            <text:p>3551280</text:p>
          </table:table-cell>
          <table:table-cell table:formula="of:=[.A224]/1000/(60*60*24)" office:value-type="time" office:time-value="PT00H59M11.28S" calcext:value-type="time">
            <text:p>00:59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30.8" calcext:value-type="float">
            <text:p>130.8</text:p>
          </table:table-cell>
          <table:table-cell office:value-type="float" office:value="173.04" calcext:value-type="float">
            <text:p>173.04</text:p>
          </table:table-cell>
        </table:table-row>
        <table:table-row table:style-name="ro1">
          <table:table-cell office:value-type="float" office:value="3567281" calcext:value-type="float">
            <text:p>3567281</text:p>
          </table:table-cell>
          <table:table-cell table:formula="of:=[.A225]/1000/(60*60*24)" office:value-type="time" office:time-value="PT00H59M27.281S" calcext:value-type="time">
            <text:p>00:59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31.37" calcext:value-type="float">
            <text:p>131.37</text:p>
          </table:table-cell>
          <table:table-cell office:value-type="float" office:value="173.76" calcext:value-type="float">
            <text:p>173.76</text:p>
          </table:table-cell>
        </table:table-row>
        <table:table-row table:style-name="ro1">
          <table:table-cell office:value-type="float" office:value="3583281" calcext:value-type="float">
            <text:p>3583281</text:p>
          </table:table-cell>
          <table:table-cell table:formula="of:=[.A226]/1000/(60*60*24)" office:value-type="time" office:time-value="PT00H59M43.281S" calcext:value-type="time">
            <text:p>00:59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31.94" calcext:value-type="float">
            <text:p>131.94</text:p>
          </table:table-cell>
          <table:table-cell office:value-type="float" office:value="174.48" calcext:value-type="float">
            <text:p>174.48</text:p>
          </table:table-cell>
        </table:table-row>
        <table:table-row table:style-name="ro1">
          <table:table-cell office:value-type="float" office:value="3599281" calcext:value-type="float">
            <text:p>3599281</text:p>
          </table:table-cell>
          <table:table-cell table:formula="of:=[.A227]/1000/(60*60*24)" office:value-type="time" office:time-value="PT00H59M59.281S" calcext:value-type="time">
            <text:p>00:59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2" calcext:value-type="float">
            <text:p>175.2</text:p>
          </table:table-cell>
        </table:table-row>
        <table:table-row table:style-name="ro1">
          <table:table-cell office:value-type="float" office:value="3615281" calcext:value-type="float">
            <text:p>3615281</text:p>
          </table:table-cell>
          <table:table-cell table:formula="of:=[.A228]/1000/(60*60*24)" office:value-type="time" office:time-value="PT01H00M15.281S" calcext:value-type="time">
            <text:p>01:00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133.07" calcext:value-type="float">
            <text:p>133.07</text:p>
          </table:table-cell>
          <table:table-cell office:value-type="float" office:value="175.92" calcext:value-type="float">
            <text:p>175.92</text:p>
          </table:table-cell>
        </table:table-row>
        <table:table-row table:style-name="ro1">
          <table:table-cell office:value-type="float" office:value="3631281" calcext:value-type="float">
            <text:p>3631281</text:p>
          </table:table-cell>
          <table:table-cell table:formula="of:=[.A229]/1000/(60*60*24)" office:value-type="time" office:time-value="PT01H00M31.281S" calcext:value-type="time">
            <text:p>01:00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3.64" calcext:value-type="float">
            <text:p>133.64</text:p>
          </table:table-cell>
          <table:table-cell office:value-type="float" office:value="176.64" calcext:value-type="float">
            <text:p>176.64</text:p>
          </table:table-cell>
        </table:table-row>
        <table:table-row table:style-name="ro1">
          <table:table-cell office:value-type="float" office:value="3647281" calcext:value-type="float">
            <text:p>3647281</text:p>
          </table:table-cell>
          <table:table-cell table:formula="of:=[.A230]/1000/(60*60*24)" office:value-type="time" office:time-value="PT01H00M47.281S" calcext:value-type="time">
            <text:p>01:00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134.2" calcext:value-type="float">
            <text:p>134.2</text:p>
          </table:table-cell>
          <table:table-cell office:value-type="float" office:value="177.35" calcext:value-type="float">
            <text:p>177.35</text:p>
          </table:table-cell>
        </table:table-row>
        <table:table-row table:style-name="ro1">
          <table:table-cell office:value-type="float" office:value="3663281" calcext:value-type="float">
            <text:p>3663281</text:p>
          </table:table-cell>
          <table:table-cell table:formula="of:=[.A231]/1000/(60*60*24)" office:value-type="time" office:time-value="PT01H01M03.281S" calcext:value-type="time">
            <text:p>01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4.77" calcext:value-type="float">
            <text:p>134.77</text:p>
          </table:table-cell>
          <table:table-cell office:value-type="float" office:value="178.07" calcext:value-type="float">
            <text:p>178.07</text:p>
          </table:table-cell>
        </table:table-row>
        <table:table-row table:style-name="ro1">
          <table:table-cell office:value-type="float" office:value="3679281" calcext:value-type="float">
            <text:p>3679281</text:p>
          </table:table-cell>
          <table:table-cell table:formula="of:=[.A232]/1000/(60*60*24)" office:value-type="time" office:time-value="PT01H01M19.281S" calcext:value-type="time">
            <text:p>01:01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5.34" calcext:value-type="float">
            <text:p>135.34</text:p>
          </table:table-cell>
          <table:table-cell office:value-type="float" office:value="178.79" calcext:value-type="float">
            <text:p>178.79</text:p>
          </table:table-cell>
        </table:table-row>
        <table:table-row table:style-name="ro1">
          <table:table-cell office:value-type="float" office:value="3695281" calcext:value-type="float">
            <text:p>3695281</text:p>
          </table:table-cell>
          <table:table-cell table:formula="of:=[.A233]/1000/(60*60*24)" office:value-type="time" office:time-value="PT01H01M35.281S" calcext:value-type="time">
            <text:p>01:01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5.9" calcext:value-type="float">
            <text:p>135.9</text:p>
          </table:table-cell>
          <table:table-cell office:value-type="float" office:value="179.51" calcext:value-type="float">
            <text:p>179.51</text:p>
          </table:table-cell>
        </table:table-row>
        <table:table-row table:style-name="ro1">
          <table:table-cell office:value-type="float" office:value="3711281" calcext:value-type="float">
            <text:p>3711281</text:p>
          </table:table-cell>
          <table:table-cell table:formula="of:=[.A234]/1000/(60*60*24)" office:value-type="time" office:time-value="PT01H01M51.281S" calcext:value-type="time">
            <text:p>01:01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6.47" calcext:value-type="float">
            <text:p>136.47</text:p>
          </table:table-cell>
          <table:table-cell office:value-type="float" office:value="180.23" calcext:value-type="float">
            <text:p>180.23</text:p>
          </table:table-cell>
        </table:table-row>
        <table:table-row table:style-name="ro1">
          <table:table-cell office:value-type="float" office:value="3727280" calcext:value-type="float">
            <text:p>3727280</text:p>
          </table:table-cell>
          <table:table-cell table:formula="of:=[.A235]/1000/(60*60*24)" office:value-type="time" office:time-value="PT01H02M07.28S" calcext:value-type="time">
            <text:p>01:02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7.03" calcext:value-type="float">
            <text:p>137.03</text:p>
          </table:table-cell>
          <table:table-cell office:value-type="float" office:value="180.95" calcext:value-type="float">
            <text:p>180.95</text:p>
          </table:table-cell>
        </table:table-row>
        <table:table-row table:style-name="ro1">
          <table:table-cell office:value-type="float" office:value="3743281" calcext:value-type="float">
            <text:p>3743281</text:p>
          </table:table-cell>
          <table:table-cell table:formula="of:=[.A236]/1000/(60*60*24)" office:value-type="time" office:time-value="PT01H02M23.281S" calcext:value-type="time">
            <text:p>01:02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7.6" calcext:value-type="float">
            <text:p>137.6</text:p>
          </table:table-cell>
          <table:table-cell office:value-type="float" office:value="181.66" calcext:value-type="float">
            <text:p>181.66</text:p>
          </table:table-cell>
        </table:table-row>
        <table:table-row table:style-name="ro1">
          <table:table-cell office:value-type="float" office:value="3759281" calcext:value-type="float">
            <text:p>3759281</text:p>
          </table:table-cell>
          <table:table-cell table:formula="of:=[.A237]/1000/(60*60*24)" office:value-type="time" office:time-value="PT01H02M39.281S" calcext:value-type="time">
            <text:p>01:02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8.16" calcext:value-type="float">
            <text:p>138.16</text:p>
          </table:table-cell>
          <table:table-cell office:value-type="float" office:value="182.38" calcext:value-type="float">
            <text:p>182.38</text:p>
          </table:table-cell>
        </table:table-row>
        <table:table-row table:style-name="ro1">
          <table:table-cell office:value-type="float" office:value="3775281" calcext:value-type="float">
            <text:p>3775281</text:p>
          </table:table-cell>
          <table:table-cell table:formula="of:=[.A238]/1000/(60*60*24)" office:value-type="time" office:time-value="PT01H02M55.281S" calcext:value-type="time">
            <text:p>01:0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38.73" calcext:value-type="float">
            <text:p>138.73</text:p>
          </table:table-cell>
          <table:table-cell office:value-type="float" office:value="183.1" calcext:value-type="float">
            <text:p>183.1</text:p>
          </table:table-cell>
        </table:table-row>
        <table:table-row table:style-name="ro1">
          <table:table-cell office:value-type="float" office:value="3791281" calcext:value-type="float">
            <text:p>3791281</text:p>
          </table:table-cell>
          <table:table-cell table:formula="of:=[.A239]/1000/(60*60*24)" office:value-type="time" office:time-value="PT01H03M11.281S" calcext:value-type="time">
            <text:p>01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39.3" calcext:value-type="float">
            <text:p>139.3</text:p>
          </table:table-cell>
          <table:table-cell office:value-type="float" office:value="183.81" calcext:value-type="float">
            <text:p>183.81</text:p>
          </table:table-cell>
        </table:table-row>
        <table:table-row table:style-name="ro1">
          <table:table-cell office:value-type="float" office:value="3807281" calcext:value-type="float">
            <text:p>3807281</text:p>
          </table:table-cell>
          <table:table-cell table:formula="of:=[.A240]/1000/(60*60*24)" office:value-type="time" office:time-value="PT01H03M27.281S" calcext:value-type="time">
            <text:p>01:03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9.86" calcext:value-type="float">
            <text:p>139.86</text:p>
          </table:table-cell>
          <table:table-cell office:value-type="float" office:value="184.53" calcext:value-type="float">
            <text:p>184.53</text:p>
          </table:table-cell>
        </table:table-row>
        <table:table-row table:style-name="ro1">
          <table:table-cell office:value-type="float" office:value="3823281" calcext:value-type="float">
            <text:p>3823281</text:p>
          </table:table-cell>
          <table:table-cell table:formula="of:=[.A241]/1000/(60*60*24)" office:value-type="time" office:time-value="PT01H03M43.281S" calcext:value-type="time">
            <text:p>01:0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40.43" calcext:value-type="float">
            <text:p>140.43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3839281" calcext:value-type="float">
            <text:p>3839281</text:p>
          </table:table-cell>
          <table:table-cell table:formula="of:=[.A242]/1000/(60*60*24)" office:value-type="time" office:time-value="PT01H03M59.281S" calcext:value-type="time">
            <text:p>01:0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40.99" calcext:value-type="float">
            <text:p>140.99</text:p>
          </table:table-cell>
          <table:table-cell office:value-type="float" office:value="185.96" calcext:value-type="float">
            <text:p>185.96</text:p>
          </table:table-cell>
        </table:table-row>
        <table:table-row table:style-name="ro1">
          <table:table-cell office:value-type="float" office:value="3855281" calcext:value-type="float">
            <text:p>3855281</text:p>
          </table:table-cell>
          <table:table-cell table:formula="of:=[.A243]/1000/(60*60*24)" office:value-type="time" office:time-value="PT01H04M15.281S" calcext:value-type="time">
            <text:p>01:04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41.56" calcext:value-type="float">
            <text:p>141.56</text:p>
          </table:table-cell>
          <table:table-cell office:value-type="float" office:value="186.68" calcext:value-type="float">
            <text:p>186.68</text:p>
          </table:table-cell>
        </table:table-row>
        <table:table-row table:style-name="ro1">
          <table:table-cell office:value-type="float" office:value="3871281" calcext:value-type="float">
            <text:p>3871281</text:p>
          </table:table-cell>
          <table:table-cell table:formula="of:=[.A244]/1000/(60*60*24)" office:value-type="time" office:time-value="PT01H04M31.281S" calcext:value-type="time">
            <text:p>01:04:31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42.12" calcext:value-type="float">
            <text:p>142.12</text:p>
          </table:table-cell>
          <table:table-cell office:value-type="float" office:value="187.39" calcext:value-type="float">
            <text:p>187.39</text:p>
          </table:table-cell>
        </table:table-row>
        <table:table-row table:style-name="ro1">
          <table:table-cell office:value-type="float" office:value="3887281" calcext:value-type="float">
            <text:p>3887281</text:p>
          </table:table-cell>
          <table:table-cell table:formula="of:=[.A245]/1000/(60*60*24)" office:value-type="time" office:time-value="PT01H04M47.281S" calcext:value-type="time">
            <text:p>01:0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2.69" calcext:value-type="float">
            <text:p>142.69</text:p>
          </table:table-cell>
          <table:table-cell office:value-type="float" office:value="188.11" calcext:value-type="float">
            <text:p>188.11</text:p>
          </table:table-cell>
        </table:table-row>
        <table:table-row table:style-name="ro1">
          <table:table-cell office:value-type="float" office:value="3903281" calcext:value-type="float">
            <text:p>3903281</text:p>
          </table:table-cell>
          <table:table-cell table:formula="of:=[.A246]/1000/(60*60*24)" office:value-type="time" office:time-value="PT01H05M03.281S" calcext:value-type="time">
            <text:p>01:0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3.25" calcext:value-type="float">
            <text:p>143.25</text:p>
          </table:table-cell>
          <table:table-cell office:value-type="float" office:value="188.82" calcext:value-type="float">
            <text:p>188.82</text:p>
          </table:table-cell>
        </table:table-row>
        <table:table-row table:style-name="ro1">
          <table:table-cell office:value-type="float" office:value="3919281" calcext:value-type="float">
            <text:p>3919281</text:p>
          </table:table-cell>
          <table:table-cell table:formula="of:=[.A247]/1000/(60*60*24)" office:value-type="time" office:time-value="PT01H05M19.281S" calcext:value-type="time">
            <text:p>01:0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3.82" calcext:value-type="float">
            <text:p>143.82</text:p>
          </table:table-cell>
          <table:table-cell office:value-type="float" office:value="189.54" calcext:value-type="float">
            <text:p>189.54</text:p>
          </table:table-cell>
        </table:table-row>
        <table:table-row table:style-name="ro1">
          <table:table-cell office:value-type="float" office:value="3935281" calcext:value-type="float">
            <text:p>3935281</text:p>
          </table:table-cell>
          <table:table-cell table:formula="of:=[.A248]/1000/(60*60*24)" office:value-type="time" office:time-value="PT01H05M35.281S" calcext:value-type="time">
            <text:p>01:0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4.38" calcext:value-type="float">
            <text:p>144.38</text:p>
          </table:table-cell>
          <table:table-cell office:value-type="float" office:value="190.25" calcext:value-type="float">
            <text:p>190.25</text:p>
          </table:table-cell>
        </table:table-row>
        <table:table-row table:style-name="ro1">
          <table:table-cell office:value-type="float" office:value="3951281" calcext:value-type="float">
            <text:p>3951281</text:p>
          </table:table-cell>
          <table:table-cell table:formula="of:=[.A249]/1000/(60*60*24)" office:value-type="time" office:time-value="PT01H05M51.281S" calcext:value-type="time">
            <text:p>01:0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4.95" calcext:value-type="float">
            <text:p>144.95</text:p>
          </table:table-cell>
          <table:table-cell office:value-type="float" office:value="190.97" calcext:value-type="float">
            <text:p>190.97</text:p>
          </table:table-cell>
        </table:table-row>
        <table:table-row table:style-name="ro1">
          <table:table-cell office:value-type="float" office:value="3967281" calcext:value-type="float">
            <text:p>3967281</text:p>
          </table:table-cell>
          <table:table-cell table:formula="of:=[.A250]/1000/(60*60*24)" office:value-type="time" office:time-value="PT01H06M07.281S" calcext:value-type="time">
            <text:p>01:0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5.51" calcext:value-type="float">
            <text:p>145.51</text:p>
          </table:table-cell>
          <table:table-cell office:value-type="float" office:value="191.68" calcext:value-type="float">
            <text:p>191.68</text:p>
          </table:table-cell>
        </table:table-row>
        <table:table-row table:style-name="ro1">
          <table:table-cell office:value-type="float" office:value="3983281" calcext:value-type="float">
            <text:p>3983281</text:p>
          </table:table-cell>
          <table:table-cell table:formula="of:=[.A251]/1000/(60*60*24)" office:value-type="time" office:time-value="PT01H06M23.281S" calcext:value-type="time">
            <text:p>01:0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6.08" calcext:value-type="float">
            <text:p>146.08</text:p>
          </table:table-cell>
          <table:table-cell office:value-type="float" office:value="192.39" calcext:value-type="float">
            <text:p>192.39</text:p>
          </table:table-cell>
        </table:table-row>
        <table:table-row table:style-name="ro1">
          <table:table-cell office:value-type="float" office:value="3999281" calcext:value-type="float">
            <text:p>3999281</text:p>
          </table:table-cell>
          <table:table-cell table:formula="of:=[.A252]/1000/(60*60*24)" office:value-type="time" office:time-value="PT01H06M39.281S" calcext:value-type="time">
            <text:p>01:0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6.64" calcext:value-type="float">
            <text:p>146.6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4015281" calcext:value-type="float">
            <text:p>4015281</text:p>
          </table:table-cell>
          <table:table-cell table:formula="of:=[.A253]/1000/(60*60*24)" office:value-type="time" office:time-value="PT01H06M55.281S" calcext:value-type="time">
            <text:p>01:0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7.2" calcext:value-type="float">
            <text:p>147.2</text:p>
          </table:table-cell>
          <table:table-cell office:value-type="float" office:value="193.82" calcext:value-type="float">
            <text:p>193.82</text:p>
          </table:table-cell>
        </table:table-row>
        <table:table-row table:style-name="ro1">
          <table:table-cell office:value-type="float" office:value="4031281" calcext:value-type="float">
            <text:p>4031281</text:p>
          </table:table-cell>
          <table:table-cell table:formula="of:=[.A254]/1000/(60*60*24)" office:value-type="time" office:time-value="PT01H07M11.281S" calcext:value-type="time">
            <text:p>01:0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11" calcext:value-type="float">
            <text:p>160.11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4.53" calcext:value-type="float">
            <text:p>194.53</text:p>
          </table:table-cell>
        </table:table-row>
        <table:table-row table:style-name="ro1">
          <table:table-cell office:value-type="float" office:value="4047281" calcext:value-type="float">
            <text:p>4047281</text:p>
          </table:table-cell>
          <table:table-cell table:formula="of:=[.A255]/1000/(60*60*24)" office:value-type="time" office:time-value="PT01H07M27.281S" calcext:value-type="time">
            <text:p>01:0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8.33" calcext:value-type="float">
            <text:p>148.33</text:p>
          </table:table-cell>
          <table:table-cell office:value-type="float" office:value="195.25" calcext:value-type="float">
            <text:p>195.25</text:p>
          </table:table-cell>
        </table:table-row>
        <table:table-row table:style-name="ro1">
          <table:table-cell office:value-type="float" office:value="4063281" calcext:value-type="float">
            <text:p>4063281</text:p>
          </table:table-cell>
          <table:table-cell table:formula="of:=[.A256]/1000/(60*60*24)" office:value-type="time" office:time-value="PT01H07M43.281S" calcext:value-type="time">
            <text:p>01:07:4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8.9" calcext:value-type="float">
            <text:p>148.9</text:p>
          </table:table-cell>
          <table:table-cell office:value-type="float" office:value="195.96" calcext:value-type="float">
            <text:p>195.96</text:p>
          </table:table-cell>
        </table:table-row>
        <table:table-row table:style-name="ro1">
          <table:table-cell office:value-type="float" office:value="4079281" calcext:value-type="float">
            <text:p>4079281</text:p>
          </table:table-cell>
          <table:table-cell table:formula="of:=[.A257]/1000/(60*60*24)" office:value-type="time" office:time-value="PT01H07M59.281S" calcext:value-type="time">
            <text:p>01:0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9.46" calcext:value-type="float">
            <text:p>149.46</text:p>
          </table:table-cell>
          <table:table-cell office:value-type="float" office:value="196.67" calcext:value-type="float">
            <text:p>196.67</text:p>
          </table:table-cell>
        </table:table-row>
        <table:table-row table:style-name="ro1">
          <table:table-cell office:value-type="float" office:value="4095281" calcext:value-type="float">
            <text:p>4095281</text:p>
          </table:table-cell>
          <table:table-cell table:formula="of:=[.A258]/1000/(60*60*24)" office:value-type="time" office:time-value="PT01H08M15.281S" calcext:value-type="time">
            <text:p>01:0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50.03" calcext:value-type="float">
            <text:p>150.03</text:p>
          </table:table-cell>
          <table:table-cell office:value-type="float" office:value="197.39" calcext:value-type="float">
            <text:p>197.39</text:p>
          </table:table-cell>
        </table:table-row>
        <table:table-row table:style-name="ro1">
          <table:table-cell office:value-type="float" office:value="4111281" calcext:value-type="float">
            <text:p>4111281</text:p>
          </table:table-cell>
          <table:table-cell table:formula="of:=[.A259]/1000/(60*60*24)" office:value-type="time" office:time-value="PT01H08M31.281S" calcext:value-type="time">
            <text:p>01:08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50.59" calcext:value-type="float">
            <text:p>150.59</text:p>
          </table:table-cell>
          <table:table-cell office:value-type="float" office:value="198.1" calcext:value-type="float">
            <text:p>198.1</text:p>
          </table:table-cell>
        </table:table-row>
        <table:table-row table:style-name="ro1">
          <table:table-cell office:value-type="float" office:value="4127281" calcext:value-type="float">
            <text:p>4127281</text:p>
          </table:table-cell>
          <table:table-cell table:formula="of:=[.A260]/1000/(60*60*24)" office:value-type="time" office:time-value="PT01H08M47.281S" calcext:value-type="time">
            <text:p>01:0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51.15" calcext:value-type="float">
            <text:p>151.15</text:p>
          </table:table-cell>
          <table:table-cell office:value-type="float" office:value="198.81" calcext:value-type="float">
            <text:p>198.81</text:p>
          </table:table-cell>
        </table:table-row>
        <table:table-row table:style-name="ro1">
          <table:table-cell office:value-type="float" office:value="4143281" calcext:value-type="float">
            <text:p>4143281</text:p>
          </table:table-cell>
          <table:table-cell table:formula="of:=[.A261]/1000/(60*60*24)" office:value-type="time" office:time-value="PT01H09M03.281S" calcext:value-type="time">
            <text:p>01:09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51.72" calcext:value-type="float">
            <text:p>151.72</text:p>
          </table:table-cell>
          <table:table-cell office:value-type="float" office:value="199.52" calcext:value-type="float">
            <text:p>199.52</text:p>
          </table:table-cell>
        </table:table-row>
        <table:table-row table:style-name="ro1">
          <table:table-cell office:value-type="float" office:value="4159281" calcext:value-type="float">
            <text:p>4159281</text:p>
          </table:table-cell>
          <table:table-cell table:formula="of:=[.A262]/1000/(60*60*24)" office:value-type="time" office:time-value="PT01H09M19.281S" calcext:value-type="time">
            <text:p>01:09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2.28" calcext:value-type="float">
            <text:p>152.28</text:p>
          </table:table-cell>
          <table:table-cell office:value-type="float" office:value="200.24" calcext:value-type="float">
            <text:p>200.24</text:p>
          </table:table-cell>
        </table:table-row>
        <table:table-row table:style-name="ro1">
          <table:table-cell office:value-type="float" office:value="4175281" calcext:value-type="float">
            <text:p>4175281</text:p>
          </table:table-cell>
          <table:table-cell table:formula="of:=[.A263]/1000/(60*60*24)" office:value-type="time" office:time-value="PT01H09M35.281S" calcext:value-type="time">
            <text:p>01:09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52.84" calcext:value-type="float">
            <text:p>152.84</text:p>
          </table:table-cell>
          <table:table-cell office:value-type="float" office:value="200.95" calcext:value-type="float">
            <text:p>200.95</text:p>
          </table:table-cell>
        </table:table-row>
        <table:table-row table:style-name="ro1">
          <table:table-cell office:value-type="float" office:value="4191281" calcext:value-type="float">
            <text:p>4191281</text:p>
          </table:table-cell>
          <table:table-cell table:formula="of:=[.A264]/1000/(60*60*24)" office:value-type="time" office:time-value="PT01H09M51.281S" calcext:value-type="time">
            <text:p>01:09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3.41" calcext:value-type="float">
            <text:p>153.41</text:p>
          </table:table-cell>
          <table:table-cell office:value-type="float" office:value="201.66" calcext:value-type="float">
            <text:p>201.66</text:p>
          </table:table-cell>
        </table:table-row>
        <table:table-row table:style-name="ro1">
          <table:table-cell office:value-type="float" office:value="4207281" calcext:value-type="float">
            <text:p>4207281</text:p>
          </table:table-cell>
          <table:table-cell table:formula="of:=[.A265]/1000/(60*60*24)" office:value-type="time" office:time-value="PT01H10M07.281S" calcext:value-type="time">
            <text:p>01:10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3.97" calcext:value-type="float">
            <text:p>153.97</text:p>
          </table:table-cell>
          <table:table-cell office:value-type="float" office:value="202.37" calcext:value-type="float">
            <text:p>202.37</text:p>
          </table:table-cell>
        </table:table-row>
        <table:table-row table:style-name="ro1">
          <table:table-cell office:value-type="float" office:value="4223281" calcext:value-type="float">
            <text:p>4223281</text:p>
          </table:table-cell>
          <table:table-cell table:formula="of:=[.A266]/1000/(60*60*24)" office:value-type="time" office:time-value="PT01H10M23.281S" calcext:value-type="time">
            <text:p>01:10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54.53" calcext:value-type="float">
            <text:p>154.53</text:p>
          </table:table-cell>
          <table:table-cell office:value-type="float" office:value="203.08" calcext:value-type="float">
            <text:p>203.08</text:p>
          </table:table-cell>
        </table:table-row>
        <table:table-row table:style-name="ro1">
          <table:table-cell office:value-type="float" office:value="4239281" calcext:value-type="float">
            <text:p>4239281</text:p>
          </table:table-cell>
          <table:table-cell table:formula="of:=[.A267]/1000/(60*60*24)" office:value-type="time" office:time-value="PT01H10M39.281S" calcext:value-type="time">
            <text:p>01:10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155.1" calcext:value-type="float">
            <text:p>155.1</text:p>
          </table:table-cell>
          <table:table-cell office:value-type="float" office:value="203.79" calcext:value-type="float">
            <text:p>203.79</text:p>
          </table:table-cell>
        </table:table-row>
        <table:table-row table:style-name="ro1">
          <table:table-cell office:value-type="float" office:value="4255281" calcext:value-type="float">
            <text:p>4255281</text:p>
          </table:table-cell>
          <table:table-cell table:formula="of:=[.A268]/1000/(60*60*24)" office:value-type="time" office:time-value="PT01H10M55.281S" calcext:value-type="time">
            <text:p>01:10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5.66" calcext:value-type="float">
            <text:p>155.66</text:p>
          </table:table-cell>
          <table:table-cell office:value-type="float" office:value="204.5" calcext:value-type="float">
            <text:p>204.5</text:p>
          </table:table-cell>
        </table:table-row>
        <table:table-row table:style-name="ro1">
          <table:table-cell office:value-type="float" office:value="4271281" calcext:value-type="float">
            <text:p>4271281</text:p>
          </table:table-cell>
          <table:table-cell table:formula="of:=[.A269]/1000/(60*60*24)" office:value-type="time" office:time-value="PT01H11M11.281S" calcext:value-type="time">
            <text:p>01:11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6.22" calcext:value-type="float">
            <text:p>156.22</text:p>
          </table:table-cell>
          <table:table-cell office:value-type="float" office:value="205.21" calcext:value-type="float">
            <text:p>205.21</text:p>
          </table:table-cell>
        </table:table-row>
        <table:table-row table:style-name="ro1">
          <table:table-cell office:value-type="float" office:value="4287281" calcext:value-type="float">
            <text:p>4287281</text:p>
          </table:table-cell>
          <table:table-cell table:formula="of:=[.A270]/1000/(60*60*24)" office:value-type="time" office:time-value="PT01H11M27.281S" calcext:value-type="time">
            <text:p>01:11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6.79" calcext:value-type="float">
            <text:p>156.79</text:p>
          </table:table-cell>
          <table:table-cell office:value-type="float" office:value="205.92" calcext:value-type="float">
            <text:p>205.92</text:p>
          </table:table-cell>
        </table:table-row>
        <table:table-row table:style-name="ro1">
          <table:table-cell office:value-type="float" office:value="4303281" calcext:value-type="float">
            <text:p>4303281</text:p>
          </table:table-cell>
          <table:table-cell table:formula="of:=[.A271]/1000/(60*60*24)" office:value-type="time" office:time-value="PT01H11M43.281S" calcext:value-type="time">
            <text:p>01:11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7.35" calcext:value-type="float">
            <text:p>157.35</text:p>
          </table:table-cell>
          <table:table-cell office:value-type="float" office:value="206.63" calcext:value-type="float">
            <text:p>206.63</text:p>
          </table:table-cell>
        </table:table-row>
        <table:table-row table:style-name="ro1">
          <table:table-cell office:value-type="float" office:value="4319281" calcext:value-type="float">
            <text:p>4319281</text:p>
          </table:table-cell>
          <table:table-cell table:formula="of:=[.A272]/1000/(60*60*24)" office:value-type="time" office:time-value="PT01H11M59.281S" calcext:value-type="time">
            <text:p>01:11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7.91" calcext:value-type="float">
            <text:p>157.91</text:p>
          </table:table-cell>
          <table:table-cell office:value-type="float" office:value="207.34" calcext:value-type="float">
            <text:p>207.34</text:p>
          </table:table-cell>
        </table:table-row>
        <table:table-row table:style-name="ro1">
          <table:table-cell office:value-type="float" office:value="4335281" calcext:value-type="float">
            <text:p>4335281</text:p>
          </table:table-cell>
          <table:table-cell table:formula="of:=[.A273]/1000/(60*60*24)" office:value-type="time" office:time-value="PT01H12M15.281S" calcext:value-type="time">
            <text:p>01:12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8.48" calcext:value-type="float">
            <text:p>158.48</text:p>
          </table:table-cell>
          <table:table-cell office:value-type="float" office:value="208.05" calcext:value-type="float">
            <text:p>208.05</text:p>
          </table:table-cell>
        </table:table-row>
        <table:table-row table:style-name="ro1">
          <table:table-cell office:value-type="float" office:value="4351281" calcext:value-type="float">
            <text:p>4351281</text:p>
          </table:table-cell>
          <table:table-cell table:formula="of:=[.A274]/1000/(60*60*24)" office:value-type="time" office:time-value="PT01H12M31.281S" calcext:value-type="time">
            <text:p>01:12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9.04" calcext:value-type="float">
            <text:p>159.04</text:p>
          </table:table-cell>
          <table:table-cell office:value-type="float" office:value="208.76" calcext:value-type="float">
            <text:p>208.76</text:p>
          </table:table-cell>
        </table:table-row>
        <table:table-row table:style-name="ro1">
          <table:table-cell office:value-type="float" office:value="4367281" calcext:value-type="float">
            <text:p>4367281</text:p>
          </table:table-cell>
          <table:table-cell table:formula="of:=[.A275]/1000/(60*60*24)" office:value-type="time" office:time-value="PT01H12M47.281S" calcext:value-type="time">
            <text:p>01:12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table:number-columns-repeated="2" office:value-type="float" office:value="159.6" calcext:value-type="float">
            <text:p>159.6</text:p>
          </table:table-cell>
          <table:table-cell office:value-type="float" office:value="209.47" calcext:value-type="float">
            <text:p>209.47</text:p>
          </table:table-cell>
        </table:table-row>
        <table:table-row table:style-name="ro1">
          <table:table-cell office:value-type="float" office:value="4383281" calcext:value-type="float">
            <text:p>4383281</text:p>
          </table:table-cell>
          <table:table-cell table:formula="of:=[.A276]/1000/(60*60*24)" office:value-type="time" office:time-value="PT01H13M03.281S" calcext:value-type="time">
            <text:p>01:13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60.17" calcext:value-type="float">
            <text:p>160.17</text:p>
          </table:table-cell>
          <table:table-cell office:value-type="float" office:value="210.18" calcext:value-type="float">
            <text:p>210.18</text:p>
          </table:table-cell>
        </table:table-row>
        <table:table-row table:style-name="ro1">
          <table:table-cell office:value-type="float" office:value="4399281" calcext:value-type="float">
            <text:p>4399281</text:p>
          </table:table-cell>
          <table:table-cell table:formula="of:=[.A277]/1000/(60*60*24)" office:value-type="time" office:time-value="PT01H13M19.281S" calcext:value-type="time">
            <text:p>01:13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60.73" calcext:value-type="float">
            <text:p>160.73</text:p>
          </table:table-cell>
          <table:table-cell office:value-type="float" office:value="210.89" calcext:value-type="float">
            <text:p>210.89</text:p>
          </table:table-cell>
        </table:table-row>
        <table:table-row table:style-name="ro1">
          <table:table-cell office:value-type="float" office:value="4415281" calcext:value-type="float">
            <text:p>4415281</text:p>
          </table:table-cell>
          <table:table-cell table:formula="of:=[.A278]/1000/(60*60*24)" office:value-type="time" office:time-value="PT01H13M35.281S" calcext:value-type="time">
            <text:p>01:13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61.29" calcext:value-type="float">
            <text:p>161.29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1">
          <table:table-cell office:value-type="float" office:value="4431281" calcext:value-type="float">
            <text:p>4431281</text:p>
          </table:table-cell>
          <table:table-cell table:formula="of:=[.A279]/1000/(60*60*24)" office:value-type="time" office:time-value="PT01H13M51.281S" calcext:value-type="time">
            <text:p>01:13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61.85" calcext:value-type="float">
            <text:p>161.85</text:p>
          </table:table-cell>
          <table:table-cell office:value-type="float" office:value="212.31" calcext:value-type="float">
            <text:p>212.31</text:p>
          </table:table-cell>
        </table:table-row>
        <table:table-row table:style-name="ro1">
          <table:table-cell office:value-type="float" office:value="4447281" calcext:value-type="float">
            <text:p>4447281</text:p>
          </table:table-cell>
          <table:table-cell table:formula="of:=[.A280]/1000/(60*60*24)" office:value-type="time" office:time-value="PT01H14M07.281S" calcext:value-type="time">
            <text:p>01:14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2.42" calcext:value-type="float">
            <text:p>162.42</text:p>
          </table:table-cell>
          <table:table-cell office:value-type="float" office:value="213.02" calcext:value-type="float">
            <text:p>213.02</text:p>
          </table:table-cell>
        </table:table-row>
        <table:table-row table:style-name="ro1">
          <table:table-cell office:value-type="float" office:value="4463280" calcext:value-type="float">
            <text:p>4463280</text:p>
          </table:table-cell>
          <table:table-cell table:formula="of:=[.A281]/1000/(60*60*24)" office:value-type="time" office:time-value="PT01H14M23.28S" calcext:value-type="time">
            <text:p>01:14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2.98" calcext:value-type="float">
            <text:p>162.98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>
          <table:table-cell office:value-type="float" office:value="4479281" calcext:value-type="float">
            <text:p>4479281</text:p>
          </table:table-cell>
          <table:table-cell table:formula="of:=[.A282]/1000/(60*60*24)" office:value-type="time" office:time-value="PT01H14M39.281S" calcext:value-type="time">
            <text:p>01:14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63.54" calcext:value-type="float">
            <text:p>163.54</text:p>
          </table:table-cell>
          <table:table-cell office:value-type="float" office:value="214.43" calcext:value-type="float">
            <text:p>214.43</text:p>
          </table:table-cell>
        </table:table-row>
        <table:table-row table:style-name="ro1">
          <table:table-cell office:value-type="float" office:value="4495281" calcext:value-type="float">
            <text:p>4495281</text:p>
          </table:table-cell>
          <table:table-cell table:formula="of:=[.A283]/1000/(60*60*24)" office:value-type="time" office:time-value="PT01H14M55.281S" calcext:value-type="time">
            <text:p>01:14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4.1" calcext:value-type="float">
            <text:p>164.1</text:p>
          </table:table-cell>
          <table:table-cell office:value-type="float" office:value="215.14" calcext:value-type="float">
            <text:p>215.14</text:p>
          </table:table-cell>
        </table:table-row>
        <table:table-row table:style-name="ro1">
          <table:table-cell office:value-type="float" office:value="4511281" calcext:value-type="float">
            <text:p>4511281</text:p>
          </table:table-cell>
          <table:table-cell table:formula="of:=[.A284]/1000/(60*60*24)" office:value-type="time" office:time-value="PT01H15M11.281S" calcext:value-type="time">
            <text:p>01:15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4.67" calcext:value-type="float">
            <text:p>164.67</text:p>
          </table:table-cell>
          <table:table-cell office:value-type="float" office:value="215.85" calcext:value-type="float">
            <text:p>215.85</text:p>
          </table:table-cell>
        </table:table-row>
        <table:table-row table:style-name="ro1">
          <table:table-cell office:value-type="float" office:value="4527281" calcext:value-type="float">
            <text:p>4527281</text:p>
          </table:table-cell>
          <table:table-cell table:formula="of:=[.A285]/1000/(60*60*24)" office:value-type="time" office:time-value="PT01H15M27.281S" calcext:value-type="time">
            <text:p>01:15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5.23" calcext:value-type="float">
            <text:p>165.23</text:p>
          </table:table-cell>
          <table:table-cell office:value-type="float" office:value="216.56" calcext:value-type="float">
            <text:p>216.56</text:p>
          </table:table-cell>
        </table:table-row>
        <table:table-row table:style-name="ro1">
          <table:table-cell office:value-type="float" office:value="4543281" calcext:value-type="float">
            <text:p>4543281</text:p>
          </table:table-cell>
          <table:table-cell table:formula="of:=[.A286]/1000/(60*60*24)" office:value-type="time" office:time-value="PT01H15M43.281S" calcext:value-type="time">
            <text:p>01:15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5.79" calcext:value-type="float">
            <text:p>165.79</text:p>
          </table:table-cell>
          <table:table-cell office:value-type="float" office:value="217.27" calcext:value-type="float">
            <text:p>217.27</text:p>
          </table:table-cell>
        </table:table-row>
        <table:table-row table:style-name="ro1">
          <table:table-cell office:value-type="float" office:value="4559281" calcext:value-type="float">
            <text:p>4559281</text:p>
          </table:table-cell>
          <table:table-cell table:formula="of:=[.A287]/1000/(60*60*24)" office:value-type="time" office:time-value="PT01H15M59.281S" calcext:value-type="time">
            <text:p>01:15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6.35" calcext:value-type="float">
            <text:p>166.35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float" office:value="4575281" calcext:value-type="float">
            <text:p>4575281</text:p>
          </table:table-cell>
          <table:table-cell table:formula="of:=[.A288]/1000/(60*60*24)" office:value-type="time" office:time-value="PT01H16M15.281S" calcext:value-type="time">
            <text:p>01:1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66.92" calcext:value-type="float">
            <text:p>166.92</text:p>
          </table:table-cell>
          <table:table-cell office:value-type="float" office:value="218.68" calcext:value-type="float">
            <text:p>218.68</text:p>
          </table:table-cell>
        </table:table-row>
        <table:table-row table:style-name="ro1">
          <table:table-cell office:value-type="float" office:value="4591281" calcext:value-type="float">
            <text:p>4591281</text:p>
          </table:table-cell>
          <table:table-cell table:formula="of:=[.A289]/1000/(60*60*24)" office:value-type="time" office:time-value="PT01H16M31.281S" calcext:value-type="time">
            <text:p>01:1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6" calcext:value-type="float">
            <text:p>158.96</text:p>
          </table:table-cell>
          <table:table-cell office:value-type="float" office:value="167.48" calcext:value-type="float">
            <text:p>167.48</text:p>
          </table:table-cell>
          <table:table-cell office:value-type="float" office:value="219.39" calcext:value-type="float">
            <text:p>219.39</text:p>
          </table:table-cell>
        </table:table-row>
        <table:table-row table:style-name="ro1">
          <table:table-cell office:value-type="float" office:value="4607281" calcext:value-type="float">
            <text:p>4607281</text:p>
          </table:table-cell>
          <table:table-cell table:formula="of:=[.A290]/1000/(60*60*24)" office:value-type="time" office:time-value="PT01H16M47.281S" calcext:value-type="time">
            <text:p>01:1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8.04" calcext:value-type="float">
            <text:p>168.04</text:p>
          </table:table-cell>
          <table:table-cell office:value-type="float" office:value="220.1" calcext:value-type="float">
            <text:p>220.1</text:p>
          </table:table-cell>
        </table:table-row>
        <table:table-row table:style-name="ro1">
          <table:table-cell office:value-type="float" office:value="4623281" calcext:value-type="float">
            <text:p>4623281</text:p>
          </table:table-cell>
          <table:table-cell table:formula="of:=[.A291]/1000/(60*60*24)" office:value-type="time" office:time-value="PT01H17M03.281S" calcext:value-type="time">
            <text:p>01:1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5" calcext:value-type="float">
            <text:p>159.35</text:p>
          </table:table-cell>
          <table:table-cell office:value-type="float" office:value="168.6" calcext:value-type="float">
            <text:p>168.6</text:p>
          </table:table-cell>
          <table:table-cell office:value-type="float" office:value="220.8" calcext:value-type="float">
            <text:p>220.8</text:p>
          </table:table-cell>
        </table:table-row>
        <table:table-row table:style-name="ro1">
          <table:table-cell office:value-type="float" office:value="4639281" calcext:value-type="float">
            <text:p>4639281</text:p>
          </table:table-cell>
          <table:table-cell table:formula="of:=[.A292]/1000/(60*60*24)" office:value-type="time" office:time-value="PT01H17M19.281S" calcext:value-type="time">
            <text:p>01:17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9.16" calcext:value-type="float">
            <text:p>169.16</text:p>
          </table:table-cell>
          <table:table-cell office:value-type="float" office:value="221.51" calcext:value-type="float">
            <text:p>221.51</text:p>
          </table:table-cell>
        </table:table-row>
        <table:table-row table:style-name="ro1">
          <table:table-cell office:value-type="float" office:value="4655281" calcext:value-type="float">
            <text:p>4655281</text:p>
          </table:table-cell>
          <table:table-cell table:formula="of:=[.A293]/1000/(60*60*24)" office:value-type="time" office:time-value="PT01H17M35.281S" calcext:value-type="time">
            <text:p>01:17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9.72" calcext:value-type="float">
            <text:p>169.72</text:p>
          </table:table-cell>
          <table:table-cell office:value-type="float" office:value="222.22" calcext:value-type="float">
            <text:p>222.22</text:p>
          </table:table-cell>
        </table:table-row>
        <table:table-row table:style-name="ro1">
          <table:table-cell office:value-type="float" office:value="4671280" calcext:value-type="float">
            <text:p>4671280</text:p>
          </table:table-cell>
          <table:table-cell table:formula="of:=[.A294]/1000/(60*60*24)" office:value-type="time" office:time-value="PT01H17M51.28S" calcext:value-type="time">
            <text:p>01:17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0.29" calcext:value-type="float">
            <text:p>170.29</text:p>
          </table:table-cell>
          <table:table-cell office:value-type="float" office:value="222.93" calcext:value-type="float">
            <text:p>222.93</text:p>
          </table:table-cell>
        </table:table-row>
        <table:table-row table:style-name="ro1">
          <table:table-cell office:value-type="float" office:value="4687281" calcext:value-type="float">
            <text:p>4687281</text:p>
          </table:table-cell>
          <table:table-cell table:formula="of:=[.A295]/1000/(60*60*24)" office:value-type="time" office:time-value="PT01H18M07.281S" calcext:value-type="time">
            <text:p>01:18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0.85" calcext:value-type="float">
            <text:p>170.85</text:p>
          </table:table-cell>
          <table:table-cell office:value-type="float" office:value="223.63" calcext:value-type="float">
            <text:p>223.63</text:p>
          </table:table-cell>
        </table:table-row>
        <table:table-row table:style-name="ro1">
          <table:table-cell office:value-type="float" office:value="4703281" calcext:value-type="float">
            <text:p>4703281</text:p>
          </table:table-cell>
          <table:table-cell table:formula="of:=[.A296]/1000/(60*60*24)" office:value-type="time" office:time-value="PT01H18M23.281S" calcext:value-type="time">
            <text:p>01:18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1.41" calcext:value-type="float">
            <text:p>171.41</text:p>
          </table:table-cell>
          <table:table-cell office:value-type="float" office:value="224.34" calcext:value-type="float">
            <text:p>224.34</text:p>
          </table:table-cell>
        </table:table-row>
        <table:table-row table:style-name="ro1">
          <table:table-cell office:value-type="float" office:value="4719281" calcext:value-type="float">
            <text:p>4719281</text:p>
          </table:table-cell>
          <table:table-cell table:formula="of:=[.A297]/1000/(60*60*24)" office:value-type="time" office:time-value="PT01H18M39.281S" calcext:value-type="time">
            <text:p>01:18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1.97" calcext:value-type="float">
            <text:p>171.97</text:p>
          </table:table-cell>
          <table:table-cell office:value-type="float" office:value="225.04" calcext:value-type="float">
            <text:p>225.04</text:p>
          </table:table-cell>
        </table:table-row>
        <table:table-row table:style-name="ro1">
          <table:table-cell office:value-type="float" office:value="4735281" calcext:value-type="float">
            <text:p>4735281</text:p>
          </table:table-cell>
          <table:table-cell table:formula="of:=[.A298]/1000/(60*60*24)" office:value-type="time" office:time-value="PT01H18M55.281S" calcext:value-type="time">
            <text:p>01:18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2.53" calcext:value-type="float">
            <text:p>172.53</text:p>
          </table:table-cell>
          <table:table-cell office:value-type="float" office:value="225.75" calcext:value-type="float">
            <text:p>225.75</text:p>
          </table:table-cell>
        </table:table-row>
        <table:table-row table:style-name="ro1">
          <table:table-cell office:value-type="float" office:value="4751281" calcext:value-type="float">
            <text:p>4751281</text:p>
          </table:table-cell>
          <table:table-cell table:formula="of:=[.A299]/1000/(60*60*24)" office:value-type="time" office:time-value="PT01H19M11.281S" calcext:value-type="time">
            <text:p>01:19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3.09" calcext:value-type="float">
            <text:p>173.09</text:p>
          </table:table-cell>
          <table:table-cell office:value-type="float" office:value="226.46" calcext:value-type="float">
            <text:p>226.46</text:p>
          </table:table-cell>
        </table:table-row>
        <table:table-row table:style-name="ro1">
          <table:table-cell office:value-type="float" office:value="4767281" calcext:value-type="float">
            <text:p>4767281</text:p>
          </table:table-cell>
          <table:table-cell table:formula="of:=[.A300]/1000/(60*60*24)" office:value-type="time" office:time-value="PT01H19M27.281S" calcext:value-type="time">
            <text:p>01:19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3.66" calcext:value-type="float">
            <text:p>173.66</text:p>
          </table:table-cell>
          <table:table-cell office:value-type="float" office:value="227.16" calcext:value-type="float">
            <text:p>227.16</text:p>
          </table:table-cell>
        </table:table-row>
        <table:table-row table:style-name="ro1">
          <table:table-cell office:value-type="float" office:value="4783281" calcext:value-type="float">
            <text:p>4783281</text:p>
          </table:table-cell>
          <table:table-cell table:formula="of:=[.A301]/1000/(60*60*24)" office:value-type="time" office:time-value="PT01H19M43.281S" calcext:value-type="time">
            <text:p>01:19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4.22" calcext:value-type="float">
            <text:p>174.22</text:p>
          </table:table-cell>
          <table:table-cell office:value-type="float" office:value="227.87" calcext:value-type="float">
            <text:p>227.87</text:p>
          </table:table-cell>
        </table:table-row>
        <table:table-row table:style-name="ro1">
          <table:table-cell office:value-type="float" office:value="4799281" calcext:value-type="float">
            <text:p>4799281</text:p>
          </table:table-cell>
          <table:table-cell table:formula="of:=[.A302]/1000/(60*60*24)" office:value-type="time" office:time-value="PT01H19M59.281S" calcext:value-type="time">
            <text:p>01:1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74.78" calcext:value-type="float">
            <text:p>174.78</text:p>
          </table:table-cell>
          <table:table-cell office:value-type="float" office:value="228.57" calcext:value-type="float">
            <text:p>228.57</text:p>
          </table:table-cell>
        </table:table-row>
        <table:table-row table:style-name="ro1">
          <table:table-cell office:value-type="float" office:value="4815281" calcext:value-type="float">
            <text:p>4815281</text:p>
          </table:table-cell>
          <table:table-cell table:formula="of:=[.A303]/1000/(60*60*24)" office:value-type="time" office:time-value="PT01H20M15.281S" calcext:value-type="time">
            <text:p>01:2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5.34" calcext:value-type="float">
            <text:p>175.34</text:p>
          </table:table-cell>
          <table:table-cell office:value-type="float" office:value="229.28" calcext:value-type="float">
            <text:p>229.28</text:p>
          </table:table-cell>
        </table:table-row>
        <table:table-row table:style-name="ro1">
          <table:table-cell office:value-type="float" office:value="4831281" calcext:value-type="float">
            <text:p>4831281</text:p>
          </table:table-cell>
          <table:table-cell table:formula="of:=[.A304]/1000/(60*60*24)" office:value-type="time" office:time-value="PT01H20M31.281S" calcext:value-type="time">
            <text:p>01:2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5.9" calcext:value-type="float">
            <text:p>175.9</text:p>
          </table:table-cell>
          <table:table-cell office:value-type="float" office:value="229.98" calcext:value-type="float">
            <text:p>229.98</text:p>
          </table:table-cell>
        </table:table-row>
        <table:table-row table:style-name="ro1">
          <table:table-cell office:value-type="float" office:value="4847281" calcext:value-type="float">
            <text:p>4847281</text:p>
          </table:table-cell>
          <table:table-cell table:formula="of:=[.A305]/1000/(60*60*24)" office:value-type="time" office:time-value="PT01H20M47.281S" calcext:value-type="time">
            <text:p>01:2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6.46" calcext:value-type="float">
            <text:p>176.46</text:p>
          </table:table-cell>
          <table:table-cell office:value-type="float" office:value="230.69" calcext:value-type="float">
            <text:p>230.69</text:p>
          </table:table-cell>
        </table:table-row>
        <table:table-row table:style-name="ro1">
          <table:table-cell office:value-type="float" office:value="4863281" calcext:value-type="float">
            <text:p>4863281</text:p>
          </table:table-cell>
          <table:table-cell table:formula="of:=[.A306]/1000/(60*60*24)" office:value-type="time" office:time-value="PT01H21M03.281S" calcext:value-type="time">
            <text:p>01:2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7.02" calcext:value-type="float">
            <text:p>177.02</text:p>
          </table:table-cell>
          <table:table-cell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4879281" calcext:value-type="float">
            <text:p>4879281</text:p>
          </table:table-cell>
          <table:table-cell table:formula="of:=[.A307]/1000/(60*60*24)" office:value-type="time" office:time-value="PT01H21M19.281S" calcext:value-type="time">
            <text:p>01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7.59" calcext:value-type="float">
            <text:p>177.59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1">
          <table:table-cell office:value-type="float" office:value="4895281" calcext:value-type="float">
            <text:p>4895281</text:p>
          </table:table-cell>
          <table:table-cell table:formula="of:=[.A308]/1000/(60*60*24)" office:value-type="time" office:time-value="PT01H21M35.281S" calcext:value-type="time">
            <text:p>01:2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8.15" calcext:value-type="float">
            <text:p>178.15</text:p>
          </table:table-cell>
          <table:table-cell office:value-type="float" office:value="232.81" calcext:value-type="float">
            <text:p>232.81</text:p>
          </table:table-cell>
        </table:table-row>
        <table:table-row table:style-name="ro1">
          <table:table-cell office:value-type="float" office:value="4911281" calcext:value-type="float">
            <text:p>4911281</text:p>
          </table:table-cell>
          <table:table-cell table:formula="of:=[.A309]/1000/(60*60*24)" office:value-type="time" office:time-value="PT01H21M51.281S" calcext:value-type="time">
            <text:p>01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8.71" calcext:value-type="float">
            <text:p>178.71</text:p>
          </table:table-cell>
          <table:table-cell office:value-type="float" office:value="233.51" calcext:value-type="float">
            <text:p>233.51</text:p>
          </table:table-cell>
        </table:table-row>
        <table:table-row table:style-name="ro1">
          <table:table-cell office:value-type="float" office:value="4927281" calcext:value-type="float">
            <text:p>4927281</text:p>
          </table:table-cell>
          <table:table-cell table:formula="of:=[.A310]/1000/(60*60*24)" office:value-type="time" office:time-value="PT01H22M07.281S" calcext:value-type="time">
            <text:p>01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9.27" calcext:value-type="float">
            <text:p>179.27</text:p>
          </table:table-cell>
          <table:table-cell office:value-type="float" office:value="234.22" calcext:value-type="float">
            <text:p>234.22</text:p>
          </table:table-cell>
        </table:table-row>
        <table:table-row table:style-name="ro1">
          <table:table-cell office:value-type="float" office:value="4943281" calcext:value-type="float">
            <text:p>4943281</text:p>
          </table:table-cell>
          <table:table-cell table:formula="of:=[.A311]/1000/(60*60*24)" office:value-type="time" office:time-value="PT01H22M23.281S" calcext:value-type="time">
            <text:p>01:2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9.83" calcext:value-type="float">
            <text:p>179.83</text:p>
          </table:table-cell>
          <table:table-cell office:value-type="float" office:value="234.92" calcext:value-type="float">
            <text:p>234.92</text:p>
          </table:table-cell>
        </table:table-row>
        <table:table-row table:style-name="ro1">
          <table:table-cell office:value-type="float" office:value="4959281" calcext:value-type="float">
            <text:p>4959281</text:p>
          </table:table-cell>
          <table:table-cell table:formula="of:=[.A312]/1000/(60*60*24)" office:value-type="time" office:time-value="PT01H22M39.281S" calcext:value-type="time">
            <text:p>01:2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80.39" calcext:value-type="float">
            <text:p>180.39</text:p>
          </table:table-cell>
          <table:table-cell office:value-type="float" office:value="235.63" calcext:value-type="float">
            <text:p>235.63</text:p>
          </table:table-cell>
        </table:table-row>
        <table:table-row table:style-name="ro1">
          <table:table-cell office:value-type="float" office:value="4975281" calcext:value-type="float">
            <text:p>4975281</text:p>
          </table:table-cell>
          <table:table-cell table:formula="of:=[.A313]/1000/(60*60*24)" office:value-type="time" office:time-value="PT01H22M55.281S" calcext:value-type="time">
            <text:p>01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80.95" calcext:value-type="float">
            <text:p>180.95</text:p>
          </table:table-cell>
          <table:table-cell office:value-type="float" office:value="236.33" calcext:value-type="float">
            <text:p>236.33</text:p>
          </table:table-cell>
        </table:table-row>
        <table:table-row table:style-name="ro1">
          <table:table-cell office:value-type="float" office:value="4991281" calcext:value-type="float">
            <text:p>4991281</text:p>
          </table:table-cell>
          <table:table-cell table:formula="of:=[.A314]/1000/(60*60*24)" office:value-type="time" office:time-value="PT01H23M11.281S" calcext:value-type="time">
            <text:p>01:2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81.51" calcext:value-type="float">
            <text:p>181.51</text:p>
          </table:table-cell>
          <table:table-cell office:value-type="float" office:value="237.04" calcext:value-type="float">
            <text:p>237.04</text:p>
          </table:table-cell>
        </table:table-row>
        <table:table-row table:style-name="ro1">
          <table:table-cell office:value-type="float" office:value="5007281" calcext:value-type="float">
            <text:p>5007281</text:p>
          </table:table-cell>
          <table:table-cell table:formula="of:=[.A315]/1000/(60*60*24)" office:value-type="time" office:time-value="PT01H23M27.281S" calcext:value-type="time">
            <text:p>01:2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82.07" calcext:value-type="float">
            <text:p>182.07</text:p>
          </table:table-cell>
          <table:table-cell office:value-type="float" office:value="237.74" calcext:value-type="float">
            <text:p>237.74</text:p>
          </table:table-cell>
        </table:table-row>
        <table:table-row table:style-name="ro1">
          <table:table-cell office:value-type="float" office:value="5023281" calcext:value-type="float">
            <text:p>5023281</text:p>
          </table:table-cell>
          <table:table-cell table:formula="of:=[.A316]/1000/(60*60*24)" office:value-type="time" office:time-value="PT01H23M43.281S" calcext:value-type="time">
            <text:p>01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82.63" calcext:value-type="float">
            <text:p>182.63</text:p>
          </table:table-cell>
          <table:table-cell office:value-type="float" office:value="238.45" calcext:value-type="float">
            <text:p>238.45</text:p>
          </table:table-cell>
        </table:table-row>
        <table:table-row table:style-name="ro1">
          <table:table-cell office:value-type="float" office:value="5039281" calcext:value-type="float">
            <text:p>5039281</text:p>
          </table:table-cell>
          <table:table-cell table:formula="of:=[.A317]/1000/(60*60*24)" office:value-type="time" office:time-value="PT01H23M59.281S" calcext:value-type="time">
            <text:p>01:2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83.2" calcext:value-type="float">
            <text:p>183.2</text:p>
          </table:table-cell>
          <table:table-cell office:value-type="float" office:value="239.15" calcext:value-type="float">
            <text:p>239.15</text:p>
          </table:table-cell>
        </table:table-row>
        <table:table-row table:style-name="ro1">
          <table:table-cell office:value-type="float" office:value="5055281" calcext:value-type="float">
            <text:p>5055281</text:p>
          </table:table-cell>
          <table:table-cell table:formula="of:=[.A318]/1000/(60*60*24)" office:value-type="time" office:time-value="PT01H24M15.281S" calcext:value-type="time">
            <text:p>01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83.76" calcext:value-type="float">
            <text:p>183.76</text:p>
          </table:table-cell>
          <table:table-cell office:value-type="float" office:value="239.86" calcext:value-type="float">
            <text:p>239.86</text:p>
          </table:table-cell>
        </table:table-row>
        <table:table-row table:style-name="ro1">
          <table:table-cell office:value-type="float" office:value="5071281" calcext:value-type="float">
            <text:p>5071281</text:p>
          </table:table-cell>
          <table:table-cell table:formula="of:=[.A319]/1000/(60*60*24)" office:value-type="time" office:time-value="PT01H24M31.281S" calcext:value-type="time">
            <text:p>01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08" calcext:value-type="float">
            <text:p>158.08</text:p>
          </table:table-cell>
          <table:table-cell office:value-type="float" office:value="184.32" calcext:value-type="float">
            <text:p>184.32</text:p>
          </table:table-cell>
          <table:table-cell office:value-type="float" office:value="240.56" calcext:value-type="float">
            <text:p>240.56</text:p>
          </table:table-cell>
        </table:table-row>
        <table:table-row table:style-name="ro1">
          <table:table-cell office:value-type="float" office:value="5087281" calcext:value-type="float">
            <text:p>5087281</text:p>
          </table:table-cell>
          <table:table-cell table:formula="of:=[.A320]/1000/(60*60*24)" office:value-type="time" office:time-value="PT01H24M47.281S" calcext:value-type="time">
            <text:p>01:2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4.88" calcext:value-type="float">
            <text:p>184.88</text:p>
          </table:table-cell>
          <table:table-cell office:value-type="float" office:value="241.26" calcext:value-type="float">
            <text:p>241.26</text:p>
          </table:table-cell>
        </table:table-row>
        <table:table-row table:style-name="ro1">
          <table:table-cell office:value-type="float" office:value="5103281" calcext:value-type="float">
            <text:p>5103281</text:p>
          </table:table-cell>
          <table:table-cell table:formula="of:=[.A321]/1000/(60*60*24)" office:value-type="time" office:time-value="PT01H25M03.281S" calcext:value-type="time">
            <text:p>01:2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5.44" calcext:value-type="float">
            <text:p>185.44</text:p>
          </table:table-cell>
          <table:table-cell office:value-type="float" office:value="241.97" calcext:value-type="float">
            <text:p>241.97</text:p>
          </table:table-cell>
        </table:table-row>
        <table:table-row table:style-name="ro1">
          <table:table-cell office:value-type="float" office:value="5119281" calcext:value-type="float">
            <text:p>5119281</text:p>
          </table:table-cell>
          <table:table-cell table:formula="of:=[.A322]/1000/(60*60*24)" office:value-type="time" office:time-value="PT01H25M19.281S" calcext:value-type="time">
            <text:p>01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6" calcext:value-type="float">
            <text:p>186</text:p>
          </table:table-cell>
          <table:table-cell office:value-type="float" office:value="242.67" calcext:value-type="float">
            <text:p>242.67</text:p>
          </table:table-cell>
        </table:table-row>
        <table:table-row table:style-name="ro1">
          <table:table-cell office:value-type="float" office:value="5135281" calcext:value-type="float">
            <text:p>5135281</text:p>
          </table:table-cell>
          <table:table-cell table:formula="of:=[.A323]/1000/(60*60*24)" office:value-type="time" office:time-value="PT01H25M35.281S" calcext:value-type="time">
            <text:p>01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6.56" calcext:value-type="float">
            <text:p>186.56</text:p>
          </table:table-cell>
          <table:table-cell office:value-type="float" office:value="243.38" calcext:value-type="float">
            <text:p>243.38</text:p>
          </table:table-cell>
        </table:table-row>
        <table:table-row table:style-name="ro1">
          <table:table-cell office:value-type="float" office:value="5151281" calcext:value-type="float">
            <text:p>5151281</text:p>
          </table:table-cell>
          <table:table-cell table:formula="of:=[.A324]/1000/(60*60*24)" office:value-type="time" office:time-value="PT01H25M51.281S" calcext:value-type="time">
            <text:p>01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87.12" calcext:value-type="float">
            <text:p>187.12</text:p>
          </table:table-cell>
          <table:table-cell office:value-type="float" office:value="244.08" calcext:value-type="float">
            <text:p>244.08</text:p>
          </table:table-cell>
        </table:table-row>
        <table:table-row table:style-name="ro1">
          <table:table-cell office:value-type="float" office:value="5167281" calcext:value-type="float">
            <text:p>5167281</text:p>
          </table:table-cell>
          <table:table-cell table:formula="of:=[.A325]/1000/(60*60*24)" office:value-type="time" office:time-value="PT01H26M07.281S" calcext:value-type="time">
            <text:p>01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7.68" calcext:value-type="float">
            <text:p>187.68</text:p>
          </table:table-cell>
          <table:table-cell office:value-type="float" office:value="244.78" calcext:value-type="float">
            <text:p>244.78</text:p>
          </table:table-cell>
        </table:table-row>
        <table:table-row table:style-name="ro1">
          <table:table-cell office:value-type="float" office:value="5183281" calcext:value-type="float">
            <text:p>5183281</text:p>
          </table:table-cell>
          <table:table-cell table:formula="of:=[.A326]/1000/(60*60*24)" office:value-type="time" office:time-value="PT01H26M23.281S" calcext:value-type="time">
            <text:p>01:2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8.24" calcext:value-type="float">
            <text:p>188.24</text:p>
          </table:table-cell>
          <table:table-cell office:value-type="float" office:value="245.49" calcext:value-type="float">
            <text:p>245.49</text:p>
          </table:table-cell>
        </table:table-row>
        <table:table-row table:style-name="ro1">
          <table:table-cell office:value-type="float" office:value="5199281" calcext:value-type="float">
            <text:p>5199281</text:p>
          </table:table-cell>
          <table:table-cell table:formula="of:=[.A327]/1000/(60*60*24)" office:value-type="time" office:time-value="PT01H26M39.281S" calcext:value-type="time">
            <text:p>01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8.8" calcext:value-type="float">
            <text:p>188.8</text:p>
          </table:table-cell>
          <table:table-cell office:value-type="float" office:value="246.19" calcext:value-type="float">
            <text:p>246.19</text:p>
          </table:table-cell>
        </table:table-row>
        <table:table-row table:style-name="ro1">
          <table:table-cell office:value-type="float" office:value="5215281" calcext:value-type="float">
            <text:p>5215281</text:p>
          </table:table-cell>
          <table:table-cell table:formula="of:=[.A328]/1000/(60*60*24)" office:value-type="time" office:time-value="PT01H26M55.281S" calcext:value-type="time">
            <text:p>01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9.36" calcext:value-type="float">
            <text:p>189.36</text:p>
          </table:table-cell>
          <table:table-cell office:value-type="float" office:value="246.9" calcext:value-type="float">
            <text:p>246.9</text:p>
          </table:table-cell>
        </table:table-row>
        <table:table-row table:style-name="ro1">
          <table:table-cell office:value-type="float" office:value="5231281" calcext:value-type="float">
            <text:p>5231281</text:p>
          </table:table-cell>
          <table:table-cell table:formula="of:=[.A329]/1000/(60*60*24)" office:value-type="time" office:time-value="PT01H27M11.281S" calcext:value-type="time">
            <text:p>01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89.92" calcext:value-type="float">
            <text:p>189.92</text:p>
          </table:table-cell>
          <table:table-cell office:value-type="float" office:value="247.6" calcext:value-type="float">
            <text:p>247.6</text:p>
          </table:table-cell>
        </table:table-row>
        <table:table-row table:style-name="ro1">
          <table:table-cell office:value-type="float" office:value="5247281" calcext:value-type="float">
            <text:p>5247281</text:p>
          </table:table-cell>
          <table:table-cell table:formula="of:=[.A330]/1000/(60*60*24)" office:value-type="time" office:time-value="PT01H27M27.281S" calcext:value-type="time">
            <text:p>01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90.48" calcext:value-type="float">
            <text:p>190.48</text:p>
          </table:table-cell>
          <table:table-cell office:value-type="float" office:value="248.3" calcext:value-type="float">
            <text:p>248.3</text:p>
          </table:table-cell>
        </table:table-row>
        <table:table-row table:style-name="ro1">
          <table:table-cell office:value-type="float" office:value="5263281" calcext:value-type="float">
            <text:p>5263281</text:p>
          </table:table-cell>
          <table:table-cell table:formula="of:=[.A331]/1000/(60*60*24)" office:value-type="time" office:time-value="PT01H27M43.281S" calcext:value-type="time">
            <text:p>01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1.04" calcext:value-type="float">
            <text:p>191.04</text:p>
          </table:table-cell>
          <table:table-cell office:value-type="float" office:value="249.01" calcext:value-type="float">
            <text:p>249.01</text:p>
          </table:table-cell>
        </table:table-row>
        <table:table-row table:style-name="ro1">
          <table:table-cell office:value-type="float" office:value="5279281" calcext:value-type="float">
            <text:p>5279281</text:p>
          </table:table-cell>
          <table:table-cell table:formula="of:=[.A332]/1000/(60*60*24)" office:value-type="time" office:time-value="PT01H27M59.281S" calcext:value-type="time">
            <text:p>01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1.6" calcext:value-type="float">
            <text:p>191.6</text:p>
          </table:table-cell>
          <table:table-cell office:value-type="float" office:value="249.71" calcext:value-type="float">
            <text:p>249.71</text:p>
          </table:table-cell>
        </table:table-row>
        <table:table-row table:style-name="ro1">
          <table:table-cell office:value-type="float" office:value="5295281" calcext:value-type="float">
            <text:p>5295281</text:p>
          </table:table-cell>
          <table:table-cell table:formula="of:=[.A333]/1000/(60*60*24)" office:value-type="time" office:time-value="PT01H28M15.281S" calcext:value-type="time">
            <text:p>01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2.16" calcext:value-type="float">
            <text:p>192.16</text:p>
          </table:table-cell>
          <table:table-cell office:value-type="float" office:value="250.42" calcext:value-type="float">
            <text:p>250.42</text:p>
          </table:table-cell>
        </table:table-row>
        <table:table-row table:style-name="ro1">
          <table:table-cell office:value-type="float" office:value="5311281" calcext:value-type="float">
            <text:p>5311281</text:p>
          </table:table-cell>
          <table:table-cell table:formula="of:=[.A334]/1000/(60*60*24)" office:value-type="time" office:time-value="PT01H28M31.281S" calcext:value-type="time">
            <text:p>01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92.73" calcext:value-type="float">
            <text:p>192.73</text:p>
          </table:table-cell>
          <table:table-cell office:value-type="float" office:value="251.12" calcext:value-type="float">
            <text:p>251.12</text:p>
          </table:table-cell>
        </table:table-row>
        <table:table-row table:style-name="ro1">
          <table:table-cell office:value-type="float" office:value="5327281" calcext:value-type="float">
            <text:p>5327281</text:p>
          </table:table-cell>
          <table:table-cell table:formula="of:=[.A335]/1000/(60*60*24)" office:value-type="time" office:time-value="PT01H28M47.281S" calcext:value-type="time">
            <text:p>01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3.29" calcext:value-type="float">
            <text:p>193.29</text:p>
          </table:table-cell>
          <table:table-cell office:value-type="float" office:value="251.82" calcext:value-type="float">
            <text:p>251.82</text:p>
          </table:table-cell>
        </table:table-row>
        <table:table-row table:style-name="ro1">
          <table:table-cell office:value-type="float" office:value="5343281" calcext:value-type="float">
            <text:p>5343281</text:p>
          </table:table-cell>
          <table:table-cell table:formula="of:=[.A336]/1000/(60*60*24)" office:value-type="time" office:time-value="PT01H29M03.281S" calcext:value-type="time">
            <text:p>01:29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3.85" calcext:value-type="float">
            <text:p>193.85</text:p>
          </table:table-cell>
          <table:table-cell office:value-type="float" office:value="252.53" calcext:value-type="float">
            <text:p>252.53</text:p>
          </table:table-cell>
        </table:table-row>
        <table:table-row table:style-name="ro1">
          <table:table-cell office:value-type="float" office:value="5359281" calcext:value-type="float">
            <text:p>5359281</text:p>
          </table:table-cell>
          <table:table-cell table:formula="of:=[.A337]/1000/(60*60*24)" office:value-type="time" office:time-value="PT01H29M19.281S" calcext:value-type="time">
            <text:p>01:2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94.41" calcext:value-type="float">
            <text:p>194.41</text:p>
          </table:table-cell>
          <table:table-cell office:value-type="float" office:value="253.23" calcext:value-type="float">
            <text:p>253.23</text:p>
          </table:table-cell>
        </table:table-row>
        <table:table-row table:style-name="ro1">
          <table:table-cell office:value-type="float" office:value="5375281" calcext:value-type="float">
            <text:p>5375281</text:p>
          </table:table-cell>
          <table:table-cell table:formula="of:=[.A338]/1000/(60*60*24)" office:value-type="time" office:time-value="PT01H29M35.281S" calcext:value-type="time">
            <text:p>01:2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4.97" calcext:value-type="float">
            <text:p>194.97</text:p>
          </table:table-cell>
          <table:table-cell office:value-type="float" office:value="253.93" calcext:value-type="float">
            <text:p>253.93</text:p>
          </table:table-cell>
        </table:table-row>
        <table:table-row table:style-name="ro1">
          <table:table-cell office:value-type="float" office:value="5391281" calcext:value-type="float">
            <text:p>5391281</text:p>
          </table:table-cell>
          <table:table-cell table:formula="of:=[.A339]/1000/(60*60*24)" office:value-type="time" office:time-value="PT01H29M51.281S" calcext:value-type="time">
            <text:p>01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5.53" calcext:value-type="float">
            <text:p>195.53</text:p>
          </table:table-cell>
          <table:table-cell office:value-type="float" office:value="254.63" calcext:value-type="float">
            <text:p>254.63</text:p>
          </table:table-cell>
        </table:table-row>
        <table:table-row table:style-name="ro1">
          <table:table-cell office:value-type="float" office:value="5407281" calcext:value-type="float">
            <text:p>5407281</text:p>
          </table:table-cell>
          <table:table-cell table:formula="of:=[.A340]/1000/(60*60*24)" office:value-type="time" office:time-value="PT01H30M07.281S" calcext:value-type="time">
            <text:p>01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6.09" calcext:value-type="float">
            <text:p>196.09</text:p>
          </table:table-cell>
          <table:table-cell office:value-type="float" office:value="255.34" calcext:value-type="float">
            <text:p>255.34</text:p>
          </table:table-cell>
        </table:table-row>
        <table:table-row table:style-name="ro1">
          <table:table-cell office:value-type="float" office:value="5423281" calcext:value-type="float">
            <text:p>5423281</text:p>
          </table:table-cell>
          <table:table-cell table:formula="of:=[.A341]/1000/(60*60*24)" office:value-type="time" office:time-value="PT01H30M23.281S" calcext:value-type="time">
            <text:p>01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6.65" calcext:value-type="float">
            <text:p>196.65</text:p>
          </table:table-cell>
          <table:table-cell office:value-type="float" office:value="256.04" calcext:value-type="float">
            <text:p>256.04</text:p>
          </table:table-cell>
        </table:table-row>
        <table:table-row table:style-name="ro1">
          <table:table-cell office:value-type="float" office:value="5439281" calcext:value-type="float">
            <text:p>5439281</text:p>
          </table:table-cell>
          <table:table-cell table:formula="of:=[.A342]/1000/(60*60*24)" office:value-type="time" office:time-value="PT01H30M39.281S" calcext:value-type="time">
            <text:p>01:30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7.21" calcext:value-type="float">
            <text:p>197.21</text:p>
          </table:table-cell>
          <table:table-cell office:value-type="float" office:value="256.74" calcext:value-type="float">
            <text:p>256.74</text:p>
          </table:table-cell>
        </table:table-row>
        <table:table-row table:style-name="ro1">
          <table:table-cell office:value-type="float" office:value="5455281" calcext:value-type="float">
            <text:p>5455281</text:p>
          </table:table-cell>
          <table:table-cell table:formula="of:=[.A343]/1000/(60*60*24)" office:value-type="time" office:time-value="PT01H30M55.281S" calcext:value-type="time">
            <text:p>01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7.77" calcext:value-type="float">
            <text:p>197.77</text:p>
          </table:table-cell>
          <table:table-cell office:value-type="float" office:value="257.45" calcext:value-type="float">
            <text:p>257.45</text:p>
          </table:table-cell>
        </table:table-row>
        <table:table-row table:style-name="ro1">
          <table:table-cell office:value-type="float" office:value="5471281" calcext:value-type="float">
            <text:p>5471281</text:p>
          </table:table-cell>
          <table:table-cell table:formula="of:=[.A344]/1000/(60*60*24)" office:value-type="time" office:time-value="PT01H31M11.281S" calcext:value-type="time">
            <text:p>01:31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8.33" calcext:value-type="float">
            <text:p>198.33</text:p>
          </table:table-cell>
          <table:table-cell office:value-type="float" office:value="258.15" calcext:value-type="float">
            <text:p>258.15</text:p>
          </table:table-cell>
        </table:table-row>
        <table:table-row table:style-name="ro1">
          <table:table-cell office:value-type="float" office:value="5487281" calcext:value-type="float">
            <text:p>5487281</text:p>
          </table:table-cell>
          <table:table-cell table:formula="of:=[.A345]/1000/(60*60*24)" office:value-type="time" office:time-value="PT01H31M27.281S" calcext:value-type="time">
            <text:p>01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8.89" calcext:value-type="float">
            <text:p>198.89</text:p>
          </table:table-cell>
          <table:table-cell office:value-type="float" office:value="258.85" calcext:value-type="float">
            <text:p>258.85</text:p>
          </table:table-cell>
        </table:table-row>
        <table:table-row table:style-name="ro1">
          <table:table-cell office:value-type="float" office:value="5503281" calcext:value-type="float">
            <text:p>5503281</text:p>
          </table:table-cell>
          <table:table-cell table:formula="of:=[.A346]/1000/(60*60*24)" office:value-type="time" office:time-value="PT01H31M43.281S" calcext:value-type="time">
            <text:p>01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99.45" calcext:value-type="float">
            <text:p>199.45</text:p>
          </table:table-cell>
          <table:table-cell office:value-type="float" office:value="259.55" calcext:value-type="float">
            <text:p>259.55</text:p>
          </table:table-cell>
        </table:table-row>
        <table:table-row table:style-name="ro1">
          <table:table-cell office:value-type="float" office:value="5519281" calcext:value-type="float">
            <text:p>5519281</text:p>
          </table:table-cell>
          <table:table-cell table:formula="of:=[.A347]/1000/(60*60*24)" office:value-type="time" office:time-value="PT01H31M59.281S" calcext:value-type="time">
            <text:p>01:31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200.01" calcext:value-type="float">
            <text:p>200.01</text:p>
          </table:table-cell>
          <table:table-cell office:value-type="float" office:value="260.26" calcext:value-type="float">
            <text:p>260.26</text:p>
          </table:table-cell>
        </table:table-row>
        <table:table-row table:style-name="ro1">
          <table:table-cell office:value-type="float" office:value="5535281" calcext:value-type="float">
            <text:p>5535281</text:p>
          </table:table-cell>
          <table:table-cell table:formula="of:=[.A348]/1000/(60*60*24)" office:value-type="time" office:time-value="PT01H32M15.281S" calcext:value-type="time">
            <text:p>01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200.57" calcext:value-type="float">
            <text:p>200.57</text:p>
          </table:table-cell>
          <table:table-cell office:value-type="float" office:value="260.96" calcext:value-type="float">
            <text:p>260.96</text:p>
          </table:table-cell>
        </table:table-row>
        <table:table-row table:style-name="ro1">
          <table:table-cell office:value-type="float" office:value="5551281" calcext:value-type="float">
            <text:p>5551281</text:p>
          </table:table-cell>
          <table:table-cell table:formula="of:=[.A349]/1000/(60*60*24)" office:value-type="time" office:time-value="PT01H32M31.281S" calcext:value-type="time">
            <text:p>01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1.13" calcext:value-type="float">
            <text:p>201.13</text:p>
          </table:table-cell>
          <table:table-cell office:value-type="float" office:value="261.66" calcext:value-type="float">
            <text:p>261.66</text:p>
          </table:table-cell>
        </table:table-row>
        <table:table-row table:style-name="ro1">
          <table:table-cell office:value-type="float" office:value="5567281" calcext:value-type="float">
            <text:p>5567281</text:p>
          </table:table-cell>
          <table:table-cell table:formula="of:=[.A350]/1000/(60*60*24)" office:value-type="time" office:time-value="PT01H32M47.281S" calcext:value-type="time">
            <text:p>01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201.69" calcext:value-type="float">
            <text:p>201.69</text:p>
          </table:table-cell>
          <table:table-cell office:value-type="float" office:value="262.36" calcext:value-type="float">
            <text:p>262.36</text:p>
          </table:table-cell>
        </table:table-row>
        <table:table-row table:style-name="ro1">
          <table:table-cell office:value-type="float" office:value="5583281" calcext:value-type="float">
            <text:p>5583281</text:p>
          </table:table-cell>
          <table:table-cell table:formula="of:=[.A351]/1000/(60*60*24)" office:value-type="time" office:time-value="PT01H33M03.281S" calcext:value-type="time">
            <text:p>01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202.25" calcext:value-type="float">
            <text:p>202.25</text:p>
          </table:table-cell>
          <table:table-cell office:value-type="float" office:value="263.06" calcext:value-type="float">
            <text:p>263.06</text:p>
          </table:table-cell>
        </table:table-row>
        <table:table-row table:style-name="ro1">
          <table:table-cell office:value-type="float" office:value="5599281" calcext:value-type="float">
            <text:p>5599281</text:p>
          </table:table-cell>
          <table:table-cell table:formula="of:=[.A352]/1000/(60*60*24)" office:value-type="time" office:time-value="PT01H33M19.281S" calcext:value-type="time">
            <text:p>01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202.81" calcext:value-type="float">
            <text:p>202.81</text:p>
          </table:table-cell>
          <table:table-cell office:value-type="float" office:value="263.77" calcext:value-type="float">
            <text:p>263.77</text:p>
          </table:table-cell>
        </table:table-row>
        <table:table-row table:style-name="ro1">
          <table:table-cell office:value-type="float" office:value="5615281" calcext:value-type="float">
            <text:p>5615281</text:p>
          </table:table-cell>
          <table:table-cell table:formula="of:=[.A353]/1000/(60*60*24)" office:value-type="time" office:time-value="PT01H33M35.281S" calcext:value-type="time">
            <text:p>01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203.37" calcext:value-type="float">
            <text:p>203.37</text:p>
          </table:table-cell>
          <table:table-cell office:value-type="float" office:value="264.47" calcext:value-type="float">
            <text:p>264.47</text:p>
          </table:table-cell>
        </table:table-row>
        <table:table-row table:style-name="ro1">
          <table:table-cell office:value-type="float" office:value="5631281" calcext:value-type="float">
            <text:p>5631281</text:p>
          </table:table-cell>
          <table:table-cell table:formula="of:=[.A354]/1000/(60*60*24)" office:value-type="time" office:time-value="PT01H33M51.281S" calcext:value-type="time">
            <text:p>01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203.93" calcext:value-type="float">
            <text:p>203.93</text:p>
          </table:table-cell>
          <table:table-cell office:value-type="float" office:value="265.17" calcext:value-type="float">
            <text:p>265.17</text:p>
          </table:table-cell>
        </table:table-row>
        <table:table-row table:style-name="ro1">
          <table:table-cell office:value-type="float" office:value="5647281" calcext:value-type="float">
            <text:p>5647281</text:p>
          </table:table-cell>
          <table:table-cell table:formula="of:=[.A355]/1000/(60*60*24)" office:value-type="time" office:time-value="PT01H34M07.281S" calcext:value-type="time">
            <text:p>01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4.49" calcext:value-type="float">
            <text:p>204.49</text:p>
          </table:table-cell>
          <table:table-cell office:value-type="float" office:value="265.87" calcext:value-type="float">
            <text:p>265.87</text:p>
          </table:table-cell>
        </table:table-row>
        <table:table-row table:style-name="ro1">
          <table:table-cell office:value-type="float" office:value="5663281" calcext:value-type="float">
            <text:p>5663281</text:p>
          </table:table-cell>
          <table:table-cell table:formula="of:=[.A356]/1000/(60*60*24)" office:value-type="time" office:time-value="PT01H34M23.281S" calcext:value-type="time">
            <text:p>01:34:23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" calcext:value-type="float">
            <text:p>158.2</text:p>
          </table:table-cell>
          <table:table-cell office:value-type="float" office:value="205.04" calcext:value-type="float">
            <text:p>205.04</text:p>
          </table:table-cell>
          <table:table-cell office:value-type="float" office:value="266.57" calcext:value-type="float">
            <text:p>266.57</text:p>
          </table:table-cell>
        </table:table-row>
        <table:table-row table:style-name="ro1">
          <table:table-cell office:value-type="float" office:value="5679281" calcext:value-type="float">
            <text:p>5679281</text:p>
          </table:table-cell>
          <table:table-cell table:formula="of:=[.A357]/1000/(60*60*24)" office:value-type="time" office:time-value="PT01H34M39.281S" calcext:value-type="time">
            <text:p>01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5.6" calcext:value-type="float">
            <text:p>205.6</text:p>
          </table:table-cell>
          <table:table-cell office:value-type="float" office:value="267.27" calcext:value-type="float">
            <text:p>267.27</text:p>
          </table:table-cell>
        </table:table-row>
        <table:table-row table:style-name="ro1">
          <table:table-cell office:value-type="float" office:value="5695281" calcext:value-type="float">
            <text:p>5695281</text:p>
          </table:table-cell>
          <table:table-cell table:formula="of:=[.A358]/1000/(60*60*24)" office:value-type="time" office:time-value="PT01H34M55.281S" calcext:value-type="time">
            <text:p>01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6.16" calcext:value-type="float">
            <text:p>206.16</text:p>
          </table:table-cell>
          <table:table-cell office:value-type="float" office:value="267.97" calcext:value-type="float">
            <text:p>267.97</text:p>
          </table:table-cell>
        </table:table-row>
        <table:table-row table:style-name="ro1">
          <table:table-cell office:value-type="float" office:value="5711281" calcext:value-type="float">
            <text:p>5711281</text:p>
          </table:table-cell>
          <table:table-cell table:formula="of:=[.A359]/1000/(60*60*24)" office:value-type="time" office:time-value="PT01H35M11.281S" calcext:value-type="time">
            <text:p>01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6.72" calcext:value-type="float">
            <text:p>206.72</text:p>
          </table:table-cell>
          <table:table-cell office:value-type="float" office:value="268.68" calcext:value-type="float">
            <text:p>268.68</text:p>
          </table:table-cell>
        </table:table-row>
        <table:table-row table:style-name="ro1">
          <table:table-cell office:value-type="float" office:value="5727281" calcext:value-type="float">
            <text:p>5727281</text:p>
          </table:table-cell>
          <table:table-cell table:formula="of:=[.A360]/1000/(60*60*24)" office:value-type="time" office:time-value="PT01H35M27.281S" calcext:value-type="time">
            <text:p>01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7.28" calcext:value-type="float">
            <text:p>207.28</text:p>
          </table:table-cell>
          <table:table-cell office:value-type="float" office:value="269.38" calcext:value-type="float">
            <text:p>269.38</text:p>
          </table:table-cell>
        </table:table-row>
        <table:table-row table:style-name="ro1">
          <table:table-cell office:value-type="float" office:value="5743281" calcext:value-type="float">
            <text:p>5743281</text:p>
          </table:table-cell>
          <table:table-cell table:formula="of:=[.A361]/1000/(60*60*24)" office:value-type="time" office:time-value="PT01H35M43.281S" calcext:value-type="time">
            <text:p>01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7.84" calcext:value-type="float">
            <text:p>207.84</text:p>
          </table:table-cell>
          <table:table-cell office:value-type="float" office:value="270.08" calcext:value-type="float">
            <text:p>270.08</text:p>
          </table:table-cell>
        </table:table-row>
        <table:table-row table:style-name="ro1">
          <table:table-cell office:value-type="float" office:value="5759281" calcext:value-type="float">
            <text:p>5759281</text:p>
          </table:table-cell>
          <table:table-cell table:formula="of:=[.A362]/1000/(60*60*24)" office:value-type="time" office:time-value="PT01H35M59.281S" calcext:value-type="time">
            <text:p>01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8.4" calcext:value-type="float">
            <text:p>208.4</text:p>
          </table:table-cell>
          <table:table-cell office:value-type="float" office:value="270.78" calcext:value-type="float">
            <text:p>270.78</text:p>
          </table:table-cell>
        </table:table-row>
        <table:table-row table:style-name="ro1">
          <table:table-cell office:value-type="float" office:value="5775281" calcext:value-type="float">
            <text:p>5775281</text:p>
          </table:table-cell>
          <table:table-cell table:formula="of:=[.A363]/1000/(60*60*24)" office:value-type="time" office:time-value="PT01H36M15.281S" calcext:value-type="time">
            <text:p>01:3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" calcext:value-type="float">
            <text:p>158.2</text:p>
          </table:table-cell>
          <table:table-cell office:value-type="float" office:value="208.96" calcext:value-type="float">
            <text:p>208.96</text:p>
          </table:table-cell>
          <table:table-cell office:value-type="float" office:value="271.48" calcext:value-type="float">
            <text:p>271.48</text:p>
          </table:table-cell>
        </table:table-row>
        <table:table-row table:style-name="ro1">
          <table:table-cell office:value-type="float" office:value="5791281" calcext:value-type="float">
            <text:p>5791281</text:p>
          </table:table-cell>
          <table:table-cell table:formula="of:=[.A364]/1000/(60*60*24)" office:value-type="time" office:time-value="PT01H36M31.281S" calcext:value-type="time">
            <text:p>01:3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9.52" calcext:value-type="float">
            <text:p>209.52</text:p>
          </table:table-cell>
          <table:table-cell office:value-type="float" office:value="272.18" calcext:value-type="float">
            <text:p>272.18</text:p>
          </table:table-cell>
        </table:table-row>
        <table:table-row table:style-name="ro1">
          <table:table-cell office:value-type="float" office:value="5807281" calcext:value-type="float">
            <text:p>5807281</text:p>
          </table:table-cell>
          <table:table-cell table:formula="of:=[.A365]/1000/(60*60*24)" office:value-type="time" office:time-value="PT01H36M47.281S" calcext:value-type="time">
            <text:p>01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0.08" calcext:value-type="float">
            <text:p>210.08</text:p>
          </table:table-cell>
          <table:table-cell office:value-type="float" office:value="272.88" calcext:value-type="float">
            <text:p>272.88</text:p>
          </table:table-cell>
        </table:table-row>
        <table:table-row table:style-name="ro1">
          <table:table-cell office:value-type="float" office:value="5823281" calcext:value-type="float">
            <text:p>5823281</text:p>
          </table:table-cell>
          <table:table-cell table:formula="of:=[.A366]/1000/(60*60*24)" office:value-type="time" office:time-value="PT01H37M03.281S" calcext:value-type="time">
            <text:p>01:3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0.64" calcext:value-type="float">
            <text:p>210.64</text:p>
          </table:table-cell>
          <table:table-cell office:value-type="float" office:value="273.58" calcext:value-type="float">
            <text:p>273.58</text:p>
          </table:table-cell>
        </table:table-row>
        <table:table-row table:style-name="ro1">
          <table:table-cell office:value-type="float" office:value="5839281" calcext:value-type="float">
            <text:p>5839281</text:p>
          </table:table-cell>
          <table:table-cell table:formula="of:=[.A367]/1000/(60*60*24)" office:value-type="time" office:time-value="PT01H37M19.281S" calcext:value-type="time">
            <text:p>01:3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1.2" calcext:value-type="float">
            <text:p>211.2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>
          <table:table-cell office:value-type="float" office:value="5855281" calcext:value-type="float">
            <text:p>5855281</text:p>
          </table:table-cell>
          <table:table-cell table:formula="of:=[.A368]/1000/(60*60*24)" office:value-type="time" office:time-value="PT01H37M35.281S" calcext:value-type="time">
            <text:p>01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1.76" calcext:value-type="float">
            <text:p>211.76</text:p>
          </table:table-cell>
          <table:table-cell office:value-type="float" office:value="274.98" calcext:value-type="float">
            <text:p>274.98</text:p>
          </table:table-cell>
        </table:table-row>
        <table:table-row table:style-name="ro1">
          <table:table-cell office:value-type="float" office:value="5871281" calcext:value-type="float">
            <text:p>5871281</text:p>
          </table:table-cell>
          <table:table-cell table:formula="of:=[.A369]/1000/(60*60*24)" office:value-type="time" office:time-value="PT01H37M51.281S" calcext:value-type="time">
            <text:p>01:3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2.32" calcext:value-type="float">
            <text:p>212.32</text:p>
          </table:table-cell>
          <table:table-cell office:value-type="float" office:value="275.68" calcext:value-type="float">
            <text:p>275.68</text:p>
          </table:table-cell>
        </table:table-row>
        <table:table-row table:style-name="ro1">
          <table:table-cell office:value-type="float" office:value="5887281" calcext:value-type="float">
            <text:p>5887281</text:p>
          </table:table-cell>
          <table:table-cell table:formula="of:=[.A370]/1000/(60*60*24)" office:value-type="time" office:time-value="PT01H38M07.281S" calcext:value-type="time">
            <text:p>01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2.88" calcext:value-type="float">
            <text:p>212.88</text:p>
          </table:table-cell>
          <table:table-cell office:value-type="float" office:value="276.39" calcext:value-type="float">
            <text:p>276.39</text:p>
          </table:table-cell>
        </table:table-row>
        <table:table-row table:style-name="ro1">
          <table:table-cell office:value-type="float" office:value="5903281" calcext:value-type="float">
            <text:p>5903281</text:p>
          </table:table-cell>
          <table:table-cell table:formula="of:=[.A371]/1000/(60*60*24)" office:value-type="time" office:time-value="PT01H38M23.281S" calcext:value-type="time">
            <text:p>01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13.44" calcext:value-type="float">
            <text:p>213.44</text:p>
          </table:table-cell>
          <table:table-cell office:value-type="float" office:value="277.09" calcext:value-type="float">
            <text:p>277.09</text:p>
          </table:table-cell>
        </table:table-row>
        <table:table-row table:style-name="ro1">
          <table:table-cell office:value-type="float" office:value="5919281" calcext:value-type="float">
            <text:p>5919281</text:p>
          </table:table-cell>
          <table:table-cell table:formula="of:=[.A372]/1000/(60*60*24)" office:value-type="time" office:time-value="PT01H38M39.281S" calcext:value-type="time">
            <text:p>01:3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4" calcext:value-type="float">
            <text:p>214</text:p>
          </table:table-cell>
          <table:table-cell office:value-type="float" office:value="277.79" calcext:value-type="float">
            <text:p>277.79</text:p>
          </table:table-cell>
        </table:table-row>
        <table:table-row table:style-name="ro1">
          <table:table-cell office:value-type="float" office:value="5935281" calcext:value-type="float">
            <text:p>5935281</text:p>
          </table:table-cell>
          <table:table-cell table:formula="of:=[.A373]/1000/(60*60*24)" office:value-type="time" office:time-value="PT01H38M55.281S" calcext:value-type="time">
            <text:p>01:3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4.56" calcext:value-type="float">
            <text:p>214.56</text:p>
          </table:table-cell>
          <table:table-cell office:value-type="float" office:value="278.49" calcext:value-type="float">
            <text:p>278.49</text:p>
          </table:table-cell>
        </table:table-row>
        <table:table-row table:style-name="ro1">
          <table:table-cell office:value-type="float" office:value="5951281" calcext:value-type="float">
            <text:p>5951281</text:p>
          </table:table-cell>
          <table:table-cell table:formula="of:=[.A374]/1000/(60*60*24)" office:value-type="time" office:time-value="PT01H39M11.281S" calcext:value-type="time">
            <text:p>01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5.12" calcext:value-type="float">
            <text:p>215.12</text:p>
          </table:table-cell>
          <table:table-cell office:value-type="float" office:value="279.19" calcext:value-type="float">
            <text:p>279.19</text:p>
          </table:table-cell>
        </table:table-row>
        <table:table-row table:style-name="ro1">
          <table:table-cell office:value-type="float" office:value="5967281" calcext:value-type="float">
            <text:p>5967281</text:p>
          </table:table-cell>
          <table:table-cell table:formula="of:=[.A375]/1000/(60*60*24)" office:value-type="time" office:time-value="PT01H39M27.281S" calcext:value-type="time">
            <text:p>01:3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15.68" calcext:value-type="float">
            <text:p>215.68</text:p>
          </table:table-cell>
          <table:table-cell office:value-type="float" office:value="279.89" calcext:value-type="float">
            <text:p>279.89</text:p>
          </table:table-cell>
        </table:table-row>
        <table:table-row table:style-name="ro1">
          <table:table-cell office:value-type="float" office:value="5983281" calcext:value-type="float">
            <text:p>5983281</text:p>
          </table:table-cell>
          <table:table-cell table:formula="of:=[.A376]/1000/(60*60*24)" office:value-type="time" office:time-value="PT01H39M43.281S" calcext:value-type="time">
            <text:p>01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16.24" calcext:value-type="float">
            <text:p>216.24</text:p>
          </table:table-cell>
          <table:table-cell office:value-type="float" office:value="280.59" calcext:value-type="float">
            <text:p>280.59</text:p>
          </table:table-cell>
        </table:table-row>
        <table:table-row table:style-name="ro1">
          <table:table-cell office:value-type="float" office:value="5999281" calcext:value-type="float">
            <text:p>5999281</text:p>
          </table:table-cell>
          <table:table-cell table:formula="of:=[.A377]/1000/(60*60*24)" office:value-type="time" office:time-value="PT01H39M59.281S" calcext:value-type="time">
            <text:p>01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16.79" calcext:value-type="float">
            <text:p>216.79</text:p>
          </table:table-cell>
          <table:table-cell office:value-type="float" office:value="281.29" calcext:value-type="float">
            <text:p>281.29</text:p>
          </table:table-cell>
        </table:table-row>
        <table:table-row table:style-name="ro1">
          <table:table-cell office:value-type="float" office:value="6015281" calcext:value-type="float">
            <text:p>6015281</text:p>
          </table:table-cell>
          <table:table-cell table:formula="of:=[.A378]/1000/(60*60*24)" office:value-type="time" office:time-value="PT01H40M15.281S" calcext:value-type="time">
            <text:p>01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7.35" calcext:value-type="float">
            <text:p>217.35</text:p>
          </table:table-cell>
          <table:table-cell office:value-type="float" office:value="281.99" calcext:value-type="float">
            <text:p>281.99</text:p>
          </table:table-cell>
        </table:table-row>
        <table:table-row table:style-name="ro1">
          <table:table-cell office:value-type="float" office:value="6031281" calcext:value-type="float">
            <text:p>6031281</text:p>
          </table:table-cell>
          <table:table-cell table:formula="of:=[.A379]/1000/(60*60*24)" office:value-type="time" office:time-value="PT01H40M31.281S" calcext:value-type="time">
            <text:p>01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7.91" calcext:value-type="float">
            <text:p>217.91</text:p>
          </table:table-cell>
          <table:table-cell office:value-type="float" office:value="282.69" calcext:value-type="float">
            <text:p>282.69</text:p>
          </table:table-cell>
        </table:table-row>
        <table:table-row table:style-name="ro1">
          <table:table-cell office:value-type="float" office:value="6047281" calcext:value-type="float">
            <text:p>6047281</text:p>
          </table:table-cell>
          <table:table-cell table:formula="of:=[.A380]/1000/(60*60*24)" office:value-type="time" office:time-value="PT01H40M47.281S" calcext:value-type="time">
            <text:p>01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18.47" calcext:value-type="float">
            <text:p>218.47</text:p>
          </table:table-cell>
          <table:table-cell office:value-type="float" office:value="283.39" calcext:value-type="float">
            <text:p>283.39</text:p>
          </table:table-cell>
        </table:table-row>
        <table:table-row table:style-name="ro1">
          <table:table-cell office:value-type="float" office:value="6063281" calcext:value-type="float">
            <text:p>6063281</text:p>
          </table:table-cell>
          <table:table-cell table:formula="of:=[.A381]/1000/(60*60*24)" office:value-type="time" office:time-value="PT01H41M03.281S" calcext:value-type="time">
            <text:p>01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9.03" calcext:value-type="float">
            <text:p>219.03</text:p>
          </table:table-cell>
          <table:table-cell office:value-type="float" office:value="284.09" calcext:value-type="float">
            <text:p>284.09</text:p>
          </table:table-cell>
        </table:table-row>
        <table:table-row table:style-name="ro1">
          <table:table-cell office:value-type="float" office:value="6079281" calcext:value-type="float">
            <text:p>6079281</text:p>
          </table:table-cell>
          <table:table-cell table:formula="of:=[.A382]/1000/(60*60*24)" office:value-type="time" office:time-value="PT01H41M19.281S" calcext:value-type="time">
            <text:p>01:4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9.59" calcext:value-type="float">
            <text:p>219.59</text:p>
          </table:table-cell>
          <table:table-cell office:value-type="float" office:value="284.79" calcext:value-type="float">
            <text:p>284.79</text:p>
          </table:table-cell>
        </table:table-row>
        <table:table-row table:style-name="ro1">
          <table:table-cell office:value-type="float" office:value="6095281" calcext:value-type="float">
            <text:p>6095281</text:p>
          </table:table-cell>
          <table:table-cell table:formula="of:=[.A383]/1000/(60*60*24)" office:value-type="time" office:time-value="PT01H41M35.281S" calcext:value-type="time">
            <text:p>01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0.15" calcext:value-type="float">
            <text:p>220.15</text:p>
          </table:table-cell>
          <table:table-cell office:value-type="float" office:value="285.49" calcext:value-type="float">
            <text:p>285.49</text:p>
          </table:table-cell>
        </table:table-row>
        <table:table-row table:style-name="ro1">
          <table:table-cell office:value-type="float" office:value="6111281" calcext:value-type="float">
            <text:p>6111281</text:p>
          </table:table-cell>
          <table:table-cell table:formula="of:=[.A384]/1000/(60*60*24)" office:value-type="time" office:time-value="PT01H41M51.281S" calcext:value-type="time">
            <text:p>01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20.71" calcext:value-type="float">
            <text:p>220.71</text:p>
          </table:table-cell>
          <table:table-cell office:value-type="float" office:value="286.19" calcext:value-type="float">
            <text:p>286.19</text:p>
          </table:table-cell>
        </table:table-row>
        <table:table-row table:style-name="ro1">
          <table:table-cell office:value-type="float" office:value="6127281" calcext:value-type="float">
            <text:p>6127281</text:p>
          </table:table-cell>
          <table:table-cell table:formula="of:=[.A385]/1000/(60*60*24)" office:value-type="time" office:time-value="PT01H42M07.281S" calcext:value-type="time">
            <text:p>01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1.27" calcext:value-type="float">
            <text:p>221.27</text:p>
          </table:table-cell>
          <table:table-cell office:value-type="float" office:value="286.89" calcext:value-type="float">
            <text:p>286.89</text:p>
          </table:table-cell>
        </table:table-row>
        <table:table-row table:style-name="ro1">
          <table:table-cell office:value-type="float" office:value="6143281" calcext:value-type="float">
            <text:p>6143281</text:p>
          </table:table-cell>
          <table:table-cell table:formula="of:=[.A386]/1000/(60*60*24)" office:value-type="time" office:time-value="PT01H42M23.281S" calcext:value-type="time">
            <text:p>01:4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21.83" calcext:value-type="float">
            <text:p>221.83</text:p>
          </table:table-cell>
          <table:table-cell office:value-type="float" office:value="287.59" calcext:value-type="float">
            <text:p>287.59</text:p>
          </table:table-cell>
        </table:table-row>
        <table:table-row table:style-name="ro1">
          <table:table-cell office:value-type="float" office:value="6159281" calcext:value-type="float">
            <text:p>6159281</text:p>
          </table:table-cell>
          <table:table-cell table:formula="of:=[.A387]/1000/(60*60*24)" office:value-type="time" office:time-value="PT01H42M39.281S" calcext:value-type="time">
            <text:p>01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2.39" calcext:value-type="float">
            <text:p>222.39</text:p>
          </table:table-cell>
          <table:table-cell office:value-type="float" office:value="288.29" calcext:value-type="float">
            <text:p>288.29</text:p>
          </table:table-cell>
        </table:table-row>
        <table:table-row table:style-name="ro1">
          <table:table-cell office:value-type="float" office:value="6175280" calcext:value-type="float">
            <text:p>6175280</text:p>
          </table:table-cell>
          <table:table-cell table:formula="of:=[.A388]/1000/(60*60*24)" office:value-type="time" office:time-value="PT01H42M55.28S" calcext:value-type="time">
            <text:p>01:4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22.95" calcext:value-type="float">
            <text:p>222.95</text:p>
          </table:table-cell>
          <table:table-cell office:value-type="float" office:value="288.99" calcext:value-type="float">
            <text:p>288.99</text:p>
          </table:table-cell>
        </table:table-row>
        <table:table-row table:style-name="ro1">
          <table:table-cell office:value-type="float" office:value="6191281" calcext:value-type="float">
            <text:p>6191281</text:p>
          </table:table-cell>
          <table:table-cell table:formula="of:=[.A389]/1000/(60*60*24)" office:value-type="time" office:time-value="PT01H43M11.281S" calcext:value-type="time">
            <text:p>01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3.51" calcext:value-type="float">
            <text:p>223.51</text:p>
          </table:table-cell>
          <table:table-cell office:value-type="float" office:value="289.69" calcext:value-type="float">
            <text:p>289.69</text:p>
          </table:table-cell>
        </table:table-row>
        <table:table-row table:style-name="ro1">
          <table:table-cell office:value-type="float" office:value="6207281" calcext:value-type="float">
            <text:p>6207281</text:p>
          </table:table-cell>
          <table:table-cell table:formula="of:=[.A390]/1000/(60*60*24)" office:value-type="time" office:time-value="PT01H43M27.281S" calcext:value-type="time">
            <text:p>01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4.06" calcext:value-type="float">
            <text:p>224.06</text:p>
          </table:table-cell>
          <table:table-cell office:value-type="float" office:value="290.39" calcext:value-type="float">
            <text:p>290.39</text:p>
          </table:table-cell>
        </table:table-row>
        <table:table-row table:style-name="ro1">
          <table:table-cell office:value-type="float" office:value="6223281" calcext:value-type="float">
            <text:p>6223281</text:p>
          </table:table-cell>
          <table:table-cell table:formula="of:=[.A391]/1000/(60*60*24)" office:value-type="time" office:time-value="PT01H43M43.281S" calcext:value-type="time">
            <text:p>01:4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4.62" calcext:value-type="float">
            <text:p>224.62</text:p>
          </table:table-cell>
          <table:table-cell office:value-type="float" office:value="291.09" calcext:value-type="float">
            <text:p>291.09</text:p>
          </table:table-cell>
        </table:table-row>
        <table:table-row table:style-name="ro1">
          <table:table-cell office:value-type="float" office:value="6239281" calcext:value-type="float">
            <text:p>6239281</text:p>
          </table:table-cell>
          <table:table-cell table:formula="of:=[.A392]/1000/(60*60*24)" office:value-type="time" office:time-value="PT01H43M59.281S" calcext:value-type="time">
            <text:p>01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5.18" calcext:value-type="float">
            <text:p>225.18</text:p>
          </table:table-cell>
          <table:table-cell office:value-type="float" office:value="291.79" calcext:value-type="float">
            <text:p>291.79</text:p>
          </table:table-cell>
        </table:table-row>
        <table:table-row table:style-name="ro1">
          <table:table-cell office:value-type="float" office:value="6255281" calcext:value-type="float">
            <text:p>6255281</text:p>
          </table:table-cell>
          <table:table-cell table:formula="of:=[.A393]/1000/(60*60*24)" office:value-type="time" office:time-value="PT01H44M15.281S" calcext:value-type="time">
            <text:p>01:4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5.74" calcext:value-type="float">
            <text:p>225.74</text:p>
          </table:table-cell>
          <table:table-cell office:value-type="float" office:value="292.49" calcext:value-type="float">
            <text:p>292.49</text:p>
          </table:table-cell>
        </table:table-row>
        <table:table-row table:style-name="ro1">
          <table:table-cell office:value-type="float" office:value="6271281" calcext:value-type="float">
            <text:p>6271281</text:p>
          </table:table-cell>
          <table:table-cell table:formula="of:=[.A394]/1000/(60*60*24)" office:value-type="time" office:time-value="PT01H44M31.281S" calcext:value-type="time">
            <text:p>01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6.3" calcext:value-type="float">
            <text:p>226.3</text:p>
          </table:table-cell>
          <table:table-cell office:value-type="float" office:value="293.19" calcext:value-type="float">
            <text:p>293.19</text:p>
          </table:table-cell>
        </table:table-row>
        <table:table-row table:style-name="ro1">
          <table:table-cell office:value-type="float" office:value="6287281" calcext:value-type="float">
            <text:p>6287281</text:p>
          </table:table-cell>
          <table:table-cell table:formula="of:=[.A395]/1000/(60*60*24)" office:value-type="time" office:time-value="PT01H44M47.281S" calcext:value-type="time">
            <text:p>01:4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6.86" calcext:value-type="float">
            <text:p>226.86</text:p>
          </table:table-cell>
          <table:table-cell office:value-type="float" office:value="293.89" calcext:value-type="float">
            <text:p>293.89</text:p>
          </table:table-cell>
        </table:table-row>
        <table:table-row table:style-name="ro1">
          <table:table-cell office:value-type="float" office:value="6303281" calcext:value-type="float">
            <text:p>6303281</text:p>
          </table:table-cell>
          <table:table-cell table:formula="of:=[.A396]/1000/(60*60*24)" office:value-type="time" office:time-value="PT01H45M03.281S" calcext:value-type="time">
            <text:p>01:4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7.42" calcext:value-type="float">
            <text:p>227.42</text:p>
          </table:table-cell>
          <table:table-cell office:value-type="float" office:value="294.59" calcext:value-type="float">
            <text:p>294.59</text:p>
          </table:table-cell>
        </table:table-row>
        <table:table-row table:style-name="ro1">
          <table:table-cell office:value-type="float" office:value="6319281" calcext:value-type="float">
            <text:p>6319281</text:p>
          </table:table-cell>
          <table:table-cell table:formula="of:=[.A397]/1000/(60*60*24)" office:value-type="time" office:time-value="PT01H45M19.281S" calcext:value-type="time">
            <text:p>01:4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7.98" calcext:value-type="float">
            <text:p>227.98</text:p>
          </table:table-cell>
          <table:table-cell office:value-type="float" office:value="295.29" calcext:value-type="float">
            <text:p>295.29</text:p>
          </table:table-cell>
        </table:table-row>
        <table:table-row table:style-name="ro1">
          <table:table-cell office:value-type="float" office:value="6335281" calcext:value-type="float">
            <text:p>6335281</text:p>
          </table:table-cell>
          <table:table-cell table:formula="of:=[.A398]/1000/(60*60*24)" office:value-type="time" office:time-value="PT01H45M35.281S" calcext:value-type="time">
            <text:p>01:4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8.54" calcext:value-type="float">
            <text:p>228.54</text:p>
          </table:table-cell>
          <table:table-cell office:value-type="float" office:value="295.99" calcext:value-type="float">
            <text:p>295.99</text:p>
          </table:table-cell>
        </table:table-row>
        <table:table-row table:style-name="ro1">
          <table:table-cell office:value-type="float" office:value="6351281" calcext:value-type="float">
            <text:p>6351281</text:p>
          </table:table-cell>
          <table:table-cell table:formula="of:=[.A399]/1000/(60*60*24)" office:value-type="time" office:time-value="PT01H45M51.281S" calcext:value-type="time">
            <text:p>01:4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9.1" calcext:value-type="float">
            <text:p>229.1</text:p>
          </table:table-cell>
          <table:table-cell office:value-type="float" office:value="296.69" calcext:value-type="float">
            <text:p>296.69</text:p>
          </table:table-cell>
        </table:table-row>
        <table:table-row table:style-name="ro1">
          <table:table-cell office:value-type="float" office:value="6367281" calcext:value-type="float">
            <text:p>6367281</text:p>
          </table:table-cell>
          <table:table-cell table:formula="of:=[.A400]/1000/(60*60*24)" office:value-type="time" office:time-value="PT01H46M07.281S" calcext:value-type="time">
            <text:p>01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9.65" calcext:value-type="float">
            <text:p>229.65</text:p>
          </table:table-cell>
          <table:table-cell office:value-type="float" office:value="297.39" calcext:value-type="float">
            <text:p>297.39</text:p>
          </table:table-cell>
        </table:table-row>
        <table:table-row table:style-name="ro1">
          <table:table-cell office:value-type="float" office:value="6383281" calcext:value-type="float">
            <text:p>6383281</text:p>
          </table:table-cell>
          <table:table-cell table:formula="of:=[.A401]/1000/(60*60*24)" office:value-type="time" office:time-value="PT01H46M23.281S" calcext:value-type="time">
            <text:p>01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0.21" calcext:value-type="float">
            <text:p>230.21</text:p>
          </table:table-cell>
          <table:table-cell office:value-type="float" office:value="298.09" calcext:value-type="float">
            <text:p>298.09</text:p>
          </table:table-cell>
        </table:table-row>
        <table:table-row table:style-name="ro1">
          <table:table-cell office:value-type="float" office:value="6399281" calcext:value-type="float">
            <text:p>6399281</text:p>
          </table:table-cell>
          <table:table-cell table:formula="of:=[.A402]/1000/(60*60*24)" office:value-type="time" office:time-value="PT01H46M39.281S" calcext:value-type="time">
            <text:p>01:4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0.77" calcext:value-type="float">
            <text:p>230.77</text:p>
          </table:table-cell>
          <table:table-cell office:value-type="float" office:value="298.79" calcext:value-type="float">
            <text:p>298.79</text:p>
          </table:table-cell>
        </table:table-row>
        <table:table-row table:style-name="ro1">
          <table:table-cell office:value-type="float" office:value="6415281" calcext:value-type="float">
            <text:p>6415281</text:p>
          </table:table-cell>
          <table:table-cell table:formula="of:=[.A403]/1000/(60*60*24)" office:value-type="time" office:time-value="PT01H46M55.281S" calcext:value-type="time">
            <text:p>01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99.49" calcext:value-type="float">
            <text:p>299.49</text:p>
          </table:table-cell>
        </table:table-row>
        <table:table-row table:style-name="ro1">
          <table:table-cell office:value-type="float" office:value="6431281" calcext:value-type="float">
            <text:p>6431281</text:p>
          </table:table-cell>
          <table:table-cell table:formula="of:=[.A404]/1000/(60*60*24)" office:value-type="time" office:time-value="PT01H47M11.281S" calcext:value-type="time">
            <text:p>01:4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1.89" calcext:value-type="float">
            <text:p>231.89</text:p>
          </table:table-cell>
          <table:table-cell office:value-type="float" office:value="300.19" calcext:value-type="float">
            <text:p>300.19</text:p>
          </table:table-cell>
        </table:table-row>
        <table:table-row table:style-name="ro1">
          <table:table-cell office:value-type="float" office:value="6447281" calcext:value-type="float">
            <text:p>6447281</text:p>
          </table:table-cell>
          <table:table-cell table:formula="of:=[.A405]/1000/(60*60*24)" office:value-type="time" office:time-value="PT01H47M27.281S" calcext:value-type="time">
            <text:p>01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2.45" calcext:value-type="float">
            <text:p>232.45</text:p>
          </table:table-cell>
          <table:table-cell office:value-type="float" office:value="300.89" calcext:value-type="float">
            <text:p>300.89</text:p>
          </table:table-cell>
        </table:table-row>
        <table:table-row table:style-name="ro1">
          <table:table-cell office:value-type="float" office:value="6463281" calcext:value-type="float">
            <text:p>6463281</text:p>
          </table:table-cell>
          <table:table-cell table:formula="of:=[.A406]/1000/(60*60*24)" office:value-type="time" office:time-value="PT01H47M43.281S" calcext:value-type="time">
            <text:p>01:4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3.01" calcext:value-type="float">
            <text:p>233.01</text:p>
          </table:table-cell>
          <table:table-cell office:value-type="float" office:value="301.59" calcext:value-type="float">
            <text:p>301.59</text:p>
          </table:table-cell>
        </table:table-row>
        <table:table-row table:style-name="ro1">
          <table:table-cell office:value-type="float" office:value="6479281" calcext:value-type="float">
            <text:p>6479281</text:p>
          </table:table-cell>
          <table:table-cell table:formula="of:=[.A407]/1000/(60*60*24)" office:value-type="time" office:time-value="PT01H47M59.281S" calcext:value-type="time">
            <text:p>01:4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3.57" calcext:value-type="float">
            <text:p>233.57</text:p>
          </table:table-cell>
          <table:table-cell office:value-type="float" office:value="302.29" calcext:value-type="float">
            <text:p>302.29</text:p>
          </table:table-cell>
        </table:table-row>
        <table:table-row table:style-name="ro1">
          <table:table-cell office:value-type="float" office:value="6495281" calcext:value-type="float">
            <text:p>6495281</text:p>
          </table:table-cell>
          <table:table-cell table:formula="of:=[.A408]/1000/(60*60*24)" office:value-type="time" office:time-value="PT01H48M15.281S" calcext:value-type="time">
            <text:p>01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4.13" calcext:value-type="float">
            <text:p>234.13</text:p>
          </table:table-cell>
          <table:table-cell office:value-type="float" office:value="302.99" calcext:value-type="float">
            <text:p>302.99</text:p>
          </table:table-cell>
        </table:table-row>
        <table:table-row table:style-name="ro1">
          <table:table-cell office:value-type="float" office:value="6511281" calcext:value-type="float">
            <text:p>6511281</text:p>
          </table:table-cell>
          <table:table-cell table:formula="of:=[.A409]/1000/(60*60*24)" office:value-type="time" office:time-value="PT01H48M31.281S" calcext:value-type="time">
            <text:p>01:4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4.68" calcext:value-type="float">
            <text:p>234.68</text:p>
          </table:table-cell>
          <table:table-cell office:value-type="float" office:value="303.69" calcext:value-type="float">
            <text:p>303.69</text:p>
          </table:table-cell>
        </table:table-row>
        <table:table-row table:style-name="ro1">
          <table:table-cell office:value-type="float" office:value="6527281" calcext:value-type="float">
            <text:p>6527281</text:p>
          </table:table-cell>
          <table:table-cell table:formula="of:=[.A410]/1000/(60*60*24)" office:value-type="time" office:time-value="PT01H48M47.281S" calcext:value-type="time">
            <text:p>01:4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5.24" calcext:value-type="float">
            <text:p>235.24</text:p>
          </table:table-cell>
          <table:table-cell office:value-type="float" office:value="304.39" calcext:value-type="float">
            <text:p>304.39</text:p>
          </table:table-cell>
        </table:table-row>
        <table:table-row table:style-name="ro1">
          <table:table-cell office:value-type="float" office:value="6543281" calcext:value-type="float">
            <text:p>6543281</text:p>
          </table:table-cell>
          <table:table-cell table:formula="of:=[.A411]/1000/(60*60*24)" office:value-type="time" office:time-value="PT01H49M03.281S" calcext:value-type="time">
            <text:p>01:4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5.8" calcext:value-type="float">
            <text:p>235.8</text:p>
          </table:table-cell>
          <table:table-cell office:value-type="float" office:value="305.09" calcext:value-type="float">
            <text:p>305.09</text:p>
          </table:table-cell>
        </table:table-row>
        <table:table-row table:style-name="ro1">
          <table:table-cell office:value-type="float" office:value="6559281" calcext:value-type="float">
            <text:p>6559281</text:p>
          </table:table-cell>
          <table:table-cell table:formula="of:=[.A412]/1000/(60*60*24)" office:value-type="time" office:time-value="PT01H49M19.281S" calcext:value-type="time">
            <text:p>01:4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6.36" calcext:value-type="float">
            <text:p>236.36</text:p>
          </table:table-cell>
          <table:table-cell office:value-type="float" office:value="305.79" calcext:value-type="float">
            <text:p>305.79</text:p>
          </table:table-cell>
        </table:table-row>
        <table:table-row table:style-name="ro1">
          <table:table-cell office:value-type="float" office:value="6575281" calcext:value-type="float">
            <text:p>6575281</text:p>
          </table:table-cell>
          <table:table-cell table:formula="of:=[.A413]/1000/(60*60*24)" office:value-type="time" office:time-value="PT01H49M35.281S" calcext:value-type="time">
            <text:p>01:4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6.92" calcext:value-type="float">
            <text:p>236.92</text:p>
          </table:table-cell>
          <table:table-cell office:value-type="float" office:value="306.49" calcext:value-type="float">
            <text:p>306.49</text:p>
          </table:table-cell>
        </table:table-row>
        <table:table-row table:style-name="ro1">
          <table:table-cell office:value-type="float" office:value="6591281" calcext:value-type="float">
            <text:p>6591281</text:p>
          </table:table-cell>
          <table:table-cell table:formula="of:=[.A414]/1000/(60*60*24)" office:value-type="time" office:time-value="PT01H49M51.281S" calcext:value-type="time">
            <text:p>01:4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37.48" calcext:value-type="float">
            <text:p>237.48</text:p>
          </table:table-cell>
          <table:table-cell office:value-type="float" office:value="307.19" calcext:value-type="float">
            <text:p>307.19</text:p>
          </table:table-cell>
        </table:table-row>
        <table:table-row table:style-name="ro1">
          <table:table-cell office:value-type="float" office:value="6607281" calcext:value-type="float">
            <text:p>6607281</text:p>
          </table:table-cell>
          <table:table-cell table:formula="of:=[.A415]/1000/(60*60*24)" office:value-type="time" office:time-value="PT01H50M07.281S" calcext:value-type="time">
            <text:p>01:5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8.04" calcext:value-type="float">
            <text:p>238.04</text:p>
          </table:table-cell>
          <table:table-cell office:value-type="float" office:value="307.89" calcext:value-type="float">
            <text:p>307.89</text:p>
          </table:table-cell>
        </table:table-row>
        <table:table-row table:style-name="ro1">
          <table:table-cell office:value-type="float" office:value="6623281" calcext:value-type="float">
            <text:p>6623281</text:p>
          </table:table-cell>
          <table:table-cell table:formula="of:=[.A416]/1000/(60*60*24)" office:value-type="time" office:time-value="PT01H50M23.281S" calcext:value-type="time">
            <text:p>01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8.6" calcext:value-type="float">
            <text:p>238.6</text:p>
          </table:table-cell>
          <table:table-cell office:value-type="float" office:value="308.59" calcext:value-type="float">
            <text:p>308.59</text:p>
          </table:table-cell>
        </table:table-row>
        <table:table-row table:style-name="ro1">
          <table:table-cell office:value-type="float" office:value="6639281" calcext:value-type="float">
            <text:p>6639281</text:p>
          </table:table-cell>
          <table:table-cell table:formula="of:=[.A417]/1000/(60*60*24)" office:value-type="time" office:time-value="PT01H50M39.281S" calcext:value-type="time">
            <text:p>01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9.15" calcext:value-type="float">
            <text:p>239.15</text:p>
          </table:table-cell>
          <table:table-cell office:value-type="float" office:value="309.29" calcext:value-type="float">
            <text:p>309.29</text:p>
          </table:table-cell>
        </table:table-row>
        <table:table-row table:style-name="ro1">
          <table:table-cell office:value-type="float" office:value="6655281" calcext:value-type="float">
            <text:p>6655281</text:p>
          </table:table-cell>
          <table:table-cell table:formula="of:=[.A418]/1000/(60*60*24)" office:value-type="time" office:time-value="PT01H50M55.281S" calcext:value-type="time">
            <text:p>01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39.71" calcext:value-type="float">
            <text:p>239.71</text:p>
          </table:table-cell>
          <table:table-cell office:value-type="float" office:value="309.99" calcext:value-type="float">
            <text:p>309.99</text:p>
          </table:table-cell>
        </table:table-row>
        <table:table-row table:style-name="ro1">
          <table:table-cell office:value-type="float" office:value="6671281" calcext:value-type="float">
            <text:p>6671281</text:p>
          </table:table-cell>
          <table:table-cell table:formula="of:=[.A419]/1000/(60*60*24)" office:value-type="time" office:time-value="PT01H51M11.281S" calcext:value-type="time">
            <text:p>01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0.27" calcext:value-type="float">
            <text:p>240.27</text:p>
          </table:table-cell>
          <table:table-cell office:value-type="float" office:value="310.69" calcext:value-type="float">
            <text:p>310.69</text:p>
          </table:table-cell>
        </table:table-row>
        <table:table-row table:style-name="ro1">
          <table:table-cell office:value-type="float" office:value="6687281" calcext:value-type="float">
            <text:p>6687281</text:p>
          </table:table-cell>
          <table:table-cell table:formula="of:=[.A420]/1000/(60*60*24)" office:value-type="time" office:time-value="PT01H51M27.281S" calcext:value-type="time">
            <text:p>01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0.83" calcext:value-type="float">
            <text:p>240.83</text:p>
          </table:table-cell>
          <table:table-cell office:value-type="float" office:value="311.39" calcext:value-type="float">
            <text:p>311.39</text:p>
          </table:table-cell>
        </table:table-row>
        <table:table-row table:style-name="ro1">
          <table:table-cell office:value-type="float" office:value="6703281" calcext:value-type="float">
            <text:p>6703281</text:p>
          </table:table-cell>
          <table:table-cell table:formula="of:=[.A421]/1000/(60*60*24)" office:value-type="time" office:time-value="PT01H51M43.281S" calcext:value-type="time">
            <text:p>01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1.39" calcext:value-type="float">
            <text:p>241.39</text:p>
          </table:table-cell>
          <table:table-cell office:value-type="float" office:value="312.09" calcext:value-type="float">
            <text:p>312.09</text:p>
          </table:table-cell>
        </table:table-row>
        <table:table-row table:style-name="ro1">
          <table:table-cell office:value-type="float" office:value="6719281" calcext:value-type="float">
            <text:p>6719281</text:p>
          </table:table-cell>
          <table:table-cell table:formula="of:=[.A422]/1000/(60*60*24)" office:value-type="time" office:time-value="PT01H51M59.281S" calcext:value-type="time">
            <text:p>01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1.95" calcext:value-type="float">
            <text:p>241.95</text:p>
          </table:table-cell>
          <table:table-cell office:value-type="float" office:value="312.79" calcext:value-type="float">
            <text:p>312.79</text:p>
          </table:table-cell>
        </table:table-row>
        <table:table-row table:style-name="ro1">
          <table:table-cell office:value-type="float" office:value="6735281" calcext:value-type="float">
            <text:p>6735281</text:p>
          </table:table-cell>
          <table:table-cell table:formula="of:=[.A423]/1000/(60*60*24)" office:value-type="time" office:time-value="PT01H52M15.281S" calcext:value-type="time">
            <text:p>01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2.51" calcext:value-type="float">
            <text:p>242.51</text:p>
          </table:table-cell>
          <table:table-cell office:value-type="float" office:value="313.49" calcext:value-type="float">
            <text:p>313.49</text:p>
          </table:table-cell>
        </table:table-row>
        <table:table-row table:style-name="ro1">
          <table:table-cell office:value-type="float" office:value="6751281" calcext:value-type="float">
            <text:p>6751281</text:p>
          </table:table-cell>
          <table:table-cell table:formula="of:=[.A424]/1000/(60*60*24)" office:value-type="time" office:time-value="PT01H52M31.281S" calcext:value-type="time">
            <text:p>01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3.07" calcext:value-type="float">
            <text:p>243.07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6767281" calcext:value-type="float">
            <text:p>6767281</text:p>
          </table:table-cell>
          <table:table-cell table:formula="of:=[.A425]/1000/(60*60*24)" office:value-type="time" office:time-value="PT01H52M47.281S" calcext:value-type="time">
            <text:p>01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3.62" calcext:value-type="float">
            <text:p>243.62</text:p>
          </table:table-cell>
          <table:table-cell office:value-type="float" office:value="314.89" calcext:value-type="float">
            <text:p>314.89</text:p>
          </table:table-cell>
        </table:table-row>
        <table:table-row table:style-name="ro1">
          <table:table-cell office:value-type="float" office:value="6783281" calcext:value-type="float">
            <text:p>6783281</text:p>
          </table:table-cell>
          <table:table-cell table:formula="of:=[.A426]/1000/(60*60*24)" office:value-type="time" office:time-value="PT01H53M03.281S" calcext:value-type="time">
            <text:p>01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44.18" calcext:value-type="float">
            <text:p>244.18</text:p>
          </table:table-cell>
          <table:table-cell office:value-type="float" office:value="315.59" calcext:value-type="float">
            <text:p>315.59</text:p>
          </table:table-cell>
        </table:table-row>
        <table:table-row table:style-name="ro1">
          <table:table-cell office:value-type="float" office:value="6799281" calcext:value-type="float">
            <text:p>6799281</text:p>
          </table:table-cell>
          <table:table-cell table:formula="of:=[.A427]/1000/(60*60*24)" office:value-type="time" office:time-value="PT01H53M19.281S" calcext:value-type="time">
            <text:p>01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4.74" calcext:value-type="float">
            <text:p>244.74</text:p>
          </table:table-cell>
          <table:table-cell office:value-type="float" office:value="316.29" calcext:value-type="float">
            <text:p>316.29</text:p>
          </table:table-cell>
        </table:table-row>
        <table:table-row table:style-name="ro1">
          <table:table-cell office:value-type="float" office:value="6815281" calcext:value-type="float">
            <text:p>6815281</text:p>
          </table:table-cell>
          <table:table-cell table:formula="of:=[.A428]/1000/(60*60*24)" office:value-type="time" office:time-value="PT01H53M35.281S" calcext:value-type="time">
            <text:p>01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5.3" calcext:value-type="float">
            <text:p>245.3</text:p>
          </table:table-cell>
          <table:table-cell office:value-type="float" office:value="316.99" calcext:value-type="float">
            <text:p>316.99</text:p>
          </table:table-cell>
        </table:table-row>
        <table:table-row table:style-name="ro1">
          <table:table-cell office:value-type="float" office:value="6831281" calcext:value-type="float">
            <text:p>6831281</text:p>
          </table:table-cell>
          <table:table-cell table:formula="of:=[.A429]/1000/(60*60*24)" office:value-type="time" office:time-value="PT01H53M51.281S" calcext:value-type="time">
            <text:p>01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5.86" calcext:value-type="float">
            <text:p>245.86</text:p>
          </table:table-cell>
          <table:table-cell office:value-type="float" office:value="317.68" calcext:value-type="float">
            <text:p>317.68</text:p>
          </table:table-cell>
        </table:table-row>
        <table:table-row table:style-name="ro1">
          <table:table-cell office:value-type="float" office:value="6847281" calcext:value-type="float">
            <text:p>6847281</text:p>
          </table:table-cell>
          <table:table-cell table:formula="of:=[.A430]/1000/(60*60*24)" office:value-type="time" office:time-value="PT01H54M07.281S" calcext:value-type="time">
            <text:p>01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6.42" calcext:value-type="float">
            <text:p>246.42</text:p>
          </table:table-cell>
          <table:table-cell office:value-type="float" office:value="318.38" calcext:value-type="float">
            <text:p>318.38</text:p>
          </table:table-cell>
        </table:table-row>
        <table:table-row table:style-name="ro1">
          <table:table-cell office:value-type="float" office:value="6863281" calcext:value-type="float">
            <text:p>6863281</text:p>
          </table:table-cell>
          <table:table-cell table:formula="of:=[.A431]/1000/(60*60*24)" office:value-type="time" office:time-value="PT01H54M23.281S" calcext:value-type="time">
            <text:p>01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6.98" calcext:value-type="float">
            <text:p>246.98</text:p>
          </table:table-cell>
          <table:table-cell office:value-type="float" office:value="319.08" calcext:value-type="float">
            <text:p>319.08</text:p>
          </table:table-cell>
        </table:table-row>
        <table:table-row table:style-name="ro1">
          <table:table-cell office:value-type="float" office:value="6879281" calcext:value-type="float">
            <text:p>6879281</text:p>
          </table:table-cell>
          <table:table-cell table:formula="of:=[.A432]/1000/(60*60*24)" office:value-type="time" office:time-value="PT01H54M39.281S" calcext:value-type="time">
            <text:p>01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7.53" calcext:value-type="float">
            <text:p>247.53</text:p>
          </table:table-cell>
          <table:table-cell office:value-type="float" office:value="319.78" calcext:value-type="float">
            <text:p>319.78</text:p>
          </table:table-cell>
        </table:table-row>
        <table:table-row table:style-name="ro1">
          <table:table-cell office:value-type="float" office:value="6895281" calcext:value-type="float">
            <text:p>6895281</text:p>
          </table:table-cell>
          <table:table-cell table:formula="of:=[.A433]/1000/(60*60*24)" office:value-type="time" office:time-value="PT01H54M55.281S" calcext:value-type="time">
            <text:p>01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8.09" calcext:value-type="float">
            <text:p>248.09</text:p>
          </table:table-cell>
          <table:table-cell office:value-type="float" office:value="320.48" calcext:value-type="float">
            <text:p>320.48</text:p>
          </table:table-cell>
        </table:table-row>
        <table:table-row table:style-name="ro1">
          <table:table-cell office:value-type="float" office:value="6911281" calcext:value-type="float">
            <text:p>6911281</text:p>
          </table:table-cell>
          <table:table-cell table:formula="of:=[.A434]/1000/(60*60*24)" office:value-type="time" office:time-value="PT01H55M11.281S" calcext:value-type="time">
            <text:p>01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8.65" calcext:value-type="float">
            <text:p>248.65</text:p>
          </table:table-cell>
          <table:table-cell office:value-type="float" office:value="321.18" calcext:value-type="float">
            <text:p>321.18</text:p>
          </table:table-cell>
        </table:table-row>
        <table:table-row table:style-name="ro1">
          <table:table-cell office:value-type="float" office:value="6927281" calcext:value-type="float">
            <text:p>6927281</text:p>
          </table:table-cell>
          <table:table-cell table:formula="of:=[.A435]/1000/(60*60*24)" office:value-type="time" office:time-value="PT01H55M27.281S" calcext:value-type="time">
            <text:p>01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9.21" calcext:value-type="float">
            <text:p>249.21</text:p>
          </table:table-cell>
          <table:table-cell office:value-type="float" office:value="321.88" calcext:value-type="float">
            <text:p>321.88</text:p>
          </table:table-cell>
        </table:table-row>
        <table:table-row table:style-name="ro1">
          <table:table-cell office:value-type="float" office:value="6943281" calcext:value-type="float">
            <text:p>6943281</text:p>
          </table:table-cell>
          <table:table-cell table:formula="of:=[.A436]/1000/(60*60*24)" office:value-type="time" office:time-value="PT01H55M43.281S" calcext:value-type="time">
            <text:p>01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249.77" calcext:value-type="float">
            <text:p>249.77</text:p>
          </table:table-cell>
          <table:table-cell office:value-type="float" office:value="322.58" calcext:value-type="float">
            <text:p>322.58</text:p>
          </table:table-cell>
        </table:table-row>
        <table:table-row table:style-name="ro1">
          <table:table-cell office:value-type="float" office:value="6959281" calcext:value-type="float">
            <text:p>6959281</text:p>
          </table:table-cell>
          <table:table-cell table:formula="of:=[.A437]/1000/(60*60*24)" office:value-type="time" office:time-value="PT01H55M59.281S" calcext:value-type="time">
            <text:p>01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0.33" calcext:value-type="float">
            <text:p>250.33</text:p>
          </table:table-cell>
          <table:table-cell office:value-type="float" office:value="323.28" calcext:value-type="float">
            <text:p>323.28</text:p>
          </table:table-cell>
        </table:table-row>
        <table:table-row table:style-name="ro1">
          <table:table-cell office:value-type="float" office:value="6975281" calcext:value-type="float">
            <text:p>6975281</text:p>
          </table:table-cell>
          <table:table-cell table:formula="of:=[.A438]/1000/(60*60*24)" office:value-type="time" office:time-value="PT01H56M15.281S" calcext:value-type="time">
            <text:p>01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0.89" calcext:value-type="float">
            <text:p>250.89</text:p>
          </table:table-cell>
          <table:table-cell office:value-type="float" office:value="323.98" calcext:value-type="float">
            <text:p>323.98</text:p>
          </table:table-cell>
        </table:table-row>
        <table:table-row table:style-name="ro1">
          <table:table-cell office:value-type="float" office:value="6991281" calcext:value-type="float">
            <text:p>6991281</text:p>
          </table:table-cell>
          <table:table-cell table:formula="of:=[.A439]/1000/(60*60*24)" office:value-type="time" office:time-value="PT01H56M31.281S" calcext:value-type="time">
            <text:p>01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51.44" calcext:value-type="float">
            <text:p>251.44</text:p>
          </table:table-cell>
          <table:table-cell office:value-type="float" office:value="324.68" calcext:value-type="float">
            <text:p>324.68</text:p>
          </table:table-cell>
        </table:table-row>
        <table:table-row table:style-name="ro1">
          <table:table-cell office:value-type="float" office:value="7007281" calcext:value-type="float">
            <text:p>7007281</text:p>
          </table:table-cell>
          <table:table-cell table:formula="of:=[.A440]/1000/(60*60*24)" office:value-type="time" office:time-value="PT01H56M47.281S" calcext:value-type="time">
            <text:p>01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52" calcext:value-type="float">
            <text:p>252</text:p>
          </table:table-cell>
          <table:table-cell office:value-type="float" office:value="325.37" calcext:value-type="float">
            <text:p>325.37</text:p>
          </table:table-cell>
        </table:table-row>
        <table:table-row table:style-name="ro1">
          <table:table-cell office:value-type="float" office:value="7023281" calcext:value-type="float">
            <text:p>7023281</text:p>
          </table:table-cell>
          <table:table-cell table:formula="of:=[.A441]/1000/(60*60*24)" office:value-type="time" office:time-value="PT01H57M03.281S" calcext:value-type="time">
            <text:p>01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2.56" calcext:value-type="float">
            <text:p>252.56</text:p>
          </table:table-cell>
          <table:table-cell office:value-type="float" office:value="326.07" calcext:value-type="float">
            <text:p>326.07</text:p>
          </table:table-cell>
        </table:table-row>
        <table:table-row table:style-name="ro1">
          <table:table-cell office:value-type="float" office:value="7039281" calcext:value-type="float">
            <text:p>7039281</text:p>
          </table:table-cell>
          <table:table-cell table:formula="of:=[.A442]/1000/(60*60*24)" office:value-type="time" office:time-value="PT01H57M19.281S" calcext:value-type="time">
            <text:p>01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3.12" calcext:value-type="float">
            <text:p>253.12</text:p>
          </table:table-cell>
          <table:table-cell office:value-type="float" office:value="326.77" calcext:value-type="float">
            <text:p>326.77</text:p>
          </table:table-cell>
        </table:table-row>
        <table:table-row table:style-name="ro1">
          <table:table-cell office:value-type="float" office:value="7055281" calcext:value-type="float">
            <text:p>7055281</text:p>
          </table:table-cell>
          <table:table-cell table:formula="of:=[.A443]/1000/(60*60*24)" office:value-type="time" office:time-value="PT01H57M35.281S" calcext:value-type="time">
            <text:p>01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3.68" calcext:value-type="float">
            <text:p>253.68</text:p>
          </table:table-cell>
          <table:table-cell office:value-type="float" office:value="327.47" calcext:value-type="float">
            <text:p>327.47</text:p>
          </table:table-cell>
        </table:table-row>
        <table:table-row table:style-name="ro1">
          <table:table-cell office:value-type="float" office:value="7071281" calcext:value-type="float">
            <text:p>7071281</text:p>
          </table:table-cell>
          <table:table-cell table:formula="of:=[.A444]/1000/(60*60*24)" office:value-type="time" office:time-value="PT01H57M51.281S" calcext:value-type="time">
            <text:p>01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54.24" calcext:value-type="float">
            <text:p>254.24</text:p>
          </table:table-cell>
          <table:table-cell office:value-type="float" office:value="328.17" calcext:value-type="float">
            <text:p>328.17</text:p>
          </table:table-cell>
        </table:table-row>
        <table:table-row table:style-name="ro1">
          <table:table-cell office:value-type="float" office:value="7087281" calcext:value-type="float">
            <text:p>7087281</text:p>
          </table:table-cell>
          <table:table-cell table:formula="of:=[.A445]/1000/(60*60*24)" office:value-type="time" office:time-value="PT01H58M07.281S" calcext:value-type="time">
            <text:p>01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87" calcext:value-type="float">
            <text:p>328.87</text:p>
          </table:table-cell>
        </table:table-row>
        <table:table-row table:style-name="ro1">
          <table:table-cell office:value-type="float" office:value="7103281" calcext:value-type="float">
            <text:p>7103281</text:p>
          </table:table-cell>
          <table:table-cell table:formula="of:=[.A446]/1000/(60*60*24)" office:value-type="time" office:time-value="PT01H58M23.281S" calcext:value-type="time">
            <text:p>01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5.35" calcext:value-type="float">
            <text:p>255.35</text:p>
          </table:table-cell>
          <table:table-cell office:value-type="float" office:value="329.57" calcext:value-type="float">
            <text:p>329.57</text:p>
          </table:table-cell>
        </table:table-row>
        <table:table-row table:style-name="ro1">
          <table:table-cell office:value-type="float" office:value="7119281" calcext:value-type="float">
            <text:p>7119281</text:p>
          </table:table-cell>
          <table:table-cell table:formula="of:=[.A447]/1000/(60*60*24)" office:value-type="time" office:time-value="PT01H58M39.281S" calcext:value-type="time">
            <text:p>01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5.91" calcext:value-type="float">
            <text:p>255.91</text:p>
          </table:table-cell>
          <table:table-cell office:value-type="float" office:value="330.27" calcext:value-type="float">
            <text:p>330.27</text:p>
          </table:table-cell>
        </table:table-row>
        <table:table-row table:style-name="ro1">
          <table:table-cell office:value-type="float" office:value="7135281" calcext:value-type="float">
            <text:p>7135281</text:p>
          </table:table-cell>
          <table:table-cell table:formula="of:=[.A448]/1000/(60*60*24)" office:value-type="time" office:time-value="PT01H58M55.281S" calcext:value-type="time">
            <text:p>01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6.47" calcext:value-type="float">
            <text:p>256.47</text:p>
          </table:table-cell>
          <table:table-cell office:value-type="float" office:value="330.97" calcext:value-type="float">
            <text:p>330.97</text:p>
          </table:table-cell>
        </table:table-row>
        <table:table-row table:style-name="ro1">
          <table:table-cell office:value-type="float" office:value="7151281" calcext:value-type="float">
            <text:p>7151281</text:p>
          </table:table-cell>
          <table:table-cell table:formula="of:=[.A449]/1000/(60*60*24)" office:value-type="time" office:time-value="PT01H59M11.281S" calcext:value-type="time">
            <text:p>01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57.03" calcext:value-type="float">
            <text:p>257.03</text:p>
          </table:table-cell>
          <table:table-cell office:value-type="float" office:value="331.67" calcext:value-type="float">
            <text:p>331.67</text:p>
          </table:table-cell>
        </table:table-row>
        <table:table-row table:style-name="ro1">
          <table:table-cell office:value-type="float" office:value="7167281" calcext:value-type="float">
            <text:p>7167281</text:p>
          </table:table-cell>
          <table:table-cell table:formula="of:=[.A450]/1000/(60*60*24)" office:value-type="time" office:time-value="PT01H59M27.281S" calcext:value-type="time">
            <text:p>01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7.59" calcext:value-type="float">
            <text:p>257.59</text:p>
          </table:table-cell>
          <table:table-cell office:value-type="float" office:value="332.36" calcext:value-type="float">
            <text:p>332.36</text:p>
          </table:table-cell>
        </table:table-row>
        <table:table-row table:style-name="ro1">
          <table:table-cell office:value-type="float" office:value="7183281" calcext:value-type="float">
            <text:p>7183281</text:p>
          </table:table-cell>
          <table:table-cell table:formula="of:=[.A451]/1000/(60*60*24)" office:value-type="time" office:time-value="PT01H59M43.281S" calcext:value-type="time">
            <text:p>01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8.15" calcext:value-type="float">
            <text:p>258.15</text:p>
          </table:table-cell>
          <table:table-cell office:value-type="float" office:value="333.06" calcext:value-type="float">
            <text:p>333.06</text:p>
          </table:table-cell>
        </table:table-row>
        <table:table-row table:style-name="ro1">
          <table:table-cell office:value-type="float" office:value="7199281" calcext:value-type="float">
            <text:p>7199281</text:p>
          </table:table-cell>
          <table:table-cell table:formula="of:=[.A452]/1000/(60*60*24)" office:value-type="time" office:time-value="PT01H59M59.281S" calcext:value-type="time">
            <text:p>01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58.7" calcext:value-type="float">
            <text:p>258.7</text:p>
          </table:table-cell>
          <table:table-cell office:value-type="float" office:value="333.76" calcext:value-type="float">
            <text:p>333.76</text:p>
          </table:table-cell>
        </table:table-row>
        <table:table-row table:style-name="ro1">
          <table:table-cell office:value-type="float" office:value="7215281" calcext:value-type="float">
            <text:p>7215281</text:p>
          </table:table-cell>
          <table:table-cell table:formula="of:=[.A453]/1000/(60*60*24)" office:value-type="time" office:time-value="PT02H00M15.281S" calcext:value-type="time">
            <text:p>02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9.26" calcext:value-type="float">
            <text:p>259.26</text:p>
          </table:table-cell>
          <table:table-cell office:value-type="float" office:value="334.46" calcext:value-type="float">
            <text:p>334.46</text:p>
          </table:table-cell>
        </table:table-row>
        <table:table-row table:style-name="ro1">
          <table:table-cell office:value-type="float" office:value="7231281" calcext:value-type="float">
            <text:p>7231281</text:p>
          </table:table-cell>
          <table:table-cell table:formula="of:=[.A454]/1000/(60*60*24)" office:value-type="time" office:time-value="PT02H00M31.281S" calcext:value-type="time">
            <text:p>02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9.82" calcext:value-type="float">
            <text:p>259.82</text:p>
          </table:table-cell>
          <table:table-cell office:value-type="float" office:value="335.16" calcext:value-type="float">
            <text:p>335.16</text:p>
          </table:table-cell>
        </table:table-row>
        <table:table-row table:style-name="ro1">
          <table:table-cell office:value-type="float" office:value="7247281" calcext:value-type="float">
            <text:p>7247281</text:p>
          </table:table-cell>
          <table:table-cell table:formula="of:=[.A455]/1000/(60*60*24)" office:value-type="time" office:time-value="PT02H00M47.281S" calcext:value-type="time">
            <text:p>02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260.38" calcext:value-type="float">
            <text:p>260.38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office:value-type="float" office:value="7263281" calcext:value-type="float">
            <text:p>7263281</text:p>
          </table:table-cell>
          <table:table-cell table:formula="of:=[.A456]/1000/(60*60*24)" office:value-type="time" office:time-value="PT02H01M03.281S" calcext:value-type="time">
            <text:p>02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60.94" calcext:value-type="float">
            <text:p>260.94</text:p>
          </table:table-cell>
          <table:table-cell office:value-type="float" office:value="336.56" calcext:value-type="float">
            <text:p>336.56</text:p>
          </table:table-cell>
        </table:table-row>
        <table:table-row table:style-name="ro1">
          <table:table-cell office:value-type="float" office:value="7279281" calcext:value-type="float">
            <text:p>7279281</text:p>
          </table:table-cell>
          <table:table-cell table:formula="of:=[.A457]/1000/(60*60*24)" office:value-type="time" office:time-value="PT02H01M19.281S" calcext:value-type="time">
            <text:p>02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1.5" calcext:value-type="float">
            <text:p>261.5</text:p>
          </table:table-cell>
          <table:table-cell office:value-type="float" office:value="337.26" calcext:value-type="float">
            <text:p>337.26</text:p>
          </table:table-cell>
        </table:table-row>
        <table:table-row table:style-name="ro1">
          <table:table-cell office:value-type="float" office:value="7295281" calcext:value-type="float">
            <text:p>7295281</text:p>
          </table:table-cell>
          <table:table-cell table:formula="of:=[.A458]/1000/(60*60*24)" office:value-type="time" office:time-value="PT02H01M35.281S" calcext:value-type="time">
            <text:p>02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2.05" calcext:value-type="float">
            <text:p>262.05</text:p>
          </table:table-cell>
          <table:table-cell office:value-type="float" office:value="337.96" calcext:value-type="float">
            <text:p>337.96</text:p>
          </table:table-cell>
        </table:table-row>
        <table:table-row table:style-name="ro1">
          <table:table-cell office:value-type="float" office:value="7311281" calcext:value-type="float">
            <text:p>7311281</text:p>
          </table:table-cell>
          <table:table-cell table:formula="of:=[.A459]/1000/(60*60*24)" office:value-type="time" office:time-value="PT02H01M51.281S" calcext:value-type="time">
            <text:p>02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262.61" calcext:value-type="float">
            <text:p>262.61</text:p>
          </table:table-cell>
          <table:table-cell office:value-type="float" office:value="338.66" calcext:value-type="float">
            <text:p>338.66</text:p>
          </table:table-cell>
        </table:table-row>
        <table:table-row table:style-name="ro1">
          <table:table-cell office:value-type="float" office:value="7327281" calcext:value-type="float">
            <text:p>7327281</text:p>
          </table:table-cell>
          <table:table-cell table:formula="of:=[.A460]/1000/(60*60*24)" office:value-type="time" office:time-value="PT02H02M07.281S" calcext:value-type="time">
            <text:p>02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63.17" calcext:value-type="float">
            <text:p>263.17</text:p>
          </table:table-cell>
          <table:table-cell office:value-type="float" office:value="339.35" calcext:value-type="float">
            <text:p>339.35</text:p>
          </table:table-cell>
        </table:table-row>
        <table:table-row table:style-name="ro1">
          <table:table-cell office:value-type="float" office:value="7343281" calcext:value-type="float">
            <text:p>7343281</text:p>
          </table:table-cell>
          <table:table-cell table:formula="of:=[.A461]/1000/(60*60*24)" office:value-type="time" office:time-value="PT02H02M23.281S" calcext:value-type="time">
            <text:p>02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63.73" calcext:value-type="float">
            <text:p>263.73</text:p>
          </table:table-cell>
          <table:table-cell office:value-type="float" office:value="340.05" calcext:value-type="float">
            <text:p>340.05</text:p>
          </table:table-cell>
        </table:table-row>
        <table:table-row table:style-name="ro1">
          <table:table-cell office:value-type="float" office:value="7359281" calcext:value-type="float">
            <text:p>7359281</text:p>
          </table:table-cell>
          <table:table-cell table:formula="of:=[.A462]/1000/(60*60*24)" office:value-type="time" office:time-value="PT02H02M39.281S" calcext:value-type="time">
            <text:p>02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64.29" calcext:value-type="float">
            <text:p>264.29</text:p>
          </table:table-cell>
          <table:table-cell office:value-type="float" office:value="340.75" calcext:value-type="float">
            <text:p>340.75</text:p>
          </table:table-cell>
        </table:table-row>
        <table:table-row table:style-name="ro1">
          <table:table-cell office:value-type="float" office:value="7375281" calcext:value-type="float">
            <text:p>7375281</text:p>
          </table:table-cell>
          <table:table-cell table:formula="of:=[.A463]/1000/(60*60*24)" office:value-type="time" office:time-value="PT02H02M55.281S" calcext:value-type="time">
            <text:p>02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4.85" calcext:value-type="float">
            <text:p>264.85</text:p>
          </table:table-cell>
          <table:table-cell office:value-type="float" office:value="341.45" calcext:value-type="float">
            <text:p>341.45</text:p>
          </table:table-cell>
        </table:table-row>
        <table:table-row table:style-name="ro1">
          <table:table-cell office:value-type="float" office:value="7391281" calcext:value-type="float">
            <text:p>7391281</text:p>
          </table:table-cell>
          <table:table-cell table:formula="of:=[.A464]/1000/(60*60*24)" office:value-type="time" office:time-value="PT02H03M11.281S" calcext:value-type="time">
            <text:p>02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5.4" calcext:value-type="float">
            <text:p>265.4</text:p>
          </table:table-cell>
          <table:table-cell office:value-type="float" office:value="342.15" calcext:value-type="float">
            <text:p>342.15</text:p>
          </table:table-cell>
        </table:table-row>
        <table:table-row table:style-name="ro1">
          <table:table-cell office:value-type="float" office:value="7407281" calcext:value-type="float">
            <text:p>7407281</text:p>
          </table:table-cell>
          <table:table-cell table:formula="of:=[.A465]/1000/(60*60*24)" office:value-type="time" office:time-value="PT02H03M27.281S" calcext:value-type="time">
            <text:p>02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265.96" calcext:value-type="float">
            <text:p>265.96</text:p>
          </table:table-cell>
          <table:table-cell office:value-type="float" office:value="342.85" calcext:value-type="float">
            <text:p>342.85</text:p>
          </table:table-cell>
        </table:table-row>
        <table:table-row table:style-name="ro1">
          <table:table-cell office:value-type="float" office:value="7423281" calcext:value-type="float">
            <text:p>7423281</text:p>
          </table:table-cell>
          <table:table-cell table:formula="of:=[.A466]/1000/(60*60*24)" office:value-type="time" office:time-value="PT02H03M43.281S" calcext:value-type="time">
            <text:p>02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66.52" calcext:value-type="float">
            <text:p>266.52</text:p>
          </table:table-cell>
          <table:table-cell office:value-type="float" office:value="343.55" calcext:value-type="float">
            <text:p>343.55</text:p>
          </table:table-cell>
        </table:table-row>
        <table:table-row table:style-name="ro1">
          <table:table-cell office:value-type="float" office:value="7439281" calcext:value-type="float">
            <text:p>7439281</text:p>
          </table:table-cell>
          <table:table-cell table:formula="of:=[.A467]/1000/(60*60*24)" office:value-type="time" office:time-value="PT02H03M59.281S" calcext:value-type="time">
            <text:p>02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67.08" calcext:value-type="float">
            <text:p>267.08</text:p>
          </table:table-cell>
          <table:table-cell office:value-type="float" office:value="344.25" calcext:value-type="float">
            <text:p>344.25</text:p>
          </table:table-cell>
        </table:table-row>
        <table:table-row table:style-name="ro1">
          <table:table-cell office:value-type="float" office:value="7455281" calcext:value-type="float">
            <text:p>7455281</text:p>
          </table:table-cell>
          <table:table-cell table:formula="of:=[.A468]/1000/(60*60*24)" office:value-type="time" office:time-value="PT02H04M15.281S" calcext:value-type="time">
            <text:p>02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7.64" calcext:value-type="float">
            <text:p>267.64</text:p>
          </table:table-cell>
          <table:table-cell office:value-type="float" office:value="344.94" calcext:value-type="float">
            <text:p>344.94</text:p>
          </table:table-cell>
        </table:table-row>
        <table:table-row table:style-name="ro1">
          <table:table-cell office:value-type="float" office:value="7471281" calcext:value-type="float">
            <text:p>7471281</text:p>
          </table:table-cell>
          <table:table-cell table:formula="of:=[.A469]/1000/(60*60*24)" office:value-type="time" office:time-value="PT02H04M31.281S" calcext:value-type="time">
            <text:p>02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8.2" calcext:value-type="float">
            <text:p>268.2</text:p>
          </table:table-cell>
          <table:table-cell office:value-type="float" office:value="345.64" calcext:value-type="float">
            <text:p>345.64</text:p>
          </table:table-cell>
        </table:table-row>
        <table:table-row table:style-name="ro1">
          <table:table-cell office:value-type="float" office:value="7487281" calcext:value-type="float">
            <text:p>7487281</text:p>
          </table:table-cell>
          <table:table-cell table:formula="of:=[.A470]/1000/(60*60*24)" office:value-type="time" office:time-value="PT02H04M47.281S" calcext:value-type="time">
            <text:p>02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268.75" calcext:value-type="float">
            <text:p>268.75</text:p>
          </table:table-cell>
          <table:table-cell office:value-type="float" office:value="346.34" calcext:value-type="float">
            <text:p>346.34</text:p>
          </table:table-cell>
        </table:table-row>
        <table:table-row table:style-name="ro1">
          <table:table-cell office:value-type="float" office:value="7503281" calcext:value-type="float">
            <text:p>7503281</text:p>
          </table:table-cell>
          <table:table-cell table:formula="of:=[.A471]/1000/(60*60*24)" office:value-type="time" office:time-value="PT02H05M03.281S" calcext:value-type="time">
            <text:p>02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9.31" calcext:value-type="float">
            <text:p>269.31</text:p>
          </table:table-cell>
          <table:table-cell office:value-type="float" office:value="347.04" calcext:value-type="float">
            <text:p>347.04</text:p>
          </table:table-cell>
        </table:table-row>
        <table:table-row table:style-name="ro1">
          <table:table-cell office:value-type="float" office:value="7519281" calcext:value-type="float">
            <text:p>7519281</text:p>
          </table:table-cell>
          <table:table-cell table:formula="of:=[.A472]/1000/(60*60*24)" office:value-type="time" office:time-value="PT02H05M19.281S" calcext:value-type="time">
            <text:p>02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69.87" calcext:value-type="float">
            <text:p>269.87</text:p>
          </table:table-cell>
          <table:table-cell office:value-type="float" office:value="347.74" calcext:value-type="float">
            <text:p>347.74</text:p>
          </table:table-cell>
        </table:table-row>
        <table:table-row table:style-name="ro1">
          <table:table-cell office:value-type="float" office:value="7535281" calcext:value-type="float">
            <text:p>7535281</text:p>
          </table:table-cell>
          <table:table-cell table:formula="of:=[.A473]/1000/(60*60*24)" office:value-type="time" office:time-value="PT02H05M35.281S" calcext:value-type="time">
            <text:p>02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70.43" calcext:value-type="float">
            <text:p>270.43</text:p>
          </table:table-cell>
          <table:table-cell office:value-type="float" office:value="348.44" calcext:value-type="float">
            <text:p>348.44</text:p>
          </table:table-cell>
        </table:table-row>
        <table:table-row table:style-name="ro1">
          <table:table-cell office:value-type="float" office:value="7551281" calcext:value-type="float">
            <text:p>7551281</text:p>
          </table:table-cell>
          <table:table-cell table:formula="of:=[.A474]/1000/(60*60*24)" office:value-type="time" office:time-value="PT02H05M51.281S" calcext:value-type="time">
            <text:p>02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0.99" calcext:value-type="float">
            <text:p>270.99</text:p>
          </table:table-cell>
          <table:table-cell office:value-type="float" office:value="349.14" calcext:value-type="float">
            <text:p>349.14</text:p>
          </table:table-cell>
        </table:table-row>
        <table:table-row table:style-name="ro1">
          <table:table-cell office:value-type="float" office:value="7567280" calcext:value-type="float">
            <text:p>7567280</text:p>
          </table:table-cell>
          <table:table-cell table:formula="of:=[.A475]/1000/(60*60*24)" office:value-type="time" office:time-value="PT02H06M07.28S" calcext:value-type="time">
            <text:p>02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1.55" calcext:value-type="float">
            <text:p>271.55</text:p>
          </table:table-cell>
          <table:table-cell office:value-type="float" office:value="349.83" calcext:value-type="float">
            <text:p>349.83</text:p>
          </table:table-cell>
        </table:table-row>
        <table:table-row table:style-name="ro1">
          <table:table-cell office:value-type="float" office:value="7583281" calcext:value-type="float">
            <text:p>7583281</text:p>
          </table:table-cell>
          <table:table-cell table:formula="of:=[.A476]/1000/(60*60*24)" office:value-type="time" office:time-value="PT02H06M23.281S" calcext:value-type="time">
            <text:p>02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2.1" calcext:value-type="float">
            <text:p>272.1</text:p>
          </table:table-cell>
          <table:table-cell office:value-type="float" office:value="350.53" calcext:value-type="float">
            <text:p>350.53</text:p>
          </table:table-cell>
        </table:table-row>
        <table:table-row table:style-name="ro1">
          <table:table-cell office:value-type="float" office:value="7599281" calcext:value-type="float">
            <text:p>7599281</text:p>
          </table:table-cell>
          <table:table-cell table:formula="of:=[.A477]/1000/(60*60*24)" office:value-type="time" office:time-value="PT02H06M39.281S" calcext:value-type="time">
            <text:p>02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2.66" calcext:value-type="float">
            <text:p>272.66</text:p>
          </table:table-cell>
          <table:table-cell office:value-type="float" office:value="351.23" calcext:value-type="float">
            <text:p>351.23</text:p>
          </table:table-cell>
        </table:table-row>
        <table:table-row table:style-name="ro1">
          <table:table-cell office:value-type="float" office:value="7615281" calcext:value-type="float">
            <text:p>7615281</text:p>
          </table:table-cell>
          <table:table-cell table:formula="of:=[.A478]/1000/(60*60*24)" office:value-type="time" office:time-value="PT02H06M55.281S" calcext:value-type="time">
            <text:p>02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3.22" calcext:value-type="float">
            <text:p>273.22</text:p>
          </table:table-cell>
          <table:table-cell office:value-type="float" office:value="351.93" calcext:value-type="float">
            <text:p>351.93</text:p>
          </table:table-cell>
        </table:table-row>
        <table:table-row table:style-name="ro1">
          <table:table-cell office:value-type="float" office:value="7631281" calcext:value-type="float">
            <text:p>7631281</text:p>
          </table:table-cell>
          <table:table-cell table:formula="of:=[.A479]/1000/(60*60*24)" office:value-type="time" office:time-value="PT02H07M11.281S" calcext:value-type="time">
            <text:p>02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3.78" calcext:value-type="float">
            <text:p>273.78</text:p>
          </table:table-cell>
          <table:table-cell office:value-type="float" office:value="352.63" calcext:value-type="float">
            <text:p>352.63</text:p>
          </table:table-cell>
        </table:table-row>
        <table:table-row table:style-name="ro1">
          <table:table-cell office:value-type="float" office:value="7647281" calcext:value-type="float">
            <text:p>7647281</text:p>
          </table:table-cell>
          <table:table-cell table:formula="of:=[.A480]/1000/(60*60*24)" office:value-type="time" office:time-value="PT02H07M27.281S" calcext:value-type="time">
            <text:p>02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4.34" calcext:value-type="float">
            <text:p>274.34</text:p>
          </table:table-cell>
          <table:table-cell office:value-type="float" office:value="353.32" calcext:value-type="float">
            <text:p>353.32</text:p>
          </table:table-cell>
        </table:table-row>
        <table:table-row table:style-name="ro1">
          <table:table-cell office:value-type="float" office:value="7663281" calcext:value-type="float">
            <text:p>7663281</text:p>
          </table:table-cell>
          <table:table-cell table:formula="of:=[.A481]/1000/(60*60*24)" office:value-type="time" office:time-value="PT02H07M43.281S" calcext:value-type="time">
            <text:p>02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4.89" calcext:value-type="float">
            <text:p>274.89</text:p>
          </table:table-cell>
          <table:table-cell office:value-type="float" office:value="354.02" calcext:value-type="float">
            <text:p>354.02</text:p>
          </table:table-cell>
        </table:table-row>
        <table:table-row table:style-name="ro1">
          <table:table-cell office:value-type="float" office:value="7679281" calcext:value-type="float">
            <text:p>7679281</text:p>
          </table:table-cell>
          <table:table-cell table:formula="of:=[.A482]/1000/(60*60*24)" office:value-type="time" office:time-value="PT02H07M59.281S" calcext:value-type="time">
            <text:p>02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5.45" calcext:value-type="float">
            <text:p>275.45</text:p>
          </table:table-cell>
          <table:table-cell office:value-type="float" office:value="354.72" calcext:value-type="float">
            <text:p>354.72</text:p>
          </table:table-cell>
        </table:table-row>
        <table:table-row table:style-name="ro1">
          <table:table-cell office:value-type="float" office:value="7695281" calcext:value-type="float">
            <text:p>7695281</text:p>
          </table:table-cell>
          <table:table-cell table:formula="of:=[.A483]/1000/(60*60*24)" office:value-type="time" office:time-value="PT02H08M15.281S" calcext:value-type="time">
            <text:p>02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6.01" calcext:value-type="float">
            <text:p>276.01</text:p>
          </table:table-cell>
          <table:table-cell office:value-type="float" office:value="355.42" calcext:value-type="float">
            <text:p>355.42</text:p>
          </table:table-cell>
        </table:table-row>
        <table:table-row table:style-name="ro1">
          <table:table-cell office:value-type="float" office:value="7711281" calcext:value-type="float">
            <text:p>7711281</text:p>
          </table:table-cell>
          <table:table-cell table:formula="of:=[.A484]/1000/(60*60*24)" office:value-type="time" office:time-value="PT02H08M31.281S" calcext:value-type="time">
            <text:p>02:0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6.57" calcext:value-type="float">
            <text:p>276.57</text:p>
          </table:table-cell>
          <table:table-cell office:value-type="float" office:value="356.12" calcext:value-type="float">
            <text:p>356.12</text:p>
          </table:table-cell>
        </table:table-row>
        <table:table-row table:style-name="ro1">
          <table:table-cell office:value-type="float" office:value="7727281" calcext:value-type="float">
            <text:p>7727281</text:p>
          </table:table-cell>
          <table:table-cell table:formula="of:=[.A485]/1000/(60*60*24)" office:value-type="time" office:time-value="PT02H08M47.281S" calcext:value-type="time">
            <text:p>02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7.13" calcext:value-type="float">
            <text:p>277.13</text:p>
          </table:table-cell>
          <table:table-cell office:value-type="float" office:value="356.81" calcext:value-type="float">
            <text:p>356.81</text:p>
          </table:table-cell>
        </table:table-row>
        <table:table-row table:style-name="ro1">
          <table:table-cell office:value-type="float" office:value="7743281" calcext:value-type="float">
            <text:p>7743281</text:p>
          </table:table-cell>
          <table:table-cell table:formula="of:=[.A486]/1000/(60*60*24)" office:value-type="time" office:time-value="PT02H09M03.281S" calcext:value-type="time">
            <text:p>02:0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7.68" calcext:value-type="float">
            <text:p>277.68</text:p>
          </table:table-cell>
          <table:table-cell office:value-type="float" office:value="357.51" calcext:value-type="float">
            <text:p>357.51</text:p>
          </table:table-cell>
        </table:table-row>
        <table:table-row table:style-name="ro1">
          <table:table-cell office:value-type="float" office:value="7759281" calcext:value-type="float">
            <text:p>7759281</text:p>
          </table:table-cell>
          <table:table-cell table:formula="of:=[.A487]/1000/(60*60*24)" office:value-type="time" office:time-value="PT02H09M19.281S" calcext:value-type="time">
            <text:p>02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8.24" calcext:value-type="float">
            <text:p>278.24</text:p>
          </table:table-cell>
          <table:table-cell office:value-type="float" office:value="358.21" calcext:value-type="float">
            <text:p>358.21</text:p>
          </table:table-cell>
        </table:table-row>
        <table:table-row table:style-name="ro1">
          <table:table-cell office:value-type="float" office:value="7775281" calcext:value-type="float">
            <text:p>7775281</text:p>
          </table:table-cell>
          <table:table-cell table:formula="of:=[.A488]/1000/(60*60*24)" office:value-type="time" office:time-value="PT02H09M35.281S" calcext:value-type="time">
            <text:p>02:0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8.8" calcext:value-type="float">
            <text:p>278.8</text:p>
          </table:table-cell>
          <table:table-cell office:value-type="float" office:value="358.91" calcext:value-type="float">
            <text:p>358.91</text:p>
          </table:table-cell>
        </table:table-row>
        <table:table-row table:style-name="ro1">
          <table:table-cell office:value-type="float" office:value="7791281" calcext:value-type="float">
            <text:p>7791281</text:p>
          </table:table-cell>
          <table:table-cell table:formula="of:=[.A489]/1000/(60*60*24)" office:value-type="time" office:time-value="PT02H09M51.281S" calcext:value-type="time">
            <text:p>02:0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9.36" calcext:value-type="float">
            <text:p>279.36</text:p>
          </table:table-cell>
          <table:table-cell office:value-type="float" office:value="359.61" calcext:value-type="float">
            <text:p>359.61</text:p>
          </table:table-cell>
        </table:table-row>
        <table:table-row table:style-name="ro1">
          <table:table-cell office:value-type="float" office:value="7807280" calcext:value-type="float">
            <text:p>7807280</text:p>
          </table:table-cell>
          <table:table-cell table:formula="of:=[.A490]/1000/(60*60*24)" office:value-type="time" office:time-value="PT02H10M07.28S" calcext:value-type="time">
            <text:p>02:1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9.92" calcext:value-type="float">
            <text:p>279.92</text:p>
          </table:table-cell>
          <table:table-cell office:value-type="float" office:value="360.3" calcext:value-type="float">
            <text:p>360.3</text:p>
          </table:table-cell>
        </table:table-row>
        <table:table-row table:style-name="ro1">
          <table:table-cell office:value-type="float" office:value="7823281" calcext:value-type="float">
            <text:p>7823281</text:p>
          </table:table-cell>
          <table:table-cell table:formula="of:=[.A491]/1000/(60*60*24)" office:value-type="time" office:time-value="PT02H10M23.281S" calcext:value-type="time">
            <text:p>02:1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80.47" calcext:value-type="float">
            <text:p>280.4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839281" calcext:value-type="float">
            <text:p>7839281</text:p>
          </table:table-cell>
          <table:table-cell table:formula="of:=[.A492]/1000/(60*60*24)" office:value-type="time" office:time-value="PT02H10M39.281S" calcext:value-type="time">
            <text:p>02:1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1.03" calcext:value-type="float">
            <text:p>281.03</text:p>
          </table:table-cell>
          <table:table-cell office:value-type="float" office:value="361.7" calcext:value-type="float">
            <text:p>361.7</text:p>
          </table:table-cell>
        </table:table-row>
        <table:table-row table:style-name="ro1">
          <table:table-cell office:value-type="float" office:value="7855281" calcext:value-type="float">
            <text:p>7855281</text:p>
          </table:table-cell>
          <table:table-cell table:formula="of:=[.A493]/1000/(60*60*24)" office:value-type="time" office:time-value="PT02H10M55.281S" calcext:value-type="time">
            <text:p>02:1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1.59" calcext:value-type="float">
            <text:p>281.59</text:p>
          </table:table-cell>
          <table:table-cell office:value-type="float" office:value="362.39" calcext:value-type="float">
            <text:p>362.39</text:p>
          </table:table-cell>
        </table:table-row>
        <table:table-row table:style-name="ro1">
          <table:table-cell office:value-type="float" office:value="7871281" calcext:value-type="float">
            <text:p>7871281</text:p>
          </table:table-cell>
          <table:table-cell table:formula="of:=[.A494]/1000/(60*60*24)" office:value-type="time" office:time-value="PT02H11M11.281S" calcext:value-type="time">
            <text:p>02:1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2.15" calcext:value-type="float">
            <text:p>282.15</text:p>
          </table:table-cell>
          <table:table-cell office:value-type="float" office:value="363.09" calcext:value-type="float">
            <text:p>363.09</text:p>
          </table:table-cell>
        </table:table-row>
        <table:table-row table:style-name="ro1">
          <table:table-cell office:value-type="float" office:value="7887281" calcext:value-type="float">
            <text:p>7887281</text:p>
          </table:table-cell>
          <table:table-cell table:formula="of:=[.A495]/1000/(60*60*24)" office:value-type="time" office:time-value="PT02H11M27.281S" calcext:value-type="time">
            <text:p>02:1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2" calcext:value-type="float">
            <text:p>157.2</text:p>
          </table:table-cell>
          <table:table-cell office:value-type="float" office:value="282.71" calcext:value-type="float">
            <text:p>282.71</text:p>
          </table:table-cell>
          <table:table-cell office:value-type="float" office:value="363.79" calcext:value-type="float">
            <text:p>363.79</text:p>
          </table:table-cell>
        </table:table-row>
        <table:table-row table:style-name="ro1">
          <table:table-cell office:value-type="float" office:value="7903281" calcext:value-type="float">
            <text:p>7903281</text:p>
          </table:table-cell>
          <table:table-cell table:formula="of:=[.A496]/1000/(60*60*24)" office:value-type="time" office:time-value="PT02H11M43.281S" calcext:value-type="time">
            <text:p>02:1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83.26" calcext:value-type="float">
            <text:p>283.26</text:p>
          </table:table-cell>
          <table:table-cell office:value-type="float" office:value="364.49" calcext:value-type="float">
            <text:p>364.49</text:p>
          </table:table-cell>
        </table:table-row>
        <table:table-row table:style-name="ro1">
          <table:table-cell office:value-type="float" office:value="7919281" calcext:value-type="float">
            <text:p>7919281</text:p>
          </table:table-cell>
          <table:table-cell table:formula="of:=[.A497]/1000/(60*60*24)" office:value-type="time" office:time-value="PT02H11M59.281S" calcext:value-type="time">
            <text:p>02:1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83.82" calcext:value-type="float">
            <text:p>283.82</text:p>
          </table:table-cell>
          <table:table-cell office:value-type="float" office:value="365.19" calcext:value-type="float">
            <text:p>365.19</text:p>
          </table:table-cell>
        </table:table-row>
        <table:table-row table:style-name="ro1">
          <table:table-cell office:value-type="float" office:value="7935281" calcext:value-type="float">
            <text:p>7935281</text:p>
          </table:table-cell>
          <table:table-cell table:formula="of:=[.A498]/1000/(60*60*24)" office:value-type="time" office:time-value="PT02H12M15.281S" calcext:value-type="time">
            <text:p>02:1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2" calcext:value-type="float">
            <text:p>157.2</text:p>
          </table:table-cell>
          <table:table-cell office:value-type="float" office:value="284.38" calcext:value-type="float">
            <text:p>284.38</text:p>
          </table:table-cell>
          <table:table-cell office:value-type="float" office:value="365.88" calcext:value-type="float">
            <text:p>365.88</text:p>
          </table:table-cell>
        </table:table-row>
        <table:table-row table:style-name="ro1">
          <table:table-cell office:value-type="float" office:value="7951281" calcext:value-type="float">
            <text:p>7951281</text:p>
          </table:table-cell>
          <table:table-cell table:formula="of:=[.A499]/1000/(60*60*24)" office:value-type="time" office:time-value="PT02H12M31.281S" calcext:value-type="time">
            <text:p>02:1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4.94" calcext:value-type="float">
            <text:p>284.94</text:p>
          </table:table-cell>
          <table:table-cell office:value-type="float" office:value="366.58" calcext:value-type="float">
            <text:p>366.58</text:p>
          </table:table-cell>
        </table:table-row>
        <table:table-row table:style-name="ro1">
          <table:table-cell office:value-type="float" office:value="7967281" calcext:value-type="float">
            <text:p>7967281</text:p>
          </table:table-cell>
          <table:table-cell table:formula="of:=[.A500]/1000/(60*60*24)" office:value-type="time" office:time-value="PT02H12M47.281S" calcext:value-type="time">
            <text:p>02:1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5.5" calcext:value-type="float">
            <text:p>285.5</text:p>
          </table:table-cell>
          <table:table-cell office:value-type="float" office:value="367.28" calcext:value-type="float">
            <text:p>367.28</text:p>
          </table:table-cell>
        </table:table-row>
        <table:table-row table:style-name="ro1">
          <table:table-cell office:value-type="float" office:value="7983281" calcext:value-type="float">
            <text:p>7983281</text:p>
          </table:table-cell>
          <table:table-cell table:formula="of:=[.A501]/1000/(60*60*24)" office:value-type="time" office:time-value="PT02H13M03.281S" calcext:value-type="time">
            <text:p>02:1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6.05" calcext:value-type="float">
            <text:p>286.05</text:p>
          </table:table-cell>
          <table:table-cell office:value-type="float" office:value="367.97" calcext:value-type="float">
            <text:p>367.97</text:p>
          </table:table-cell>
        </table:table-row>
        <table:table-row table:style-name="ro1">
          <table:table-cell office:value-type="float" office:value="7999281" calcext:value-type="float">
            <text:p>7999281</text:p>
          </table:table-cell>
          <table:table-cell table:formula="of:=[.A502]/1000/(60*60*24)" office:value-type="time" office:time-value="PT02H13M19.281S" calcext:value-type="time">
            <text:p>02:1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7" calcext:value-type="float">
            <text:p>156.7</text:p>
          </table:table-cell>
          <table:table-cell office:value-type="float" office:value="286.61" calcext:value-type="float">
            <text:p>286.61</text:p>
          </table:table-cell>
          <table:table-cell office:value-type="float" office:value="368.67" calcext:value-type="float">
            <text:p>368.67</text:p>
          </table:table-cell>
        </table:table-row>
        <table:table-row table:style-name="ro1">
          <table:table-cell office:value-type="float" office:value="8015281" calcext:value-type="float">
            <text:p>8015281</text:p>
          </table:table-cell>
          <table:table-cell table:formula="of:=[.A503]/1000/(60*60*24)" office:value-type="time" office:time-value="PT02H13M35.281S" calcext:value-type="time">
            <text:p>02:1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7.17" calcext:value-type="float">
            <text:p>287.17</text:p>
          </table:table-cell>
          <table:table-cell office:value-type="float" office:value="369.37" calcext:value-type="float">
            <text:p>369.37</text:p>
          </table:table-cell>
        </table:table-row>
        <table:table-row table:style-name="ro1">
          <table:table-cell office:value-type="float" office:value="8031281" calcext:value-type="float">
            <text:p>8031281</text:p>
          </table:table-cell>
          <table:table-cell table:formula="of:=[.A504]/1000/(60*60*24)" office:value-type="time" office:time-value="PT02H13M51.281S" calcext:value-type="time">
            <text:p>02:1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7.73" calcext:value-type="float">
            <text:p>287.73</text:p>
          </table:table-cell>
          <table:table-cell office:value-type="float" office:value="370.07" calcext:value-type="float">
            <text:p>370.07</text:p>
          </table:table-cell>
        </table:table-row>
        <table:table-row table:style-name="ro1">
          <table:table-cell office:value-type="float" office:value="8047281" calcext:value-type="float">
            <text:p>8047281</text:p>
          </table:table-cell>
          <table:table-cell table:formula="of:=[.A505]/1000/(60*60*24)" office:value-type="time" office:time-value="PT02H14M07.281S" calcext:value-type="time">
            <text:p>02:1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8.29" calcext:value-type="float">
            <text:p>288.29</text:p>
          </table:table-cell>
          <table:table-cell office:value-type="float" office:value="370.76" calcext:value-type="float">
            <text:p>370.76</text:p>
          </table:table-cell>
        </table:table-row>
        <table:table-row table:style-name="ro1">
          <table:table-cell office:value-type="float" office:value="8063281" calcext:value-type="float">
            <text:p>8063281</text:p>
          </table:table-cell>
          <table:table-cell table:formula="of:=[.A506]/1000/(60*60*24)" office:value-type="time" office:time-value="PT02H14M23.281S" calcext:value-type="time">
            <text:p>02:1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8.84" calcext:value-type="float">
            <text:p>288.84</text:p>
          </table:table-cell>
          <table:table-cell office:value-type="float" office:value="371.46" calcext:value-type="float">
            <text:p>371.46</text:p>
          </table:table-cell>
        </table:table-row>
        <table:table-row table:style-name="ro1">
          <table:table-cell office:value-type="float" office:value="8079281" calcext:value-type="float">
            <text:p>8079281</text:p>
          </table:table-cell>
          <table:table-cell table:formula="of:=[.A507]/1000/(60*60*24)" office:value-type="time" office:time-value="PT02H14M39.281S" calcext:value-type="time">
            <text:p>02:1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9.4" calcext:value-type="float">
            <text:p>289.4</text:p>
          </table:table-cell>
          <table:table-cell office:value-type="float" office:value="372.16" calcext:value-type="float">
            <text:p>372.16</text:p>
          </table:table-cell>
        </table:table-row>
        <table:table-row table:style-name="ro1">
          <table:table-cell office:value-type="float" office:value="8095281" calcext:value-type="float">
            <text:p>8095281</text:p>
          </table:table-cell>
          <table:table-cell table:formula="of:=[.A508]/1000/(60*60*24)" office:value-type="time" office:time-value="PT02H14M55.281S" calcext:value-type="time">
            <text:p>02:1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9.96" calcext:value-type="float">
            <text:p>289.96</text:p>
          </table:table-cell>
          <table:table-cell office:value-type="float" office:value="372.85" calcext:value-type="float">
            <text:p>372.85</text:p>
          </table:table-cell>
        </table:table-row>
        <table:table-row table:style-name="ro1">
          <table:table-cell office:value-type="float" office:value="8111281" calcext:value-type="float">
            <text:p>8111281</text:p>
          </table:table-cell>
          <table:table-cell table:formula="of:=[.A509]/1000/(60*60*24)" office:value-type="time" office:time-value="PT02H15M11.281S" calcext:value-type="time">
            <text:p>02:1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0.52" calcext:value-type="float">
            <text:p>290.52</text:p>
          </table:table-cell>
          <table:table-cell office:value-type="float" office:value="373.55" calcext:value-type="float">
            <text:p>373.55</text:p>
          </table:table-cell>
        </table:table-row>
        <table:table-row table:style-name="ro1">
          <table:table-cell office:value-type="float" office:value="8127281" calcext:value-type="float">
            <text:p>8127281</text:p>
          </table:table-cell>
          <table:table-cell table:formula="of:=[.A510]/1000/(60*60*24)" office:value-type="time" office:time-value="PT02H15M27.281S" calcext:value-type="time">
            <text:p>02:1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91.07" calcext:value-type="float">
            <text:p>291.07</text:p>
          </table:table-cell>
          <table:table-cell office:value-type="float" office:value="374.25" calcext:value-type="float">
            <text:p>374.25</text:p>
          </table:table-cell>
        </table:table-row>
        <table:table-row table:style-name="ro1">
          <table:table-cell office:value-type="float" office:value="8143281" calcext:value-type="float">
            <text:p>8143281</text:p>
          </table:table-cell>
          <table:table-cell table:formula="of:=[.A511]/1000/(60*60*24)" office:value-type="time" office:time-value="PT02H15M43.281S" calcext:value-type="time">
            <text:p>02:1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1.63" calcext:value-type="float">
            <text:p>291.63</text:p>
          </table:table-cell>
          <table:table-cell office:value-type="float" office:value="374.94" calcext:value-type="float">
            <text:p>374.94</text:p>
          </table:table-cell>
        </table:table-row>
        <table:table-row table:style-name="ro1">
          <table:table-cell office:value-type="float" office:value="8159281" calcext:value-type="float">
            <text:p>8159281</text:p>
          </table:table-cell>
          <table:table-cell table:formula="of:=[.A512]/1000/(60*60*24)" office:value-type="time" office:time-value="PT02H15M59.281S" calcext:value-type="time">
            <text:p>02:1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2.19" calcext:value-type="float">
            <text:p>292.19</text:p>
          </table:table-cell>
          <table:table-cell office:value-type="float" office:value="375.64" calcext:value-type="float">
            <text:p>375.64</text:p>
          </table:table-cell>
        </table:table-row>
        <table:table-row table:style-name="ro1">
          <table:table-cell office:value-type="float" office:value="8175281" calcext:value-type="float">
            <text:p>8175281</text:p>
          </table:table-cell>
          <table:table-cell table:formula="of:=[.A513]/1000/(60*60*24)" office:value-type="time" office:time-value="PT02H16M15.281S" calcext:value-type="time">
            <text:p>02:1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2.75" calcext:value-type="float">
            <text:p>292.75</text:p>
          </table:table-cell>
          <table:table-cell office:value-type="float" office:value="376.34" calcext:value-type="float">
            <text:p>376.34</text:p>
          </table:table-cell>
        </table:table-row>
        <table:table-row table:style-name="ro1">
          <table:table-cell office:value-type="float" office:value="8191281" calcext:value-type="float">
            <text:p>8191281</text:p>
          </table:table-cell>
          <table:table-cell table:formula="of:=[.A514]/1000/(60*60*24)" office:value-type="time" office:time-value="PT02H16M31.281S" calcext:value-type="time">
            <text:p>02:1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3.31" calcext:value-type="float">
            <text:p>293.31</text:p>
          </table:table-cell>
          <table:table-cell office:value-type="float" office:value="377.03" calcext:value-type="float">
            <text:p>377.03</text:p>
          </table:table-cell>
        </table:table-row>
        <table:table-row table:style-name="ro1">
          <table:table-cell office:value-type="float" office:value="8207281" calcext:value-type="float">
            <text:p>8207281</text:p>
          </table:table-cell>
          <table:table-cell table:formula="of:=[.A515]/1000/(60*60*24)" office:value-type="time" office:time-value="PT02H16M47.281S" calcext:value-type="time">
            <text:p>02:1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3.86" calcext:value-type="float">
            <text:p>293.86</text:p>
          </table:table-cell>
          <table:table-cell office:value-type="float" office:value="377.73" calcext:value-type="float">
            <text:p>377.73</text:p>
          </table:table-cell>
        </table:table-row>
        <table:table-row table:style-name="ro1">
          <table:table-cell office:value-type="float" office:value="8223281" calcext:value-type="float">
            <text:p>8223281</text:p>
          </table:table-cell>
          <table:table-cell table:formula="of:=[.A516]/1000/(60*60*24)" office:value-type="time" office:time-value="PT02H17M03.281S" calcext:value-type="time">
            <text:p>02:1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94.42" calcext:value-type="float">
            <text:p>294.42</text:p>
          </table:table-cell>
          <table:table-cell office:value-type="float" office:value="378.43" calcext:value-type="float">
            <text:p>378.43</text:p>
          </table:table-cell>
        </table:table-row>
        <table:table-row table:style-name="ro1">
          <table:table-cell office:value-type="float" office:value="8239281" calcext:value-type="float">
            <text:p>8239281</text:p>
          </table:table-cell>
          <table:table-cell table:formula="of:=[.A517]/1000/(60*60*24)" office:value-type="time" office:time-value="PT02H17M19.281S" calcext:value-type="time">
            <text:p>02:1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4.98" calcext:value-type="float">
            <text:p>294.98</text:p>
          </table:table-cell>
          <table:table-cell office:value-type="float" office:value="379.12" calcext:value-type="float">
            <text:p>379.12</text:p>
          </table:table-cell>
        </table:table-row>
        <table:table-row table:style-name="ro1">
          <table:table-cell office:value-type="float" office:value="8255281" calcext:value-type="float">
            <text:p>8255281</text:p>
          </table:table-cell>
          <table:table-cell table:formula="of:=[.A518]/1000/(60*60*24)" office:value-type="time" office:time-value="PT02H17M35.281S" calcext:value-type="time">
            <text:p>02:1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5.54" calcext:value-type="float">
            <text:p>295.54</text:p>
          </table:table-cell>
          <table:table-cell office:value-type="float" office:value="379.82" calcext:value-type="float">
            <text:p>379.82</text:p>
          </table:table-cell>
        </table:table-row>
        <table:table-row table:style-name="ro1">
          <table:table-cell office:value-type="float" office:value="8271281" calcext:value-type="float">
            <text:p>8271281</text:p>
          </table:table-cell>
          <table:table-cell table:formula="of:=[.A519]/1000/(60*60*24)" office:value-type="time" office:time-value="PT02H17M51.281S" calcext:value-type="time">
            <text:p>02:1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6.09" calcext:value-type="float">
            <text:p>296.09</text:p>
          </table:table-cell>
          <table:table-cell office:value-type="float" office:value="380.52" calcext:value-type="float">
            <text:p>380.52</text:p>
          </table:table-cell>
        </table:table-row>
        <table:table-row table:style-name="ro1">
          <table:table-cell office:value-type="float" office:value="8287281" calcext:value-type="float">
            <text:p>8287281</text:p>
          </table:table-cell>
          <table:table-cell table:formula="of:=[.A520]/1000/(60*60*24)" office:value-type="time" office:time-value="PT02H18M07.281S" calcext:value-type="time">
            <text:p>02:1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19" calcext:value-type="float">
            <text:p>157.19</text:p>
          </table:table-cell>
          <table:table-cell office:value-type="float" office:value="296.65" calcext:value-type="float">
            <text:p>296.65</text:p>
          </table:table-cell>
          <table:table-cell office:value-type="float" office:value="381.21" calcext:value-type="float">
            <text:p>381.21</text:p>
          </table:table-cell>
        </table:table-row>
        <table:table-row table:style-name="ro1">
          <table:table-cell office:value-type="float" office:value="8303281" calcext:value-type="float">
            <text:p>8303281</text:p>
          </table:table-cell>
          <table:table-cell table:formula="of:=[.A521]/1000/(60*60*24)" office:value-type="time" office:time-value="PT02H18M23.281S" calcext:value-type="time">
            <text:p>02:1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7.21" calcext:value-type="float">
            <text:p>297.21</text:p>
          </table:table-cell>
          <table:table-cell office:value-type="float" office:value="381.91" calcext:value-type="float">
            <text:p>381.91</text:p>
          </table:table-cell>
        </table:table-row>
        <table:table-row table:style-name="ro1">
          <table:table-cell office:value-type="float" office:value="8319280" calcext:value-type="float">
            <text:p>8319280</text:p>
          </table:table-cell>
          <table:table-cell table:formula="of:=[.A522]/1000/(60*60*24)" office:value-type="time" office:time-value="PT02H18M39.28S" calcext:value-type="time">
            <text:p>02:1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7.77" calcext:value-type="float">
            <text:p>297.77</text:p>
          </table:table-cell>
          <table:table-cell office:value-type="float" office:value="382.61" calcext:value-type="float">
            <text:p>382.61</text:p>
          </table:table-cell>
        </table:table-row>
        <table:table-row table:style-name="ro1">
          <table:table-cell office:value-type="float" office:value="8335281" calcext:value-type="float">
            <text:p>8335281</text:p>
          </table:table-cell>
          <table:table-cell table:formula="of:=[.A523]/1000/(60*60*24)" office:value-type="time" office:time-value="PT02H18M55.281S" calcext:value-type="time">
            <text:p>02:1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8.32" calcext:value-type="float">
            <text:p>298.32</text:p>
          </table:table-cell>
          <table:table-cell office:value-type="float" office:value="383.3" calcext:value-type="float">
            <text:p>383.3</text:p>
          </table:table-cell>
        </table:table-row>
        <table:table-row table:style-name="ro1">
          <table:table-cell office:value-type="float" office:value="8351281" calcext:value-type="float">
            <text:p>8351281</text:p>
          </table:table-cell>
          <table:table-cell table:formula="of:=[.A524]/1000/(60*60*24)" office:value-type="time" office:time-value="PT02H19M11.281S" calcext:value-type="time">
            <text:p>02:1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8.88" calcext:value-type="float">
            <text:p>298.8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367281" calcext:value-type="float">
            <text:p>8367281</text:p>
          </table:table-cell>
          <table:table-cell table:formula="of:=[.A525]/1000/(60*60*24)" office:value-type="time" office:time-value="PT02H19M27.281S" calcext:value-type="time">
            <text:p>02:1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9.44" calcext:value-type="float">
            <text:p>299.44</text:p>
          </table:table-cell>
          <table:table-cell office:value-type="float" office:value="384.7" calcext:value-type="float">
            <text:p>384.7</text:p>
          </table:table-cell>
        </table:table-row>
        <table:table-row table:style-name="ro1">
          <table:table-cell office:value-type="float" office:value="8383281" calcext:value-type="float">
            <text:p>8383281</text:p>
          </table:table-cell>
          <table:table-cell table:formula="of:=[.A526]/1000/(60*60*24)" office:value-type="time" office:time-value="PT02H19M43.281S" calcext:value-type="time">
            <text:p>02:1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0" calcext:value-type="float">
            <text:p>300</text:p>
          </table:table-cell>
          <table:table-cell office:value-type="float" office:value="385.39" calcext:value-type="float">
            <text:p>385.39</text:p>
          </table:table-cell>
        </table:table-row>
        <table:table-row table:style-name="ro1">
          <table:table-cell office:value-type="float" office:value="8399281" calcext:value-type="float">
            <text:p>8399281</text:p>
          </table:table-cell>
          <table:table-cell table:formula="of:=[.A527]/1000/(60*60*24)" office:value-type="time" office:time-value="PT02H19M59.281S" calcext:value-type="time">
            <text:p>02:1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0.56" calcext:value-type="float">
            <text:p>300.56</text:p>
          </table:table-cell>
          <table:table-cell office:value-type="float" office:value="386.09" calcext:value-type="float">
            <text:p>386.09</text:p>
          </table:table-cell>
        </table:table-row>
        <table:table-row table:style-name="ro1">
          <table:table-cell office:value-type="float" office:value="8415281" calcext:value-type="float">
            <text:p>8415281</text:p>
          </table:table-cell>
          <table:table-cell table:formula="of:=[.A528]/1000/(60*60*24)" office:value-type="time" office:time-value="PT02H20M15.281S" calcext:value-type="time">
            <text:p>02:2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1.11" calcext:value-type="float">
            <text:p>301.11</text:p>
          </table:table-cell>
          <table:table-cell office:value-type="float" office:value="386.78" calcext:value-type="float">
            <text:p>386.78</text:p>
          </table:table-cell>
        </table:table-row>
        <table:table-row table:style-name="ro1">
          <table:table-cell office:value-type="float" office:value="8431281" calcext:value-type="float">
            <text:p>8431281</text:p>
          </table:table-cell>
          <table:table-cell table:formula="of:=[.A529]/1000/(60*60*24)" office:value-type="time" office:time-value="PT02H20M31.281S" calcext:value-type="time">
            <text:p>02:2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1.67" calcext:value-type="float">
            <text:p>301.67</text:p>
          </table:table-cell>
          <table:table-cell office:value-type="float" office:value="387.48" calcext:value-type="float">
            <text:p>387.48</text:p>
          </table:table-cell>
        </table:table-row>
        <table:table-row table:style-name="ro1">
          <table:table-cell office:value-type="float" office:value="8447281" calcext:value-type="float">
            <text:p>8447281</text:p>
          </table:table-cell>
          <table:table-cell table:formula="of:=[.A530]/1000/(60*60*24)" office:value-type="time" office:time-value="PT02H20M47.281S" calcext:value-type="time">
            <text:p>02:2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2.23" calcext:value-type="float">
            <text:p>302.23</text:p>
          </table:table-cell>
          <table:table-cell office:value-type="float" office:value="388.18" calcext:value-type="float">
            <text:p>388.18</text:p>
          </table:table-cell>
        </table:table-row>
        <table:table-row table:style-name="ro1">
          <table:table-cell office:value-type="float" office:value="8463281" calcext:value-type="float">
            <text:p>8463281</text:p>
          </table:table-cell>
          <table:table-cell table:formula="of:=[.A531]/1000/(60*60*24)" office:value-type="time" office:time-value="PT02H21M03.281S" calcext:value-type="time">
            <text:p>02:2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2.79" calcext:value-type="float">
            <text:p>302.79</text:p>
          </table:table-cell>
          <table:table-cell office:value-type="float" office:value="388.87" calcext:value-type="float">
            <text:p>388.87</text:p>
          </table:table-cell>
        </table:table-row>
        <table:table-row table:style-name="ro1">
          <table:table-cell office:value-type="float" office:value="8479281" calcext:value-type="float">
            <text:p>8479281</text:p>
          </table:table-cell>
          <table:table-cell table:formula="of:=[.A532]/1000/(60*60*24)" office:value-type="time" office:time-value="PT02H21M19.281S" calcext:value-type="time">
            <text:p>02:2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3.34" calcext:value-type="float">
            <text:p>303.34</text:p>
          </table:table-cell>
          <table:table-cell office:value-type="float" office:value="389.57" calcext:value-type="float">
            <text:p>389.57</text:p>
          </table:table-cell>
        </table:table-row>
        <table:table-row table:style-name="ro1">
          <table:table-cell office:value-type="float" office:value="8495281" calcext:value-type="float">
            <text:p>8495281</text:p>
          </table:table-cell>
          <table:table-cell table:formula="of:=[.A533]/1000/(60*60*24)" office:value-type="time" office:time-value="PT02H21M35.281S" calcext:value-type="time">
            <text:p>02:2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3.9" calcext:value-type="float">
            <text:p>303.9</text:p>
          </table:table-cell>
          <table:table-cell office:value-type="float" office:value="390.27" calcext:value-type="float">
            <text:p>390.27</text:p>
          </table:table-cell>
        </table:table-row>
        <table:table-row table:style-name="ro1">
          <table:table-cell office:value-type="float" office:value="8511281" calcext:value-type="float">
            <text:p>8511281</text:p>
          </table:table-cell>
          <table:table-cell table:formula="of:=[.A534]/1000/(60*60*24)" office:value-type="time" office:time-value="PT02H21M51.281S" calcext:value-type="time">
            <text:p>02:2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4.46" calcext:value-type="float">
            <text:p>304.46</text:p>
          </table:table-cell>
          <table:table-cell office:value-type="float" office:value="390.96" calcext:value-type="float">
            <text:p>390.96</text:p>
          </table:table-cell>
        </table:table-row>
        <table:table-row table:style-name="ro1">
          <table:table-cell office:value-type="float" office:value="8527281" calcext:value-type="float">
            <text:p>8527281</text:p>
          </table:table-cell>
          <table:table-cell table:formula="of:=[.A535]/1000/(60*60*24)" office:value-type="time" office:time-value="PT02H22M07.281S" calcext:value-type="time">
            <text:p>02:2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5.02" calcext:value-type="float">
            <text:p>305.02</text:p>
          </table:table-cell>
          <table:table-cell office:value-type="float" office:value="391.66" calcext:value-type="float">
            <text:p>391.66</text:p>
          </table:table-cell>
        </table:table-row>
        <table:table-row table:style-name="ro1">
          <table:table-cell office:value-type="float" office:value="8543281" calcext:value-type="float">
            <text:p>8543281</text:p>
          </table:table-cell>
          <table:table-cell table:formula="of:=[.A536]/1000/(60*60*24)" office:value-type="time" office:time-value="PT02H22M23.281S" calcext:value-type="time">
            <text:p>02:2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5.57" calcext:value-type="float">
            <text:p>305.57</text:p>
          </table:table-cell>
          <table:table-cell office:value-type="float" office:value="392.36" calcext:value-type="float">
            <text:p>392.36</text:p>
          </table:table-cell>
        </table:table-row>
        <table:table-row table:style-name="ro1">
          <table:table-cell office:value-type="float" office:value="8559281" calcext:value-type="float">
            <text:p>8559281</text:p>
          </table:table-cell>
          <table:table-cell table:formula="of:=[.A537]/1000/(60*60*24)" office:value-type="time" office:time-value="PT02H22M39.281S" calcext:value-type="time">
            <text:p>02:2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6.13" calcext:value-type="float">
            <text:p>306.13</text:p>
          </table:table-cell>
          <table:table-cell office:value-type="float" office:value="393.05" calcext:value-type="float">
            <text:p>393.05</text:p>
          </table:table-cell>
        </table:table-row>
        <table:table-row table:style-name="ro1">
          <table:table-cell office:value-type="float" office:value="8575281" calcext:value-type="float">
            <text:p>8575281</text:p>
          </table:table-cell>
          <table:table-cell table:formula="of:=[.A538]/1000/(60*60*24)" office:value-type="time" office:time-value="PT02H22M55.281S" calcext:value-type="time">
            <text:p>02:2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6.69" calcext:value-type="float">
            <text:p>306.69</text:p>
          </table:table-cell>
          <table:table-cell office:value-type="float" office:value="393.75" calcext:value-type="float">
            <text:p>393.75</text:p>
          </table:table-cell>
        </table:table-row>
        <table:table-row table:style-name="ro1">
          <table:table-cell office:value-type="float" office:value="8591281" calcext:value-type="float">
            <text:p>8591281</text:p>
          </table:table-cell>
          <table:table-cell table:formula="of:=[.A539]/1000/(60*60*24)" office:value-type="time" office:time-value="PT02H23M11.281S" calcext:value-type="time">
            <text:p>02:2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7.25" calcext:value-type="float">
            <text:p>307.25</text:p>
          </table:table-cell>
          <table:table-cell office:value-type="float" office:value="394.44" calcext:value-type="float">
            <text:p>394.44</text:p>
          </table:table-cell>
        </table:table-row>
        <table:table-row table:style-name="ro1">
          <table:table-cell office:value-type="float" office:value="8607281" calcext:value-type="float">
            <text:p>8607281</text:p>
          </table:table-cell>
          <table:table-cell table:formula="of:=[.A540]/1000/(60*60*24)" office:value-type="time" office:time-value="PT02H23M27.281S" calcext:value-type="time">
            <text:p>02:2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7.8" calcext:value-type="float">
            <text:p>307.8</text:p>
          </table:table-cell>
          <table:table-cell office:value-type="float" office:value="395.14" calcext:value-type="float">
            <text:p>395.14</text:p>
          </table:table-cell>
        </table:table-row>
        <table:table-row table:style-name="ro1">
          <table:table-cell office:value-type="float" office:value="8623281" calcext:value-type="float">
            <text:p>8623281</text:p>
          </table:table-cell>
          <table:table-cell table:formula="of:=[.A541]/1000/(60*60*24)" office:value-type="time" office:time-value="PT02H23M43.281S" calcext:value-type="time">
            <text:p>02:2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8.36" calcext:value-type="float">
            <text:p>308.36</text:p>
          </table:table-cell>
          <table:table-cell office:value-type="float" office:value="395.84" calcext:value-type="float">
            <text:p>395.84</text:p>
          </table:table-cell>
        </table:table-row>
        <table:table-row table:style-name="ro1">
          <table:table-cell office:value-type="float" office:value="8639281" calcext:value-type="float">
            <text:p>8639281</text:p>
          </table:table-cell>
          <table:table-cell table:formula="of:=[.A542]/1000/(60*60*24)" office:value-type="time" office:time-value="PT02H23M59.281S" calcext:value-type="time">
            <text:p>02:2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8.92" calcext:value-type="float">
            <text:p>308.92</text:p>
          </table:table-cell>
          <table:table-cell office:value-type="float" office:value="396.53" calcext:value-type="float">
            <text:p>396.53</text:p>
          </table:table-cell>
        </table:table-row>
        <table:table-row table:style-name="ro1">
          <table:table-cell office:value-type="float" office:value="8655281" calcext:value-type="float">
            <text:p>8655281</text:p>
          </table:table-cell>
          <table:table-cell table:formula="of:=[.A543]/1000/(60*60*24)" office:value-type="time" office:time-value="PT02H24M15.281S" calcext:value-type="time">
            <text:p>02:2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9.48" calcext:value-type="float">
            <text:p>309.48</text:p>
          </table:table-cell>
          <table:table-cell office:value-type="float" office:value="397.23" calcext:value-type="float">
            <text:p>397.23</text:p>
          </table:table-cell>
        </table:table-row>
        <table:table-row table:style-name="ro1">
          <table:table-cell office:value-type="float" office:value="8671281" calcext:value-type="float">
            <text:p>8671281</text:p>
          </table:table-cell>
          <table:table-cell table:formula="of:=[.A544]/1000/(60*60*24)" office:value-type="time" office:time-value="PT02H24M31.281S" calcext:value-type="time">
            <text:p>02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10.03" calcext:value-type="float">
            <text:p>310.03</text:p>
          </table:table-cell>
          <table:table-cell office:value-type="float" office:value="397.92" calcext:value-type="float">
            <text:p>397.92</text:p>
          </table:table-cell>
        </table:table-row>
        <table:table-row table:style-name="ro1">
          <table:table-cell office:value-type="float" office:value="8687281" calcext:value-type="float">
            <text:p>8687281</text:p>
          </table:table-cell>
          <table:table-cell table:formula="of:=[.A545]/1000/(60*60*24)" office:value-type="time" office:time-value="PT02H24M47.281S" calcext:value-type="time">
            <text:p>02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7" calcext:value-type="float">
            <text:p>156.07</text:p>
          </table:table-cell>
          <table:table-cell office:value-type="float" office:value="310.59" calcext:value-type="float">
            <text:p>310.59</text:p>
          </table:table-cell>
          <table:table-cell office:value-type="float" office:value="398.62" calcext:value-type="float">
            <text:p>398.62</text:p>
          </table:table-cell>
        </table:table-row>
        <table:table-row table:style-name="ro1">
          <table:table-cell office:value-type="float" office:value="8703281" calcext:value-type="float">
            <text:p>8703281</text:p>
          </table:table-cell>
          <table:table-cell table:formula="of:=[.A546]/1000/(60*60*24)" office:value-type="time" office:time-value="PT02H25M03.281S" calcext:value-type="time">
            <text:p>02:2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1.15" calcext:value-type="float">
            <text:p>311.15</text:p>
          </table:table-cell>
          <table:table-cell office:value-type="float" office:value="399.32" calcext:value-type="float">
            <text:p>399.32</text:p>
          </table:table-cell>
        </table:table-row>
        <table:table-row table:style-name="ro1">
          <table:table-cell office:value-type="float" office:value="8719281" calcext:value-type="float">
            <text:p>8719281</text:p>
          </table:table-cell>
          <table:table-cell table:formula="of:=[.A547]/1000/(60*60*24)" office:value-type="time" office:time-value="PT02H25M19.281S" calcext:value-type="time">
            <text:p>02:2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1.71" calcext:value-type="float">
            <text:p>311.71</text:p>
          </table:table-cell>
          <table:table-cell office:value-type="float" office:value="400.01" calcext:value-type="float">
            <text:p>400.01</text:p>
          </table:table-cell>
        </table:table-row>
        <table:table-row table:style-name="ro1">
          <table:table-cell office:value-type="float" office:value="8735281" calcext:value-type="float">
            <text:p>8735281</text:p>
          </table:table-cell>
          <table:table-cell table:formula="of:=[.A548]/1000/(60*60*24)" office:value-type="time" office:time-value="PT02H25M35.281S" calcext:value-type="time">
            <text:p>02:2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2.26" calcext:value-type="float">
            <text:p>312.26</text:p>
          </table:table-cell>
          <table:table-cell office:value-type="float" office:value="400.71" calcext:value-type="float">
            <text:p>400.71</text:p>
          </table:table-cell>
        </table:table-row>
        <table:table-row table:style-name="ro1">
          <table:table-cell office:value-type="float" office:value="8751281" calcext:value-type="float">
            <text:p>8751281</text:p>
          </table:table-cell>
          <table:table-cell table:formula="of:=[.A549]/1000/(60*60*24)" office:value-type="time" office:time-value="PT02H25M51.281S" calcext:value-type="time">
            <text:p>02:2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2.82" calcext:value-type="float">
            <text:p>312.82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float" office:value="8767281" calcext:value-type="float">
            <text:p>8767281</text:p>
          </table:table-cell>
          <table:table-cell table:formula="of:=[.A550]/1000/(60*60*24)" office:value-type="time" office:time-value="PT02H26M07.281S" calcext:value-type="time">
            <text:p>02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3.38" calcext:value-type="float">
            <text:p>313.38</text:p>
          </table:table-cell>
          <table:table-cell office:value-type="float" office:value="402.1" calcext:value-type="float">
            <text:p>402.1</text:p>
          </table:table-cell>
        </table:table-row>
        <table:table-row table:style-name="ro1">
          <table:table-cell office:value-type="float" office:value="8783281" calcext:value-type="float">
            <text:p>8783281</text:p>
          </table:table-cell>
          <table:table-cell table:formula="of:=[.A551]/1000/(60*60*24)" office:value-type="time" office:time-value="PT02H26M23.281S" calcext:value-type="time">
            <text:p>02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3.93" calcext:value-type="float">
            <text:p>313.93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float" office:value="8799281" calcext:value-type="float">
            <text:p>8799281</text:p>
          </table:table-cell>
          <table:table-cell table:formula="of:=[.A552]/1000/(60*60*24)" office:value-type="time" office:time-value="PT02H26M39.281S" calcext:value-type="time">
            <text:p>02:2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4.49" calcext:value-type="float">
            <text:p>314.49</text:p>
          </table:table-cell>
          <table:table-cell office:value-type="float" office:value="403.49" calcext:value-type="float">
            <text:p>403.49</text:p>
          </table:table-cell>
        </table:table-row>
        <table:table-row table:style-name="ro1">
          <table:table-cell office:value-type="float" office:value="8815281" calcext:value-type="float">
            <text:p>8815281</text:p>
          </table:table-cell>
          <table:table-cell table:formula="of:=[.A553]/1000/(60*60*24)" office:value-type="time" office:time-value="PT02H26M55.281S" calcext:value-type="time">
            <text:p>02:2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5.05" calcext:value-type="float">
            <text:p>315.05</text:p>
          </table:table-cell>
          <table:table-cell office:value-type="float" office:value="404.19" calcext:value-type="float">
            <text:p>404.19</text:p>
          </table:table-cell>
        </table:table-row>
        <table:table-row table:style-name="ro1">
          <table:table-cell office:value-type="float" office:value="8831281" calcext:value-type="float">
            <text:p>8831281</text:p>
          </table:table-cell>
          <table:table-cell table:formula="of:=[.A554]/1000/(60*60*24)" office:value-type="time" office:time-value="PT02H27M11.281S" calcext:value-type="time">
            <text:p>02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5.61" calcext:value-type="float">
            <text:p>315.61</text:p>
          </table:table-cell>
          <table:table-cell office:value-type="float" office:value="404.88" calcext:value-type="float">
            <text:p>404.88</text:p>
          </table:table-cell>
        </table:table-row>
        <table:table-row table:style-name="ro1">
          <table:table-cell office:value-type="float" office:value="8847281" calcext:value-type="float">
            <text:p>8847281</text:p>
          </table:table-cell>
          <table:table-cell table:formula="of:=[.A555]/1000/(60*60*24)" office:value-type="time" office:time-value="PT02H27M27.281S" calcext:value-type="time">
            <text:p>02:2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6.16" calcext:value-type="float">
            <text:p>316.16</text:p>
          </table:table-cell>
          <table:table-cell office:value-type="float" office:value="405.58" calcext:value-type="float">
            <text:p>405.58</text:p>
          </table:table-cell>
        </table:table-row>
        <table:table-row table:style-name="ro1">
          <table:table-cell office:value-type="float" office:value="8863281" calcext:value-type="float">
            <text:p>8863281</text:p>
          </table:table-cell>
          <table:table-cell table:formula="of:=[.A556]/1000/(60*60*24)" office:value-type="time" office:time-value="PT02H27M43.281S" calcext:value-type="time">
            <text:p>02:2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6.72" calcext:value-type="float">
            <text:p>316.72</text:p>
          </table:table-cell>
          <table:table-cell office:value-type="float" office:value="406.28" calcext:value-type="float">
            <text:p>406.28</text:p>
          </table:table-cell>
        </table:table-row>
        <table:table-row table:style-name="ro1">
          <table:table-cell office:value-type="float" office:value="8879281" calcext:value-type="float">
            <text:p>8879281</text:p>
          </table:table-cell>
          <table:table-cell table:formula="of:=[.A557]/1000/(60*60*24)" office:value-type="time" office:time-value="PT02H27M59.281S" calcext:value-type="time">
            <text:p>02:2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7.28" calcext:value-type="float">
            <text:p>317.28</text:p>
          </table:table-cell>
          <table:table-cell office:value-type="float" office:value="406.97" calcext:value-type="float">
            <text:p>406.97</text:p>
          </table:table-cell>
        </table:table-row>
        <table:table-row table:style-name="ro1">
          <table:table-cell office:value-type="float" office:value="8895281" calcext:value-type="float">
            <text:p>8895281</text:p>
          </table:table-cell>
          <table:table-cell table:formula="of:=[.A558]/1000/(60*60*24)" office:value-type="time" office:time-value="PT02H28M15.281S" calcext:value-type="time">
            <text:p>02:2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7.84" calcext:value-type="float">
            <text:p>317.84</text:p>
          </table:table-cell>
          <table:table-cell office:value-type="float" office:value="407.67" calcext:value-type="float">
            <text:p>407.67</text:p>
          </table:table-cell>
        </table:table-row>
        <table:table-row table:style-name="ro1">
          <table:table-cell office:value-type="float" office:value="8911281" calcext:value-type="float">
            <text:p>8911281</text:p>
          </table:table-cell>
          <table:table-cell table:formula="of:=[.A559]/1000/(60*60*24)" office:value-type="time" office:time-value="PT02H28M31.281S" calcext:value-type="time">
            <text:p>02:2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18.39" calcext:value-type="float">
            <text:p>318.39</text:p>
          </table:table-cell>
          <table:table-cell office:value-type="float" office:value="408.36" calcext:value-type="float">
            <text:p>408.36</text:p>
          </table:table-cell>
        </table:table-row>
        <table:table-row table:style-name="ro1">
          <table:table-cell office:value-type="float" office:value="8927281" calcext:value-type="float">
            <text:p>8927281</text:p>
          </table:table-cell>
          <table:table-cell table:formula="of:=[.A560]/1000/(60*60*24)" office:value-type="time" office:time-value="PT02H28M47.281S" calcext:value-type="time">
            <text:p>02:2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8.95" calcext:value-type="float">
            <text:p>318.95</text:p>
          </table:table-cell>
          <table:table-cell office:value-type="float" office:value="409.06" calcext:value-type="float">
            <text:p>409.06</text:p>
          </table:table-cell>
        </table:table-row>
        <table:table-row table:style-name="ro1">
          <table:table-cell office:value-type="float" office:value="8943281" calcext:value-type="float">
            <text:p>8943281</text:p>
          </table:table-cell>
          <table:table-cell table:formula="of:=[.A561]/1000/(60*60*24)" office:value-type="time" office:time-value="PT02H29M03.281S" calcext:value-type="time">
            <text:p>02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9.51" calcext:value-type="float">
            <text:p>319.51</text:p>
          </table:table-cell>
          <table:table-cell office:value-type="float" office:value="409.76" calcext:value-type="float">
            <text:p>409.76</text:p>
          </table:table-cell>
        </table:table-row>
        <table:table-row table:style-name="ro1">
          <table:table-cell office:value-type="float" office:value="8959281" calcext:value-type="float">
            <text:p>8959281</text:p>
          </table:table-cell>
          <table:table-cell table:formula="of:=[.A562]/1000/(60*60*24)" office:value-type="time" office:time-value="PT02H29M19.281S" calcext:value-type="time">
            <text:p>02:2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0.06" calcext:value-type="float">
            <text:p>320.06</text:p>
          </table:table-cell>
          <table:table-cell office:value-type="float" office:value="410.45" calcext:value-type="float">
            <text:p>410.45</text:p>
          </table:table-cell>
        </table:table-row>
        <table:table-row table:style-name="ro1">
          <table:table-cell office:value-type="float" office:value="8975281" calcext:value-type="float">
            <text:p>8975281</text:p>
          </table:table-cell>
          <table:table-cell table:formula="of:=[.A563]/1000/(60*60*24)" office:value-type="time" office:time-value="PT02H29M35.281S" calcext:value-type="time">
            <text:p>02:2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0.62" calcext:value-type="float">
            <text:p>320.62</text:p>
          </table:table-cell>
          <table:table-cell office:value-type="float" office:value="411.15" calcext:value-type="float">
            <text:p>411.15</text:p>
          </table:table-cell>
        </table:table-row>
        <table:table-row table:style-name="ro1">
          <table:table-cell office:value-type="float" office:value="8991281" calcext:value-type="float">
            <text:p>8991281</text:p>
          </table:table-cell>
          <table:table-cell table:formula="of:=[.A564]/1000/(60*60*24)" office:value-type="time" office:time-value="PT02H29M51.281S" calcext:value-type="time">
            <text:p>02:2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1.18" calcext:value-type="float">
            <text:p>321.18</text:p>
          </table:table-cell>
          <table:table-cell office:value-type="float" office:value="411.84" calcext:value-type="float">
            <text:p>411.84</text:p>
          </table:table-cell>
        </table:table-row>
        <table:table-row table:style-name="ro1">
          <table:table-cell office:value-type="float" office:value="9007281" calcext:value-type="float">
            <text:p>9007281</text:p>
          </table:table-cell>
          <table:table-cell table:formula="of:=[.A565]/1000/(60*60*24)" office:value-type="time" office:time-value="PT02H30M07.281S" calcext:value-type="time">
            <text:p>02:3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1.74" calcext:value-type="float">
            <text:p>321.74</text:p>
          </table:table-cell>
          <table:table-cell office:value-type="float" office:value="412.54" calcext:value-type="float">
            <text:p>412.54</text:p>
          </table:table-cell>
        </table:table-row>
        <table:table-row table:style-name="ro1">
          <table:table-cell office:value-type="float" office:value="9023281" calcext:value-type="float">
            <text:p>9023281</text:p>
          </table:table-cell>
          <table:table-cell table:formula="of:=[.A566]/1000/(60*60*24)" office:value-type="time" office:time-value="PT02H30M23.281S" calcext:value-type="time">
            <text:p>02:3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2.29" calcext:value-type="float">
            <text:p>322.29</text:p>
          </table:table-cell>
          <table:table-cell office:value-type="float" office:value="413.23" calcext:value-type="float">
            <text:p>413.23</text:p>
          </table:table-cell>
        </table:table-row>
        <table:table-row table:style-name="ro1">
          <table:table-cell office:value-type="float" office:value="9039281" calcext:value-type="float">
            <text:p>9039281</text:p>
          </table:table-cell>
          <table:table-cell table:formula="of:=[.A567]/1000/(60*60*24)" office:value-type="time" office:time-value="PT02H30M39.281S" calcext:value-type="time">
            <text:p>02:3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2.85" calcext:value-type="float">
            <text:p>322.85</text:p>
          </table:table-cell>
          <table:table-cell office:value-type="float" office:value="413.93" calcext:value-type="float">
            <text:p>413.93</text:p>
          </table:table-cell>
        </table:table-row>
        <table:table-row table:style-name="ro1">
          <table:table-cell office:value-type="float" office:value="9055281" calcext:value-type="float">
            <text:p>9055281</text:p>
          </table:table-cell>
          <table:table-cell table:formula="of:=[.A568]/1000/(60*60*24)" office:value-type="time" office:time-value="PT02H30M55.281S" calcext:value-type="time">
            <text:p>02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3.41" calcext:value-type="float">
            <text:p>323.41</text:p>
          </table:table-cell>
          <table:table-cell office:value-type="float" office:value="414.63" calcext:value-type="float">
            <text:p>414.63</text:p>
          </table:table-cell>
        </table:table-row>
        <table:table-row table:style-name="ro1">
          <table:table-cell office:value-type="float" office:value="9071281" calcext:value-type="float">
            <text:p>9071281</text:p>
          </table:table-cell>
          <table:table-cell table:formula="of:=[.A569]/1000/(60*60*24)" office:value-type="time" office:time-value="PT02H31M11.281S" calcext:value-type="time">
            <text:p>02:3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3.96" calcext:value-type="float">
            <text:p>323.96</text:p>
          </table:table-cell>
          <table:table-cell office:value-type="float" office:value="415.32" calcext:value-type="float">
            <text:p>415.32</text:p>
          </table:table-cell>
        </table:table-row>
        <table:table-row table:style-name="ro1">
          <table:table-cell office:value-type="float" office:value="9087281" calcext:value-type="float">
            <text:p>9087281</text:p>
          </table:table-cell>
          <table:table-cell table:formula="of:=[.A570]/1000/(60*60*24)" office:value-type="time" office:time-value="PT02H31M27.281S" calcext:value-type="time">
            <text:p>02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4.52" calcext:value-type="float">
            <text:p>324.52</text:p>
          </table:table-cell>
          <table:table-cell office:value-type="float" office:value="416.02" calcext:value-type="float">
            <text:p>416.02</text:p>
          </table:table-cell>
        </table:table-row>
        <table:table-row table:style-name="ro1">
          <table:table-cell office:value-type="float" office:value="9103281" calcext:value-type="float">
            <text:p>9103281</text:p>
          </table:table-cell>
          <table:table-cell table:formula="of:=[.A571]/1000/(60*60*24)" office:value-type="time" office:time-value="PT02H31M43.281S" calcext:value-type="time">
            <text:p>02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5.08" calcext:value-type="float">
            <text:p>325.08</text:p>
          </table:table-cell>
          <table:table-cell office:value-type="float" office:value="416.71" calcext:value-type="float">
            <text:p>416.71</text:p>
          </table:table-cell>
        </table:table-row>
        <table:table-row table:style-name="ro1">
          <table:table-cell office:value-type="float" office:value="9119281" calcext:value-type="float">
            <text:p>9119281</text:p>
          </table:table-cell>
          <table:table-cell table:formula="of:=[.A572]/1000/(60*60*24)" office:value-type="time" office:time-value="PT02H31M59.281S" calcext:value-type="time">
            <text:p>02:3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5.64" calcext:value-type="float">
            <text:p>325.64</text:p>
          </table:table-cell>
          <table:table-cell office:value-type="float" office:value="417.41" calcext:value-type="float">
            <text:p>417.41</text:p>
          </table:table-cell>
        </table:table-row>
        <table:table-row table:style-name="ro1">
          <table:table-cell office:value-type="float" office:value="9135281" calcext:value-type="float">
            <text:p>9135281</text:p>
          </table:table-cell>
          <table:table-cell table:formula="of:=[.A573]/1000/(60*60*24)" office:value-type="time" office:time-value="PT02H32M15.281S" calcext:value-type="time">
            <text:p>02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6.19" calcext:value-type="float">
            <text:p>326.19</text:p>
          </table:table-cell>
          <table:table-cell office:value-type="float" office:value="418.1" calcext:value-type="float">
            <text:p>418.1</text:p>
          </table:table-cell>
        </table:table-row>
        <table:table-row table:style-name="ro1">
          <table:table-cell office:value-type="float" office:value="9151281" calcext:value-type="float">
            <text:p>9151281</text:p>
          </table:table-cell>
          <table:table-cell table:formula="of:=[.A574]/1000/(60*60*24)" office:value-type="time" office:time-value="PT02H32M31.281S" calcext:value-type="time">
            <text:p>02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6.75" calcext:value-type="float">
            <text:p>326.75</text:p>
          </table:table-cell>
          <table:table-cell office:value-type="float" office:value="418.8" calcext:value-type="float">
            <text:p>418.8</text:p>
          </table:table-cell>
        </table:table-row>
        <table:table-row table:style-name="ro1">
          <table:table-cell office:value-type="float" office:value="9167281" calcext:value-type="float">
            <text:p>9167281</text:p>
          </table:table-cell>
          <table:table-cell table:formula="of:=[.A575]/1000/(60*60*24)" office:value-type="time" office:time-value="PT02H32M47.281S" calcext:value-type="time">
            <text:p>02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27.31" calcext:value-type="float">
            <text:p>327.31</text:p>
          </table:table-cell>
          <table:table-cell office:value-type="float" office:value="419.49" calcext:value-type="float">
            <text:p>419.49</text:p>
          </table:table-cell>
        </table:table-row>
        <table:table-row table:style-name="ro1">
          <table:table-cell office:value-type="float" office:value="9183281" calcext:value-type="float">
            <text:p>9183281</text:p>
          </table:table-cell>
          <table:table-cell table:formula="of:=[.A576]/1000/(60*60*24)" office:value-type="time" office:time-value="PT02H33M03.281S" calcext:value-type="time">
            <text:p>02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7.86" calcext:value-type="float">
            <text:p>327.86</text:p>
          </table:table-cell>
          <table:table-cell office:value-type="float" office:value="420.19" calcext:value-type="float">
            <text:p>420.19</text:p>
          </table:table-cell>
        </table:table-row>
        <table:table-row table:style-name="ro1">
          <table:table-cell office:value-type="float" office:value="9199281" calcext:value-type="float">
            <text:p>9199281</text:p>
          </table:table-cell>
          <table:table-cell table:formula="of:=[.A577]/1000/(60*60*24)" office:value-type="time" office:time-value="PT02H33M19.281S" calcext:value-type="time">
            <text:p>02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8.42" calcext:value-type="float">
            <text:p>328.42</text:p>
          </table:table-cell>
          <table:table-cell office:value-type="float" office:value="420.89" calcext:value-type="float">
            <text:p>420.89</text:p>
          </table:table-cell>
        </table:table-row>
        <table:table-row table:style-name="ro1">
          <table:table-cell office:value-type="float" office:value="9215281" calcext:value-type="float">
            <text:p>9215281</text:p>
          </table:table-cell>
          <table:table-cell table:formula="of:=[.A578]/1000/(60*60*24)" office:value-type="time" office:time-value="PT02H33M35.281S" calcext:value-type="time">
            <text:p>02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8.98" calcext:value-type="float">
            <text:p>328.98</text:p>
          </table:table-cell>
          <table:table-cell office:value-type="float" office:value="421.58" calcext:value-type="float">
            <text:p>421.58</text:p>
          </table:table-cell>
        </table:table-row>
        <table:table-row table:style-name="ro1">
          <table:table-cell office:value-type="float" office:value="9231281" calcext:value-type="float">
            <text:p>9231281</text:p>
          </table:table-cell>
          <table:table-cell table:formula="of:=[.A579]/1000/(60*60*24)" office:value-type="time" office:time-value="PT02H33M51.281S" calcext:value-type="time">
            <text:p>02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9.54" calcext:value-type="float">
            <text:p>329.54</text:p>
          </table:table-cell>
          <table:table-cell office:value-type="float" office:value="422.28" calcext:value-type="float">
            <text:p>422.28</text:p>
          </table:table-cell>
        </table:table-row>
        <table:table-row table:style-name="ro1">
          <table:table-cell office:value-type="float" office:value="9247280" calcext:value-type="float">
            <text:p>9247280</text:p>
          </table:table-cell>
          <table:table-cell table:formula="of:=[.A580]/1000/(60*60*24)" office:value-type="time" office:time-value="PT02H34M07.28S" calcext:value-type="time">
            <text:p>02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7" calcext:value-type="float">
            <text:p>156.07</text:p>
          </table:table-cell>
          <table:table-cell office:value-type="float" office:value="330.09" calcext:value-type="float">
            <text:p>330.09</text:p>
          </table:table-cell>
          <table:table-cell office:value-type="float" office:value="422.97" calcext:value-type="float">
            <text:p>422.97</text:p>
          </table:table-cell>
        </table:table-row>
        <table:table-row table:style-name="ro1">
          <table:table-cell office:value-type="float" office:value="9263281" calcext:value-type="float">
            <text:p>9263281</text:p>
          </table:table-cell>
          <table:table-cell table:formula="of:=[.A581]/1000/(60*60*24)" office:value-type="time" office:time-value="PT02H34M23.281S" calcext:value-type="time">
            <text:p>02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0.65" calcext:value-type="float">
            <text:p>330.65</text:p>
          </table:table-cell>
          <table:table-cell office:value-type="float" office:value="423.67" calcext:value-type="float">
            <text:p>423.67</text:p>
          </table:table-cell>
        </table:table-row>
        <table:table-row table:style-name="ro1">
          <table:table-cell office:value-type="float" office:value="9279281" calcext:value-type="float">
            <text:p>9279281</text:p>
          </table:table-cell>
          <table:table-cell table:formula="of:=[.A582]/1000/(60*60*24)" office:value-type="time" office:time-value="PT02H34M39.281S" calcext:value-type="time">
            <text:p>02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1.21" calcext:value-type="float">
            <text:p>331.21</text:p>
          </table:table-cell>
          <table:table-cell office:value-type="float" office:value="424.36" calcext:value-type="float">
            <text:p>424.36</text:p>
          </table:table-cell>
        </table:table-row>
        <table:table-row table:style-name="ro1">
          <table:table-cell office:value-type="float" office:value="9295281" calcext:value-type="float">
            <text:p>9295281</text:p>
          </table:table-cell>
          <table:table-cell table:formula="of:=[.A583]/1000/(60*60*24)" office:value-type="time" office:time-value="PT02H34M55.281S" calcext:value-type="time">
            <text:p>02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31.76" calcext:value-type="float">
            <text:p>331.76</text:p>
          </table:table-cell>
          <table:table-cell office:value-type="float" office:value="425.06" calcext:value-type="float">
            <text:p>425.06</text:p>
          </table:table-cell>
        </table:table-row>
        <table:table-row table:style-name="ro1">
          <table:table-cell office:value-type="float" office:value="9311281" calcext:value-type="float">
            <text:p>9311281</text:p>
          </table:table-cell>
          <table:table-cell table:formula="of:=[.A584]/1000/(60*60*24)" office:value-type="time" office:time-value="PT02H35M11.281S" calcext:value-type="time">
            <text:p>02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2.32" calcext:value-type="float">
            <text:p>332.32</text:p>
          </table:table-cell>
          <table:table-cell office:value-type="float" office:value="425.75" calcext:value-type="float">
            <text:p>425.75</text:p>
          </table:table-cell>
        </table:table-row>
        <table:table-row table:style-name="ro1">
          <table:table-cell office:value-type="float" office:value="9327281" calcext:value-type="float">
            <text:p>9327281</text:p>
          </table:table-cell>
          <table:table-cell table:formula="of:=[.A585]/1000/(60*60*24)" office:value-type="time" office:time-value="PT02H35M27.281S" calcext:value-type="time">
            <text:p>02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2.88" calcext:value-type="float">
            <text:p>332.88</text:p>
          </table:table-cell>
          <table:table-cell office:value-type="float" office:value="426.45" calcext:value-type="float">
            <text:p>426.45</text:p>
          </table:table-cell>
        </table:table-row>
        <table:table-row table:style-name="ro1">
          <table:table-cell office:value-type="float" office:value="9343281" calcext:value-type="float">
            <text:p>9343281</text:p>
          </table:table-cell>
          <table:table-cell table:formula="of:=[.A586]/1000/(60*60*24)" office:value-type="time" office:time-value="PT02H35M43.281S" calcext:value-type="time">
            <text:p>02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33.43" calcext:value-type="float">
            <text:p>333.43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>
          <table:table-cell office:value-type="float" office:value="9359281" calcext:value-type="float">
            <text:p>9359281</text:p>
          </table:table-cell>
          <table:table-cell table:formula="of:=[.A587]/1000/(60*60*24)" office:value-type="time" office:time-value="PT02H35M59.281S" calcext:value-type="time">
            <text:p>02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3.99" calcext:value-type="float">
            <text:p>333.99</text:p>
          </table:table-cell>
          <table:table-cell office:value-type="float" office:value="427.84" calcext:value-type="float">
            <text:p>427.84</text:p>
          </table:table-cell>
        </table:table-row>
        <table:table-row table:style-name="ro1">
          <table:table-cell office:value-type="float" office:value="9375281" calcext:value-type="float">
            <text:p>9375281</text:p>
          </table:table-cell>
          <table:table-cell table:formula="of:=[.A588]/1000/(60*60*24)" office:value-type="time" office:time-value="PT02H36M15.281S" calcext:value-type="time">
            <text:p>02:3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4.55" calcext:value-type="float">
            <text:p>334.55</text:p>
          </table:table-cell>
          <table:table-cell office:value-type="float" office:value="428.53" calcext:value-type="float">
            <text:p>428.53</text:p>
          </table:table-cell>
        </table:table-row>
        <table:table-row table:style-name="ro1">
          <table:table-cell office:value-type="float" office:value="9391281" calcext:value-type="float">
            <text:p>9391281</text:p>
          </table:table-cell>
          <table:table-cell table:formula="of:=[.A589]/1000/(60*60*24)" office:value-type="time" office:time-value="PT02H36M31.281S" calcext:value-type="time">
            <text:p>02:3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5.11" calcext:value-type="float">
            <text:p>335.11</text:p>
          </table:table-cell>
          <table:table-cell office:value-type="float" office:value="429.23" calcext:value-type="float">
            <text:p>429.23</text:p>
          </table:table-cell>
        </table:table-row>
        <table:table-row table:style-name="ro1">
          <table:table-cell office:value-type="float" office:value="9407281" calcext:value-type="float">
            <text:p>9407281</text:p>
          </table:table-cell>
          <table:table-cell table:formula="of:=[.A590]/1000/(60*60*24)" office:value-type="time" office:time-value="PT02H36M47.281S" calcext:value-type="time">
            <text:p>02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5.66" calcext:value-type="float">
            <text:p>335.66</text:p>
          </table:table-cell>
          <table:table-cell office:value-type="float" office:value="429.92" calcext:value-type="float">
            <text:p>429.92</text:p>
          </table:table-cell>
        </table:table-row>
        <table:table-row table:style-name="ro1">
          <table:table-cell office:value-type="float" office:value="9423281" calcext:value-type="float">
            <text:p>9423281</text:p>
          </table:table-cell>
          <table:table-cell table:formula="of:=[.A591]/1000/(60*60*24)" office:value-type="time" office:time-value="PT02H37M03.281S" calcext:value-type="time">
            <text:p>02:3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6.22" calcext:value-type="float">
            <text:p>336.22</text:p>
          </table:table-cell>
          <table:table-cell office:value-type="float" office:value="430.62" calcext:value-type="float">
            <text:p>430.62</text:p>
          </table:table-cell>
        </table:table-row>
        <table:table-row table:style-name="ro1">
          <table:table-cell office:value-type="float" office:value="9439281" calcext:value-type="float">
            <text:p>9439281</text:p>
          </table:table-cell>
          <table:table-cell table:formula="of:=[.A592]/1000/(60*60*24)" office:value-type="time" office:time-value="PT02H37M19.281S" calcext:value-type="time">
            <text:p>02:3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6.78" calcext:value-type="float">
            <text:p>336.78</text:p>
          </table:table-cell>
          <table:table-cell office:value-type="float" office:value="431.31" calcext:value-type="float">
            <text:p>431.31</text:p>
          </table:table-cell>
        </table:table-row>
        <table:table-row table:style-name="ro1">
          <table:table-cell office:value-type="float" office:value="9455281" calcext:value-type="float">
            <text:p>9455281</text:p>
          </table:table-cell>
          <table:table-cell table:formula="of:=[.A593]/1000/(60*60*24)" office:value-type="time" office:time-value="PT02H37M35.281S" calcext:value-type="time">
            <text:p>02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7.33" calcext:value-type="float">
            <text:p>337.33</text:p>
          </table:table-cell>
          <table:table-cell office:value-type="float" office:value="432.01" calcext:value-type="float">
            <text:p>432.01</text:p>
          </table:table-cell>
        </table:table-row>
        <table:table-row table:style-name="ro1">
          <table:table-cell office:value-type="float" office:value="9471281" calcext:value-type="float">
            <text:p>9471281</text:p>
          </table:table-cell>
          <table:table-cell table:formula="of:=[.A594]/1000/(60*60*24)" office:value-type="time" office:time-value="PT02H37M51.281S" calcext:value-type="time">
            <text:p>02:3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7.89" calcext:value-type="float">
            <text:p>337.89</text:p>
          </table:table-cell>
          <table:table-cell office:value-type="float" office:value="432.7" calcext:value-type="float">
            <text:p>432.7</text:p>
          </table:table-cell>
        </table:table-row>
        <table:table-row table:style-name="ro1">
          <table:table-cell office:value-type="float" office:value="9487281" calcext:value-type="float">
            <text:p>9487281</text:p>
          </table:table-cell>
          <table:table-cell table:formula="of:=[.A595]/1000/(60*60*24)" office:value-type="time" office:time-value="PT02H38M07.281S" calcext:value-type="time">
            <text:p>02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8.45" calcext:value-type="float">
            <text:p>338.45</text:p>
          </table:table-cell>
          <table:table-cell office:value-type="float" office:value="433.4" calcext:value-type="float">
            <text:p>433.4</text:p>
          </table:table-cell>
        </table:table-row>
        <table:table-row table:style-name="ro1">
          <table:table-cell office:value-type="float" office:value="9503281" calcext:value-type="float">
            <text:p>9503281</text:p>
          </table:table-cell>
          <table:table-cell table:formula="of:=[.A596]/1000/(60*60*24)" office:value-type="time" office:time-value="PT02H38M23.281S" calcext:value-type="time">
            <text:p>02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9.01" calcext:value-type="float">
            <text:p>339.01</text:p>
          </table:table-cell>
          <table:table-cell office:value-type="float" office:value="434.09" calcext:value-type="float">
            <text:p>434.09</text:p>
          </table:table-cell>
        </table:table-row>
        <table:table-row table:style-name="ro1">
          <table:table-cell office:value-type="float" office:value="9519281" calcext:value-type="float">
            <text:p>9519281</text:p>
          </table:table-cell>
          <table:table-cell table:formula="of:=[.A597]/1000/(60*60*24)" office:value-type="time" office:time-value="PT02H38M39.281S" calcext:value-type="time">
            <text:p>02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39.56" calcext:value-type="float">
            <text:p>339.56</text:p>
          </table:table-cell>
          <table:table-cell office:value-type="float" office:value="434.79" calcext:value-type="float">
            <text:p>434.79</text:p>
          </table:table-cell>
        </table:table-row>
        <table:table-row table:style-name="ro1">
          <table:table-cell office:value-type="float" office:value="9535281" calcext:value-type="float">
            <text:p>9535281</text:p>
          </table:table-cell>
          <table:table-cell table:formula="of:=[.A598]/1000/(60*60*24)" office:value-type="time" office:time-value="PT02H38M55.281S" calcext:value-type="time">
            <text:p>02:3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0.12" calcext:value-type="float">
            <text:p>340.12</text:p>
          </table:table-cell>
          <table:table-cell office:value-type="float" office:value="435.48" calcext:value-type="float">
            <text:p>435.48</text:p>
          </table:table-cell>
        </table:table-row>
        <table:table-row table:style-name="ro1">
          <table:table-cell office:value-type="float" office:value="9551281" calcext:value-type="float">
            <text:p>9551281</text:p>
          </table:table-cell>
          <table:table-cell table:formula="of:=[.A599]/1000/(60*60*24)" office:value-type="time" office:time-value="PT02H39M11.281S" calcext:value-type="time">
            <text:p>02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0.68" calcext:value-type="float">
            <text:p>340.68</text:p>
          </table:table-cell>
          <table:table-cell office:value-type="float" office:value="436.18" calcext:value-type="float">
            <text:p>436.18</text:p>
          </table:table-cell>
        </table:table-row>
        <table:table-row table:style-name="ro1">
          <table:table-cell office:value-type="float" office:value="9567281" calcext:value-type="float">
            <text:p>9567281</text:p>
          </table:table-cell>
          <table:table-cell table:formula="of:=[.A600]/1000/(60*60*24)" office:value-type="time" office:time-value="PT02H39M27.281S" calcext:value-type="time">
            <text:p>02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41.23" calcext:value-type="float">
            <text:p>341.23</text:p>
          </table:table-cell>
          <table:table-cell office:value-type="float" office:value="436.87" calcext:value-type="float">
            <text:p>436.87</text:p>
          </table:table-cell>
        </table:table-row>
        <table:table-row table:style-name="ro1">
          <table:table-cell office:value-type="float" office:value="9583281" calcext:value-type="float">
            <text:p>9583281</text:p>
          </table:table-cell>
          <table:table-cell table:formula="of:=[.A601]/1000/(60*60*24)" office:value-type="time" office:time-value="PT02H39M43.281S" calcext:value-type="time">
            <text:p>02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1.79" calcext:value-type="float">
            <text:p>341.79</text:p>
          </table:table-cell>
          <table:table-cell office:value-type="float" office:value="437.57" calcext:value-type="float">
            <text:p>437.57</text:p>
          </table:table-cell>
        </table:table-row>
        <table:table-row table:style-name="ro1">
          <table:table-cell office:value-type="float" office:value="9599281" calcext:value-type="float">
            <text:p>9599281</text:p>
          </table:table-cell>
          <table:table-cell table:formula="of:=[.A602]/1000/(60*60*24)" office:value-type="time" office:time-value="PT02H39M59.281S" calcext:value-type="time">
            <text:p>02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42.35" calcext:value-type="float">
            <text:p>342.35</text:p>
          </table:table-cell>
          <table:table-cell office:value-type="float" office:value="438.26" calcext:value-type="float">
            <text:p>438.26</text:p>
          </table:table-cell>
        </table:table-row>
        <table:table-row table:style-name="ro1">
          <table:table-cell office:value-type="float" office:value="9615281" calcext:value-type="float">
            <text:p>9615281</text:p>
          </table:table-cell>
          <table:table-cell table:formula="of:=[.A603]/1000/(60*60*24)" office:value-type="time" office:time-value="PT02H40M15.281S" calcext:value-type="time">
            <text:p>02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2.9" calcext:value-type="float">
            <text:p>342.9</text:p>
          </table:table-cell>
          <table:table-cell office:value-type="float" office:value="438.96" calcext:value-type="float">
            <text:p>438.96</text:p>
          </table:table-cell>
        </table:table-row>
        <table:table-row table:style-name="ro1">
          <table:table-cell office:value-type="float" office:value="9631281" calcext:value-type="float">
            <text:p>9631281</text:p>
          </table:table-cell>
          <table:table-cell table:formula="of:=[.A604]/1000/(60*60*24)" office:value-type="time" office:time-value="PT02H40M31.281S" calcext:value-type="time">
            <text:p>02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43.46" calcext:value-type="float">
            <text:p>343.46</text:p>
          </table:table-cell>
          <table:table-cell office:value-type="float" office:value="439.65" calcext:value-type="float">
            <text:p>439.65</text:p>
          </table:table-cell>
        </table:table-row>
        <table:table-row table:style-name="ro1">
          <table:table-cell office:value-type="float" office:value="9647281" calcext:value-type="float">
            <text:p>9647281</text:p>
          </table:table-cell>
          <table:table-cell table:formula="of:=[.A605]/1000/(60*60*24)" office:value-type="time" office:time-value="PT02H40M47.281S" calcext:value-type="time">
            <text:p>02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4.02" calcext:value-type="float">
            <text:p>344.02</text:p>
          </table:table-cell>
          <table:table-cell office:value-type="float" office:value="440.35" calcext:value-type="float">
            <text:p>440.35</text:p>
          </table:table-cell>
        </table:table-row>
        <table:table-row table:style-name="ro1">
          <table:table-cell office:value-type="float" office:value="9663281" calcext:value-type="float">
            <text:p>9663281</text:p>
          </table:table-cell>
          <table:table-cell table:formula="of:=[.A606]/1000/(60*60*24)" office:value-type="time" office:time-value="PT02H41M03.281S" calcext:value-type="time">
            <text:p>02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4.58" calcext:value-type="float">
            <text:p>344.58</text:p>
          </table:table-cell>
          <table:table-cell office:value-type="float" office:value="441.04" calcext:value-type="float">
            <text:p>441.04</text:p>
          </table:table-cell>
        </table:table-row>
        <table:table-row table:style-name="ro1">
          <table:table-cell office:value-type="float" office:value="9679281" calcext:value-type="float">
            <text:p>9679281</text:p>
          </table:table-cell>
          <table:table-cell table:formula="of:=[.A607]/1000/(60*60*24)" office:value-type="time" office:time-value="PT02H41M19.281S" calcext:value-type="time">
            <text:p>02:4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5.13" calcext:value-type="float">
            <text:p>345.13</text:p>
          </table:table-cell>
          <table:table-cell office:value-type="float" office:value="441.74" calcext:value-type="float">
            <text:p>441.74</text:p>
          </table:table-cell>
        </table:table-row>
        <table:table-row table:style-name="ro1">
          <table:table-cell office:value-type="float" office:value="9695281" calcext:value-type="float">
            <text:p>9695281</text:p>
          </table:table-cell>
          <table:table-cell table:formula="of:=[.A608]/1000/(60*60*24)" office:value-type="time" office:time-value="PT02H41M35.281S" calcext:value-type="time">
            <text:p>02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5.69" calcext:value-type="float">
            <text:p>345.69</text:p>
          </table:table-cell>
          <table:table-cell office:value-type="float" office:value="442.43" calcext:value-type="float">
            <text:p>442.43</text:p>
          </table:table-cell>
        </table:table-row>
        <table:table-row table:style-name="ro1">
          <table:table-cell office:value-type="float" office:value="9711281" calcext:value-type="float">
            <text:p>9711281</text:p>
          </table:table-cell>
          <table:table-cell table:formula="of:=[.A609]/1000/(60*60*24)" office:value-type="time" office:time-value="PT02H41M51.281S" calcext:value-type="time">
            <text:p>02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46.25" calcext:value-type="float">
            <text:p>346.25</text:p>
          </table:table-cell>
          <table:table-cell office:value-type="float" office:value="443.13" calcext:value-type="float">
            <text:p>443.13</text:p>
          </table:table-cell>
        </table:table-row>
        <table:table-row table:style-name="ro1">
          <table:table-cell office:value-type="float" office:value="9727281" calcext:value-type="float">
            <text:p>9727281</text:p>
          </table:table-cell>
          <table:table-cell table:formula="of:=[.A610]/1000/(60*60*24)" office:value-type="time" office:time-value="PT02H42M07.281S" calcext:value-type="time">
            <text:p>02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46.8" calcext:value-type="float">
            <text:p>346.8</text:p>
          </table:table-cell>
          <table:table-cell office:value-type="float" office:value="443.82" calcext:value-type="float">
            <text:p>443.82</text:p>
          </table:table-cell>
        </table:table-row>
        <table:table-row table:style-name="ro1">
          <table:table-cell office:value-type="float" office:value="9743281" calcext:value-type="float">
            <text:p>9743281</text:p>
          </table:table-cell>
          <table:table-cell table:formula="of:=[.A611]/1000/(60*60*24)" office:value-type="time" office:time-value="PT02H42M23.281S" calcext:value-type="time">
            <text:p>02:4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47.36" calcext:value-type="float">
            <text:p>347.36</text:p>
          </table:table-cell>
          <table:table-cell office:value-type="float" office:value="444.51" calcext:value-type="float">
            <text:p>444.51</text:p>
          </table:table-cell>
        </table:table-row>
        <table:table-row table:style-name="ro1">
          <table:table-cell office:value-type="float" office:value="9759281" calcext:value-type="float">
            <text:p>9759281</text:p>
          </table:table-cell>
          <table:table-cell table:formula="of:=[.A612]/1000/(60*60*24)" office:value-type="time" office:time-value="PT02H42M39.281S" calcext:value-type="time">
            <text:p>02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7.92" calcext:value-type="float">
            <text:p>347.92</text:p>
          </table:table-cell>
          <table:table-cell office:value-type="float" office:value="445.21" calcext:value-type="float">
            <text:p>445.21</text:p>
          </table:table-cell>
        </table:table-row>
        <table:table-row table:style-name="ro1">
          <table:table-cell office:value-type="float" office:value="9775281" calcext:value-type="float">
            <text:p>9775281</text:p>
          </table:table-cell>
          <table:table-cell table:formula="of:=[.A613]/1000/(60*60*24)" office:value-type="time" office:time-value="PT02H42M55.281S" calcext:value-type="time">
            <text:p>02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48.47" calcext:value-type="float">
            <text:p>348.47</text:p>
          </table:table-cell>
          <table:table-cell office:value-type="float" office:value="445.9" calcext:value-type="float">
            <text:p>445.9</text:p>
          </table:table-cell>
        </table:table-row>
        <table:table-row table:style-name="ro1">
          <table:table-cell office:value-type="float" office:value="9791281" calcext:value-type="float">
            <text:p>9791281</text:p>
          </table:table-cell>
          <table:table-cell table:formula="of:=[.A614]/1000/(60*60*24)" office:value-type="time" office:time-value="PT02H43M11.281S" calcext:value-type="time">
            <text:p>02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9.03" calcext:value-type="float">
            <text:p>349.03</text:p>
          </table:table-cell>
          <table:table-cell office:value-type="float" office:value="446.59" calcext:value-type="float">
            <text:p>446.59</text:p>
          </table:table-cell>
        </table:table-row>
        <table:table-row table:style-name="ro1">
          <table:table-cell office:value-type="float" office:value="9807280" calcext:value-type="float">
            <text:p>9807280</text:p>
          </table:table-cell>
          <table:table-cell table:formula="of:=[.A615]/1000/(60*60*24)" office:value-type="time" office:time-value="PT02H43M27.28S" calcext:value-type="time">
            <text:p>02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9.59" calcext:value-type="float">
            <text:p>349.59</text:p>
          </table:table-cell>
          <table:table-cell office:value-type="float" office:value="447.29" calcext:value-type="float">
            <text:p>447.29</text:p>
          </table:table-cell>
        </table:table-row>
        <table:table-row table:style-name="ro1">
          <table:table-cell office:value-type="float" office:value="9823281" calcext:value-type="float">
            <text:p>9823281</text:p>
          </table:table-cell>
          <table:table-cell table:formula="of:=[.A616]/1000/(60*60*24)" office:value-type="time" office:time-value="PT02H43M43.281S" calcext:value-type="time">
            <text:p>02:4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0.14" calcext:value-type="float">
            <text:p>350.14</text:p>
          </table:table-cell>
          <table:table-cell office:value-type="float" office:value="447.98" calcext:value-type="float">
            <text:p>447.98</text:p>
          </table:table-cell>
        </table:table-row>
        <table:table-row table:style-name="ro1">
          <table:table-cell office:value-type="float" office:value="9839281" calcext:value-type="float">
            <text:p>9839281</text:p>
          </table:table-cell>
          <table:table-cell table:formula="of:=[.A617]/1000/(60*60*24)" office:value-type="time" office:time-value="PT02H43M59.281S" calcext:value-type="time">
            <text:p>02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0.7" calcext:value-type="float">
            <text:p>350.7</text:p>
          </table:table-cell>
          <table:table-cell office:value-type="float" office:value="448.68" calcext:value-type="float">
            <text:p>448.68</text:p>
          </table:table-cell>
        </table:table-row>
        <table:table-row table:style-name="ro1">
          <table:table-cell office:value-type="float" office:value="9855281" calcext:value-type="float">
            <text:p>9855281</text:p>
          </table:table-cell>
          <table:table-cell table:formula="of:=[.A618]/1000/(60*60*24)" office:value-type="time" office:time-value="PT02H44M15.281S" calcext:value-type="time">
            <text:p>02:4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1.26" calcext:value-type="float">
            <text:p>351.26</text:p>
          </table:table-cell>
          <table:table-cell office:value-type="float" office:value="449.37" calcext:value-type="float">
            <text:p>449.37</text:p>
          </table:table-cell>
        </table:table-row>
        <table:table-row table:style-name="ro1">
          <table:table-cell office:value-type="float" office:value="9871281" calcext:value-type="float">
            <text:p>9871281</text:p>
          </table:table-cell>
          <table:table-cell table:formula="of:=[.A619]/1000/(60*60*24)" office:value-type="time" office:time-value="PT02H44M31.281S" calcext:value-type="time">
            <text:p>02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1.81" calcext:value-type="float">
            <text:p>351.81</text:p>
          </table:table-cell>
          <table:table-cell office:value-type="float" office:value="450.07" calcext:value-type="float">
            <text:p>450.07</text:p>
          </table:table-cell>
        </table:table-row>
        <table:table-row table:style-name="ro1">
          <table:table-cell office:value-type="float" office:value="9887281" calcext:value-type="float">
            <text:p>9887281</text:p>
          </table:table-cell>
          <table:table-cell table:formula="of:=[.A620]/1000/(60*60*24)" office:value-type="time" office:time-value="PT02H44M47.281S" calcext:value-type="time">
            <text:p>02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2.37" calcext:value-type="float">
            <text:p>352.37</text:p>
          </table:table-cell>
          <table:table-cell office:value-type="float" office:value="450.76" calcext:value-type="float">
            <text:p>450.76</text:p>
          </table:table-cell>
        </table:table-row>
        <table:table-row table:style-name="ro1">
          <table:table-cell office:value-type="float" office:value="9903281" calcext:value-type="float">
            <text:p>9903281</text:p>
          </table:table-cell>
          <table:table-cell table:formula="of:=[.A621]/1000/(60*60*24)" office:value-type="time" office:time-value="PT02H45M03.281S" calcext:value-type="time">
            <text:p>02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2.93" calcext:value-type="float">
            <text:p>352.93</text:p>
          </table:table-cell>
          <table:table-cell office:value-type="float" office:value="451.45" calcext:value-type="float">
            <text:p>451.45</text:p>
          </table:table-cell>
        </table:table-row>
        <table:table-row table:style-name="ro1">
          <table:table-cell office:value-type="float" office:value="9919281" calcext:value-type="float">
            <text:p>9919281</text:p>
          </table:table-cell>
          <table:table-cell table:formula="of:=[.A622]/1000/(60*60*24)" office:value-type="time" office:time-value="PT02H45M19.281S" calcext:value-type="time">
            <text:p>02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3.48" calcext:value-type="float">
            <text:p>353.48</text:p>
          </table:table-cell>
          <table:table-cell office:value-type="float" office:value="452.15" calcext:value-type="float">
            <text:p>452.15</text:p>
          </table:table-cell>
        </table:table-row>
        <table:table-row table:style-name="ro1">
          <table:table-cell office:value-type="float" office:value="9935281" calcext:value-type="float">
            <text:p>9935281</text:p>
          </table:table-cell>
          <table:table-cell table:formula="of:=[.A623]/1000/(60*60*24)" office:value-type="time" office:time-value="PT02H45M35.281S" calcext:value-type="time">
            <text:p>02:4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4.04" calcext:value-type="float">
            <text:p>354.04</text:p>
          </table:table-cell>
          <table:table-cell office:value-type="float" office:value="452.84" calcext:value-type="float">
            <text:p>452.84</text:p>
          </table:table-cell>
        </table:table-row>
        <table:table-row table:style-name="ro1">
          <table:table-cell office:value-type="float" office:value="9951281" calcext:value-type="float">
            <text:p>9951281</text:p>
          </table:table-cell>
          <table:table-cell table:formula="of:=[.A624]/1000/(60*60*24)" office:value-type="time" office:time-value="PT02H45M51.281S" calcext:value-type="time">
            <text:p>02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4.6" calcext:value-type="float">
            <text:p>354.6</text:p>
          </table:table-cell>
          <table:table-cell office:value-type="float" office:value="453.53" calcext:value-type="float">
            <text:p>453.53</text:p>
          </table:table-cell>
        </table:table-row>
        <table:table-row table:style-name="ro1">
          <table:table-cell office:value-type="float" office:value="9967281" calcext:value-type="float">
            <text:p>9967281</text:p>
          </table:table-cell>
          <table:table-cell table:formula="of:=[.A625]/1000/(60*60*24)" office:value-type="time" office:time-value="PT02H46M07.281S" calcext:value-type="time">
            <text:p>02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5.15" calcext:value-type="float">
            <text:p>355.15</text:p>
          </table:table-cell>
          <table:table-cell office:value-type="float" office:value="454.23" calcext:value-type="float">
            <text:p>454.23</text:p>
          </table:table-cell>
        </table:table-row>
        <table:table-row table:style-name="ro1">
          <table:table-cell office:value-type="float" office:value="9983281" calcext:value-type="float">
            <text:p>9983281</text:p>
          </table:table-cell>
          <table:table-cell table:formula="of:=[.A626]/1000/(60*60*24)" office:value-type="time" office:time-value="PT02H46M23.281S" calcext:value-type="time">
            <text:p>02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5.71" calcext:value-type="float">
            <text:p>355.71</text:p>
          </table:table-cell>
          <table:table-cell office:value-type="float" office:value="454.92" calcext:value-type="float">
            <text:p>454.92</text:p>
          </table:table-cell>
        </table:table-row>
        <table:table-row table:style-name="ro1">
          <table:table-cell office:value-type="float" office:value="9999281" calcext:value-type="float">
            <text:p>9999281</text:p>
          </table:table-cell>
          <table:table-cell table:formula="of:=[.A627]/1000/(60*60*24)" office:value-type="time" office:time-value="PT02H46M39.281S" calcext:value-type="time">
            <text:p>02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6.27" calcext:value-type="float">
            <text:p>356.27</text:p>
          </table:table-cell>
          <table:table-cell office:value-type="float" office:value="455.61" calcext:value-type="float">
            <text:p>455.61</text:p>
          </table:table-cell>
        </table:table-row>
        <table:table-row table:style-name="ro1">
          <table:table-cell office:value-type="float" office:value="10015281" calcext:value-type="float">
            <text:p>10015281</text:p>
          </table:table-cell>
          <table:table-cell table:formula="of:=[.A628]/1000/(60*60*24)" office:value-type="time" office:time-value="PT02H46M55.281S" calcext:value-type="time">
            <text:p>02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6.82" calcext:value-type="float">
            <text:p>356.82</text:p>
          </table:table-cell>
          <table:table-cell office:value-type="float" office:value="456.31" calcext:value-type="float">
            <text:p>456.31</text:p>
          </table:table-cell>
        </table:table-row>
        <table:table-row table:style-name="ro1">
          <table:table-cell office:value-type="float" office:value="10031281" calcext:value-type="float">
            <text:p>10031281</text:p>
          </table:table-cell>
          <table:table-cell table:formula="of:=[.A629]/1000/(60*60*24)" office:value-type="time" office:time-value="PT02H47M11.281S" calcext:value-type="time">
            <text:p>02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7.38" calcext:value-type="float">
            <text:p>357.3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0047281" calcext:value-type="float">
            <text:p>10047281</text:p>
          </table:table-cell>
          <table:table-cell table:formula="of:=[.A630]/1000/(60*60*24)" office:value-type="time" office:time-value="PT02H47M27.281S" calcext:value-type="time">
            <text:p>02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7.94" calcext:value-type="float">
            <text:p>357.94</text:p>
          </table:table-cell>
          <table:table-cell office:value-type="float" office:value="457.69" calcext:value-type="float">
            <text:p>457.69</text:p>
          </table:table-cell>
        </table:table-row>
        <table:table-row table:style-name="ro1">
          <table:table-cell office:value-type="float" office:value="10063281" calcext:value-type="float">
            <text:p>10063281</text:p>
          </table:table-cell>
          <table:table-cell table:formula="of:=[.A631]/1000/(60*60*24)" office:value-type="time" office:time-value="PT02H47M43.281S" calcext:value-type="time">
            <text:p>02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8.49" calcext:value-type="float">
            <text:p>358.49</text:p>
          </table:table-cell>
          <table:table-cell office:value-type="float" office:value="458.39" calcext:value-type="float">
            <text:p>458.39</text:p>
          </table:table-cell>
        </table:table-row>
        <table:table-row table:style-name="ro1">
          <table:table-cell office:value-type="float" office:value="10079281" calcext:value-type="float">
            <text:p>10079281</text:p>
          </table:table-cell>
          <table:table-cell table:formula="of:=[.A632]/1000/(60*60*24)" office:value-type="time" office:time-value="PT02H47M59.281S" calcext:value-type="time">
            <text:p>02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9.05" calcext:value-type="float">
            <text:p>359.05</text:p>
          </table:table-cell>
          <table:table-cell office:value-type="float" office:value="459.08" calcext:value-type="float">
            <text:p>459.08</text:p>
          </table:table-cell>
        </table:table-row>
        <table:table-row table:style-name="ro1">
          <table:table-cell office:value-type="float" office:value="10095281" calcext:value-type="float">
            <text:p>10095281</text:p>
          </table:table-cell>
          <table:table-cell table:formula="of:=[.A633]/1000/(60*60*24)" office:value-type="time" office:time-value="PT02H48M15.281S" calcext:value-type="time">
            <text:p>02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9.61" calcext:value-type="float">
            <text:p>359.61</text:p>
          </table:table-cell>
          <table:table-cell office:value-type="float" office:value="459.77" calcext:value-type="float">
            <text:p>459.77</text:p>
          </table:table-cell>
        </table:table-row>
        <table:table-row table:style-name="ro1">
          <table:table-cell office:value-type="float" office:value="10111281" calcext:value-type="float">
            <text:p>10111281</text:p>
          </table:table-cell>
          <table:table-cell table:formula="of:=[.A634]/1000/(60*60*24)" office:value-type="time" office:time-value="PT02H48M31.281S" calcext:value-type="time">
            <text:p>02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0.16" calcext:value-type="float">
            <text:p>360.16</text:p>
          </table:table-cell>
          <table:table-cell office:value-type="float" office:value="460.46" calcext:value-type="float">
            <text:p>460.46</text:p>
          </table:table-cell>
        </table:table-row>
        <table:table-row table:style-name="ro1">
          <table:table-cell office:value-type="float" office:value="10127281" calcext:value-type="float">
            <text:p>10127281</text:p>
          </table:table-cell>
          <table:table-cell table:formula="of:=[.A635]/1000/(60*60*24)" office:value-type="time" office:time-value="PT02H48M47.281S" calcext:value-type="time">
            <text:p>02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0.72" calcext:value-type="float">
            <text:p>360.72</text:p>
          </table:table-cell>
          <table:table-cell office:value-type="float" office:value="461.16" calcext:value-type="float">
            <text:p>461.16</text:p>
          </table:table-cell>
        </table:table-row>
        <table:table-row table:style-name="ro1">
          <table:table-cell office:value-type="float" office:value="10143281" calcext:value-type="float">
            <text:p>10143281</text:p>
          </table:table-cell>
          <table:table-cell table:formula="of:=[.A636]/1000/(60*60*24)" office:value-type="time" office:time-value="PT02H49M03.281S" calcext:value-type="time">
            <text:p>02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1.27" calcext:value-type="float">
            <text:p>361.27</text:p>
          </table:table-cell>
          <table:table-cell office:value-type="float" office:value="461.85" calcext:value-type="float">
            <text:p>461.85</text:p>
          </table:table-cell>
        </table:table-row>
        <table:table-row table:style-name="ro1">
          <table:table-cell office:value-type="float" office:value="10159281" calcext:value-type="float">
            <text:p>10159281</text:p>
          </table:table-cell>
          <table:table-cell table:formula="of:=[.A637]/1000/(60*60*24)" office:value-type="time" office:time-value="PT02H49M19.281S" calcext:value-type="time">
            <text:p>02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1.83" calcext:value-type="float">
            <text:p>361.83</text:p>
          </table:table-cell>
          <table:table-cell office:value-type="float" office:value="462.54" calcext:value-type="float">
            <text:p>462.54</text:p>
          </table:table-cell>
        </table:table-row>
        <table:table-row table:style-name="ro1">
          <table:table-cell office:value-type="float" office:value="10175281" calcext:value-type="float">
            <text:p>10175281</text:p>
          </table:table-cell>
          <table:table-cell table:formula="of:=[.A638]/1000/(60*60*24)" office:value-type="time" office:time-value="PT02H49M35.281S" calcext:value-type="time">
            <text:p>02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2.39" calcext:value-type="float">
            <text:p>362.39</text:p>
          </table:table-cell>
          <table:table-cell office:value-type="float" office:value="463.23" calcext:value-type="float">
            <text:p>463.23</text:p>
          </table:table-cell>
        </table:table-row>
        <table:table-row table:style-name="ro1">
          <table:table-cell office:value-type="float" office:value="10191281" calcext:value-type="float">
            <text:p>10191281</text:p>
          </table:table-cell>
          <table:table-cell table:formula="of:=[.A639]/1000/(60*60*24)" office:value-type="time" office:time-value="PT02H49M51.281S" calcext:value-type="time">
            <text:p>02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2.94" calcext:value-type="float">
            <text:p>362.94</text:p>
          </table:table-cell>
          <table:table-cell office:value-type="float" office:value="463.93" calcext:value-type="float">
            <text:p>463.93</text:p>
          </table:table-cell>
        </table:table-row>
        <table:table-row table:style-name="ro1">
          <table:table-cell office:value-type="float" office:value="10207281" calcext:value-type="float">
            <text:p>10207281</text:p>
          </table:table-cell>
          <table:table-cell table:formula="of:=[.A640]/1000/(60*60*24)" office:value-type="time" office:time-value="PT02H50M07.281S" calcext:value-type="time">
            <text:p>02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3.5" calcext:value-type="float">
            <text:p>363.5</text:p>
          </table:table-cell>
          <table:table-cell office:value-type="float" office:value="464.62" calcext:value-type="float">
            <text:p>464.62</text:p>
          </table:table-cell>
        </table:table-row>
        <table:table-row table:style-name="ro1">
          <table:table-cell office:value-type="float" office:value="10223281" calcext:value-type="float">
            <text:p>10223281</text:p>
          </table:table-cell>
          <table:table-cell table:formula="of:=[.A641]/1000/(60*60*24)" office:value-type="time" office:time-value="PT02H50M23.281S" calcext:value-type="time">
            <text:p>02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4.06" calcext:value-type="float">
            <text:p>364.06</text:p>
          </table:table-cell>
          <table:table-cell office:value-type="float" office:value="465.31" calcext:value-type="float">
            <text:p>465.31</text:p>
          </table:table-cell>
        </table:table-row>
        <table:table-row table:style-name="ro1">
          <table:table-cell office:value-type="float" office:value="10239281" calcext:value-type="float">
            <text:p>10239281</text:p>
          </table:table-cell>
          <table:table-cell table:formula="of:=[.A642]/1000/(60*60*24)" office:value-type="time" office:time-value="PT02H50M39.281S" calcext:value-type="time">
            <text:p>02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4.61" calcext:value-type="float">
            <text:p>364.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255281" calcext:value-type="float">
            <text:p>10255281</text:p>
          </table:table-cell>
          <table:table-cell table:formula="of:=[.A643]/1000/(60*60*24)" office:value-type="time" office:time-value="PT02H50M55.281S" calcext:value-type="time">
            <text:p>02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5.17" calcext:value-type="float">
            <text:p>365.17</text:p>
          </table:table-cell>
          <table:table-cell office:value-type="float" office:value="466.69" calcext:value-type="float">
            <text:p>466.69</text:p>
          </table:table-cell>
        </table:table-row>
        <table:table-row table:style-name="ro1">
          <table:table-cell office:value-type="float" office:value="10271281" calcext:value-type="float">
            <text:p>10271281</text:p>
          </table:table-cell>
          <table:table-cell table:formula="of:=[.A644]/1000/(60*60*24)" office:value-type="time" office:time-value="PT02H51M11.281S" calcext:value-type="time">
            <text:p>02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5.72" calcext:value-type="float">
            <text:p>365.72</text:p>
          </table:table-cell>
          <table:table-cell office:value-type="float" office:value="467.39" calcext:value-type="float">
            <text:p>467.39</text:p>
          </table:table-cell>
        </table:table-row>
        <table:table-row table:style-name="ro1">
          <table:table-cell office:value-type="float" office:value="10287281" calcext:value-type="float">
            <text:p>10287281</text:p>
          </table:table-cell>
          <table:table-cell table:formula="of:=[.A645]/1000/(60*60*24)" office:value-type="time" office:time-value="PT02H51M27.281S" calcext:value-type="time">
            <text:p>02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6.28" calcext:value-type="float">
            <text:p>366.28</text:p>
          </table:table-cell>
          <table:table-cell office:value-type="float" office:value="468.08" calcext:value-type="float">
            <text:p>468.08</text:p>
          </table:table-cell>
        </table:table-row>
        <table:table-row table:style-name="ro1">
          <table:table-cell office:value-type="float" office:value="10303281" calcext:value-type="float">
            <text:p>10303281</text:p>
          </table:table-cell>
          <table:table-cell table:formula="of:=[.A646]/1000/(60*60*24)" office:value-type="time" office:time-value="PT02H51M43.281S" calcext:value-type="time">
            <text:p>02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66.84" calcext:value-type="float">
            <text:p>366.84</text:p>
          </table:table-cell>
          <table:table-cell office:value-type="float" office:value="468.77" calcext:value-type="float">
            <text:p>468.77</text:p>
          </table:table-cell>
        </table:table-row>
        <table:table-row table:style-name="ro1">
          <table:table-cell office:value-type="float" office:value="10319281" calcext:value-type="float">
            <text:p>10319281</text:p>
          </table:table-cell>
          <table:table-cell table:formula="of:=[.A647]/1000/(60*60*24)" office:value-type="time" office:time-value="PT02H51M59.281S" calcext:value-type="time">
            <text:p>02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7.39" calcext:value-type="float">
            <text:p>367.39</text:p>
          </table:table-cell>
          <table:table-cell office:value-type="float" office:value="469.46" calcext:value-type="float">
            <text:p>469.46</text:p>
          </table:table-cell>
        </table:table-row>
        <table:table-row table:style-name="ro1">
          <table:table-cell office:value-type="float" office:value="10335281" calcext:value-type="float">
            <text:p>10335281</text:p>
          </table:table-cell>
          <table:table-cell table:formula="of:=[.A648]/1000/(60*60*24)" office:value-type="time" office:time-value="PT02H52M15.281S" calcext:value-type="time">
            <text:p>02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7.95" calcext:value-type="float">
            <text:p>367.95</text:p>
          </table:table-cell>
          <table:table-cell office:value-type="float" office:value="470.15" calcext:value-type="float">
            <text:p>470.15</text:p>
          </table:table-cell>
        </table:table-row>
        <table:table-row table:style-name="ro1">
          <table:table-cell office:value-type="float" office:value="10351281" calcext:value-type="float">
            <text:p>10351281</text:p>
          </table:table-cell>
          <table:table-cell table:formula="of:=[.A649]/1000/(60*60*24)" office:value-type="time" office:time-value="PT02H52M31.281S" calcext:value-type="time">
            <text:p>02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7" calcext:value-type="float">
            <text:p>155.57</text:p>
          </table:table-cell>
          <table:table-cell office:value-type="float" office:value="368.51" calcext:value-type="float">
            <text:p>368.51</text:p>
          </table:table-cell>
          <table:table-cell office:value-type="float" office:value="470.85" calcext:value-type="float">
            <text:p>470.85</text:p>
          </table:table-cell>
        </table:table-row>
        <table:table-row table:style-name="ro1">
          <table:table-cell office:value-type="float" office:value="10367281" calcext:value-type="float">
            <text:p>10367281</text:p>
          </table:table-cell>
          <table:table-cell table:formula="of:=[.A650]/1000/(60*60*24)" office:value-type="time" office:time-value="PT02H52M47.281S" calcext:value-type="time">
            <text:p>02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9.06" calcext:value-type="float">
            <text:p>369.06</text:p>
          </table:table-cell>
          <table:table-cell office:value-type="float" office:value="471.54" calcext:value-type="float">
            <text:p>471.54</text:p>
          </table:table-cell>
        </table:table-row>
        <table:table-row table:style-name="ro1">
          <table:table-cell office:value-type="float" office:value="10383281" calcext:value-type="float">
            <text:p>10383281</text:p>
          </table:table-cell>
          <table:table-cell table:formula="of:=[.A651]/1000/(60*60*24)" office:value-type="time" office:time-value="PT02H53M03.281S" calcext:value-type="time">
            <text:p>02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9.62" calcext:value-type="float">
            <text:p>369.62</text:p>
          </table:table-cell>
          <table:table-cell office:value-type="float" office:value="472.23" calcext:value-type="float">
            <text:p>472.23</text:p>
          </table:table-cell>
        </table:table-row>
        <table:table-row table:style-name="ro1">
          <table:table-cell office:value-type="float" office:value="10399281" calcext:value-type="float">
            <text:p>10399281</text:p>
          </table:table-cell>
          <table:table-cell table:formula="of:=[.A652]/1000/(60*60*24)" office:value-type="time" office:time-value="PT02H53M19.281S" calcext:value-type="time">
            <text:p>02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70.17" calcext:value-type="float">
            <text:p>370.17</text:p>
          </table:table-cell>
          <table:table-cell office:value-type="float" office:value="472.92" calcext:value-type="float">
            <text:p>472.92</text:p>
          </table:table-cell>
        </table:table-row>
        <table:table-row table:style-name="ro1">
          <table:table-cell office:value-type="float" office:value="10415281" calcext:value-type="float">
            <text:p>10415281</text:p>
          </table:table-cell>
          <table:table-cell table:formula="of:=[.A653]/1000/(60*60*24)" office:value-type="time" office:time-value="PT02H53M35.281S" calcext:value-type="time">
            <text:p>02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70.73" calcext:value-type="float">
            <text:p>370.73</text:p>
          </table:table-cell>
          <table:table-cell office:value-type="float" office:value="473.61" calcext:value-type="float">
            <text:p>473.61</text:p>
          </table:table-cell>
        </table:table-row>
        <table:table-row table:style-name="ro1">
          <table:table-cell office:value-type="float" office:value="10431281" calcext:value-type="float">
            <text:p>10431281</text:p>
          </table:table-cell>
          <table:table-cell table:formula="of:=[.A654]/1000/(60*60*24)" office:value-type="time" office:time-value="PT02H53M51.281S" calcext:value-type="time">
            <text:p>02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71.29" calcext:value-type="float">
            <text:p>371.29</text:p>
          </table:table-cell>
          <table:table-cell office:value-type="float" office:value="474.31" calcext:value-type="float">
            <text:p>474.31</text:p>
          </table:table-cell>
        </table:table-row>
        <table:table-row table:style-name="ro1">
          <table:table-cell office:value-type="float" office:value="10447281" calcext:value-type="float">
            <text:p>10447281</text:p>
          </table:table-cell>
          <table:table-cell table:formula="of:=[.A655]/1000/(60*60*24)" office:value-type="time" office:time-value="PT02H54M07.281S" calcext:value-type="time">
            <text:p>02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1.84" calcext:value-type="float">
            <text:p>371.8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463281" calcext:value-type="float">
            <text:p>10463281</text:p>
          </table:table-cell>
          <table:table-cell table:formula="of:=[.A656]/1000/(60*60*24)" office:value-type="time" office:time-value="PT02H54M23.281S" calcext:value-type="time">
            <text:p>02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72.4" calcext:value-type="float">
            <text:p>372.4</text:p>
          </table:table-cell>
          <table:table-cell office:value-type="float" office:value="475.69" calcext:value-type="float">
            <text:p>475.69</text:p>
          </table:table-cell>
        </table:table-row>
        <table:table-row table:style-name="ro1">
          <table:table-cell office:value-type="float" office:value="10479281" calcext:value-type="float">
            <text:p>10479281</text:p>
          </table:table-cell>
          <table:table-cell table:formula="of:=[.A657]/1000/(60*60*24)" office:value-type="time" office:time-value="PT02H54M39.281S" calcext:value-type="time">
            <text:p>02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2.95" calcext:value-type="float">
            <text:p>372.95</text:p>
          </table:table-cell>
          <table:table-cell office:value-type="float" office:value="476.38" calcext:value-type="float">
            <text:p>476.38</text:p>
          </table:table-cell>
        </table:table-row>
        <table:table-row table:style-name="ro1">
          <table:table-cell office:value-type="float" office:value="10495280" calcext:value-type="float">
            <text:p>10495280</text:p>
          </table:table-cell>
          <table:table-cell table:formula="of:=[.A658]/1000/(60*60*24)" office:value-type="time" office:time-value="PT02H54M55.28S" calcext:value-type="time">
            <text:p>02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3.51" calcext:value-type="float">
            <text:p>373.51</text:p>
          </table:table-cell>
          <table:table-cell office:value-type="float" office:value="477.07" calcext:value-type="float">
            <text:p>477.07</text:p>
          </table:table-cell>
        </table:table-row>
        <table:table-row table:style-name="ro1">
          <table:table-cell office:value-type="float" office:value="10511281" calcext:value-type="float">
            <text:p>10511281</text:p>
          </table:table-cell>
          <table:table-cell table:formula="of:=[.A659]/1000/(60*60*24)" office:value-type="time" office:time-value="PT02H55M11.281S" calcext:value-type="time">
            <text:p>02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4.07" calcext:value-type="float">
            <text:p>374.07</text:p>
          </table:table-cell>
          <table:table-cell office:value-type="float" office:value="477.76" calcext:value-type="float">
            <text:p>477.76</text:p>
          </table:table-cell>
        </table:table-row>
        <table:table-row table:style-name="ro1">
          <table:table-cell office:value-type="float" office:value="10527281" calcext:value-type="float">
            <text:p>10527281</text:p>
          </table:table-cell>
          <table:table-cell table:formula="of:=[.A660]/1000/(60*60*24)" office:value-type="time" office:time-value="PT02H55M27.281S" calcext:value-type="time">
            <text:p>02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4.62" calcext:value-type="float">
            <text:p>374.62</text:p>
          </table:table-cell>
          <table:table-cell office:value-type="float" office:value="478.46" calcext:value-type="float">
            <text:p>478.46</text:p>
          </table:table-cell>
        </table:table-row>
        <table:table-row table:style-name="ro1">
          <table:table-cell office:value-type="float" office:value="10543281" calcext:value-type="float">
            <text:p>10543281</text:p>
          </table:table-cell>
          <table:table-cell table:formula="of:=[.A661]/1000/(60*60*24)" office:value-type="time" office:time-value="PT02H55M43.281S" calcext:value-type="time">
            <text:p>02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75.18" calcext:value-type="float">
            <text:p>375.18</text:p>
          </table:table-cell>
          <table:table-cell office:value-type="float" office:value="479.15" calcext:value-type="float">
            <text:p>479.15</text:p>
          </table:table-cell>
        </table:table-row>
        <table:table-row table:style-name="ro1">
          <table:table-cell office:value-type="float" office:value="10559281" calcext:value-type="float">
            <text:p>10559281</text:p>
          </table:table-cell>
          <table:table-cell table:formula="of:=[.A662]/1000/(60*60*24)" office:value-type="time" office:time-value="PT02H55M59.281S" calcext:value-type="time">
            <text:p>02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5.73" calcext:value-type="float">
            <text:p>375.73</text:p>
          </table:table-cell>
          <table:table-cell office:value-type="float" office:value="479.84" calcext:value-type="float">
            <text:p>479.84</text:p>
          </table:table-cell>
        </table:table-row>
        <table:table-row table:style-name="ro1">
          <table:table-cell office:value-type="float" office:value="10575281" calcext:value-type="float">
            <text:p>10575281</text:p>
          </table:table-cell>
          <table:table-cell table:formula="of:=[.A663]/1000/(60*60*24)" office:value-type="time" office:time-value="PT02H56M15.281S" calcext:value-type="time">
            <text:p>02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6.29" calcext:value-type="float">
            <text:p>376.29</text:p>
          </table:table-cell>
          <table:table-cell office:value-type="float" office:value="480.53" calcext:value-type="float">
            <text:p>480.53</text:p>
          </table:table-cell>
        </table:table-row>
        <table:table-row table:style-name="ro1">
          <table:table-cell office:value-type="float" office:value="10591281" calcext:value-type="float">
            <text:p>10591281</text:p>
          </table:table-cell>
          <table:table-cell table:formula="of:=[.A664]/1000/(60*60*24)" office:value-type="time" office:time-value="PT02H56M31.281S" calcext:value-type="time">
            <text:p>02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6.84" calcext:value-type="float">
            <text:p>376.84</text:p>
          </table:table-cell>
          <table:table-cell office:value-type="float" office:value="481.22" calcext:value-type="float">
            <text:p>481.22</text:p>
          </table:table-cell>
        </table:table-row>
        <table:table-row table:style-name="ro1">
          <table:table-cell office:value-type="float" office:value="10607281" calcext:value-type="float">
            <text:p>10607281</text:p>
          </table:table-cell>
          <table:table-cell table:formula="of:=[.A665]/1000/(60*60*24)" office:value-type="time" office:time-value="PT02H56M47.281S" calcext:value-type="time">
            <text:p>02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7.4" calcext:value-type="float">
            <text:p>377.4</text:p>
          </table:table-cell>
          <table:table-cell office:value-type="float" office:value="481.91" calcext:value-type="float">
            <text:p>481.91</text:p>
          </table:table-cell>
        </table:table-row>
        <table:table-row table:style-name="ro1">
          <table:table-cell office:value-type="float" office:value="10623281" calcext:value-type="float">
            <text:p>10623281</text:p>
          </table:table-cell>
          <table:table-cell table:formula="of:=[.A666]/1000/(60*60*24)" office:value-type="time" office:time-value="PT02H57M03.281S" calcext:value-type="time">
            <text:p>02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7.96" calcext:value-type="float">
            <text:p>377.96</text:p>
          </table:table-cell>
          <table:table-cell office:value-type="float" office:value="482.61" calcext:value-type="float">
            <text:p>482.61</text:p>
          </table:table-cell>
        </table:table-row>
        <table:table-row table:style-name="ro1">
          <table:table-cell office:value-type="float" office:value="10639281" calcext:value-type="float">
            <text:p>10639281</text:p>
          </table:table-cell>
          <table:table-cell table:formula="of:=[.A667]/1000/(60*60*24)" office:value-type="time" office:time-value="PT02H57M19.281S" calcext:value-type="time">
            <text:p>02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8.51" calcext:value-type="float">
            <text:p>378.51</text:p>
          </table:table-cell>
          <table:table-cell office:value-type="float" office:value="483.3" calcext:value-type="float">
            <text:p>483.3</text:p>
          </table:table-cell>
        </table:table-row>
        <table:table-row table:style-name="ro1">
          <table:table-cell office:value-type="float" office:value="10655281" calcext:value-type="float">
            <text:p>10655281</text:p>
          </table:table-cell>
          <table:table-cell table:formula="of:=[.A668]/1000/(60*60*24)" office:value-type="time" office:time-value="PT02H57M35.281S" calcext:value-type="time">
            <text:p>02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379.07" calcext:value-type="float">
            <text:p>379.07</text:p>
          </table:table-cell>
          <table:table-cell office:value-type="float" office:value="483.99" calcext:value-type="float">
            <text:p>483.99</text:p>
          </table:table-cell>
        </table:table-row>
        <table:table-row table:style-name="ro1">
          <table:table-cell office:value-type="float" office:value="10671281" calcext:value-type="float">
            <text:p>10671281</text:p>
          </table:table-cell>
          <table:table-cell table:formula="of:=[.A669]/1000/(60*60*24)" office:value-type="time" office:time-value="PT02H57M51.281S" calcext:value-type="time">
            <text:p>02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9.62" calcext:value-type="float">
            <text:p>379.62</text:p>
          </table:table-cell>
          <table:table-cell office:value-type="float" office:value="484.68" calcext:value-type="float">
            <text:p>484.68</text:p>
          </table:table-cell>
        </table:table-row>
        <table:table-row table:style-name="ro1">
          <table:table-cell office:value-type="float" office:value="10687281" calcext:value-type="float">
            <text:p>10687281</text:p>
          </table:table-cell>
          <table:table-cell table:formula="of:=[.A670]/1000/(60*60*24)" office:value-type="time" office:time-value="PT02H58M07.281S" calcext:value-type="time">
            <text:p>02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0.18" calcext:value-type="float">
            <text:p>380.18</text:p>
          </table:table-cell>
          <table:table-cell office:value-type="float" office:value="485.37" calcext:value-type="float">
            <text:p>485.37</text:p>
          </table:table-cell>
        </table:table-row>
        <table:table-row table:style-name="ro1">
          <table:table-cell office:value-type="float" office:value="10703281" calcext:value-type="float">
            <text:p>10703281</text:p>
          </table:table-cell>
          <table:table-cell table:formula="of:=[.A671]/1000/(60*60*24)" office:value-type="time" office:time-value="PT02H58M23.281S" calcext:value-type="time">
            <text:p>02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0.73" calcext:value-type="float">
            <text:p>380.73</text:p>
          </table:table-cell>
          <table:table-cell office:value-type="float" office:value="486.06" calcext:value-type="float">
            <text:p>486.06</text:p>
          </table:table-cell>
        </table:table-row>
        <table:table-row table:style-name="ro1">
          <table:table-cell office:value-type="float" office:value="10719281" calcext:value-type="float">
            <text:p>10719281</text:p>
          </table:table-cell>
          <table:table-cell table:formula="of:=[.A672]/1000/(60*60*24)" office:value-type="time" office:time-value="PT02H58M39.281S" calcext:value-type="time">
            <text:p>02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1.29" calcext:value-type="float">
            <text:p>381.29</text:p>
          </table:table-cell>
          <table:table-cell office:value-type="float" office:value="486.75" calcext:value-type="float">
            <text:p>486.75</text:p>
          </table:table-cell>
        </table:table-row>
        <table:table-row table:style-name="ro1">
          <table:table-cell office:value-type="float" office:value="10735281" calcext:value-type="float">
            <text:p>10735281</text:p>
          </table:table-cell>
          <table:table-cell table:formula="of:=[.A673]/1000/(60*60*24)" office:value-type="time" office:time-value="PT02H58M55.281S" calcext:value-type="time">
            <text:p>02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81.85" calcext:value-type="float">
            <text:p>381.85</text:p>
          </table:table-cell>
          <table:table-cell office:value-type="float" office:value="487.44" calcext:value-type="float">
            <text:p>487.44</text:p>
          </table:table-cell>
        </table:table-row>
        <table:table-row table:style-name="ro1">
          <table:table-cell office:value-type="float" office:value="10751281" calcext:value-type="float">
            <text:p>10751281</text:p>
          </table:table-cell>
          <table:table-cell table:formula="of:=[.A674]/1000/(60*60*24)" office:value-type="time" office:time-value="PT02H59M11.281S" calcext:value-type="time">
            <text:p>02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2.4" calcext:value-type="float">
            <text:p>382.4</text:p>
          </table:table-cell>
          <table:table-cell office:value-type="float" office:value="488.13" calcext:value-type="float">
            <text:p>488.13</text:p>
          </table:table-cell>
        </table:table-row>
        <table:table-row table:style-name="ro1">
          <table:table-cell office:value-type="float" office:value="10767281" calcext:value-type="float">
            <text:p>10767281</text:p>
          </table:table-cell>
          <table:table-cell table:formula="of:=[.A675]/1000/(60*60*24)" office:value-type="time" office:time-value="PT02H59M27.281S" calcext:value-type="time">
            <text:p>02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2.96" calcext:value-type="float">
            <text:p>382.96</text:p>
          </table:table-cell>
          <table:table-cell office:value-type="float" office:value="488.83" calcext:value-type="float">
            <text:p>488.83</text:p>
          </table:table-cell>
        </table:table-row>
        <table:table-row table:style-name="ro1">
          <table:table-cell office:value-type="float" office:value="10783281" calcext:value-type="float">
            <text:p>10783281</text:p>
          </table:table-cell>
          <table:table-cell table:formula="of:=[.A676]/1000/(60*60*24)" office:value-type="time" office:time-value="PT02H59M43.281S" calcext:value-type="time">
            <text:p>02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3.51" calcext:value-type="float">
            <text:p>383.51</text:p>
          </table:table-cell>
          <table:table-cell office:value-type="float" office:value="489.52" calcext:value-type="float">
            <text:p>489.52</text:p>
          </table:table-cell>
        </table:table-row>
        <table:table-row table:style-name="ro1">
          <table:table-cell office:value-type="float" office:value="10799281" calcext:value-type="float">
            <text:p>10799281</text:p>
          </table:table-cell>
          <table:table-cell table:formula="of:=[.A677]/1000/(60*60*24)" office:value-type="time" office:time-value="PT02H59M59.281S" calcext:value-type="time">
            <text:p>02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4.07" calcext:value-type="float">
            <text:p>384.07</text:p>
          </table:table-cell>
          <table:table-cell office:value-type="float" office:value="490.21" calcext:value-type="float">
            <text:p>490.21</text:p>
          </table:table-cell>
        </table:table-row>
        <table:table-row table:style-name="ro1">
          <table:table-cell office:value-type="float" office:value="10815281" calcext:value-type="float">
            <text:p>10815281</text:p>
          </table:table-cell>
          <table:table-cell table:formula="of:=[.A678]/1000/(60*60*24)" office:value-type="time" office:time-value="PT03H00M15.281S" calcext:value-type="time">
            <text:p>03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4.62" calcext:value-type="float">
            <text:p>384.62</text:p>
          </table:table-cell>
          <table:table-cell office:value-type="float" office:value="490.9" calcext:value-type="float">
            <text:p>490.9</text:p>
          </table:table-cell>
        </table:table-row>
        <table:table-row table:style-name="ro1">
          <table:table-cell office:value-type="float" office:value="10831281" calcext:value-type="float">
            <text:p>10831281</text:p>
          </table:table-cell>
          <table:table-cell table:formula="of:=[.A679]/1000/(60*60*24)" office:value-type="time" office:time-value="PT03H00M31.281S" calcext:value-type="time">
            <text:p>03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5.18" calcext:value-type="float">
            <text:p>385.18</text:p>
          </table:table-cell>
          <table:table-cell office:value-type="float" office:value="491.59" calcext:value-type="float">
            <text:p>491.59</text:p>
          </table:table-cell>
        </table:table-row>
        <table:table-row table:style-name="ro1">
          <table:table-cell office:value-type="float" office:value="10847281" calcext:value-type="float">
            <text:p>10847281</text:p>
          </table:table-cell>
          <table:table-cell table:formula="of:=[.A680]/1000/(60*60*24)" office:value-type="time" office:time-value="PT03H00M47.281S" calcext:value-type="time">
            <text:p>03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5.73" calcext:value-type="float">
            <text:p>385.73</text:p>
          </table:table-cell>
          <table:table-cell office:value-type="float" office:value="492.28" calcext:value-type="float">
            <text:p>492.28</text:p>
          </table:table-cell>
        </table:table-row>
        <table:table-row table:style-name="ro1">
          <table:table-cell office:value-type="float" office:value="10863281" calcext:value-type="float">
            <text:p>10863281</text:p>
          </table:table-cell>
          <table:table-cell table:formula="of:=[.A681]/1000/(60*60*24)" office:value-type="time" office:time-value="PT03H01M03.281S" calcext:value-type="time">
            <text:p>03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6.29" calcext:value-type="float">
            <text:p>386.29</text:p>
          </table:table-cell>
          <table:table-cell office:value-type="float" office:value="492.97" calcext:value-type="float">
            <text:p>492.97</text:p>
          </table:table-cell>
        </table:table-row>
        <table:table-row table:style-name="ro1">
          <table:table-cell office:value-type="float" office:value="10879281" calcext:value-type="float">
            <text:p>10879281</text:p>
          </table:table-cell>
          <table:table-cell table:formula="of:=[.A682]/1000/(60*60*24)" office:value-type="time" office:time-value="PT03H01M19.281S" calcext:value-type="time">
            <text:p>03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6.84" calcext:value-type="float">
            <text:p>386.84</text:p>
          </table:table-cell>
          <table:table-cell office:value-type="float" office:value="493.66" calcext:value-type="float">
            <text:p>493.66</text:p>
          </table:table-cell>
        </table:table-row>
        <table:table-row table:style-name="ro1">
          <table:table-cell office:value-type="float" office:value="10895281" calcext:value-type="float">
            <text:p>10895281</text:p>
          </table:table-cell>
          <table:table-cell table:formula="of:=[.A683]/1000/(60*60*24)" office:value-type="time" office:time-value="PT03H01M35.281S" calcext:value-type="time">
            <text:p>03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7.4" calcext:value-type="float">
            <text:p>387.4</text:p>
          </table:table-cell>
          <table:table-cell office:value-type="float" office:value="494.35" calcext:value-type="float">
            <text:p>494.35</text:p>
          </table:table-cell>
        </table:table-row>
        <table:table-row table:style-name="ro1">
          <table:table-cell office:value-type="float" office:value="10911281" calcext:value-type="float">
            <text:p>10911281</text:p>
          </table:table-cell>
          <table:table-cell table:formula="of:=[.A684]/1000/(60*60*24)" office:value-type="time" office:time-value="PT03H01M51.281S" calcext:value-type="time">
            <text:p>03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7.95" calcext:value-type="float">
            <text:p>387.95</text:p>
          </table:table-cell>
          <table:table-cell office:value-type="float" office:value="495.04" calcext:value-type="float">
            <text:p>495.04</text:p>
          </table:table-cell>
        </table:table-row>
        <table:table-row table:style-name="ro1">
          <table:table-cell office:value-type="float" office:value="10927281" calcext:value-type="float">
            <text:p>10927281</text:p>
          </table:table-cell>
          <table:table-cell table:formula="of:=[.A685]/1000/(60*60*24)" office:value-type="time" office:time-value="PT03H02M07.281S" calcext:value-type="time">
            <text:p>03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88.51" calcext:value-type="float">
            <text:p>388.51</text:p>
          </table:table-cell>
          <table:table-cell office:value-type="float" office:value="495.73" calcext:value-type="float">
            <text:p>495.73</text:p>
          </table:table-cell>
        </table:table-row>
        <table:table-row table:style-name="ro1">
          <table:table-cell office:value-type="float" office:value="10943281" calcext:value-type="float">
            <text:p>10943281</text:p>
          </table:table-cell>
          <table:table-cell table:formula="of:=[.A686]/1000/(60*60*24)" office:value-type="time" office:time-value="PT03H02M23.281S" calcext:value-type="time">
            <text:p>03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9.06" calcext:value-type="float">
            <text:p>389.06</text:p>
          </table:table-cell>
          <table:table-cell office:value-type="float" office:value="496.42" calcext:value-type="float">
            <text:p>496.42</text:p>
          </table:table-cell>
        </table:table-row>
        <table:table-row table:style-name="ro1">
          <table:table-cell office:value-type="float" office:value="10959281" calcext:value-type="float">
            <text:p>10959281</text:p>
          </table:table-cell>
          <table:table-cell table:formula="of:=[.A687]/1000/(60*60*24)" office:value-type="time" office:time-value="PT03H02M39.281S" calcext:value-type="time">
            <text:p>03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9.62" calcext:value-type="float">
            <text:p>389.62</text:p>
          </table:table-cell>
          <table:table-cell office:value-type="float" office:value="497.12" calcext:value-type="float">
            <text:p>497.12</text:p>
          </table:table-cell>
        </table:table-row>
        <table:table-row table:style-name="ro1">
          <table:table-cell office:value-type="float" office:value="10975281" calcext:value-type="float">
            <text:p>10975281</text:p>
          </table:table-cell>
          <table:table-cell table:formula="of:=[.A688]/1000/(60*60*24)" office:value-type="time" office:time-value="PT03H02M55.281S" calcext:value-type="time">
            <text:p>03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0.18" calcext:value-type="float">
            <text:p>390.18</text:p>
          </table:table-cell>
          <table:table-cell office:value-type="float" office:value="497.81" calcext:value-type="float">
            <text:p>497.81</text:p>
          </table:table-cell>
        </table:table-row>
        <table:table-row table:style-name="ro1">
          <table:table-cell office:value-type="float" office:value="10991281" calcext:value-type="float">
            <text:p>10991281</text:p>
          </table:table-cell>
          <table:table-cell table:formula="of:=[.A689]/1000/(60*60*24)" office:value-type="time" office:time-value="PT03H03M11.281S" calcext:value-type="time">
            <text:p>03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90.73" calcext:value-type="float">
            <text:p>390.73</text:p>
          </table:table-cell>
          <table:table-cell office:value-type="float" office:value="498.5" calcext:value-type="float">
            <text:p>498.5</text:p>
          </table:table-cell>
        </table:table-row>
        <table:table-row table:style-name="ro1">
          <table:table-cell office:value-type="float" office:value="11007281" calcext:value-type="float">
            <text:p>11007281</text:p>
          </table:table-cell>
          <table:table-cell table:formula="of:=[.A690]/1000/(60*60*24)" office:value-type="time" office:time-value="PT03H03M27.281S" calcext:value-type="time">
            <text:p>03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91.29" calcext:value-type="float">
            <text:p>391.29</text:p>
          </table:table-cell>
          <table:table-cell office:value-type="float" office:value="499.19" calcext:value-type="float">
            <text:p>499.19</text:p>
          </table:table-cell>
        </table:table-row>
        <table:table-row table:style-name="ro1">
          <table:table-cell office:value-type="float" office:value="11023281" calcext:value-type="float">
            <text:p>11023281</text:p>
          </table:table-cell>
          <table:table-cell table:formula="of:=[.A691]/1000/(60*60*24)" office:value-type="time" office:time-value="PT03H03M43.281S" calcext:value-type="time">
            <text:p>03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1.84" calcext:value-type="float">
            <text:p>391.84</text:p>
          </table:table-cell>
          <table:table-cell office:value-type="float" office:value="499.88" calcext:value-type="float">
            <text:p>499.88</text:p>
          </table:table-cell>
        </table:table-row>
        <table:table-row table:style-name="ro1">
          <table:table-cell office:value-type="float" office:value="11039281" calcext:value-type="float">
            <text:p>11039281</text:p>
          </table:table-cell>
          <table:table-cell table:formula="of:=[.A692]/1000/(60*60*24)" office:value-type="time" office:time-value="PT03H03M59.281S" calcext:value-type="time">
            <text:p>03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92.4" calcext:value-type="float">
            <text:p>392.4</text:p>
          </table:table-cell>
          <table:table-cell office:value-type="float" office:value="500.57" calcext:value-type="float">
            <text:p>500.57</text:p>
          </table:table-cell>
        </table:table-row>
        <table:table-row table:style-name="ro1">
          <table:table-cell office:value-type="float" office:value="11055281" calcext:value-type="float">
            <text:p>11055281</text:p>
          </table:table-cell>
          <table:table-cell table:formula="of:=[.A693]/1000/(60*60*24)" office:value-type="time" office:time-value="PT03H04M15.281S" calcext:value-type="time">
            <text:p>03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92.95" calcext:value-type="float">
            <text:p>392.95</text:p>
          </table:table-cell>
          <table:table-cell office:value-type="float" office:value="501.26" calcext:value-type="float">
            <text:p>501.26</text:p>
          </table:table-cell>
        </table:table-row>
        <table:table-row table:style-name="ro1">
          <table:table-cell office:value-type="float" office:value="11071281" calcext:value-type="float">
            <text:p>11071281</text:p>
          </table:table-cell>
          <table:table-cell table:formula="of:=[.A694]/1000/(60*60*24)" office:value-type="time" office:time-value="PT03H04M31.281S" calcext:value-type="time">
            <text:p>03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3.51" calcext:value-type="float">
            <text:p>393.51</text:p>
          </table:table-cell>
          <table:table-cell office:value-type="float" office:value="501.95" calcext:value-type="float">
            <text:p>501.95</text:p>
          </table:table-cell>
        </table:table-row>
        <table:table-row table:style-name="ro1">
          <table:table-cell office:value-type="float" office:value="11087281" calcext:value-type="float">
            <text:p>11087281</text:p>
          </table:table-cell>
          <table:table-cell table:formula="of:=[.A695]/1000/(60*60*24)" office:value-type="time" office:time-value="PT03H04M47.281S" calcext:value-type="time">
            <text:p>03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4.06" calcext:value-type="float">
            <text:p>394.06</text:p>
          </table:table-cell>
          <table:table-cell office:value-type="float" office:value="502.64" calcext:value-type="float">
            <text:p>502.64</text:p>
          </table:table-cell>
        </table:table-row>
        <table:table-row table:style-name="ro1">
          <table:table-cell office:value-type="float" office:value="11103281" calcext:value-type="float">
            <text:p>11103281</text:p>
          </table:table-cell>
          <table:table-cell table:formula="of:=[.A696]/1000/(60*60*24)" office:value-type="time" office:time-value="PT03H05M03.281S" calcext:value-type="time">
            <text:p>03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4.62" calcext:value-type="float">
            <text:p>394.62</text:p>
          </table:table-cell>
          <table:table-cell office:value-type="float" office:value="503.33" calcext:value-type="float">
            <text:p>503.33</text:p>
          </table:table-cell>
        </table:table-row>
        <table:table-row table:style-name="ro1">
          <table:table-cell office:value-type="float" office:value="11119281" calcext:value-type="float">
            <text:p>11119281</text:p>
          </table:table-cell>
          <table:table-cell table:formula="of:=[.A697]/1000/(60*60*24)" office:value-type="time" office:time-value="PT03H05M19.281S" calcext:value-type="time">
            <text:p>03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5.17" calcext:value-type="float">
            <text:p>395.17</text:p>
          </table:table-cell>
          <table:table-cell office:value-type="float" office:value="504.02" calcext:value-type="float">
            <text:p>504.02</text:p>
          </table:table-cell>
        </table:table-row>
        <table:table-row table:style-name="ro1">
          <table:table-cell office:value-type="float" office:value="11135281" calcext:value-type="float">
            <text:p>11135281</text:p>
          </table:table-cell>
          <table:table-cell table:formula="of:=[.A698]/1000/(60*60*24)" office:value-type="time" office:time-value="PT03H05M35.281S" calcext:value-type="time">
            <text:p>03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5.72" calcext:value-type="float">
            <text:p>395.72</text:p>
          </table:table-cell>
          <table:table-cell office:value-type="float" office:value="504.7" calcext:value-type="float">
            <text:p>504.7</text:p>
          </table:table-cell>
        </table:table-row>
        <table:table-row table:style-name="ro1">
          <table:table-cell office:value-type="float" office:value="11151281" calcext:value-type="float">
            <text:p>11151281</text:p>
          </table:table-cell>
          <table:table-cell table:formula="of:=[.A699]/1000/(60*60*24)" office:value-type="time" office:time-value="PT03H05M51.281S" calcext:value-type="time">
            <text:p>03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6.28" calcext:value-type="float">
            <text:p>396.28</text:p>
          </table:table-cell>
          <table:table-cell office:value-type="float" office:value="505.39" calcext:value-type="float">
            <text:p>505.39</text:p>
          </table:table-cell>
        </table:table-row>
        <table:table-row table:style-name="ro1">
          <table:table-cell office:value-type="float" office:value="11167281" calcext:value-type="float">
            <text:p>11167281</text:p>
          </table:table-cell>
          <table:table-cell table:formula="of:=[.A700]/1000/(60*60*24)" office:value-type="time" office:time-value="PT03H06M07.281S" calcext:value-type="time">
            <text:p>03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6.83" calcext:value-type="float">
            <text:p>396.83</text:p>
          </table:table-cell>
          <table:table-cell office:value-type="float" office:value="506.08" calcext:value-type="float">
            <text:p>506.08</text:p>
          </table:table-cell>
        </table:table-row>
        <table:table-row table:style-name="ro1">
          <table:table-cell office:value-type="float" office:value="11183281" calcext:value-type="float">
            <text:p>11183281</text:p>
          </table:table-cell>
          <table:table-cell table:formula="of:=[.A701]/1000/(60*60*24)" office:value-type="time" office:time-value="PT03H06M23.281S" calcext:value-type="time">
            <text:p>03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7.39" calcext:value-type="float">
            <text:p>397.39</text:p>
          </table:table-cell>
          <table:table-cell office:value-type="float" office:value="506.77" calcext:value-type="float">
            <text:p>506.77</text:p>
          </table:table-cell>
        </table:table-row>
        <table:table-row table:style-name="ro1">
          <table:table-cell office:value-type="float" office:value="11199281" calcext:value-type="float">
            <text:p>11199281</text:p>
          </table:table-cell>
          <table:table-cell table:formula="of:=[.A702]/1000/(60*60*24)" office:value-type="time" office:time-value="PT03H06M39.281S" calcext:value-type="time">
            <text:p>03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7.94" calcext:value-type="float">
            <text:p>397.94</text:p>
          </table:table-cell>
          <table:table-cell office:value-type="float" office:value="507.46" calcext:value-type="float">
            <text:p>507.46</text:p>
          </table:table-cell>
        </table:table-row>
        <table:table-row table:style-name="ro1">
          <table:table-cell office:value-type="float" office:value="11215281" calcext:value-type="float">
            <text:p>11215281</text:p>
          </table:table-cell>
          <table:table-cell table:formula="of:=[.A703]/1000/(60*60*24)" office:value-type="time" office:time-value="PT03H06M55.281S" calcext:value-type="time">
            <text:p>03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8.5" calcext:value-type="float">
            <text:p>398.5</text:p>
          </table:table-cell>
          <table:table-cell office:value-type="float" office:value="508.15" calcext:value-type="float">
            <text:p>508.15</text:p>
          </table:table-cell>
        </table:table-row>
        <table:table-row table:style-name="ro1">
          <table:table-cell office:value-type="float" office:value="11231281" calcext:value-type="float">
            <text:p>11231281</text:p>
          </table:table-cell>
          <table:table-cell table:formula="of:=[.A704]/1000/(60*60*24)" office:value-type="time" office:time-value="PT03H07M11.281S" calcext:value-type="time">
            <text:p>03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9.05" calcext:value-type="float">
            <text:p>399.05</text:p>
          </table:table-cell>
          <table:table-cell office:value-type="float" office:value="508.84" calcext:value-type="float">
            <text:p>508.84</text:p>
          </table:table-cell>
        </table:table-row>
        <table:table-row table:style-name="ro1">
          <table:table-cell office:value-type="float" office:value="11247281" calcext:value-type="float">
            <text:p>11247281</text:p>
          </table:table-cell>
          <table:table-cell table:formula="of:=[.A705]/1000/(60*60*24)" office:value-type="time" office:time-value="PT03H07M27.281S" calcext:value-type="time">
            <text:p>03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9.61" calcext:value-type="float">
            <text:p>399.61</text:p>
          </table:table-cell>
          <table:table-cell office:value-type="float" office:value="509.53" calcext:value-type="float">
            <text:p>509.53</text:p>
          </table:table-cell>
        </table:table-row>
        <table:table-row table:style-name="ro1">
          <table:table-cell office:value-type="float" office:value="11263281" calcext:value-type="float">
            <text:p>11263281</text:p>
          </table:table-cell>
          <table:table-cell table:formula="of:=[.A706]/1000/(60*60*24)" office:value-type="time" office:time-value="PT03H07M43.281S" calcext:value-type="time">
            <text:p>03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0.16" calcext:value-type="float">
            <text:p>400.16</text:p>
          </table:table-cell>
          <table:table-cell office:value-type="float" office:value="510.22" calcext:value-type="float">
            <text:p>510.22</text:p>
          </table:table-cell>
        </table:table-row>
        <table:table-row table:style-name="ro1">
          <table:table-cell office:value-type="float" office:value="11279281" calcext:value-type="float">
            <text:p>11279281</text:p>
          </table:table-cell>
          <table:table-cell table:formula="of:=[.A707]/1000/(60*60*24)" office:value-type="time" office:time-value="PT03H07M59.281S" calcext:value-type="time">
            <text:p>03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400.72" calcext:value-type="float">
            <text:p>400.72</text:p>
          </table:table-cell>
          <table:table-cell office:value-type="float" office:value="510.91" calcext:value-type="float">
            <text:p>510.91</text:p>
          </table:table-cell>
        </table:table-row>
        <table:table-row table:style-name="ro1">
          <table:table-cell office:value-type="float" office:value="11295281" calcext:value-type="float">
            <text:p>11295281</text:p>
          </table:table-cell>
          <table:table-cell table:formula="of:=[.A708]/1000/(60*60*24)" office:value-type="time" office:time-value="PT03H08M15.281S" calcext:value-type="time">
            <text:p>03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1.27" calcext:value-type="float">
            <text:p>401.27</text:p>
          </table:table-cell>
          <table:table-cell office:value-type="float" office:value="511.59" calcext:value-type="float">
            <text:p>511.59</text:p>
          </table:table-cell>
        </table:table-row>
        <table:table-row table:style-name="ro1">
          <table:table-cell office:value-type="float" office:value="11311281" calcext:value-type="float">
            <text:p>11311281</text:p>
          </table:table-cell>
          <table:table-cell table:formula="of:=[.A709]/1000/(60*60*24)" office:value-type="time" office:time-value="PT03H08M31.281S" calcext:value-type="time">
            <text:p>03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1.83" calcext:value-type="float">
            <text:p>401.83</text:p>
          </table:table-cell>
          <table:table-cell office:value-type="float" office:value="512.28" calcext:value-type="float">
            <text:p>512.28</text:p>
          </table:table-cell>
        </table:table-row>
        <table:table-row table:style-name="ro1">
          <table:table-cell office:value-type="float" office:value="11327281" calcext:value-type="float">
            <text:p>11327281</text:p>
          </table:table-cell>
          <table:table-cell table:formula="of:=[.A710]/1000/(60*60*24)" office:value-type="time" office:time-value="PT03H08M47.281S" calcext:value-type="time">
            <text:p>03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2.38" calcext:value-type="float">
            <text:p>402.38</text:p>
          </table:table-cell>
          <table:table-cell office:value-type="float" office:value="512.97" calcext:value-type="float">
            <text:p>512.97</text:p>
          </table:table-cell>
        </table:table-row>
        <table:table-row table:style-name="ro1">
          <table:table-cell office:value-type="float" office:value="11343281" calcext:value-type="float">
            <text:p>11343281</text:p>
          </table:table-cell>
          <table:table-cell table:formula="of:=[.A711]/1000/(60*60*24)" office:value-type="time" office:time-value="PT03H09M03.281S" calcext:value-type="time">
            <text:p>03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402.94" calcext:value-type="float">
            <text:p>402.94</text:p>
          </table:table-cell>
          <table:table-cell office:value-type="float" office:value="513.66" calcext:value-type="float">
            <text:p>513.66</text:p>
          </table:table-cell>
        </table:table-row>
        <table:table-row table:style-name="ro1">
          <table:table-cell office:value-type="float" office:value="11359281" calcext:value-type="float">
            <text:p>11359281</text:p>
          </table:table-cell>
          <table:table-cell table:formula="of:=[.A712]/1000/(60*60*24)" office:value-type="time" office:time-value="PT03H09M19.281S" calcext:value-type="time">
            <text:p>03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3.49" calcext:value-type="float">
            <text:p>403.49</text:p>
          </table:table-cell>
          <table:table-cell office:value-type="float" office:value="514.35" calcext:value-type="float">
            <text:p>514.35</text:p>
          </table:table-cell>
        </table:table-row>
        <table:table-row table:style-name="ro1">
          <table:table-cell office:value-type="float" office:value="11375281" calcext:value-type="float">
            <text:p>11375281</text:p>
          </table:table-cell>
          <table:table-cell table:formula="of:=[.A713]/1000/(60*60*24)" office:value-type="time" office:time-value="PT03H09M35.281S" calcext:value-type="time">
            <text:p>03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4.04" calcext:value-type="float">
            <text:p>404.04</text:p>
          </table:table-cell>
          <table:table-cell office:value-type="float" office:value="515.04" calcext:value-type="float">
            <text:p>515.04</text:p>
          </table:table-cell>
        </table:table-row>
        <table:table-row table:style-name="ro1">
          <table:table-cell office:value-type="float" office:value="11391281" calcext:value-type="float">
            <text:p>11391281</text:p>
          </table:table-cell>
          <table:table-cell table:formula="of:=[.A714]/1000/(60*60*24)" office:value-type="time" office:time-value="PT03H09M51.281S" calcext:value-type="time">
            <text:p>03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4.6" calcext:value-type="float">
            <text:p>404.6</text:p>
          </table:table-cell>
          <table:table-cell office:value-type="float" office:value="515.72" calcext:value-type="float">
            <text:p>515.72</text:p>
          </table:table-cell>
        </table:table-row>
        <table:table-row table:style-name="ro1">
          <table:table-cell office:value-type="float" office:value="11407281" calcext:value-type="float">
            <text:p>11407281</text:p>
          </table:table-cell>
          <table:table-cell table:formula="of:=[.A715]/1000/(60*60*24)" office:value-type="time" office:time-value="PT03H10M07.281S" calcext:value-type="time">
            <text:p>03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5.15" calcext:value-type="float">
            <text:p>405.15</text:p>
          </table:table-cell>
          <table:table-cell office:value-type="float" office:value="516.41" calcext:value-type="float">
            <text:p>516.41</text:p>
          </table:table-cell>
        </table:table-row>
        <table:table-row table:style-name="ro1">
          <table:table-cell office:value-type="float" office:value="11423281" calcext:value-type="float">
            <text:p>11423281</text:p>
          </table:table-cell>
          <table:table-cell table:formula="of:=[.A716]/1000/(60*60*24)" office:value-type="time" office:time-value="PT03H10M23.281S" calcext:value-type="time">
            <text:p>03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5.71" calcext:value-type="float">
            <text:p>405.71</text:p>
          </table:table-cell>
          <table:table-cell office:value-type="float" office:value="517.1" calcext:value-type="float">
            <text:p>517.1</text:p>
          </table:table-cell>
        </table:table-row>
        <table:table-row table:style-name="ro1">
          <table:table-cell office:value-type="float" office:value="11439281" calcext:value-type="float">
            <text:p>11439281</text:p>
          </table:table-cell>
          <table:table-cell table:formula="of:=[.A717]/1000/(60*60*24)" office:value-type="time" office:time-value="PT03H10M39.281S" calcext:value-type="time">
            <text:p>03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6.26" calcext:value-type="float">
            <text:p>406.26</text:p>
          </table:table-cell>
          <table:table-cell office:value-type="float" office:value="517.79" calcext:value-type="float">
            <text:p>517.79</text:p>
          </table:table-cell>
        </table:table-row>
        <table:table-row table:style-name="ro1">
          <table:table-cell office:value-type="float" office:value="11455281" calcext:value-type="float">
            <text:p>11455281</text:p>
          </table:table-cell>
          <table:table-cell table:formula="of:=[.A718]/1000/(60*60*24)" office:value-type="time" office:time-value="PT03H10M55.281S" calcext:value-type="time">
            <text:p>03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6.82" calcext:value-type="float">
            <text:p>406.82</text:p>
          </table:table-cell>
          <table:table-cell office:value-type="float" office:value="518.48" calcext:value-type="float">
            <text:p>518.48</text:p>
          </table:table-cell>
        </table:table-row>
        <table:table-row table:style-name="ro1">
          <table:table-cell office:value-type="float" office:value="11471281" calcext:value-type="float">
            <text:p>11471281</text:p>
          </table:table-cell>
          <table:table-cell table:formula="of:=[.A719]/1000/(60*60*24)" office:value-type="time" office:time-value="PT03H11M11.281S" calcext:value-type="time">
            <text:p>03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7.37" calcext:value-type="float">
            <text:p>407.37</text:p>
          </table:table-cell>
          <table:table-cell office:value-type="float" office:value="519.16" calcext:value-type="float">
            <text:p>519.16</text:p>
          </table:table-cell>
        </table:table-row>
        <table:table-row table:style-name="ro1">
          <table:table-cell office:value-type="float" office:value="11487281" calcext:value-type="float">
            <text:p>11487281</text:p>
          </table:table-cell>
          <table:table-cell table:formula="of:=[.A720]/1000/(60*60*24)" office:value-type="time" office:time-value="PT03H11M27.281S" calcext:value-type="time">
            <text:p>03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7.92" calcext:value-type="float">
            <text:p>407.92</text:p>
          </table:table-cell>
          <table:table-cell office:value-type="float" office:value="519.85" calcext:value-type="float">
            <text:p>519.85</text:p>
          </table:table-cell>
        </table:table-row>
        <table:table-row table:style-name="ro1">
          <table:table-cell office:value-type="float" office:value="11503281" calcext:value-type="float">
            <text:p>11503281</text:p>
          </table:table-cell>
          <table:table-cell table:formula="of:=[.A721]/1000/(60*60*24)" office:value-type="time" office:time-value="PT03H11M43.281S" calcext:value-type="time">
            <text:p>03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8.48" calcext:value-type="float">
            <text:p>408.48</text:p>
          </table:table-cell>
          <table:table-cell office:value-type="float" office:value="520.54" calcext:value-type="float">
            <text:p>520.54</text:p>
          </table:table-cell>
        </table:table-row>
        <table:table-row table:style-name="ro1">
          <table:table-cell office:value-type="float" office:value="11519281" calcext:value-type="float">
            <text:p>11519281</text:p>
          </table:table-cell>
          <table:table-cell table:formula="of:=[.A722]/1000/(60*60*24)" office:value-type="time" office:time-value="PT03H11M59.281S" calcext:value-type="time">
            <text:p>03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9.03" calcext:value-type="float">
            <text:p>409.03</text:p>
          </table:table-cell>
          <table:table-cell office:value-type="float" office:value="521.23" calcext:value-type="float">
            <text:p>521.23</text:p>
          </table:table-cell>
        </table:table-row>
        <table:table-row table:style-name="ro1">
          <table:table-cell office:value-type="float" office:value="11535281" calcext:value-type="float">
            <text:p>11535281</text:p>
          </table:table-cell>
          <table:table-cell table:formula="of:=[.A723]/1000/(60*60*24)" office:value-type="time" office:time-value="PT03H12M15.281S" calcext:value-type="time">
            <text:p>03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09.59" calcext:value-type="float">
            <text:p>409.59</text:p>
          </table:table-cell>
          <table:table-cell office:value-type="float" office:value="521.91" calcext:value-type="float">
            <text:p>521.91</text:p>
          </table:table-cell>
        </table:table-row>
        <table:table-row table:style-name="ro1">
          <table:table-cell office:value-type="float" office:value="11551281" calcext:value-type="float">
            <text:p>11551281</text:p>
          </table:table-cell>
          <table:table-cell table:formula="of:=[.A724]/1000/(60*60*24)" office:value-type="time" office:time-value="PT03H12M31.281S" calcext:value-type="time">
            <text:p>03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0.14" calcext:value-type="float">
            <text:p>410.14</text:p>
          </table:table-cell>
          <table:table-cell office:value-type="float" office:value="522.6" calcext:value-type="float">
            <text:p>522.6</text:p>
          </table:table-cell>
        </table:table-row>
        <table:table-row table:style-name="ro1">
          <table:table-cell office:value-type="float" office:value="11567281" calcext:value-type="float">
            <text:p>11567281</text:p>
          </table:table-cell>
          <table:table-cell table:formula="of:=[.A725]/1000/(60*60*24)" office:value-type="time" office:time-value="PT03H12M47.281S" calcext:value-type="time">
            <text:p>03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0.7" calcext:value-type="float">
            <text:p>410.7</text:p>
          </table:table-cell>
          <table:table-cell office:value-type="float" office:value="523.29" calcext:value-type="float">
            <text:p>523.29</text:p>
          </table:table-cell>
        </table:table-row>
        <table:table-row table:style-name="ro1">
          <table:table-cell office:value-type="float" office:value="11583281" calcext:value-type="float">
            <text:p>11583281</text:p>
          </table:table-cell>
          <table:table-cell table:formula="of:=[.A726]/1000/(60*60*24)" office:value-type="time" office:time-value="PT03H13M03.281S" calcext:value-type="time">
            <text:p>03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1.25" calcext:value-type="float">
            <text:p>411.25</text:p>
          </table:table-cell>
          <table:table-cell office:value-type="float" office:value="523.98" calcext:value-type="float">
            <text:p>523.98</text:p>
          </table:table-cell>
        </table:table-row>
        <table:table-row table:style-name="ro1">
          <table:table-cell office:value-type="float" office:value="11599281" calcext:value-type="float">
            <text:p>11599281</text:p>
          </table:table-cell>
          <table:table-cell table:formula="of:=[.A727]/1000/(60*60*24)" office:value-type="time" office:time-value="PT03H13M19.281S" calcext:value-type="time">
            <text:p>03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1.8" calcext:value-type="float">
            <text:p>411.8</text:p>
          </table:table-cell>
          <table:table-cell office:value-type="float" office:value="524.66" calcext:value-type="float">
            <text:p>524.66</text:p>
          </table:table-cell>
        </table:table-row>
        <table:table-row table:style-name="ro1">
          <table:table-cell office:value-type="float" office:value="11615281" calcext:value-type="float">
            <text:p>11615281</text:p>
          </table:table-cell>
          <table:table-cell table:formula="of:=[.A728]/1000/(60*60*24)" office:value-type="time" office:time-value="PT03H13M35.281S" calcext:value-type="time">
            <text:p>03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2.36" calcext:value-type="float">
            <text:p>412.36</text:p>
          </table:table-cell>
          <table:table-cell office:value-type="float" office:value="525.35" calcext:value-type="float">
            <text:p>525.35</text:p>
          </table:table-cell>
        </table:table-row>
        <table:table-row table:style-name="ro1">
          <table:table-cell office:value-type="float" office:value="11631281" calcext:value-type="float">
            <text:p>11631281</text:p>
          </table:table-cell>
          <table:table-cell table:formula="of:=[.A729]/1000/(60*60*24)" office:value-type="time" office:time-value="PT03H13M51.281S" calcext:value-type="time">
            <text:p>03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2.91" calcext:value-type="float">
            <text:p>412.91</text:p>
          </table:table-cell>
          <table:table-cell office:value-type="float" office:value="526.04" calcext:value-type="float">
            <text:p>526.04</text:p>
          </table:table-cell>
        </table:table-row>
        <table:table-row table:style-name="ro1">
          <table:table-cell office:value-type="float" office:value="11647281" calcext:value-type="float">
            <text:p>11647281</text:p>
          </table:table-cell>
          <table:table-cell table:formula="of:=[.A730]/1000/(60*60*24)" office:value-type="time" office:time-value="PT03H14M07.281S" calcext:value-type="time">
            <text:p>03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3.47" calcext:value-type="float">
            <text:p>413.47</text:p>
          </table:table-cell>
          <table:table-cell office:value-type="float" office:value="526.73" calcext:value-type="float">
            <text:p>526.73</text:p>
          </table:table-cell>
        </table:table-row>
        <table:table-row table:style-name="ro1">
          <table:table-cell office:value-type="float" office:value="11663281" calcext:value-type="float">
            <text:p>11663281</text:p>
          </table:table-cell>
          <table:table-cell table:formula="of:=[.A731]/1000/(60*60*24)" office:value-type="time" office:time-value="PT03H14M23.281S" calcext:value-type="time">
            <text:p>03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4.02" calcext:value-type="float">
            <text:p>414.02</text:p>
          </table:table-cell>
          <table:table-cell office:value-type="float" office:value="527.41" calcext:value-type="float">
            <text:p>527.41</text:p>
          </table:table-cell>
        </table:table-row>
        <table:table-row table:style-name="ro1">
          <table:table-cell office:value-type="float" office:value="11679281" calcext:value-type="float">
            <text:p>11679281</text:p>
          </table:table-cell>
          <table:table-cell table:formula="of:=[.A732]/1000/(60*60*24)" office:value-type="time" office:time-value="PT03H14M39.281S" calcext:value-type="time">
            <text:p>03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4.57" calcext:value-type="float">
            <text:p>414.57</text:p>
          </table:table-cell>
          <table:table-cell office:value-type="float" office:value="528.1" calcext:value-type="float">
            <text:p>528.1</text:p>
          </table:table-cell>
        </table:table-row>
        <table:table-row table:style-name="ro1">
          <table:table-cell office:value-type="float" office:value="11695281" calcext:value-type="float">
            <text:p>11695281</text:p>
          </table:table-cell>
          <table:table-cell table:formula="of:=[.A733]/1000/(60*60*24)" office:value-type="time" office:time-value="PT03H14M55.281S" calcext:value-type="time">
            <text:p>03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5.13" calcext:value-type="float">
            <text:p>415.13</text:p>
          </table:table-cell>
          <table:table-cell office:value-type="float" office:value="528.79" calcext:value-type="float">
            <text:p>528.79</text:p>
          </table:table-cell>
        </table:table-row>
        <table:table-row table:style-name="ro1">
          <table:table-cell office:value-type="float" office:value="11711281" calcext:value-type="float">
            <text:p>11711281</text:p>
          </table:table-cell>
          <table:table-cell table:formula="of:=[.A734]/1000/(60*60*24)" office:value-type="time" office:time-value="PT03H15M11.281S" calcext:value-type="time">
            <text:p>03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5.68" calcext:value-type="float">
            <text:p>415.68</text:p>
          </table:table-cell>
          <table:table-cell office:value-type="float" office:value="529.47" calcext:value-type="float">
            <text:p>529.47</text:p>
          </table:table-cell>
        </table:table-row>
        <table:table-row table:style-name="ro1">
          <table:table-cell office:value-type="float" office:value="11727281" calcext:value-type="float">
            <text:p>11727281</text:p>
          </table:table-cell>
          <table:table-cell table:formula="of:=[.A735]/1000/(60*60*24)" office:value-type="time" office:time-value="PT03H15M27.281S" calcext:value-type="time">
            <text:p>03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6.23" calcext:value-type="float">
            <text:p>416.23</text:p>
          </table:table-cell>
          <table:table-cell office:value-type="float" office:value="530.16" calcext:value-type="float">
            <text:p>530.16</text:p>
          </table:table-cell>
        </table:table-row>
        <table:table-row table:style-name="ro1">
          <table:table-cell office:value-type="float" office:value="11743281" calcext:value-type="float">
            <text:p>11743281</text:p>
          </table:table-cell>
          <table:table-cell table:formula="of:=[.A736]/1000/(60*60*24)" office:value-type="time" office:time-value="PT03H15M43.281S" calcext:value-type="time">
            <text:p>03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6.79" calcext:value-type="float">
            <text:p>416.79</text:p>
          </table:table-cell>
          <table:table-cell office:value-type="float" office:value="530.85" calcext:value-type="float">
            <text:p>530.85</text:p>
          </table:table-cell>
        </table:table-row>
        <table:table-row table:style-name="ro1">
          <table:table-cell office:value-type="float" office:value="11759281" calcext:value-type="float">
            <text:p>11759281</text:p>
          </table:table-cell>
          <table:table-cell table:formula="of:=[.A737]/1000/(60*60*24)" office:value-type="time" office:time-value="PT03H15M59.281S" calcext:value-type="time">
            <text:p>03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7.34" calcext:value-type="float">
            <text:p>417.34</text:p>
          </table:table-cell>
          <table:table-cell office:value-type="float" office:value="531.53" calcext:value-type="float">
            <text:p>531.53</text:p>
          </table:table-cell>
        </table:table-row>
        <table:table-row table:style-name="ro1">
          <table:table-cell office:value-type="float" office:value="11775281" calcext:value-type="float">
            <text:p>11775281</text:p>
          </table:table-cell>
          <table:table-cell table:formula="of:=[.A738]/1000/(60*60*24)" office:value-type="time" office:time-value="PT03H16M15.281S" calcext:value-type="time">
            <text:p>03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7.9" calcext:value-type="float">
            <text:p>417.9</text:p>
          </table:table-cell>
          <table:table-cell office:value-type="float" office:value="532.22" calcext:value-type="float">
            <text:p>532.22</text:p>
          </table:table-cell>
        </table:table-row>
        <table:table-row table:style-name="ro1">
          <table:table-cell office:value-type="float" office:value="11791281" calcext:value-type="float">
            <text:p>11791281</text:p>
          </table:table-cell>
          <table:table-cell table:formula="of:=[.A739]/1000/(60*60*24)" office:value-type="time" office:time-value="PT03H16M31.281S" calcext:value-type="time">
            <text:p>03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8.45" calcext:value-type="float">
            <text:p>418.45</text:p>
          </table:table-cell>
          <table:table-cell office:value-type="float" office:value="532.91" calcext:value-type="float">
            <text:p>532.91</text:p>
          </table:table-cell>
        </table:table-row>
        <table:table-row table:style-name="ro1">
          <table:table-cell office:value-type="float" office:value="11807281" calcext:value-type="float">
            <text:p>11807281</text:p>
          </table:table-cell>
          <table:table-cell table:formula="of:=[.A740]/1000/(60*60*24)" office:value-type="time" office:time-value="PT03H16M47.281S" calcext:value-type="time">
            <text:p>03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9" calcext:value-type="float">
            <text:p>419</text:p>
          </table:table-cell>
          <table:table-cell office:value-type="float" office:value="533.59" calcext:value-type="float">
            <text:p>533.59</text:p>
          </table:table-cell>
        </table:table-row>
        <table:table-row table:style-name="ro1">
          <table:table-cell office:value-type="float" office:value="11823281" calcext:value-type="float">
            <text:p>11823281</text:p>
          </table:table-cell>
          <table:table-cell table:formula="of:=[.A741]/1000/(60*60*24)" office:value-type="time" office:time-value="PT03H17M03.281S" calcext:value-type="time">
            <text:p>03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19.56" calcext:value-type="float">
            <text:p>419.56</text:p>
          </table:table-cell>
          <table:table-cell office:value-type="float" office:value="534.28" calcext:value-type="float">
            <text:p>534.28</text:p>
          </table:table-cell>
        </table:table-row>
        <table:table-row table:style-name="ro1">
          <table:table-cell office:value-type="float" office:value="11839281" calcext:value-type="float">
            <text:p>11839281</text:p>
          </table:table-cell>
          <table:table-cell table:formula="of:=[.A742]/1000/(60*60*24)" office:value-type="time" office:time-value="PT03H17M19.281S" calcext:value-type="time">
            <text:p>03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0.11" calcext:value-type="float">
            <text:p>420.11</text:p>
          </table:table-cell>
          <table:table-cell office:value-type="float" office:value="534.97" calcext:value-type="float">
            <text:p>534.97</text:p>
          </table:table-cell>
        </table:table-row>
        <table:table-row table:style-name="ro1">
          <table:table-cell office:value-type="float" office:value="11855281" calcext:value-type="float">
            <text:p>11855281</text:p>
          </table:table-cell>
          <table:table-cell table:formula="of:=[.A743]/1000/(60*60*24)" office:value-type="time" office:time-value="PT03H17M35.281S" calcext:value-type="time">
            <text:p>03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0.66" calcext:value-type="float">
            <text:p>420.66</text:p>
          </table:table-cell>
          <table:table-cell office:value-type="float" office:value="535.65" calcext:value-type="float">
            <text:p>535.65</text:p>
          </table:table-cell>
        </table:table-row>
        <table:table-row table:style-name="ro1">
          <table:table-cell office:value-type="float" office:value="11871281" calcext:value-type="float">
            <text:p>11871281</text:p>
          </table:table-cell>
          <table:table-cell table:formula="of:=[.A744]/1000/(60*60*24)" office:value-type="time" office:time-value="PT03H17M51.281S" calcext:value-type="time">
            <text:p>03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1.22" calcext:value-type="float">
            <text:p>421.22</text:p>
          </table:table-cell>
          <table:table-cell office:value-type="float" office:value="536.34" calcext:value-type="float">
            <text:p>536.34</text:p>
          </table:table-cell>
        </table:table-row>
        <table:table-row table:style-name="ro1">
          <table:table-cell office:value-type="float" office:value="11887281" calcext:value-type="float">
            <text:p>11887281</text:p>
          </table:table-cell>
          <table:table-cell table:formula="of:=[.A745]/1000/(60*60*24)" office:value-type="time" office:time-value="PT03H18M07.281S" calcext:value-type="time">
            <text:p>03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1.77" calcext:value-type="float">
            <text:p>421.77</text:p>
          </table:table-cell>
          <table:table-cell office:value-type="float" office:value="537.02" calcext:value-type="float">
            <text:p>537.02</text:p>
          </table:table-cell>
        </table:table-row>
        <table:table-row table:style-name="ro1">
          <table:table-cell office:value-type="float" office:value="11903281" calcext:value-type="float">
            <text:p>11903281</text:p>
          </table:table-cell>
          <table:table-cell table:formula="of:=[.A746]/1000/(60*60*24)" office:value-type="time" office:time-value="PT03H18M23.281S" calcext:value-type="time">
            <text:p>03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22.32" calcext:value-type="float">
            <text:p>422.32</text:p>
          </table:table-cell>
          <table:table-cell office:value-type="float" office:value="537.71" calcext:value-type="float">
            <text:p>537.71</text:p>
          </table:table-cell>
        </table:table-row>
        <table:table-row table:style-name="ro1">
          <table:table-cell office:value-type="float" office:value="11919281" calcext:value-type="float">
            <text:p>11919281</text:p>
          </table:table-cell>
          <table:table-cell table:formula="of:=[.A747]/1000/(60*60*24)" office:value-type="time" office:time-value="PT03H18M39.281S" calcext:value-type="time">
            <text:p>03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2.88" calcext:value-type="float">
            <text:p>422.88</text:p>
          </table:table-cell>
          <table:table-cell office:value-type="float" office:value="538.4" calcext:value-type="float">
            <text:p>538.4</text:p>
          </table:table-cell>
        </table:table-row>
        <table:table-row table:style-name="ro1">
          <table:table-cell office:value-type="float" office:value="11935281" calcext:value-type="float">
            <text:p>11935281</text:p>
          </table:table-cell>
          <table:table-cell table:formula="of:=[.A748]/1000/(60*60*24)" office:value-type="time" office:time-value="PT03H18M55.281S" calcext:value-type="time">
            <text:p>03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3.43" calcext:value-type="float">
            <text:p>423.43</text:p>
          </table:table-cell>
          <table:table-cell office:value-type="float" office:value="539.08" calcext:value-type="float">
            <text:p>539.08</text:p>
          </table:table-cell>
        </table:table-row>
        <table:table-row table:style-name="ro1">
          <table:table-cell office:value-type="float" office:value="11951281" calcext:value-type="float">
            <text:p>11951281</text:p>
          </table:table-cell>
          <table:table-cell table:formula="of:=[.A749]/1000/(60*60*24)" office:value-type="time" office:time-value="PT03H19M11.281S" calcext:value-type="time">
            <text:p>03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23.98" calcext:value-type="float">
            <text:p>423.98</text:p>
          </table:table-cell>
          <table:table-cell office:value-type="float" office:value="539.77" calcext:value-type="float">
            <text:p>539.77</text:p>
          </table:table-cell>
        </table:table-row>
        <table:table-row table:style-name="ro1">
          <table:table-cell office:value-type="float" office:value="11967281" calcext:value-type="float">
            <text:p>11967281</text:p>
          </table:table-cell>
          <table:table-cell table:formula="of:=[.A750]/1000/(60*60*24)" office:value-type="time" office:time-value="PT03H19M27.281S" calcext:value-type="time">
            <text:p>03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4.54" calcext:value-type="float">
            <text:p>424.54</text:p>
          </table:table-cell>
          <table:table-cell office:value-type="float" office:value="540.45" calcext:value-type="float">
            <text:p>540.45</text:p>
          </table:table-cell>
        </table:table-row>
        <table:table-row table:style-name="ro1">
          <table:table-cell office:value-type="float" office:value="11983281" calcext:value-type="float">
            <text:p>11983281</text:p>
          </table:table-cell>
          <table:table-cell table:formula="of:=[.A751]/1000/(60*60*24)" office:value-type="time" office:time-value="PT03H19M43.281S" calcext:value-type="time">
            <text:p>03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5.09" calcext:value-type="float">
            <text:p>425.09</text:p>
          </table:table-cell>
          <table:table-cell office:value-type="float" office:value="541.14" calcext:value-type="float">
            <text:p>541.14</text:p>
          </table:table-cell>
        </table:table-row>
        <table:table-row table:style-name="ro1">
          <table:table-cell office:value-type="float" office:value="11999281" calcext:value-type="float">
            <text:p>11999281</text:p>
          </table:table-cell>
          <table:table-cell table:formula="of:=[.A752]/1000/(60*60*24)" office:value-type="time" office:time-value="PT03H19M59.281S" calcext:value-type="time">
            <text:p>03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5.64" calcext:value-type="float">
            <text:p>425.64</text:p>
          </table:table-cell>
          <table:table-cell office:value-type="float" office:value="541.83" calcext:value-type="float">
            <text:p>541.83</text:p>
          </table:table-cell>
        </table:table-row>
        <table:table-row table:style-name="ro1">
          <table:table-cell office:value-type="float" office:value="12015281" calcext:value-type="float">
            <text:p>12015281</text:p>
          </table:table-cell>
          <table:table-cell table:formula="of:=[.A753]/1000/(60*60*24)" office:value-type="time" office:time-value="PT03H20M15.281S" calcext:value-type="time">
            <text:p>03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6.2" calcext:value-type="float">
            <text:p>426.2</text:p>
          </table:table-cell>
          <table:table-cell office:value-type="float" office:value="542.51" calcext:value-type="float">
            <text:p>542.51</text:p>
          </table:table-cell>
        </table:table-row>
        <table:table-row table:style-name="ro1">
          <table:table-cell office:value-type="float" office:value="12031281" calcext:value-type="float">
            <text:p>12031281</text:p>
          </table:table-cell>
          <table:table-cell table:formula="of:=[.A754]/1000/(60*60*24)" office:value-type="time" office:time-value="PT03H20M31.281S" calcext:value-type="time">
            <text:p>03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6.75" calcext:value-type="float">
            <text:p>426.75</text:p>
          </table:table-cell>
          <table:table-cell office:value-type="float" office:value="543.2" calcext:value-type="float">
            <text:p>543.2</text:p>
          </table:table-cell>
        </table:table-row>
        <table:table-row table:style-name="ro1">
          <table:table-cell office:value-type="float" office:value="12047281" calcext:value-type="float">
            <text:p>12047281</text:p>
          </table:table-cell>
          <table:table-cell table:formula="of:=[.A755]/1000/(60*60*24)" office:value-type="time" office:time-value="PT03H20M47.281S" calcext:value-type="time">
            <text:p>03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7.3" calcext:value-type="float">
            <text:p>427.3</text:p>
          </table:table-cell>
          <table:table-cell office:value-type="float" office:value="543.88" calcext:value-type="float">
            <text:p>543.88</text:p>
          </table:table-cell>
        </table:table-row>
        <table:table-row table:style-name="ro1">
          <table:table-cell office:value-type="float" office:value="12063281" calcext:value-type="float">
            <text:p>12063281</text:p>
          </table:table-cell>
          <table:table-cell table:formula="of:=[.A756]/1000/(60*60*24)" office:value-type="time" office:time-value="PT03H21M03.281S" calcext:value-type="time">
            <text:p>03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7.86" calcext:value-type="float">
            <text:p>427.86</text:p>
          </table:table-cell>
          <table:table-cell office:value-type="float" office:value="544.57" calcext:value-type="float">
            <text:p>544.57</text:p>
          </table:table-cell>
        </table:table-row>
        <table:table-row table:style-name="ro1">
          <table:table-cell office:value-type="float" office:value="12079281" calcext:value-type="float">
            <text:p>12079281</text:p>
          </table:table-cell>
          <table:table-cell table:formula="of:=[.A757]/1000/(60*60*24)" office:value-type="time" office:time-value="PT03H21M19.281S" calcext:value-type="time">
            <text:p>03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8.41" calcext:value-type="float">
            <text:p>428.41</text:p>
          </table:table-cell>
          <table:table-cell office:value-type="float" office:value="545.25" calcext:value-type="float">
            <text:p>545.25</text:p>
          </table:table-cell>
        </table:table-row>
        <table:table-row table:style-name="ro1">
          <table:table-cell office:value-type="float" office:value="12095281" calcext:value-type="float">
            <text:p>12095281</text:p>
          </table:table-cell>
          <table:table-cell table:formula="of:=[.A758]/1000/(60*60*24)" office:value-type="time" office:time-value="PT03H21M35.281S" calcext:value-type="time">
            <text:p>03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8.96" calcext:value-type="float">
            <text:p>428.96</text:p>
          </table:table-cell>
          <table:table-cell office:value-type="float" office:value="545.94" calcext:value-type="float">
            <text:p>545.94</text:p>
          </table:table-cell>
        </table:table-row>
        <table:table-row table:style-name="ro1">
          <table:table-cell office:value-type="float" office:value="12111281" calcext:value-type="float">
            <text:p>12111281</text:p>
          </table:table-cell>
          <table:table-cell table:formula="of:=[.A759]/1000/(60*60*24)" office:value-type="time" office:time-value="PT03H21M51.281S" calcext:value-type="time">
            <text:p>03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429.52" calcext:value-type="float">
            <text:p>429.52</text:p>
          </table:table-cell>
          <table:table-cell office:value-type="float" office:value="546.62" calcext:value-type="float">
            <text:p>546.62</text:p>
          </table:table-cell>
        </table:table-row>
        <table:table-row table:style-name="ro1">
          <table:table-cell office:value-type="float" office:value="12127281" calcext:value-type="float">
            <text:p>12127281</text:p>
          </table:table-cell>
          <table:table-cell table:formula="of:=[.A760]/1000/(60*60*24)" office:value-type="time" office:time-value="PT03H22M07.281S" calcext:value-type="time">
            <text:p>03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0.07" calcext:value-type="float">
            <text:p>430.07</text:p>
          </table:table-cell>
          <table:table-cell office:value-type="float" office:value="547.31" calcext:value-type="float">
            <text:p>547.31</text:p>
          </table:table-cell>
        </table:table-row>
        <table:table-row table:style-name="ro1">
          <table:table-cell office:value-type="float" office:value="12143281" calcext:value-type="float">
            <text:p>12143281</text:p>
          </table:table-cell>
          <table:table-cell table:formula="of:=[.A761]/1000/(60*60*24)" office:value-type="time" office:time-value="PT03H22M23.281S" calcext:value-type="time">
            <text:p>03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30.62" calcext:value-type="float">
            <text:p>430.62</text:p>
          </table:table-cell>
          <table:table-cell office:value-type="float" office:value="547.99" calcext:value-type="float">
            <text:p>547.99</text:p>
          </table:table-cell>
        </table:table-row>
        <table:table-row table:style-name="ro1">
          <table:table-cell office:value-type="float" office:value="12159281" calcext:value-type="float">
            <text:p>12159281</text:p>
          </table:table-cell>
          <table:table-cell table:formula="of:=[.A762]/1000/(60*60*24)" office:value-type="time" office:time-value="PT03H22M39.281S" calcext:value-type="time">
            <text:p>03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31.17" calcext:value-type="float">
            <text:p>431.17</text:p>
          </table:table-cell>
          <table:table-cell office:value-type="float" office:value="548.68" calcext:value-type="float">
            <text:p>548.68</text:p>
          </table:table-cell>
        </table:table-row>
        <table:table-row table:style-name="ro1">
          <table:table-cell office:value-type="float" office:value="12175281" calcext:value-type="float">
            <text:p>12175281</text:p>
          </table:table-cell>
          <table:table-cell table:formula="of:=[.A763]/1000/(60*60*24)" office:value-type="time" office:time-value="PT03H22M55.281S" calcext:value-type="time">
            <text:p>03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1.73" calcext:value-type="float">
            <text:p>431.73</text:p>
          </table:table-cell>
          <table:table-cell office:value-type="float" office:value="549.36" calcext:value-type="float">
            <text:p>549.36</text:p>
          </table:table-cell>
        </table:table-row>
        <table:table-row table:style-name="ro1">
          <table:table-cell office:value-type="float" office:value="12191281" calcext:value-type="float">
            <text:p>12191281</text:p>
          </table:table-cell>
          <table:table-cell table:formula="of:=[.A764]/1000/(60*60*24)" office:value-type="time" office:time-value="PT03H23M11.281S" calcext:value-type="time">
            <text:p>03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432.28" calcext:value-type="float">
            <text:p>432.28</text:p>
          </table:table-cell>
          <table:table-cell office:value-type="float" office:value="550.04" calcext:value-type="float">
            <text:p>550.04</text:p>
          </table:table-cell>
        </table:table-row>
        <table:table-row table:style-name="ro1">
          <table:table-cell office:value-type="float" office:value="12207281" calcext:value-type="float">
            <text:p>12207281</text:p>
          </table:table-cell>
          <table:table-cell table:formula="of:=[.A765]/1000/(60*60*24)" office:value-type="time" office:time-value="PT03H23M27.281S" calcext:value-type="time">
            <text:p>03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2.83" calcext:value-type="float">
            <text:p>432.83</text:p>
          </table:table-cell>
          <table:table-cell office:value-type="float" office:value="550.73" calcext:value-type="float">
            <text:p>550.73</text:p>
          </table:table-cell>
        </table:table-row>
        <table:table-row table:style-name="ro1">
          <table:table-cell office:value-type="float" office:value="12223281" calcext:value-type="float">
            <text:p>12223281</text:p>
          </table:table-cell>
          <table:table-cell table:formula="of:=[.A766]/1000/(60*60*24)" office:value-type="time" office:time-value="PT03H23M43.281S" calcext:value-type="time">
            <text:p>03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3.39" calcext:value-type="float">
            <text:p>433.39</text:p>
          </table:table-cell>
          <table:table-cell office:value-type="float" office:value="551.41" calcext:value-type="float">
            <text:p>551.41</text:p>
          </table:table-cell>
        </table:table-row>
        <table:table-row table:style-name="ro1">
          <table:table-cell office:value-type="float" office:value="12239281" calcext:value-type="float">
            <text:p>12239281</text:p>
          </table:table-cell>
          <table:table-cell table:formula="of:=[.A767]/1000/(60*60*24)" office:value-type="time" office:time-value="PT03H23M59.281S" calcext:value-type="time">
            <text:p>03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3.94" calcext:value-type="float">
            <text:p>433.94</text:p>
          </table:table-cell>
          <table:table-cell office:value-type="float" office:value="552.1" calcext:value-type="float">
            <text:p>552.1</text:p>
          </table:table-cell>
        </table:table-row>
        <table:table-row table:style-name="ro1">
          <table:table-cell office:value-type="float" office:value="12255281" calcext:value-type="float">
            <text:p>12255281</text:p>
          </table:table-cell>
          <table:table-cell table:formula="of:=[.A768]/1000/(60*60*24)" office:value-type="time" office:time-value="PT03H24M15.281S" calcext:value-type="time">
            <text:p>03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4.49" calcext:value-type="float">
            <text:p>434.49</text:p>
          </table:table-cell>
          <table:table-cell office:value-type="float" office:value="552.78" calcext:value-type="float">
            <text:p>552.78</text:p>
          </table:table-cell>
        </table:table-row>
        <table:table-row table:style-name="ro1">
          <table:table-cell office:value-type="float" office:value="12271281" calcext:value-type="float">
            <text:p>12271281</text:p>
          </table:table-cell>
          <table:table-cell table:formula="of:=[.A769]/1000/(60*60*24)" office:value-type="time" office:time-value="PT03H24M31.281S" calcext:value-type="time">
            <text:p>03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5.04" calcext:value-type="float">
            <text:p>435.04</text:p>
          </table:table-cell>
          <table:table-cell office:value-type="float" office:value="553.46" calcext:value-type="float">
            <text:p>553.46</text:p>
          </table:table-cell>
        </table:table-row>
        <table:table-row table:style-name="ro1">
          <table:table-cell office:value-type="float" office:value="12287281" calcext:value-type="float">
            <text:p>12287281</text:p>
          </table:table-cell>
          <table:table-cell table:formula="of:=[.A770]/1000/(60*60*24)" office:value-type="time" office:time-value="PT03H24M47.281S" calcext:value-type="time">
            <text:p>03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5.6" calcext:value-type="float">
            <text:p>435.6</text:p>
          </table:table-cell>
          <table:table-cell office:value-type="float" office:value="554.15" calcext:value-type="float">
            <text:p>554.15</text:p>
          </table:table-cell>
        </table:table-row>
        <table:table-row table:style-name="ro1">
          <table:table-cell office:value-type="float" office:value="12303281" calcext:value-type="float">
            <text:p>12303281</text:p>
          </table:table-cell>
          <table:table-cell table:formula="of:=[.A771]/1000/(60*60*24)" office:value-type="time" office:time-value="PT03H25M03.281S" calcext:value-type="time">
            <text:p>03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6.15" calcext:value-type="float">
            <text:p>436.15</text:p>
          </table:table-cell>
          <table:table-cell office:value-type="float" office:value="554.83" calcext:value-type="float">
            <text:p>554.83</text:p>
          </table:table-cell>
        </table:table-row>
        <table:table-row table:style-name="ro1">
          <table:table-cell office:value-type="float" office:value="12319281" calcext:value-type="float">
            <text:p>12319281</text:p>
          </table:table-cell>
          <table:table-cell table:formula="of:=[.A772]/1000/(60*60*24)" office:value-type="time" office:time-value="PT03H25M19.281S" calcext:value-type="time">
            <text:p>03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6.7" calcext:value-type="float">
            <text:p>436.7</text:p>
          </table:table-cell>
          <table:table-cell office:value-type="float" office:value="555.51" calcext:value-type="float">
            <text:p>555.51</text:p>
          </table:table-cell>
        </table:table-row>
        <table:table-row table:style-name="ro1">
          <table:table-cell office:value-type="float" office:value="12335281" calcext:value-type="float">
            <text:p>12335281</text:p>
          </table:table-cell>
          <table:table-cell table:formula="of:=[.A773]/1000/(60*60*24)" office:value-type="time" office:time-value="PT03H25M35.281S" calcext:value-type="time">
            <text:p>03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7.25" calcext:value-type="float">
            <text:p>437.25</text:p>
          </table:table-cell>
          <table:table-cell office:value-type="float" office:value="556.2" calcext:value-type="float">
            <text:p>556.2</text:p>
          </table:table-cell>
        </table:table-row>
        <table:table-row table:style-name="ro1">
          <table:table-cell office:value-type="float" office:value="12351281" calcext:value-type="float">
            <text:p>12351281</text:p>
          </table:table-cell>
          <table:table-cell table:formula="of:=[.A774]/1000/(60*60*24)" office:value-type="time" office:time-value="PT03H25M51.281S" calcext:value-type="time">
            <text:p>03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7.81" calcext:value-type="float">
            <text:p>437.81</text:p>
          </table:table-cell>
          <table:table-cell office:value-type="float" office:value="556.88" calcext:value-type="float">
            <text:p>556.88</text:p>
          </table:table-cell>
        </table:table-row>
        <table:table-row table:style-name="ro1">
          <table:table-cell office:value-type="float" office:value="12367281" calcext:value-type="float">
            <text:p>12367281</text:p>
          </table:table-cell>
          <table:table-cell table:formula="of:=[.A775]/1000/(60*60*24)" office:value-type="time" office:time-value="PT03H26M07.281S" calcext:value-type="time">
            <text:p>03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438.36" calcext:value-type="float">
            <text:p>438.36</text:p>
          </table:table-cell>
          <table:table-cell office:value-type="float" office:value="557.57" calcext:value-type="float">
            <text:p>557.57</text:p>
          </table:table-cell>
        </table:table-row>
        <table:table-row table:style-name="ro1">
          <table:table-cell office:value-type="float" office:value="12383281" calcext:value-type="float">
            <text:p>12383281</text:p>
          </table:table-cell>
          <table:table-cell table:formula="of:=[.A776]/1000/(60*60*24)" office:value-type="time" office:time-value="PT03H26M23.281S" calcext:value-type="time">
            <text:p>03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8.91" calcext:value-type="float">
            <text:p>438.91</text:p>
          </table:table-cell>
          <table:table-cell office:value-type="float" office:value="558.25" calcext:value-type="float">
            <text:p>558.25</text:p>
          </table:table-cell>
        </table:table-row>
        <table:table-row table:style-name="ro1">
          <table:table-cell office:value-type="float" office:value="12399281" calcext:value-type="float">
            <text:p>12399281</text:p>
          </table:table-cell>
          <table:table-cell table:formula="of:=[.A777]/1000/(60*60*24)" office:value-type="time" office:time-value="PT03H26M39.281S" calcext:value-type="time">
            <text:p>03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9.46" calcext:value-type="float">
            <text:p>439.46</text:p>
          </table:table-cell>
          <table:table-cell office:value-type="float" office:value="558.93" calcext:value-type="float">
            <text:p>558.93</text:p>
          </table:table-cell>
        </table:table-row>
        <table:table-row table:style-name="ro1">
          <table:table-cell office:value-type="float" office:value="12415281" calcext:value-type="float">
            <text:p>12415281</text:p>
          </table:table-cell>
          <table:table-cell table:formula="of:=[.A778]/1000/(60*60*24)" office:value-type="time" office:time-value="PT03H26M55.281S" calcext:value-type="time">
            <text:p>03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0.02" calcext:value-type="float">
            <text:p>440.02</text:p>
          </table:table-cell>
          <table:table-cell office:value-type="float" office:value="559.61" calcext:value-type="float">
            <text:p>559.61</text:p>
          </table:table-cell>
        </table:table-row>
        <table:table-row table:style-name="ro1">
          <table:table-cell office:value-type="float" office:value="12431281" calcext:value-type="float">
            <text:p>12431281</text:p>
          </table:table-cell>
          <table:table-cell table:formula="of:=[.A779]/1000/(60*60*24)" office:value-type="time" office:time-value="PT03H27M11.281S" calcext:value-type="time">
            <text:p>03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0.57" calcext:value-type="float">
            <text:p>440.57</text:p>
          </table:table-cell>
          <table:table-cell office:value-type="float" office:value="560.3" calcext:value-type="float">
            <text:p>560.3</text:p>
          </table:table-cell>
        </table:table-row>
        <table:table-row table:style-name="ro1">
          <table:table-cell office:value-type="float" office:value="12447281" calcext:value-type="float">
            <text:p>12447281</text:p>
          </table:table-cell>
          <table:table-cell table:formula="of:=[.A780]/1000/(60*60*24)" office:value-type="time" office:time-value="PT03H27M27.281S" calcext:value-type="time">
            <text:p>03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1.12" calcext:value-type="float">
            <text:p>441.12</text:p>
          </table:table-cell>
          <table:table-cell office:value-type="float" office:value="560.98" calcext:value-type="float">
            <text:p>560.98</text:p>
          </table:table-cell>
        </table:table-row>
        <table:table-row table:style-name="ro1">
          <table:table-cell office:value-type="float" office:value="12463281" calcext:value-type="float">
            <text:p>12463281</text:p>
          </table:table-cell>
          <table:table-cell table:formula="of:=[.A781]/1000/(60*60*24)" office:value-type="time" office:time-value="PT03H27M43.281S" calcext:value-type="time">
            <text:p>03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1.67" calcext:value-type="float">
            <text:p>441.67</text:p>
          </table:table-cell>
          <table:table-cell office:value-type="float" office:value="561.66" calcext:value-type="float">
            <text:p>561.66</text:p>
          </table:table-cell>
        </table:table-row>
        <table:table-row table:style-name="ro1">
          <table:table-cell office:value-type="float" office:value="12479281" calcext:value-type="float">
            <text:p>12479281</text:p>
          </table:table-cell>
          <table:table-cell table:formula="of:=[.A782]/1000/(60*60*24)" office:value-type="time" office:time-value="PT03H27M59.281S" calcext:value-type="time">
            <text:p>03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2.22" calcext:value-type="float">
            <text:p>442.22</text:p>
          </table:table-cell>
          <table:table-cell office:value-type="float" office:value="562.35" calcext:value-type="float">
            <text:p>562.35</text:p>
          </table:table-cell>
        </table:table-row>
        <table:table-row table:style-name="ro1">
          <table:table-cell office:value-type="float" office:value="12495281" calcext:value-type="float">
            <text:p>12495281</text:p>
          </table:table-cell>
          <table:table-cell table:formula="of:=[.A783]/1000/(60*60*24)" office:value-type="time" office:time-value="PT03H28M15.281S" calcext:value-type="time">
            <text:p>03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2.78" calcext:value-type="float">
            <text:p>442.78</text:p>
          </table:table-cell>
          <table:table-cell office:value-type="float" office:value="563.03" calcext:value-type="float">
            <text:p>563.03</text:p>
          </table:table-cell>
        </table:table-row>
        <table:table-row table:style-name="ro1">
          <table:table-cell office:value-type="float" office:value="12511281" calcext:value-type="float">
            <text:p>12511281</text:p>
          </table:table-cell>
          <table:table-cell table:formula="of:=[.A784]/1000/(60*60*24)" office:value-type="time" office:time-value="PT03H28M31.281S" calcext:value-type="time">
            <text:p>03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3.33" calcext:value-type="float">
            <text:p>443.33</text:p>
          </table:table-cell>
          <table:table-cell office:value-type="float" office:value="563.71" calcext:value-type="float">
            <text:p>563.71</text:p>
          </table:table-cell>
        </table:table-row>
        <table:table-row table:style-name="ro1">
          <table:table-cell office:value-type="float" office:value="12527281" calcext:value-type="float">
            <text:p>12527281</text:p>
          </table:table-cell>
          <table:table-cell table:formula="of:=[.A785]/1000/(60*60*24)" office:value-type="time" office:time-value="PT03H28M47.281S" calcext:value-type="time">
            <text:p>03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3.88" calcext:value-type="float">
            <text:p>443.88</text:p>
          </table:table-cell>
          <table:table-cell office:value-type="float" office:value="564.39" calcext:value-type="float">
            <text:p>564.39</text:p>
          </table:table-cell>
        </table:table-row>
        <table:table-row table:style-name="ro1">
          <table:table-cell office:value-type="float" office:value="12543281" calcext:value-type="float">
            <text:p>12543281</text:p>
          </table:table-cell>
          <table:table-cell table:formula="of:=[.A786]/1000/(60*60*24)" office:value-type="time" office:time-value="PT03H29M03.281S" calcext:value-type="time">
            <text:p>03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4.43" calcext:value-type="float">
            <text:p>444.43</text:p>
          </table:table-cell>
          <table:table-cell office:value-type="float" office:value="565.08" calcext:value-type="float">
            <text:p>565.08</text:p>
          </table:table-cell>
        </table:table-row>
        <table:table-row table:style-name="ro1">
          <table:table-cell office:value-type="float" office:value="12559281" calcext:value-type="float">
            <text:p>12559281</text:p>
          </table:table-cell>
          <table:table-cell table:formula="of:=[.A787]/1000/(60*60*24)" office:value-type="time" office:time-value="PT03H29M19.281S" calcext:value-type="time">
            <text:p>03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4.98" calcext:value-type="float">
            <text:p>444.98</text:p>
          </table:table-cell>
          <table:table-cell office:value-type="float" office:value="565.76" calcext:value-type="float">
            <text:p>565.76</text:p>
          </table:table-cell>
        </table:table-row>
        <table:table-row table:style-name="ro1">
          <table:table-cell office:value-type="float" office:value="12575281" calcext:value-type="float">
            <text:p>12575281</text:p>
          </table:table-cell>
          <table:table-cell table:formula="of:=[.A788]/1000/(60*60*24)" office:value-type="time" office:time-value="PT03H29M35.281S" calcext:value-type="time">
            <text:p>03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5.54" calcext:value-type="float">
            <text:p>445.54</text:p>
          </table:table-cell>
          <table:table-cell office:value-type="float" office:value="566.44" calcext:value-type="float">
            <text:p>566.44</text:p>
          </table:table-cell>
        </table:table-row>
        <table:table-row table:style-name="ro1">
          <table:table-cell office:value-type="float" office:value="12591281" calcext:value-type="float">
            <text:p>12591281</text:p>
          </table:table-cell>
          <table:table-cell table:formula="of:=[.A789]/1000/(60*60*24)" office:value-type="time" office:time-value="PT03H29M51.281S" calcext:value-type="time">
            <text:p>03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6.09" calcext:value-type="float">
            <text:p>446.09</text:p>
          </table:table-cell>
          <table:table-cell office:value-type="float" office:value="567.12" calcext:value-type="float">
            <text:p>567.12</text:p>
          </table:table-cell>
        </table:table-row>
        <table:table-row table:style-name="ro1">
          <table:table-cell office:value-type="float" office:value="12607281" calcext:value-type="float">
            <text:p>12607281</text:p>
          </table:table-cell>
          <table:table-cell table:formula="of:=[.A790]/1000/(60*60*24)" office:value-type="time" office:time-value="PT03H30M07.281S" calcext:value-type="time">
            <text:p>03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6.64" calcext:value-type="float">
            <text:p>446.64</text:p>
          </table:table-cell>
          <table:table-cell office:value-type="float" office:value="567.81" calcext:value-type="float">
            <text:p>567.81</text:p>
          </table:table-cell>
        </table:table-row>
        <table:table-row table:style-name="ro1">
          <table:table-cell office:value-type="float" office:value="12623281" calcext:value-type="float">
            <text:p>12623281</text:p>
          </table:table-cell>
          <table:table-cell table:formula="of:=[.A791]/1000/(60*60*24)" office:value-type="time" office:time-value="PT03H30M23.281S" calcext:value-type="time">
            <text:p>03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7.19" calcext:value-type="float">
            <text:p>447.19</text:p>
          </table:table-cell>
          <table:table-cell office:value-type="float" office:value="568.49" calcext:value-type="float">
            <text:p>568.49</text:p>
          </table:table-cell>
        </table:table-row>
        <table:table-row table:style-name="ro1">
          <table:table-cell office:value-type="float" office:value="12639281" calcext:value-type="float">
            <text:p>12639281</text:p>
          </table:table-cell>
          <table:table-cell table:formula="of:=[.A792]/1000/(60*60*24)" office:value-type="time" office:time-value="PT03H30M39.281S" calcext:value-type="time">
            <text:p>03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7.74" calcext:value-type="float">
            <text:p>447.74</text:p>
          </table:table-cell>
          <table:table-cell office:value-type="float" office:value="569.17" calcext:value-type="float">
            <text:p>569.17</text:p>
          </table:table-cell>
        </table:table-row>
        <table:table-row table:style-name="ro1">
          <table:table-cell office:value-type="float" office:value="12655280" calcext:value-type="float">
            <text:p>12655280</text:p>
          </table:table-cell>
          <table:table-cell table:formula="of:=[.A793]/1000/(60*60*24)" office:value-type="time" office:time-value="PT03H30M55.28S" calcext:value-type="time">
            <text:p>03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8.3" calcext:value-type="float">
            <text:p>448.3</text:p>
          </table:table-cell>
          <table:table-cell office:value-type="float" office:value="569.85" calcext:value-type="float">
            <text:p>569.85</text:p>
          </table:table-cell>
        </table:table-row>
        <table:table-row table:style-name="ro1">
          <table:table-cell office:value-type="float" office:value="12671281" calcext:value-type="float">
            <text:p>12671281</text:p>
          </table:table-cell>
          <table:table-cell table:formula="of:=[.A794]/1000/(60*60*24)" office:value-type="time" office:time-value="PT03H31M11.281S" calcext:value-type="time">
            <text:p>03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8.85" calcext:value-type="float">
            <text:p>448.85</text:p>
          </table:table-cell>
          <table:table-cell office:value-type="float" office:value="570.54" calcext:value-type="float">
            <text:p>570.54</text:p>
          </table:table-cell>
        </table:table-row>
        <table:table-row table:style-name="ro1">
          <table:table-cell office:value-type="float" office:value="12687281" calcext:value-type="float">
            <text:p>12687281</text:p>
          </table:table-cell>
          <table:table-cell table:formula="of:=[.A795]/1000/(60*60*24)" office:value-type="time" office:time-value="PT03H31M27.281S" calcext:value-type="time">
            <text:p>03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9.4" calcext:value-type="float">
            <text:p>449.4</text:p>
          </table:table-cell>
          <table:table-cell office:value-type="float" office:value="571.22" calcext:value-type="float">
            <text:p>571.22</text:p>
          </table:table-cell>
        </table:table-row>
        <table:table-row table:style-name="ro1">
          <table:table-cell office:value-type="float" office:value="12703281" calcext:value-type="float">
            <text:p>12703281</text:p>
          </table:table-cell>
          <table:table-cell table:formula="of:=[.A796]/1000/(60*60*24)" office:value-type="time" office:time-value="PT03H31M43.281S" calcext:value-type="time">
            <text:p>03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9.95" calcext:value-type="float">
            <text:p>449.95</text:p>
          </table:table-cell>
          <table:table-cell office:value-type="float" office:value="571.9" calcext:value-type="float">
            <text:p>571.9</text:p>
          </table:table-cell>
        </table:table-row>
        <table:table-row table:style-name="ro1">
          <table:table-cell office:value-type="float" office:value="12719281" calcext:value-type="float">
            <text:p>12719281</text:p>
          </table:table-cell>
          <table:table-cell table:formula="of:=[.A797]/1000/(60*60*24)" office:value-type="time" office:time-value="PT03H31M59.281S" calcext:value-type="time">
            <text:p>03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50.5" calcext:value-type="float">
            <text:p>450.5</text:p>
          </table:table-cell>
          <table:table-cell office:value-type="float" office:value="572.58" calcext:value-type="float">
            <text:p>572.58</text:p>
          </table:table-cell>
        </table:table-row>
        <table:table-row table:style-name="ro1">
          <table:table-cell office:value-type="float" office:value="12735281" calcext:value-type="float">
            <text:p>12735281</text:p>
          </table:table-cell>
          <table:table-cell table:formula="of:=[.A798]/1000/(60*60*24)" office:value-type="time" office:time-value="PT03H32M15.281S" calcext:value-type="time">
            <text:p>03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1.05" calcext:value-type="float">
            <text:p>451.05</text:p>
          </table:table-cell>
          <table:table-cell office:value-type="float" office:value="573.27" calcext:value-type="float">
            <text:p>573.27</text:p>
          </table:table-cell>
        </table:table-row>
        <table:table-row table:style-name="ro1">
          <table:table-cell office:value-type="float" office:value="12751281" calcext:value-type="float">
            <text:p>12751281</text:p>
          </table:table-cell>
          <table:table-cell table:formula="of:=[.A799]/1000/(60*60*24)" office:value-type="time" office:time-value="PT03H32M31.281S" calcext:value-type="time">
            <text:p>03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51.61" calcext:value-type="float">
            <text:p>451.61</text:p>
          </table:table-cell>
          <table:table-cell office:value-type="float" office:value="573.95" calcext:value-type="float">
            <text:p>573.95</text:p>
          </table:table-cell>
        </table:table-row>
        <table:table-row table:style-name="ro1">
          <table:table-cell office:value-type="float" office:value="12767281" calcext:value-type="float">
            <text:p>12767281</text:p>
          </table:table-cell>
          <table:table-cell table:formula="of:=[.A800]/1000/(60*60*24)" office:value-type="time" office:time-value="PT03H32M47.281S" calcext:value-type="time">
            <text:p>03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2.16" calcext:value-type="float">
            <text:p>452.16</text:p>
          </table:table-cell>
          <table:table-cell office:value-type="float" office:value="574.63" calcext:value-type="float">
            <text:p>574.63</text:p>
          </table:table-cell>
        </table:table-row>
        <table:table-row table:style-name="ro1">
          <table:table-cell office:value-type="float" office:value="12783281" calcext:value-type="float">
            <text:p>12783281</text:p>
          </table:table-cell>
          <table:table-cell table:formula="of:=[.A801]/1000/(60*60*24)" office:value-type="time" office:time-value="PT03H33M03.281S" calcext:value-type="time">
            <text:p>03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2.71" calcext:value-type="float">
            <text:p>452.71</text:p>
          </table:table-cell>
          <table:table-cell office:value-type="float" office:value="575.31" calcext:value-type="float">
            <text:p>575.31</text:p>
          </table:table-cell>
        </table:table-row>
        <table:table-row table:style-name="ro1">
          <table:table-cell office:value-type="float" office:value="12799281" calcext:value-type="float">
            <text:p>12799281</text:p>
          </table:table-cell>
          <table:table-cell table:formula="of:=[.A802]/1000/(60*60*24)" office:value-type="time" office:time-value="PT03H33M19.281S" calcext:value-type="time">
            <text:p>03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453.26" calcext:value-type="float">
            <text:p>453.26</text:p>
          </table:table-cell>
          <table:table-cell office:value-type="float" office:value="575.99" calcext:value-type="float">
            <text:p>575.99</text:p>
          </table:table-cell>
        </table:table-row>
        <table:table-row table:style-name="ro1">
          <table:table-cell office:value-type="float" office:value="12815281" calcext:value-type="float">
            <text:p>12815281</text:p>
          </table:table-cell>
          <table:table-cell table:formula="of:=[.A803]/1000/(60*60*24)" office:value-type="time" office:time-value="PT03H33M35.281S" calcext:value-type="time">
            <text:p>03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3.81" calcext:value-type="float">
            <text:p>453.81</text:p>
          </table:table-cell>
          <table:table-cell office:value-type="float" office:value="576.68" calcext:value-type="float">
            <text:p>576.68</text:p>
          </table:table-cell>
        </table:table-row>
        <table:table-row table:style-name="ro1">
          <table:table-cell office:value-type="float" office:value="12831281" calcext:value-type="float">
            <text:p>12831281</text:p>
          </table:table-cell>
          <table:table-cell table:formula="of:=[.A804]/1000/(60*60*24)" office:value-type="time" office:time-value="PT03H33M51.281S" calcext:value-type="time">
            <text:p>03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4.37" calcext:value-type="float">
            <text:p>454.37</text:p>
          </table:table-cell>
          <table:table-cell office:value-type="float" office:value="577.36" calcext:value-type="float">
            <text:p>577.36</text:p>
          </table:table-cell>
        </table:table-row>
        <table:table-row table:style-name="ro1">
          <table:table-cell office:value-type="float" office:value="12847281" calcext:value-type="float">
            <text:p>12847281</text:p>
          </table:table-cell>
          <table:table-cell table:formula="of:=[.A805]/1000/(60*60*24)" office:value-type="time" office:time-value="PT03H34M07.281S" calcext:value-type="time">
            <text:p>03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4.92" calcext:value-type="float">
            <text:p>454.92</text:p>
          </table:table-cell>
          <table:table-cell office:value-type="float" office:value="578.04" calcext:value-type="float">
            <text:p>578.04</text:p>
          </table:table-cell>
        </table:table-row>
        <table:table-row table:style-name="ro1">
          <table:table-cell office:value-type="float" office:value="12863281" calcext:value-type="float">
            <text:p>12863281</text:p>
          </table:table-cell>
          <table:table-cell table:formula="of:=[.A806]/1000/(60*60*24)" office:value-type="time" office:time-value="PT03H34M23.281S" calcext:value-type="time">
            <text:p>03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455.47" calcext:value-type="float">
            <text:p>455.47</text:p>
          </table:table-cell>
          <table:table-cell office:value-type="float" office:value="578.72" calcext:value-type="float">
            <text:p>578.72</text:p>
          </table:table-cell>
        </table:table-row>
        <table:table-row table:style-name="ro1">
          <table:table-cell office:value-type="float" office:value="12879281" calcext:value-type="float">
            <text:p>12879281</text:p>
          </table:table-cell>
          <table:table-cell table:formula="of:=[.A807]/1000/(60*60*24)" office:value-type="time" office:time-value="PT03H34M39.281S" calcext:value-type="time">
            <text:p>03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6.02" calcext:value-type="float">
            <text:p>456.02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>
          <table:table-cell office:value-type="float" office:value="12895281" calcext:value-type="float">
            <text:p>12895281</text:p>
          </table:table-cell>
          <table:table-cell table:formula="of:=[.A808]/1000/(60*60*24)" office:value-type="time" office:time-value="PT03H34M55.281S" calcext:value-type="time">
            <text:p>03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6.57" calcext:value-type="float">
            <text:p>456.57</text:p>
          </table:table-cell>
          <table:table-cell office:value-type="float" office:value="580.08" calcext:value-type="float">
            <text:p>580.08</text:p>
          </table:table-cell>
        </table:table-row>
        <table:table-row table:style-name="ro1">
          <table:table-cell office:value-type="float" office:value="12911281" calcext:value-type="float">
            <text:p>12911281</text:p>
          </table:table-cell>
          <table:table-cell table:formula="of:=[.A809]/1000/(60*60*24)" office:value-type="time" office:time-value="PT03H35M11.281S" calcext:value-type="time">
            <text:p>03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457.12" calcext:value-type="float">
            <text:p>457.12</text:p>
          </table:table-cell>
          <table:table-cell office:value-type="float" office:value="580.76" calcext:value-type="float">
            <text:p>580.76</text:p>
          </table:table-cell>
        </table:table-row>
        <table:table-row table:style-name="ro1">
          <table:table-cell office:value-type="float" office:value="12927281" calcext:value-type="float">
            <text:p>12927281</text:p>
          </table:table-cell>
          <table:table-cell table:formula="of:=[.A810]/1000/(60*60*24)" office:value-type="time" office:time-value="PT03H35M27.281S" calcext:value-type="time">
            <text:p>03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7.67" calcext:value-type="float">
            <text:p>457.67</text:p>
          </table:table-cell>
          <table:table-cell office:value-type="float" office:value="581.44" calcext:value-type="float">
            <text:p>581.44</text:p>
          </table:table-cell>
        </table:table-row>
        <table:table-row table:style-name="ro1">
          <table:table-cell office:value-type="float" office:value="12943281" calcext:value-type="float">
            <text:p>12943281</text:p>
          </table:table-cell>
          <table:table-cell table:formula="of:=[.A811]/1000/(60*60*24)" office:value-type="time" office:time-value="PT03H35M43.281S" calcext:value-type="time">
            <text:p>03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8.23" calcext:value-type="float">
            <text:p>458.23</text:p>
          </table:table-cell>
          <table:table-cell office:value-type="float" office:value="582.13" calcext:value-type="float">
            <text:p>582.13</text:p>
          </table:table-cell>
        </table:table-row>
        <table:table-row table:style-name="ro1">
          <table:table-cell office:value-type="float" office:value="12959281" calcext:value-type="float">
            <text:p>12959281</text:p>
          </table:table-cell>
          <table:table-cell table:formula="of:=[.A812]/1000/(60*60*24)" office:value-type="time" office:time-value="PT03H35M59.281S" calcext:value-type="time">
            <text:p>03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8.78" calcext:value-type="float">
            <text:p>458.78</text:p>
          </table:table-cell>
          <table:table-cell office:value-type="float" office:value="582.81" calcext:value-type="float">
            <text:p>582.81</text:p>
          </table:table-cell>
        </table:table-row>
        <table:table-row table:style-name="ro1">
          <table:table-cell office:value-type="float" office:value="12975281" calcext:value-type="float">
            <text:p>12975281</text:p>
          </table:table-cell>
          <table:table-cell table:formula="of:=[.A813]/1000/(60*60*24)" office:value-type="time" office:time-value="PT03H36M15.281S" calcext:value-type="time">
            <text:p>03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9.33" calcext:value-type="float">
            <text:p>459.33</text:p>
          </table:table-cell>
          <table:table-cell office:value-type="float" office:value="583.49" calcext:value-type="float">
            <text:p>583.49</text:p>
          </table:table-cell>
        </table:table-row>
        <table:table-row table:style-name="ro1">
          <table:table-cell office:value-type="float" office:value="12991281" calcext:value-type="float">
            <text:p>12991281</text:p>
          </table:table-cell>
          <table:table-cell table:formula="of:=[.A814]/1000/(60*60*24)" office:value-type="time" office:time-value="PT03H36M31.281S" calcext:value-type="time">
            <text:p>03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9.88" calcext:value-type="float">
            <text:p>459.88</text:p>
          </table:table-cell>
          <table:table-cell office:value-type="float" office:value="584.17" calcext:value-type="float">
            <text:p>584.17</text:p>
          </table:table-cell>
        </table:table-row>
        <table:table-row table:style-name="ro1">
          <table:table-cell office:value-type="float" office:value="13007281" calcext:value-type="float">
            <text:p>13007281</text:p>
          </table:table-cell>
          <table:table-cell table:formula="of:=[.A815]/1000/(60*60*24)" office:value-type="time" office:time-value="PT03H36M47.281S" calcext:value-type="time">
            <text:p>03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60.43" calcext:value-type="float">
            <text:p>460.43</text:p>
          </table:table-cell>
          <table:table-cell office:value-type="float" office:value="584.85" calcext:value-type="float">
            <text:p>584.85</text:p>
          </table:table-cell>
        </table:table-row>
        <table:table-row table:style-name="ro1">
          <table:table-cell office:value-type="float" office:value="13023281" calcext:value-type="float">
            <text:p>13023281</text:p>
          </table:table-cell>
          <table:table-cell table:formula="of:=[.A816]/1000/(60*60*24)" office:value-type="time" office:time-value="PT03H37M03.281S" calcext:value-type="time">
            <text:p>03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60.98" calcext:value-type="float">
            <text:p>460.98</text:p>
          </table:table-cell>
          <table:table-cell office:value-type="float" office:value="585.53" calcext:value-type="float">
            <text:p>585.53</text:p>
          </table:table-cell>
        </table:table-row>
        <table:table-row table:style-name="ro1">
          <table:table-cell office:value-type="float" office:value="13039281" calcext:value-type="float">
            <text:p>13039281</text:p>
          </table:table-cell>
          <table:table-cell table:formula="of:=[.A817]/1000/(60*60*24)" office:value-type="time" office:time-value="PT03H37M19.281S" calcext:value-type="time">
            <text:p>03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61.53" calcext:value-type="float">
            <text:p>461.53</text:p>
          </table:table-cell>
          <table:table-cell office:value-type="float" office:value="586.21" calcext:value-type="float">
            <text:p>586.21</text:p>
          </table:table-cell>
        </table:table-row>
        <table:table-row table:style-name="ro1">
          <table:table-cell office:value-type="float" office:value="13055281" calcext:value-type="float">
            <text:p>13055281</text:p>
          </table:table-cell>
          <table:table-cell table:formula="of:=[.A818]/1000/(60*60*24)" office:value-type="time" office:time-value="PT03H37M35.281S" calcext:value-type="time">
            <text:p>03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62.09" calcext:value-type="float">
            <text:p>462.09</text:p>
          </table:table-cell>
          <table:table-cell office:value-type="float" office:value="586.88" calcext:value-type="float">
            <text:p>586.88</text:p>
          </table:table-cell>
        </table:table-row>
        <table:table-row table:style-name="ro1">
          <table:table-cell office:value-type="float" office:value="13071281" calcext:value-type="float">
            <text:p>13071281</text:p>
          </table:table-cell>
          <table:table-cell table:formula="of:=[.A819]/1000/(60*60*24)" office:value-type="time" office:time-value="PT03H37M51.281S" calcext:value-type="time">
            <text:p>03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462.64" calcext:value-type="float">
            <text:p>462.64</text:p>
          </table:table-cell>
          <table:table-cell office:value-type="float" office:value="587.56" calcext:value-type="float">
            <text:p>587.56</text:p>
          </table:table-cell>
        </table:table-row>
        <table:table-row table:style-name="ro1">
          <table:table-cell office:value-type="float" office:value="13087281" calcext:value-type="float">
            <text:p>13087281</text:p>
          </table:table-cell>
          <table:table-cell table:formula="of:=[.A820]/1000/(60*60*24)" office:value-type="time" office:time-value="PT03H38M07.281S" calcext:value-type="time">
            <text:p>03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63.19" calcext:value-type="float">
            <text:p>463.19</text:p>
          </table:table-cell>
          <table:table-cell office:value-type="float" office:value="588.24" calcext:value-type="float">
            <text:p>588.24</text:p>
          </table:table-cell>
        </table:table-row>
        <table:table-row table:style-name="ro1">
          <table:table-cell office:value-type="float" office:value="13103281" calcext:value-type="float">
            <text:p>13103281</text:p>
          </table:table-cell>
          <table:table-cell table:formula="of:=[.A821]/1000/(60*60*24)" office:value-type="time" office:time-value="PT03H38M23.281S" calcext:value-type="time">
            <text:p>03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463.74" calcext:value-type="float">
            <text:p>463.74</text:p>
          </table:table-cell>
          <table:table-cell office:value-type="float" office:value="588.92" calcext:value-type="float">
            <text:p>588.92</text:p>
          </table:table-cell>
        </table:table-row>
        <table:table-row table:style-name="ro1">
          <table:table-cell office:value-type="float" office:value="13119281" calcext:value-type="float">
            <text:p>13119281</text:p>
          </table:table-cell>
          <table:table-cell table:formula="of:=[.A822]/1000/(60*60*24)" office:value-type="time" office:time-value="PT03H38M39.281S" calcext:value-type="time">
            <text:p>03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464.29" calcext:value-type="float">
            <text:p>464.29</text:p>
          </table:table-cell>
          <table:table-cell office:value-type="float" office:value="589.6" calcext:value-type="float">
            <text:p>589.6</text:p>
          </table:table-cell>
        </table:table-row>
        <table:table-row table:style-name="ro1">
          <table:table-cell office:value-type="float" office:value="13135281" calcext:value-type="float">
            <text:p>13135281</text:p>
          </table:table-cell>
          <table:table-cell table:formula="of:=[.A823]/1000/(60*60*24)" office:value-type="time" office:time-value="PT03H38M55.281S" calcext:value-type="time">
            <text:p>03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4.84" calcext:value-type="float">
            <text:p>464.84</text:p>
          </table:table-cell>
          <table:table-cell office:value-type="float" office:value="590.28" calcext:value-type="float">
            <text:p>590.28</text:p>
          </table:table-cell>
        </table:table-row>
        <table:table-row table:style-name="ro1">
          <table:table-cell office:value-type="float" office:value="13151281" calcext:value-type="float">
            <text:p>13151281</text:p>
          </table:table-cell>
          <table:table-cell table:formula="of:=[.A824]/1000/(60*60*24)" office:value-type="time" office:time-value="PT03H39M11.281S" calcext:value-type="time">
            <text:p>03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465.39" calcext:value-type="float">
            <text:p>465.39</text:p>
          </table:table-cell>
          <table:table-cell office:value-type="float" office:value="590.96" calcext:value-type="float">
            <text:p>590.96</text:p>
          </table:table-cell>
        </table:table-row>
        <table:table-row table:style-name="ro1">
          <table:table-cell office:value-type="float" office:value="13167281" calcext:value-type="float">
            <text:p>13167281</text:p>
          </table:table-cell>
          <table:table-cell table:formula="of:=[.A825]/1000/(60*60*24)" office:value-type="time" office:time-value="PT03H39M27.281S" calcext:value-type="time">
            <text:p>03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65.94" calcext:value-type="float">
            <text:p>465.94</text:p>
          </table:table-cell>
          <table:table-cell office:value-type="float" office:value="591.64" calcext:value-type="float">
            <text:p>591.64</text:p>
          </table:table-cell>
        </table:table-row>
        <table:table-row table:style-name="ro1">
          <table:table-cell office:value-type="float" office:value="13183281" calcext:value-type="float">
            <text:p>13183281</text:p>
          </table:table-cell>
          <table:table-cell table:formula="of:=[.A826]/1000/(60*60*24)" office:value-type="time" office:time-value="PT03H39M43.281S" calcext:value-type="time">
            <text:p>03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6.49" calcext:value-type="float">
            <text:p>466.49</text:p>
          </table:table-cell>
          <table:table-cell office:value-type="float" office:value="592.32" calcext:value-type="float">
            <text:p>592.32</text:p>
          </table:table-cell>
        </table:table-row>
        <table:table-row table:style-name="ro1">
          <table:table-cell office:value-type="float" office:value="13199281" calcext:value-type="float">
            <text:p>13199281</text:p>
          </table:table-cell>
          <table:table-cell table:formula="of:=[.A827]/1000/(60*60*24)" office:value-type="time" office:time-value="PT03H39M59.281S" calcext:value-type="time">
            <text:p>03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7.04" calcext:value-type="float">
            <text:p>467.0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3215281" calcext:value-type="float">
            <text:p>13215281</text:p>
          </table:table-cell>
          <table:table-cell table:formula="of:=[.A828]/1000/(60*60*24)" office:value-type="time" office:time-value="PT03H40M15.281S" calcext:value-type="time">
            <text:p>03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7.6" calcext:value-type="float">
            <text:p>467.6</text:p>
          </table:table-cell>
          <table:table-cell office:value-type="float" office:value="593.68" calcext:value-type="float">
            <text:p>593.68</text:p>
          </table:table-cell>
        </table:table-row>
        <table:table-row table:style-name="ro1">
          <table:table-cell office:value-type="float" office:value="13231281" calcext:value-type="float">
            <text:p>13231281</text:p>
          </table:table-cell>
          <table:table-cell table:formula="of:=[.A829]/1000/(60*60*24)" office:value-type="time" office:time-value="PT03H40M31.281S" calcext:value-type="time">
            <text:p>03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8.15" calcext:value-type="float">
            <text:p>468.15</text:p>
          </table:table-cell>
          <table:table-cell office:value-type="float" office:value="594.35" calcext:value-type="float">
            <text:p>594.35</text:p>
          </table:table-cell>
        </table:table-row>
        <table:table-row table:style-name="ro1">
          <table:table-cell office:value-type="float" office:value="13247281" calcext:value-type="float">
            <text:p>13247281</text:p>
          </table:table-cell>
          <table:table-cell table:formula="of:=[.A830]/1000/(60*60*24)" office:value-type="time" office:time-value="PT03H40M47.281S" calcext:value-type="time">
            <text:p>03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8.7" calcext:value-type="float">
            <text:p>468.7</text:p>
          </table:table-cell>
          <table:table-cell office:value-type="float" office:value="595.03" calcext:value-type="float">
            <text:p>595.03</text:p>
          </table:table-cell>
        </table:table-row>
        <table:table-row table:style-name="ro1">
          <table:table-cell office:value-type="float" office:value="13263281" calcext:value-type="float">
            <text:p>13263281</text:p>
          </table:table-cell>
          <table:table-cell table:formula="of:=[.A831]/1000/(60*60*24)" office:value-type="time" office:time-value="PT03H41M03.281S" calcext:value-type="time">
            <text:p>03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9.25" calcext:value-type="float">
            <text:p>469.25</text:p>
          </table:table-cell>
          <table:table-cell office:value-type="float" office:value="595.71" calcext:value-type="float">
            <text:p>595.71</text:p>
          </table:table-cell>
        </table:table-row>
        <table:table-row table:style-name="ro1">
          <table:table-cell office:value-type="float" office:value="13279281" calcext:value-type="float">
            <text:p>13279281</text:p>
          </table:table-cell>
          <table:table-cell table:formula="of:=[.A832]/1000/(60*60*24)" office:value-type="time" office:time-value="PT03H41M19.281S" calcext:value-type="time">
            <text:p>03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69.8" calcext:value-type="float">
            <text:p>469.8</text:p>
          </table:table-cell>
          <table:table-cell office:value-type="float" office:value="596.39" calcext:value-type="float">
            <text:p>596.39</text:p>
          </table:table-cell>
        </table:table-row>
        <table:table-row table:style-name="ro1">
          <table:table-cell office:value-type="float" office:value="13295281" calcext:value-type="float">
            <text:p>13295281</text:p>
          </table:table-cell>
          <table:table-cell table:formula="of:=[.A833]/1000/(60*60*24)" office:value-type="time" office:time-value="PT03H41M35.281S" calcext:value-type="time">
            <text:p>03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70.35" calcext:value-type="float">
            <text:p>470.35</text:p>
          </table:table-cell>
          <table:table-cell office:value-type="float" office:value="597.07" calcext:value-type="float">
            <text:p>597.07</text:p>
          </table:table-cell>
        </table:table-row>
        <table:table-row table:style-name="ro1">
          <table:table-cell office:value-type="float" office:value="13311281" calcext:value-type="float">
            <text:p>13311281</text:p>
          </table:table-cell>
          <table:table-cell table:formula="of:=[.A834]/1000/(60*60*24)" office:value-type="time" office:time-value="PT03H41M51.281S" calcext:value-type="time">
            <text:p>03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70.9" calcext:value-type="float">
            <text:p>470.9</text:p>
          </table:table-cell>
          <table:table-cell office:value-type="float" office:value="597.75" calcext:value-type="float">
            <text:p>597.75</text:p>
          </table:table-cell>
        </table:table-row>
        <table:table-row table:style-name="ro1">
          <table:table-cell office:value-type="float" office:value="13327281" calcext:value-type="float">
            <text:p>13327281</text:p>
          </table:table-cell>
          <table:table-cell table:formula="of:=[.A835]/1000/(60*60*24)" office:value-type="time" office:time-value="PT03H42M07.281S" calcext:value-type="time">
            <text:p>03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71.45" calcext:value-type="float">
            <text:p>471.45</text:p>
          </table:table-cell>
          <table:table-cell office:value-type="float" office:value="598.43" calcext:value-type="float">
            <text:p>598.43</text:p>
          </table:table-cell>
        </table:table-row>
        <table:table-row table:style-name="ro1">
          <table:table-cell office:value-type="float" office:value="13343281" calcext:value-type="float">
            <text:p>13343281</text:p>
          </table:table-cell>
          <table:table-cell table:formula="of:=[.A836]/1000/(60*60*24)" office:value-type="time" office:time-value="PT03H42M23.281S" calcext:value-type="time">
            <text:p>03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2" calcext:value-type="float">
            <text:p>472</text:p>
          </table:table-cell>
          <table:table-cell office:value-type="float" office:value="599.1" calcext:value-type="float">
            <text:p>599.1</text:p>
          </table:table-cell>
        </table:table-row>
        <table:table-row table:style-name="ro1">
          <table:table-cell office:value-type="float" office:value="13359281" calcext:value-type="float">
            <text:p>13359281</text:p>
          </table:table-cell>
          <table:table-cell table:formula="of:=[.A837]/1000/(60*60*24)" office:value-type="time" office:time-value="PT03H42M39.281S" calcext:value-type="time">
            <text:p>03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72.55" calcext:value-type="float">
            <text:p>472.55</text:p>
          </table:table-cell>
          <table:table-cell office:value-type="float" office:value="599.78" calcext:value-type="float">
            <text:p>599.78</text:p>
          </table:table-cell>
        </table:table-row>
        <table:table-row table:style-name="ro1">
          <table:table-cell office:value-type="float" office:value="13375281" calcext:value-type="float">
            <text:p>13375281</text:p>
          </table:table-cell>
          <table:table-cell table:formula="of:=[.A838]/1000/(60*60*24)" office:value-type="time" office:time-value="PT03H42M55.281S" calcext:value-type="time">
            <text:p>03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3.1" calcext:value-type="float">
            <text:p>473.1</text:p>
          </table:table-cell>
          <table:table-cell office:value-type="float" office:value="600.46" calcext:value-type="float">
            <text:p>600.46</text:p>
          </table:table-cell>
        </table:table-row>
        <table:table-row table:style-name="ro1">
          <table:table-cell office:value-type="float" office:value="13391281" calcext:value-type="float">
            <text:p>13391281</text:p>
          </table:table-cell>
          <table:table-cell table:formula="of:=[.A839]/1000/(60*60*24)" office:value-type="time" office:time-value="PT03H43M11.281S" calcext:value-type="time">
            <text:p>03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3.65" calcext:value-type="float">
            <text:p>473.65</text:p>
          </table:table-cell>
          <table:table-cell office:value-type="float" office:value="601.14" calcext:value-type="float">
            <text:p>601.14</text:p>
          </table:table-cell>
        </table:table-row>
        <table:table-row table:style-name="ro1">
          <table:table-cell office:value-type="float" office:value="13407281" calcext:value-type="float">
            <text:p>13407281</text:p>
          </table:table-cell>
          <table:table-cell table:formula="of:=[.A840]/1000/(60*60*24)" office:value-type="time" office:time-value="PT03H43M27.281S" calcext:value-type="time">
            <text:p>03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4.2" calcext:value-type="float">
            <text:p>474.2</text:p>
          </table:table-cell>
          <table:table-cell office:value-type="float" office:value="601.81" calcext:value-type="float">
            <text:p>601.81</text:p>
          </table:table-cell>
        </table:table-row>
        <table:table-row table:style-name="ro1">
          <table:table-cell office:value-type="float" office:value="13423281" calcext:value-type="float">
            <text:p>13423281</text:p>
          </table:table-cell>
          <table:table-cell table:formula="of:=[.A841]/1000/(60*60*24)" office:value-type="time" office:time-value="PT03H43M43.281S" calcext:value-type="time">
            <text:p>03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474.75" calcext:value-type="float">
            <text:p>474.75</text:p>
          </table:table-cell>
          <table:table-cell office:value-type="float" office:value="602.49" calcext:value-type="float">
            <text:p>602.49</text:p>
          </table:table-cell>
        </table:table-row>
        <table:table-row table:style-name="ro1">
          <table:table-cell office:value-type="float" office:value="13439281" calcext:value-type="float">
            <text:p>13439281</text:p>
          </table:table-cell>
          <table:table-cell table:formula="of:=[.A842]/1000/(60*60*24)" office:value-type="time" office:time-value="PT03H43M59.281S" calcext:value-type="time">
            <text:p>03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5.3" calcext:value-type="float">
            <text:p>475.3</text:p>
          </table:table-cell>
          <table:table-cell office:value-type="float" office:value="603.17" calcext:value-type="float">
            <text:p>603.17</text:p>
          </table:table-cell>
        </table:table-row>
        <table:table-row table:style-name="ro1">
          <table:table-cell office:value-type="float" office:value="13455281" calcext:value-type="float">
            <text:p>13455281</text:p>
          </table:table-cell>
          <table:table-cell table:formula="of:=[.A843]/1000/(60*60*24)" office:value-type="time" office:time-value="PT03H44M15.281S" calcext:value-type="time">
            <text:p>03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5.85" calcext:value-type="float">
            <text:p>475.85</text:p>
          </table:table-cell>
          <table:table-cell office:value-type="float" office:value="603.85" calcext:value-type="float">
            <text:p>603.85</text:p>
          </table:table-cell>
        </table:table-row>
        <table:table-row table:style-name="ro1">
          <table:table-cell office:value-type="float" office:value="13471281" calcext:value-type="float">
            <text:p>13471281</text:p>
          </table:table-cell>
          <table:table-cell table:formula="of:=[.A844]/1000/(60*60*24)" office:value-type="time" office:time-value="PT03H44M31.281S" calcext:value-type="time">
            <text:p>03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476.4" calcext:value-type="float">
            <text:p>476.4</text:p>
          </table:table-cell>
          <table:table-cell office:value-type="float" office:value="604.52" calcext:value-type="float">
            <text:p>604.52</text:p>
          </table:table-cell>
        </table:table-row>
        <table:table-row table:style-name="ro1">
          <table:table-cell office:value-type="float" office:value="13487281" calcext:value-type="float">
            <text:p>13487281</text:p>
          </table:table-cell>
          <table:table-cell table:formula="of:=[.A845]/1000/(60*60*24)" office:value-type="time" office:time-value="PT03H44M47.281S" calcext:value-type="time">
            <text:p>03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76.95" calcext:value-type="float">
            <text:p>476.95</text:p>
          </table:table-cell>
          <table:table-cell office:value-type="float" office:value="605.2" calcext:value-type="float">
            <text:p>605.2</text:p>
          </table:table-cell>
        </table:table-row>
        <table:table-row table:style-name="ro1">
          <table:table-cell office:value-type="float" office:value="13503281" calcext:value-type="float">
            <text:p>13503281</text:p>
          </table:table-cell>
          <table:table-cell table:formula="of:=[.A846]/1000/(60*60*24)" office:value-type="time" office:time-value="PT03H45M03.281S" calcext:value-type="time">
            <text:p>03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77.5" calcext:value-type="float">
            <text:p>477.5</text:p>
          </table:table-cell>
          <table:table-cell office:value-type="float" office:value="605.88" calcext:value-type="float">
            <text:p>605.88</text:p>
          </table:table-cell>
        </table:table-row>
        <table:table-row table:style-name="ro1">
          <table:table-cell office:value-type="float" office:value="13519281" calcext:value-type="float">
            <text:p>13519281</text:p>
          </table:table-cell>
          <table:table-cell table:formula="of:=[.A847]/1000/(60*60*24)" office:value-type="time" office:time-value="PT03H45M19.281S" calcext:value-type="time">
            <text:p>03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78.05" calcext:value-type="float">
            <text:p>478.05</text:p>
          </table:table-cell>
          <table:table-cell office:value-type="float" office:value="606.56" calcext:value-type="float">
            <text:p>606.56</text:p>
          </table:table-cell>
        </table:table-row>
        <table:table-row table:style-name="ro1">
          <table:table-cell office:value-type="float" office:value="13535281" calcext:value-type="float">
            <text:p>13535281</text:p>
          </table:table-cell>
          <table:table-cell table:formula="of:=[.A848]/1000/(60*60*24)" office:value-type="time" office:time-value="PT03H45M35.281S" calcext:value-type="time">
            <text:p>03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78.6" calcext:value-type="float">
            <text:p>478.6</text:p>
          </table:table-cell>
          <table:table-cell office:value-type="float" office:value="607.23" calcext:value-type="float">
            <text:p>607.23</text:p>
          </table:table-cell>
        </table:table-row>
        <table:table-row table:style-name="ro1">
          <table:table-cell office:value-type="float" office:value="13551281" calcext:value-type="float">
            <text:p>13551281</text:p>
          </table:table-cell>
          <table:table-cell table:formula="of:=[.A849]/1000/(60*60*24)" office:value-type="time" office:time-value="PT03H45M51.281S" calcext:value-type="time">
            <text:p>03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79.15" calcext:value-type="float">
            <text:p>479.15</text:p>
          </table:table-cell>
          <table:table-cell office:value-type="float" office:value="607.91" calcext:value-type="float">
            <text:p>607.91</text:p>
          </table:table-cell>
        </table:table-row>
        <table:table-row table:style-name="ro1">
          <table:table-cell office:value-type="float" office:value="13567281" calcext:value-type="float">
            <text:p>13567281</text:p>
          </table:table-cell>
          <table:table-cell table:formula="of:=[.A850]/1000/(60*60*24)" office:value-type="time" office:time-value="PT03H46M07.281S" calcext:value-type="time">
            <text:p>03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79.7" calcext:value-type="float">
            <text:p>479.7</text:p>
          </table:table-cell>
          <table:table-cell office:value-type="float" office:value="608.59" calcext:value-type="float">
            <text:p>608.59</text:p>
          </table:table-cell>
        </table:table-row>
        <table:table-row table:style-name="ro1">
          <table:table-cell office:value-type="float" office:value="13583281" calcext:value-type="float">
            <text:p>13583281</text:p>
          </table:table-cell>
          <table:table-cell table:formula="of:=[.A851]/1000/(60*60*24)" office:value-type="time" office:time-value="PT03H46M23.281S" calcext:value-type="time">
            <text:p>03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80.25" calcext:value-type="float">
            <text:p>480.25</text:p>
          </table:table-cell>
          <table:table-cell office:value-type="float" office:value="609.26" calcext:value-type="float">
            <text:p>609.26</text:p>
          </table:table-cell>
        </table:table-row>
        <table:table-row table:style-name="ro1">
          <table:table-cell office:value-type="float" office:value="13599281" calcext:value-type="float">
            <text:p>13599281</text:p>
          </table:table-cell>
          <table:table-cell table:formula="of:=[.A852]/1000/(60*60*24)" office:value-type="time" office:time-value="PT03H46M39.281S" calcext:value-type="time">
            <text:p>03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80.8" calcext:value-type="float">
            <text:p>480.8</text:p>
          </table:table-cell>
          <table:table-cell office:value-type="float" office:value="609.94" calcext:value-type="float">
            <text:p>609.94</text:p>
          </table:table-cell>
        </table:table-row>
        <table:table-row table:style-name="ro1">
          <table:table-cell office:value-type="float" office:value="13615281" calcext:value-type="float">
            <text:p>13615281</text:p>
          </table:table-cell>
          <table:table-cell table:formula="of:=[.A853]/1000/(60*60*24)" office:value-type="time" office:time-value="PT03H46M55.281S" calcext:value-type="time">
            <text:p>03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81.35" calcext:value-type="float">
            <text:p>481.35</text:p>
          </table:table-cell>
          <table:table-cell office:value-type="float" office:value="610.62" calcext:value-type="float">
            <text:p>610.62</text:p>
          </table:table-cell>
        </table:table-row>
        <table:table-row table:style-name="ro1">
          <table:table-cell office:value-type="float" office:value="13631281" calcext:value-type="float">
            <text:p>13631281</text:p>
          </table:table-cell>
          <table:table-cell table:formula="of:=[.A854]/1000/(60*60*24)" office:value-type="time" office:time-value="PT03H47M11.281S" calcext:value-type="time">
            <text:p>03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481.9" calcext:value-type="float">
            <text:p>481.9</text:p>
          </table:table-cell>
          <table:table-cell office:value-type="float" office:value="611.29" calcext:value-type="float">
            <text:p>611.29</text:p>
          </table:table-cell>
        </table:table-row>
        <table:table-row table:style-name="ro1">
          <table:table-cell office:value-type="float" office:value="13647281" calcext:value-type="float">
            <text:p>13647281</text:p>
          </table:table-cell>
          <table:table-cell table:formula="of:=[.A855]/1000/(60*60*24)" office:value-type="time" office:time-value="PT03H47M27.281S" calcext:value-type="time">
            <text:p>03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82.45" calcext:value-type="float">
            <text:p>482.45</text:p>
          </table:table-cell>
          <table:table-cell office:value-type="float" office:value="611.97" calcext:value-type="float">
            <text:p>611.97</text:p>
          </table:table-cell>
        </table:table-row>
        <table:table-row table:style-name="ro1">
          <table:table-cell office:value-type="float" office:value="13663281" calcext:value-type="float">
            <text:p>13663281</text:p>
          </table:table-cell>
          <table:table-cell table:formula="of:=[.A856]/1000/(60*60*24)" office:value-type="time" office:time-value="PT03H47M43.281S" calcext:value-type="time">
            <text:p>03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483" calcext:value-type="float">
            <text:p>483</text:p>
          </table:table-cell>
          <table:table-cell office:value-type="float" office:value="612.64" calcext:value-type="float">
            <text:p>612.64</text:p>
          </table:table-cell>
        </table:table-row>
        <table:table-row table:style-name="ro1">
          <table:table-cell office:value-type="float" office:value="13679281" calcext:value-type="float">
            <text:p>13679281</text:p>
          </table:table-cell>
          <table:table-cell table:formula="of:=[.A857]/1000/(60*60*24)" office:value-type="time" office:time-value="PT03H47M59.281S" calcext:value-type="time">
            <text:p>03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483.55" calcext:value-type="float">
            <text:p>483.55</text:p>
          </table:table-cell>
          <table:table-cell office:value-type="float" office:value="613.32" calcext:value-type="float">
            <text:p>613.32</text:p>
          </table:table-cell>
        </table:table-row>
        <table:table-row table:style-name="ro1">
          <table:table-cell office:value-type="float" office:value="13695281" calcext:value-type="float">
            <text:p>13695281</text:p>
          </table:table-cell>
          <table:table-cell table:formula="of:=[.A858]/1000/(60*60*24)" office:value-type="time" office:time-value="PT03H48M15.281S" calcext:value-type="time">
            <text:p>03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84.1" calcext:value-type="float">
            <text:p>484.1</text:p>
          </table:table-cell>
          <table:table-cell office:value-type="float" office:value="613.99" calcext:value-type="float">
            <text:p>613.99</text:p>
          </table:table-cell>
        </table:table-row>
        <table:table-row table:style-name="ro1">
          <table:table-cell office:value-type="float" office:value="13711281" calcext:value-type="float">
            <text:p>13711281</text:p>
          </table:table-cell>
          <table:table-cell table:formula="of:=[.A859]/1000/(60*60*24)" office:value-type="time" office:time-value="PT03H48M31.281S" calcext:value-type="time">
            <text:p>03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84.65" calcext:value-type="float">
            <text:p>484.65</text:p>
          </table:table-cell>
          <table:table-cell office:value-type="float" office:value="614.67" calcext:value-type="float">
            <text:p>614.67</text:p>
          </table:table-cell>
        </table:table-row>
        <table:table-row table:style-name="ro1">
          <table:table-cell office:value-type="float" office:value="13727281" calcext:value-type="float">
            <text:p>13727281</text:p>
          </table:table-cell>
          <table:table-cell table:formula="of:=[.A860]/1000/(60*60*24)" office:value-type="time" office:time-value="PT03H48M47.281S" calcext:value-type="time">
            <text:p>03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85.2" calcext:value-type="float">
            <text:p>485.2</text:p>
          </table:table-cell>
          <table:table-cell office:value-type="float" office:value="615.34" calcext:value-type="float">
            <text:p>615.34</text:p>
          </table:table-cell>
        </table:table-row>
        <table:table-row table:style-name="ro1">
          <table:table-cell office:value-type="float" office:value="13743281" calcext:value-type="float">
            <text:p>13743281</text:p>
          </table:table-cell>
          <table:table-cell table:formula="of:=[.A861]/1000/(60*60*24)" office:value-type="time" office:time-value="PT03H49M03.281S" calcext:value-type="time">
            <text:p>03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485.74" calcext:value-type="float">
            <text:p>485.74</text:p>
          </table:table-cell>
          <table:table-cell office:value-type="float" office:value="616.02" calcext:value-type="float">
            <text:p>616.02</text:p>
          </table:table-cell>
        </table:table-row>
        <table:table-row table:style-name="ro1">
          <table:table-cell office:value-type="float" office:value="13759281" calcext:value-type="float">
            <text:p>13759281</text:p>
          </table:table-cell>
          <table:table-cell table:formula="of:=[.A862]/1000/(60*60*24)" office:value-type="time" office:time-value="PT03H49M19.281S" calcext:value-type="time">
            <text:p>03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86.29" calcext:value-type="float">
            <text:p>486.29</text:p>
          </table:table-cell>
          <table:table-cell office:value-type="float" office:value="616.69" calcext:value-type="float">
            <text:p>616.69</text:p>
          </table:table-cell>
        </table:table-row>
        <table:table-row table:style-name="ro1">
          <table:table-cell office:value-type="float" office:value="13775281" calcext:value-type="float">
            <text:p>13775281</text:p>
          </table:table-cell>
          <table:table-cell table:formula="of:=[.A863]/1000/(60*60*24)" office:value-type="time" office:time-value="PT03H49M35.281S" calcext:value-type="time">
            <text:p>03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86.84" calcext:value-type="float">
            <text:p>486.84</text:p>
          </table:table-cell>
          <table:table-cell office:value-type="float" office:value="617.37" calcext:value-type="float">
            <text:p>617.37</text:p>
          </table:table-cell>
        </table:table-row>
        <table:table-row table:style-name="ro1">
          <table:table-cell office:value-type="float" office:value="13791281" calcext:value-type="float">
            <text:p>13791281</text:p>
          </table:table-cell>
          <table:table-cell table:formula="of:=[.A864]/1000/(60*60*24)" office:value-type="time" office:time-value="PT03H49M51.281S" calcext:value-type="time">
            <text:p>03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87.39" calcext:value-type="float">
            <text:p>487.39</text:p>
          </table:table-cell>
          <table:table-cell office:value-type="float" office:value="618.04" calcext:value-type="float">
            <text:p>618.04</text:p>
          </table:table-cell>
        </table:table-row>
        <table:table-row table:style-name="ro1">
          <table:table-cell office:value-type="float" office:value="13807281" calcext:value-type="float">
            <text:p>13807281</text:p>
          </table:table-cell>
          <table:table-cell table:formula="of:=[.A865]/1000/(60*60*24)" office:value-type="time" office:time-value="PT03H50M07.281S" calcext:value-type="time">
            <text:p>03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87.94" calcext:value-type="float">
            <text:p>487.94</text:p>
          </table:table-cell>
          <table:table-cell office:value-type="float" office:value="618.72" calcext:value-type="float">
            <text:p>618.72</text:p>
          </table:table-cell>
        </table:table-row>
        <table:table-row table:style-name="ro1">
          <table:table-cell office:value-type="float" office:value="13823281" calcext:value-type="float">
            <text:p>13823281</text:p>
          </table:table-cell>
          <table:table-cell table:formula="of:=[.A866]/1000/(60*60*24)" office:value-type="time" office:time-value="PT03H50M23.281S" calcext:value-type="time">
            <text:p>03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88.49" calcext:value-type="float">
            <text:p>488.49</text:p>
          </table:table-cell>
          <table:table-cell office:value-type="float" office:value="619.39" calcext:value-type="float">
            <text:p>619.39</text:p>
          </table:table-cell>
        </table:table-row>
        <table:table-row table:style-name="ro1">
          <table:table-cell office:value-type="float" office:value="13839280" calcext:value-type="float">
            <text:p>13839280</text:p>
          </table:table-cell>
          <table:table-cell table:formula="of:=[.A867]/1000/(60*60*24)" office:value-type="time" office:time-value="PT03H50M39.28S" calcext:value-type="time">
            <text:p>03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89.04" calcext:value-type="float">
            <text:p>489.04</text:p>
          </table:table-cell>
          <table:table-cell office:value-type="float" office:value="620.06" calcext:value-type="float">
            <text:p>620.06</text:p>
          </table:table-cell>
        </table:table-row>
        <table:table-row table:style-name="ro1">
          <table:table-cell office:value-type="float" office:value="13855281" calcext:value-type="float">
            <text:p>13855281</text:p>
          </table:table-cell>
          <table:table-cell table:formula="of:=[.A868]/1000/(60*60*24)" office:value-type="time" office:time-value="PT03H50M55.281S" calcext:value-type="time">
            <text:p>03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89.59" calcext:value-type="float">
            <text:p>489.59</text:p>
          </table:table-cell>
          <table:table-cell office:value-type="float" office:value="620.74" calcext:value-type="float">
            <text:p>620.74</text:p>
          </table:table-cell>
        </table:table-row>
        <table:table-row table:style-name="ro1">
          <table:table-cell office:value-type="float" office:value="13871281" calcext:value-type="float">
            <text:p>13871281</text:p>
          </table:table-cell>
          <table:table-cell table:formula="of:=[.A869]/1000/(60*60*24)" office:value-type="time" office:time-value="PT03H51M11.281S" calcext:value-type="time">
            <text:p>03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90.14" calcext:value-type="float">
            <text:p>490.14</text:p>
          </table:table-cell>
          <table:table-cell office:value-type="float" office:value="621.41" calcext:value-type="float">
            <text:p>621.41</text:p>
          </table:table-cell>
        </table:table-row>
        <table:table-row table:style-name="ro1">
          <table:table-cell office:value-type="float" office:value="13887281" calcext:value-type="float">
            <text:p>13887281</text:p>
          </table:table-cell>
          <table:table-cell table:formula="of:=[.A870]/1000/(60*60*24)" office:value-type="time" office:time-value="PT03H51M27.281S" calcext:value-type="time">
            <text:p>03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90.68" calcext:value-type="float">
            <text:p>490.68</text:p>
          </table:table-cell>
          <table:table-cell office:value-type="float" office:value="622.09" calcext:value-type="float">
            <text:p>622.09</text:p>
          </table:table-cell>
        </table:table-row>
        <table:table-row table:style-name="ro1">
          <table:table-cell office:value-type="float" office:value="13903281" calcext:value-type="float">
            <text:p>13903281</text:p>
          </table:table-cell>
          <table:table-cell table:formula="of:=[.A871]/1000/(60*60*24)" office:value-type="time" office:time-value="PT03H51M43.281S" calcext:value-type="time">
            <text:p>03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91.23" calcext:value-type="float">
            <text:p>491.23</text:p>
          </table:table-cell>
          <table:table-cell office:value-type="float" office:value="622.76" calcext:value-type="float">
            <text:p>622.76</text:p>
          </table:table-cell>
        </table:table-row>
        <table:table-row table:style-name="ro1">
          <table:table-cell office:value-type="float" office:value="13919281" calcext:value-type="float">
            <text:p>13919281</text:p>
          </table:table-cell>
          <table:table-cell table:formula="of:=[.A872]/1000/(60*60*24)" office:value-type="time" office:time-value="PT03H51M59.281S" calcext:value-type="time">
            <text:p>03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91.78" calcext:value-type="float">
            <text:p>491.78</text:p>
          </table:table-cell>
          <table:table-cell office:value-type="float" office:value="623.43" calcext:value-type="float">
            <text:p>623.43</text:p>
          </table:table-cell>
        </table:table-row>
        <table:table-row table:style-name="ro1">
          <table:table-cell office:value-type="float" office:value="13935281" calcext:value-type="float">
            <text:p>13935281</text:p>
          </table:table-cell>
          <table:table-cell table:formula="of:=[.A873]/1000/(60*60*24)" office:value-type="time" office:time-value="PT03H52M15.281S" calcext:value-type="time">
            <text:p>03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92.33" calcext:value-type="float">
            <text:p>492.33</text:p>
          </table:table-cell>
          <table:table-cell office:value-type="float" office:value="624.11" calcext:value-type="float">
            <text:p>624.11</text:p>
          </table:table-cell>
        </table:table-row>
        <table:table-row table:style-name="ro1">
          <table:table-cell office:value-type="float" office:value="13951281" calcext:value-type="float">
            <text:p>13951281</text:p>
          </table:table-cell>
          <table:table-cell table:formula="of:=[.A874]/1000/(60*60*24)" office:value-type="time" office:time-value="PT03H52M31.281S" calcext:value-type="time">
            <text:p>03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92.88" calcext:value-type="float">
            <text:p>492.88</text:p>
          </table:table-cell>
          <table:table-cell office:value-type="float" office:value="624.78" calcext:value-type="float">
            <text:p>624.78</text:p>
          </table:table-cell>
        </table:table-row>
        <table:table-row table:style-name="ro1">
          <table:table-cell office:value-type="float" office:value="13967281" calcext:value-type="float">
            <text:p>13967281</text:p>
          </table:table-cell>
          <table:table-cell table:formula="of:=[.A875]/1000/(60*60*24)" office:value-type="time" office:time-value="PT03H52M47.281S" calcext:value-type="time">
            <text:p>03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93.43" calcext:value-type="float">
            <text:p>493.43</text:p>
          </table:table-cell>
          <table:table-cell office:value-type="float" office:value="625.46" calcext:value-type="float">
            <text:p>625.46</text:p>
          </table:table-cell>
        </table:table-row>
        <table:table-row table:style-name="ro1">
          <table:table-cell office:value-type="float" office:value="13983281" calcext:value-type="float">
            <text:p>13983281</text:p>
          </table:table-cell>
          <table:table-cell table:formula="of:=[.A876]/1000/(60*60*24)" office:value-type="time" office:time-value="PT03H53M03.281S" calcext:value-type="time">
            <text:p>03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93.97" calcext:value-type="float">
            <text:p>493.97</text:p>
          </table:table-cell>
          <table:table-cell office:value-type="float" office:value="626.13" calcext:value-type="float">
            <text:p>626.13</text:p>
          </table:table-cell>
        </table:table-row>
        <table:table-row table:style-name="ro1">
          <table:table-cell office:value-type="float" office:value="13999281" calcext:value-type="float">
            <text:p>13999281</text:p>
          </table:table-cell>
          <table:table-cell table:formula="of:=[.A877]/1000/(60*60*24)" office:value-type="time" office:time-value="PT03H53M19.281S" calcext:value-type="time">
            <text:p>03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94.52" calcext:value-type="float">
            <text:p>494.52</text:p>
          </table:table-cell>
          <table:table-cell office:value-type="float" office:value="626.8" calcext:value-type="float">
            <text:p>626.8</text:p>
          </table:table-cell>
        </table:table-row>
        <table:table-row table:style-name="ro1">
          <table:table-cell office:value-type="float" office:value="14015281" calcext:value-type="float">
            <text:p>14015281</text:p>
          </table:table-cell>
          <table:table-cell table:formula="of:=[.A878]/1000/(60*60*24)" office:value-type="time" office:time-value="PT03H53M35.281S" calcext:value-type="time">
            <text:p>03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5.07" calcext:value-type="float">
            <text:p>495.07</text:p>
          </table:table-cell>
          <table:table-cell office:value-type="float" office:value="627.48" calcext:value-type="float">
            <text:p>627.48</text:p>
          </table:table-cell>
        </table:table-row>
        <table:table-row table:style-name="ro1">
          <table:table-cell office:value-type="float" office:value="14031281" calcext:value-type="float">
            <text:p>14031281</text:p>
          </table:table-cell>
          <table:table-cell table:formula="of:=[.A879]/1000/(60*60*24)" office:value-type="time" office:time-value="PT03H53M51.281S" calcext:value-type="time">
            <text:p>03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5.62" calcext:value-type="float">
            <text:p>495.62</text:p>
          </table:table-cell>
          <table:table-cell office:value-type="float" office:value="628.15" calcext:value-type="float">
            <text:p>628.15</text:p>
          </table:table-cell>
        </table:table-row>
        <table:table-row table:style-name="ro1">
          <table:table-cell office:value-type="float" office:value="14047280" calcext:value-type="float">
            <text:p>14047280</text:p>
          </table:table-cell>
          <table:table-cell table:formula="of:=[.A880]/1000/(60*60*24)" office:value-type="time" office:time-value="PT03H54M07.28S" calcext:value-type="time">
            <text:p>03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6.17" calcext:value-type="float">
            <text:p>496.17</text:p>
          </table:table-cell>
          <table:table-cell office:value-type="float" office:value="628.82" calcext:value-type="float">
            <text:p>628.82</text:p>
          </table:table-cell>
        </table:table-row>
        <table:table-row table:style-name="ro1">
          <table:table-cell office:value-type="float" office:value="14063281" calcext:value-type="float">
            <text:p>14063281</text:p>
          </table:table-cell>
          <table:table-cell table:formula="of:=[.A881]/1000/(60*60*24)" office:value-type="time" office:time-value="PT03H54M23.281S" calcext:value-type="time">
            <text:p>03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6.71" calcext:value-type="float">
            <text:p>496.71</text:p>
          </table:table-cell>
          <table:table-cell office:value-type="float" office:value="629.5" calcext:value-type="float">
            <text:p>629.5</text:p>
          </table:table-cell>
        </table:table-row>
        <table:table-row table:style-name="ro1">
          <table:table-cell office:value-type="float" office:value="14079281" calcext:value-type="float">
            <text:p>14079281</text:p>
          </table:table-cell>
          <table:table-cell table:formula="of:=[.A882]/1000/(60*60*24)" office:value-type="time" office:time-value="PT03H54M39.281S" calcext:value-type="time">
            <text:p>03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7.26" calcext:value-type="float">
            <text:p>497.26</text:p>
          </table:table-cell>
          <table:table-cell office:value-type="float" office:value="630.17" calcext:value-type="float">
            <text:p>630.17</text:p>
          </table:table-cell>
        </table:table-row>
        <table:table-row table:style-name="ro1">
          <table:table-cell office:value-type="float" office:value="14095281" calcext:value-type="float">
            <text:p>14095281</text:p>
          </table:table-cell>
          <table:table-cell table:formula="of:=[.A883]/1000/(60*60*24)" office:value-type="time" office:time-value="PT03H54M55.281S" calcext:value-type="time">
            <text:p>03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7.81" calcext:value-type="float">
            <text:p>497.81</text:p>
          </table:table-cell>
          <table:table-cell office:value-type="float" office:value="630.84" calcext:value-type="float">
            <text:p>630.84</text:p>
          </table:table-cell>
        </table:table-row>
        <table:table-row table:style-name="ro1">
          <table:table-cell office:value-type="float" office:value="14111281" calcext:value-type="float">
            <text:p>14111281</text:p>
          </table:table-cell>
          <table:table-cell table:formula="of:=[.A884]/1000/(60*60*24)" office:value-type="time" office:time-value="PT03H55M11.281S" calcext:value-type="time">
            <text:p>03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498.36" calcext:value-type="float">
            <text:p>498.36</text:p>
          </table:table-cell>
          <table:table-cell office:value-type="float" office:value="631.51" calcext:value-type="float">
            <text:p>631.51</text:p>
          </table:table-cell>
        </table:table-row>
        <table:table-row table:style-name="ro1">
          <table:table-cell office:value-type="float" office:value="14127281" calcext:value-type="float">
            <text:p>14127281</text:p>
          </table:table-cell>
          <table:table-cell table:formula="of:=[.A885]/1000/(60*60*24)" office:value-type="time" office:time-value="PT03H55M27.281S" calcext:value-type="time">
            <text:p>03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98.91" calcext:value-type="float">
            <text:p>498.91</text:p>
          </table:table-cell>
          <table:table-cell office:value-type="float" office:value="632.19" calcext:value-type="float">
            <text:p>632.19</text:p>
          </table:table-cell>
        </table:table-row>
        <table:table-row table:style-name="ro1">
          <table:table-cell office:value-type="float" office:value="14143281" calcext:value-type="float">
            <text:p>14143281</text:p>
          </table:table-cell>
          <table:table-cell table:formula="of:=[.A886]/1000/(60*60*24)" office:value-type="time" office:time-value="PT03H55M43.281S" calcext:value-type="time">
            <text:p>03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499.45" calcext:value-type="float">
            <text:p>499.45</text:p>
          </table:table-cell>
          <table:table-cell office:value-type="float" office:value="632.86" calcext:value-type="float">
            <text:p>632.86</text:p>
          </table:table-cell>
        </table:table-row>
        <table:table-row table:style-name="ro1">
          <table:table-cell office:value-type="float" office:value="14159281" calcext:value-type="float">
            <text:p>14159281</text:p>
          </table:table-cell>
          <table:table-cell table:formula="of:=[.A887]/1000/(60*60*24)" office:value-type="time" office:time-value="PT03H55M59.281S" calcext:value-type="time">
            <text:p>03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500" calcext:value-type="float">
            <text:p>500</text:p>
          </table:table-cell>
          <table:table-cell office:value-type="float" office:value="633.53" calcext:value-type="float">
            <text:p>633.53</text:p>
          </table:table-cell>
        </table:table-row>
        <table:table-row table:style-name="ro1">
          <table:table-cell office:value-type="float" office:value="14175281" calcext:value-type="float">
            <text:p>14175281</text:p>
          </table:table-cell>
          <table:table-cell table:formula="of:=[.A888]/1000/(60*60*24)" office:value-type="time" office:time-value="PT03H56M15.281S" calcext:value-type="time">
            <text:p>03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500.55" calcext:value-type="float">
            <text:p>500.55</text:p>
          </table:table-cell>
          <table:table-cell office:value-type="float" office:value="634.2" calcext:value-type="float">
            <text:p>634.2</text:p>
          </table:table-cell>
        </table:table-row>
        <table:table-row table:style-name="ro1">
          <table:table-cell office:value-type="float" office:value="14191281" calcext:value-type="float">
            <text:p>14191281</text:p>
          </table:table-cell>
          <table:table-cell table:formula="of:=[.A889]/1000/(60*60*24)" office:value-type="time" office:time-value="PT03H56M31.281S" calcext:value-type="time">
            <text:p>03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501.1" calcext:value-type="float">
            <text:p>501.1</text:p>
          </table:table-cell>
          <table:table-cell office:value-type="float" office:value="634.87" calcext:value-type="float">
            <text:p>634.87</text:p>
          </table:table-cell>
        </table:table-row>
        <table:table-row table:style-name="ro1">
          <table:table-cell office:value-type="float" office:value="14207281" calcext:value-type="float">
            <text:p>14207281</text:p>
          </table:table-cell>
          <table:table-cell table:formula="of:=[.A890]/1000/(60*60*24)" office:value-type="time" office:time-value="PT03H56M47.281S" calcext:value-type="time">
            <text:p>03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501.64" calcext:value-type="float">
            <text:p>501.64</text:p>
          </table:table-cell>
          <table:table-cell office:value-type="float" office:value="635.54" calcext:value-type="float">
            <text:p>635.54</text:p>
          </table:table-cell>
        </table:table-row>
        <table:table-row table:style-name="ro1">
          <table:table-cell office:value-type="float" office:value="14223281" calcext:value-type="float">
            <text:p>14223281</text:p>
          </table:table-cell>
          <table:table-cell table:formula="of:=[.A891]/1000/(60*60*24)" office:value-type="time" office:time-value="PT03H57M03.281S" calcext:value-type="time">
            <text:p>03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502.19" calcext:value-type="float">
            <text:p>502.19</text:p>
          </table:table-cell>
          <table:table-cell office:value-type="float" office:value="636.22" calcext:value-type="float">
            <text:p>636.22</text:p>
          </table:table-cell>
        </table:table-row>
        <table:table-row table:style-name="ro1">
          <table:table-cell office:value-type="float" office:value="14239281" calcext:value-type="float">
            <text:p>14239281</text:p>
          </table:table-cell>
          <table:table-cell table:formula="of:=[.A892]/1000/(60*60*24)" office:value-type="time" office:time-value="PT03H57M19.281S" calcext:value-type="time">
            <text:p>03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502.74" calcext:value-type="float">
            <text:p>502.74</text:p>
          </table:table-cell>
          <table:table-cell office:value-type="float" office:value="636.89" calcext:value-type="float">
            <text:p>636.89</text:p>
          </table:table-cell>
        </table:table-row>
        <table:table-row table:style-name="ro1">
          <table:table-cell office:value-type="float" office:value="14255281" calcext:value-type="float">
            <text:p>14255281</text:p>
          </table:table-cell>
          <table:table-cell table:formula="of:=[.A893]/1000/(60*60*24)" office:value-type="time" office:time-value="PT03H57M35.281S" calcext:value-type="time">
            <text:p>03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503.29" calcext:value-type="float">
            <text:p>503.29</text:p>
          </table:table-cell>
          <table:table-cell office:value-type="float" office:value="637.56" calcext:value-type="float">
            <text:p>637.56</text:p>
          </table:table-cell>
        </table:table-row>
        <table:table-row table:style-name="ro1">
          <table:table-cell office:value-type="float" office:value="14271281" calcext:value-type="float">
            <text:p>14271281</text:p>
          </table:table-cell>
          <table:table-cell table:formula="of:=[.A894]/1000/(60*60*24)" office:value-type="time" office:time-value="PT03H57M51.281S" calcext:value-type="time">
            <text:p>03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" calcext:value-type="float">
            <text:p>151.2</text:p>
          </table:table-cell>
          <table:table-cell office:value-type="float" office:value="503.83" calcext:value-type="float">
            <text:p>503.83</text:p>
          </table:table-cell>
          <table:table-cell office:value-type="float" office:value="638.23" calcext:value-type="float">
            <text:p>638.23</text:p>
          </table:table-cell>
        </table:table-row>
        <table:table-row table:style-name="ro1">
          <table:table-cell office:value-type="float" office:value="14287281" calcext:value-type="float">
            <text:p>14287281</text:p>
          </table:table-cell>
          <table:table-cell table:formula="of:=[.A895]/1000/(60*60*24)" office:value-type="time" office:time-value="PT03H58M07.281S" calcext:value-type="time">
            <text:p>03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504.38" calcext:value-type="float">
            <text:p>504.38</text:p>
          </table:table-cell>
          <table:table-cell office:value-type="float" office:value="638.9" calcext:value-type="float">
            <text:p>638.9</text:p>
          </table:table-cell>
        </table:table-row>
        <table:table-row table:style-name="ro1">
          <table:table-cell office:value-type="float" office:value="14303281" calcext:value-type="float">
            <text:p>14303281</text:p>
          </table:table-cell>
          <table:table-cell table:formula="of:=[.A896]/1000/(60*60*24)" office:value-type="time" office:time-value="PT03H58M23.281S" calcext:value-type="time">
            <text:p>03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504.93" calcext:value-type="float">
            <text:p>504.93</text:p>
          </table:table-cell>
          <table:table-cell office:value-type="float" office:value="639.57" calcext:value-type="float">
            <text:p>639.57</text:p>
          </table:table-cell>
        </table:table-row>
        <table:table-row table:style-name="ro1">
          <table:table-cell office:value-type="float" office:value="14319281" calcext:value-type="float">
            <text:p>14319281</text:p>
          </table:table-cell>
          <table:table-cell table:formula="of:=[.A897]/1000/(60*60*24)" office:value-type="time" office:time-value="PT03H58M39.281S" calcext:value-type="time">
            <text:p>03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505.47" calcext:value-type="float">
            <text:p>505.47</text:p>
          </table:table-cell>
          <table:table-cell office:value-type="float" office:value="640.24" calcext:value-type="float">
            <text:p>640.24</text:p>
          </table:table-cell>
        </table:table-row>
        <table:table-row table:style-name="ro1">
          <table:table-cell office:value-type="float" office:value="14335281" calcext:value-type="float">
            <text:p>14335281</text:p>
          </table:table-cell>
          <table:table-cell table:formula="of:=[.A898]/1000/(60*60*24)" office:value-type="time" office:time-value="PT03H58M55.281S" calcext:value-type="time">
            <text:p>03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506.02" calcext:value-type="float">
            <text:p>506.02</text:p>
          </table:table-cell>
          <table:table-cell office:value-type="float" office:value="640.91" calcext:value-type="float">
            <text:p>640.91</text:p>
          </table:table-cell>
        </table:table-row>
        <table:table-row table:style-name="ro1">
          <table:table-cell office:value-type="float" office:value="14351281" calcext:value-type="float">
            <text:p>14351281</text:p>
          </table:table-cell>
          <table:table-cell table:formula="of:=[.A899]/1000/(60*60*24)" office:value-type="time" office:time-value="PT03H59M11.281S" calcext:value-type="time">
            <text:p>03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506.57" calcext:value-type="float">
            <text:p>506.57</text:p>
          </table:table-cell>
          <table:table-cell office:value-type="float" office:value="641.58" calcext:value-type="float">
            <text:p>641.58</text:p>
          </table:table-cell>
        </table:table-row>
        <table:table-row table:style-name="ro1">
          <table:table-cell office:value-type="float" office:value="14367281" calcext:value-type="float">
            <text:p>14367281</text:p>
          </table:table-cell>
          <table:table-cell table:formula="of:=[.A900]/1000/(60*60*24)" office:value-type="time" office:time-value="PT03H59M27.281S" calcext:value-type="time">
            <text:p>03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507.12" calcext:value-type="float">
            <text:p>507.12</text:p>
          </table:table-cell>
          <table:table-cell office:value-type="float" office:value="642.25" calcext:value-type="float">
            <text:p>642.25</text:p>
          </table:table-cell>
        </table:table-row>
        <table:table-row table:style-name="ro1">
          <table:table-cell office:value-type="float" office:value="14383281" calcext:value-type="float">
            <text:p>14383281</text:p>
          </table:table-cell>
          <table:table-cell table:formula="of:=[.A901]/1000/(60*60*24)" office:value-type="time" office:time-value="PT03H59M43.281S" calcext:value-type="time">
            <text:p>03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507.66" calcext:value-type="float">
            <text:p>507.66</text:p>
          </table:table-cell>
          <table:table-cell office:value-type="float" office:value="642.92" calcext:value-type="float">
            <text:p>642.92</text:p>
          </table:table-cell>
        </table:table-row>
        <table:table-row table:style-name="ro1">
          <table:table-cell office:value-type="float" office:value="14399281" calcext:value-type="float">
            <text:p>14399281</text:p>
          </table:table-cell>
          <table:table-cell table:formula="of:=[.A902]/1000/(60*60*24)" office:value-type="time" office:time-value="PT03H59M59.281S" calcext:value-type="time">
            <text:p>03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508.21" calcext:value-type="float">
            <text:p>508.21</text:p>
          </table:table-cell>
          <table:table-cell office:value-type="float" office:value="643.59" calcext:value-type="float">
            <text:p>643.59</text:p>
          </table:table-cell>
        </table:table-row>
        <table:table-row table:style-name="ro1">
          <table:table-cell office:value-type="float" office:value="14415281" calcext:value-type="float">
            <text:p>14415281</text:p>
          </table:table-cell>
          <table:table-cell table:formula="of:=[.A903]/1000/(60*60*24)" office:value-type="time" office:time-value="PT04H00M15.281S" calcext:value-type="time">
            <text:p>04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08.76" calcext:value-type="float">
            <text:p>508.76</text:p>
          </table:table-cell>
          <table:table-cell office:value-type="float" office:value="644.26" calcext:value-type="float">
            <text:p>644.26</text:p>
          </table:table-cell>
        </table:table-row>
        <table:table-row table:style-name="ro1">
          <table:table-cell office:value-type="float" office:value="14431281" calcext:value-type="float">
            <text:p>14431281</text:p>
          </table:table-cell>
          <table:table-cell table:formula="of:=[.A904]/1000/(60*60*24)" office:value-type="time" office:time-value="PT04H00M31.281S" calcext:value-type="time">
            <text:p>04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09.3" calcext:value-type="float">
            <text:p>509.3</text:p>
          </table:table-cell>
          <table:table-cell office:value-type="float" office:value="644.93" calcext:value-type="float">
            <text:p>644.93</text:p>
          </table:table-cell>
        </table:table-row>
        <table:table-row table:style-name="ro1">
          <table:table-cell office:value-type="float" office:value="14447281" calcext:value-type="float">
            <text:p>14447281</text:p>
          </table:table-cell>
          <table:table-cell table:formula="of:=[.A905]/1000/(60*60*24)" office:value-type="time" office:time-value="PT04H00M47.281S" calcext:value-type="time">
            <text:p>04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09.85" calcext:value-type="float">
            <text:p>509.85</text:p>
          </table:table-cell>
          <table:table-cell office:value-type="float" office:value="645.6" calcext:value-type="float">
            <text:p>645.6</text:p>
          </table:table-cell>
        </table:table-row>
        <table:table-row table:style-name="ro1">
          <table:table-cell office:value-type="float" office:value="14463281" calcext:value-type="float">
            <text:p>14463281</text:p>
          </table:table-cell>
          <table:table-cell table:formula="of:=[.A906]/1000/(60*60*24)" office:value-type="time" office:time-value="PT04H01M03.281S" calcext:value-type="time">
            <text:p>04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10.4" calcext:value-type="float">
            <text:p>510.4</text:p>
          </table:table-cell>
          <table:table-cell office:value-type="float" office:value="646.27" calcext:value-type="float">
            <text:p>646.27</text:p>
          </table:table-cell>
        </table:table-row>
        <table:table-row table:style-name="ro1">
          <table:table-cell office:value-type="float" office:value="14479281" calcext:value-type="float">
            <text:p>14479281</text:p>
          </table:table-cell>
          <table:table-cell table:formula="of:=[.A907]/1000/(60*60*24)" office:value-type="time" office:time-value="PT04H01M19.281S" calcext:value-type="time">
            <text:p>04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10.94" calcext:value-type="float">
            <text:p>510.94</text:p>
          </table:table-cell>
          <table:table-cell office:value-type="float" office:value="646.94" calcext:value-type="float">
            <text:p>646.94</text:p>
          </table:table-cell>
        </table:table-row>
        <table:table-row table:style-name="ro1">
          <table:table-cell office:value-type="float" office:value="14495281" calcext:value-type="float">
            <text:p>14495281</text:p>
          </table:table-cell>
          <table:table-cell table:formula="of:=[.A908]/1000/(60*60*24)" office:value-type="time" office:time-value="PT04H01M35.281S" calcext:value-type="time">
            <text:p>04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11.49" calcext:value-type="float">
            <text:p>511.49</text:p>
          </table:table-cell>
          <table:table-cell office:value-type="float" office:value="647.61" calcext:value-type="float">
            <text:p>647.61</text:p>
          </table:table-cell>
        </table:table-row>
        <table:table-row table:style-name="ro1">
          <table:table-cell office:value-type="float" office:value="14511281" calcext:value-type="float">
            <text:p>14511281</text:p>
          </table:table-cell>
          <table:table-cell table:formula="of:=[.A909]/1000/(60*60*24)" office:value-type="time" office:time-value="PT04H01M51.281S" calcext:value-type="time">
            <text:p>04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12.04" calcext:value-type="float">
            <text:p>512.04</text:p>
          </table:table-cell>
          <table:table-cell office:value-type="float" office:value="648.27" calcext:value-type="float">
            <text:p>648.27</text:p>
          </table:table-cell>
        </table:table-row>
        <table:table-row table:style-name="ro1">
          <table:table-cell office:value-type="float" office:value="14527281" calcext:value-type="float">
            <text:p>14527281</text:p>
          </table:table-cell>
          <table:table-cell table:formula="of:=[.A910]/1000/(60*60*24)" office:value-type="time" office:time-value="PT04H02M07.281S" calcext:value-type="time">
            <text:p>04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2.58" calcext:value-type="float">
            <text:p>512.58</text:p>
          </table:table-cell>
          <table:table-cell office:value-type="float" office:value="648.94" calcext:value-type="float">
            <text:p>648.94</text:p>
          </table:table-cell>
        </table:table-row>
        <table:table-row table:style-name="ro1">
          <table:table-cell office:value-type="float" office:value="14543281" calcext:value-type="float">
            <text:p>14543281</text:p>
          </table:table-cell>
          <table:table-cell table:formula="of:=[.A911]/1000/(60*60*24)" office:value-type="time" office:time-value="PT04H02M23.281S" calcext:value-type="time">
            <text:p>04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3.13" calcext:value-type="float">
            <text:p>513.13</text:p>
          </table:table-cell>
          <table:table-cell office:value-type="float" office:value="649.61" calcext:value-type="float">
            <text:p>649.61</text:p>
          </table:table-cell>
        </table:table-row>
        <table:table-row table:style-name="ro1">
          <table:table-cell office:value-type="float" office:value="14559281" calcext:value-type="float">
            <text:p>14559281</text:p>
          </table:table-cell>
          <table:table-cell table:formula="of:=[.A912]/1000/(60*60*24)" office:value-type="time" office:time-value="PT04H02M39.281S" calcext:value-type="time">
            <text:p>04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3.68" calcext:value-type="float">
            <text:p>513.68</text:p>
          </table:table-cell>
          <table:table-cell office:value-type="float" office:value="650.28" calcext:value-type="float">
            <text:p>650.28</text:p>
          </table:table-cell>
        </table:table-row>
        <table:table-row table:style-name="ro1">
          <table:table-cell office:value-type="float" office:value="14575281" calcext:value-type="float">
            <text:p>14575281</text:p>
          </table:table-cell>
          <table:table-cell table:formula="of:=[.A913]/1000/(60*60*24)" office:value-type="time" office:time-value="PT04H02M55.281S" calcext:value-type="time">
            <text:p>04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4.22" calcext:value-type="float">
            <text:p>514.22</text:p>
          </table:table-cell>
          <table:table-cell office:value-type="float" office:value="650.95" calcext:value-type="float">
            <text:p>650.95</text:p>
          </table:table-cell>
        </table:table-row>
        <table:table-row table:style-name="ro1">
          <table:table-cell office:value-type="float" office:value="14591281" calcext:value-type="float">
            <text:p>14591281</text:p>
          </table:table-cell>
          <table:table-cell table:formula="of:=[.A914]/1000/(60*60*24)" office:value-type="time" office:time-value="PT04H03M11.281S" calcext:value-type="time">
            <text:p>04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4.77" calcext:value-type="float">
            <text:p>514.77</text:p>
          </table:table-cell>
          <table:table-cell office:value-type="float" office:value="651.62" calcext:value-type="float">
            <text:p>651.62</text:p>
          </table:table-cell>
        </table:table-row>
        <table:table-row table:style-name="ro1">
          <table:table-cell office:value-type="float" office:value="14607281" calcext:value-type="float">
            <text:p>14607281</text:p>
          </table:table-cell>
          <table:table-cell table:formula="of:=[.A915]/1000/(60*60*24)" office:value-type="time" office:time-value="PT04H03M27.281S" calcext:value-type="time">
            <text:p>04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5.31" calcext:value-type="float">
            <text:p>515.31</text:p>
          </table:table-cell>
          <table:table-cell office:value-type="float" office:value="652.29" calcext:value-type="float">
            <text:p>652.29</text:p>
          </table:table-cell>
        </table:table-row>
        <table:table-row table:style-name="ro1">
          <table:table-cell office:value-type="float" office:value="14623281" calcext:value-type="float">
            <text:p>14623281</text:p>
          </table:table-cell>
          <table:table-cell table:formula="of:=[.A916]/1000/(60*60*24)" office:value-type="time" office:time-value="PT04H03M43.281S" calcext:value-type="time">
            <text:p>04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15.86" calcext:value-type="float">
            <text:p>515.86</text:p>
          </table:table-cell>
          <table:table-cell office:value-type="float" office:value="652.95" calcext:value-type="float">
            <text:p>652.95</text:p>
          </table:table-cell>
        </table:table-row>
        <table:table-row table:style-name="ro1">
          <table:table-cell office:value-type="float" office:value="14639281" calcext:value-type="float">
            <text:p>14639281</text:p>
          </table:table-cell>
          <table:table-cell table:formula="of:=[.A917]/1000/(60*60*24)" office:value-type="time" office:time-value="PT04H03M59.281S" calcext:value-type="time">
            <text:p>04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516.41" calcext:value-type="float">
            <text:p>516.41</text:p>
          </table:table-cell>
          <table:table-cell office:value-type="float" office:value="653.62" calcext:value-type="float">
            <text:p>653.62</text:p>
          </table:table-cell>
        </table:table-row>
        <table:table-row table:style-name="ro1">
          <table:table-cell office:value-type="float" office:value="14655281" calcext:value-type="float">
            <text:p>14655281</text:p>
          </table:table-cell>
          <table:table-cell table:formula="of:=[.A918]/1000/(60*60*24)" office:value-type="time" office:time-value="PT04H04M15.281S" calcext:value-type="time">
            <text:p>04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516.95" calcext:value-type="float">
            <text:p>516.95</text:p>
          </table:table-cell>
          <table:table-cell office:value-type="float" office:value="654.29" calcext:value-type="float">
            <text:p>654.29</text:p>
          </table:table-cell>
        </table:table-row>
        <table:table-row table:style-name="ro1">
          <table:table-cell office:value-type="float" office:value="14671281" calcext:value-type="float">
            <text:p>14671281</text:p>
          </table:table-cell>
          <table:table-cell table:formula="of:=[.A919]/1000/(60*60*24)" office:value-type="time" office:time-value="PT04H04M31.281S" calcext:value-type="time">
            <text:p>04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517.5" calcext:value-type="float">
            <text:p>517.5</text:p>
          </table:table-cell>
          <table:table-cell office:value-type="float" office:value="654.96" calcext:value-type="float">
            <text:p>654.96</text:p>
          </table:table-cell>
        </table:table-row>
        <table:table-row table:style-name="ro1">
          <table:table-cell office:value-type="float" office:value="14687281" calcext:value-type="float">
            <text:p>14687281</text:p>
          </table:table-cell>
          <table:table-cell table:formula="of:=[.A920]/1000/(60*60*24)" office:value-type="time" office:time-value="PT04H04M47.281S" calcext:value-type="time">
            <text:p>04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18.04" calcext:value-type="float">
            <text:p>518.04</text:p>
          </table:table-cell>
          <table:table-cell office:value-type="float" office:value="655.62" calcext:value-type="float">
            <text:p>655.62</text:p>
          </table:table-cell>
        </table:table-row>
        <table:table-row table:style-name="ro1">
          <table:table-cell office:value-type="float" office:value="14703281" calcext:value-type="float">
            <text:p>14703281</text:p>
          </table:table-cell>
          <table:table-cell table:formula="of:=[.A921]/1000/(60*60*24)" office:value-type="time" office:time-value="PT04H05M03.281S" calcext:value-type="time">
            <text:p>04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18.59" calcext:value-type="float">
            <text:p>518.59</text:p>
          </table:table-cell>
          <table:table-cell office:value-type="float" office:value="656.29" calcext:value-type="float">
            <text:p>656.29</text:p>
          </table:table-cell>
        </table:table-row>
        <table:table-row table:style-name="ro1">
          <table:table-cell office:value-type="float" office:value="14719281" calcext:value-type="float">
            <text:p>14719281</text:p>
          </table:table-cell>
          <table:table-cell table:formula="of:=[.A922]/1000/(60*60*24)" office:value-type="time" office:time-value="PT04H05M19.281S" calcext:value-type="time">
            <text:p>04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19.14" calcext:value-type="float">
            <text:p>519.14</text:p>
          </table:table-cell>
          <table:table-cell office:value-type="float" office:value="656.96" calcext:value-type="float">
            <text:p>656.96</text:p>
          </table:table-cell>
        </table:table-row>
        <table:table-row table:style-name="ro1">
          <table:table-cell office:value-type="float" office:value="14735281" calcext:value-type="float">
            <text:p>14735281</text:p>
          </table:table-cell>
          <table:table-cell table:formula="of:=[.A923]/1000/(60*60*24)" office:value-type="time" office:time-value="PT04H05M35.281S" calcext:value-type="time">
            <text:p>04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19.68" calcext:value-type="float">
            <text:p>519.68</text:p>
          </table:table-cell>
          <table:table-cell office:value-type="float" office:value="657.62" calcext:value-type="float">
            <text:p>657.62</text:p>
          </table:table-cell>
        </table:table-row>
        <table:table-row table:style-name="ro1">
          <table:table-cell office:value-type="float" office:value="14751281" calcext:value-type="float">
            <text:p>14751281</text:p>
          </table:table-cell>
          <table:table-cell table:formula="of:=[.A924]/1000/(60*60*24)" office:value-type="time" office:time-value="PT04H05M51.281S" calcext:value-type="time">
            <text:p>04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0.23" calcext:value-type="float">
            <text:p>520.23</text:p>
          </table:table-cell>
          <table:table-cell office:value-type="float" office:value="658.29" calcext:value-type="float">
            <text:p>658.29</text:p>
          </table:table-cell>
        </table:table-row>
        <table:table-row table:style-name="ro1">
          <table:table-cell office:value-type="float" office:value="14767281" calcext:value-type="float">
            <text:p>14767281</text:p>
          </table:table-cell>
          <table:table-cell table:formula="of:=[.A925]/1000/(60*60*24)" office:value-type="time" office:time-value="PT04H06M07.281S" calcext:value-type="time">
            <text:p>04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0.77" calcext:value-type="float">
            <text:p>520.77</text:p>
          </table:table-cell>
          <table:table-cell office:value-type="float" office:value="658.95" calcext:value-type="float">
            <text:p>658.95</text:p>
          </table:table-cell>
        </table:table-row>
        <table:table-row table:style-name="ro1">
          <table:table-cell office:value-type="float" office:value="14783281" calcext:value-type="float">
            <text:p>14783281</text:p>
          </table:table-cell>
          <table:table-cell table:formula="of:=[.A926]/1000/(60*60*24)" office:value-type="time" office:time-value="PT04H06M23.281S" calcext:value-type="time">
            <text:p>04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1.32" calcext:value-type="float">
            <text:p>521.32</text:p>
          </table:table-cell>
          <table:table-cell office:value-type="float" office:value="659.62" calcext:value-type="float">
            <text:p>659.62</text:p>
          </table:table-cell>
        </table:table-row>
        <table:table-row table:style-name="ro1">
          <table:table-cell office:value-type="float" office:value="14799281" calcext:value-type="float">
            <text:p>14799281</text:p>
          </table:table-cell>
          <table:table-cell table:formula="of:=[.A927]/1000/(60*60*24)" office:value-type="time" office:time-value="PT04H06M39.281S" calcext:value-type="time">
            <text:p>04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1.86" calcext:value-type="float">
            <text:p>521.86</text:p>
          </table:table-cell>
          <table:table-cell office:value-type="float" office:value="660.29" calcext:value-type="float">
            <text:p>660.29</text:p>
          </table:table-cell>
        </table:table-row>
        <table:table-row table:style-name="ro1">
          <table:table-cell office:value-type="float" office:value="14815281" calcext:value-type="float">
            <text:p>14815281</text:p>
          </table:table-cell>
          <table:table-cell table:formula="of:=[.A928]/1000/(60*60*24)" office:value-type="time" office:time-value="PT04H06M55.281S" calcext:value-type="time">
            <text:p>04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2.41" calcext:value-type="float">
            <text:p>522.41</text:p>
          </table:table-cell>
          <table:table-cell office:value-type="float" office:value="660.95" calcext:value-type="float">
            <text:p>660.95</text:p>
          </table:table-cell>
        </table:table-row>
        <table:table-row table:style-name="ro1">
          <table:table-cell office:value-type="float" office:value="14831281" calcext:value-type="float">
            <text:p>14831281</text:p>
          </table:table-cell>
          <table:table-cell table:formula="of:=[.A929]/1000/(60*60*24)" office:value-type="time" office:time-value="PT04H07M11.281S" calcext:value-type="time">
            <text:p>04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2.95" calcext:value-type="float">
            <text:p>522.95</text:p>
          </table:table-cell>
          <table:table-cell office:value-type="float" office:value="661.62" calcext:value-type="float">
            <text:p>661.62</text:p>
          </table:table-cell>
        </table:table-row>
        <table:table-row table:style-name="ro1">
          <table:table-cell office:value-type="float" office:value="14847281" calcext:value-type="float">
            <text:p>14847281</text:p>
          </table:table-cell>
          <table:table-cell table:formula="of:=[.A930]/1000/(60*60*24)" office:value-type="time" office:time-value="PT04H07M27.281S" calcext:value-type="time">
            <text:p>04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3.5" calcext:value-type="float">
            <text:p>523.5</text:p>
          </table:table-cell>
          <table:table-cell office:value-type="float" office:value="662.28" calcext:value-type="float">
            <text:p>662.28</text:p>
          </table:table-cell>
        </table:table-row>
        <table:table-row table:style-name="ro1">
          <table:table-cell office:value-type="float" office:value="14863281" calcext:value-type="float">
            <text:p>14863281</text:p>
          </table:table-cell>
          <table:table-cell table:formula="of:=[.A931]/1000/(60*60*24)" office:value-type="time" office:time-value="PT04H07M43.281S" calcext:value-type="time">
            <text:p>04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4.04" calcext:value-type="float">
            <text:p>524.04</text:p>
          </table:table-cell>
          <table:table-cell office:value-type="float" office:value="662.95" calcext:value-type="float">
            <text:p>662.95</text:p>
          </table:table-cell>
        </table:table-row>
        <table:table-row table:style-name="ro1">
          <table:table-cell office:value-type="float" office:value="14879281" calcext:value-type="float">
            <text:p>14879281</text:p>
          </table:table-cell>
          <table:table-cell table:formula="of:=[.A932]/1000/(60*60*24)" office:value-type="time" office:time-value="PT04H07M59.281S" calcext:value-type="time">
            <text:p>04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24.59" calcext:value-type="float">
            <text:p>524.59</text:p>
          </table:table-cell>
          <table:table-cell office:value-type="float" office:value="663.61" calcext:value-type="float">
            <text:p>663.61</text:p>
          </table:table-cell>
        </table:table-row>
        <table:table-row table:style-name="ro1">
          <table:table-cell office:value-type="float" office:value="14895281" calcext:value-type="float">
            <text:p>14895281</text:p>
          </table:table-cell>
          <table:table-cell table:formula="of:=[.A933]/1000/(60*60*24)" office:value-type="time" office:time-value="PT04H08M15.281S" calcext:value-type="time">
            <text:p>04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525.13" calcext:value-type="float">
            <text:p>525.13</text:p>
          </table:table-cell>
          <table:table-cell office:value-type="float" office:value="664.28" calcext:value-type="float">
            <text:p>664.28</text:p>
          </table:table-cell>
        </table:table-row>
        <table:table-row table:style-name="ro1">
          <table:table-cell office:value-type="float" office:value="14911281" calcext:value-type="float">
            <text:p>14911281</text:p>
          </table:table-cell>
          <table:table-cell table:formula="of:=[.A934]/1000/(60*60*24)" office:value-type="time" office:time-value="PT04H08M31.281S" calcext:value-type="time">
            <text:p>04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525.68" calcext:value-type="float">
            <text:p>525.68</text:p>
          </table:table-cell>
          <table:table-cell office:value-type="float" office:value="664.94" calcext:value-type="float">
            <text:p>664.94</text:p>
          </table:table-cell>
        </table:table-row>
        <table:table-row table:style-name="ro1">
          <table:table-cell office:value-type="float" office:value="14927280" calcext:value-type="float">
            <text:p>14927280</text:p>
          </table:table-cell>
          <table:table-cell table:formula="of:=[.A935]/1000/(60*60*24)" office:value-type="time" office:time-value="PT04H08M47.28S" calcext:value-type="time">
            <text:p>04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26.22" calcext:value-type="float">
            <text:p>526.22</text:p>
          </table:table-cell>
          <table:table-cell office:value-type="float" office:value="665.61" calcext:value-type="float">
            <text:p>665.61</text:p>
          </table:table-cell>
        </table:table-row>
        <table:table-row table:style-name="ro1">
          <table:table-cell office:value-type="float" office:value="14943281" calcext:value-type="float">
            <text:p>14943281</text:p>
          </table:table-cell>
          <table:table-cell table:formula="of:=[.A936]/1000/(60*60*24)" office:value-type="time" office:time-value="PT04H09M03.281S" calcext:value-type="time">
            <text:p>04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26.77" calcext:value-type="float">
            <text:p>526.77</text:p>
          </table:table-cell>
          <table:table-cell office:value-type="float" office:value="666.27" calcext:value-type="float">
            <text:p>666.27</text:p>
          </table:table-cell>
        </table:table-row>
        <table:table-row table:style-name="ro1">
          <table:table-cell office:value-type="float" office:value="14959281" calcext:value-type="float">
            <text:p>14959281</text:p>
          </table:table-cell>
          <table:table-cell table:formula="of:=[.A937]/1000/(60*60*24)" office:value-type="time" office:time-value="PT04H09M19.281S" calcext:value-type="time">
            <text:p>04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27.31" calcext:value-type="float">
            <text:p>527.31</text:p>
          </table:table-cell>
          <table:table-cell office:value-type="float" office:value="666.94" calcext:value-type="float">
            <text:p>666.94</text:p>
          </table:table-cell>
        </table:table-row>
        <table:table-row table:style-name="ro1">
          <table:table-cell office:value-type="float" office:value="14975281" calcext:value-type="float">
            <text:p>14975281</text:p>
          </table:table-cell>
          <table:table-cell table:formula="of:=[.A938]/1000/(60*60*24)" office:value-type="time" office:time-value="PT04H09M35.281S" calcext:value-type="time">
            <text:p>04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27.86" calcext:value-type="float">
            <text:p>527.86</text:p>
          </table:table-cell>
          <table:table-cell office:value-type="float" office:value="667.6" calcext:value-type="float">
            <text:p>667.6</text:p>
          </table:table-cell>
        </table:table-row>
        <table:table-row table:style-name="ro1">
          <table:table-cell office:value-type="float" office:value="14991281" calcext:value-type="float">
            <text:p>14991281</text:p>
          </table:table-cell>
          <table:table-cell table:formula="of:=[.A939]/1000/(60*60*24)" office:value-type="time" office:time-value="PT04H09M51.281S" calcext:value-type="time">
            <text:p>04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28.4" calcext:value-type="float">
            <text:p>528.4</text:p>
          </table:table-cell>
          <table:table-cell office:value-type="float" office:value="668.27" calcext:value-type="float">
            <text:p>668.27</text:p>
          </table:table-cell>
        </table:table-row>
        <table:table-row table:style-name="ro1">
          <table:table-cell office:value-type="float" office:value="15007281" calcext:value-type="float">
            <text:p>15007281</text:p>
          </table:table-cell>
          <table:table-cell table:formula="of:=[.A940]/1000/(60*60*24)" office:value-type="time" office:time-value="PT04H10M07.281S" calcext:value-type="time">
            <text:p>04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28.95" calcext:value-type="float">
            <text:p>528.95</text:p>
          </table:table-cell>
          <table:table-cell office:value-type="float" office:value="668.93" calcext:value-type="float">
            <text:p>668.93</text:p>
          </table:table-cell>
        </table:table-row>
        <table:table-row table:style-name="ro1">
          <table:table-cell office:value-type="float" office:value="15023281" calcext:value-type="float">
            <text:p>15023281</text:p>
          </table:table-cell>
          <table:table-cell table:formula="of:=[.A941]/1000/(60*60*24)" office:value-type="time" office:time-value="PT04H10M23.281S" calcext:value-type="time">
            <text:p>04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529.49" calcext:value-type="float">
            <text:p>529.49</text:p>
          </table:table-cell>
          <table:table-cell office:value-type="float" office:value="669.59" calcext:value-type="float">
            <text:p>669.59</text:p>
          </table:table-cell>
        </table:table-row>
        <table:table-row table:style-name="ro1">
          <table:table-cell office:value-type="float" office:value="15039281" calcext:value-type="float">
            <text:p>15039281</text:p>
          </table:table-cell>
          <table:table-cell table:formula="of:=[.A942]/1000/(60*60*24)" office:value-type="time" office:time-value="PT04H10M39.281S" calcext:value-type="time">
            <text:p>04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530.04" calcext:value-type="float">
            <text:p>530.04</text:p>
          </table:table-cell>
          <table:table-cell office:value-type="float" office:value="670.26" calcext:value-type="float">
            <text:p>670.26</text:p>
          </table:table-cell>
        </table:table-row>
        <table:table-row table:style-name="ro1">
          <table:table-cell office:value-type="float" office:value="15055281" calcext:value-type="float">
            <text:p>15055281</text:p>
          </table:table-cell>
          <table:table-cell table:formula="of:=[.A943]/1000/(60*60*24)" office:value-type="time" office:time-value="PT04H10M55.281S" calcext:value-type="time">
            <text:p>04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530.58" calcext:value-type="float">
            <text:p>530.58</text:p>
          </table:table-cell>
          <table:table-cell office:value-type="float" office:value="670.92" calcext:value-type="float">
            <text:p>670.92</text:p>
          </table:table-cell>
        </table:table-row>
        <table:table-row table:style-name="ro1">
          <table:table-cell office:value-type="float" office:value="15071281" calcext:value-type="float">
            <text:p>15071281</text:p>
          </table:table-cell>
          <table:table-cell table:formula="of:=[.A944]/1000/(60*60*24)" office:value-type="time" office:time-value="PT04H11M11.281S" calcext:value-type="time">
            <text:p>04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31.13" calcext:value-type="float">
            <text:p>531.13</text:p>
          </table:table-cell>
          <table:table-cell office:value-type="float" office:value="671.58" calcext:value-type="float">
            <text:p>671.58</text:p>
          </table:table-cell>
        </table:table-row>
        <table:table-row table:style-name="ro1">
          <table:table-cell office:value-type="float" office:value="15087281" calcext:value-type="float">
            <text:p>15087281</text:p>
          </table:table-cell>
          <table:table-cell table:formula="of:=[.A945]/1000/(60*60*24)" office:value-type="time" office:time-value="PT04H11M27.281S" calcext:value-type="time">
            <text:p>04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531.67" calcext:value-type="float">
            <text:p>531.67</text:p>
          </table:table-cell>
          <table:table-cell office:value-type="float" office:value="672.25" calcext:value-type="float">
            <text:p>672.25</text:p>
          </table:table-cell>
        </table:table-row>
        <table:table-row table:style-name="ro1">
          <table:table-cell office:value-type="float" office:value="15103281" calcext:value-type="float">
            <text:p>15103281</text:p>
          </table:table-cell>
          <table:table-cell table:formula="of:=[.A946]/1000/(60*60*24)" office:value-type="time" office:time-value="PT04H11M43.281S" calcext:value-type="time">
            <text:p>04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532.22" calcext:value-type="float">
            <text:p>532.22</text:p>
          </table:table-cell>
          <table:table-cell office:value-type="float" office:value="672.91" calcext:value-type="float">
            <text:p>672.91</text:p>
          </table:table-cell>
        </table:table-row>
        <table:table-row table:style-name="ro1">
          <table:table-cell office:value-type="float" office:value="15119281" calcext:value-type="float">
            <text:p>15119281</text:p>
          </table:table-cell>
          <table:table-cell table:formula="of:=[.A947]/1000/(60*60*24)" office:value-type="time" office:time-value="PT04H11M59.281S" calcext:value-type="time">
            <text:p>04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532.76" calcext:value-type="float">
            <text:p>532.76</text:p>
          </table:table-cell>
          <table:table-cell office:value-type="float" office:value="673.57" calcext:value-type="float">
            <text:p>673.57</text:p>
          </table:table-cell>
        </table:table-row>
        <table:table-row table:style-name="ro1">
          <table:table-cell office:value-type="float" office:value="15135281" calcext:value-type="float">
            <text:p>15135281</text:p>
          </table:table-cell>
          <table:table-cell table:formula="of:=[.A948]/1000/(60*60*24)" office:value-type="time" office:time-value="PT04H12M15.281S" calcext:value-type="time">
            <text:p>04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33.3" calcext:value-type="float">
            <text:p>533.3</text:p>
          </table:table-cell>
          <table:table-cell office:value-type="float" office:value="674.24" calcext:value-type="float">
            <text:p>674.24</text:p>
          </table:table-cell>
        </table:table-row>
        <table:table-row table:style-name="ro1">
          <table:table-cell office:value-type="float" office:value="15151281" calcext:value-type="float">
            <text:p>15151281</text:p>
          </table:table-cell>
          <table:table-cell table:formula="of:=[.A949]/1000/(60*60*24)" office:value-type="time" office:time-value="PT04H12M31.281S" calcext:value-type="time">
            <text:p>04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33.85" calcext:value-type="float">
            <text:p>533.85</text:p>
          </table:table-cell>
          <table:table-cell office:value-type="float" office:value="674.9" calcext:value-type="float">
            <text:p>674.9</text:p>
          </table:table-cell>
        </table:table-row>
        <table:table-row table:style-name="ro1">
          <table:table-cell office:value-type="float" office:value="15167281" calcext:value-type="float">
            <text:p>15167281</text:p>
          </table:table-cell>
          <table:table-cell table:formula="of:=[.A950]/1000/(60*60*24)" office:value-type="time" office:time-value="PT04H12M47.281S" calcext:value-type="time">
            <text:p>04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34.39" calcext:value-type="float">
            <text:p>534.39</text:p>
          </table:table-cell>
          <table:table-cell office:value-type="float" office:value="675.56" calcext:value-type="float">
            <text:p>675.56</text:p>
          </table:table-cell>
        </table:table-row>
        <table:table-row table:style-name="ro1">
          <table:table-cell office:value-type="float" office:value="15183281" calcext:value-type="float">
            <text:p>15183281</text:p>
          </table:table-cell>
          <table:table-cell table:formula="of:=[.A951]/1000/(60*60*24)" office:value-type="time" office:time-value="PT04H13M03.281S" calcext:value-type="time">
            <text:p>04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34.94" calcext:value-type="float">
            <text:p>534.94</text:p>
          </table:table-cell>
          <table:table-cell office:value-type="float" office:value="676.22" calcext:value-type="float">
            <text:p>676.22</text:p>
          </table:table-cell>
        </table:table-row>
        <table:table-row table:style-name="ro1">
          <table:table-cell office:value-type="float" office:value="15199281" calcext:value-type="float">
            <text:p>15199281</text:p>
          </table:table-cell>
          <table:table-cell table:formula="of:=[.A952]/1000/(60*60*24)" office:value-type="time" office:time-value="PT04H13M19.281S" calcext:value-type="time">
            <text:p>04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35.48" calcext:value-type="float">
            <text:p>535.48</text:p>
          </table:table-cell>
          <table:table-cell office:value-type="float" office:value="676.89" calcext:value-type="float">
            <text:p>676.89</text:p>
          </table:table-cell>
        </table:table-row>
        <table:table-row table:style-name="ro1">
          <table:table-cell office:value-type="float" office:value="15215281" calcext:value-type="float">
            <text:p>15215281</text:p>
          </table:table-cell>
          <table:table-cell table:formula="of:=[.A953]/1000/(60*60*24)" office:value-type="time" office:time-value="PT04H13M35.281S" calcext:value-type="time">
            <text:p>04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536.02" calcext:value-type="float">
            <text:p>536.02</text:p>
          </table:table-cell>
          <table:table-cell office:value-type="float" office:value="677.55" calcext:value-type="float">
            <text:p>677.55</text:p>
          </table:table-cell>
        </table:table-row>
        <table:table-row table:style-name="ro1">
          <table:table-cell office:value-type="float" office:value="15231281" calcext:value-type="float">
            <text:p>15231281</text:p>
          </table:table-cell>
          <table:table-cell table:formula="of:=[.A954]/1000/(60*60*24)" office:value-type="time" office:time-value="PT04H13M51.281S" calcext:value-type="time">
            <text:p>04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536.57" calcext:value-type="float">
            <text:p>536.57</text:p>
          </table:table-cell>
          <table:table-cell office:value-type="float" office:value="678.21" calcext:value-type="float">
            <text:p>678.21</text:p>
          </table:table-cell>
        </table:table-row>
        <table:table-row table:style-name="ro1">
          <table:table-cell office:value-type="float" office:value="15247281" calcext:value-type="float">
            <text:p>15247281</text:p>
          </table:table-cell>
          <table:table-cell table:formula="of:=[.A955]/1000/(60*60*24)" office:value-type="time" office:time-value="PT04H14M07.281S" calcext:value-type="time">
            <text:p>04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37.11" calcext:value-type="float">
            <text:p>537.11</text:p>
          </table:table-cell>
          <table:table-cell office:value-type="float" office:value="678.87" calcext:value-type="float">
            <text:p>678.87</text:p>
          </table:table-cell>
        </table:table-row>
        <table:table-row table:style-name="ro1">
          <table:table-cell office:value-type="float" office:value="15263281" calcext:value-type="float">
            <text:p>15263281</text:p>
          </table:table-cell>
          <table:table-cell table:formula="of:=[.A956]/1000/(60*60*24)" office:value-type="time" office:time-value="PT04H14M23.281S" calcext:value-type="time">
            <text:p>04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37.66" calcext:value-type="float">
            <text:p>537.66</text:p>
          </table:table-cell>
          <table:table-cell office:value-type="float" office:value="679.53" calcext:value-type="float">
            <text:p>679.53</text:p>
          </table:table-cell>
        </table:table-row>
        <table:table-row table:style-name="ro1">
          <table:table-cell office:value-type="float" office:value="15279281" calcext:value-type="float">
            <text:p>15279281</text:p>
          </table:table-cell>
          <table:table-cell table:formula="of:=[.A957]/1000/(60*60*24)" office:value-type="time" office:time-value="PT04H14M39.281S" calcext:value-type="time">
            <text:p>04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38.2" calcext:value-type="float">
            <text:p>538.2</text:p>
          </table:table-cell>
          <table:table-cell office:value-type="float" office:value="680.19" calcext:value-type="float">
            <text:p>680.19</text:p>
          </table:table-cell>
        </table:table-row>
        <table:table-row table:style-name="ro1">
          <table:table-cell office:value-type="float" office:value="15295281" calcext:value-type="float">
            <text:p>15295281</text:p>
          </table:table-cell>
          <table:table-cell table:formula="of:=[.A958]/1000/(60*60*24)" office:value-type="time" office:time-value="PT04H14M55.281S" calcext:value-type="time">
            <text:p>04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38.74" calcext:value-type="float">
            <text:p>538.74</text:p>
          </table:table-cell>
          <table:table-cell office:value-type="float" office:value="680.85" calcext:value-type="float">
            <text:p>680.85</text:p>
          </table:table-cell>
        </table:table-row>
        <table:table-row table:style-name="ro1">
          <table:table-cell office:value-type="float" office:value="15311281" calcext:value-type="float">
            <text:p>15311281</text:p>
          </table:table-cell>
          <table:table-cell table:formula="of:=[.A959]/1000/(60*60*24)" office:value-type="time" office:time-value="PT04H15M11.281S" calcext:value-type="time">
            <text:p>04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39.29" calcext:value-type="float">
            <text:p>539.29</text:p>
          </table:table-cell>
          <table:table-cell office:value-type="float" office:value="681.51" calcext:value-type="float">
            <text:p>681.51</text:p>
          </table:table-cell>
        </table:table-row>
        <table:table-row table:style-name="ro1">
          <table:table-cell office:value-type="float" office:value="15327281" calcext:value-type="float">
            <text:p>15327281</text:p>
          </table:table-cell>
          <table:table-cell table:formula="of:=[.A960]/1000/(60*60*24)" office:value-type="time" office:time-value="PT04H15M27.281S" calcext:value-type="time">
            <text:p>04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39.83" calcext:value-type="float">
            <text:p>539.83</text:p>
          </table:table-cell>
          <table:table-cell office:value-type="float" office:value="682.17" calcext:value-type="float">
            <text:p>682.17</text:p>
          </table:table-cell>
        </table:table-row>
        <table:table-row table:style-name="ro1">
          <table:table-cell office:value-type="float" office:value="15343281" calcext:value-type="float">
            <text:p>15343281</text:p>
          </table:table-cell>
          <table:table-cell table:formula="of:=[.A961]/1000/(60*60*24)" office:value-type="time" office:time-value="PT04H15M43.281S" calcext:value-type="time">
            <text:p>04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40.37" calcext:value-type="float">
            <text:p>540.37</text:p>
          </table:table-cell>
          <table:table-cell office:value-type="float" office:value="682.83" calcext:value-type="float">
            <text:p>682.83</text:p>
          </table:table-cell>
        </table:table-row>
        <table:table-row table:style-name="ro1">
          <table:table-cell office:value-type="float" office:value="15359281" calcext:value-type="float">
            <text:p>15359281</text:p>
          </table:table-cell>
          <table:table-cell table:formula="of:=[.A962]/1000/(60*60*24)" office:value-type="time" office:time-value="PT04H15M59.281S" calcext:value-type="time">
            <text:p>04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40.92" calcext:value-type="float">
            <text:p>540.92</text:p>
          </table:table-cell>
          <table:table-cell office:value-type="float" office:value="683.49" calcext:value-type="float">
            <text:p>683.49</text:p>
          </table:table-cell>
        </table:table-row>
        <table:table-row table:style-name="ro1">
          <table:table-cell office:value-type="float" office:value="15375281" calcext:value-type="float">
            <text:p>15375281</text:p>
          </table:table-cell>
          <table:table-cell table:formula="of:=[.A963]/1000/(60*60*24)" office:value-type="time" office:time-value="PT04H16M15.281S" calcext:value-type="time">
            <text:p>04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41.46" calcext:value-type="float">
            <text:p>541.46</text:p>
          </table:table-cell>
          <table:table-cell office:value-type="float" office:value="684.15" calcext:value-type="float">
            <text:p>684.15</text:p>
          </table:table-cell>
        </table:table-row>
        <table:table-row table:style-name="ro1">
          <table:table-cell office:value-type="float" office:value="15391281" calcext:value-type="float">
            <text:p>15391281</text:p>
          </table:table-cell>
          <table:table-cell table:formula="of:=[.A964]/1000/(60*60*24)" office:value-type="time" office:time-value="PT04H16M31.281S" calcext:value-type="time">
            <text:p>04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42" calcext:value-type="float">
            <text:p>542</text:p>
          </table:table-cell>
          <table:table-cell office:value-type="float" office:value="684.82" calcext:value-type="float">
            <text:p>684.82</text:p>
          </table:table-cell>
        </table:table-row>
        <table:table-row table:style-name="ro1">
          <table:table-cell office:value-type="float" office:value="15407281" calcext:value-type="float">
            <text:p>15407281</text:p>
          </table:table-cell>
          <table:table-cell table:formula="of:=[.A965]/1000/(60*60*24)" office:value-type="time" office:time-value="PT04H16M47.281S" calcext:value-type="time">
            <text:p>04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42.55" calcext:value-type="float">
            <text:p>542.55</text:p>
          </table:table-cell>
          <table:table-cell office:value-type="float" office:value="685.48" calcext:value-type="float">
            <text:p>685.48</text:p>
          </table:table-cell>
        </table:table-row>
        <table:table-row table:style-name="ro1">
          <table:table-cell office:value-type="float" office:value="15423281" calcext:value-type="float">
            <text:p>15423281</text:p>
          </table:table-cell>
          <table:table-cell table:formula="of:=[.A966]/1000/(60*60*24)" office:value-type="time" office:time-value="PT04H17M03.281S" calcext:value-type="time">
            <text:p>04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43.09" calcext:value-type="float">
            <text:p>543.09</text:p>
          </table:table-cell>
          <table:table-cell office:value-type="float" office:value="686.14" calcext:value-type="float">
            <text:p>686.14</text:p>
          </table:table-cell>
        </table:table-row>
        <table:table-row table:style-name="ro1">
          <table:table-cell office:value-type="float" office:value="15439281" calcext:value-type="float">
            <text:p>15439281</text:p>
          </table:table-cell>
          <table:table-cell table:formula="of:=[.A967]/1000/(60*60*24)" office:value-type="time" office:time-value="PT04H17M19.281S" calcext:value-type="time">
            <text:p>04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43.63" calcext:value-type="float">
            <text:p>543.63</text:p>
          </table:table-cell>
          <table:table-cell office:value-type="float" office:value="686.8" calcext:value-type="float">
            <text:p>686.8</text:p>
          </table:table-cell>
        </table:table-row>
        <table:table-row table:style-name="ro1">
          <table:table-cell office:value-type="float" office:value="15455281" calcext:value-type="float">
            <text:p>15455281</text:p>
          </table:table-cell>
          <table:table-cell table:formula="of:=[.A968]/1000/(60*60*24)" office:value-type="time" office:time-value="PT04H17M35.281S" calcext:value-type="time">
            <text:p>04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44.17" calcext:value-type="float">
            <text:p>544.17</text:p>
          </table:table-cell>
          <table:table-cell office:value-type="float" office:value="687.46" calcext:value-type="float">
            <text:p>687.46</text:p>
          </table:table-cell>
        </table:table-row>
        <table:table-row table:style-name="ro1">
          <table:table-cell office:value-type="float" office:value="15471281" calcext:value-type="float">
            <text:p>15471281</text:p>
          </table:table-cell>
          <table:table-cell table:formula="of:=[.A969]/1000/(60*60*24)" office:value-type="time" office:time-value="PT04H17M51.281S" calcext:value-type="time">
            <text:p>04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44.72" calcext:value-type="float">
            <text:p>544.72</text:p>
          </table:table-cell>
          <table:table-cell office:value-type="float" office:value="688.12" calcext:value-type="float">
            <text:p>688.12</text:p>
          </table:table-cell>
        </table:table-row>
        <table:table-row table:style-name="ro1">
          <table:table-cell office:value-type="float" office:value="15487281" calcext:value-type="float">
            <text:p>15487281</text:p>
          </table:table-cell>
          <table:table-cell table:formula="of:=[.A970]/1000/(60*60*24)" office:value-type="time" office:time-value="PT04H18M07.281S" calcext:value-type="time">
            <text:p>04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45.26" calcext:value-type="float">
            <text:p>545.26</text:p>
          </table:table-cell>
          <table:table-cell office:value-type="float" office:value="688.77" calcext:value-type="float">
            <text:p>688.77</text:p>
          </table:table-cell>
        </table:table-row>
        <table:table-row table:style-name="ro1">
          <table:table-cell office:value-type="float" office:value="15503281" calcext:value-type="float">
            <text:p>15503281</text:p>
          </table:table-cell>
          <table:table-cell table:formula="of:=[.A971]/1000/(60*60*24)" office:value-type="time" office:time-value="PT04H18M23.281S" calcext:value-type="time">
            <text:p>04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45.8" calcext:value-type="float">
            <text:p>545.8</text:p>
          </table:table-cell>
          <table:table-cell office:value-type="float" office:value="689.43" calcext:value-type="float">
            <text:p>689.43</text:p>
          </table:table-cell>
        </table:table-row>
        <table:table-row table:style-name="ro1">
          <table:table-cell office:value-type="float" office:value="15519281" calcext:value-type="float">
            <text:p>15519281</text:p>
          </table:table-cell>
          <table:table-cell table:formula="of:=[.A972]/1000/(60*60*24)" office:value-type="time" office:time-value="PT04H18M39.281S" calcext:value-type="time">
            <text:p>04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46.35" calcext:value-type="float">
            <text:p>546.35</text:p>
          </table:table-cell>
          <table:table-cell office:value-type="float" office:value="690.09" calcext:value-type="float">
            <text:p>690.09</text:p>
          </table:table-cell>
        </table:table-row>
        <table:table-row table:style-name="ro1">
          <table:table-cell office:value-type="float" office:value="15535281" calcext:value-type="float">
            <text:p>15535281</text:p>
          </table:table-cell>
          <table:table-cell table:formula="of:=[.A973]/1000/(60*60*24)" office:value-type="time" office:time-value="PT04H18M55.281S" calcext:value-type="time">
            <text:p>04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46.89" calcext:value-type="float">
            <text:p>546.89</text:p>
          </table:table-cell>
          <table:table-cell office:value-type="float" office:value="690.75" calcext:value-type="float">
            <text:p>690.75</text:p>
          </table:table-cell>
        </table:table-row>
        <table:table-row table:style-name="ro1">
          <table:table-cell office:value-type="float" office:value="15551281" calcext:value-type="float">
            <text:p>15551281</text:p>
          </table:table-cell>
          <table:table-cell table:formula="of:=[.A974]/1000/(60*60*24)" office:value-type="time" office:time-value="PT04H19M11.281S" calcext:value-type="time">
            <text:p>04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47.43" calcext:value-type="float">
            <text:p>547.43</text:p>
          </table:table-cell>
          <table:table-cell office:value-type="float" office:value="691.41" calcext:value-type="float">
            <text:p>691.41</text:p>
          </table:table-cell>
        </table:table-row>
        <table:table-row table:style-name="ro1">
          <table:table-cell office:value-type="float" office:value="15567281" calcext:value-type="float">
            <text:p>15567281</text:p>
          </table:table-cell>
          <table:table-cell table:formula="of:=[.A975]/1000/(60*60*24)" office:value-type="time" office:time-value="PT04H19M27.281S" calcext:value-type="time">
            <text:p>04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47.97" calcext:value-type="float">
            <text:p>547.97</text:p>
          </table:table-cell>
          <table:table-cell office:value-type="float" office:value="692.07" calcext:value-type="float">
            <text:p>692.07</text:p>
          </table:table-cell>
        </table:table-row>
        <table:table-row table:style-name="ro1">
          <table:table-cell office:value-type="float" office:value="15583281" calcext:value-type="float">
            <text:p>15583281</text:p>
          </table:table-cell>
          <table:table-cell table:formula="of:=[.A976]/1000/(60*60*24)" office:value-type="time" office:time-value="PT04H19M43.281S" calcext:value-type="time">
            <text:p>04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48.51" calcext:value-type="float">
            <text:p>548.51</text:p>
          </table:table-cell>
          <table:table-cell office:value-type="float" office:value="692.73" calcext:value-type="float">
            <text:p>692.73</text:p>
          </table:table-cell>
        </table:table-row>
        <table:table-row table:style-name="ro1">
          <table:table-cell office:value-type="float" office:value="15599281" calcext:value-type="float">
            <text:p>15599281</text:p>
          </table:table-cell>
          <table:table-cell table:formula="of:=[.A977]/1000/(60*60*24)" office:value-type="time" office:time-value="PT04H19M59.281S" calcext:value-type="time">
            <text:p>04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49.06" calcext:value-type="float">
            <text:p>549.06</text:p>
          </table:table-cell>
          <table:table-cell office:value-type="float" office:value="693.38" calcext:value-type="float">
            <text:p>693.38</text:p>
          </table:table-cell>
        </table:table-row>
        <table:table-row table:style-name="ro1">
          <table:table-cell office:value-type="float" office:value="15615281" calcext:value-type="float">
            <text:p>15615281</text:p>
          </table:table-cell>
          <table:table-cell table:formula="of:=[.A978]/1000/(60*60*24)" office:value-type="time" office:time-value="PT04H20M15.281S" calcext:value-type="time">
            <text:p>04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49.6" calcext:value-type="float">
            <text:p>549.6</text:p>
          </table:table-cell>
          <table:table-cell office:value-type="float" office:value="694.04" calcext:value-type="float">
            <text:p>694.04</text:p>
          </table:table-cell>
        </table:table-row>
        <table:table-row table:style-name="ro1">
          <table:table-cell office:value-type="float" office:value="15631281" calcext:value-type="float">
            <text:p>15631281</text:p>
          </table:table-cell>
          <table:table-cell table:formula="of:=[.A979]/1000/(60*60*24)" office:value-type="time" office:time-value="PT04H20M31.281S" calcext:value-type="time">
            <text:p>04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50.14" calcext:value-type="float">
            <text:p>550.14</text:p>
          </table:table-cell>
          <table:table-cell office:value-type="float" office:value="694.7" calcext:value-type="float">
            <text:p>694.7</text:p>
          </table:table-cell>
        </table:table-row>
        <table:table-row table:style-name="ro1">
          <table:table-cell office:value-type="float" office:value="15647281" calcext:value-type="float">
            <text:p>15647281</text:p>
          </table:table-cell>
          <table:table-cell table:formula="of:=[.A980]/1000/(60*60*24)" office:value-type="time" office:time-value="PT04H20M47.281S" calcext:value-type="time">
            <text:p>04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50.68" calcext:value-type="float">
            <text:p>550.68</text:p>
          </table:table-cell>
          <table:table-cell office:value-type="float" office:value="695.35" calcext:value-type="float">
            <text:p>695.35</text:p>
          </table:table-cell>
        </table:table-row>
        <table:table-row table:style-name="ro1">
          <table:table-cell office:value-type="float" office:value="15663281" calcext:value-type="float">
            <text:p>15663281</text:p>
          </table:table-cell>
          <table:table-cell table:formula="of:=[.A981]/1000/(60*60*24)" office:value-type="time" office:time-value="PT04H21M03.281S" calcext:value-type="time">
            <text:p>04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51.22" calcext:value-type="float">
            <text:p>551.22</text:p>
          </table:table-cell>
          <table:table-cell office:value-type="float" office:value="696.01" calcext:value-type="float">
            <text:p>696.01</text:p>
          </table:table-cell>
        </table:table-row>
        <table:table-row table:style-name="ro1">
          <table:table-cell office:value-type="float" office:value="15679281" calcext:value-type="float">
            <text:p>15679281</text:p>
          </table:table-cell>
          <table:table-cell table:formula="of:=[.A982]/1000/(60*60*24)" office:value-type="time" office:time-value="PT04H21M19.281S" calcext:value-type="time">
            <text:p>04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51.77" calcext:value-type="float">
            <text:p>551.77</text:p>
          </table:table-cell>
          <table:table-cell office:value-type="float" office:value="696.67" calcext:value-type="float">
            <text:p>696.67</text:p>
          </table:table-cell>
        </table:table-row>
        <table:table-row table:style-name="ro1">
          <table:table-cell office:value-type="float" office:value="15695281" calcext:value-type="float">
            <text:p>15695281</text:p>
          </table:table-cell>
          <table:table-cell table:formula="of:=[.A983]/1000/(60*60*24)" office:value-type="time" office:time-value="PT04H21M35.281S" calcext:value-type="time">
            <text:p>04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52.31" calcext:value-type="float">
            <text:p>552.31</text:p>
          </table:table-cell>
          <table:table-cell office:value-type="float" office:value="697.32" calcext:value-type="float">
            <text:p>697.32</text:p>
          </table:table-cell>
        </table:table-row>
        <table:table-row table:style-name="ro1">
          <table:table-cell office:value-type="float" office:value="15711281" calcext:value-type="float">
            <text:p>15711281</text:p>
          </table:table-cell>
          <table:table-cell table:formula="of:=[.A984]/1000/(60*60*24)" office:value-type="time" office:time-value="PT04H21M51.281S" calcext:value-type="time">
            <text:p>04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52.85" calcext:value-type="float">
            <text:p>552.85</text:p>
          </table:table-cell>
          <table:table-cell office:value-type="float" office:value="697.98" calcext:value-type="float">
            <text:p>697.98</text:p>
          </table:table-cell>
        </table:table-row>
        <table:table-row table:style-name="ro1">
          <table:table-cell office:value-type="float" office:value="15727281" calcext:value-type="float">
            <text:p>15727281</text:p>
          </table:table-cell>
          <table:table-cell table:formula="of:=[.A985]/1000/(60*60*24)" office:value-type="time" office:time-value="PT04H22M07.281S" calcext:value-type="time">
            <text:p>04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53.39" calcext:value-type="float">
            <text:p>553.39</text:p>
          </table:table-cell>
          <table:table-cell office:value-type="float" office:value="698.64" calcext:value-type="float">
            <text:p>698.64</text:p>
          </table:table-cell>
        </table:table-row>
        <table:table-row table:style-name="ro1">
          <table:table-cell office:value-type="float" office:value="15743281" calcext:value-type="float">
            <text:p>15743281</text:p>
          </table:table-cell>
          <table:table-cell table:formula="of:=[.A986]/1000/(60*60*24)" office:value-type="time" office:time-value="PT04H22M23.281S" calcext:value-type="time">
            <text:p>04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3.93" calcext:value-type="float">
            <text:p>553.93</text:p>
          </table:table-cell>
          <table:table-cell office:value-type="float" office:value="699.29" calcext:value-type="float">
            <text:p>699.29</text:p>
          </table:table-cell>
        </table:table-row>
        <table:table-row table:style-name="ro1">
          <table:table-cell office:value-type="float" office:value="15759281" calcext:value-type="float">
            <text:p>15759281</text:p>
          </table:table-cell>
          <table:table-cell table:formula="of:=[.A987]/1000/(60*60*24)" office:value-type="time" office:time-value="PT04H22M39.281S" calcext:value-type="time">
            <text:p>04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4.47" calcext:value-type="float">
            <text:p>554.47</text:p>
          </table:table-cell>
          <table:table-cell office:value-type="float" office:value="699.95" calcext:value-type="float">
            <text:p>699.95</text:p>
          </table:table-cell>
        </table:table-row>
        <table:table-row table:style-name="ro1">
          <table:table-cell office:value-type="float" office:value="15775281" calcext:value-type="float">
            <text:p>15775281</text:p>
          </table:table-cell>
          <table:table-cell table:formula="of:=[.A988]/1000/(60*60*24)" office:value-type="time" office:time-value="PT04H22M55.281S" calcext:value-type="time">
            <text:p>04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55.01" calcext:value-type="float">
            <text:p>555.01</text:p>
          </table:table-cell>
          <table:table-cell office:value-type="float" office:value="700.61" calcext:value-type="float">
            <text:p>700.61</text:p>
          </table:table-cell>
        </table:table-row>
        <table:table-row table:style-name="ro1">
          <table:table-cell office:value-type="float" office:value="15791281" calcext:value-type="float">
            <text:p>15791281</text:p>
          </table:table-cell>
          <table:table-cell table:formula="of:=[.A989]/1000/(60*60*24)" office:value-type="time" office:time-value="PT04H23M11.281S" calcext:value-type="time">
            <text:p>04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5.56" calcext:value-type="float">
            <text:p>555.56</text:p>
          </table:table-cell>
          <table:table-cell office:value-type="float" office:value="701.26" calcext:value-type="float">
            <text:p>701.26</text:p>
          </table:table-cell>
        </table:table-row>
        <table:table-row table:style-name="ro1">
          <table:table-cell office:value-type="float" office:value="15807281" calcext:value-type="float">
            <text:p>15807281</text:p>
          </table:table-cell>
          <table:table-cell table:formula="of:=[.A990]/1000/(60*60*24)" office:value-type="time" office:time-value="PT04H23M27.281S" calcext:value-type="time">
            <text:p>04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6.1" calcext:value-type="float">
            <text:p>556.1</text:p>
          </table:table-cell>
          <table:table-cell office:value-type="float" office:value="701.92" calcext:value-type="float">
            <text:p>701.92</text:p>
          </table:table-cell>
        </table:table-row>
        <table:table-row table:style-name="ro1">
          <table:table-cell office:value-type="float" office:value="15823281" calcext:value-type="float">
            <text:p>15823281</text:p>
          </table:table-cell>
          <table:table-cell table:formula="of:=[.A991]/1000/(60*60*24)" office:value-type="time" office:time-value="PT04H23M43.281S" calcext:value-type="time">
            <text:p>04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6.64" calcext:value-type="float">
            <text:p>556.64</text:p>
          </table:table-cell>
          <table:table-cell office:value-type="float" office:value="702.57" calcext:value-type="float">
            <text:p>702.57</text:p>
          </table:table-cell>
        </table:table-row>
        <table:table-row table:style-name="ro1">
          <table:table-cell office:value-type="float" office:value="15839281" calcext:value-type="float">
            <text:p>15839281</text:p>
          </table:table-cell>
          <table:table-cell table:formula="of:=[.A992]/1000/(60*60*24)" office:value-type="time" office:time-value="PT04H23M59.281S" calcext:value-type="time">
            <text:p>04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57.18" calcext:value-type="float">
            <text:p>557.18</text:p>
          </table:table-cell>
          <table:table-cell office:value-type="float" office:value="703.23" calcext:value-type="float">
            <text:p>703.23</text:p>
          </table:table-cell>
        </table:table-row>
        <table:table-row table:style-name="ro1">
          <table:table-cell office:value-type="float" office:value="15855281" calcext:value-type="float">
            <text:p>15855281</text:p>
          </table:table-cell>
          <table:table-cell table:formula="of:=[.A993]/1000/(60*60*24)" office:value-type="time" office:time-value="PT04H24M15.281S" calcext:value-type="time">
            <text:p>04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57.72" calcext:value-type="float">
            <text:p>557.72</text:p>
          </table:table-cell>
          <table:table-cell office:value-type="float" office:value="703.88" calcext:value-type="float">
            <text:p>703.88</text:p>
          </table:table-cell>
        </table:table-row>
        <table:table-row table:style-name="ro1">
          <table:table-cell office:value-type="float" office:value="15871281" calcext:value-type="float">
            <text:p>15871281</text:p>
          </table:table-cell>
          <table:table-cell table:formula="of:=[.A994]/1000/(60*60*24)" office:value-type="time" office:time-value="PT04H24M31.281S" calcext:value-type="time">
            <text:p>04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58.26" calcext:value-type="float">
            <text:p>558.26</text:p>
          </table:table-cell>
          <table:table-cell office:value-type="float" office:value="704.54" calcext:value-type="float">
            <text:p>704.54</text:p>
          </table:table-cell>
        </table:table-row>
        <table:table-row table:style-name="ro1">
          <table:table-cell office:value-type="float" office:value="15887281" calcext:value-type="float">
            <text:p>15887281</text:p>
          </table:table-cell>
          <table:table-cell table:formula="of:=[.A995]/1000/(60*60*24)" office:value-type="time" office:time-value="PT04H24M47.281S" calcext:value-type="time">
            <text:p>04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58.8" calcext:value-type="float">
            <text:p>558.8</text:p>
          </table:table-cell>
          <table:table-cell office:value-type="float" office:value="705.19" calcext:value-type="float">
            <text:p>705.19</text:p>
          </table:table-cell>
        </table:table-row>
        <table:table-row table:style-name="ro1">
          <table:table-cell office:value-type="float" office:value="15903281" calcext:value-type="float">
            <text:p>15903281</text:p>
          </table:table-cell>
          <table:table-cell table:formula="of:=[.A996]/1000/(60*60*24)" office:value-type="time" office:time-value="PT04H25M03.281S" calcext:value-type="time">
            <text:p>04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59.34" calcext:value-type="float">
            <text:p>559.34</text:p>
          </table:table-cell>
          <table:table-cell office:value-type="float" office:value="705.85" calcext:value-type="float">
            <text:p>705.85</text:p>
          </table:table-cell>
        </table:table-row>
        <table:table-row table:style-name="ro1">
          <table:table-cell office:value-type="float" office:value="15919281" calcext:value-type="float">
            <text:p>15919281</text:p>
          </table:table-cell>
          <table:table-cell table:formula="of:=[.A997]/1000/(60*60*24)" office:value-type="time" office:time-value="PT04H25M19.281S" calcext:value-type="time">
            <text:p>04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59.88" calcext:value-type="float">
            <text:p>559.88</text:p>
          </table:table-cell>
          <table:table-cell office:value-type="float" office:value="706.5" calcext:value-type="float">
            <text:p>706.5</text:p>
          </table:table-cell>
        </table:table-row>
        <table:table-row table:style-name="ro1">
          <table:table-cell office:value-type="float" office:value="15935281" calcext:value-type="float">
            <text:p>15935281</text:p>
          </table:table-cell>
          <table:table-cell table:formula="of:=[.A998]/1000/(60*60*24)" office:value-type="time" office:time-value="PT04H25M35.281S" calcext:value-type="time">
            <text:p>04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60.42" calcext:value-type="float">
            <text:p>560.42</text:p>
          </table:table-cell>
          <table:table-cell office:value-type="float" office:value="707.16" calcext:value-type="float">
            <text:p>707.16</text:p>
          </table:table-cell>
        </table:table-row>
        <table:table-row table:style-name="ro1">
          <table:table-cell office:value-type="float" office:value="15951281" calcext:value-type="float">
            <text:p>15951281</text:p>
          </table:table-cell>
          <table:table-cell table:formula="of:=[.A999]/1000/(60*60*24)" office:value-type="time" office:time-value="PT04H25M51.281S" calcext:value-type="time">
            <text:p>04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60.96" calcext:value-type="float">
            <text:p>560.96</text:p>
          </table:table-cell>
          <table:table-cell office:value-type="float" office:value="707.81" calcext:value-type="float">
            <text:p>707.81</text:p>
          </table:table-cell>
        </table:table-row>
        <table:table-row table:style-name="ro1">
          <table:table-cell office:value-type="float" office:value="15967281" calcext:value-type="float">
            <text:p>15967281</text:p>
          </table:table-cell>
          <table:table-cell table:formula="of:=[.A1000]/1000/(60*60*24)" office:value-type="time" office:time-value="PT04H26M07.281S" calcext:value-type="time">
            <text:p>04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61.5" calcext:value-type="float">
            <text:p>561.5</text:p>
          </table:table-cell>
          <table:table-cell office:value-type="float" office:value="708.47" calcext:value-type="float">
            <text:p>708.47</text:p>
          </table:table-cell>
        </table:table-row>
        <table:table-row table:style-name="ro1">
          <table:table-cell office:value-type="float" office:value="15983281" calcext:value-type="float">
            <text:p>15983281</text:p>
          </table:table-cell>
          <table:table-cell table:formula="of:=[.A1001]/1000/(60*60*24)" office:value-type="time" office:time-value="PT04H26M23.281S" calcext:value-type="time">
            <text:p>04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62.04" calcext:value-type="float">
            <text:p>562.04</text:p>
          </table:table-cell>
          <table:table-cell office:value-type="float" office:value="709.12" calcext:value-type="float">
            <text:p>709.12</text:p>
          </table:table-cell>
        </table:table-row>
        <table:table-row table:style-name="ro1">
          <table:table-cell office:value-type="float" office:value="15999281" calcext:value-type="float">
            <text:p>15999281</text:p>
          </table:table-cell>
          <table:table-cell table:formula="of:=[.A1002]/1000/(60*60*24)" office:value-type="time" office:time-value="PT04H26M39.281S" calcext:value-type="time">
            <text:p>04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62.58" calcext:value-type="float">
            <text:p>562.58</text:p>
          </table:table-cell>
          <table:table-cell office:value-type="float" office:value="709.77" calcext:value-type="float">
            <text:p>709.77</text:p>
          </table:table-cell>
        </table:table-row>
        <table:table-row table:style-name="ro1">
          <table:table-cell office:value-type="float" office:value="16015281" calcext:value-type="float">
            <text:p>16015281</text:p>
          </table:table-cell>
          <table:table-cell table:formula="of:=[.A1003]/1000/(60*60*24)" office:value-type="time" office:time-value="PT04H26M55.281S" calcext:value-type="time">
            <text:p>04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63.12" calcext:value-type="float">
            <text:p>563.12</text:p>
          </table:table-cell>
          <table:table-cell office:value-type="float" office:value="710.43" calcext:value-type="float">
            <text:p>710.43</text:p>
          </table:table-cell>
        </table:table-row>
        <table:table-row table:style-name="ro1">
          <table:table-cell office:value-type="float" office:value="16031281" calcext:value-type="float">
            <text:p>16031281</text:p>
          </table:table-cell>
          <table:table-cell table:formula="of:=[.A1004]/1000/(60*60*24)" office:value-type="time" office:time-value="PT04H27M11.281S" calcext:value-type="time">
            <text:p>04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63.66" calcext:value-type="float">
            <text:p>563.66</text:p>
          </table:table-cell>
          <table:table-cell office:value-type="float" office:value="711.08" calcext:value-type="float">
            <text:p>711.08</text:p>
          </table:table-cell>
        </table:table-row>
        <table:table-row table:style-name="ro1">
          <table:table-cell office:value-type="float" office:value="16047281" calcext:value-type="float">
            <text:p>16047281</text:p>
          </table:table-cell>
          <table:table-cell table:formula="of:=[.A1005]/1000/(60*60*24)" office:value-type="time" office:time-value="PT04H27M27.281S" calcext:value-type="time">
            <text:p>04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4.21" calcext:value-type="float">
            <text:p>564.21</text:p>
          </table:table-cell>
          <table:table-cell office:value-type="float" office:value="711.73" calcext:value-type="float">
            <text:p>711.73</text:p>
          </table:table-cell>
        </table:table-row>
        <table:table-row table:style-name="ro1">
          <table:table-cell office:value-type="float" office:value="16063281" calcext:value-type="float">
            <text:p>16063281</text:p>
          </table:table-cell>
          <table:table-cell table:formula="of:=[.A1006]/1000/(60*60*24)" office:value-type="time" office:time-value="PT04H27M43.281S" calcext:value-type="time">
            <text:p>04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64.75" calcext:value-type="float">
            <text:p>564.75</text:p>
          </table:table-cell>
          <table:table-cell office:value-type="float" office:value="712.39" calcext:value-type="float">
            <text:p>712.39</text:p>
          </table:table-cell>
        </table:table-row>
        <table:table-row table:style-name="ro1">
          <table:table-cell office:value-type="float" office:value="16079281" calcext:value-type="float">
            <text:p>16079281</text:p>
          </table:table-cell>
          <table:table-cell table:formula="of:=[.A1007]/1000/(60*60*24)" office:value-type="time" office:time-value="PT04H27M59.281S" calcext:value-type="time">
            <text:p>04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5.29" calcext:value-type="float">
            <text:p>565.29</text:p>
          </table:table-cell>
          <table:table-cell office:value-type="float" office:value="713.04" calcext:value-type="float">
            <text:p>713.04</text:p>
          </table:table-cell>
        </table:table-row>
        <table:table-row table:style-name="ro1">
          <table:table-cell office:value-type="float" office:value="16095281" calcext:value-type="float">
            <text:p>16095281</text:p>
          </table:table-cell>
          <table:table-cell table:formula="of:=[.A1008]/1000/(60*60*24)" office:value-type="time" office:time-value="PT04H28M15.281S" calcext:value-type="time">
            <text:p>04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5.83" calcext:value-type="float">
            <text:p>565.83</text:p>
          </table:table-cell>
          <table:table-cell office:value-type="float" office:value="713.69" calcext:value-type="float">
            <text:p>713.69</text:p>
          </table:table-cell>
        </table:table-row>
        <table:table-row table:style-name="ro1">
          <table:table-cell office:value-type="float" office:value="16111281" calcext:value-type="float">
            <text:p>16111281</text:p>
          </table:table-cell>
          <table:table-cell table:formula="of:=[.A1009]/1000/(60*60*24)" office:value-type="time" office:time-value="PT04H28M31.281S" calcext:value-type="time">
            <text:p>04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6.37" calcext:value-type="float">
            <text:p>566.37</text:p>
          </table:table-cell>
          <table:table-cell office:value-type="float" office:value="714.34" calcext:value-type="float">
            <text:p>714.34</text:p>
          </table:table-cell>
        </table:table-row>
        <table:table-row table:style-name="ro1">
          <table:table-cell office:value-type="float" office:value="16127281" calcext:value-type="float">
            <text:p>16127281</text:p>
          </table:table-cell>
          <table:table-cell table:formula="of:=[.A1010]/1000/(60*60*24)" office:value-type="time" office:time-value="PT04H28M47.281S" calcext:value-type="time">
            <text:p>04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6.91" calcext:value-type="float">
            <text:p>566.9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6143281" calcext:value-type="float">
            <text:p>16143281</text:p>
          </table:table-cell>
          <table:table-cell table:formula="of:=[.A1011]/1000/(60*60*24)" office:value-type="time" office:time-value="PT04H29M03.281S" calcext:value-type="time">
            <text:p>04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7.45" calcext:value-type="float">
            <text:p>567.45</text:p>
          </table:table-cell>
          <table:table-cell office:value-type="float" office:value="715.65" calcext:value-type="float">
            <text:p>715.65</text:p>
          </table:table-cell>
        </table:table-row>
        <table:table-row table:style-name="ro1">
          <table:table-cell office:value-type="float" office:value="16159281" calcext:value-type="float">
            <text:p>16159281</text:p>
          </table:table-cell>
          <table:table-cell table:formula="of:=[.A1012]/1000/(60*60*24)" office:value-type="time" office:time-value="PT04H29M19.281S" calcext:value-type="time">
            <text:p>04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7.15" calcext:value-type="float">
            <text:p>147.15</text:p>
          </table:table-cell>
          <table:table-cell office:value-type="float" office:value="567.99" calcext:value-type="float">
            <text:p>567.99</text:p>
          </table:table-cell>
          <table:table-cell office:value-type="float" office:value="716.3" calcext:value-type="float">
            <text:p>716.3</text:p>
          </table:table-cell>
        </table:table-row>
        <table:table-row table:style-name="ro1">
          <table:table-cell office:value-type="float" office:value="16175281" calcext:value-type="float">
            <text:p>16175281</text:p>
          </table:table-cell>
          <table:table-cell table:formula="of:=[.A1013]/1000/(60*60*24)" office:value-type="time" office:time-value="PT04H29M35.281S" calcext:value-type="time">
            <text:p>04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8.53" calcext:value-type="float">
            <text:p>568.53</text:p>
          </table:table-cell>
          <table:table-cell office:value-type="float" office:value="716.95" calcext:value-type="float">
            <text:p>716.95</text:p>
          </table:table-cell>
        </table:table-row>
        <table:table-row table:style-name="ro1">
          <table:table-cell office:value-type="float" office:value="16191281" calcext:value-type="float">
            <text:p>16191281</text:p>
          </table:table-cell>
          <table:table-cell table:formula="of:=[.A1014]/1000/(60*60*24)" office:value-type="time" office:time-value="PT04H29M51.281S" calcext:value-type="time">
            <text:p>04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9.07" calcext:value-type="float">
            <text:p>569.07</text:p>
          </table:table-cell>
          <table:table-cell office:value-type="float" office:value="717.61" calcext:value-type="float">
            <text:p>717.61</text:p>
          </table:table-cell>
        </table:table-row>
        <table:table-row table:style-name="ro1">
          <table:table-cell office:value-type="float" office:value="16207281" calcext:value-type="float">
            <text:p>16207281</text:p>
          </table:table-cell>
          <table:table-cell table:formula="of:=[.A1015]/1000/(60*60*24)" office:value-type="time" office:time-value="PT04H30M07.281S" calcext:value-type="time">
            <text:p>04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69.61" calcext:value-type="float">
            <text:p>569.61</text:p>
          </table:table-cell>
          <table:table-cell office:value-type="float" office:value="718.26" calcext:value-type="float">
            <text:p>718.26</text:p>
          </table:table-cell>
        </table:table-row>
        <table:table-row table:style-name="ro1">
          <table:table-cell office:value-type="float" office:value="16223281" calcext:value-type="float">
            <text:p>16223281</text:p>
          </table:table-cell>
          <table:table-cell table:formula="of:=[.A1016]/1000/(60*60*24)" office:value-type="time" office:time-value="PT04H30M23.281S" calcext:value-type="time">
            <text:p>04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70.15" calcext:value-type="float">
            <text:p>570.15</text:p>
          </table:table-cell>
          <table:table-cell office:value-type="float" office:value="718.91" calcext:value-type="float">
            <text:p>718.91</text:p>
          </table:table-cell>
        </table:table-row>
        <table:table-row table:style-name="ro1">
          <table:table-cell office:value-type="float" office:value="16239281" calcext:value-type="float">
            <text:p>16239281</text:p>
          </table:table-cell>
          <table:table-cell table:formula="of:=[.A1017]/1000/(60*60*24)" office:value-type="time" office:time-value="PT04H30M39.281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70.69" calcext:value-type="float">
            <text:p>570.69</text:p>
          </table:table-cell>
          <table:table-cell office:value-type="float" office:value="719.56" calcext:value-type="float">
            <text:p>719.56</text:p>
          </table:table-cell>
        </table:table-row>
        <table:table-row table:style-name="ro1">
          <table:table-cell office:value-type="float" office:value="16255281" calcext:value-type="float">
            <text:p>16255281</text:p>
          </table:table-cell>
          <table:table-cell table:formula="of:=[.A1018]/1000/(60*60*24)" office:value-type="time" office:time-value="PT04H30M55.281S" calcext:value-type="time">
            <text:p>04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71.22" calcext:value-type="float">
            <text:p>571.22</text:p>
          </table:table-cell>
          <table:table-cell office:value-type="float" office:value="720.21" calcext:value-type="float">
            <text:p>720.21</text:p>
          </table:table-cell>
        </table:table-row>
        <table:table-row table:style-name="ro1">
          <table:table-cell office:value-type="float" office:value="16271281" calcext:value-type="float">
            <text:p>16271281</text:p>
          </table:table-cell>
          <table:table-cell table:formula="of:=[.A1019]/1000/(60*60*24)" office:value-type="time" office:time-value="PT04H31M11.281S" calcext:value-type="time">
            <text:p>04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71.76" calcext:value-type="float">
            <text:p>571.76</text:p>
          </table:table-cell>
          <table:table-cell office:value-type="float" office:value="720.86" calcext:value-type="float">
            <text:p>720.86</text:p>
          </table:table-cell>
        </table:table-row>
        <table:table-row table:style-name="ro1">
          <table:table-cell office:value-type="float" office:value="16287281" calcext:value-type="float">
            <text:p>16287281</text:p>
          </table:table-cell>
          <table:table-cell table:formula="of:=[.A1020]/1000/(60*60*24)" office:value-type="time" office:time-value="PT04H31M27.281S" calcext:value-type="time">
            <text:p>04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72.3" calcext:value-type="float">
            <text:p>572.3</text:p>
          </table:table-cell>
          <table:table-cell office:value-type="float" office:value="721.51" calcext:value-type="float">
            <text:p>721.51</text:p>
          </table:table-cell>
        </table:table-row>
        <table:table-row table:style-name="ro1">
          <table:table-cell office:value-type="float" office:value="16303281" calcext:value-type="float">
            <text:p>16303281</text:p>
          </table:table-cell>
          <table:table-cell table:formula="of:=[.A1021]/1000/(60*60*24)" office:value-type="time" office:time-value="PT04H31M43.281S" calcext:value-type="time">
            <text:p>04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72.84" calcext:value-type="float">
            <text:p>572.84</text:p>
          </table:table-cell>
          <table:table-cell office:value-type="float" office:value="722.17" calcext:value-type="float">
            <text:p>722.17</text:p>
          </table:table-cell>
        </table:table-row>
        <table:table-row table:style-name="ro1">
          <table:table-cell office:value-type="float" office:value="16319281" calcext:value-type="float">
            <text:p>16319281</text:p>
          </table:table-cell>
          <table:table-cell table:formula="of:=[.A1022]/1000/(60*60*24)" office:value-type="time" office:time-value="PT04H31M59.281S" calcext:value-type="time">
            <text:p>04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73.38" calcext:value-type="float">
            <text:p>573.38</text:p>
          </table:table-cell>
          <table:table-cell office:value-type="float" office:value="722.82" calcext:value-type="float">
            <text:p>722.82</text:p>
          </table:table-cell>
        </table:table-row>
        <table:table-row table:style-name="ro1">
          <table:table-cell office:value-type="float" office:value="16335281" calcext:value-type="float">
            <text:p>16335281</text:p>
          </table:table-cell>
          <table:table-cell table:formula="of:=[.A1023]/1000/(60*60*24)" office:value-type="time" office:time-value="PT04H32M15.281S" calcext:value-type="time">
            <text:p>04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73.92" calcext:value-type="float">
            <text:p>573.92</text:p>
          </table:table-cell>
          <table:table-cell office:value-type="float" office:value="723.47" calcext:value-type="float">
            <text:p>723.47</text:p>
          </table:table-cell>
        </table:table-row>
        <table:table-row table:style-name="ro1">
          <table:table-cell office:value-type="float" office:value="16351281" calcext:value-type="float">
            <text:p>16351281</text:p>
          </table:table-cell>
          <table:table-cell table:formula="of:=[.A1024]/1000/(60*60*24)" office:value-type="time" office:time-value="PT04H32M31.281S" calcext:value-type="time">
            <text:p>04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74.46" calcext:value-type="float">
            <text:p>574.46</text:p>
          </table:table-cell>
          <table:table-cell office:value-type="float" office:value="724.12" calcext:value-type="float">
            <text:p>724.12</text:p>
          </table:table-cell>
        </table:table-row>
        <table:table-row table:style-name="ro1">
          <table:table-cell office:value-type="float" office:value="16367281" calcext:value-type="float">
            <text:p>16367281</text:p>
          </table:table-cell>
          <table:table-cell table:formula="of:=[.A1025]/1000/(60*60*24)" office:value-type="time" office:time-value="PT04H32M47.281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5" calcext:value-type="float">
            <text:p>575</text:p>
          </table:table-cell>
          <table:table-cell office:value-type="float" office:value="724.77" calcext:value-type="float">
            <text:p>724.77</text:p>
          </table:table-cell>
        </table:table-row>
        <table:table-row table:style-name="ro1">
          <table:table-cell office:value-type="float" office:value="16383281" calcext:value-type="float">
            <text:p>16383281</text:p>
          </table:table-cell>
          <table:table-cell table:formula="of:=[.A1026]/1000/(60*60*24)" office:value-type="time" office:time-value="PT04H33M03.281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5.54" calcext:value-type="float">
            <text:p>575.54</text:p>
          </table:table-cell>
          <table:table-cell office:value-type="float" office:value="725.42" calcext:value-type="float">
            <text:p>725.42</text:p>
          </table:table-cell>
        </table:table-row>
        <table:table-row table:style-name="ro1">
          <table:table-cell office:value-type="float" office:value="16399281" calcext:value-type="float">
            <text:p>16399281</text:p>
          </table:table-cell>
          <table:table-cell table:formula="of:=[.A1027]/1000/(60*60*24)" office:value-type="time" office:time-value="PT04H33M19.281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6.08" calcext:value-type="float">
            <text:p>576.08</text:p>
          </table:table-cell>
          <table:table-cell office:value-type="float" office:value="726.07" calcext:value-type="float">
            <text:p>726.07</text:p>
          </table:table-cell>
        </table:table-row>
        <table:table-row table:style-name="ro1">
          <table:table-cell office:value-type="float" office:value="16415281" calcext:value-type="float">
            <text:p>16415281</text:p>
          </table:table-cell>
          <table:table-cell table:formula="of:=[.A1028]/1000/(60*60*24)" office:value-type="time" office:time-value="PT04H33M35.281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6.62" calcext:value-type="float">
            <text:p>576.62</text:p>
          </table:table-cell>
          <table:table-cell office:value-type="float" office:value="726.72" calcext:value-type="float">
            <text:p>726.72</text:p>
          </table:table-cell>
        </table:table-row>
        <table:table-row table:style-name="ro1">
          <table:table-cell office:value-type="float" office:value="16431281" calcext:value-type="float">
            <text:p>16431281</text:p>
          </table:table-cell>
          <table:table-cell table:formula="of:=[.A1029]/1000/(60*60*24)" office:value-type="time" office:time-value="PT04H33M51.281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7.16" calcext:value-type="float">
            <text:p>577.16</text:p>
          </table:table-cell>
          <table:table-cell office:value-type="float" office:value="727.37" calcext:value-type="float">
            <text:p>727.37</text:p>
          </table:table-cell>
        </table:table-row>
        <table:table-row table:style-name="ro1">
          <table:table-cell office:value-type="float" office:value="16447281" calcext:value-type="float">
            <text:p>16447281</text:p>
          </table:table-cell>
          <table:table-cell table:formula="of:=[.A1030]/1000/(60*60*24)" office:value-type="time" office:time-value="PT04H34M07.281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7.7" calcext:value-type="float">
            <text:p>577.7</text:p>
          </table:table-cell>
          <table:table-cell office:value-type="float" office:value="728.01" calcext:value-type="float">
            <text:p>728.01</text:p>
          </table:table-cell>
        </table:table-row>
        <table:table-row table:style-name="ro1">
          <table:table-cell office:value-type="float" office:value="16463281" calcext:value-type="float">
            <text:p>16463281</text:p>
          </table:table-cell>
          <table:table-cell table:formula="of:=[.A1031]/1000/(60*60*24)" office:value-type="time" office:time-value="PT04H34M23.281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8.23" calcext:value-type="float">
            <text:p>578.23</text:p>
          </table:table-cell>
          <table:table-cell office:value-type="float" office:value="728.66" calcext:value-type="float">
            <text:p>728.66</text:p>
          </table:table-cell>
        </table:table-row>
        <table:table-row table:style-name="ro1">
          <table:table-cell office:value-type="float" office:value="16479281" calcext:value-type="float">
            <text:p>16479281</text:p>
          </table:table-cell>
          <table:table-cell table:formula="of:=[.A1032]/1000/(60*60*24)" office:value-type="time" office:time-value="PT04H34M39.281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8.77" calcext:value-type="float">
            <text:p>578.77</text:p>
          </table:table-cell>
          <table:table-cell office:value-type="float" office:value="729.31" calcext:value-type="float">
            <text:p>729.31</text:p>
          </table:table-cell>
        </table:table-row>
        <table:table-row table:style-name="ro1">
          <table:table-cell office:value-type="float" office:value="16495281" calcext:value-type="float">
            <text:p>16495281</text:p>
          </table:table-cell>
          <table:table-cell table:formula="of:=[.A1033]/1000/(60*60*24)" office:value-type="time" office:time-value="PT04H34M55.281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9.31" calcext:value-type="float">
            <text:p>579.31</text:p>
          </table:table-cell>
          <table:table-cell office:value-type="float" office:value="729.96" calcext:value-type="float">
            <text:p>729.96</text:p>
          </table:table-cell>
        </table:table-row>
        <table:table-row table:style-name="ro1">
          <table:table-cell office:value-type="float" office:value="16511281" calcext:value-type="float">
            <text:p>16511281</text:p>
          </table:table-cell>
          <table:table-cell table:formula="of:=[.A1034]/1000/(60*60*24)" office:value-type="time" office:time-value="PT04H35M11.281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79.85" calcext:value-type="float">
            <text:p>579.85</text:p>
          </table:table-cell>
          <table:table-cell office:value-type="float" office:value="730.61" calcext:value-type="float">
            <text:p>730.61</text:p>
          </table:table-cell>
        </table:table-row>
        <table:table-row table:style-name="ro1">
          <table:table-cell office:value-type="float" office:value="16527281" calcext:value-type="float">
            <text:p>16527281</text:p>
          </table:table-cell>
          <table:table-cell table:formula="of:=[.A1035]/1000/(60*60*24)" office:value-type="time" office:time-value="PT04H35M27.281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0.39" calcext:value-type="float">
            <text:p>580.39</text:p>
          </table:table-cell>
          <table:table-cell office:value-type="float" office:value="731.26" calcext:value-type="float">
            <text:p>731.26</text:p>
          </table:table-cell>
        </table:table-row>
        <table:table-row table:style-name="ro1">
          <table:table-cell office:value-type="float" office:value="16543281" calcext:value-type="float">
            <text:p>16543281</text:p>
          </table:table-cell>
          <table:table-cell table:formula="of:=[.A1036]/1000/(60*60*24)" office:value-type="time" office:time-value="PT04H35M43.281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0.93" calcext:value-type="float">
            <text:p>580.93</text:p>
          </table:table-cell>
          <table:table-cell office:value-type="float" office:value="731.91" calcext:value-type="float">
            <text:p>731.91</text:p>
          </table:table-cell>
        </table:table-row>
        <table:table-row table:style-name="ro1">
          <table:table-cell office:value-type="float" office:value="16559281" calcext:value-type="float">
            <text:p>16559281</text:p>
          </table:table-cell>
          <table:table-cell table:formula="of:=[.A1037]/1000/(60*60*24)" office:value-type="time" office:time-value="PT04H35M59.281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1.47" calcext:value-type="float">
            <text:p>581.47</text:p>
          </table:table-cell>
          <table:table-cell office:value-type="float" office:value="732.56" calcext:value-type="float">
            <text:p>732.56</text:p>
          </table:table-cell>
        </table:table-row>
        <table:table-row table:style-name="ro1">
          <table:table-cell office:value-type="float" office:value="16575281" calcext:value-type="float">
            <text:p>16575281</text:p>
          </table:table-cell>
          <table:table-cell table:formula="of:=[.A1038]/1000/(60*60*24)" office:value-type="time" office:time-value="PT04H36M15.281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2" calcext:value-type="float">
            <text:p>582</text:p>
          </table:table-cell>
          <table:table-cell office:value-type="float" office:value="733.2" calcext:value-type="float">
            <text:p>733.2</text:p>
          </table:table-cell>
        </table:table-row>
        <table:table-row table:style-name="ro1">
          <table:table-cell office:value-type="float" office:value="16591281" calcext:value-type="float">
            <text:p>16591281</text:p>
          </table:table-cell>
          <table:table-cell table:formula="of:=[.A1039]/1000/(60*60*24)" office:value-type="time" office:time-value="PT04H36M31.281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2.54" calcext:value-type="float">
            <text:p>582.54</text:p>
          </table:table-cell>
          <table:table-cell office:value-type="float" office:value="733.85" calcext:value-type="float">
            <text:p>733.85</text:p>
          </table:table-cell>
        </table:table-row>
        <table:table-row table:style-name="ro1">
          <table:table-cell office:value-type="float" office:value="16607281" calcext:value-type="float">
            <text:p>16607281</text:p>
          </table:table-cell>
          <table:table-cell table:formula="of:=[.A1040]/1000/(60*60*24)" office:value-type="time" office:time-value="PT04H36M47.281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3.08" calcext:value-type="float">
            <text:p>583.08</text:p>
          </table:table-cell>
          <table:table-cell office:value-type="float" office:value="734.5" calcext:value-type="float">
            <text:p>734.5</text:p>
          </table:table-cell>
        </table:table-row>
        <table:table-row table:style-name="ro1">
          <table:table-cell office:value-type="float" office:value="16623281" calcext:value-type="float">
            <text:p>16623281</text:p>
          </table:table-cell>
          <table:table-cell table:formula="of:=[.A1041]/1000/(60*60*24)" office:value-type="time" office:time-value="PT04H37M03.281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3.62" calcext:value-type="float">
            <text:p>583.62</text:p>
          </table:table-cell>
          <table:table-cell office:value-type="float" office:value="735.15" calcext:value-type="float">
            <text:p>735.15</text:p>
          </table:table-cell>
        </table:table-row>
        <table:table-row table:style-name="ro1">
          <table:table-cell office:value-type="float" office:value="16639281" calcext:value-type="float">
            <text:p>16639281</text:p>
          </table:table-cell>
          <table:table-cell table:formula="of:=[.A1042]/1000/(60*60*24)" office:value-type="time" office:time-value="PT04H37M19.281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4.16" calcext:value-type="float">
            <text:p>584.16</text:p>
          </table:table-cell>
          <table:table-cell office:value-type="float" office:value="735.8" calcext:value-type="float">
            <text:p>735.8</text:p>
          </table:table-cell>
        </table:table-row>
        <table:table-row table:style-name="ro1">
          <table:table-cell office:value-type="float" office:value="16655281" calcext:value-type="float">
            <text:p>16655281</text:p>
          </table:table-cell>
          <table:table-cell table:formula="of:=[.A1043]/1000/(60*60*24)" office:value-type="time" office:time-value="PT04H37M35.281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4.7" calcext:value-type="float">
            <text:p>584.7</text:p>
          </table:table-cell>
          <table:table-cell office:value-type="float" office:value="736.44" calcext:value-type="float">
            <text:p>736.44</text:p>
          </table:table-cell>
        </table:table-row>
        <table:table-row table:style-name="ro1">
          <table:table-cell office:value-type="float" office:value="16671281" calcext:value-type="float">
            <text:p>16671281</text:p>
          </table:table-cell>
          <table:table-cell table:formula="of:=[.A1044]/1000/(60*60*24)" office:value-type="time" office:time-value="PT04H37M51.281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5.23" calcext:value-type="float">
            <text:p>585.23</text:p>
          </table:table-cell>
          <table:table-cell office:value-type="float" office:value="737.09" calcext:value-type="float">
            <text:p>737.09</text:p>
          </table:table-cell>
        </table:table-row>
        <table:table-row table:style-name="ro1">
          <table:table-cell office:value-type="float" office:value="16687281" calcext:value-type="float">
            <text:p>16687281</text:p>
          </table:table-cell>
          <table:table-cell table:formula="of:=[.A1045]/1000/(60*60*24)" office:value-type="time" office:time-value="PT04H38M07.281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85.77" calcext:value-type="float">
            <text:p>585.77</text:p>
          </table:table-cell>
          <table:table-cell office:value-type="float" office:value="737.74" calcext:value-type="float">
            <text:p>737.74</text:p>
          </table:table-cell>
        </table:table-row>
        <table:table-row table:style-name="ro1">
          <table:table-cell office:value-type="float" office:value="16703281" calcext:value-type="float">
            <text:p>16703281</text:p>
          </table:table-cell>
          <table:table-cell table:formula="of:=[.A1046]/1000/(60*60*24)" office:value-type="time" office:time-value="PT04H38M23.281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6.31" calcext:value-type="float">
            <text:p>586.31</text:p>
          </table:table-cell>
          <table:table-cell office:value-type="float" office:value="738.39" calcext:value-type="float">
            <text:p>738.39</text:p>
          </table:table-cell>
        </table:table-row>
        <table:table-row table:style-name="ro1">
          <table:table-cell office:value-type="float" office:value="16719281" calcext:value-type="float">
            <text:p>16719281</text:p>
          </table:table-cell>
          <table:table-cell table:formula="of:=[.A1047]/1000/(60*60*24)" office:value-type="time" office:time-value="PT04H38M39.281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6.85" calcext:value-type="float">
            <text:p>586.85</text:p>
          </table:table-cell>
          <table:table-cell office:value-type="float" office:value="739.03" calcext:value-type="float">
            <text:p>739.03</text:p>
          </table:table-cell>
        </table:table-row>
        <table:table-row table:style-name="ro1">
          <table:table-cell office:value-type="float" office:value="16735281" calcext:value-type="float">
            <text:p>16735281</text:p>
          </table:table-cell>
          <table:table-cell table:formula="of:=[.A1048]/1000/(60*60*24)" office:value-type="time" office:time-value="PT04H38M55.281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7.39" calcext:value-type="float">
            <text:p>587.39</text:p>
          </table:table-cell>
          <table:table-cell office:value-type="float" office:value="739.68" calcext:value-type="float">
            <text:p>739.68</text:p>
          </table:table-cell>
        </table:table-row>
        <table:table-row table:style-name="ro1">
          <table:table-cell office:value-type="float" office:value="16751281" calcext:value-type="float">
            <text:p>16751281</text:p>
          </table:table-cell>
          <table:table-cell table:formula="of:=[.A1049]/1000/(60*60*24)" office:value-type="time" office:time-value="PT04H39M11.281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7.92" calcext:value-type="float">
            <text:p>587.92</text:p>
          </table:table-cell>
          <table:table-cell office:value-type="float" office:value="740.33" calcext:value-type="float">
            <text:p>740.33</text:p>
          </table:table-cell>
        </table:table-row>
        <table:table-row table:style-name="ro1">
          <table:table-cell office:value-type="float" office:value="16767281" calcext:value-type="float">
            <text:p>16767281</text:p>
          </table:table-cell>
          <table:table-cell table:formula="of:=[.A1050]/1000/(60*60*24)" office:value-type="time" office:time-value="PT04H39M27.281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88.46" calcext:value-type="float">
            <text:p>588.46</text:p>
          </table:table-cell>
          <table:table-cell office:value-type="float" office:value="740.98" calcext:value-type="float">
            <text:p>740.98</text:p>
          </table:table-cell>
        </table:table-row>
        <table:table-row table:style-name="ro1">
          <table:table-cell office:value-type="float" office:value="16783281" calcext:value-type="float">
            <text:p>16783281</text:p>
          </table:table-cell>
          <table:table-cell table:formula="of:=[.A1051]/1000/(60*60*24)" office:value-type="time" office:time-value="PT04H39M43.281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89" calcext:value-type="float">
            <text:p>589</text:p>
          </table:table-cell>
          <table:table-cell office:value-type="float" office:value="741.62" calcext:value-type="float">
            <text:p>741.62</text:p>
          </table:table-cell>
        </table:table-row>
        <table:table-row table:style-name="ro1">
          <table:table-cell office:value-type="float" office:value="16799281" calcext:value-type="float">
            <text:p>16799281</text:p>
          </table:table-cell>
          <table:table-cell table:formula="of:=[.A1052]/1000/(60*60*24)" office:value-type="time" office:time-value="PT04H39M59.281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89.54" calcext:value-type="float">
            <text:p>589.54</text:p>
          </table:table-cell>
          <table:table-cell office:value-type="float" office:value="742.27" calcext:value-type="float">
            <text:p>742.27</text:p>
          </table:table-cell>
        </table:table-row>
        <table:table-row table:style-name="ro1">
          <table:table-cell office:value-type="float" office:value="16815281" calcext:value-type="float">
            <text:p>16815281</text:p>
          </table:table-cell>
          <table:table-cell table:formula="of:=[.A1053]/1000/(60*60*24)" office:value-type="time" office:time-value="PT04H40M15.281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90.07" calcext:value-type="float">
            <text:p>590.07</text:p>
          </table:table-cell>
          <table:table-cell office:value-type="float" office:value="742.92" calcext:value-type="float">
            <text:p>742.92</text:p>
          </table:table-cell>
        </table:table-row>
        <table:table-row table:style-name="ro1">
          <table:table-cell office:value-type="float" office:value="16831281" calcext:value-type="float">
            <text:p>16831281</text:p>
          </table:table-cell>
          <table:table-cell table:formula="of:=[.A1054]/1000/(60*60*24)" office:value-type="time" office:time-value="PT04H40M31.281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0.61" calcext:value-type="float">
            <text:p>590.61</text:p>
          </table:table-cell>
          <table:table-cell office:value-type="float" office:value="743.56" calcext:value-type="float">
            <text:p>743.56</text:p>
          </table:table-cell>
        </table:table-row>
        <table:table-row table:style-name="ro1">
          <table:table-cell office:value-type="float" office:value="16847281" calcext:value-type="float">
            <text:p>16847281</text:p>
          </table:table-cell>
          <table:table-cell table:formula="of:=[.A1055]/1000/(60*60*24)" office:value-type="time" office:time-value="PT04H40M47.281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1.15" calcext:value-type="float">
            <text:p>591.15</text:p>
          </table:table-cell>
          <table:table-cell office:value-type="float" office:value="744.21" calcext:value-type="float">
            <text:p>744.21</text:p>
          </table:table-cell>
        </table:table-row>
        <table:table-row table:style-name="ro1">
          <table:table-cell office:value-type="float" office:value="16863281" calcext:value-type="float">
            <text:p>16863281</text:p>
          </table:table-cell>
          <table:table-cell table:formula="of:=[.A1056]/1000/(60*60*24)" office:value-type="time" office:time-value="PT04H41M03.281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91.69" calcext:value-type="float">
            <text:p>591.69</text:p>
          </table:table-cell>
          <table:table-cell office:value-type="float" office:value="744.86" calcext:value-type="float">
            <text:p>744.86</text:p>
          </table:table-cell>
        </table:table-row>
        <table:table-row table:style-name="ro1">
          <table:table-cell office:value-type="float" office:value="16879281" calcext:value-type="float">
            <text:p>16879281</text:p>
          </table:table-cell>
          <table:table-cell table:formula="of:=[.A1057]/1000/(60*60*24)" office:value-type="time" office:time-value="PT04H41M19.281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2.22" calcext:value-type="float">
            <text:p>592.22</text:p>
          </table:table-cell>
          <table:table-cell office:value-type="float" office:value="745.5" calcext:value-type="float">
            <text:p>745.5</text:p>
          </table:table-cell>
        </table:table-row>
        <table:table-row table:style-name="ro1">
          <table:table-cell office:value-type="float" office:value="16895281" calcext:value-type="float">
            <text:p>16895281</text:p>
          </table:table-cell>
          <table:table-cell table:formula="of:=[.A1058]/1000/(60*60*24)" office:value-type="time" office:time-value="PT04H41M35.281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2.76" calcext:value-type="float">
            <text:p>592.76</text:p>
          </table:table-cell>
          <table:table-cell office:value-type="float" office:value="746.15" calcext:value-type="float">
            <text:p>746.15</text:p>
          </table:table-cell>
        </table:table-row>
        <table:table-row table:style-name="ro1">
          <table:table-cell office:value-type="float" office:value="16911281" calcext:value-type="float">
            <text:p>16911281</text:p>
          </table:table-cell>
          <table:table-cell table:formula="of:=[.A1059]/1000/(60*60*24)" office:value-type="time" office:time-value="PT04H41M51.281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93.3" calcext:value-type="float">
            <text:p>593.3</text:p>
          </table:table-cell>
          <table:table-cell office:value-type="float" office:value="746.79" calcext:value-type="float">
            <text:p>746.79</text:p>
          </table:table-cell>
        </table:table-row>
        <table:table-row table:style-name="ro1">
          <table:table-cell office:value-type="float" office:value="16927281" calcext:value-type="float">
            <text:p>16927281</text:p>
          </table:table-cell>
          <table:table-cell table:formula="of:=[.A1060]/1000/(60*60*24)" office:value-type="time" office:time-value="PT04H42M07.281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93.84" calcext:value-type="float">
            <text:p>593.84</text:p>
          </table:table-cell>
          <table:table-cell office:value-type="float" office:value="747.44" calcext:value-type="float">
            <text:p>747.44</text:p>
          </table:table-cell>
        </table:table-row>
        <table:table-row table:style-name="ro1">
          <table:table-cell office:value-type="float" office:value="16943281" calcext:value-type="float">
            <text:p>16943281</text:p>
          </table:table-cell>
          <table:table-cell table:formula="of:=[.A1061]/1000/(60*60*24)" office:value-type="time" office:time-value="PT04H42M23.281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94.37" calcext:value-type="float">
            <text:p>594.37</text:p>
          </table:table-cell>
          <table:table-cell office:value-type="float" office:value="748.09" calcext:value-type="float">
            <text:p>748.09</text:p>
          </table:table-cell>
        </table:table-row>
        <table:table-row table:style-name="ro1">
          <table:table-cell office:value-type="float" office:value="16959281" calcext:value-type="float">
            <text:p>16959281</text:p>
          </table:table-cell>
          <table:table-cell table:formula="of:=[.A1062]/1000/(60*60*24)" office:value-type="time" office:time-value="PT04H42M39.281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94.91" calcext:value-type="float">
            <text:p>594.91</text:p>
          </table:table-cell>
          <table:table-cell office:value-type="float" office:value="748.73" calcext:value-type="float">
            <text:p>748.73</text:p>
          </table:table-cell>
        </table:table-row>
        <table:table-row table:style-name="ro1">
          <table:table-cell office:value-type="float" office:value="16975281" calcext:value-type="float">
            <text:p>16975281</text:p>
          </table:table-cell>
          <table:table-cell table:formula="of:=[.A1063]/1000/(60*60*24)" office:value-type="time" office:time-value="PT04H42M55.281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95.45" calcext:value-type="float">
            <text:p>595.45</text:p>
          </table:table-cell>
          <table:table-cell office:value-type="float" office:value="749.38" calcext:value-type="float">
            <text:p>749.38</text:p>
          </table:table-cell>
        </table:table-row>
        <table:table-row table:style-name="ro1">
          <table:table-cell office:value-type="float" office:value="16991281" calcext:value-type="float">
            <text:p>16991281</text:p>
          </table:table-cell>
          <table:table-cell table:formula="of:=[.A1064]/1000/(60*60*24)" office:value-type="time" office:time-value="PT04H43M11.281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5.98" calcext:value-type="float">
            <text:p>595.98</text:p>
          </table:table-cell>
          <table:table-cell office:value-type="float" office:value="750.02" calcext:value-type="float">
            <text:p>750.02</text:p>
          </table:table-cell>
        </table:table-row>
        <table:table-row table:style-name="ro1">
          <table:table-cell office:value-type="float" office:value="17007281" calcext:value-type="float">
            <text:p>17007281</text:p>
          </table:table-cell>
          <table:table-cell table:formula="of:=[.A1065]/1000/(60*60*24)" office:value-type="time" office:time-value="PT04H43M27.281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96.52" calcext:value-type="float">
            <text:p>596.52</text:p>
          </table:table-cell>
          <table:table-cell office:value-type="float" office:value="750.67" calcext:value-type="float">
            <text:p>750.67</text:p>
          </table:table-cell>
        </table:table-row>
        <table:table-row table:style-name="ro1">
          <table:table-cell office:value-type="float" office:value="17023281" calcext:value-type="float">
            <text:p>17023281</text:p>
          </table:table-cell>
          <table:table-cell table:formula="of:=[.A1066]/1000/(60*60*24)" office:value-type="time" office:time-value="PT04H43M43.281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97.06" calcext:value-type="float">
            <text:p>597.06</text:p>
          </table:table-cell>
          <table:table-cell office:value-type="float" office:value="751.31" calcext:value-type="float">
            <text:p>751.31</text:p>
          </table:table-cell>
        </table:table-row>
        <table:table-row table:style-name="ro1">
          <table:table-cell office:value-type="float" office:value="17039281" calcext:value-type="float">
            <text:p>17039281</text:p>
          </table:table-cell>
          <table:table-cell table:formula="of:=[.A1067]/1000/(60*60*24)" office:value-type="time" office:time-value="PT04H43M59.281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97.59" calcext:value-type="float">
            <text:p>597.59</text:p>
          </table:table-cell>
          <table:table-cell office:value-type="float" office:value="751.96" calcext:value-type="float">
            <text:p>751.96</text:p>
          </table:table-cell>
        </table:table-row>
        <table:table-row table:style-name="ro1">
          <table:table-cell office:value-type="float" office:value="17055281" calcext:value-type="float">
            <text:p>17055281</text:p>
          </table:table-cell>
          <table:table-cell table:formula="of:=[.A1068]/1000/(60*60*24)" office:value-type="time" office:time-value="PT04H44M15.281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98.13" calcext:value-type="float">
            <text:p>598.13</text:p>
          </table:table-cell>
          <table:table-cell office:value-type="float" office:value="752.6" calcext:value-type="float">
            <text:p>752.6</text:p>
          </table:table-cell>
        </table:table-row>
        <table:table-row table:style-name="ro1">
          <table:table-cell office:value-type="float" office:value="17071281" calcext:value-type="float">
            <text:p>17071281</text:p>
          </table:table-cell>
          <table:table-cell table:formula="of:=[.A1069]/1000/(60*60*24)" office:value-type="time" office:time-value="PT04H44M31.281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98.67" calcext:value-type="float">
            <text:p>598.67</text:p>
          </table:table-cell>
          <table:table-cell office:value-type="float" office:value="753.25" calcext:value-type="float">
            <text:p>753.25</text:p>
          </table:table-cell>
        </table:table-row>
        <table:table-row table:style-name="ro1">
          <table:table-cell office:value-type="float" office:value="17087281" calcext:value-type="float">
            <text:p>17087281</text:p>
          </table:table-cell>
          <table:table-cell table:formula="of:=[.A1070]/1000/(60*60*24)" office:value-type="time" office:time-value="PT04H44M47.281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99.2" calcext:value-type="float">
            <text:p>599.2</text:p>
          </table:table-cell>
          <table:table-cell office:value-type="float" office:value="753.89" calcext:value-type="float">
            <text:p>753.89</text:p>
          </table:table-cell>
        </table:table-row>
        <table:table-row table:style-name="ro1">
          <table:table-cell office:value-type="float" office:value="17103281" calcext:value-type="float">
            <text:p>17103281</text:p>
          </table:table-cell>
          <table:table-cell table:formula="of:=[.A1071]/1000/(60*60*24)" office:value-type="time" office:time-value="PT04H45M03.281S" calcext:value-type="time">
            <text:p>04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599.74" calcext:value-type="float">
            <text:p>599.74</text:p>
          </table:table-cell>
          <table:table-cell office:value-type="float" office:value="754.54" calcext:value-type="float">
            <text:p>754.54</text:p>
          </table:table-cell>
        </table:table-row>
        <table:table-row table:style-name="ro1">
          <table:table-cell office:value-type="float" office:value="17119281" calcext:value-type="float">
            <text:p>17119281</text:p>
          </table:table-cell>
          <table:table-cell table:formula="of:=[.A1072]/1000/(60*60*24)" office:value-type="time" office:time-value="PT04H45M19.281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00.28" calcext:value-type="float">
            <text:p>600.28</text:p>
          </table:table-cell>
          <table:table-cell office:value-type="float" office:value="755.18" calcext:value-type="float">
            <text:p>755.18</text:p>
          </table:table-cell>
        </table:table-row>
        <table:table-row table:style-name="ro1">
          <table:table-cell office:value-type="float" office:value="17135281" calcext:value-type="float">
            <text:p>17135281</text:p>
          </table:table-cell>
          <table:table-cell table:formula="of:=[.A1073]/1000/(60*60*24)" office:value-type="time" office:time-value="PT04H45M35.281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600.81" calcext:value-type="float">
            <text:p>600.81</text:p>
          </table:table-cell>
          <table:table-cell office:value-type="float" office:value="755.82" calcext:value-type="float">
            <text:p>755.82</text:p>
          </table:table-cell>
        </table:table-row>
        <table:table-row table:style-name="ro1">
          <table:table-cell office:value-type="float" office:value="17151281" calcext:value-type="float">
            <text:p>17151281</text:p>
          </table:table-cell>
          <table:table-cell table:formula="of:=[.A1074]/1000/(60*60*24)" office:value-type="time" office:time-value="PT04H45M51.281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01.35" calcext:value-type="float">
            <text:p>601.35</text:p>
          </table:table-cell>
          <table:table-cell office:value-type="float" office:value="756.47" calcext:value-type="float">
            <text:p>756.47</text:p>
          </table:table-cell>
        </table:table-row>
        <table:table-row table:style-name="ro1">
          <table:table-cell office:value-type="float" office:value="17167281" calcext:value-type="float">
            <text:p>17167281</text:p>
          </table:table-cell>
          <table:table-cell table:formula="of:=[.A1075]/1000/(60*60*24)" office:value-type="time" office:time-value="PT04H46M07.281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01.88" calcext:value-type="float">
            <text:p>601.88</text:p>
          </table:table-cell>
          <table:table-cell office:value-type="float" office:value="757.11" calcext:value-type="float">
            <text:p>757.11</text:p>
          </table:table-cell>
        </table:table-row>
        <table:table-row table:style-name="ro1">
          <table:table-cell office:value-type="float" office:value="17183281" calcext:value-type="float">
            <text:p>17183281</text:p>
          </table:table-cell>
          <table:table-cell table:formula="of:=[.A1076]/1000/(60*60*24)" office:value-type="time" office:time-value="PT04H46M23.281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02.42" calcext:value-type="float">
            <text:p>602.42</text:p>
          </table:table-cell>
          <table:table-cell office:value-type="float" office:value="757.75" calcext:value-type="float">
            <text:p>757.75</text:p>
          </table:table-cell>
        </table:table-row>
        <table:table-row table:style-name="ro1">
          <table:table-cell office:value-type="float" office:value="17199281" calcext:value-type="float">
            <text:p>17199281</text:p>
          </table:table-cell>
          <table:table-cell table:formula="of:=[.A1077]/1000/(60*60*24)" office:value-type="time" office:time-value="PT04H46M39.281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2.96" calcext:value-type="float">
            <text:p>602.96</text:p>
          </table:table-cell>
          <table:table-cell office:value-type="float" office:value="758.4" calcext:value-type="float">
            <text:p>758.4</text:p>
          </table:table-cell>
        </table:table-row>
        <table:table-row table:style-name="ro1">
          <table:table-cell office:value-type="float" office:value="17215281" calcext:value-type="float">
            <text:p>17215281</text:p>
          </table:table-cell>
          <table:table-cell table:formula="of:=[.A1078]/1000/(60*60*24)" office:value-type="time" office:time-value="PT04H46M55.281S" calcext:value-type="time">
            <text:p>04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3.49" calcext:value-type="float">
            <text:p>603.49</text:p>
          </table:table-cell>
          <table:table-cell office:value-type="float" office:value="759.04" calcext:value-type="float">
            <text:p>759.04</text:p>
          </table:table-cell>
        </table:table-row>
        <table:table-row table:style-name="ro1">
          <table:table-cell office:value-type="float" office:value="17231281" calcext:value-type="float">
            <text:p>17231281</text:p>
          </table:table-cell>
          <table:table-cell table:formula="of:=[.A1079]/1000/(60*60*24)" office:value-type="time" office:time-value="PT04H47M11.281S" calcext:value-type="time">
            <text:p>04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4.03" calcext:value-type="float">
            <text:p>604.03</text:p>
          </table:table-cell>
          <table:table-cell office:value-type="float" office:value="759.68" calcext:value-type="float">
            <text:p>759.68</text:p>
          </table:table-cell>
        </table:table-row>
        <table:table-row table:style-name="ro1">
          <table:table-cell office:value-type="float" office:value="17247281" calcext:value-type="float">
            <text:p>17247281</text:p>
          </table:table-cell>
          <table:table-cell table:formula="of:=[.A1080]/1000/(60*60*24)" office:value-type="time" office:time-value="PT04H47M27.281S" calcext:value-type="time">
            <text:p>04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4.57" calcext:value-type="float">
            <text:p>604.57</text:p>
          </table:table-cell>
          <table:table-cell office:value-type="float" office:value="760.33" calcext:value-type="float">
            <text:p>760.33</text:p>
          </table:table-cell>
        </table:table-row>
        <table:table-row table:style-name="ro1">
          <table:table-cell office:value-type="float" office:value="17263281" calcext:value-type="float">
            <text:p>17263281</text:p>
          </table:table-cell>
          <table:table-cell table:formula="of:=[.A1081]/1000/(60*60*24)" office:value-type="time" office:time-value="PT04H47M43.281S" calcext:value-type="time">
            <text:p>04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5.1" calcext:value-type="float">
            <text:p>605.1</text:p>
          </table:table-cell>
          <table:table-cell office:value-type="float" office:value="760.97" calcext:value-type="float">
            <text:p>760.97</text:p>
          </table:table-cell>
        </table:table-row>
        <table:table-row table:style-name="ro1">
          <table:table-cell office:value-type="float" office:value="17279281" calcext:value-type="float">
            <text:p>17279281</text:p>
          </table:table-cell>
          <table:table-cell table:formula="of:=[.A1082]/1000/(60*60*24)" office:value-type="time" office:time-value="PT04H47M59.281S" calcext:value-type="time">
            <text:p>04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5.64" calcext:value-type="float">
            <text:p>605.64</text:p>
          </table:table-cell>
          <table:table-cell office:value-type="float" office:value="761.61" calcext:value-type="float">
            <text:p>761.61</text:p>
          </table:table-cell>
        </table:table-row>
        <table:table-row table:style-name="ro1">
          <table:table-cell office:value-type="float" office:value="17295281" calcext:value-type="float">
            <text:p>17295281</text:p>
          </table:table-cell>
          <table:table-cell table:formula="of:=[.A1083]/1000/(60*60*24)" office:value-type="time" office:time-value="PT04H48M15.281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6.17" calcext:value-type="float">
            <text:p>606.17</text:p>
          </table:table-cell>
          <table:table-cell office:value-type="float" office:value="762.26" calcext:value-type="float">
            <text:p>762.26</text:p>
          </table:table-cell>
        </table:table-row>
        <table:table-row table:style-name="ro1">
          <table:table-cell office:value-type="float" office:value="17311281" calcext:value-type="float">
            <text:p>17311281</text:p>
          </table:table-cell>
          <table:table-cell table:formula="of:=[.A1084]/1000/(60*60*24)" office:value-type="time" office:time-value="PT04H48M31.281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06.71" calcext:value-type="float">
            <text:p>606.71</text:p>
          </table:table-cell>
          <table:table-cell office:value-type="float" office:value="762.9" calcext:value-type="float">
            <text:p>762.9</text:p>
          </table:table-cell>
        </table:table-row>
        <table:table-row table:style-name="ro1">
          <table:table-cell office:value-type="float" office:value="17327281" calcext:value-type="float">
            <text:p>17327281</text:p>
          </table:table-cell>
          <table:table-cell table:formula="of:=[.A1085]/1000/(60*60*24)" office:value-type="time" office:time-value="PT04H48M47.281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07.24" calcext:value-type="float">
            <text:p>607.24</text:p>
          </table:table-cell>
          <table:table-cell office:value-type="float" office:value="763.54" calcext:value-type="float">
            <text:p>763.54</text:p>
          </table:table-cell>
        </table:table-row>
        <table:table-row table:style-name="ro1">
          <table:table-cell office:value-type="float" office:value="17343281" calcext:value-type="float">
            <text:p>17343281</text:p>
          </table:table-cell>
          <table:table-cell table:formula="of:=[.A1086]/1000/(60*60*24)" office:value-type="time" office:time-value="PT04H49M03.281S" calcext:value-type="time">
            <text:p>04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07.78" calcext:value-type="float">
            <text:p>607.78</text:p>
          </table:table-cell>
          <table:table-cell office:value-type="float" office:value="764.19" calcext:value-type="float">
            <text:p>764.19</text:p>
          </table:table-cell>
        </table:table-row>
        <table:table-row table:style-name="ro1">
          <table:table-cell office:value-type="float" office:value="17359281" calcext:value-type="float">
            <text:p>17359281</text:p>
          </table:table-cell>
          <table:table-cell table:formula="of:=[.A1087]/1000/(60*60*24)" office:value-type="time" office:time-value="PT04H49M19.281S" calcext:value-type="time">
            <text:p>04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08.32" calcext:value-type="float">
            <text:p>608.32</text:p>
          </table:table-cell>
          <table:table-cell office:value-type="float" office:value="764.83" calcext:value-type="float">
            <text:p>764.83</text:p>
          </table:table-cell>
        </table:table-row>
        <table:table-row table:style-name="ro1">
          <table:table-cell office:value-type="float" office:value="17375281" calcext:value-type="float">
            <text:p>17375281</text:p>
          </table:table-cell>
          <table:table-cell table:formula="of:=[.A1088]/1000/(60*60*24)" office:value-type="time" office:time-value="PT04H49M35.281S" calcext:value-type="time">
            <text:p>04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08.85" calcext:value-type="float">
            <text:p>608.85</text:p>
          </table:table-cell>
          <table:table-cell office:value-type="float" office:value="765.47" calcext:value-type="float">
            <text:p>765.47</text:p>
          </table:table-cell>
        </table:table-row>
        <table:table-row table:style-name="ro1">
          <table:table-cell office:value-type="float" office:value="17391281" calcext:value-type="float">
            <text:p>17391281</text:p>
          </table:table-cell>
          <table:table-cell table:formula="of:=[.A1089]/1000/(60*60*24)" office:value-type="time" office:time-value="PT04H49M51.281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09.39" calcext:value-type="float">
            <text:p>609.39</text:p>
          </table:table-cell>
          <table:table-cell office:value-type="float" office:value="766.11" calcext:value-type="float">
            <text:p>766.11</text:p>
          </table:table-cell>
        </table:table-row>
        <table:table-row table:style-name="ro1">
          <table:table-cell office:value-type="float" office:value="17407281" calcext:value-type="float">
            <text:p>17407281</text:p>
          </table:table-cell>
          <table:table-cell table:formula="of:=[.A1090]/1000/(60*60*24)" office:value-type="time" office:time-value="PT04H50M07.281S" calcext:value-type="time">
            <text:p>04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09.92" calcext:value-type="float">
            <text:p>609.92</text:p>
          </table:table-cell>
          <table:table-cell office:value-type="float" office:value="766.75" calcext:value-type="float">
            <text:p>766.75</text:p>
          </table:table-cell>
        </table:table-row>
        <table:table-row table:style-name="ro1">
          <table:table-cell office:value-type="float" office:value="17423281" calcext:value-type="float">
            <text:p>17423281</text:p>
          </table:table-cell>
          <table:table-cell table:formula="of:=[.A1091]/1000/(60*60*24)" office:value-type="time" office:time-value="PT04H50M23.281S" calcext:value-type="time">
            <text:p>04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0.46" calcext:value-type="float">
            <text:p>610.46</text:p>
          </table:table-cell>
          <table:table-cell office:value-type="float" office:value="767.4" calcext:value-type="float">
            <text:p>767.4</text:p>
          </table:table-cell>
        </table:table-row>
        <table:table-row table:style-name="ro1">
          <table:table-cell office:value-type="float" office:value="17439281" calcext:value-type="float">
            <text:p>17439281</text:p>
          </table:table-cell>
          <table:table-cell table:formula="of:=[.A1092]/1000/(60*60*24)" office:value-type="time" office:time-value="PT04H50M39.281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10.99" calcext:value-type="float">
            <text:p>610.99</text:p>
          </table:table-cell>
          <table:table-cell office:value-type="float" office:value="768.04" calcext:value-type="float">
            <text:p>768.04</text:p>
          </table:table-cell>
        </table:table-row>
        <table:table-row table:style-name="ro1">
          <table:table-cell office:value-type="float" office:value="17455281" calcext:value-type="float">
            <text:p>17455281</text:p>
          </table:table-cell>
          <table:table-cell table:formula="of:=[.A1093]/1000/(60*60*24)" office:value-type="time" office:time-value="PT04H50M55.281S" calcext:value-type="time">
            <text:p>04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1.53" calcext:value-type="float">
            <text:p>611.53</text:p>
          </table:table-cell>
          <table:table-cell office:value-type="float" office:value="768.68" calcext:value-type="float">
            <text:p>768.68</text:p>
          </table:table-cell>
        </table:table-row>
        <table:table-row table:style-name="ro1">
          <table:table-cell office:value-type="float" office:value="17471281" calcext:value-type="float">
            <text:p>17471281</text:p>
          </table:table-cell>
          <table:table-cell table:formula="of:=[.A1094]/1000/(60*60*24)" office:value-type="time" office:time-value="PT04H51M11.281S" calcext:value-type="time">
            <text:p>04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12.06" calcext:value-type="float">
            <text:p>612.06</text:p>
          </table:table-cell>
          <table:table-cell office:value-type="float" office:value="769.32" calcext:value-type="float">
            <text:p>769.32</text:p>
          </table:table-cell>
        </table:table-row>
        <table:table-row table:style-name="ro1">
          <table:table-cell office:value-type="float" office:value="17487281" calcext:value-type="float">
            <text:p>17487281</text:p>
          </table:table-cell>
          <table:table-cell table:formula="of:=[.A1095]/1000/(60*60*24)" office:value-type="time" office:time-value="PT04H51M27.281S" calcext:value-type="time">
            <text:p>04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612.6" calcext:value-type="float">
            <text:p>612.6</text:p>
          </table:table-cell>
          <table:table-cell office:value-type="float" office:value="769.96" calcext:value-type="float">
            <text:p>769.96</text:p>
          </table:table-cell>
        </table:table-row>
        <table:table-row table:style-name="ro1">
          <table:table-cell office:value-type="float" office:value="17503281" calcext:value-type="float">
            <text:p>17503281</text:p>
          </table:table-cell>
          <table:table-cell table:formula="of:=[.A1096]/1000/(60*60*24)" office:value-type="time" office:time-value="PT04H51M43.281S" calcext:value-type="time">
            <text:p>04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3.13" calcext:value-type="float">
            <text:p>613.13</text:p>
          </table:table-cell>
          <table:table-cell office:value-type="float" office:value="770.6" calcext:value-type="float">
            <text:p>770.6</text:p>
          </table:table-cell>
        </table:table-row>
        <table:table-row table:style-name="ro1">
          <table:table-cell office:value-type="float" office:value="17519281" calcext:value-type="float">
            <text:p>17519281</text:p>
          </table:table-cell>
          <table:table-cell table:formula="of:=[.A1097]/1000/(60*60*24)" office:value-type="time" office:time-value="PT04H51M59.281S" calcext:value-type="time">
            <text:p>04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3.67" calcext:value-type="float">
            <text:p>613.67</text:p>
          </table:table-cell>
          <table:table-cell office:value-type="float" office:value="771.24" calcext:value-type="float">
            <text:p>771.24</text:p>
          </table:table-cell>
        </table:table-row>
        <table:table-row table:style-name="ro1">
          <table:table-cell office:value-type="float" office:value="17535281" calcext:value-type="float">
            <text:p>17535281</text:p>
          </table:table-cell>
          <table:table-cell table:formula="of:=[.A1098]/1000/(60*60*24)" office:value-type="time" office:time-value="PT04H52M15.281S" calcext:value-type="time">
            <text:p>04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4.2" calcext:value-type="float">
            <text:p>614.2</text:p>
          </table:table-cell>
          <table:table-cell office:value-type="float" office:value="771.88" calcext:value-type="float">
            <text:p>771.88</text:p>
          </table:table-cell>
        </table:table-row>
        <table:table-row table:style-name="ro1">
          <table:table-cell office:value-type="float" office:value="17551281" calcext:value-type="float">
            <text:p>17551281</text:p>
          </table:table-cell>
          <table:table-cell table:formula="of:=[.A1099]/1000/(60*60*24)" office:value-type="time" office:time-value="PT04H52M31.281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4.74" calcext:value-type="float">
            <text:p>614.74</text:p>
          </table:table-cell>
          <table:table-cell office:value-type="float" office:value="772.52" calcext:value-type="float">
            <text:p>772.52</text:p>
          </table:table-cell>
        </table:table-row>
        <table:table-row table:style-name="ro1">
          <table:table-cell office:value-type="float" office:value="17567281" calcext:value-type="float">
            <text:p>17567281</text:p>
          </table:table-cell>
          <table:table-cell table:formula="of:=[.A1100]/1000/(60*60*24)" office:value-type="time" office:time-value="PT04H52M47.281S" calcext:value-type="time">
            <text:p>04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15.27" calcext:value-type="float">
            <text:p>615.27</text:p>
          </table:table-cell>
          <table:table-cell office:value-type="float" office:value="773.16" calcext:value-type="float">
            <text:p>773.16</text:p>
          </table:table-cell>
        </table:table-row>
        <table:table-row table:style-name="ro1">
          <table:table-cell office:value-type="float" office:value="17583281" calcext:value-type="float">
            <text:p>17583281</text:p>
          </table:table-cell>
          <table:table-cell table:formula="of:=[.A1101]/1000/(60*60*24)" office:value-type="time" office:time-value="PT04H53M03.281S" calcext:value-type="time">
            <text:p>04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15.81" calcext:value-type="float">
            <text:p>615.81</text:p>
          </table:table-cell>
          <table:table-cell office:value-type="float" office:value="773.8" calcext:value-type="float">
            <text:p>773.8</text:p>
          </table:table-cell>
        </table:table-row>
        <table:table-row table:style-name="ro1">
          <table:table-cell office:value-type="float" office:value="17599281" calcext:value-type="float">
            <text:p>17599281</text:p>
          </table:table-cell>
          <table:table-cell table:formula="of:=[.A1102]/1000/(60*60*24)" office:value-type="time" office:time-value="PT04H53M19.281S" calcext:value-type="time">
            <text:p>04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16.34" calcext:value-type="float">
            <text:p>616.34</text:p>
          </table:table-cell>
          <table:table-cell office:value-type="float" office:value="774.44" calcext:value-type="float">
            <text:p>774.44</text:p>
          </table:table-cell>
        </table:table-row>
        <table:table-row table:style-name="ro1">
          <table:table-cell office:value-type="float" office:value="17615281" calcext:value-type="float">
            <text:p>17615281</text:p>
          </table:table-cell>
          <table:table-cell table:formula="of:=[.A1103]/1000/(60*60*24)" office:value-type="time" office:time-value="PT04H53M35.281S" calcext:value-type="time">
            <text:p>04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16.87" calcext:value-type="float">
            <text:p>616.87</text:p>
          </table:table-cell>
          <table:table-cell office:value-type="float" office:value="775.08" calcext:value-type="float">
            <text:p>775.08</text:p>
          </table:table-cell>
        </table:table-row>
        <table:table-row table:style-name="ro1">
          <table:table-cell office:value-type="float" office:value="17631281" calcext:value-type="float">
            <text:p>17631281</text:p>
          </table:table-cell>
          <table:table-cell table:formula="of:=[.A1104]/1000/(60*60*24)" office:value-type="time" office:time-value="PT04H53M51.281S" calcext:value-type="time">
            <text:p>04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17.41" calcext:value-type="float">
            <text:p>617.41</text:p>
          </table:table-cell>
          <table:table-cell office:value-type="float" office:value="775.72" calcext:value-type="float">
            <text:p>775.72</text:p>
          </table:table-cell>
        </table:table-row>
        <table:table-row table:style-name="ro1">
          <table:table-cell office:value-type="float" office:value="17647281" calcext:value-type="float">
            <text:p>17647281</text:p>
          </table:table-cell>
          <table:table-cell table:formula="of:=[.A1105]/1000/(60*60*24)" office:value-type="time" office:time-value="PT04H54M07.281S" calcext:value-type="time">
            <text:p>04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7.94" calcext:value-type="float">
            <text:p>617.94</text:p>
          </table:table-cell>
          <table:table-cell office:value-type="float" office:value="776.36" calcext:value-type="float">
            <text:p>776.36</text:p>
          </table:table-cell>
        </table:table-row>
        <table:table-row table:style-name="ro1">
          <table:table-cell office:value-type="float" office:value="17663281" calcext:value-type="float">
            <text:p>17663281</text:p>
          </table:table-cell>
          <table:table-cell table:formula="of:=[.A1106]/1000/(60*60*24)" office:value-type="time" office:time-value="PT04H54M23.281S" calcext:value-type="time">
            <text:p>04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8.48" calcext:value-type="float">
            <text:p>618.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679281" calcext:value-type="float">
            <text:p>17679281</text:p>
          </table:table-cell>
          <table:table-cell table:formula="of:=[.A1107]/1000/(60*60*24)" office:value-type="time" office:time-value="PT04H54M39.281S" calcext:value-type="time">
            <text:p>04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9.01" calcext:value-type="float">
            <text:p>619.01</text:p>
          </table:table-cell>
          <table:table-cell office:value-type="float" office:value="777.64" calcext:value-type="float">
            <text:p>777.64</text:p>
          </table:table-cell>
        </table:table-row>
        <table:table-row table:style-name="ro1">
          <table:table-cell office:value-type="float" office:value="17695280" calcext:value-type="float">
            <text:p>17695280</text:p>
          </table:table-cell>
          <table:table-cell table:formula="of:=[.A1108]/1000/(60*60*24)" office:value-type="time" office:time-value="PT04H54M55.28S" calcext:value-type="time">
            <text:p>04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9.55" calcext:value-type="float">
            <text:p>619.55</text:p>
          </table:table-cell>
          <table:table-cell office:value-type="float" office:value="778.27" calcext:value-type="float">
            <text:p>778.27</text:p>
          </table:table-cell>
        </table:table-row>
        <table:table-row table:style-name="ro1">
          <table:table-cell office:value-type="float" office:value="17711281" calcext:value-type="float">
            <text:p>17711281</text:p>
          </table:table-cell>
          <table:table-cell table:formula="of:=[.A1109]/1000/(60*60*24)" office:value-type="time" office:time-value="PT04H55M11.281S" calcext:value-type="time">
            <text:p>04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20.08" calcext:value-type="float">
            <text:p>620.08</text:p>
          </table:table-cell>
          <table:table-cell office:value-type="float" office:value="778.91" calcext:value-type="float">
            <text:p>778.91</text:p>
          </table:table-cell>
        </table:table-row>
        <table:table-row table:style-name="ro1">
          <table:table-cell office:value-type="float" office:value="17727281" calcext:value-type="float">
            <text:p>17727281</text:p>
          </table:table-cell>
          <table:table-cell table:formula="of:=[.A1110]/1000/(60*60*24)" office:value-type="time" office:time-value="PT04H55M27.281S" calcext:value-type="time">
            <text:p>04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20.61" calcext:value-type="float">
            <text:p>620.61</text:p>
          </table:table-cell>
          <table:table-cell office:value-type="float" office:value="779.55" calcext:value-type="float">
            <text:p>779.55</text:p>
          </table:table-cell>
        </table:table-row>
        <table:table-row table:style-name="ro1">
          <table:table-cell office:value-type="float" office:value="17743281" calcext:value-type="float">
            <text:p>17743281</text:p>
          </table:table-cell>
          <table:table-cell table:formula="of:=[.A1111]/1000/(60*60*24)" office:value-type="time" office:time-value="PT04H55M43.281S" calcext:value-type="time">
            <text:p>04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21.15" calcext:value-type="float">
            <text:p>621.15</text:p>
          </table:table-cell>
          <table:table-cell office:value-type="float" office:value="780.19" calcext:value-type="float">
            <text:p>780.19</text:p>
          </table:table-cell>
        </table:table-row>
        <table:table-row table:style-name="ro1">
          <table:table-cell office:value-type="float" office:value="17759281" calcext:value-type="float">
            <text:p>17759281</text:p>
          </table:table-cell>
          <table:table-cell table:formula="of:=[.A1112]/1000/(60*60*24)" office:value-type="time" office:time-value="PT04H55M59.281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1.68" calcext:value-type="float">
            <text:p>621.68</text:p>
          </table:table-cell>
          <table:table-cell office:value-type="float" office:value="780.83" calcext:value-type="float">
            <text:p>780.83</text:p>
          </table:table-cell>
        </table:table-row>
        <table:table-row table:style-name="ro1">
          <table:table-cell office:value-type="float" office:value="17775281" calcext:value-type="float">
            <text:p>17775281</text:p>
          </table:table-cell>
          <table:table-cell table:formula="of:=[.A1113]/1000/(60*60*24)" office:value-type="time" office:time-value="PT04H56M15.281S" calcext:value-type="time">
            <text:p>04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2.22" calcext:value-type="float">
            <text:p>622.22</text:p>
          </table:table-cell>
          <table:table-cell office:value-type="float" office:value="781.47" calcext:value-type="float">
            <text:p>781.47</text:p>
          </table:table-cell>
        </table:table-row>
        <table:table-row table:style-name="ro1">
          <table:table-cell office:value-type="float" office:value="17791281" calcext:value-type="float">
            <text:p>17791281</text:p>
          </table:table-cell>
          <table:table-cell table:formula="of:=[.A1114]/1000/(60*60*24)" office:value-type="time" office:time-value="PT04H56M31.281S" calcext:value-type="time">
            <text:p>04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22.75" calcext:value-type="float">
            <text:p>622.75</text:p>
          </table:table-cell>
          <table:table-cell office:value-type="float" office:value="782.1" calcext:value-type="float">
            <text:p>782.1</text:p>
          </table:table-cell>
        </table:table-row>
        <table:table-row table:style-name="ro1">
          <table:table-cell office:value-type="float" office:value="17807281" calcext:value-type="float">
            <text:p>17807281</text:p>
          </table:table-cell>
          <table:table-cell table:formula="of:=[.A1115]/1000/(60*60*24)" office:value-type="time" office:time-value="PT04H56M47.281S" calcext:value-type="time">
            <text:p>04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3.28" calcext:value-type="float">
            <text:p>623.28</text:p>
          </table:table-cell>
          <table:table-cell office:value-type="float" office:value="782.74" calcext:value-type="float">
            <text:p>782.74</text:p>
          </table:table-cell>
        </table:table-row>
        <table:table-row table:style-name="ro1">
          <table:table-cell office:value-type="float" office:value="17823281" calcext:value-type="float">
            <text:p>17823281</text:p>
          </table:table-cell>
          <table:table-cell table:formula="of:=[.A1116]/1000/(60*60*24)" office:value-type="time" office:time-value="PT04H57M03.281S" calcext:value-type="time">
            <text:p>04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3.82" calcext:value-type="float">
            <text:p>623.82</text:p>
          </table:table-cell>
          <table:table-cell office:value-type="float" office:value="783.38" calcext:value-type="float">
            <text:p>783.38</text:p>
          </table:table-cell>
        </table:table-row>
        <table:table-row table:style-name="ro1">
          <table:table-cell office:value-type="float" office:value="17839281" calcext:value-type="float">
            <text:p>17839281</text:p>
          </table:table-cell>
          <table:table-cell table:formula="of:=[.A1117]/1000/(60*60*24)" office:value-type="time" office:time-value="PT04H57M19.281S" calcext:value-type="time">
            <text:p>04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24.35" calcext:value-type="float">
            <text:p>624.35</text:p>
          </table:table-cell>
          <table:table-cell office:value-type="float" office:value="784.02" calcext:value-type="float">
            <text:p>784.02</text:p>
          </table:table-cell>
        </table:table-row>
        <table:table-row table:style-name="ro1">
          <table:table-cell office:value-type="float" office:value="17855281" calcext:value-type="float">
            <text:p>17855281</text:p>
          </table:table-cell>
          <table:table-cell table:formula="of:=[.A1118]/1000/(60*60*24)" office:value-type="time" office:time-value="PT04H57M35.281S" calcext:value-type="time">
            <text:p>04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4.89" calcext:value-type="float">
            <text:p>624.89</text:p>
          </table:table-cell>
          <table:table-cell office:value-type="float" office:value="784.65" calcext:value-type="float">
            <text:p>784.65</text:p>
          </table:table-cell>
        </table:table-row>
        <table:table-row table:style-name="ro1">
          <table:table-cell office:value-type="float" office:value="17871281" calcext:value-type="float">
            <text:p>17871281</text:p>
          </table:table-cell>
          <table:table-cell table:formula="of:=[.A1119]/1000/(60*60*24)" office:value-type="time" office:time-value="PT04H57M51.281S" calcext:value-type="time">
            <text:p>04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5.42" calcext:value-type="float">
            <text:p>625.42</text:p>
          </table:table-cell>
          <table:table-cell office:value-type="float" office:value="785.29" calcext:value-type="float">
            <text:p>785.29</text:p>
          </table:table-cell>
        </table:table-row>
        <table:table-row table:style-name="ro1">
          <table:table-cell office:value-type="float" office:value="17887280" calcext:value-type="float">
            <text:p>17887280</text:p>
          </table:table-cell>
          <table:table-cell table:formula="of:=[.A1120]/1000/(60*60*24)" office:value-type="time" office:time-value="PT04H58M07.28S" calcext:value-type="time">
            <text:p>04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5.95" calcext:value-type="float">
            <text:p>625.95</text:p>
          </table:table-cell>
          <table:table-cell office:value-type="float" office:value="785.93" calcext:value-type="float">
            <text:p>785.93</text:p>
          </table:table-cell>
        </table:table-row>
        <table:table-row table:style-name="ro1">
          <table:table-cell office:value-type="float" office:value="17903281" calcext:value-type="float">
            <text:p>17903281</text:p>
          </table:table-cell>
          <table:table-cell table:formula="of:=[.A1121]/1000/(60*60*24)" office:value-type="time" office:time-value="PT04H58M23.281S" calcext:value-type="time">
            <text:p>04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6.49" calcext:value-type="float">
            <text:p>626.49</text:p>
          </table:table-cell>
          <table:table-cell office:value-type="float" office:value="786.56" calcext:value-type="float">
            <text:p>786.56</text:p>
          </table:table-cell>
        </table:table-row>
        <table:table-row table:style-name="ro1">
          <table:table-cell office:value-type="float" office:value="17919280" calcext:value-type="float">
            <text:p>17919280</text:p>
          </table:table-cell>
          <table:table-cell table:formula="of:=[.A1122]/1000/(60*60*24)" office:value-type="time" office:time-value="PT04H58M39.28S" calcext:value-type="time">
            <text:p>04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7.02" calcext:value-type="float">
            <text:p>627.02</text:p>
          </table:table-cell>
          <table:table-cell office:value-type="float" office:value="787.2" calcext:value-type="float">
            <text:p>787.2</text:p>
          </table:table-cell>
        </table:table-row>
        <table:table-row table:style-name="ro1">
          <table:table-cell office:value-type="float" office:value="17935281" calcext:value-type="float">
            <text:p>17935281</text:p>
          </table:table-cell>
          <table:table-cell table:formula="of:=[.A1123]/1000/(60*60*24)" office:value-type="time" office:time-value="PT04H58M55.281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7.55" calcext:value-type="float">
            <text:p>627.55</text:p>
          </table:table-cell>
          <table:table-cell office:value-type="float" office:value="787.83" calcext:value-type="float">
            <text:p>787.83</text:p>
          </table:table-cell>
        </table:table-row>
        <table:table-row table:style-name="ro1">
          <table:table-cell office:value-type="float" office:value="17951281" calcext:value-type="float">
            <text:p>17951281</text:p>
          </table:table-cell>
          <table:table-cell table:formula="of:=[.A1124]/1000/(60*60*24)" office:value-type="time" office:time-value="PT04H59M11.281S" calcext:value-type="time">
            <text:p>04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28.09" calcext:value-type="float">
            <text:p>628.09</text:p>
          </table:table-cell>
          <table:table-cell office:value-type="float" office:value="788.47" calcext:value-type="float">
            <text:p>788.47</text:p>
          </table:table-cell>
        </table:table-row>
        <table:table-row table:style-name="ro1">
          <table:table-cell office:value-type="float" office:value="17967281" calcext:value-type="float">
            <text:p>17967281</text:p>
          </table:table-cell>
          <table:table-cell table:formula="of:=[.A1125]/1000/(60*60*24)" office:value-type="time" office:time-value="PT04H59M27.281S" calcext:value-type="time">
            <text:p>04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28.62" calcext:value-type="float">
            <text:p>628.62</text:p>
          </table:table-cell>
          <table:table-cell office:value-type="float" office:value="789.1" calcext:value-type="float">
            <text:p>789.1</text:p>
          </table:table-cell>
        </table:table-row>
        <table:table-row table:style-name="ro1">
          <table:table-cell office:value-type="float" office:value="17983281" calcext:value-type="float">
            <text:p>17983281</text:p>
          </table:table-cell>
          <table:table-cell table:formula="of:=[.A1126]/1000/(60*60*24)" office:value-type="time" office:time-value="PT04H59M43.281S" calcext:value-type="time">
            <text:p>04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29.15" calcext:value-type="float">
            <text:p>629.15</text:p>
          </table:table-cell>
          <table:table-cell office:value-type="float" office:value="789.74" calcext:value-type="float">
            <text:p>789.74</text:p>
          </table:table-cell>
        </table:table-row>
        <table:table-row table:style-name="ro1">
          <table:table-cell office:value-type="float" office:value="17999281" calcext:value-type="float">
            <text:p>17999281</text:p>
          </table:table-cell>
          <table:table-cell table:formula="of:=[.A1127]/1000/(60*60*24)" office:value-type="time" office:time-value="PT04H59M59.281S" calcext:value-type="time">
            <text:p>04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29.68" calcext:value-type="float">
            <text:p>629.68</text:p>
          </table:table-cell>
          <table:table-cell office:value-type="float" office:value="790.37" calcext:value-type="float">
            <text:p>790.37</text:p>
          </table:table-cell>
        </table:table-row>
        <table:table-row table:style-name="ro1">
          <table:table-cell office:value-type="float" office:value="18015281" calcext:value-type="float">
            <text:p>18015281</text:p>
          </table:table-cell>
          <table:table-cell table:formula="of:=[.A1128]/1000/(60*60*24)" office:value-type="time" office:time-value="PT05H00M15.281S" calcext:value-type="time">
            <text:p>05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0.22" calcext:value-type="float">
            <text:p>630.22</text:p>
          </table:table-cell>
          <table:table-cell office:value-type="float" office:value="791.01" calcext:value-type="float">
            <text:p>791.01</text:p>
          </table:table-cell>
        </table:table-row>
        <table:table-row table:style-name="ro1">
          <table:table-cell office:value-type="float" office:value="18031281" calcext:value-type="float">
            <text:p>18031281</text:p>
          </table:table-cell>
          <table:table-cell table:formula="of:=[.A1129]/1000/(60*60*24)" office:value-type="time" office:time-value="PT05H00M31.281S" calcext:value-type="time">
            <text:p>05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0.75" calcext:value-type="float">
            <text:p>630.75</text:p>
          </table:table-cell>
          <table:table-cell office:value-type="float" office:value="791.64" calcext:value-type="float">
            <text:p>791.64</text:p>
          </table:table-cell>
        </table:table-row>
        <table:table-row table:style-name="ro1">
          <table:table-cell office:value-type="float" office:value="18047281" calcext:value-type="float">
            <text:p>18047281</text:p>
          </table:table-cell>
          <table:table-cell table:formula="of:=[.A1130]/1000/(60*60*24)" office:value-type="time" office:time-value="PT05H00M47.281S" calcext:value-type="time">
            <text:p>05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1.28" calcext:value-type="float">
            <text:p>631.28</text:p>
          </table:table-cell>
          <table:table-cell office:value-type="float" office:value="792.28" calcext:value-type="float">
            <text:p>792.28</text:p>
          </table:table-cell>
        </table:table-row>
        <table:table-row table:style-name="ro1">
          <table:table-cell office:value-type="float" office:value="18063281" calcext:value-type="float">
            <text:p>18063281</text:p>
          </table:table-cell>
          <table:table-cell table:formula="of:=[.A1131]/1000/(60*60*24)" office:value-type="time" office:time-value="PT05H01M03.281S" calcext:value-type="time">
            <text:p>05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1.82" calcext:value-type="float">
            <text:p>631.82</text:p>
          </table:table-cell>
          <table:table-cell office:value-type="float" office:value="792.91" calcext:value-type="float">
            <text:p>792.91</text:p>
          </table:table-cell>
        </table:table-row>
        <table:table-row table:style-name="ro1">
          <table:table-cell office:value-type="float" office:value="18079281" calcext:value-type="float">
            <text:p>18079281</text:p>
          </table:table-cell>
          <table:table-cell table:formula="of:=[.A1132]/1000/(60*60*24)" office:value-type="time" office:time-value="PT05H01M19.281S" calcext:value-type="time">
            <text:p>05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2.35" calcext:value-type="float">
            <text:p>632.35</text:p>
          </table:table-cell>
          <table:table-cell office:value-type="float" office:value="793.55" calcext:value-type="float">
            <text:p>793.55</text:p>
          </table:table-cell>
        </table:table-row>
        <table:table-row table:style-name="ro1">
          <table:table-cell office:value-type="float" office:value="18095281" calcext:value-type="float">
            <text:p>18095281</text:p>
          </table:table-cell>
          <table:table-cell table:formula="of:=[.A1133]/1000/(60*60*24)" office:value-type="time" office:time-value="PT05H01M35.281S" calcext:value-type="time">
            <text:p>05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2.88" calcext:value-type="float">
            <text:p>632.88</text:p>
          </table:table-cell>
          <table:table-cell office:value-type="float" office:value="794.18" calcext:value-type="float">
            <text:p>794.18</text:p>
          </table:table-cell>
        </table:table-row>
        <table:table-row table:style-name="ro1">
          <table:table-cell office:value-type="float" office:value="18111281" calcext:value-type="float">
            <text:p>18111281</text:p>
          </table:table-cell>
          <table:table-cell table:formula="of:=[.A1134]/1000/(60*60*24)" office:value-type="time" office:time-value="PT05H01M51.281S" calcext:value-type="time">
            <text:p>05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3.41" calcext:value-type="float">
            <text:p>633.41</text:p>
          </table:table-cell>
          <table:table-cell office:value-type="float" office:value="794.81" calcext:value-type="float">
            <text:p>794.81</text:p>
          </table:table-cell>
        </table:table-row>
        <table:table-row table:style-name="ro1">
          <table:table-cell office:value-type="float" office:value="18127281" calcext:value-type="float">
            <text:p>18127281</text:p>
          </table:table-cell>
          <table:table-cell table:formula="of:=[.A1135]/1000/(60*60*24)" office:value-type="time" office:time-value="PT05H02M07.281S" calcext:value-type="time">
            <text:p>05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33.94" calcext:value-type="float">
            <text:p>633.94</text:p>
          </table:table-cell>
          <table:table-cell office:value-type="float" office:value="795.45" calcext:value-type="float">
            <text:p>795.45</text:p>
          </table:table-cell>
        </table:table-row>
        <table:table-row table:style-name="ro1">
          <table:table-cell office:value-type="float" office:value="18143281" calcext:value-type="float">
            <text:p>18143281</text:p>
          </table:table-cell>
          <table:table-cell table:formula="of:=[.A1136]/1000/(60*60*24)" office:value-type="time" office:time-value="PT05H02M23.281S" calcext:value-type="time">
            <text:p>05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34.48" calcext:value-type="float">
            <text:p>634.48</text:p>
          </table:table-cell>
          <table:table-cell office:value-type="float" office:value="796.08" calcext:value-type="float">
            <text:p>796.08</text:p>
          </table:table-cell>
        </table:table-row>
        <table:table-row table:style-name="ro1">
          <table:table-cell office:value-type="float" office:value="18159281" calcext:value-type="float">
            <text:p>18159281</text:p>
          </table:table-cell>
          <table:table-cell table:formula="of:=[.A1137]/1000/(60*60*24)" office:value-type="time" office:time-value="PT05H02M39.281S" calcext:value-type="time">
            <text:p>05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35.01" calcext:value-type="float">
            <text:p>635.01</text:p>
          </table:table-cell>
          <table:table-cell office:value-type="float" office:value="796.71" calcext:value-type="float">
            <text:p>796.71</text:p>
          </table:table-cell>
        </table:table-row>
        <table:table-row table:style-name="ro1">
          <table:table-cell office:value-type="float" office:value="18175281" calcext:value-type="float">
            <text:p>18175281</text:p>
          </table:table-cell>
          <table:table-cell table:formula="of:=[.A1138]/1000/(60*60*24)" office:value-type="time" office:time-value="PT05H02M55.281S" calcext:value-type="time">
            <text:p>05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35.54" calcext:value-type="float">
            <text:p>635.54</text:p>
          </table:table-cell>
          <table:table-cell office:value-type="float" office:value="797.35" calcext:value-type="float">
            <text:p>797.35</text:p>
          </table:table-cell>
        </table:table-row>
        <table:table-row table:style-name="ro1">
          <table:table-cell office:value-type="float" office:value="18191281" calcext:value-type="float">
            <text:p>18191281</text:p>
          </table:table-cell>
          <table:table-cell table:formula="of:=[.A1139]/1000/(60*60*24)" office:value-type="time" office:time-value="PT05H03M11.281S" calcext:value-type="time">
            <text:p>05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36.07" calcext:value-type="float">
            <text:p>636.07</text:p>
          </table:table-cell>
          <table:table-cell office:value-type="float" office:value="797.98" calcext:value-type="float">
            <text:p>797.98</text:p>
          </table:table-cell>
        </table:table-row>
        <table:table-row table:style-name="ro1">
          <table:table-cell office:value-type="float" office:value="18207281" calcext:value-type="float">
            <text:p>18207281</text:p>
          </table:table-cell>
          <table:table-cell table:formula="of:=[.A1140]/1000/(60*60*24)" office:value-type="time" office:time-value="PT05H03M27.281S" calcext:value-type="time">
            <text:p>05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36.6" calcext:value-type="float">
            <text:p>636.6</text:p>
          </table:table-cell>
          <table:table-cell office:value-type="float" office:value="798.61" calcext:value-type="float">
            <text:p>798.61</text:p>
          </table:table-cell>
        </table:table-row>
        <table:table-row table:style-name="ro1">
          <table:table-cell office:value-type="float" office:value="18223281" calcext:value-type="float">
            <text:p>18223281</text:p>
          </table:table-cell>
          <table:table-cell table:formula="of:=[.A1141]/1000/(60*60*24)" office:value-type="time" office:time-value="PT05H03M43.281S" calcext:value-type="time">
            <text:p>05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37.13" calcext:value-type="float">
            <text:p>637.13</text:p>
          </table:table-cell>
          <table:table-cell office:value-type="float" office:value="799.24" calcext:value-type="float">
            <text:p>799.24</text:p>
          </table:table-cell>
        </table:table-row>
        <table:table-row table:style-name="ro1">
          <table:table-cell office:value-type="float" office:value="18239281" calcext:value-type="float">
            <text:p>18239281</text:p>
          </table:table-cell>
          <table:table-cell table:formula="of:=[.A1142]/1000/(60*60*24)" office:value-type="time" office:time-value="PT05H03M59.281S" calcext:value-type="time">
            <text:p>05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37.67" calcext:value-type="float">
            <text:p>637.67</text:p>
          </table:table-cell>
          <table:table-cell office:value-type="float" office:value="799.87" calcext:value-type="float">
            <text:p>799.87</text:p>
          </table:table-cell>
        </table:table-row>
        <table:table-row table:style-name="ro1">
          <table:table-cell office:value-type="float" office:value="18255281" calcext:value-type="float">
            <text:p>18255281</text:p>
          </table:table-cell>
          <table:table-cell table:formula="of:=[.A1143]/1000/(60*60*24)" office:value-type="time" office:time-value="PT05H04M15.281S" calcext:value-type="time">
            <text:p>05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38.2" calcext:value-type="float">
            <text:p>638.2</text:p>
          </table:table-cell>
          <table:table-cell office:value-type="float" office:value="800.51" calcext:value-type="float">
            <text:p>800.51</text:p>
          </table:table-cell>
        </table:table-row>
        <table:table-row table:style-name="ro1">
          <table:table-cell office:value-type="float" office:value="18271281" calcext:value-type="float">
            <text:p>18271281</text:p>
          </table:table-cell>
          <table:table-cell table:formula="of:=[.A1144]/1000/(60*60*24)" office:value-type="time" office:time-value="PT05H04M31.281S" calcext:value-type="time">
            <text:p>05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38.73" calcext:value-type="float">
            <text:p>638.73</text:p>
          </table:table-cell>
          <table:table-cell office:value-type="float" office:value="801.14" calcext:value-type="float">
            <text:p>801.14</text:p>
          </table:table-cell>
        </table:table-row>
        <table:table-row table:style-name="ro1">
          <table:table-cell office:value-type="float" office:value="18287281" calcext:value-type="float">
            <text:p>18287281</text:p>
          </table:table-cell>
          <table:table-cell table:formula="of:=[.A1145]/1000/(60*60*24)" office:value-type="time" office:time-value="PT05H04M47.281S" calcext:value-type="time">
            <text:p>05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39.26" calcext:value-type="float">
            <text:p>639.26</text:p>
          </table:table-cell>
          <table:table-cell office:value-type="float" office:value="801.77" calcext:value-type="float">
            <text:p>801.77</text:p>
          </table:table-cell>
        </table:table-row>
        <table:table-row table:style-name="ro1">
          <table:table-cell office:value-type="float" office:value="18303281" calcext:value-type="float">
            <text:p>18303281</text:p>
          </table:table-cell>
          <table:table-cell table:formula="of:=[.A1146]/1000/(60*60*24)" office:value-type="time" office:time-value="PT05H05M03.281S" calcext:value-type="time">
            <text:p>05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39.79" calcext:value-type="float">
            <text:p>639.79</text:p>
          </table:table-cell>
          <table:table-cell office:value-type="float" office:value="802.4" calcext:value-type="float">
            <text:p>802.4</text:p>
          </table:table-cell>
        </table:table-row>
        <table:table-row table:style-name="ro1">
          <table:table-cell office:value-type="float" office:value="18319281" calcext:value-type="float">
            <text:p>18319281</text:p>
          </table:table-cell>
          <table:table-cell table:formula="of:=[.A1147]/1000/(60*60*24)" office:value-type="time" office:time-value="PT05H05M19.281S" calcext:value-type="time">
            <text:p>05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40.32" calcext:value-type="float">
            <text:p>640.32</text:p>
          </table:table-cell>
          <table:table-cell office:value-type="float" office:value="803.03" calcext:value-type="float">
            <text:p>803.03</text:p>
          </table:table-cell>
        </table:table-row>
        <table:table-row table:style-name="ro1">
          <table:table-cell office:value-type="float" office:value="18335281" calcext:value-type="float">
            <text:p>18335281</text:p>
          </table:table-cell>
          <table:table-cell table:formula="of:=[.A1148]/1000/(60*60*24)" office:value-type="time" office:time-value="PT05H05M35.281S" calcext:value-type="time">
            <text:p>05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40.85" calcext:value-type="float">
            <text:p>640.85</text:p>
          </table:table-cell>
          <table:table-cell office:value-type="float" office:value="803.66" calcext:value-type="float">
            <text:p>803.66</text:p>
          </table:table-cell>
        </table:table-row>
        <table:table-row table:style-name="ro1">
          <table:table-cell office:value-type="float" office:value="18351281" calcext:value-type="float">
            <text:p>18351281</text:p>
          </table:table-cell>
          <table:table-cell table:formula="of:=[.A1149]/1000/(60*60*24)" office:value-type="time" office:time-value="PT05H05M51.281S" calcext:value-type="time">
            <text:p>05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41.38" calcext:value-type="float">
            <text:p>641.38</text:p>
          </table:table-cell>
          <table:table-cell office:value-type="float" office:value="804.29" calcext:value-type="float">
            <text:p>804.29</text:p>
          </table:table-cell>
        </table:table-row>
        <table:table-row table:style-name="ro1">
          <table:table-cell office:value-type="float" office:value="18367280" calcext:value-type="float">
            <text:p>18367280</text:p>
          </table:table-cell>
          <table:table-cell table:formula="of:=[.A1150]/1000/(60*60*24)" office:value-type="time" office:time-value="PT05H06M07.28S" calcext:value-type="time">
            <text:p>05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41.91" calcext:value-type="float">
            <text:p>641.91</text:p>
          </table:table-cell>
          <table:table-cell office:value-type="float" office:value="804.92" calcext:value-type="float">
            <text:p>804.92</text:p>
          </table:table-cell>
        </table:table-row>
        <table:table-row table:style-name="ro1">
          <table:table-cell office:value-type="float" office:value="18383281" calcext:value-type="float">
            <text:p>18383281</text:p>
          </table:table-cell>
          <table:table-cell table:formula="of:=[.A1151]/1000/(60*60*24)" office:value-type="time" office:time-value="PT05H06M23.281S" calcext:value-type="time">
            <text:p>05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42.44" calcext:value-type="float">
            <text:p>642.44</text:p>
          </table:table-cell>
          <table:table-cell office:value-type="float" office:value="805.55" calcext:value-type="float">
            <text:p>805.55</text:p>
          </table:table-cell>
        </table:table-row>
        <table:table-row table:style-name="ro1">
          <table:table-cell office:value-type="float" office:value="18399281" calcext:value-type="float">
            <text:p>18399281</text:p>
          </table:table-cell>
          <table:table-cell table:formula="of:=[.A1152]/1000/(60*60*24)" office:value-type="time" office:time-value="PT05H06M39.281S" calcext:value-type="time">
            <text:p>05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42.97" calcext:value-type="float">
            <text:p>642.97</text:p>
          </table:table-cell>
          <table:table-cell office:value-type="float" office:value="806.18" calcext:value-type="float">
            <text:p>806.18</text:p>
          </table:table-cell>
        </table:table-row>
        <table:table-row table:style-name="ro1">
          <table:table-cell office:value-type="float" office:value="18415280" calcext:value-type="float">
            <text:p>18415280</text:p>
          </table:table-cell>
          <table:table-cell table:formula="of:=[.A1153]/1000/(60*60*24)" office:value-type="time" office:time-value="PT05H06M55.28S" calcext:value-type="time">
            <text:p>05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43.5" calcext:value-type="float">
            <text:p>643.5</text:p>
          </table:table-cell>
          <table:table-cell office:value-type="float" office:value="806.81" calcext:value-type="float">
            <text:p>806.81</text:p>
          </table:table-cell>
        </table:table-row>
        <table:table-row table:style-name="ro1">
          <table:table-cell office:value-type="float" office:value="18431281" calcext:value-type="float">
            <text:p>18431281</text:p>
          </table:table-cell>
          <table:table-cell table:formula="of:=[.A1154]/1000/(60*60*24)" office:value-type="time" office:time-value="PT05H07M11.281S" calcext:value-type="time">
            <text:p>05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44.03" calcext:value-type="float">
            <text:p>644.03</text:p>
          </table:table-cell>
          <table:table-cell office:value-type="float" office:value="807.44" calcext:value-type="float">
            <text:p>807.44</text:p>
          </table:table-cell>
        </table:table-row>
        <table:table-row table:style-name="ro1">
          <table:table-cell office:value-type="float" office:value="18447281" calcext:value-type="float">
            <text:p>18447281</text:p>
          </table:table-cell>
          <table:table-cell table:formula="of:=[.A1155]/1000/(60*60*24)" office:value-type="time" office:time-value="PT05H07M27.281S" calcext:value-type="time">
            <text:p>05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44.57" calcext:value-type="float">
            <text:p>644.57</text:p>
          </table:table-cell>
          <table:table-cell office:value-type="float" office:value="808.07" calcext:value-type="float">
            <text:p>808.07</text:p>
          </table:table-cell>
        </table:table-row>
        <table:table-row table:style-name="ro1">
          <table:table-cell office:value-type="float" office:value="18463281" calcext:value-type="float">
            <text:p>18463281</text:p>
          </table:table-cell>
          <table:table-cell table:formula="of:=[.A1156]/1000/(60*60*24)" office:value-type="time" office:time-value="PT05H07M43.281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5.1" calcext:value-type="float">
            <text:p>645.1</text:p>
          </table:table-cell>
          <table:table-cell office:value-type="float" office:value="808.7" calcext:value-type="float">
            <text:p>808.7</text:p>
          </table:table-cell>
        </table:table-row>
        <table:table-row table:style-name="ro1">
          <table:table-cell office:value-type="float" office:value="18479281" calcext:value-type="float">
            <text:p>18479281</text:p>
          </table:table-cell>
          <table:table-cell table:formula="of:=[.A1157]/1000/(60*60*24)" office:value-type="time" office:time-value="PT05H07M59.281S" calcext:value-type="time">
            <text:p>05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45.62" calcext:value-type="float">
            <text:p>645.62</text:p>
          </table:table-cell>
          <table:table-cell office:value-type="float" office:value="809.33" calcext:value-type="float">
            <text:p>809.33</text:p>
          </table:table-cell>
        </table:table-row>
        <table:table-row table:style-name="ro1">
          <table:table-cell office:value-type="float" office:value="18495281" calcext:value-type="float">
            <text:p>18495281</text:p>
          </table:table-cell>
          <table:table-cell table:formula="of:=[.A1158]/1000/(60*60*24)" office:value-type="time" office:time-value="PT05H08M15.281S" calcext:value-type="time">
            <text:p>05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46.15" calcext:value-type="float">
            <text:p>646.15</text:p>
          </table:table-cell>
          <table:table-cell office:value-type="float" office:value="809.96" calcext:value-type="float">
            <text:p>809.96</text:p>
          </table:table-cell>
        </table:table-row>
        <table:table-row table:style-name="ro1">
          <table:table-cell office:value-type="float" office:value="18511281" calcext:value-type="float">
            <text:p>18511281</text:p>
          </table:table-cell>
          <table:table-cell table:formula="of:=[.A1159]/1000/(60*60*24)" office:value-type="time" office:time-value="PT05H08M31.281S" calcext:value-type="time">
            <text:p>05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6.68" calcext:value-type="float">
            <text:p>646.68</text:p>
          </table:table-cell>
          <table:table-cell office:value-type="float" office:value="810.59" calcext:value-type="float">
            <text:p>810.59</text:p>
          </table:table-cell>
        </table:table-row>
        <table:table-row table:style-name="ro1">
          <table:table-cell office:value-type="float" office:value="18527281" calcext:value-type="float">
            <text:p>18527281</text:p>
          </table:table-cell>
          <table:table-cell table:formula="of:=[.A1160]/1000/(60*60*24)" office:value-type="time" office:time-value="PT05H08M47.281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7.21" calcext:value-type="float">
            <text:p>647.21</text:p>
          </table:table-cell>
          <table:table-cell office:value-type="float" office:value="811.21" calcext:value-type="float">
            <text:p>811.21</text:p>
          </table:table-cell>
        </table:table-row>
        <table:table-row table:style-name="ro1">
          <table:table-cell office:value-type="float" office:value="18543281" calcext:value-type="float">
            <text:p>18543281</text:p>
          </table:table-cell>
          <table:table-cell table:formula="of:=[.A1161]/1000/(60*60*24)" office:value-type="time" office:time-value="PT05H09M03.281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7.74" calcext:value-type="float">
            <text:p>647.74</text:p>
          </table:table-cell>
          <table:table-cell office:value-type="float" office:value="811.84" calcext:value-type="float">
            <text:p>811.84</text:p>
          </table:table-cell>
        </table:table-row>
        <table:table-row table:style-name="ro1">
          <table:table-cell office:value-type="float" office:value="18559281" calcext:value-type="float">
            <text:p>18559281</text:p>
          </table:table-cell>
          <table:table-cell table:formula="of:=[.A1162]/1000/(60*60*24)" office:value-type="time" office:time-value="PT05H09M19.281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8.27" calcext:value-type="float">
            <text:p>648.27</text:p>
          </table:table-cell>
          <table:table-cell office:value-type="float" office:value="812.47" calcext:value-type="float">
            <text:p>812.47</text:p>
          </table:table-cell>
        </table:table-row>
        <table:table-row table:style-name="ro1">
          <table:table-cell office:value-type="float" office:value="18575281" calcext:value-type="float">
            <text:p>18575281</text:p>
          </table:table-cell>
          <table:table-cell table:formula="of:=[.A1163]/1000/(60*60*24)" office:value-type="time" office:time-value="PT05H09M35.281S" calcext:value-type="time">
            <text:p>05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8.8" calcext:value-type="float">
            <text:p>648.8</text:p>
          </table:table-cell>
          <table:table-cell office:value-type="float" office:value="813.09" calcext:value-type="float">
            <text:p>813.09</text:p>
          </table:table-cell>
        </table:table-row>
        <table:table-row table:style-name="ro1">
          <table:table-cell office:value-type="float" office:value="18591281" calcext:value-type="float">
            <text:p>18591281</text:p>
          </table:table-cell>
          <table:table-cell table:formula="of:=[.A1164]/1000/(60*60*24)" office:value-type="time" office:time-value="PT05H09M51.281S" calcext:value-type="time">
            <text:p>05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9.33" calcext:value-type="float">
            <text:p>649.33</text:p>
          </table:table-cell>
          <table:table-cell office:value-type="float" office:value="813.72" calcext:value-type="float">
            <text:p>813.72</text:p>
          </table:table-cell>
        </table:table-row>
        <table:table-row table:style-name="ro1">
          <table:table-cell office:value-type="float" office:value="18607281" calcext:value-type="float">
            <text:p>18607281</text:p>
          </table:table-cell>
          <table:table-cell table:formula="of:=[.A1165]/1000/(60*60*24)" office:value-type="time" office:time-value="PT05H10M07.281S" calcext:value-type="time">
            <text:p>05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9.86" calcext:value-type="float">
            <text:p>649.86</text:p>
          </table:table-cell>
          <table:table-cell office:value-type="float" office:value="814.35" calcext:value-type="float">
            <text:p>814.35</text:p>
          </table:table-cell>
        </table:table-row>
        <table:table-row table:style-name="ro1">
          <table:table-cell office:value-type="float" office:value="18623281" calcext:value-type="float">
            <text:p>18623281</text:p>
          </table:table-cell>
          <table:table-cell table:formula="of:=[.A1166]/1000/(60*60*24)" office:value-type="time" office:time-value="PT05H10M23.281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0.39" calcext:value-type="float">
            <text:p>650.39</text:p>
          </table:table-cell>
          <table:table-cell office:value-type="float" office:value="814.97" calcext:value-type="float">
            <text:p>814.97</text:p>
          </table:table-cell>
        </table:table-row>
        <table:table-row table:style-name="ro1">
          <table:table-cell office:value-type="float" office:value="18639281" calcext:value-type="float">
            <text:p>18639281</text:p>
          </table:table-cell>
          <table:table-cell table:formula="of:=[.A1167]/1000/(60*60*24)" office:value-type="time" office:time-value="PT05H10M39.281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0.92" calcext:value-type="float">
            <text:p>650.92</text:p>
          </table:table-cell>
          <table:table-cell office:value-type="float" office:value="815.6" calcext:value-type="float">
            <text:p>815.6</text:p>
          </table:table-cell>
        </table:table-row>
        <table:table-row table:style-name="ro1">
          <table:table-cell office:value-type="float" office:value="18655281" calcext:value-type="float">
            <text:p>18655281</text:p>
          </table:table-cell>
          <table:table-cell table:formula="of:=[.A1168]/1000/(60*60*24)" office:value-type="time" office:time-value="PT05H10M55.281S" calcext:value-type="time">
            <text:p>05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51.45" calcext:value-type="float">
            <text:p>651.45</text:p>
          </table:table-cell>
          <table:table-cell office:value-type="float" office:value="816.23" calcext:value-type="float">
            <text:p>816.23</text:p>
          </table:table-cell>
        </table:table-row>
        <table:table-row table:style-name="ro1">
          <table:table-cell office:value-type="float" office:value="18671281" calcext:value-type="float">
            <text:p>18671281</text:p>
          </table:table-cell>
          <table:table-cell table:formula="of:=[.A1169]/1000/(60*60*24)" office:value-type="time" office:time-value="PT05H11M11.281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1.98" calcext:value-type="float">
            <text:p>651.98</text:p>
          </table:table-cell>
          <table:table-cell office:value-type="float" office:value="816.85" calcext:value-type="float">
            <text:p>816.85</text:p>
          </table:table-cell>
        </table:table-row>
        <table:table-row table:style-name="ro1">
          <table:table-cell office:value-type="float" office:value="18687281" calcext:value-type="float">
            <text:p>18687281</text:p>
          </table:table-cell>
          <table:table-cell table:formula="of:=[.A1170]/1000/(60*60*24)" office:value-type="time" office:time-value="PT05H11M27.281S" calcext:value-type="time">
            <text:p>05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2.51" calcext:value-type="float">
            <text:p>652.51</text:p>
          </table:table-cell>
          <table:table-cell office:value-type="float" office:value="817.48" calcext:value-type="float">
            <text:p>817.48</text:p>
          </table:table-cell>
        </table:table-row>
        <table:table-row table:style-name="ro1">
          <table:table-cell office:value-type="float" office:value="18703281" calcext:value-type="float">
            <text:p>18703281</text:p>
          </table:table-cell>
          <table:table-cell table:formula="of:=[.A1171]/1000/(60*60*24)" office:value-type="time" office:time-value="PT05H11M43.281S" calcext:value-type="time">
            <text:p>05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3.03" calcext:value-type="float">
            <text:p>653.03</text:p>
          </table:table-cell>
          <table:table-cell office:value-type="float" office:value="818.1" calcext:value-type="float">
            <text:p>818.1</text:p>
          </table:table-cell>
        </table:table-row>
        <table:table-row table:style-name="ro1">
          <table:table-cell office:value-type="float" office:value="18719281" calcext:value-type="float">
            <text:p>18719281</text:p>
          </table:table-cell>
          <table:table-cell table:formula="of:=[.A1172]/1000/(60*60*24)" office:value-type="time" office:time-value="PT05H11M59.281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3.56" calcext:value-type="float">
            <text:p>653.56</text:p>
          </table:table-cell>
          <table:table-cell office:value-type="float" office:value="818.73" calcext:value-type="float">
            <text:p>818.73</text:p>
          </table:table-cell>
        </table:table-row>
        <table:table-row table:style-name="ro1">
          <table:table-cell office:value-type="float" office:value="18735281" calcext:value-type="float">
            <text:p>18735281</text:p>
          </table:table-cell>
          <table:table-cell table:formula="of:=[.A1173]/1000/(60*60*24)" office:value-type="time" office:time-value="PT05H12M15.281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4.09" calcext:value-type="float">
            <text:p>654.09</text:p>
          </table:table-cell>
          <table:table-cell office:value-type="float" office:value="819.35" calcext:value-type="float">
            <text:p>819.35</text:p>
          </table:table-cell>
        </table:table-row>
        <table:table-row table:style-name="ro1">
          <table:table-cell office:value-type="float" office:value="18751281" calcext:value-type="float">
            <text:p>18751281</text:p>
          </table:table-cell>
          <table:table-cell table:formula="of:=[.A1174]/1000/(60*60*24)" office:value-type="time" office:time-value="PT05H12M31.281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54.62" calcext:value-type="float">
            <text:p>654.62</text:p>
          </table:table-cell>
          <table:table-cell office:value-type="float" office:value="819.98" calcext:value-type="float">
            <text:p>819.98</text:p>
          </table:table-cell>
        </table:table-row>
        <table:table-row table:style-name="ro1">
          <table:table-cell office:value-type="float" office:value="18767281" calcext:value-type="float">
            <text:p>18767281</text:p>
          </table:table-cell>
          <table:table-cell table:formula="of:=[.A1175]/1000/(60*60*24)" office:value-type="time" office:time-value="PT05H12M47.281S" calcext:value-type="time">
            <text:p>05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3" calcext:value-type="float">
            <text:p>140.53</text:p>
          </table:table-cell>
          <table:table-cell office:value-type="float" office:value="655.15" calcext:value-type="float">
            <text:p>655.15</text:p>
          </table:table-cell>
          <table:table-cell office:value-type="float" office:value="820.6" calcext:value-type="float">
            <text:p>820.6</text:p>
          </table:table-cell>
        </table:table-row>
        <table:table-row table:style-name="ro1">
          <table:table-cell office:value-type="float" office:value="18783281" calcext:value-type="float">
            <text:p>18783281</text:p>
          </table:table-cell>
          <table:table-cell table:formula="of:=[.A1176]/1000/(60*60*24)" office:value-type="time" office:time-value="PT05H13M03.281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55.68" calcext:value-type="float">
            <text:p>655.68</text:p>
          </table:table-cell>
          <table:table-cell office:value-type="float" office:value="821.23" calcext:value-type="float">
            <text:p>821.23</text:p>
          </table:table-cell>
        </table:table-row>
        <table:table-row table:style-name="ro1">
          <table:table-cell office:value-type="float" office:value="18799281" calcext:value-type="float">
            <text:p>18799281</text:p>
          </table:table-cell>
          <table:table-cell table:formula="of:=[.A1177]/1000/(60*60*24)" office:value-type="time" office:time-value="PT05H13M19.281S" calcext:value-type="time">
            <text:p>05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56.2" calcext:value-type="float">
            <text:p>656.2</text:p>
          </table:table-cell>
          <table:table-cell office:value-type="float" office:value="821.85" calcext:value-type="float">
            <text:p>821.85</text:p>
          </table:table-cell>
        </table:table-row>
        <table:table-row table:style-name="ro1">
          <table:table-cell office:value-type="float" office:value="18815281" calcext:value-type="float">
            <text:p>18815281</text:p>
          </table:table-cell>
          <table:table-cell table:formula="of:=[.A1178]/1000/(60*60*24)" office:value-type="time" office:time-value="PT05H13M35.281S" calcext:value-type="time">
            <text:p>05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6.73" calcext:value-type="float">
            <text:p>656.73</text:p>
          </table:table-cell>
          <table:table-cell office:value-type="float" office:value="822.47" calcext:value-type="float">
            <text:p>822.47</text:p>
          </table:table-cell>
        </table:table-row>
        <table:table-row table:style-name="ro1">
          <table:table-cell office:value-type="float" office:value="18831281" calcext:value-type="float">
            <text:p>18831281</text:p>
          </table:table-cell>
          <table:table-cell table:formula="of:=[.A1179]/1000/(60*60*24)" office:value-type="time" office:time-value="PT05H13M51.281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7.26" calcext:value-type="float">
            <text:p>657.26</text:p>
          </table:table-cell>
          <table:table-cell office:value-type="float" office:value="823.1" calcext:value-type="float">
            <text:p>823.1</text:p>
          </table:table-cell>
        </table:table-row>
        <table:table-row table:style-name="ro1">
          <table:table-cell office:value-type="float" office:value="18847281" calcext:value-type="float">
            <text:p>18847281</text:p>
          </table:table-cell>
          <table:table-cell table:formula="of:=[.A1180]/1000/(60*60*24)" office:value-type="time" office:time-value="PT05H14M07.281S" calcext:value-type="time">
            <text:p>05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7.79" calcext:value-type="float">
            <text:p>657.79</text:p>
          </table:table-cell>
          <table:table-cell office:value-type="float" office:value="823.72" calcext:value-type="float">
            <text:p>823.72</text:p>
          </table:table-cell>
        </table:table-row>
        <table:table-row table:style-name="ro1">
          <table:table-cell office:value-type="float" office:value="18863281" calcext:value-type="float">
            <text:p>18863281</text:p>
          </table:table-cell>
          <table:table-cell table:formula="of:=[.A1181]/1000/(60*60*24)" office:value-type="time" office:time-value="PT05H14M23.281S" calcext:value-type="time">
            <text:p>05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8.31" calcext:value-type="float">
            <text:p>658.31</text:p>
          </table:table-cell>
          <table:table-cell office:value-type="float" office:value="824.34" calcext:value-type="float">
            <text:p>824.34</text:p>
          </table:table-cell>
        </table:table-row>
        <table:table-row table:style-name="ro1">
          <table:table-cell office:value-type="float" office:value="18879281" calcext:value-type="float">
            <text:p>18879281</text:p>
          </table:table-cell>
          <table:table-cell table:formula="of:=[.A1182]/1000/(60*60*24)" office:value-type="time" office:time-value="PT05H14M39.281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8.84" calcext:value-type="float">
            <text:p>658.84</text:p>
          </table:table-cell>
          <table:table-cell office:value-type="float" office:value="824.96" calcext:value-type="float">
            <text:p>824.96</text:p>
          </table:table-cell>
        </table:table-row>
        <table:table-row table:style-name="ro1">
          <table:table-cell office:value-type="float" office:value="18895281" calcext:value-type="float">
            <text:p>18895281</text:p>
          </table:table-cell>
          <table:table-cell table:formula="of:=[.A1183]/1000/(60*60*24)" office:value-type="time" office:time-value="PT05H14M55.281S" calcext:value-type="time">
            <text:p>05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9.37" calcext:value-type="float">
            <text:p>659.37</text:p>
          </table:table-cell>
          <table:table-cell office:value-type="float" office:value="825.58" calcext:value-type="float">
            <text:p>825.58</text:p>
          </table:table-cell>
        </table:table-row>
        <table:table-row table:style-name="ro1">
          <table:table-cell office:value-type="float" office:value="18911281" calcext:value-type="float">
            <text:p>18911281</text:p>
          </table:table-cell>
          <table:table-cell table:formula="of:=[.A1184]/1000/(60*60*24)" office:value-type="time" office:time-value="PT05H15M11.281S" calcext:value-type="time">
            <text:p>05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9.9" calcext:value-type="float">
            <text:p>659.9</text:p>
          </table:table-cell>
          <table:table-cell office:value-type="float" office:value="826.21" calcext:value-type="float">
            <text:p>826.21</text:p>
          </table:table-cell>
        </table:table-row>
        <table:table-row table:style-name="ro1">
          <table:table-cell office:value-type="float" office:value="18927281" calcext:value-type="float">
            <text:p>18927281</text:p>
          </table:table-cell>
          <table:table-cell table:formula="of:=[.A1185]/1000/(60*60*24)" office:value-type="time" office:time-value="PT05H15M27.281S" calcext:value-type="time">
            <text:p>05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0.42" calcext:value-type="float">
            <text:p>660.42</text:p>
          </table:table-cell>
          <table:table-cell office:value-type="float" office:value="826.83" calcext:value-type="float">
            <text:p>826.83</text:p>
          </table:table-cell>
        </table:table-row>
        <table:table-row table:style-name="ro1">
          <table:table-cell office:value-type="float" office:value="18943281" calcext:value-type="float">
            <text:p>18943281</text:p>
          </table:table-cell>
          <table:table-cell table:formula="of:=[.A1186]/1000/(60*60*24)" office:value-type="time" office:time-value="PT05H15M43.281S" calcext:value-type="time">
            <text:p>05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60.95" calcext:value-type="float">
            <text:p>660.95</text:p>
          </table:table-cell>
          <table:table-cell office:value-type="float" office:value="827.45" calcext:value-type="float">
            <text:p>827.45</text:p>
          </table:table-cell>
        </table:table-row>
        <table:table-row table:style-name="ro1">
          <table:table-cell office:value-type="float" office:value="18959281" calcext:value-type="float">
            <text:p>18959281</text:p>
          </table:table-cell>
          <table:table-cell table:formula="of:=[.A1187]/1000/(60*60*24)" office:value-type="time" office:time-value="PT05H15M59.281S" calcext:value-type="time">
            <text:p>05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1.48" calcext:value-type="float">
            <text:p>661.48</text:p>
          </table:table-cell>
          <table:table-cell office:value-type="float" office:value="828.07" calcext:value-type="float">
            <text:p>828.07</text:p>
          </table:table-cell>
        </table:table-row>
        <table:table-row table:style-name="ro1">
          <table:table-cell office:value-type="float" office:value="18975281" calcext:value-type="float">
            <text:p>18975281</text:p>
          </table:table-cell>
          <table:table-cell table:formula="of:=[.A1188]/1000/(60*60*24)" office:value-type="time" office:time-value="PT05H16M15.281S" calcext:value-type="time">
            <text:p>05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2" calcext:value-type="float">
            <text:p>662</text:p>
          </table:table-cell>
          <table:table-cell office:value-type="float" office:value="828.69" calcext:value-type="float">
            <text:p>828.69</text:p>
          </table:table-cell>
        </table:table-row>
        <table:table-row table:style-name="ro1">
          <table:table-cell office:value-type="float" office:value="18991281" calcext:value-type="float">
            <text:p>18991281</text:p>
          </table:table-cell>
          <table:table-cell table:formula="of:=[.A1189]/1000/(60*60*24)" office:value-type="time" office:time-value="PT05H16M31.281S" calcext:value-type="time">
            <text:p>05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2.53" calcext:value-type="float">
            <text:p>662.53</text:p>
          </table:table-cell>
          <table:table-cell office:value-type="float" office:value="829.31" calcext:value-type="float">
            <text:p>829.31</text:p>
          </table:table-cell>
        </table:table-row>
        <table:table-row table:style-name="ro1">
          <table:table-cell office:value-type="float" office:value="19007281" calcext:value-type="float">
            <text:p>19007281</text:p>
          </table:table-cell>
          <table:table-cell table:formula="of:=[.A1190]/1000/(60*60*24)" office:value-type="time" office:time-value="PT05H16M47.281S" calcext:value-type="time">
            <text:p>05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63.06" calcext:value-type="float">
            <text:p>663.06</text:p>
          </table:table-cell>
          <table:table-cell office:value-type="float" office:value="829.93" calcext:value-type="float">
            <text:p>829.93</text:p>
          </table:table-cell>
        </table:table-row>
        <table:table-row table:style-name="ro1">
          <table:table-cell office:value-type="float" office:value="19023281" calcext:value-type="float">
            <text:p>19023281</text:p>
          </table:table-cell>
          <table:table-cell table:formula="of:=[.A1191]/1000/(60*60*24)" office:value-type="time" office:time-value="PT05H17M03.281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3.58" calcext:value-type="float">
            <text:p>663.58</text:p>
          </table:table-cell>
          <table:table-cell office:value-type="float" office:value="830.55" calcext:value-type="float">
            <text:p>830.55</text:p>
          </table:table-cell>
        </table:table-row>
        <table:table-row table:style-name="ro1">
          <table:table-cell office:value-type="float" office:value="19039281" calcext:value-type="float">
            <text:p>19039281</text:p>
          </table:table-cell>
          <table:table-cell table:formula="of:=[.A1192]/1000/(60*60*24)" office:value-type="time" office:time-value="PT05H17M19.281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4.11" calcext:value-type="float">
            <text:p>664.11</text:p>
          </table:table-cell>
          <table:table-cell office:value-type="float" office:value="831.17" calcext:value-type="float">
            <text:p>831.17</text:p>
          </table:table-cell>
        </table:table-row>
        <table:table-row table:style-name="ro1">
          <table:table-cell office:value-type="float" office:value="19055281" calcext:value-type="float">
            <text:p>19055281</text:p>
          </table:table-cell>
          <table:table-cell table:formula="of:=[.A1193]/1000/(60*60*24)" office:value-type="time" office:time-value="PT05H17M35.281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4.63" calcext:value-type="float">
            <text:p>664.63</text:p>
          </table:table-cell>
          <table:table-cell office:value-type="float" office:value="831.79" calcext:value-type="float">
            <text:p>831.79</text:p>
          </table:table-cell>
        </table:table-row>
        <table:table-row table:style-name="ro1">
          <table:table-cell office:value-type="float" office:value="19071281" calcext:value-type="float">
            <text:p>19071281</text:p>
          </table:table-cell>
          <table:table-cell table:formula="of:=[.A1194]/1000/(60*60*24)" office:value-type="time" office:time-value="PT05H17M51.281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5.16" calcext:value-type="float">
            <text:p>665.16</text:p>
          </table:table-cell>
          <table:table-cell office:value-type="float" office:value="832.4" calcext:value-type="float">
            <text:p>832.4</text:p>
          </table:table-cell>
        </table:table-row>
        <table:table-row table:style-name="ro1">
          <table:table-cell office:value-type="float" office:value="19087281" calcext:value-type="float">
            <text:p>19087281</text:p>
          </table:table-cell>
          <table:table-cell table:formula="of:=[.A1195]/1000/(60*60*24)" office:value-type="time" office:time-value="PT05H18M07.281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5.69" calcext:value-type="float">
            <text:p>665.69</text:p>
          </table:table-cell>
          <table:table-cell office:value-type="float" office:value="833.02" calcext:value-type="float">
            <text:p>833.02</text:p>
          </table:table-cell>
        </table:table-row>
        <table:table-row table:style-name="ro1">
          <table:table-cell office:value-type="float" office:value="19103281" calcext:value-type="float">
            <text:p>19103281</text:p>
          </table:table-cell>
          <table:table-cell table:formula="of:=[.A1196]/1000/(60*60*24)" office:value-type="time" office:time-value="PT05H18M23.281S" calcext:value-type="time">
            <text:p>05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6.21" calcext:value-type="float">
            <text:p>666.21</text:p>
          </table:table-cell>
          <table:table-cell office:value-type="float" office:value="833.64" calcext:value-type="float">
            <text:p>833.64</text:p>
          </table:table-cell>
        </table:table-row>
        <table:table-row table:style-name="ro1">
          <table:table-cell office:value-type="float" office:value="19119281" calcext:value-type="float">
            <text:p>19119281</text:p>
          </table:table-cell>
          <table:table-cell table:formula="of:=[.A1197]/1000/(60*60*24)" office:value-type="time" office:time-value="PT05H18M39.281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6.74" calcext:value-type="float">
            <text:p>666.74</text:p>
          </table:table-cell>
          <table:table-cell office:value-type="float" office:value="834.26" calcext:value-type="float">
            <text:p>834.26</text:p>
          </table:table-cell>
        </table:table-row>
        <table:table-row table:style-name="ro1">
          <table:table-cell office:value-type="float" office:value="19135281" calcext:value-type="float">
            <text:p>19135281</text:p>
          </table:table-cell>
          <table:table-cell table:formula="of:=[.A1198]/1000/(60*60*24)" office:value-type="time" office:time-value="PT05H18M55.281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7.26" calcext:value-type="float">
            <text:p>667.26</text:p>
          </table:table-cell>
          <table:table-cell office:value-type="float" office:value="834.88" calcext:value-type="float">
            <text:p>834.88</text:p>
          </table:table-cell>
        </table:table-row>
        <table:table-row table:style-name="ro1">
          <table:table-cell office:value-type="float" office:value="19151281" calcext:value-type="float">
            <text:p>19151281</text:p>
          </table:table-cell>
          <table:table-cell table:formula="of:=[.A1199]/1000/(60*60*24)" office:value-type="time" office:time-value="PT05H19M11.281S" calcext:value-type="time">
            <text:p>05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67.79" calcext:value-type="float">
            <text:p>667.79</text:p>
          </table:table-cell>
          <table:table-cell office:value-type="float" office:value="835.49" calcext:value-type="float">
            <text:p>835.49</text:p>
          </table:table-cell>
        </table:table-row>
        <table:table-row table:style-name="ro1">
          <table:table-cell office:value-type="float" office:value="19167281" calcext:value-type="float">
            <text:p>19167281</text:p>
          </table:table-cell>
          <table:table-cell table:formula="of:=[.A1200]/1000/(60*60*24)" office:value-type="time" office:time-value="PT05H19M27.281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68.31" calcext:value-type="float">
            <text:p>668.31</text:p>
          </table:table-cell>
          <table:table-cell office:value-type="float" office:value="836.11" calcext:value-type="float">
            <text:p>836.11</text:p>
          </table:table-cell>
        </table:table-row>
        <table:table-row table:style-name="ro1">
          <table:table-cell office:value-type="float" office:value="19183281" calcext:value-type="float">
            <text:p>19183281</text:p>
          </table:table-cell>
          <table:table-cell table:formula="of:=[.A1201]/1000/(60*60*24)" office:value-type="time" office:time-value="PT05H19M43.281S" calcext:value-type="time">
            <text:p>05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68.84" calcext:value-type="float">
            <text:p>668.84</text:p>
          </table:table-cell>
          <table:table-cell office:value-type="float" office:value="836.73" calcext:value-type="float">
            <text:p>836.73</text:p>
          </table:table-cell>
        </table:table-row>
        <table:table-row table:style-name="ro1">
          <table:table-cell office:value-type="float" office:value="19199281" calcext:value-type="float">
            <text:p>19199281</text:p>
          </table:table-cell>
          <table:table-cell table:formula="of:=[.A1202]/1000/(60*60*24)" office:value-type="time" office:time-value="PT05H19M59.281S" calcext:value-type="time">
            <text:p>05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69.36" calcext:value-type="float">
            <text:p>669.36</text:p>
          </table:table-cell>
          <table:table-cell office:value-type="float" office:value="837.34" calcext:value-type="float">
            <text:p>837.34</text:p>
          </table:table-cell>
        </table:table-row>
        <table:table-row table:style-name="ro1">
          <table:table-cell office:value-type="float" office:value="19215281" calcext:value-type="float">
            <text:p>19215281</text:p>
          </table:table-cell>
          <table:table-cell table:formula="of:=[.A1203]/1000/(60*60*24)" office:value-type="time" office:time-value="PT05H20M15.281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69.89" calcext:value-type="float">
            <text:p>669.89</text:p>
          </table:table-cell>
          <table:table-cell office:value-type="float" office:value="837.96" calcext:value-type="float">
            <text:p>837.96</text:p>
          </table:table-cell>
        </table:table-row>
        <table:table-row table:style-name="ro1">
          <table:table-cell office:value-type="float" office:value="19231281" calcext:value-type="float">
            <text:p>19231281</text:p>
          </table:table-cell>
          <table:table-cell table:formula="of:=[.A1204]/1000/(60*60*24)" office:value-type="time" office:time-value="PT05H20M31.281S" calcext:value-type="time">
            <text:p>05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70.41" calcext:value-type="float">
            <text:p>670.41</text:p>
          </table:table-cell>
          <table:table-cell office:value-type="float" office:value="838.58" calcext:value-type="float">
            <text:p>838.58</text:p>
          </table:table-cell>
        </table:table-row>
        <table:table-row table:style-name="ro1">
          <table:table-cell office:value-type="float" office:value="19247281" calcext:value-type="float">
            <text:p>19247281</text:p>
          </table:table-cell>
          <table:table-cell table:formula="of:=[.A1205]/1000/(60*60*24)" office:value-type="time" office:time-value="PT05H20M47.281S" calcext:value-type="time">
            <text:p>05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70.93" calcext:value-type="float">
            <text:p>670.93</text:p>
          </table:table-cell>
          <table:table-cell office:value-type="float" office:value="839.19" calcext:value-type="float">
            <text:p>839.19</text:p>
          </table:table-cell>
        </table:table-row>
        <table:table-row table:style-name="ro1">
          <table:table-cell office:value-type="float" office:value="19263281" calcext:value-type="float">
            <text:p>19263281</text:p>
          </table:table-cell>
          <table:table-cell table:formula="of:=[.A1206]/1000/(60*60*24)" office:value-type="time" office:time-value="PT05H21M03.281S" calcext:value-type="time">
            <text:p>05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71.46" calcext:value-type="float">
            <text:p>671.46</text:p>
          </table:table-cell>
          <table:table-cell office:value-type="float" office:value="839.81" calcext:value-type="float">
            <text:p>839.81</text:p>
          </table:table-cell>
        </table:table-row>
        <table:table-row table:style-name="ro1">
          <table:table-cell office:value-type="float" office:value="19279281" calcext:value-type="float">
            <text:p>19279281</text:p>
          </table:table-cell>
          <table:table-cell table:formula="of:=[.A1207]/1000/(60*60*24)" office:value-type="time" office:time-value="PT05H21M19.281S" calcext:value-type="time">
            <text:p>05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1.98" calcext:value-type="float">
            <text:p>671.98</text:p>
          </table:table-cell>
          <table:table-cell office:value-type="float" office:value="840.42" calcext:value-type="float">
            <text:p>840.42</text:p>
          </table:table-cell>
        </table:table-row>
        <table:table-row table:style-name="ro1">
          <table:table-cell office:value-type="float" office:value="19295281" calcext:value-type="float">
            <text:p>19295281</text:p>
          </table:table-cell>
          <table:table-cell table:formula="of:=[.A1208]/1000/(60*60*24)" office:value-type="time" office:time-value="PT05H21M35.281S" calcext:value-type="time">
            <text:p>05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72.51" calcext:value-type="float">
            <text:p>672.51</text:p>
          </table:table-cell>
          <table:table-cell office:value-type="float" office:value="841.04" calcext:value-type="float">
            <text:p>841.04</text:p>
          </table:table-cell>
        </table:table-row>
        <table:table-row table:style-name="ro1">
          <table:table-cell office:value-type="float" office:value="19311281" calcext:value-type="float">
            <text:p>19311281</text:p>
          </table:table-cell>
          <table:table-cell table:formula="of:=[.A1209]/1000/(60*60*24)" office:value-type="time" office:time-value="PT05H21M51.281S" calcext:value-type="time">
            <text:p>05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3.03" calcext:value-type="float">
            <text:p>673.03</text:p>
          </table:table-cell>
          <table:table-cell office:value-type="float" office:value="841.65" calcext:value-type="float">
            <text:p>841.65</text:p>
          </table:table-cell>
        </table:table-row>
        <table:table-row table:style-name="ro1">
          <table:table-cell office:value-type="float" office:value="19327281" calcext:value-type="float">
            <text:p>19327281</text:p>
          </table:table-cell>
          <table:table-cell table:formula="of:=[.A1210]/1000/(60*60*24)" office:value-type="time" office:time-value="PT05H22M07.281S" calcext:value-type="time">
            <text:p>05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7" calcext:value-type="float">
            <text:p>137.57</text:p>
          </table:table-cell>
          <table:table-cell office:value-type="float" office:value="673.56" calcext:value-type="float">
            <text:p>673.56</text:p>
          </table:table-cell>
          <table:table-cell office:value-type="float" office:value="842.26" calcext:value-type="float">
            <text:p>842.26</text:p>
          </table:table-cell>
        </table:table-row>
        <table:table-row table:style-name="ro1">
          <table:table-cell office:value-type="float" office:value="19343281" calcext:value-type="float">
            <text:p>19343281</text:p>
          </table:table-cell>
          <table:table-cell table:formula="of:=[.A1211]/1000/(60*60*24)" office:value-type="time" office:time-value="PT05H22M23.281S" calcext:value-type="time">
            <text:p>05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4.08" calcext:value-type="float">
            <text:p>674.08</text:p>
          </table:table-cell>
          <table:table-cell office:value-type="float" office:value="842.88" calcext:value-type="float">
            <text:p>842.88</text:p>
          </table:table-cell>
        </table:table-row>
        <table:table-row table:style-name="ro1">
          <table:table-cell office:value-type="float" office:value="19359281" calcext:value-type="float">
            <text:p>19359281</text:p>
          </table:table-cell>
          <table:table-cell table:formula="of:=[.A1212]/1000/(60*60*24)" office:value-type="time" office:time-value="PT05H22M39.281S" calcext:value-type="time">
            <text:p>05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4.6" calcext:value-type="float">
            <text:p>674.6</text:p>
          </table:table-cell>
          <table:table-cell office:value-type="float" office:value="843.49" calcext:value-type="float">
            <text:p>843.49</text:p>
          </table:table-cell>
        </table:table-row>
        <table:table-row table:style-name="ro1">
          <table:table-cell office:value-type="float" office:value="19375281" calcext:value-type="float">
            <text:p>19375281</text:p>
          </table:table-cell>
          <table:table-cell table:formula="of:=[.A1213]/1000/(60*60*24)" office:value-type="time" office:time-value="PT05H22M55.281S" calcext:value-type="time">
            <text:p>05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5.13" calcext:value-type="float">
            <text:p>675.13</text:p>
          </table:table-cell>
          <table:table-cell office:value-type="float" office:value="844.1" calcext:value-type="float">
            <text:p>844.1</text:p>
          </table:table-cell>
        </table:table-row>
        <table:table-row table:style-name="ro1">
          <table:table-cell office:value-type="float" office:value="19391281" calcext:value-type="float">
            <text:p>19391281</text:p>
          </table:table-cell>
          <table:table-cell table:formula="of:=[.A1214]/1000/(60*60*24)" office:value-type="time" office:time-value="PT05H23M11.281S" calcext:value-type="time">
            <text:p>05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5.65" calcext:value-type="float">
            <text:p>675.65</text:p>
          </table:table-cell>
          <table:table-cell office:value-type="float" office:value="844.72" calcext:value-type="float">
            <text:p>844.72</text:p>
          </table:table-cell>
        </table:table-row>
        <table:table-row table:style-name="ro1">
          <table:table-cell office:value-type="float" office:value="19407281" calcext:value-type="float">
            <text:p>19407281</text:p>
          </table:table-cell>
          <table:table-cell table:formula="of:=[.A1215]/1000/(60*60*24)" office:value-type="time" office:time-value="PT05H23M27.281S" calcext:value-type="time">
            <text:p>05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6.17" calcext:value-type="float">
            <text:p>676.17</text:p>
          </table:table-cell>
          <table:table-cell office:value-type="float" office:value="845.33" calcext:value-type="float">
            <text:p>845.33</text:p>
          </table:table-cell>
        </table:table-row>
        <table:table-row table:style-name="ro1">
          <table:table-cell office:value-type="float" office:value="19423281" calcext:value-type="float">
            <text:p>19423281</text:p>
          </table:table-cell>
          <table:table-cell table:formula="of:=[.A1216]/1000/(60*60*24)" office:value-type="time" office:time-value="PT05H23M43.281S" calcext:value-type="time">
            <text:p>05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6.7" calcext:value-type="float">
            <text:p>676.7</text:p>
          </table:table-cell>
          <table:table-cell office:value-type="float" office:value="845.94" calcext:value-type="float">
            <text:p>845.94</text:p>
          </table:table-cell>
        </table:table-row>
        <table:table-row table:style-name="ro1">
          <table:table-cell office:value-type="float" office:value="19439281" calcext:value-type="float">
            <text:p>19439281</text:p>
          </table:table-cell>
          <table:table-cell table:formula="of:=[.A1217]/1000/(60*60*24)" office:value-type="time" office:time-value="PT05H23M59.281S" calcext:value-type="time">
            <text:p>05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7.22" calcext:value-type="float">
            <text:p>677.22</text:p>
          </table:table-cell>
          <table:table-cell office:value-type="float" office:value="846.55" calcext:value-type="float">
            <text:p>846.55</text:p>
          </table:table-cell>
        </table:table-row>
        <table:table-row table:style-name="ro1">
          <table:table-cell office:value-type="float" office:value="19455281" calcext:value-type="float">
            <text:p>19455281</text:p>
          </table:table-cell>
          <table:table-cell table:formula="of:=[.A1218]/1000/(60*60*24)" office:value-type="time" office:time-value="PT05H24M15.281S" calcext:value-type="time">
            <text:p>05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7.74" calcext:value-type="float">
            <text:p>677.74</text:p>
          </table:table-cell>
          <table:table-cell office:value-type="float" office:value="847.16" calcext:value-type="float">
            <text:p>847.16</text:p>
          </table:table-cell>
        </table:table-row>
        <table:table-row table:style-name="ro1">
          <table:table-cell office:value-type="float" office:value="19471281" calcext:value-type="float">
            <text:p>19471281</text:p>
          </table:table-cell>
          <table:table-cell table:formula="of:=[.A1219]/1000/(60*60*24)" office:value-type="time" office:time-value="PT05H24M31.281S" calcext:value-type="time">
            <text:p>05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8.26" calcext:value-type="float">
            <text:p>678.26</text:p>
          </table:table-cell>
          <table:table-cell office:value-type="float" office:value="847.77" calcext:value-type="float">
            <text:p>847.77</text:p>
          </table:table-cell>
        </table:table-row>
        <table:table-row table:style-name="ro1">
          <table:table-cell office:value-type="float" office:value="19487281" calcext:value-type="float">
            <text:p>19487281</text:p>
          </table:table-cell>
          <table:table-cell table:formula="of:=[.A1220]/1000/(60*60*24)" office:value-type="time" office:time-value="PT05H24M47.281S" calcext:value-type="time">
            <text:p>05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78.79" calcext:value-type="float">
            <text:p>678.79</text:p>
          </table:table-cell>
          <table:table-cell office:value-type="float" office:value="848.38" calcext:value-type="float">
            <text:p>848.38</text:p>
          </table:table-cell>
        </table:table-row>
        <table:table-row table:style-name="ro1">
          <table:table-cell office:value-type="float" office:value="19503281" calcext:value-type="float">
            <text:p>19503281</text:p>
          </table:table-cell>
          <table:table-cell table:formula="of:=[.A1221]/1000/(60*60*24)" office:value-type="time" office:time-value="PT05H25M03.281S" calcext:value-type="time">
            <text:p>05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9.31" calcext:value-type="float">
            <text:p>679.31</text:p>
          </table:table-cell>
          <table:table-cell office:value-type="float" office:value="848.99" calcext:value-type="float">
            <text:p>848.99</text:p>
          </table:table-cell>
        </table:table-row>
        <table:table-row table:style-name="ro1">
          <table:table-cell office:value-type="float" office:value="19519280" calcext:value-type="float">
            <text:p>19519280</text:p>
          </table:table-cell>
          <table:table-cell table:formula="of:=[.A1222]/1000/(60*60*24)" office:value-type="time" office:time-value="PT05H25M19.28S" calcext:value-type="time">
            <text:p>05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79.83" calcext:value-type="float">
            <text:p>679.83</text:p>
          </table:table-cell>
          <table:table-cell office:value-type="float" office:value="849.6" calcext:value-type="float">
            <text:p>849.6</text:p>
          </table:table-cell>
        </table:table-row>
        <table:table-row table:style-name="ro1">
          <table:table-cell office:value-type="float" office:value="19535281" calcext:value-type="float">
            <text:p>19535281</text:p>
          </table:table-cell>
          <table:table-cell table:formula="of:=[.A1223]/1000/(60*60*24)" office:value-type="time" office:time-value="PT05H25M35.281S" calcext:value-type="time">
            <text:p>05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0.35" calcext:value-type="float">
            <text:p>680.35</text:p>
          </table:table-cell>
          <table:table-cell office:value-type="float" office:value="850.21" calcext:value-type="float">
            <text:p>850.21</text:p>
          </table:table-cell>
        </table:table-row>
        <table:table-row table:style-name="ro1">
          <table:table-cell office:value-type="float" office:value="19551281" calcext:value-type="float">
            <text:p>19551281</text:p>
          </table:table-cell>
          <table:table-cell table:formula="of:=[.A1224]/1000/(60*60*24)" office:value-type="time" office:time-value="PT05H25M51.281S" calcext:value-type="time">
            <text:p>05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0.88" calcext:value-type="float">
            <text:p>680.88</text:p>
          </table:table-cell>
          <table:table-cell office:value-type="float" office:value="850.82" calcext:value-type="float">
            <text:p>850.82</text:p>
          </table:table-cell>
        </table:table-row>
        <table:table-row table:style-name="ro1">
          <table:table-cell office:value-type="float" office:value="19567281" calcext:value-type="float">
            <text:p>19567281</text:p>
          </table:table-cell>
          <table:table-cell table:formula="of:=[.A1225]/1000/(60*60*24)" office:value-type="time" office:time-value="PT05H26M07.281S" calcext:value-type="time">
            <text:p>05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81.4" calcext:value-type="float">
            <text:p>681.4</text:p>
          </table:table-cell>
          <table:table-cell office:value-type="float" office:value="851.43" calcext:value-type="float">
            <text:p>851.43</text:p>
          </table:table-cell>
        </table:table-row>
        <table:table-row table:style-name="ro1">
          <table:table-cell office:value-type="float" office:value="19583281" calcext:value-type="float">
            <text:p>19583281</text:p>
          </table:table-cell>
          <table:table-cell table:formula="of:=[.A1226]/1000/(60*60*24)" office:value-type="time" office:time-value="PT05H26M23.281S" calcext:value-type="time">
            <text:p>05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81.92" calcext:value-type="float">
            <text:p>681.92</text:p>
          </table:table-cell>
          <table:table-cell office:value-type="float" office:value="852.04" calcext:value-type="float">
            <text:p>852.04</text:p>
          </table:table-cell>
        </table:table-row>
        <table:table-row table:style-name="ro1">
          <table:table-cell office:value-type="float" office:value="19599281" calcext:value-type="float">
            <text:p>19599281</text:p>
          </table:table-cell>
          <table:table-cell table:formula="of:=[.A1227]/1000/(60*60*24)" office:value-type="time" office:time-value="PT05H26M39.281S" calcext:value-type="time">
            <text:p>05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82.44" calcext:value-type="float">
            <text:p>682.44</text:p>
          </table:table-cell>
          <table:table-cell office:value-type="float" office:value="852.64" calcext:value-type="float">
            <text:p>852.64</text:p>
          </table:table-cell>
        </table:table-row>
        <table:table-row table:style-name="ro1">
          <table:table-cell office:value-type="float" office:value="19615281" calcext:value-type="float">
            <text:p>19615281</text:p>
          </table:table-cell>
          <table:table-cell table:formula="of:=[.A1228]/1000/(60*60*24)" office:value-type="time" office:time-value="PT05H26M55.281S" calcext:value-type="time">
            <text:p>05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82.96" calcext:value-type="float">
            <text:p>682.96</text:p>
          </table:table-cell>
          <table:table-cell office:value-type="float" office:value="853.25" calcext:value-type="float">
            <text:p>853.25</text:p>
          </table:table-cell>
        </table:table-row>
        <table:table-row table:style-name="ro1">
          <table:table-cell office:value-type="float" office:value="19631281" calcext:value-type="float">
            <text:p>19631281</text:p>
          </table:table-cell>
          <table:table-cell table:formula="of:=[.A1229]/1000/(60*60*24)" office:value-type="time" office:time-value="PT05H27M11.281S" calcext:value-type="time">
            <text:p>05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83.48" calcext:value-type="float">
            <text:p>683.48</text:p>
          </table:table-cell>
          <table:table-cell office:value-type="float" office:value="853.86" calcext:value-type="float">
            <text:p>853.86</text:p>
          </table:table-cell>
        </table:table-row>
        <table:table-row table:style-name="ro1">
          <table:table-cell office:value-type="float" office:value="19647281" calcext:value-type="float">
            <text:p>19647281</text:p>
          </table:table-cell>
          <table:table-cell table:formula="of:=[.A1230]/1000/(60*60*24)" office:value-type="time" office:time-value="PT05H27M27.281S" calcext:value-type="time">
            <text:p>05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84" calcext:value-type="float">
            <text:p>684</text:p>
          </table:table-cell>
          <table:table-cell office:value-type="float" office:value="854.47" calcext:value-type="float">
            <text:p>854.47</text:p>
          </table:table-cell>
        </table:table-row>
        <table:table-row table:style-name="ro1">
          <table:table-cell office:value-type="float" office:value="19663281" calcext:value-type="float">
            <text:p>19663281</text:p>
          </table:table-cell>
          <table:table-cell table:formula="of:=[.A1231]/1000/(60*60*24)" office:value-type="time" office:time-value="PT05H27M43.281S" calcext:value-type="time">
            <text:p>05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84.52" calcext:value-type="float">
            <text:p>684.52</text:p>
          </table:table-cell>
          <table:table-cell office:value-type="float" office:value="855.07" calcext:value-type="float">
            <text:p>855.07</text:p>
          </table:table-cell>
        </table:table-row>
        <table:table-row table:style-name="ro1">
          <table:table-cell office:value-type="float" office:value="19679281" calcext:value-type="float">
            <text:p>19679281</text:p>
          </table:table-cell>
          <table:table-cell table:formula="of:=[.A1232]/1000/(60*60*24)" office:value-type="time" office:time-value="PT05H27M59.281S" calcext:value-type="time">
            <text:p>05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85.04" calcext:value-type="float">
            <text:p>685.04</text:p>
          </table:table-cell>
          <table:table-cell office:value-type="float" office:value="855.68" calcext:value-type="float">
            <text:p>855.68</text:p>
          </table:table-cell>
        </table:table-row>
        <table:table-row table:style-name="ro1">
          <table:table-cell office:value-type="float" office:value="19695281" calcext:value-type="float">
            <text:p>19695281</text:p>
          </table:table-cell>
          <table:table-cell table:formula="of:=[.A1233]/1000/(60*60*24)" office:value-type="time" office:time-value="PT05H28M15.281S" calcext:value-type="time">
            <text:p>05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5.56" calcext:value-type="float">
            <text:p>685.56</text:p>
          </table:table-cell>
          <table:table-cell office:value-type="float" office:value="856.28" calcext:value-type="float">
            <text:p>856.28</text:p>
          </table:table-cell>
        </table:table-row>
        <table:table-row table:style-name="ro1">
          <table:table-cell office:value-type="float" office:value="19711281" calcext:value-type="float">
            <text:p>19711281</text:p>
          </table:table-cell>
          <table:table-cell table:formula="of:=[.A1234]/1000/(60*60*24)" office:value-type="time" office:time-value="PT05H28M31.281S" calcext:value-type="time">
            <text:p>05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86.08" calcext:value-type="float">
            <text:p>686.08</text:p>
          </table:table-cell>
          <table:table-cell office:value-type="float" office:value="856.89" calcext:value-type="float">
            <text:p>856.89</text:p>
          </table:table-cell>
        </table:table-row>
        <table:table-row table:style-name="ro1">
          <table:table-cell office:value-type="float" office:value="19727281" calcext:value-type="float">
            <text:p>19727281</text:p>
          </table:table-cell>
          <table:table-cell table:formula="of:=[.A1235]/1000/(60*60*24)" office:value-type="time" office:time-value="PT05H28M47.281S" calcext:value-type="time">
            <text:p>05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6.6" calcext:value-type="float">
            <text:p>686.6</text:p>
          </table:table-cell>
          <table:table-cell office:value-type="float" office:value="857.49" calcext:value-type="float">
            <text:p>857.49</text:p>
          </table:table-cell>
        </table:table-row>
        <table:table-row table:style-name="ro1">
          <table:table-cell office:value-type="float" office:value="19743281" calcext:value-type="float">
            <text:p>19743281</text:p>
          </table:table-cell>
          <table:table-cell table:formula="of:=[.A1236]/1000/(60*60*24)" office:value-type="time" office:time-value="PT05H29M03.281S" calcext:value-type="time">
            <text:p>05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87.12" calcext:value-type="float">
            <text:p>687.12</text:p>
          </table:table-cell>
          <table:table-cell office:value-type="float" office:value="858.1" calcext:value-type="float">
            <text:p>858.1</text:p>
          </table:table-cell>
        </table:table-row>
        <table:table-row table:style-name="ro1">
          <table:table-cell office:value-type="float" office:value="19759281" calcext:value-type="float">
            <text:p>19759281</text:p>
          </table:table-cell>
          <table:table-cell table:formula="of:=[.A1237]/1000/(60*60*24)" office:value-type="time" office:time-value="PT05H29M19.281S" calcext:value-type="time">
            <text:p>05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7.64" calcext:value-type="float">
            <text:p>687.64</text:p>
          </table:table-cell>
          <table:table-cell office:value-type="float" office:value="858.7" calcext:value-type="float">
            <text:p>858.7</text:p>
          </table:table-cell>
        </table:table-row>
        <table:table-row table:style-name="ro1">
          <table:table-cell office:value-type="float" office:value="19775281" calcext:value-type="float">
            <text:p>19775281</text:p>
          </table:table-cell>
          <table:table-cell table:formula="of:=[.A1238]/1000/(60*60*24)" office:value-type="time" office:time-value="PT05H29M35.281S" calcext:value-type="time">
            <text:p>05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88.16" calcext:value-type="float">
            <text:p>688.16</text:p>
          </table:table-cell>
          <table:table-cell office:value-type="float" office:value="859.31" calcext:value-type="float">
            <text:p>859.31</text:p>
          </table:table-cell>
        </table:table-row>
        <table:table-row table:style-name="ro1">
          <table:table-cell office:value-type="float" office:value="19791281" calcext:value-type="float">
            <text:p>19791281</text:p>
          </table:table-cell>
          <table:table-cell table:formula="of:=[.A1239]/1000/(60*60*24)" office:value-type="time" office:time-value="PT05H29M51.281S" calcext:value-type="time">
            <text:p>05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88.68" calcext:value-type="float">
            <text:p>688.68</text:p>
          </table:table-cell>
          <table:table-cell office:value-type="float" office:value="859.91" calcext:value-type="float">
            <text:p>859.91</text:p>
          </table:table-cell>
        </table:table-row>
        <table:table-row table:style-name="ro1">
          <table:table-cell office:value-type="float" office:value="19807281" calcext:value-type="float">
            <text:p>19807281</text:p>
          </table:table-cell>
          <table:table-cell table:formula="of:=[.A1240]/1000/(60*60*24)" office:value-type="time" office:time-value="PT05H30M07.281S" calcext:value-type="time">
            <text:p>05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89.2" calcext:value-type="float">
            <text:p>689.2</text:p>
          </table:table-cell>
          <table:table-cell office:value-type="float" office:value="860.51" calcext:value-type="float">
            <text:p>860.51</text:p>
          </table:table-cell>
        </table:table-row>
        <table:table-row table:style-name="ro1">
          <table:table-cell office:value-type="float" office:value="19823281" calcext:value-type="float">
            <text:p>19823281</text:p>
          </table:table-cell>
          <table:table-cell table:formula="of:=[.A1241]/1000/(60*60*24)" office:value-type="time" office:time-value="PT05H30M23.281S" calcext:value-type="time">
            <text:p>05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89.72" calcext:value-type="float">
            <text:p>689.72</text:p>
          </table:table-cell>
          <table:table-cell office:value-type="float" office:value="861.11" calcext:value-type="float">
            <text:p>861.11</text:p>
          </table:table-cell>
        </table:table-row>
        <table:table-row table:style-name="ro1">
          <table:table-cell office:value-type="float" office:value="19839281" calcext:value-type="float">
            <text:p>19839281</text:p>
          </table:table-cell>
          <table:table-cell table:formula="of:=[.A1242]/1000/(60*60*24)" office:value-type="time" office:time-value="PT05H30M39.281S" calcext:value-type="time">
            <text:p>05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0.24" calcext:value-type="float">
            <text:p>690.24</text:p>
          </table:table-cell>
          <table:table-cell office:value-type="float" office:value="861.72" calcext:value-type="float">
            <text:p>861.72</text:p>
          </table:table-cell>
        </table:table-row>
        <table:table-row table:style-name="ro1">
          <table:table-cell office:value-type="float" office:value="19855281" calcext:value-type="float">
            <text:p>19855281</text:p>
          </table:table-cell>
          <table:table-cell table:formula="of:=[.A1243]/1000/(60*60*24)" office:value-type="time" office:time-value="PT05H30M55.281S" calcext:value-type="time">
            <text:p>05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0.76" calcext:value-type="float">
            <text:p>690.76</text:p>
          </table:table-cell>
          <table:table-cell office:value-type="float" office:value="862.32" calcext:value-type="float">
            <text:p>862.32</text:p>
          </table:table-cell>
        </table:table-row>
        <table:table-row table:style-name="ro1">
          <table:table-cell office:value-type="float" office:value="19871281" calcext:value-type="float">
            <text:p>19871281</text:p>
          </table:table-cell>
          <table:table-cell table:formula="of:=[.A1244]/1000/(60*60*24)" office:value-type="time" office:time-value="PT05H31M11.281S" calcext:value-type="time">
            <text:p>05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1.28" calcext:value-type="float">
            <text:p>691.28</text:p>
          </table:table-cell>
          <table:table-cell office:value-type="float" office:value="862.92" calcext:value-type="float">
            <text:p>862.92</text:p>
          </table:table-cell>
        </table:table-row>
        <table:table-row table:style-name="ro1">
          <table:table-cell office:value-type="float" office:value="19887281" calcext:value-type="float">
            <text:p>19887281</text:p>
          </table:table-cell>
          <table:table-cell table:formula="of:=[.A1245]/1000/(60*60*24)" office:value-type="time" office:time-value="PT05H31M27.281S" calcext:value-type="time">
            <text:p>05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1.8" calcext:value-type="float">
            <text:p>691.8</text:p>
          </table:table-cell>
          <table:table-cell office:value-type="float" office:value="863.52" calcext:value-type="float">
            <text:p>863.52</text:p>
          </table:table-cell>
        </table:table-row>
        <table:table-row table:style-name="ro1">
          <table:table-cell office:value-type="float" office:value="19903281" calcext:value-type="float">
            <text:p>19903281</text:p>
          </table:table-cell>
          <table:table-cell table:formula="of:=[.A1246]/1000/(60*60*24)" office:value-type="time" office:time-value="PT05H31M43.281S" calcext:value-type="time">
            <text:p>05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2.31" calcext:value-type="float">
            <text:p>692.31</text:p>
          </table:table-cell>
          <table:table-cell office:value-type="float" office:value="864.12" calcext:value-type="float">
            <text:p>864.12</text:p>
          </table:table-cell>
        </table:table-row>
        <table:table-row table:style-name="ro1">
          <table:table-cell office:value-type="float" office:value="19919281" calcext:value-type="float">
            <text:p>19919281</text:p>
          </table:table-cell>
          <table:table-cell table:formula="of:=[.A1247]/1000/(60*60*24)" office:value-type="time" office:time-value="PT05H31M59.281S" calcext:value-type="time">
            <text:p>05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92.83" calcext:value-type="float">
            <text:p>692.83</text:p>
          </table:table-cell>
          <table:table-cell office:value-type="float" office:value="864.72" calcext:value-type="float">
            <text:p>864.72</text:p>
          </table:table-cell>
        </table:table-row>
        <table:table-row table:style-name="ro1">
          <table:table-cell office:value-type="float" office:value="19935281" calcext:value-type="float">
            <text:p>19935281</text:p>
          </table:table-cell>
          <table:table-cell table:formula="of:=[.A1248]/1000/(60*60*24)" office:value-type="time" office:time-value="PT05H32M15.281S" calcext:value-type="time">
            <text:p>05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693.35" calcext:value-type="float">
            <text:p>693.35</text:p>
          </table:table-cell>
          <table:table-cell office:value-type="float" office:value="865.32" calcext:value-type="float">
            <text:p>865.32</text:p>
          </table:table-cell>
        </table:table-row>
        <table:table-row table:style-name="ro1">
          <table:table-cell office:value-type="float" office:value="19951281" calcext:value-type="float">
            <text:p>19951281</text:p>
          </table:table-cell>
          <table:table-cell table:formula="of:=[.A1249]/1000/(60*60*24)" office:value-type="time" office:time-value="PT05H32M31.281S" calcext:value-type="time">
            <text:p>05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93.87" calcext:value-type="float">
            <text:p>693.87</text:p>
          </table:table-cell>
          <table:table-cell office:value-type="float" office:value="865.92" calcext:value-type="float">
            <text:p>865.92</text:p>
          </table:table-cell>
        </table:table-row>
        <table:table-row table:style-name="ro1">
          <table:table-cell office:value-type="float" office:value="19967281" calcext:value-type="float">
            <text:p>19967281</text:p>
          </table:table-cell>
          <table:table-cell table:formula="of:=[.A1250]/1000/(60*60*24)" office:value-type="time" office:time-value="PT05H32M47.281S" calcext:value-type="time">
            <text:p>05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94.38" calcext:value-type="float">
            <text:p>694.38</text:p>
          </table:table-cell>
          <table:table-cell office:value-type="float" office:value="866.52" calcext:value-type="float">
            <text:p>866.52</text:p>
          </table:table-cell>
        </table:table-row>
        <table:table-row table:style-name="ro1">
          <table:table-cell office:value-type="float" office:value="19983281" calcext:value-type="float">
            <text:p>19983281</text:p>
          </table:table-cell>
          <table:table-cell table:formula="of:=[.A1251]/1000/(60*60*24)" office:value-type="time" office:time-value="PT05H33M03.281S" calcext:value-type="time">
            <text:p>05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94.9" calcext:value-type="float">
            <text:p>694.9</text:p>
          </table:table-cell>
          <table:table-cell office:value-type="float" office:value="867.11" calcext:value-type="float">
            <text:p>867.11</text:p>
          </table:table-cell>
        </table:table-row>
        <table:table-row table:style-name="ro1">
          <table:table-cell office:value-type="float" office:value="19999281" calcext:value-type="float">
            <text:p>19999281</text:p>
          </table:table-cell>
          <table:table-cell table:formula="of:=[.A1252]/1000/(60*60*24)" office:value-type="time" office:time-value="PT05H33M19.281S" calcext:value-type="time">
            <text:p>05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95.42" calcext:value-type="float">
            <text:p>695.42</text:p>
          </table:table-cell>
          <table:table-cell office:value-type="float" office:value="867.71" calcext:value-type="float">
            <text:p>867.71</text:p>
          </table:table-cell>
        </table:table-row>
        <table:table-row table:style-name="ro1">
          <table:table-cell office:value-type="float" office:value="20015281" calcext:value-type="float">
            <text:p>20015281</text:p>
          </table:table-cell>
          <table:table-cell table:formula="of:=[.A1253]/1000/(60*60*24)" office:value-type="time" office:time-value="PT05H33M35.281S" calcext:value-type="time">
            <text:p>05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95.94" calcext:value-type="float">
            <text:p>695.94</text:p>
          </table:table-cell>
          <table:table-cell office:value-type="float" office:value="868.31" calcext:value-type="float">
            <text:p>868.31</text:p>
          </table:table-cell>
        </table:table-row>
        <table:table-row table:style-name="ro1">
          <table:table-cell office:value-type="float" office:value="20031281" calcext:value-type="float">
            <text:p>20031281</text:p>
          </table:table-cell>
          <table:table-cell table:formula="of:=[.A1254]/1000/(60*60*24)" office:value-type="time" office:time-value="PT05H33M51.281S" calcext:value-type="time">
            <text:p>05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96.45" calcext:value-type="float">
            <text:p>696.45</text:p>
          </table:table-cell>
          <table:table-cell office:value-type="float" office:value="868.91" calcext:value-type="float">
            <text:p>868.91</text:p>
          </table:table-cell>
        </table:table-row>
        <table:table-row table:style-name="ro1">
          <table:table-cell office:value-type="float" office:value="20047281" calcext:value-type="float">
            <text:p>20047281</text:p>
          </table:table-cell>
          <table:table-cell table:formula="of:=[.A1255]/1000/(60*60*24)" office:value-type="time" office:time-value="PT05H34M07.281S" calcext:value-type="time">
            <text:p>05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96.97" calcext:value-type="float">
            <text:p>696.97</text:p>
          </table:table-cell>
          <table:table-cell office:value-type="float" office:value="869.5" calcext:value-type="float">
            <text:p>869.5</text:p>
          </table:table-cell>
        </table:table-row>
        <table:table-row table:style-name="ro1">
          <table:table-cell office:value-type="float" office:value="20063281" calcext:value-type="float">
            <text:p>20063281</text:p>
          </table:table-cell>
          <table:table-cell table:formula="of:=[.A1256]/1000/(60*60*24)" office:value-type="time" office:time-value="PT05H34M23.281S" calcext:value-type="time">
            <text:p>05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97.48" calcext:value-type="float">
            <text:p>697.48</text:p>
          </table:table-cell>
          <table:table-cell office:value-type="float" office:value="870.1" calcext:value-type="float">
            <text:p>870.1</text:p>
          </table:table-cell>
        </table:table-row>
        <table:table-row table:style-name="ro1">
          <table:table-cell office:value-type="float" office:value="20079281" calcext:value-type="float">
            <text:p>20079281</text:p>
          </table:table-cell>
          <table:table-cell table:formula="of:=[.A1257]/1000/(60*60*24)" office:value-type="time" office:time-value="PT05H34M39.281S" calcext:value-type="time">
            <text:p>05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98" calcext:value-type="float">
            <text:p>698</text:p>
          </table:table-cell>
          <table:table-cell office:value-type="float" office:value="870.7" calcext:value-type="float">
            <text:p>870.7</text:p>
          </table:table-cell>
        </table:table-row>
        <table:table-row table:style-name="ro1">
          <table:table-cell office:value-type="float" office:value="20095281" calcext:value-type="float">
            <text:p>20095281</text:p>
          </table:table-cell>
          <table:table-cell table:formula="of:=[.A1258]/1000/(60*60*24)" office:value-type="time" office:time-value="PT05H34M55.281S" calcext:value-type="time">
            <text:p>05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98.52" calcext:value-type="float">
            <text:p>698.52</text:p>
          </table:table-cell>
          <table:table-cell office:value-type="float" office:value="871.29" calcext:value-type="float">
            <text:p>871.29</text:p>
          </table:table-cell>
        </table:table-row>
        <table:table-row table:style-name="ro1">
          <table:table-cell office:value-type="float" office:value="20111281" calcext:value-type="float">
            <text:p>20111281</text:p>
          </table:table-cell>
          <table:table-cell table:formula="of:=[.A1259]/1000/(60*60*24)" office:value-type="time" office:time-value="PT05H35M11.281S" calcext:value-type="time">
            <text:p>05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99.03" calcext:value-type="float">
            <text:p>699.03</text:p>
          </table:table-cell>
          <table:table-cell office:value-type="float" office:value="871.89" calcext:value-type="float">
            <text:p>871.89</text:p>
          </table:table-cell>
        </table:table-row>
        <table:table-row table:style-name="ro1">
          <table:table-cell office:value-type="float" office:value="20127281" calcext:value-type="float">
            <text:p>20127281</text:p>
          </table:table-cell>
          <table:table-cell table:formula="of:=[.A1260]/1000/(60*60*24)" office:value-type="time" office:time-value="PT05H35M27.281S" calcext:value-type="time">
            <text:p>05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99.55" calcext:value-type="float">
            <text:p>699.55</text:p>
          </table:table-cell>
          <table:table-cell office:value-type="float" office:value="872.48" calcext:value-type="float">
            <text:p>872.48</text:p>
          </table:table-cell>
        </table:table-row>
        <table:table-row table:style-name="ro1">
          <table:table-cell office:value-type="float" office:value="20143281" calcext:value-type="float">
            <text:p>20143281</text:p>
          </table:table-cell>
          <table:table-cell table:formula="of:=[.A1261]/1000/(60*60*24)" office:value-type="time" office:time-value="PT05H35M43.281S" calcext:value-type="time">
            <text:p>05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00.06" calcext:value-type="float">
            <text:p>700.06</text:p>
          </table:table-cell>
          <table:table-cell office:value-type="float" office:value="873.07" calcext:value-type="float">
            <text:p>873.07</text:p>
          </table:table-cell>
        </table:table-row>
        <table:table-row table:style-name="ro1">
          <table:table-cell office:value-type="float" office:value="20159281" calcext:value-type="float">
            <text:p>20159281</text:p>
          </table:table-cell>
          <table:table-cell table:formula="of:=[.A1262]/1000/(60*60*24)" office:value-type="time" office:time-value="PT05H35M59.281S" calcext:value-type="time">
            <text:p>05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00.58" calcext:value-type="float">
            <text:p>700.58</text:p>
          </table:table-cell>
          <table:table-cell office:value-type="float" office:value="873.67" calcext:value-type="float">
            <text:p>873.67</text:p>
          </table:table-cell>
        </table:table-row>
        <table:table-row table:style-name="ro1">
          <table:table-cell office:value-type="float" office:value="20175281" calcext:value-type="float">
            <text:p>20175281</text:p>
          </table:table-cell>
          <table:table-cell table:formula="of:=[.A1263]/1000/(60*60*24)" office:value-type="time" office:time-value="PT05H36M15.281S" calcext:value-type="time">
            <text:p>05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01.09" calcext:value-type="float">
            <text:p>701.09</text:p>
          </table:table-cell>
          <table:table-cell office:value-type="float" office:value="874.26" calcext:value-type="float">
            <text:p>874.26</text:p>
          </table:table-cell>
        </table:table-row>
        <table:table-row table:style-name="ro1">
          <table:table-cell office:value-type="float" office:value="20191281" calcext:value-type="float">
            <text:p>20191281</text:p>
          </table:table-cell>
          <table:table-cell table:formula="of:=[.A1264]/1000/(60*60*24)" office:value-type="time" office:time-value="PT05H36M31.281S" calcext:value-type="time">
            <text:p>05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01.61" calcext:value-type="float">
            <text:p>701.61</text:p>
          </table:table-cell>
          <table:table-cell office:value-type="float" office:value="874.85" calcext:value-type="float">
            <text:p>874.85</text:p>
          </table:table-cell>
        </table:table-row>
        <table:table-row table:style-name="ro1">
          <table:table-cell office:value-type="float" office:value="20207281" calcext:value-type="float">
            <text:p>20207281</text:p>
          </table:table-cell>
          <table:table-cell table:formula="of:=[.A1265]/1000/(60*60*24)" office:value-type="time" office:time-value="PT05H36M47.281S" calcext:value-type="time">
            <text:p>05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02.12" calcext:value-type="float">
            <text:p>702.12</text:p>
          </table:table-cell>
          <table:table-cell office:value-type="float" office:value="875.44" calcext:value-type="float">
            <text:p>875.44</text:p>
          </table:table-cell>
        </table:table-row>
        <table:table-row table:style-name="ro1">
          <table:table-cell office:value-type="float" office:value="20223281" calcext:value-type="float">
            <text:p>20223281</text:p>
          </table:table-cell>
          <table:table-cell table:formula="of:=[.A1266]/1000/(60*60*24)" office:value-type="time" office:time-value="PT05H37M03.281S" calcext:value-type="time">
            <text:p>05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02.64" calcext:value-type="float">
            <text:p>702.64</text:p>
          </table:table-cell>
          <table:table-cell office:value-type="float" office:value="876.03" calcext:value-type="float">
            <text:p>876.03</text:p>
          </table:table-cell>
        </table:table-row>
        <table:table-row table:style-name="ro1">
          <table:table-cell office:value-type="float" office:value="20239281" calcext:value-type="float">
            <text:p>20239281</text:p>
          </table:table-cell>
          <table:table-cell table:formula="of:=[.A1267]/1000/(60*60*24)" office:value-type="time" office:time-value="PT05H37M19.281S" calcext:value-type="time">
            <text:p>05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03.15" calcext:value-type="float">
            <text:p>703.15</text:p>
          </table:table-cell>
          <table:table-cell office:value-type="float" office:value="876.63" calcext:value-type="float">
            <text:p>876.63</text:p>
          </table:table-cell>
        </table:table-row>
        <table:table-row table:style-name="ro1">
          <table:table-cell office:value-type="float" office:value="20255281" calcext:value-type="float">
            <text:p>20255281</text:p>
          </table:table-cell>
          <table:table-cell table:formula="of:=[.A1268]/1000/(60*60*24)" office:value-type="time" office:time-value="PT05H37M35.281S" calcext:value-type="time">
            <text:p>05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03.66" calcext:value-type="float">
            <text:p>703.66</text:p>
          </table:table-cell>
          <table:table-cell office:value-type="float" office:value="877.22" calcext:value-type="float">
            <text:p>877.22</text:p>
          </table:table-cell>
        </table:table-row>
        <table:table-row table:style-name="ro1">
          <table:table-cell office:value-type="float" office:value="20271281" calcext:value-type="float">
            <text:p>20271281</text:p>
          </table:table-cell>
          <table:table-cell table:formula="of:=[.A1269]/1000/(60*60*24)" office:value-type="time" office:time-value="PT05H37M51.281S" calcext:value-type="time">
            <text:p>05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04.18" calcext:value-type="float">
            <text:p>704.18</text:p>
          </table:table-cell>
          <table:table-cell office:value-type="float" office:value="877.81" calcext:value-type="float">
            <text:p>877.81</text:p>
          </table:table-cell>
        </table:table-row>
        <table:table-row table:style-name="ro1">
          <table:table-cell office:value-type="float" office:value="20287281" calcext:value-type="float">
            <text:p>20287281</text:p>
          </table:table-cell>
          <table:table-cell table:formula="of:=[.A1270]/1000/(60*60*24)" office:value-type="time" office:time-value="PT05H38M07.281S" calcext:value-type="time">
            <text:p>05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04.69" calcext:value-type="float">
            <text:p>704.69</text:p>
          </table:table-cell>
          <table:table-cell office:value-type="float" office:value="878.39" calcext:value-type="float">
            <text:p>878.39</text:p>
          </table:table-cell>
        </table:table-row>
        <table:table-row table:style-name="ro1">
          <table:table-cell office:value-type="float" office:value="20303281" calcext:value-type="float">
            <text:p>20303281</text:p>
          </table:table-cell>
          <table:table-cell table:formula="of:=[.A1271]/1000/(60*60*24)" office:value-type="time" office:time-value="PT05H38M23.281S" calcext:value-type="time">
            <text:p>05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05.2" calcext:value-type="float">
            <text:p>705.2</text:p>
          </table:table-cell>
          <table:table-cell office:value-type="float" office:value="878.98" calcext:value-type="float">
            <text:p>878.98</text:p>
          </table:table-cell>
        </table:table-row>
        <table:table-row table:style-name="ro1">
          <table:table-cell office:value-type="float" office:value="20319281" calcext:value-type="float">
            <text:p>20319281</text:p>
          </table:table-cell>
          <table:table-cell table:formula="of:=[.A1272]/1000/(60*60*24)" office:value-type="time" office:time-value="PT05H38M39.281S" calcext:value-type="time">
            <text:p>05:38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05.72" calcext:value-type="float">
            <text:p>705.72</text:p>
          </table:table-cell>
          <table:table-cell office:value-type="float" office:value="879.57" calcext:value-type="float">
            <text:p>879.57</text:p>
          </table:table-cell>
        </table:table-row>
        <table:table-row table:style-name="ro1">
          <table:table-cell office:value-type="float" office:value="20335281" calcext:value-type="float">
            <text:p>20335281</text:p>
          </table:table-cell>
          <table:table-cell table:formula="of:=[.A1273]/1000/(60*60*24)" office:value-type="time" office:time-value="PT05H38M55.281S" calcext:value-type="time">
            <text:p>05:38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06.23" calcext:value-type="float">
            <text:p>706.23</text:p>
          </table:table-cell>
          <table:table-cell office:value-type="float" office:value="880.16" calcext:value-type="float">
            <text:p>880.16</text:p>
          </table:table-cell>
        </table:table-row>
        <table:table-row table:style-name="ro1">
          <table:table-cell office:value-type="float" office:value="20351281" calcext:value-type="float">
            <text:p>20351281</text:p>
          </table:table-cell>
          <table:table-cell table:formula="of:=[.A1274]/1000/(60*60*24)" office:value-type="time" office:time-value="PT05H39M11.281S" calcext:value-type="time">
            <text:p>05:3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06.74" calcext:value-type="float">
            <text:p>706.74</text:p>
          </table:table-cell>
          <table:table-cell office:value-type="float" office:value="880.75" calcext:value-type="float">
            <text:p>880.75</text:p>
          </table:table-cell>
        </table:table-row>
        <table:table-row table:style-name="ro1">
          <table:table-cell office:value-type="float" office:value="20367280" calcext:value-type="float">
            <text:p>20367280</text:p>
          </table:table-cell>
          <table:table-cell table:formula="of:=[.A1275]/1000/(60*60*24)" office:value-type="time" office:time-value="PT05H39M27.28S" calcext:value-type="time">
            <text:p>05:39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07.25" calcext:value-type="float">
            <text:p>707.25</text:p>
          </table:table-cell>
          <table:table-cell office:value-type="float" office:value="881.33" calcext:value-type="float">
            <text:p>881.33</text:p>
          </table:table-cell>
        </table:table-row>
        <table:table-row table:style-name="ro1">
          <table:table-cell office:value-type="float" office:value="20383281" calcext:value-type="float">
            <text:p>20383281</text:p>
          </table:table-cell>
          <table:table-cell table:formula="of:=[.A1276]/1000/(60*60*24)" office:value-type="time" office:time-value="PT05H39M43.281S" calcext:value-type="time">
            <text:p>05:3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07.77" calcext:value-type="float">
            <text:p>707.77</text:p>
          </table:table-cell>
          <table:table-cell office:value-type="float" office:value="881.92" calcext:value-type="float">
            <text:p>881.92</text:p>
          </table:table-cell>
        </table:table-row>
        <table:table-row table:style-name="ro1">
          <table:table-cell office:value-type="float" office:value="20399281" calcext:value-type="float">
            <text:p>20399281</text:p>
          </table:table-cell>
          <table:table-cell table:formula="of:=[.A1277]/1000/(60*60*24)" office:value-type="time" office:time-value="PT05H39M59.281S" calcext:value-type="time">
            <text:p>05:39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08.28" calcext:value-type="float">
            <text:p>708.28</text:p>
          </table:table-cell>
          <table:table-cell office:value-type="float" office:value="882.5" calcext:value-type="float">
            <text:p>882.5</text:p>
          </table:table-cell>
        </table:table-row>
        <table:table-row table:style-name="ro1">
          <table:table-cell office:value-type="float" office:value="20415281" calcext:value-type="float">
            <text:p>20415281</text:p>
          </table:table-cell>
          <table:table-cell table:formula="of:=[.A1278]/1000/(60*60*24)" office:value-type="time" office:time-value="PT05H40M15.281S" calcext:value-type="time">
            <text:p>05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08.79" calcext:value-type="float">
            <text:p>708.79</text:p>
          </table:table-cell>
          <table:table-cell office:value-type="float" office:value="883.09" calcext:value-type="float">
            <text:p>883.09</text:p>
          </table:table-cell>
        </table:table-row>
        <table:table-row table:style-name="ro1">
          <table:table-cell office:value-type="float" office:value="20431281" calcext:value-type="float">
            <text:p>20431281</text:p>
          </table:table-cell>
          <table:table-cell table:formula="of:=[.A1279]/1000/(60*60*24)" office:value-type="time" office:time-value="PT05H40M31.281S" calcext:value-type="time">
            <text:p>05:4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09.3" calcext:value-type="float">
            <text:p>709.3</text:p>
          </table:table-cell>
          <table:table-cell office:value-type="float" office:value="883.67" calcext:value-type="float">
            <text:p>883.67</text:p>
          </table:table-cell>
        </table:table-row>
        <table:table-row table:style-name="ro1">
          <table:table-cell office:value-type="float" office:value="20447281" calcext:value-type="float">
            <text:p>20447281</text:p>
          </table:table-cell>
          <table:table-cell table:formula="of:=[.A1280]/1000/(60*60*24)" office:value-type="time" office:time-value="PT05H40M47.281S" calcext:value-type="time">
            <text:p>05:4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09.81" calcext:value-type="float">
            <text:p>709.81</text:p>
          </table:table-cell>
          <table:table-cell office:value-type="float" office:value="884.26" calcext:value-type="float">
            <text:p>884.26</text:p>
          </table:table-cell>
        </table:table-row>
        <table:table-row table:style-name="ro1">
          <table:table-cell office:value-type="float" office:value="20463281" calcext:value-type="float">
            <text:p>20463281</text:p>
          </table:table-cell>
          <table:table-cell table:formula="of:=[.A1281]/1000/(60*60*24)" office:value-type="time" office:time-value="PT05H41M03.281S" calcext:value-type="time">
            <text:p>05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10.32" calcext:value-type="float">
            <text:p>710.32</text:p>
          </table:table-cell>
          <table:table-cell office:value-type="float" office:value="884.84" calcext:value-type="float">
            <text:p>884.84</text:p>
          </table:table-cell>
        </table:table-row>
        <table:table-row table:style-name="ro1">
          <table:table-cell office:value-type="float" office:value="20479281" calcext:value-type="float">
            <text:p>20479281</text:p>
          </table:table-cell>
          <table:table-cell table:formula="of:=[.A1282]/1000/(60*60*24)" office:value-type="time" office:time-value="PT05H41M19.281S" calcext:value-type="time">
            <text:p>05:4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10.83" calcext:value-type="float">
            <text:p>710.83</text:p>
          </table:table-cell>
          <table:table-cell office:value-type="float" office:value="885.42" calcext:value-type="float">
            <text:p>885.42</text:p>
          </table:table-cell>
        </table:table-row>
        <table:table-row table:style-name="ro1">
          <table:table-cell office:value-type="float" office:value="20495281" calcext:value-type="float">
            <text:p>20495281</text:p>
          </table:table-cell>
          <table:table-cell table:formula="of:=[.A1283]/1000/(60*60*24)" office:value-type="time" office:time-value="PT05H41M35.281S" calcext:value-type="time">
            <text:p>05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11.34" calcext:value-type="float">
            <text:p>711.3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0511281" calcext:value-type="float">
            <text:p>20511281</text:p>
          </table:table-cell>
          <table:table-cell table:formula="of:=[.A1284]/1000/(60*60*24)" office:value-type="time" office:time-value="PT05H41M51.281S" calcext:value-type="time">
            <text:p>05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11.85" calcext:value-type="float">
            <text:p>711.85</text:p>
          </table:table-cell>
          <table:table-cell office:value-type="float" office:value="886.58" calcext:value-type="float">
            <text:p>886.58</text:p>
          </table:table-cell>
        </table:table-row>
        <table:table-row table:style-name="ro1">
          <table:table-cell office:value-type="float" office:value="20527281" calcext:value-type="float">
            <text:p>20527281</text:p>
          </table:table-cell>
          <table:table-cell table:formula="of:=[.A1285]/1000/(60*60*24)" office:value-type="time" office:time-value="PT05H42M07.281S" calcext:value-type="time">
            <text:p>05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12.36" calcext:value-type="float">
            <text:p>712.36</text:p>
          </table:table-cell>
          <table:table-cell office:value-type="float" office:value="887.16" calcext:value-type="float">
            <text:p>887.16</text:p>
          </table:table-cell>
        </table:table-row>
        <table:table-row table:style-name="ro1">
          <table:table-cell office:value-type="float" office:value="20543281" calcext:value-type="float">
            <text:p>20543281</text:p>
          </table:table-cell>
          <table:table-cell table:formula="of:=[.A1286]/1000/(60*60*24)" office:value-type="time" office:time-value="PT05H42M23.281S" calcext:value-type="time">
            <text:p>05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12.87" calcext:value-type="float">
            <text:p>712.87</text:p>
          </table:table-cell>
          <table:table-cell office:value-type="float" office:value="887.74" calcext:value-type="float">
            <text:p>887.74</text:p>
          </table:table-cell>
        </table:table-row>
        <table:table-row table:style-name="ro1">
          <table:table-cell office:value-type="float" office:value="20559281" calcext:value-type="float">
            <text:p>20559281</text:p>
          </table:table-cell>
          <table:table-cell table:formula="of:=[.A1287]/1000/(60*60*24)" office:value-type="time" office:time-value="PT05H42M39.281S" calcext:value-type="time">
            <text:p>05:4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13.38" calcext:value-type="float">
            <text:p>713.38</text:p>
          </table:table-cell>
          <table:table-cell office:value-type="float" office:value="888.32" calcext:value-type="float">
            <text:p>888.32</text:p>
          </table:table-cell>
        </table:table-row>
        <table:table-row table:style-name="ro1">
          <table:table-cell office:value-type="float" office:value="20575281" calcext:value-type="float">
            <text:p>20575281</text:p>
          </table:table-cell>
          <table:table-cell table:formula="of:=[.A1288]/1000/(60*60*24)" office:value-type="time" office:time-value="PT05H42M55.281S" calcext:value-type="time">
            <text:p>05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13.89" calcext:value-type="float">
            <text:p>713.89</text:p>
          </table:table-cell>
          <table:table-cell office:value-type="float" office:value="888.9" calcext:value-type="float">
            <text:p>888.9</text:p>
          </table:table-cell>
        </table:table-row>
        <table:table-row table:style-name="ro1">
          <table:table-cell office:value-type="float" office:value="20591281" calcext:value-type="float">
            <text:p>20591281</text:p>
          </table:table-cell>
          <table:table-cell table:formula="of:=[.A1289]/1000/(60*60*24)" office:value-type="time" office:time-value="PT05H43M11.281S" calcext:value-type="time">
            <text:p>05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30.35" calcext:value-type="float">
            <text:p>130.35</text:p>
          </table:table-cell>
          <table:table-cell office:value-type="float" office:value="714.4" calcext:value-type="float">
            <text:p>714.4</text:p>
          </table:table-cell>
          <table:table-cell office:value-type="float" office:value="889.48" calcext:value-type="float">
            <text:p>889.48</text:p>
          </table:table-cell>
        </table:table-row>
        <table:table-row table:style-name="ro1">
          <table:table-cell office:value-type="float" office:value="20607281" calcext:value-type="float">
            <text:p>20607281</text:p>
          </table:table-cell>
          <table:table-cell table:formula="of:=[.A1290]/1000/(60*60*24)" office:value-type="time" office:time-value="PT05H43M27.281S" calcext:value-type="time">
            <text:p>05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14.91" calcext:value-type="float">
            <text:p>714.91</text:p>
          </table:table-cell>
          <table:table-cell office:value-type="float" office:value="890.06" calcext:value-type="float">
            <text:p>890.06</text:p>
          </table:table-cell>
        </table:table-row>
        <table:table-row table:style-name="ro1">
          <table:table-cell office:value-type="float" office:value="20623281" calcext:value-type="float">
            <text:p>20623281</text:p>
          </table:table-cell>
          <table:table-cell table:formula="of:=[.A1291]/1000/(60*60*24)" office:value-type="time" office:time-value="PT05H43M43.281S" calcext:value-type="time">
            <text:p>05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15.42" calcext:value-type="float">
            <text:p>715.42</text:p>
          </table:table-cell>
          <table:table-cell office:value-type="float" office:value="890.64" calcext:value-type="float">
            <text:p>890.64</text:p>
          </table:table-cell>
        </table:table-row>
        <table:table-row table:style-name="ro1">
          <table:table-cell office:value-type="float" office:value="20639281" calcext:value-type="float">
            <text:p>20639281</text:p>
          </table:table-cell>
          <table:table-cell table:formula="of:=[.A1292]/1000/(60*60*24)" office:value-type="time" office:time-value="PT05H43M59.281S" calcext:value-type="time">
            <text:p>05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15.92" calcext:value-type="float">
            <text:p>715.92</text:p>
          </table:table-cell>
          <table:table-cell office:value-type="float" office:value="891.21" calcext:value-type="float">
            <text:p>891.21</text:p>
          </table:table-cell>
        </table:table-row>
        <table:table-row table:style-name="ro1">
          <table:table-cell office:value-type="float" office:value="20655281" calcext:value-type="float">
            <text:p>20655281</text:p>
          </table:table-cell>
          <table:table-cell table:formula="of:=[.A1293]/1000/(60*60*24)" office:value-type="time" office:time-value="PT05H44M15.281S" calcext:value-type="time">
            <text:p>05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16.43" calcext:value-type="float">
            <text:p>716.43</text:p>
          </table:table-cell>
          <table:table-cell office:value-type="float" office:value="891.79" calcext:value-type="float">
            <text:p>891.79</text:p>
          </table:table-cell>
        </table:table-row>
        <table:table-row table:style-name="ro1">
          <table:table-cell office:value-type="float" office:value="20671281" calcext:value-type="float">
            <text:p>20671281</text:p>
          </table:table-cell>
          <table:table-cell table:formula="of:=[.A1294]/1000/(60*60*24)" office:value-type="time" office:time-value="PT05H44M31.281S" calcext:value-type="time">
            <text:p>05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716.94" calcext:value-type="float">
            <text:p>716.94</text:p>
          </table:table-cell>
          <table:table-cell office:value-type="float" office:value="892.37" calcext:value-type="float">
            <text:p>892.37</text:p>
          </table:table-cell>
        </table:table-row>
        <table:table-row table:style-name="ro1">
          <table:table-cell office:value-type="float" office:value="20687281" calcext:value-type="float">
            <text:p>20687281</text:p>
          </table:table-cell>
          <table:table-cell table:formula="of:=[.A1295]/1000/(60*60*24)" office:value-type="time" office:time-value="PT05H44M47.281S" calcext:value-type="time">
            <text:p>05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17.45" calcext:value-type="float">
            <text:p>717.45</text:p>
          </table:table-cell>
          <table:table-cell office:value-type="float" office:value="892.94" calcext:value-type="float">
            <text:p>892.94</text:p>
          </table:table-cell>
        </table:table-row>
        <table:table-row table:style-name="ro1">
          <table:table-cell office:value-type="float" office:value="20703281" calcext:value-type="float">
            <text:p>20703281</text:p>
          </table:table-cell>
          <table:table-cell table:formula="of:=[.A1296]/1000/(60*60*24)" office:value-type="time" office:time-value="PT05H45M03.281S" calcext:value-type="time">
            <text:p>05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17.95" calcext:value-type="float">
            <text:p>717.95</text:p>
          </table:table-cell>
          <table:table-cell office:value-type="float" office:value="893.51" calcext:value-type="float">
            <text:p>893.51</text:p>
          </table:table-cell>
        </table:table-row>
        <table:table-row table:style-name="ro1">
          <table:table-cell office:value-type="float" office:value="20719281" calcext:value-type="float">
            <text:p>20719281</text:p>
          </table:table-cell>
          <table:table-cell table:formula="of:=[.A1297]/1000/(60*60*24)" office:value-type="time" office:time-value="PT05H45M19.281S" calcext:value-type="time">
            <text:p>05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18.46" calcext:value-type="float">
            <text:p>718.46</text:p>
          </table:table-cell>
          <table:table-cell office:value-type="float" office:value="894.09" calcext:value-type="float">
            <text:p>894.09</text:p>
          </table:table-cell>
        </table:table-row>
        <table:table-row table:style-name="ro1">
          <table:table-cell office:value-type="float" office:value="20735281" calcext:value-type="float">
            <text:p>20735281</text:p>
          </table:table-cell>
          <table:table-cell table:formula="of:=[.A1298]/1000/(60*60*24)" office:value-type="time" office:time-value="PT05H45M35.281S" calcext:value-type="time">
            <text:p>05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718.96" calcext:value-type="float">
            <text:p>718.96</text:p>
          </table:table-cell>
          <table:table-cell office:value-type="float" office:value="894.66" calcext:value-type="float">
            <text:p>894.66</text:p>
          </table:table-cell>
        </table:table-row>
        <table:table-row table:style-name="ro1">
          <table:table-cell office:value-type="float" office:value="20751281" calcext:value-type="float">
            <text:p>20751281</text:p>
          </table:table-cell>
          <table:table-cell table:formula="of:=[.A1299]/1000/(60*60*24)" office:value-type="time" office:time-value="PT05H45M51.281S" calcext:value-type="time">
            <text:p>05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719.47" calcext:value-type="float">
            <text:p>719.47</text:p>
          </table:table-cell>
          <table:table-cell office:value-type="float" office:value="895.23" calcext:value-type="float">
            <text:p>895.23</text:p>
          </table:table-cell>
        </table:table-row>
        <table:table-row table:style-name="ro1">
          <table:table-cell office:value-type="float" office:value="20767281" calcext:value-type="float">
            <text:p>20767281</text:p>
          </table:table-cell>
          <table:table-cell table:formula="of:=[.A1300]/1000/(60*60*24)" office:value-type="time" office:time-value="PT05H46M07.281S" calcext:value-type="time">
            <text:p>05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29" calcext:value-type="float">
            <text:p>128.29</text:p>
          </table:table-cell>
          <table:table-cell office:value-type="float" office:value="719.98" calcext:value-type="float">
            <text:p>719.98</text:p>
          </table:table-cell>
          <table:table-cell office:value-type="float" office:value="895.8" calcext:value-type="float">
            <text:p>895.8</text:p>
          </table:table-cell>
        </table:table-row>
        <table:table-row table:style-name="ro1">
          <table:table-cell office:value-type="float" office:value="20783281" calcext:value-type="float">
            <text:p>20783281</text:p>
          </table:table-cell>
          <table:table-cell table:formula="of:=[.A1301]/1000/(60*60*24)" office:value-type="time" office:time-value="PT05H46M23.281S" calcext:value-type="time">
            <text:p>05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720.48" calcext:value-type="float">
            <text:p>720.48</text:p>
          </table:table-cell>
          <table:table-cell office:value-type="float" office:value="896.37" calcext:value-type="float">
            <text:p>896.37</text:p>
          </table:table-cell>
        </table:table-row>
        <table:table-row table:style-name="ro1">
          <table:table-cell office:value-type="float" office:value="20799281" calcext:value-type="float">
            <text:p>20799281</text:p>
          </table:table-cell>
          <table:table-cell table:formula="of:=[.A1302]/1000/(60*60*24)" office:value-type="time" office:time-value="PT05H46M39.281S" calcext:value-type="time">
            <text:p>05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720.99" calcext:value-type="float">
            <text:p>720.99</text:p>
          </table:table-cell>
          <table:table-cell office:value-type="float" office:value="896.94" calcext:value-type="float">
            <text:p>896.94</text:p>
          </table:table-cell>
        </table:table-row>
        <table:table-row table:style-name="ro1">
          <table:table-cell office:value-type="float" office:value="20815281" calcext:value-type="float">
            <text:p>20815281</text:p>
          </table:table-cell>
          <table:table-cell table:formula="of:=[.A1303]/1000/(60*60*24)" office:value-type="time" office:time-value="PT05H46M55.281S" calcext:value-type="time">
            <text:p>05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721.49" calcext:value-type="float">
            <text:p>721.49</text:p>
          </table:table-cell>
          <table:table-cell office:value-type="float" office:value="897.51" calcext:value-type="float">
            <text:p>897.51</text:p>
          </table:table-cell>
        </table:table-row>
        <table:table-row table:style-name="ro1">
          <table:table-cell office:value-type="float" office:value="20831281" calcext:value-type="float">
            <text:p>20831281</text:p>
          </table:table-cell>
          <table:table-cell table:formula="of:=[.A1304]/1000/(60*60*24)" office:value-type="time" office:time-value="PT05H47M11.281S" calcext:value-type="time">
            <text:p>05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722" calcext:value-type="float">
            <text:p>722</text:p>
          </table:table-cell>
          <table:table-cell office:value-type="float" office:value="898.08" calcext:value-type="float">
            <text:p>898.08</text:p>
          </table:table-cell>
        </table:table-row>
        <table:table-row table:style-name="ro1">
          <table:table-cell office:value-type="float" office:value="20847281" calcext:value-type="float">
            <text:p>20847281</text:p>
          </table:table-cell>
          <table:table-cell table:formula="of:=[.A1305]/1000/(60*60*24)" office:value-type="time" office:time-value="PT05H47M27.281S" calcext:value-type="time">
            <text:p>05:47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722.5" calcext:value-type="float">
            <text:p>722.5</text:p>
          </table:table-cell>
          <table:table-cell office:value-type="float" office:value="898.65" calcext:value-type="float">
            <text:p>898.65</text:p>
          </table:table-cell>
        </table:table-row>
        <table:table-row table:style-name="ro1">
          <table:table-cell office:value-type="float" office:value="20863281" calcext:value-type="float">
            <text:p>20863281</text:p>
          </table:table-cell>
          <table:table-cell table:formula="of:=[.A1306]/1000/(60*60*24)" office:value-type="time" office:time-value="PT05H47M43.281S" calcext:value-type="time">
            <text:p>05:47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723" calcext:value-type="float">
            <text:p>723</text:p>
          </table:table-cell>
          <table:table-cell office:value-type="float" office:value="899.22" calcext:value-type="float">
            <text:p>899.22</text:p>
          </table:table-cell>
        </table:table-row>
        <table:table-row table:style-name="ro1">
          <table:table-cell office:value-type="float" office:value="20879281" calcext:value-type="float">
            <text:p>20879281</text:p>
          </table:table-cell>
          <table:table-cell table:formula="of:=[.A1307]/1000/(60*60*24)" office:value-type="time" office:time-value="PT05H47M59.281S" calcext:value-type="time">
            <text:p>05:47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723.51" calcext:value-type="float">
            <text:p>723.51</text:p>
          </table:table-cell>
          <table:table-cell office:value-type="float" office:value="899.78" calcext:value-type="float">
            <text:p>899.78</text:p>
          </table:table-cell>
        </table:table-row>
        <table:table-row table:style-name="ro1">
          <table:table-cell office:value-type="float" office:value="20895281" calcext:value-type="float">
            <text:p>20895281</text:p>
          </table:table-cell>
          <table:table-cell table:formula="of:=[.A1308]/1000/(60*60*24)" office:value-type="time" office:time-value="PT05H48M15.281S" calcext:value-type="time">
            <text:p>05:48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724.01" calcext:value-type="float">
            <text:p>724.01</text:p>
          </table:table-cell>
          <table:table-cell office:value-type="float" office:value="900.35" calcext:value-type="float">
            <text:p>900.35</text:p>
          </table:table-cell>
        </table:table-row>
        <table:table-row table:style-name="ro1">
          <table:table-cell office:value-type="float" office:value="20911281" calcext:value-type="float">
            <text:p>20911281</text:p>
          </table:table-cell>
          <table:table-cell table:formula="of:=[.A1309]/1000/(60*60*24)" office:value-type="time" office:time-value="PT05H48M31.281S" calcext:value-type="time">
            <text:p>05:48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724.51" calcext:value-type="float">
            <text:p>724.51</text:p>
          </table:table-cell>
          <table:table-cell office:value-type="float" office:value="900.91" calcext:value-type="float">
            <text:p>900.91</text:p>
          </table:table-cell>
        </table:table-row>
        <table:table-row table:style-name="ro1">
          <table:table-cell office:value-type="float" office:value="20927281" calcext:value-type="float">
            <text:p>20927281</text:p>
          </table:table-cell>
          <table:table-cell table:formula="of:=[.A1310]/1000/(60*60*24)" office:value-type="time" office:time-value="PT05H48M47.281S" calcext:value-type="time">
            <text:p>05:48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725.02" calcext:value-type="float">
            <text:p>725.02</text:p>
          </table:table-cell>
          <table:table-cell office:value-type="float" office:value="901.48" calcext:value-type="float">
            <text:p>901.48</text:p>
          </table:table-cell>
        </table:table-row>
        <table:table-row table:style-name="ro1">
          <table:table-cell office:value-type="float" office:value="20943281" calcext:value-type="float">
            <text:p>20943281</text:p>
          </table:table-cell>
          <table:table-cell table:formula="of:=[.A1311]/1000/(60*60*24)" office:value-type="time" office:time-value="PT05H49M03.281S" calcext:value-type="time">
            <text:p>05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725.52" calcext:value-type="float">
            <text:p>725.52</text:p>
          </table:table-cell>
          <table:table-cell office:value-type="float" office:value="902.04" calcext:value-type="float">
            <text:p>902.04</text:p>
          </table:table-cell>
        </table:table-row>
        <table:table-row table:style-name="ro1">
          <table:table-cell office:value-type="float" office:value="20959281" calcext:value-type="float">
            <text:p>20959281</text:p>
          </table:table-cell>
          <table:table-cell table:formula="of:=[.A1312]/1000/(60*60*24)" office:value-type="time" office:time-value="PT05H49M19.281S" calcext:value-type="time">
            <text:p>05:49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726.02" calcext:value-type="float">
            <text:p>726.02</text:p>
          </table:table-cell>
          <table:table-cell office:value-type="float" office:value="902.6" calcext:value-type="float">
            <text:p>902.6</text:p>
          </table:table-cell>
        </table:table-row>
        <table:table-row table:style-name="ro1">
          <table:table-cell office:value-type="float" office:value="20975280" calcext:value-type="float">
            <text:p>20975280</text:p>
          </table:table-cell>
          <table:table-cell table:formula="of:=[.A1313]/1000/(60*60*24)" office:value-type="time" office:time-value="PT05H49M35.28S" calcext:value-type="time">
            <text:p>05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726.52" calcext:value-type="float">
            <text:p>726.52</text:p>
          </table:table-cell>
          <table:table-cell office:value-type="float" office:value="903.16" calcext:value-type="float">
            <text:p>903.16</text:p>
          </table:table-cell>
        </table:table-row>
        <table:table-row table:style-name="ro1">
          <table:table-cell office:value-type="float" office:value="20991281" calcext:value-type="float">
            <text:p>20991281</text:p>
          </table:table-cell>
          <table:table-cell table:formula="of:=[.A1314]/1000/(60*60*24)" office:value-type="time" office:time-value="PT05H49M51.281S" calcext:value-type="time">
            <text:p>05:49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727.02" calcext:value-type="float">
            <text:p>727.02</text:p>
          </table:table-cell>
          <table:table-cell office:value-type="float" office:value="903.73" calcext:value-type="float">
            <text:p>903.73</text:p>
          </table:table-cell>
        </table:table-row>
        <table:table-row table:style-name="ro1">
          <table:table-cell office:value-type="float" office:value="21007281" calcext:value-type="float">
            <text:p>21007281</text:p>
          </table:table-cell>
          <table:table-cell table:formula="of:=[.A1315]/1000/(60*60*24)" office:value-type="time" office:time-value="PT05H50M07.281S" calcext:value-type="time">
            <text:p>05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727.52" calcext:value-type="float">
            <text:p>727.52</text:p>
          </table:table-cell>
          <table:table-cell office:value-type="float" office:value="904.29" calcext:value-type="float">
            <text:p>904.29</text:p>
          </table:table-cell>
        </table:table-row>
        <table:table-row table:style-name="ro1">
          <table:table-cell office:value-type="float" office:value="21023281" calcext:value-type="float">
            <text:p>21023281</text:p>
          </table:table-cell>
          <table:table-cell table:formula="of:=[.A1316]/1000/(60*60*24)" office:value-type="time" office:time-value="PT05H50M23.281S" calcext:value-type="time">
            <text:p>05:50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728.02" calcext:value-type="float">
            <text:p>728.02</text:p>
          </table:table-cell>
          <table:table-cell office:value-type="float" office:value="904.85" calcext:value-type="float">
            <text:p>904.85</text:p>
          </table:table-cell>
        </table:table-row>
        <table:table-row table:style-name="ro1">
          <table:table-cell office:value-type="float" office:value="21039281" calcext:value-type="float">
            <text:p>21039281</text:p>
          </table:table-cell>
          <table:table-cell table:formula="of:=[.A1317]/1000/(60*60*24)" office:value-type="time" office:time-value="PT05H50M39.281S" calcext:value-type="time">
            <text:p>05:50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728.52" calcext:value-type="float">
            <text:p>728.52</text:p>
          </table:table-cell>
          <table:table-cell office:value-type="float" office:value="905.41" calcext:value-type="float">
            <text:p>905.41</text:p>
          </table:table-cell>
        </table:table-row>
        <table:table-row table:style-name="ro1">
          <table:table-cell office:value-type="float" office:value="21055281" calcext:value-type="float">
            <text:p>21055281</text:p>
          </table:table-cell>
          <table:table-cell table:formula="of:=[.A1318]/1000/(60*60*24)" office:value-type="time" office:time-value="PT05H50M55.281S" calcext:value-type="time">
            <text:p>05:50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729.02" calcext:value-type="float">
            <text:p>729.02</text:p>
          </table:table-cell>
          <table:table-cell office:value-type="float" office:value="905.96" calcext:value-type="float">
            <text:p>905.96</text:p>
          </table:table-cell>
        </table:table-row>
        <table:table-row table:style-name="ro1">
          <table:table-cell office:value-type="float" office:value="21071281" calcext:value-type="float">
            <text:p>21071281</text:p>
          </table:table-cell>
          <table:table-cell table:formula="of:=[.A1319]/1000/(60*60*24)" office:value-type="time" office:time-value="PT05H51M11.281S" calcext:value-type="time">
            <text:p>05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729.52" calcext:value-type="float">
            <text:p>729.52</text:p>
          </table:table-cell>
          <table:table-cell office:value-type="float" office:value="906.52" calcext:value-type="float">
            <text:p>906.52</text:p>
          </table:table-cell>
        </table:table-row>
        <table:table-row table:style-name="ro1">
          <table:table-cell office:value-type="float" office:value="21087281" calcext:value-type="float">
            <text:p>21087281</text:p>
          </table:table-cell>
          <table:table-cell table:formula="of:=[.A1320]/1000/(60*60*24)" office:value-type="time" office:time-value="PT05H51M27.281S" calcext:value-type="time">
            <text:p>05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730.02" calcext:value-type="float">
            <text:p>730.02</text:p>
          </table:table-cell>
          <table:table-cell office:value-type="float" office:value="907.08" calcext:value-type="float">
            <text:p>907.08</text:p>
          </table:table-cell>
        </table:table-row>
        <table:table-row table:style-name="ro1">
          <table:table-cell office:value-type="float" office:value="21103281" calcext:value-type="float">
            <text:p>21103281</text:p>
          </table:table-cell>
          <table:table-cell table:formula="of:=[.A1321]/1000/(60*60*24)" office:value-type="time" office:time-value="PT05H51M43.281S" calcext:value-type="time">
            <text:p>05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730.52" calcext:value-type="float">
            <text:p>730.52</text:p>
          </table:table-cell>
          <table:table-cell office:value-type="float" office:value="907.63" calcext:value-type="float">
            <text:p>907.63</text:p>
          </table:table-cell>
        </table:table-row>
        <table:table-row table:style-name="ro1">
          <table:table-cell office:value-type="float" office:value="21119281" calcext:value-type="float">
            <text:p>21119281</text:p>
          </table:table-cell>
          <table:table-cell table:formula="of:=[.A1322]/1000/(60*60*24)" office:value-type="time" office:time-value="PT05H51M59.281S" calcext:value-type="time">
            <text:p>05:51:59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731.02" calcext:value-type="float">
            <text:p>731.02</text:p>
          </table:table-cell>
          <table:table-cell office:value-type="float" office:value="908.19" calcext:value-type="float">
            <text:p>908.19</text:p>
          </table:table-cell>
        </table:table-row>
        <table:table-row table:style-name="ro1">
          <table:table-cell office:value-type="float" office:value="21135281" calcext:value-type="float">
            <text:p>21135281</text:p>
          </table:table-cell>
          <table:table-cell table:formula="of:=[.A1323]/1000/(60*60*24)" office:value-type="time" office:time-value="PT05H52M15.281S" calcext:value-type="time">
            <text:p>05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731.52" calcext:value-type="float">
            <text:p>731.52</text:p>
          </table:table-cell>
          <table:table-cell office:value-type="float" office:value="908.74" calcext:value-type="float">
            <text:p>908.74</text:p>
          </table:table-cell>
        </table:table-row>
        <table:table-row table:style-name="ro1">
          <table:table-cell office:value-type="float" office:value="21151281" calcext:value-type="float">
            <text:p>21151281</text:p>
          </table:table-cell>
          <table:table-cell table:formula="of:=[.A1324]/1000/(60*60*24)" office:value-type="time" office:time-value="PT05H52M31.281S" calcext:value-type="time">
            <text:p>05:52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732.01" calcext:value-type="float">
            <text:p>732.01</text:p>
          </table:table-cell>
          <table:table-cell office:value-type="float" office:value="909.29" calcext:value-type="float">
            <text:p>909.29</text:p>
          </table:table-cell>
        </table:table-row>
        <table:table-row table:style-name="ro1">
          <table:table-cell office:value-type="float" office:value="21167281" calcext:value-type="float">
            <text:p>21167281</text:p>
          </table:table-cell>
          <table:table-cell table:formula="of:=[.A1325]/1000/(60*60*24)" office:value-type="time" office:time-value="PT05H52M47.281S" calcext:value-type="time">
            <text:p>05:52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732.51" calcext:value-type="float">
            <text:p>732.51</text:p>
          </table:table-cell>
          <table:table-cell office:value-type="float" office:value="909.84" calcext:value-type="float">
            <text:p>909.84</text:p>
          </table:table-cell>
        </table:table-row>
        <table:table-row table:style-name="ro1">
          <table:table-cell office:value-type="float" office:value="21183281" calcext:value-type="float">
            <text:p>21183281</text:p>
          </table:table-cell>
          <table:table-cell table:formula="of:=[.A1326]/1000/(60*60*24)" office:value-type="time" office:time-value="PT05H53M03.281S" calcext:value-type="time">
            <text:p>05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733.01" calcext:value-type="float">
            <text:p>733.01</text:p>
          </table:table-cell>
          <table:table-cell office:value-type="float" office:value="910.39" calcext:value-type="float">
            <text:p>910.39</text:p>
          </table:table-cell>
        </table:table-row>
        <table:table-row table:style-name="ro1">
          <table:table-cell office:value-type="float" office:value="21199281" calcext:value-type="float">
            <text:p>21199281</text:p>
          </table:table-cell>
          <table:table-cell table:formula="of:=[.A1327]/1000/(60*60*24)" office:value-type="time" office:time-value="PT05H53M19.281S" calcext:value-type="time">
            <text:p>05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733.5" calcext:value-type="float">
            <text:p>733.5</text:p>
          </table:table-cell>
          <table:table-cell office:value-type="float" office:value="910.94" calcext:value-type="float">
            <text:p>910.94</text:p>
          </table:table-cell>
        </table:table-row>
        <table:table-row table:style-name="ro1">
          <table:table-cell office:value-type="float" office:value="21215281" calcext:value-type="float">
            <text:p>21215281</text:p>
          </table:table-cell>
          <table:table-cell table:formula="of:=[.A1328]/1000/(60*60*24)" office:value-type="time" office:time-value="PT05H53M35.281S" calcext:value-type="time">
            <text:p>05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734" calcext:value-type="float">
            <text:p>734</text:p>
          </table:table-cell>
          <table:table-cell office:value-type="float" office:value="911.49" calcext:value-type="float">
            <text:p>911.49</text:p>
          </table:table-cell>
        </table:table-row>
        <table:table-row table:style-name="ro1">
          <table:table-cell office:value-type="float" office:value="21231281" calcext:value-type="float">
            <text:p>21231281</text:p>
          </table:table-cell>
          <table:table-cell table:formula="of:=[.A1329]/1000/(60*60*24)" office:value-type="time" office:time-value="PT05H53M51.281S" calcext:value-type="time">
            <text:p>05:53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734.49" calcext:value-type="float">
            <text:p>734.49</text:p>
          </table:table-cell>
          <table:table-cell office:value-type="float" office:value="912.04" calcext:value-type="float">
            <text:p>912.04</text:p>
          </table:table-cell>
        </table:table-row>
        <table:table-row table:style-name="ro1">
          <table:table-cell office:value-type="float" office:value="21247281" calcext:value-type="float">
            <text:p>21247281</text:p>
          </table:table-cell>
          <table:table-cell table:formula="of:=[.A1330]/1000/(60*60*24)" office:value-type="time" office:time-value="PT05H54M07.281S" calcext:value-type="time">
            <text:p>05:54:07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734.99" calcext:value-type="float">
            <text:p>734.99</text:p>
          </table:table-cell>
          <table:table-cell office:value-type="float" office:value="912.59" calcext:value-type="float">
            <text:p>912.59</text:p>
          </table:table-cell>
        </table:table-row>
        <table:table-row table:style-name="ro1">
          <table:table-cell office:value-type="float" office:value="21263281" calcext:value-type="float">
            <text:p>21263281</text:p>
          </table:table-cell>
          <table:table-cell table:formula="of:=[.A1331]/1000/(60*60*24)" office:value-type="time" office:time-value="PT05H54M23.281S" calcext:value-type="time">
            <text:p>05:54:23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735.48" calcext:value-type="float">
            <text:p>735.48</text:p>
          </table:table-cell>
          <table:table-cell office:value-type="float" office:value="913.13" calcext:value-type="float">
            <text:p>913.13</text:p>
          </table:table-cell>
        </table:table-row>
        <table:table-row table:style-name="ro1">
          <table:table-cell office:value-type="float" office:value="21279281" calcext:value-type="float">
            <text:p>21279281</text:p>
          </table:table-cell>
          <table:table-cell table:formula="of:=[.A1332]/1000/(60*60*24)" office:value-type="time" office:time-value="PT05H54M39.281S" calcext:value-type="time">
            <text:p>05:54:3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735.98" calcext:value-type="float">
            <text:p>735.98</text:p>
          </table:table-cell>
          <table:table-cell office:value-type="float" office:value="913.68" calcext:value-type="float">
            <text:p>913.68</text:p>
          </table:table-cell>
        </table:table-row>
        <table:table-row table:style-name="ro1">
          <table:table-cell office:value-type="float" office:value="21295281" calcext:value-type="float">
            <text:p>21295281</text:p>
          </table:table-cell>
          <table:table-cell table:formula="of:=[.A1333]/1000/(60*60*24)" office:value-type="time" office:time-value="PT05H54M55.281S" calcext:value-type="time">
            <text:p>05:54:55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736.47" calcext:value-type="float">
            <text:p>736.47</text:p>
          </table:table-cell>
          <table:table-cell office:value-type="float" office:value="914.22" calcext:value-type="float">
            <text:p>914.22</text:p>
          </table:table-cell>
        </table:table-row>
        <table:table-row table:style-name="ro1">
          <table:table-cell office:value-type="float" office:value="21311281" calcext:value-type="float">
            <text:p>21311281</text:p>
          </table:table-cell>
          <table:table-cell table:formula="of:=[.A1334]/1000/(60*60*24)" office:value-type="time" office:time-value="PT05H55M11.281S" calcext:value-type="time">
            <text:p>05:55:1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736.97" calcext:value-type="float">
            <text:p>736.97</text:p>
          </table:table-cell>
          <table:table-cell office:value-type="float" office:value="914.77" calcext:value-type="float">
            <text:p>914.77</text:p>
          </table:table-cell>
        </table:table-row>
        <table:table-row table:style-name="ro1">
          <table:table-cell office:value-type="float" office:value="21327281" calcext:value-type="float">
            <text:p>21327281</text:p>
          </table:table-cell>
          <table:table-cell table:formula="of:=[.A1335]/1000/(60*60*24)" office:value-type="time" office:time-value="PT05H55M27.281S" calcext:value-type="time">
            <text:p>05:55:27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737.46" calcext:value-type="float">
            <text:p>737.46</text:p>
          </table:table-cell>
          <table:table-cell office:value-type="float" office:value="915.31" calcext:value-type="float">
            <text:p>915.31</text:p>
          </table:table-cell>
        </table:table-row>
        <table:table-row table:style-name="ro1">
          <table:table-cell office:value-type="float" office:value="21343280" calcext:value-type="float">
            <text:p>21343280</text:p>
          </table:table-cell>
          <table:table-cell table:formula="of:=[.A1336]/1000/(60*60*24)" office:value-type="time" office:time-value="PT05H55M43.28S" calcext:value-type="time">
            <text:p>05:55:43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737.95" calcext:value-type="float">
            <text:p>737.95</text:p>
          </table:table-cell>
          <table:table-cell office:value-type="float" office:value="915.85" calcext:value-type="float">
            <text:p>915.85</text:p>
          </table:table-cell>
        </table:table-row>
        <table:table-row table:style-name="ro1">
          <table:table-cell office:value-type="float" office:value="21359280" calcext:value-type="float">
            <text:p>21359280</text:p>
          </table:table-cell>
          <table:table-cell table:formula="of:=[.A1337]/1000/(60*60*24)" office:value-type="time" office:time-value="PT05H55M59.28S" calcext:value-type="time">
            <text:p>05:55:59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738.44" calcext:value-type="float">
            <text:p>738.44</text:p>
          </table:table-cell>
          <table:table-cell office:value-type="float" office:value="916.39" calcext:value-type="float">
            <text:p>916.39</text:p>
          </table:table-cell>
        </table:table-row>
        <table:table-row table:style-name="ro1">
          <table:table-cell office:value-type="float" office:value="21375281" calcext:value-type="float">
            <text:p>21375281</text:p>
          </table:table-cell>
          <table:table-cell table:formula="of:=[.A1338]/1000/(60*60*24)" office:value-type="time" office:time-value="PT05H56M15.281S" calcext:value-type="time">
            <text:p>05:56:15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4" calcext:value-type="float">
            <text:p>121.44</text:p>
          </table:table-cell>
          <table:table-cell office:value-type="float" office:value="738.93" calcext:value-type="float">
            <text:p>738.93</text:p>
          </table:table-cell>
          <table:table-cell office:value-type="float" office:value="916.93" calcext:value-type="float">
            <text:p>916.93</text:p>
          </table:table-cell>
        </table:table-row>
        <table:table-row table:style-name="ro1">
          <table:table-cell office:value-type="float" office:value="21391281" calcext:value-type="float">
            <text:p>21391281</text:p>
          </table:table-cell>
          <table:table-cell table:formula="of:=[.A1339]/1000/(60*60*24)" office:value-type="time" office:time-value="PT05H56M31.281S" calcext:value-type="time">
            <text:p>05:56:3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39.42" calcext:value-type="float">
            <text:p>739.42</text:p>
          </table:table-cell>
          <table:table-cell office:value-type="float" office:value="917.47" calcext:value-type="float">
            <text:p>917.47</text:p>
          </table:table-cell>
        </table:table-row>
        <table:table-row table:style-name="ro1">
          <table:table-cell office:value-type="float" office:value="21407281" calcext:value-type="float">
            <text:p>21407281</text:p>
          </table:table-cell>
          <table:table-cell table:formula="of:=[.A1340]/1000/(60*60*24)" office:value-type="time" office:time-value="PT05H56M47.281S" calcext:value-type="time">
            <text:p>05:56:47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739.91" calcext:value-type="float">
            <text:p>739.9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1423280" calcext:value-type="float">
            <text:p>21423280</text:p>
          </table:table-cell>
          <table:table-cell table:formula="of:=[.A1341]/1000/(60*60*24)" office:value-type="time" office:time-value="PT05H57M03.28S" calcext:value-type="time">
            <text:p>05:57:03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740.4" calcext:value-type="float">
            <text:p>740.4</text:p>
          </table:table-cell>
          <table:table-cell office:value-type="float" office:value="918.54" calcext:value-type="float">
            <text:p>918.54</text:p>
          </table:table-cell>
        </table:table-row>
        <table:table-row table:style-name="ro1">
          <table:table-cell office:value-type="float" office:value="21439281" calcext:value-type="float">
            <text:p>21439281</text:p>
          </table:table-cell>
          <table:table-cell table:formula="of:=[.A1342]/1000/(60*60*24)" office:value-type="time" office:time-value="PT05H57M19.281S" calcext:value-type="time">
            <text:p>05:57:19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740.89" calcext:value-type="float">
            <text:p>740.89</text:p>
          </table:table-cell>
          <table:table-cell office:value-type="float" office:value="919.07" calcext:value-type="float">
            <text:p>919.07</text:p>
          </table:table-cell>
        </table:table-row>
        <table:table-row table:style-name="ro1">
          <table:table-cell office:value-type="float" office:value="21455281" calcext:value-type="float">
            <text:p>21455281</text:p>
          </table:table-cell>
          <table:table-cell table:formula="of:=[.A1343]/1000/(60*60*24)" office:value-type="time" office:time-value="PT05H57M35.281S" calcext:value-type="time">
            <text:p>05:57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741.38" calcext:value-type="float">
            <text:p>741.38</text:p>
          </table:table-cell>
          <table:table-cell office:value-type="float" office:value="919.6" calcext:value-type="float">
            <text:p>919.6</text:p>
          </table:table-cell>
        </table:table-row>
        <table:table-row table:style-name="ro1">
          <table:table-cell office:value-type="float" office:value="21471281" calcext:value-type="float">
            <text:p>21471281</text:p>
          </table:table-cell>
          <table:table-cell table:formula="of:=[.A1344]/1000/(60*60*24)" office:value-type="time" office:time-value="PT05H57M51.281S" calcext:value-type="time">
            <text:p>05:57:51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741.87" calcext:value-type="float">
            <text:p>741.87</text:p>
          </table:table-cell>
          <table:table-cell office:value-type="float" office:value="920.14" calcext:value-type="float">
            <text:p>920.14</text:p>
          </table:table-cell>
        </table:table-row>
        <table:table-row table:style-name="ro1">
          <table:table-cell office:value-type="float" office:value="21487281" calcext:value-type="float">
            <text:p>21487281</text:p>
          </table:table-cell>
          <table:table-cell table:formula="of:=[.A1345]/1000/(60*60*24)" office:value-type="time" office:time-value="PT05H58M07.281S" calcext:value-type="time">
            <text:p>05:58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742.36" calcext:value-type="float">
            <text:p>742.36</text:p>
          </table:table-cell>
          <table:table-cell office:value-type="float" office:value="920.67" calcext:value-type="float">
            <text:p>920.67</text:p>
          </table:table-cell>
        </table:table-row>
        <table:table-row table:style-name="ro1">
          <table:table-cell office:value-type="float" office:value="21503281" calcext:value-type="float">
            <text:p>21503281</text:p>
          </table:table-cell>
          <table:table-cell table:formula="of:=[.A1346]/1000/(60*60*24)" office:value-type="time" office:time-value="PT05H58M23.281S" calcext:value-type="time">
            <text:p>05:58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742.84" calcext:value-type="float">
            <text:p>742.84</text:p>
          </table:table-cell>
          <table:table-cell office:value-type="float" office:value="921.19" calcext:value-type="float">
            <text:p>921.19</text:p>
          </table:table-cell>
        </table:table-row>
        <table:table-row table:style-name="ro1">
          <table:table-cell office:value-type="float" office:value="21519281" calcext:value-type="float">
            <text:p>21519281</text:p>
          </table:table-cell>
          <table:table-cell table:formula="of:=[.A1347]/1000/(60*60*24)" office:value-type="time" office:time-value="PT05H58M39.281S" calcext:value-type="time">
            <text:p>05:58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743.33" calcext:value-type="float">
            <text:p>743.33</text:p>
          </table:table-cell>
          <table:table-cell office:value-type="float" office:value="921.72" calcext:value-type="float">
            <text:p>921.72</text:p>
          </table:table-cell>
        </table:table-row>
        <table:table-row table:style-name="ro1">
          <table:table-cell office:value-type="float" office:value="21535281" calcext:value-type="float">
            <text:p>21535281</text:p>
          </table:table-cell>
          <table:table-cell table:formula="of:=[.A1348]/1000/(60*60*24)" office:value-type="time" office:time-value="PT05H58M55.281S" calcext:value-type="time">
            <text:p>05:58:55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743.82" calcext:value-type="float">
            <text:p>743.82</text:p>
          </table:table-cell>
          <table:table-cell office:value-type="float" office:value="922.25" calcext:value-type="float">
            <text:p>922.25</text:p>
          </table:table-cell>
        </table:table-row>
        <table:table-row table:style-name="ro1">
          <table:table-cell office:value-type="float" office:value="21551281" calcext:value-type="float">
            <text:p>21551281</text:p>
          </table:table-cell>
          <table:table-cell table:formula="of:=[.A1349]/1000/(60*60*24)" office:value-type="time" office:time-value="PT05H59M11.281S" calcext:value-type="time">
            <text:p>05:59:11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744.3" calcext:value-type="float">
            <text:p>744.3</text:p>
          </table:table-cell>
          <table:table-cell office:value-type="float" office:value="922.77" calcext:value-type="float">
            <text:p>922.77</text:p>
          </table:table-cell>
        </table:table-row>
        <table:table-row table:style-name="ro1">
          <table:table-cell office:value-type="float" office:value="21567281" calcext:value-type="float">
            <text:p>21567281</text:p>
          </table:table-cell>
          <table:table-cell table:formula="of:=[.A1350]/1000/(60*60*24)" office:value-type="time" office:time-value="PT05H59M27.281S" calcext:value-type="time">
            <text:p>05:59:27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93" calcext:value-type="float">
            <text:p>117.93</text:p>
          </table:table-cell>
          <table:table-cell office:value-type="float" office:value="744.78" calcext:value-type="float">
            <text:p>744.78</text:p>
          </table:table-cell>
          <table:table-cell office:value-type="float" office:value="923.3" calcext:value-type="float">
            <text:p>923.3</text:p>
          </table:table-cell>
        </table:table-row>
        <table:table-row table:style-name="ro1">
          <table:table-cell office:value-type="float" office:value="21583281" calcext:value-type="float">
            <text:p>21583281</text:p>
          </table:table-cell>
          <table:table-cell table:formula="of:=[.A1351]/1000/(60*60*24)" office:value-type="time" office:time-value="PT05H59M43.281S" calcext:value-type="time">
            <text:p>05:59:43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745.27" calcext:value-type="float">
            <text:p>745.27</text:p>
          </table:table-cell>
          <table:table-cell office:value-type="float" office:value="923.82" calcext:value-type="float">
            <text:p>923.82</text:p>
          </table:table-cell>
        </table:table-row>
        <table:table-row table:style-name="ro1">
          <table:table-cell office:value-type="float" office:value="21599281" calcext:value-type="float">
            <text:p>21599281</text:p>
          </table:table-cell>
          <table:table-cell table:formula="of:=[.A1352]/1000/(60*60*24)" office:value-type="time" office:time-value="PT05H59M59.281S" calcext:value-type="time">
            <text:p>05:59:59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745.75" calcext:value-type="float">
            <text:p>745.75</text:p>
          </table:table-cell>
          <table:table-cell office:value-type="float" office:value="924.34" calcext:value-type="float">
            <text:p>924.34</text:p>
          </table:table-cell>
        </table:table-row>
        <table:table-row table:style-name="ro1">
          <table:table-cell office:value-type="float" office:value="21615281" calcext:value-type="float">
            <text:p>21615281</text:p>
          </table:table-cell>
          <table:table-cell table:formula="of:=[.A1353]/1000/(60*60*24)" office:value-type="time" office:time-value="PT06H00M15.281S" calcext:value-type="time">
            <text:p>06:00:15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746.23" calcext:value-type="float">
            <text:p>746.23</text:p>
          </table:table-cell>
          <table:table-cell office:value-type="float" office:value="924.86" calcext:value-type="float">
            <text:p>924.86</text:p>
          </table:table-cell>
        </table:table-row>
        <table:table-row table:style-name="ro1">
          <table:table-cell office:value-type="float" office:value="21631280" calcext:value-type="float">
            <text:p>21631280</text:p>
          </table:table-cell>
          <table:table-cell table:formula="of:=[.A1354]/1000/(60*60*24)" office:value-type="time" office:time-value="PT06H00M31.28S" calcext:value-type="time">
            <text:p>06:00:31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746.71" calcext:value-type="float">
            <text:p>746.71</text:p>
          </table:table-cell>
          <table:table-cell office:value-type="float" office:value="925.38" calcext:value-type="float">
            <text:p>925.38</text:p>
          </table:table-cell>
        </table:table-row>
        <table:table-row table:style-name="ro1">
          <table:table-cell office:value-type="float" office:value="21647281" calcext:value-type="float">
            <text:p>21647281</text:p>
          </table:table-cell>
          <table:table-cell table:formula="of:=[.A1355]/1000/(60*60*24)" office:value-type="time" office:time-value="PT06H00M47.281S" calcext:value-type="time">
            <text:p>06:00:47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747.19" calcext:value-type="float">
            <text:p>747.19</text:p>
          </table:table-cell>
          <table:table-cell office:value-type="float" office:value="925.89" calcext:value-type="float">
            <text:p>925.89</text:p>
          </table:table-cell>
        </table:table-row>
        <table:table-row table:style-name="ro1">
          <table:table-cell office:value-type="float" office:value="21663281" calcext:value-type="float">
            <text:p>21663281</text:p>
          </table:table-cell>
          <table:table-cell table:formula="of:=[.A1356]/1000/(60*60*24)" office:value-type="time" office:time-value="PT06H01M03.281S" calcext:value-type="time">
            <text:p>06:01:03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747.67" calcext:value-type="float">
            <text:p>747.67</text:p>
          </table:table-cell>
          <table:table-cell office:value-type="float" office:value="926.41" calcext:value-type="float">
            <text:p>926.41</text:p>
          </table:table-cell>
        </table:table-row>
        <table:table-row table:style-name="ro1">
          <table:table-cell office:value-type="float" office:value="21679281" calcext:value-type="float">
            <text:p>21679281</text:p>
          </table:table-cell>
          <table:table-cell table:formula="of:=[.A1357]/1000/(60*60*24)" office:value-type="time" office:time-value="PT06H01M19.281S" calcext:value-type="time">
            <text:p>06:01:19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748.15" calcext:value-type="float">
            <text:p>748.15</text:p>
          </table:table-cell>
          <table:table-cell office:value-type="float" office:value="926.92" calcext:value-type="float">
            <text:p>926.92</text:p>
          </table:table-cell>
        </table:table-row>
        <table:table-row table:style-name="ro1">
          <table:table-cell office:value-type="float" office:value="21695281" calcext:value-type="float">
            <text:p>21695281</text:p>
          </table:table-cell>
          <table:table-cell table:formula="of:=[.A1358]/1000/(60*60*24)" office:value-type="time" office:time-value="PT06H01M35.281S" calcext:value-type="time">
            <text:p>06:01:35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748.63" calcext:value-type="float">
            <text:p>748.63</text:p>
          </table:table-cell>
          <table:table-cell office:value-type="float" office:value="927.43" calcext:value-type="float">
            <text:p>927.43</text:p>
          </table:table-cell>
        </table:table-row>
        <table:table-row table:style-name="ro1">
          <table:table-cell office:value-type="float" office:value="21711281" calcext:value-type="float">
            <text:p>21711281</text:p>
          </table:table-cell>
          <table:table-cell table:formula="of:=[.A1359]/1000/(60*60*24)" office:value-type="time" office:time-value="PT06H01M51.281S" calcext:value-type="time">
            <text:p>06:01:51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749.11" calcext:value-type="float">
            <text:p>749.11</text:p>
          </table:table-cell>
          <table:table-cell office:value-type="float" office:value="927.94" calcext:value-type="float">
            <text:p>927.94</text:p>
          </table:table-cell>
        </table:table-row>
        <table:table-row table:style-name="ro1">
          <table:table-cell office:value-type="float" office:value="21727281" calcext:value-type="float">
            <text:p>21727281</text:p>
          </table:table-cell>
          <table:table-cell table:formula="of:=[.A1360]/1000/(60*60*24)" office:value-type="time" office:time-value="PT06H02M07.281S" calcext:value-type="time">
            <text:p>06:02:07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749.59" calcext:value-type="float">
            <text:p>749.59</text:p>
          </table:table-cell>
          <table:table-cell office:value-type="float" office:value="928.44" calcext:value-type="float">
            <text:p>928.44</text:p>
          </table:table-cell>
        </table:table-row>
        <table:table-row table:style-name="ro1">
          <table:table-cell office:value-type="float" office:value="21743281" calcext:value-type="float">
            <text:p>21743281</text:p>
          </table:table-cell>
          <table:table-cell table:formula="of:=[.A1361]/1000/(60*60*24)" office:value-type="time" office:time-value="PT06H02M23.281S" calcext:value-type="time">
            <text:p>06:02:23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6" calcext:value-type="float">
            <text:p>113.6</text:p>
          </table:table-cell>
          <table:table-cell office:value-type="float" office:value="750.06" calcext:value-type="float">
            <text:p>750.06</text:p>
          </table:table-cell>
          <table:table-cell office:value-type="float" office:value="928.95" calcext:value-type="float">
            <text:p>928.95</text:p>
          </table:table-cell>
        </table:table-row>
        <table:table-row table:style-name="ro1">
          <table:table-cell office:value-type="float" office:value="21759281" calcext:value-type="float">
            <text:p>21759281</text:p>
          </table:table-cell>
          <table:table-cell table:formula="of:=[.A1362]/1000/(60*60*24)" office:value-type="time" office:time-value="PT06H02M39.281S" calcext:value-type="time">
            <text:p>06:02:39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750.54" calcext:value-type="float">
            <text:p>750.54</text:p>
          </table:table-cell>
          <table:table-cell office:value-type="float" office:value="929.45" calcext:value-type="float">
            <text:p>929.45</text:p>
          </table:table-cell>
        </table:table-row>
        <table:table-row table:style-name="ro1">
          <table:table-cell office:value-type="float" office:value="21775281" calcext:value-type="float">
            <text:p>21775281</text:p>
          </table:table-cell>
          <table:table-cell table:formula="of:=[.A1363]/1000/(60*60*24)" office:value-type="time" office:time-value="PT06H02M55.281S" calcext:value-type="time">
            <text:p>06:02:55</text:p>
          </table:table-cell>
          <table:table-cell office:value-type="float" office:value="1.06" calcext:value-type="float">
            <text:p>1.06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75" calcext:value-type="float">
            <text:p>112.75</text:p>
          </table:table-cell>
          <table:table-cell office:value-type="float" office:value="751.01" calcext:value-type="float">
            <text:p>751.01</text:p>
          </table:table-cell>
          <table:table-cell office:value-type="float" office:value="929.95" calcext:value-type="float">
            <text:p>929.95</text:p>
          </table:table-cell>
        </table:table-row>
        <table:table-row table:style-name="ro1">
          <table:table-cell office:value-type="float" office:value="21791281" calcext:value-type="float">
            <text:p>21791281</text:p>
          </table:table-cell>
          <table:table-cell table:formula="of:=[.A1364]/1000/(60*60*24)" office:value-type="time" office:time-value="PT06H03M11.281S" calcext:value-type="time">
            <text:p>06:03:11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751.48" calcext:value-type="float">
            <text:p>751.48</text:p>
          </table:table-cell>
          <table:table-cell office:value-type="float" office:value="930.45" calcext:value-type="float">
            <text:p>930.45</text:p>
          </table:table-cell>
        </table:table-row>
        <table:table-row table:style-name="ro1">
          <table:table-cell office:value-type="float" office:value="21807281" calcext:value-type="float">
            <text:p>21807281</text:p>
          </table:table-cell>
          <table:table-cell table:formula="of:=[.A1365]/1000/(60*60*24)" office:value-type="time" office:time-value="PT06H03M27.281S" calcext:value-type="time">
            <text:p>06:03:27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751.95" calcext:value-type="float">
            <text:p>751.95</text:p>
          </table:table-cell>
          <table:table-cell office:value-type="float" office:value="930.95" calcext:value-type="float">
            <text:p>930.95</text:p>
          </table:table-cell>
        </table:table-row>
        <table:table-row table:style-name="ro1">
          <table:table-cell office:value-type="float" office:value="21823281" calcext:value-type="float">
            <text:p>21823281</text:p>
          </table:table-cell>
          <table:table-cell table:formula="of:=[.A1366]/1000/(60*60*24)" office:value-type="time" office:time-value="PT06H03M43.281S" calcext:value-type="time">
            <text:p>06:03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752.42" calcext:value-type="float">
            <text:p>752.42</text:p>
          </table:table-cell>
          <table:table-cell office:value-type="float" office:value="931.44" calcext:value-type="float">
            <text:p>931.44</text:p>
          </table:table-cell>
        </table:table-row>
        <table:table-row table:style-name="ro1">
          <table:table-cell office:value-type="float" office:value="21839281" calcext:value-type="float">
            <text:p>21839281</text:p>
          </table:table-cell>
          <table:table-cell table:formula="of:=[.A1367]/1000/(60*60*24)" office:value-type="time" office:time-value="PT06H03M59.281S" calcext:value-type="time">
            <text:p>06:03:59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752.89" calcext:value-type="float">
            <text:p>752.89</text:p>
          </table:table-cell>
          <table:table-cell office:value-type="float" office:value="931.93" calcext:value-type="float">
            <text:p>931.93</text:p>
          </table:table-cell>
        </table:table-row>
        <table:table-row table:style-name="ro1">
          <table:table-cell office:value-type="float" office:value="21855281" calcext:value-type="float">
            <text:p>21855281</text:p>
          </table:table-cell>
          <table:table-cell table:formula="of:=[.A1368]/1000/(60*60*24)" office:value-type="time" office:time-value="PT06H04M15.281S" calcext:value-type="time">
            <text:p>06:04:15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753.36" calcext:value-type="float">
            <text:p>753.36</text:p>
          </table:table-cell>
          <table:table-cell office:value-type="float" office:value="932.42" calcext:value-type="float">
            <text:p>932.42</text:p>
          </table:table-cell>
        </table:table-row>
        <table:table-row table:style-name="ro1">
          <table:table-cell office:value-type="float" office:value="21871281" calcext:value-type="float">
            <text:p>21871281</text:p>
          </table:table-cell>
          <table:table-cell table:formula="of:=[.A1369]/1000/(60*60*24)" office:value-type="time" office:time-value="PT06H04M31.281S" calcext:value-type="time">
            <text:p>06:04:31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753.83" calcext:value-type="float">
            <text:p>753.83</text:p>
          </table:table-cell>
          <table:table-cell office:value-type="float" office:value="932.91" calcext:value-type="float">
            <text:p>932.91</text:p>
          </table:table-cell>
        </table:table-row>
        <table:table-row table:style-name="ro1">
          <table:table-cell office:value-type="float" office:value="21887281" calcext:value-type="float">
            <text:p>21887281</text:p>
          </table:table-cell>
          <table:table-cell table:formula="of:=[.A1370]/1000/(60*60*24)" office:value-type="time" office:time-value="PT06H04M47.281S" calcext:value-type="time">
            <text:p>06:04:47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754.29" calcext:value-type="float">
            <text:p>754.29</text:p>
          </table:table-cell>
          <table:table-cell office:value-type="float" office:value="933.39" calcext:value-type="float">
            <text:p>933.39</text:p>
          </table:table-cell>
        </table:table-row>
        <table:table-row table:style-name="ro1">
          <table:table-cell office:value-type="float" office:value="21903281" calcext:value-type="float">
            <text:p>21903281</text:p>
          </table:table-cell>
          <table:table-cell table:formula="of:=[.A1371]/1000/(60*60*24)" office:value-type="time" office:time-value="PT06H05M03.281S" calcext:value-type="time">
            <text:p>06:05:03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754.76" calcext:value-type="float">
            <text:p>754.76</text:p>
          </table:table-cell>
          <table:table-cell office:value-type="float" office:value="933.87" calcext:value-type="float">
            <text:p>933.87</text:p>
          </table:table-cell>
        </table:table-row>
        <table:table-row table:style-name="ro1">
          <table:table-cell office:value-type="float" office:value="21919281" calcext:value-type="float">
            <text:p>21919281</text:p>
          </table:table-cell>
          <table:table-cell table:formula="of:=[.A1372]/1000/(60*60*24)" office:value-type="time" office:time-value="PT06H05M19.281S" calcext:value-type="time">
            <text:p>06:05:19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755.22" calcext:value-type="float">
            <text:p>755.22</text:p>
          </table:table-cell>
          <table:table-cell office:value-type="float" office:value="934.35" calcext:value-type="float">
            <text:p>934.35</text:p>
          </table:table-cell>
        </table:table-row>
        <table:table-row table:style-name="ro1">
          <table:table-cell office:value-type="float" office:value="21935281" calcext:value-type="float">
            <text:p>21935281</text:p>
          </table:table-cell>
          <table:table-cell table:formula="of:=[.A1373]/1000/(60*60*24)" office:value-type="time" office:time-value="PT06H05M35.281S" calcext:value-type="time">
            <text:p>06:05:35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5" calcext:value-type="float">
            <text:p>106.85</text:p>
          </table:table-cell>
          <table:table-cell office:value-type="float" office:value="755.68" calcext:value-type="float">
            <text:p>755.68</text:p>
          </table:table-cell>
          <table:table-cell office:value-type="float" office:value="934.82" calcext:value-type="float">
            <text:p>934.82</text:p>
          </table:table-cell>
        </table:table-row>
        <table:table-row table:style-name="ro1">
          <table:table-cell office:value-type="float" office:value="21951281" calcext:value-type="float">
            <text:p>21951281</text:p>
          </table:table-cell>
          <table:table-cell table:formula="of:=[.A1374]/1000/(60*60*24)" office:value-type="time" office:time-value="PT06H05M51.281S" calcext:value-type="time">
            <text:p>06:05:51</text:p>
          </table:table-cell>
          <table:table-cell office:value-type="float" office:value="1.03" calcext:value-type="float">
            <text:p>1.03</text:p>
          </table:table-cell>
          <table:table-cell office:value-type="float" office:value="103.3" calcext:value-type="float">
            <text:p>103.3</text:p>
          </table:table-cell>
          <table:table-cell office:value-type="float" office:value="106.02" calcext:value-type="float">
            <text:p>106.02</text:p>
          </table:table-cell>
          <table:table-cell office:value-type="float" office:value="756.14" calcext:value-type="float">
            <text:p>756.14</text:p>
          </table:table-cell>
          <table:table-cell office:value-type="float" office:value="935.3" calcext:value-type="float">
            <text:p>935.3</text:p>
          </table:table-cell>
        </table:table-row>
        <table:table-row table:style-name="ro1">
          <table:table-cell office:value-type="float" office:value="21967281" calcext:value-type="float">
            <text:p>21967281</text:p>
          </table:table-cell>
          <table:table-cell table:formula="of:=[.A1375]/1000/(60*60*24)" office:value-type="time" office:time-value="PT06H06M07.281S" calcext:value-type="time">
            <text:p>06:06:07</text:p>
          </table:table-cell>
          <table:table-cell office:value-type="float" office:value="1.02" calcext:value-type="float">
            <text:p>1.02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19" calcext:value-type="float">
            <text:p>105.19</text:p>
          </table:table-cell>
          <table:table-cell office:value-type="float" office:value="756.6" calcext:value-type="float">
            <text:p>756.6</text:p>
          </table:table-cell>
          <table:table-cell office:value-type="float" office:value="935.77" calcext:value-type="float">
            <text:p>935.77</text:p>
          </table:table-cell>
        </table:table-row>
        <table:table-row table:style-name="ro1">
          <table:table-cell office:value-type="float" office:value="21983281" calcext:value-type="float">
            <text:p>21983281</text:p>
          </table:table-cell>
          <table:table-cell table:formula="of:=[.A1376]/1000/(60*60*24)" office:value-type="time" office:time-value="PT06H06M23.281S" calcext:value-type="time">
            <text:p>06:06:23</text:p>
          </table:table-cell>
          <table:table-cell office:value-type="float" office:value="1.02" calcext:value-type="float">
            <text:p>1.02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47" calcext:value-type="float">
            <text:p>104.47</text:p>
          </table:table-cell>
          <table:table-cell office:value-type="float" office:value="757.06" calcext:value-type="float">
            <text:p>757.06</text:p>
          </table:table-cell>
          <table:table-cell office:value-type="float" office:value="936.23" calcext:value-type="float">
            <text:p>936.23</text:p>
          </table:table-cell>
        </table:table-row>
        <table:table-row table:style-name="ro1">
          <table:table-cell office:value-type="float" office:value="21999281" calcext:value-type="float">
            <text:p>21999281</text:p>
          </table:table-cell>
          <table:table-cell table:formula="of:=[.A1377]/1000/(60*60*24)" office:value-type="time" office:time-value="PT06H06M39.281S" calcext:value-type="time">
            <text:p>06:06:39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5" calcext:value-type="float">
            <text:p>103.65</text:p>
          </table:table-cell>
          <table:table-cell office:value-type="float" office:value="757.51" calcext:value-type="float">
            <text:p>757.51</text:p>
          </table:table-cell>
          <table:table-cell office:value-type="float" office:value="936.69" calcext:value-type="float">
            <text:p>936.69</text:p>
          </table:table-cell>
        </table:table-row>
        <table:table-row table:style-name="ro1">
          <table:table-cell office:value-type="float" office:value="22015281" calcext:value-type="float">
            <text:p>22015281</text:p>
          </table:table-cell>
          <table:table-cell table:formula="of:=[.A1378]/1000/(60*60*24)" office:value-type="time" office:time-value="PT06H06M55.281S" calcext:value-type="time">
            <text:p>06:06:55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53" calcext:value-type="float">
            <text:p>102.53</text:p>
          </table:table-cell>
          <table:table-cell office:value-type="float" office:value="757.97" calcext:value-type="float">
            <text:p>757.97</text:p>
          </table:table-cell>
          <table:table-cell office:value-type="float" office:value="937.15" calcext:value-type="float">
            <text:p>937.15</text:p>
          </table:table-cell>
        </table:table-row>
        <table:table-row table:style-name="ro1">
          <table:table-cell office:value-type="float" office:value="22031281" calcext:value-type="float">
            <text:p>22031281</text:p>
          </table:table-cell>
          <table:table-cell table:formula="of:=[.A1379]/1000/(60*60*24)" office:value-type="time" office:time-value="PT06H07M11.281S" calcext:value-type="time">
            <text:p>06:07:11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2" calcext:value-type="float">
            <text:p>102.12</text:p>
          </table:table-cell>
          <table:table-cell office:value-type="float" office:value="758.42" calcext:value-type="float">
            <text:p>758.42</text:p>
          </table:table-cell>
          <table:table-cell office:value-type="float" office:value="937.61" calcext:value-type="float">
            <text:p>937.61</text:p>
          </table:table-cell>
        </table:table-row>
        <table:table-row table:style-name="ro1">
          <table:table-cell office:value-type="float" office:value="22046281" calcext:value-type="float">
            <text:p>22046281</text:p>
          </table:table-cell>
          <table:table-cell table:formula="of:=[.A1380]/1000/(60*60*24)" office:value-type="time" office:time-value="PT06H07M26.281S" calcext:value-type="time">
            <text:p>06:07:2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.81" calcext:value-type="float">
            <text:p>100.81</text:p>
          </table:table-cell>
          <table:table-cell office:value-type="float" office:value="758.84" calcext:value-type="float">
            <text:p>758.84</text:p>
          </table:table-cell>
          <table:table-cell office:value-type="float" office:value="938.03" calcext:value-type="float">
            <text:p>938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02:59:21.063000000</dc:date>
    <meta:editing-duration>PT11M14S</meta:editing-duration>
    <meta:editing-cycles>2</meta:editing-cycles>
    <meta:generator>LibreOffice/6.4.2.2$Windows_X86_64 LibreOffice_project/4e471d8c02c9c90f512f7f9ead8875b57fcb1ec3</meta:generator>
    <meta:document-statistic meta:table-count="1" meta:cell-count="966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4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2cm" svg:height="15.194cm" xlink:href=".." xlink:type="simple" chart:class="chart:line" chart:style-name="ch1">
        <chart:title svg:x="10.102cm" svg:y="0.439cm" chart:style-name="ch2">
          <text:p>Eneloop AAA (ooc) @ 10 Ohm #1</text:p>
        </chart:title>
        <chart:legend chart:legend-position="end" svg:x="24.557cm" svg:y="7.298cm" style:legend-expansion="high" chart:style-name="ch3"/>
        <chart:plot-area chart:style-name="ch4" table:cell-range-address="LOGGER00.B1:LOGGER00.C1380" chart:data-source-has-labels="both" svg:x="0.54cm" svg:y="1.521cm" svg:width="23.477cm" svg:height="13.37cm">
          <chartooo:coordinate-region svg:x="1.452cm" svg:y="1.521cm" svg:width="22.556cm" svg:height="12.041cm"/>
          <chart:axis chart:dimension="x" chart:name="primary-x" chart:style-name="ch5" chartooo:axis-type="auto">
            <chartooo:date-scale/>
            <chart:categories table:cell-range-address="LOGGER00.B2:LOGGER00.B13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380" chart:label-cell-address="LOGGER00.C1:LOGGER00.C1" chart:class="chart:line">
            <chart:data-point chart:repeated="13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380</svg:desc>
                </draw:g>
              </table:table-cell>
              <table:table-cell office:value-type="float" office:value="1.43">
                <text:p>1.43</text:p>
                <draw:g>
                  <svg:desc>LOGGER00.C2:LOGGER00.C1380</svg:desc>
                </draw:g>
              </table:table-cell>
            </table:table-row>
            <table:table-row>
              <table:table-cell office:value-type="float" office:value="0.000176863425925926">
                <text:p>0.00017686342592592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0.000362048611111111">
                <text:p>0.00036204861111111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547233796296296">
                <text:p>0.00054723379629629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732407407407407">
                <text:p>0.00073240740740740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917604166666667">
                <text:p>0.00091760416666666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10278935185185">
                <text:p>0.0011027893518518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28797453703704">
                <text:p>0.0012879745370370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47314814814815">
                <text:p>0.0014731481481481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65833333333333">
                <text:p>0.0016583333333333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84351851851852">
                <text:p>0.0018435185185185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02871527777778">
                <text:p>0.002028715277777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21390046296296">
                <text:p>0.002213900462962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39908564814815">
                <text:p>0.002399085648148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58427083333333">
                <text:p>0.0025842708333333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76945601851852">
                <text:p>0.0027694560185185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9546412037037">
                <text:p>0.002954641203703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13982638888889">
                <text:p>0.0031398263888888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32501157407407">
                <text:p>0.0033250115740740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51019675925926">
                <text:p>0.0035101967592592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69538194444444">
                <text:p>0.0036953819444444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88056712962963">
                <text:p>0.0038805671296296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06575231481482">
                <text:p>0.0040657523148148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25092592592593">
                <text:p>0.0042509259259259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43612268518519">
                <text:p>0.0044361226851851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62130787037037">
                <text:p>0.004621307870370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80649305555556">
                <text:p>0.004806493055555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99167824074074">
                <text:p>0.004991678240740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17686342592593">
                <text:p>0.0051768634259259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36204861111111">
                <text:p>0.0053620486111111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5472337962963">
                <text:p>0.005547233796296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73241898148148">
                <text:p>0.0057324189814814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91760416666667">
                <text:p>0.0059176041666666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10278935185185">
                <text:p>0.006102789351851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8797453703704">
                <text:p>0.0062879745370370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47315972222222">
                <text:p>0.0064731597222222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65834490740741">
                <text:p>0.0066583449074074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84353009259259">
                <text:p>0.006843530092592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02871527777778">
                <text:p>0.0070287152777777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21390046296296">
                <text:p>0.007213900462962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39908564814815">
                <text:p>0.0073990856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58427083333333">
                <text:p>0.007584270833333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76945601851852">
                <text:p>0.0077694560185185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9546412037037">
                <text:p>0.0079546412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13982638888889">
                <text:p>0.0081398263888888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32501157407407">
                <text:p>0.0083250115740740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51019675925926">
                <text:p>0.008510196759259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69538194444444">
                <text:p>0.0086953819444444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88056712962963">
                <text:p>0.0088805671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06575231481481">
                <text:p>0.0090657523148148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2509375">
                <text:p>0.009250937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43612268518518">
                <text:p>0.0094361226851851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62130787037037">
                <text:p>0.009621307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80649305555555">
                <text:p>0.0098064930555555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99167824074074">
                <text:p>0.00999167824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1768634259259">
                <text:p>0.010176863425925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3620486111111">
                <text:p>0.010362048611111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5472222222222">
                <text:p>0.0105472222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7324189814815">
                <text:p>0.0107324189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9176041666667">
                <text:p>0.0109176041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1027893518519">
                <text:p>0.0111027893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287974537037">
                <text:p>0.0112879745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4731597222222">
                <text:p>0.0114731597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6583449074074">
                <text:p>0.0116583449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8435300925926">
                <text:p>0.011843530092592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0287152777778">
                <text:p>0.01202871527777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213900462963">
                <text:p>0.0122139004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3990856481481">
                <text:p>0.012399085648148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5842708333333">
                <text:p>0.01258427083333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7694560185185">
                <text:p>0.01276945601851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9546412037037">
                <text:p>0.0129546412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1398263888889">
                <text:p>0.013139826388888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3250115740741">
                <text:p>0.01332501157407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5101967592593">
                <text:p>0.01351019675925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6953819444444">
                <text:p>0.0136953819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8805671296296">
                <text:p>0.0138805671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0657523148148">
                <text:p>0.0140657523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2509375">
                <text:p>0.014250937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4361226851852">
                <text:p>0.0144361226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6213078703704">
                <text:p>0.0146213078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8064930555556">
                <text:p>0.0148064930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9916782407407">
                <text:p>0.0149916782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1768634259259">
                <text:p>0.0151768634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3620486111111">
                <text:p>0.0153620486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5472337962963">
                <text:p>0.015547233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7324189814815">
                <text:p>0.0157324189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9176041666667">
                <text:p>0.0159176041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1027893518519">
                <text:p>0.0161027893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287974537037">
                <text:p>0.0162879745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4731597222222">
                <text:p>0.0164731597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6583449074074">
                <text:p>0.0166583449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8435300925926">
                <text:p>0.0168435300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0287152777778">
                <text:p>0.0170287152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213900462963">
                <text:p>0.0172139004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3990856481481">
                <text:p>0.0173990856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5842708333333">
                <text:p>0.0175842708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7694560185185">
                <text:p>0.0177694560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9546412037037">
                <text:p>0.017954641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1398263888889">
                <text:p>0.0181398263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3250115740741">
                <text:p>0.0183250115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5101967592593">
                <text:p>0.0185101967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6953819444444">
                <text:p>0.0186953819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8805671296296">
                <text:p>0.0188805671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0657523148148">
                <text:p>0.0190657523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2509375">
                <text:p>0.01925093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4361226851852">
                <text:p>0.0194361226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6213078703704">
                <text:p>0.0196213078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8064930555556">
                <text:p>0.019806493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9916782407407">
                <text:p>0.0199916782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1768634259259">
                <text:p>0.0201768634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3620486111111">
                <text:p>0.0203620486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5472337962963">
                <text:p>0.020547233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7324189814815">
                <text:p>0.020732418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9175925925926">
                <text:p>0.0209175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1027893518518">
                <text:p>0.0211027893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287974537037">
                <text:p>0.0212879745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4731597222222">
                <text:p>0.0214731597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6583449074074">
                <text:p>0.0216583449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8435300925926">
                <text:p>0.0218435300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0287152777778">
                <text:p>0.0220287152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213900462963">
                <text:p>0.0222139004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3990856481481">
                <text:p>0.0223990856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5842708333333">
                <text:p>0.0225842708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7694560185185">
                <text:p>0.0227694560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9546412037037">
                <text:p>0.02295464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1398263888889">
                <text:p>0.0231398263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3250115740741">
                <text:p>0.0233250115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5101967592593">
                <text:p>0.023510196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6953819444444">
                <text:p>0.0236953819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8805671296296">
                <text:p>0.023880567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0657523148148">
                <text:p>0.024065752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2509375">
                <text:p>0.02425093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4361226851852">
                <text:p>0.024436122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6213078703704">
                <text:p>0.024621307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8064930555556">
                <text:p>0.0248064930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9916782407407">
                <text:p>0.024991678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1768634259259">
                <text:p>0.025176863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3620486111111">
                <text:p>0.0253620486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5472337962963">
                <text:p>0.02554723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7324189814815">
                <text:p>0.0257324189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9176041666667">
                <text:p>0.0259176041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1027893518518">
                <text:p>0.02610278935185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287974537037">
                <text:p>0.0262879745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4731597222222">
                <text:p>0.0264731597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6583449074074">
                <text:p>0.0266583449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8435300925926">
                <text:p>0.0268435300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0287152777778">
                <text:p>0.0270287152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213900462963">
                <text:p>0.027213900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3990856481481">
                <text:p>0.0273990856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5842708333333">
                <text:p>0.027584270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7694560185185">
                <text:p>0.027769456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9546412037037">
                <text:p>0.02795464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1398263888889">
                <text:p>0.028139826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3250115740741">
                <text:p>0.02832501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5101967592593">
                <text:p>0.02851019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6953819444444">
                <text:p>0.028695381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8805555555556">
                <text:p>0.02888055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0657523148148">
                <text:p>0.029065752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2509375">
                <text:p>0.0292509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4361226851852">
                <text:p>0.02943612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6213078703704">
                <text:p>0.02962130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8064930555556">
                <text:p>0.02980649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9916782407407">
                <text:p>0.02999167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1768634259259">
                <text:p>0.030176863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3620486111111">
                <text:p>0.030362048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5472337962963">
                <text:p>0.03054723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7324189814815">
                <text:p>0.03073241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9176041666667">
                <text:p>0.03091760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1027893518518">
                <text:p>0.0311027893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287974537037">
                <text:p>0.03128797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4731597222222">
                <text:p>0.03147315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6583449074074">
                <text:p>0.03165834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8435300925926">
                <text:p>0.03184353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0287152777778">
                <text:p>0.03202871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213900462963">
                <text:p>0.03221390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3990856481481">
                <text:p>0.03239908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5842708333333">
                <text:p>0.03258427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7694560185185">
                <text:p>0.03276945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9546412037037">
                <text:p>0.03295464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1398263888889">
                <text:p>0.03313982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3250115740741">
                <text:p>0.03332501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5101967592593">
                <text:p>0.033510196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6953819444444">
                <text:p>0.03369538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8805671296296">
                <text:p>0.03388056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0657523148148">
                <text:p>0.03406575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2509375">
                <text:p>0.03425093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4361226851852">
                <text:p>0.034436122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6213078703704">
                <text:p>0.034621307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8064930555556">
                <text:p>0.03480649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9916782407407">
                <text:p>0.034991678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1768634259259">
                <text:p>0.03517686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3620486111111">
                <text:p>0.035362048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5472337962963">
                <text:p>0.03554723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7324189814815">
                <text:p>0.03573241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9176041666667">
                <text:p>0.03591760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1027893518518">
                <text:p>0.0361027893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287974537037">
                <text:p>0.03628797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4731597222222">
                <text:p>0.03647315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6583449074074">
                <text:p>0.03665834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8435300925926">
                <text:p>0.03684353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0287152777778">
                <text:p>0.03702871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213900462963">
                <text:p>0.03721390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3990856481481">
                <text:p>0.03739908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5842708333333">
                <text:p>0.03758427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7694560185185">
                <text:p>0.03776945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9546412037037">
                <text:p>0.03795464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81398263888889">
                <text:p>0.03813982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83250115740741">
                <text:p>0.038325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5101967592593">
                <text:p>0.038510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6953819444444">
                <text:p>0.03869538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8805671296296">
                <text:p>0.038880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0657523148148">
                <text:p>0.039065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2509375">
                <text:p>0.0392509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4361226851852">
                <text:p>0.039436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6213078703704">
                <text:p>0.03962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8064930555556">
                <text:p>0.03980649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9916782407407">
                <text:p>0.03999167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1768634259259">
                <text:p>0.040176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3620486111111">
                <text:p>0.04036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5472337962963">
                <text:p>0.040547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7324189814815">
                <text:p>0.04073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9176041666667">
                <text:p>0.040917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1027777777778">
                <text:p>0.0411027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287974537037">
                <text:p>0.041287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4731597222222">
                <text:p>0.04147315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6583449074074">
                <text:p>0.041658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8435300925926">
                <text:p>0.04184353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0287152777778">
                <text:p>0.04202871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213900462963">
                <text:p>0.04221390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3990856481482">
                <text:p>0.0423990856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5842708333333">
                <text:p>0.04258427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7694560185185">
                <text:p>0.04276945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9546412037037">
                <text:p>0.042954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1398148148148">
                <text:p>0.0431398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3250115740741">
                <text:p>0.043325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5101967592593">
                <text:p>0.043510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6953819444444">
                <text:p>0.043695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805671296296">
                <text:p>0.04388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657523148148">
                <text:p>0.044065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42509375">
                <text:p>0.04425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4361226851852">
                <text:p>0.04443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6213078703704">
                <text:p>0.04462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48064930555556">
                <text:p>0.044806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9916782407407">
                <text:p>0.04499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1768634259259">
                <text:p>0.04517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3620486111111">
                <text:p>0.04536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5472337962963">
                <text:p>0.04554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7324189814815">
                <text:p>0.045732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9176041666667">
                <text:p>0.04591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1027893518519">
                <text:p>0.046102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287974537037">
                <text:p>0.04628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4731597222222">
                <text:p>0.04647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6583449074074">
                <text:p>0.04665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8435300925926">
                <text:p>0.04684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0287152777778">
                <text:p>0.04702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213900462963">
                <text:p>0.04721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3990856481481">
                <text:p>0.04739908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5842708333333">
                <text:p>0.04758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7694560185185">
                <text:p>0.04776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9546412037037">
                <text:p>0.04795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1398263888889">
                <text:p>0.04813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3250115740741">
                <text:p>0.04832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5101967592593">
                <text:p>0.04851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6953819444444">
                <text:p>0.048695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8805671296296">
                <text:p>0.04888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0657523148148">
                <text:p>0.04906575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2509375">
                <text:p>0.04925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4361226851852">
                <text:p>0.04943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6213078703704">
                <text:p>0.04962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8064930555556">
                <text:p>0.049806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9916782407407">
                <text:p>0.04999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1768634259259">
                <text:p>0.05017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3620486111111">
                <text:p>0.05036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5472337962963">
                <text:p>0.05054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7324189814815">
                <text:p>0.050732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9176041666667">
                <text:p>0.05091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1027893518518">
                <text:p>0.05110278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287974537037">
                <text:p>0.05128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4731597222222">
                <text:p>0.05147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6583333333333">
                <text:p>0.0516583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8435300925926">
                <text:p>0.05184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0287152777778">
                <text:p>0.05202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213900462963">
                <text:p>0.05221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3990856481481">
                <text:p>0.05239908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5842708333333">
                <text:p>0.05258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7694560185185">
                <text:p>0.05276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9546412037037">
                <text:p>0.05295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1398263888889">
                <text:p>0.05313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3250115740741">
                <text:p>0.05332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5101967592593">
                <text:p>0.05351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6953819444445">
                <text:p>0.053695381944444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8805671296296">
                <text:p>0.05388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0657407407407">
                <text:p>0.0540657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2509375">
                <text:p>0.05425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4361226851852">
                <text:p>0.05443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6213078703704">
                <text:p>0.05462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8064930555556">
                <text:p>0.054806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9916782407407">
                <text:p>0.05499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1768634259259">
                <text:p>0.05517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3620486111111">
                <text:p>0.05536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5472337962963">
                <text:p>0.05554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7324189814815">
                <text:p>0.055732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9176041666667">
                <text:p>0.05591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1027893518519">
                <text:p>0.056102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287974537037">
                <text:p>0.05628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4731597222222">
                <text:p>0.05647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6583449074074">
                <text:p>0.05665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8435300925926">
                <text:p>0.05684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0287152777778">
                <text:p>0.05702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213900462963">
                <text:p>0.05721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3990856481482">
                <text:p>0.057399085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5842708333333">
                <text:p>0.05758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7694560185185">
                <text:p>0.05776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9546412037037">
                <text:p>0.05795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1398263888889">
                <text:p>0.05813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3250115740741">
                <text:p>0.05832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5101967592593">
                <text:p>0.05851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6953819444444">
                <text:p>0.05869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8805671296296">
                <text:p>0.05888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0657523148148">
                <text:p>0.05906575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2509375">
                <text:p>0.05925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4361226851852">
                <text:p>0.05943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6213078703704">
                <text:p>0.05962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8064930555556">
                <text:p>0.059806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9916782407407">
                <text:p>0.05999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1768634259259">
                <text:p>0.06017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3620486111111">
                <text:p>0.06036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5472337962963">
                <text:p>0.060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7324189814815">
                <text:p>0.060732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9176041666667">
                <text:p>0.06091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1027893518519">
                <text:p>0.061102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287974537037">
                <text:p>0.06128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4731597222222">
                <text:p>0.06147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6583449074074">
                <text:p>0.06165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8435300925926">
                <text:p>0.06184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0287152777778">
                <text:p>0.062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213900462963">
                <text:p>0.062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3990856481481">
                <text:p>0.06239908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5842708333333">
                <text:p>0.06258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7694560185185">
                <text:p>0.06276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9546412037037">
                <text:p>0.06295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1398263888889">
                <text:p>0.063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3250115740741">
                <text:p>0.06332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5101967592593">
                <text:p>0.063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6953819444445">
                <text:p>0.06369538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8805671296296">
                <text:p>0.06388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0657523148148">
                <text:p>0.064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2509375">
                <text:p>0.064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4361226851852">
                <text:p>0.064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6213078703704">
                <text:p>0.064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8064930555556">
                <text:p>0.064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9916782407408">
                <text:p>0.0649916782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1768634259259">
                <text:p>0.065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3620486111111">
                <text:p>0.06536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5472337962963">
                <text:p>0.06554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7324189814815">
                <text:p>0.065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9176041666667">
                <text:p>0.065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1027893518518">
                <text:p>0.066102789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287974537037">
                <text:p>0.066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4731597222222">
                <text:p>0.06647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6583449074074">
                <text:p>0.066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8435300925926">
                <text:p>0.06684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0287152777778">
                <text:p>0.067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213900462963">
                <text:p>0.067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3990856481481">
                <text:p>0.06739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5842708333333">
                <text:p>0.06758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7694560185185">
                <text:p>0.067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9546412037037">
                <text:p>0.067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1398263888889">
                <text:p>0.068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3250115740741">
                <text:p>0.068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5101967592593">
                <text:p>0.068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6953819444444">
                <text:p>0.06869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8805671296296">
                <text:p>0.068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0657523148148">
                <text:p>0.069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2509375">
                <text:p>0.069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4361226851852">
                <text:p>0.069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6213078703704">
                <text:p>0.069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8064930555556">
                <text:p>0.069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9916782407407">
                <text:p>0.06999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1768634259259">
                <text:p>0.070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3620486111111">
                <text:p>0.07036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5472337962963">
                <text:p>0.070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7324189814815">
                <text:p>0.070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9176041666667">
                <text:p>0.070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1027893518519">
                <text:p>0.07110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287974537037">
                <text:p>0.071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4731481481481">
                <text:p>0.07147314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6583449074074">
                <text:p>0.071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8435300925926">
                <text:p>0.07184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0287152777778">
                <text:p>0.072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213900462963">
                <text:p>0.072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3990856481481">
                <text:p>0.07239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5842708333333">
                <text:p>0.07258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7694560185185">
                <text:p>0.072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9546412037037">
                <text:p>0.072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1398263888889">
                <text:p>0.073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3250115740741">
                <text:p>0.073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5101967592593">
                <text:p>0.073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6953819444444">
                <text:p>0.07369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8805671296296">
                <text:p>0.073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0657523148148">
                <text:p>0.074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2509375">
                <text:p>0.074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4361226851852">
                <text:p>0.074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6213078703704">
                <text:p>0.074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8064930555556">
                <text:p>0.074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9916782407407">
                <text:p>0.07499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1768634259259">
                <text:p>0.075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3620486111111">
                <text:p>0.07536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5472337962963">
                <text:p>0.075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7324189814815">
                <text:p>0.075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9176041666667">
                <text:p>0.075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1027893518519">
                <text:p>0.07610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287974537037">
                <text:p>0.076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4731597222222">
                <text:p>0.07647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6583449074074">
                <text:p>0.076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8435300925926">
                <text:p>0.07684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0287152777778">
                <text:p>0.077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213900462963">
                <text:p>0.077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3990856481482">
                <text:p>0.07739908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5842708333333">
                <text:p>0.07758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7694560185185">
                <text:p>0.077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9546412037037">
                <text:p>0.077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1398263888889">
                <text:p>0.078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3250115740741">
                <text:p>0.078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5101967592593">
                <text:p>0.078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6953819444445">
                <text:p>0.07869538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8805671296296">
                <text:p>0.078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0657523148148">
                <text:p>0.079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2509375">
                <text:p>0.079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4361226851852">
                <text:p>0.079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6213078703704">
                <text:p>0.079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8064930555556">
                <text:p>0.079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9916782407407">
                <text:p>0.07999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1768634259259">
                <text:p>0.080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3620486111111">
                <text:p>0.08036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5472337962963">
                <text:p>0.080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7324189814815">
                <text:p>0.080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9176041666667">
                <text:p>0.080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1027893518519">
                <text:p>0.08110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287974537037">
                <text:p>0.081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4731597222222">
                <text:p>0.08147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6583449074074">
                <text:p>0.081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8435300925926">
                <text:p>0.08184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0287152777778">
                <text:p>0.082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213900462963">
                <text:p>0.082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3990856481481">
                <text:p>0.08239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5842708333333">
                <text:p>0.08258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7694560185185">
                <text:p>0.082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9546412037037">
                <text:p>0.082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1398263888889">
                <text:p>0.083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3250115740741">
                <text:p>0.083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5101967592593">
                <text:p>0.083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6953819444444">
                <text:p>0.08369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8805671296296">
                <text:p>0.083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0657523148148">
                <text:p>0.084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2509375">
                <text:p>0.084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4361226851852">
                <text:p>0.084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6213078703704">
                <text:p>0.084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8064930555556">
                <text:p>0.084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9916782407407">
                <text:p>0.08499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1768634259259">
                <text:p>0.085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3620486111111">
                <text:p>0.08536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5472337962963">
                <text:p>0.085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7324189814815">
                <text:p>0.085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9176041666667">
                <text:p>0.085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1027893518519">
                <text:p>0.08610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287974537037">
                <text:p>0.086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4731597222222">
                <text:p>0.08647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6583449074074">
                <text:p>0.086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8435300925926">
                <text:p>0.08684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0287152777778">
                <text:p>0.087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213900462963">
                <text:p>0.087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3990856481482">
                <text:p>0.08739908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5842592592593">
                <text:p>0.0875842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7694560185185">
                <text:p>0.087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9546412037037">
                <text:p>0.087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1398263888889">
                <text:p>0.088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3250115740741">
                <text:p>0.088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5101967592593">
                <text:p>0.088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6953819444445">
                <text:p>0.08869538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8805671296296">
                <text:p>0.088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0657523148148">
                <text:p>0.089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2509375">
                <text:p>0.089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4361226851852">
                <text:p>0.089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6213078703704">
                <text:p>0.089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8064930555556">
                <text:p>0.089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9916782407407">
                <text:p>0.08999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1768634259259">
                <text:p>0.090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362037037037">
                <text:p>0.0903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5472337962963">
                <text:p>0.090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7324189814815">
                <text:p>0.090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9176041666667">
                <text:p>0.090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1027893518519">
                <text:p>0.09110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287974537037">
                <text:p>0.091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4731597222222">
                <text:p>0.09147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6583449074074">
                <text:p>0.091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8435300925926">
                <text:p>0.09184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0287152777778">
                <text:p>0.092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213900462963">
                <text:p>0.092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3990856481482">
                <text:p>0.09239908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5842708333333">
                <text:p>0.09258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7694560185185">
                <text:p>0.092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9546412037037">
                <text:p>0.092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1398263888889">
                <text:p>0.093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3250115740741">
                <text:p>0.093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5101967592593">
                <text:p>0.093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6953819444445">
                <text:p>0.09369538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8805671296296">
                <text:p>0.093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0657523148148">
                <text:p>0.094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2509375">
                <text:p>0.094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4361226851852">
                <text:p>0.094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6213078703704">
                <text:p>0.094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8064930555556">
                <text:p>0.094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9916782407408">
                <text:p>0.0949916782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1768634259259">
                <text:p>0.09517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3620486111111">
                <text:p>0.09536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5472337962963">
                <text:p>0.09554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7324189814815">
                <text:p>0.09573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9176041666667">
                <text:p>0.09591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1027893518519">
                <text:p>0.09610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287962962963">
                <text:p>0.09628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4731597222222">
                <text:p>0.09647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6583449074074">
                <text:p>0.09665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8435300925926">
                <text:p>0.09684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0287152777778">
                <text:p>0.09702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213900462963">
                <text:p>0.097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3990856481482">
                <text:p>0.09739908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5842708333333">
                <text:p>0.09758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7694560185185">
                <text:p>0.09776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9546412037037">
                <text:p>0.09795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1398263888889">
                <text:p>0.09813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3250115740741">
                <text:p>0.09832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5101967592593">
                <text:p>0.09851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6953819444445">
                <text:p>0.09869538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8805671296296">
                <text:p>0.09888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0657523148148">
                <text:p>0.09906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2509375">
                <text:p>0.099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4361226851852">
                <text:p>0.09943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6213078703704">
                <text:p>0.09962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8064930555556">
                <text:p>0.09980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9916782407408">
                <text:p>0.0999916782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176863425926">
                <text:p>0.1001768634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362048611111">
                <text:p>0.1003620486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547233796296">
                <text:p>0.100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732418981481">
                <text:p>0.1007324189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917604166667">
                <text:p>0.1009176041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102789351852">
                <text:p>0.1011027893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287974537037">
                <text:p>0.101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473159722222">
                <text:p>0.1014731597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658344907407">
                <text:p>0.1016583449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843530092593">
                <text:p>0.1018435300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028715277778">
                <text:p>0.1020287152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213900462963">
                <text:p>0.102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399085648148">
                <text:p>0.1023990856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584270833333">
                <text:p>0.1025842708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769456018519">
                <text:p>0.1027694560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954641203704">
                <text:p>0.1029546412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139826388889">
                <text:p>0.1031398263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325011574074">
                <text:p>0.1033250115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510196759259">
                <text:p>0.1035101967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695381944444">
                <text:p>0.1036953819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88056712963">
                <text:p>0.1038805671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065752314815">
                <text:p>0.1040657523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2509375">
                <text:p>0.104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436122685185">
                <text:p>0.1044361226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62130787037">
                <text:p>0.1046213078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806493055556">
                <text:p>0.1048064930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991678240741">
                <text:p>0.1049916782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176863425926">
                <text:p>0.1051768634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362048611111">
                <text:p>0.1053620486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547233796296">
                <text:p>0.10554723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732418981482">
                <text:p>0.1057324189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917604166667">
                <text:p>0.1059176041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102789351852">
                <text:p>0.1061027893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287974537037">
                <text:p>0.106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473159722222">
                <text:p>0.1064731597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658344907407">
                <text:p>0.1066583449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843530092593">
                <text:p>0.1068435300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028703703704">
                <text:p>0.1070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213900462963">
                <text:p>0.107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399085648148">
                <text:p>0.1073990856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584270833333">
                <text:p>0.1075842708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769456018519">
                <text:p>0.1077694560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954641203704">
                <text:p>0.1079546412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139826388889">
                <text:p>0.1081398263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325011574074">
                <text:p>0.1083250115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510196759259">
                <text:p>0.1085101967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695381944444">
                <text:p>0.1086953819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88056712963">
                <text:p>0.1088805671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065752314815">
                <text:p>0.1090657523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2509375">
                <text:p>0.109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436122685185">
                <text:p>0.1094361226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62130787037">
                <text:p>0.1096213078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806493055556">
                <text:p>0.1098064930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991678240741">
                <text:p>0.1099916782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0176863425926">
                <text:p>0.110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362048611111">
                <text:p>0.1103620486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0547233796296">
                <text:p>0.11054723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0732418981482">
                <text:p>0.11073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917604166667">
                <text:p>0.1109176041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102789351852">
                <text:p>0.1111027893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287974537037">
                <text:p>0.111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473159722222">
                <text:p>0.1114731597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658344907407">
                <text:p>0.1116583449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843530092593">
                <text:p>0.1118435300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028715277778">
                <text:p>0.1120287152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213900462963">
                <text:p>0.11221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399085648148">
                <text:p>0.1123990856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584270833333">
                <text:p>0.1125842708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769456018519">
                <text:p>0.1127694560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954641203704">
                <text:p>0.1129546412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3139826388889">
                <text:p>0.113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325011574074">
                <text:p>0.1133250115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3510185185185">
                <text:p>0.1135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3695381944444">
                <text:p>0.1136953819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388056712963">
                <text:p>0.1138805671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4065752314815">
                <text:p>0.1140657523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42509375">
                <text:p>0.114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4436122685185">
                <text:p>0.114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62130787037">
                <text:p>0.114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806493055556">
                <text:p>0.114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991678240741">
                <text:p>0.1149916782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5176863425926">
                <text:p>0.115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362048611111">
                <text:p>0.115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547233796296">
                <text:p>0.11554723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5732418981482">
                <text:p>0.11573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917604166667">
                <text:p>0.115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102789351852">
                <text:p>0.116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287974537037">
                <text:p>0.11628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6473159722222">
                <text:p>0.11647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658344907407">
                <text:p>0.116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843530092593">
                <text:p>0.116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028715277778">
                <text:p>0.117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213900462963">
                <text:p>0.117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399085648148">
                <text:p>0.117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584270833333">
                <text:p>0.117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769456018519">
                <text:p>0.117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954641203704">
                <text:p>0.117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139826388889">
                <text:p>0.118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325011574074">
                <text:p>0.118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510196759259">
                <text:p>0.118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695381944444">
                <text:p>0.118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88056712963">
                <text:p>0.11888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065752314815">
                <text:p>0.11906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2509375">
                <text:p>0.11925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9436122685185">
                <text:p>0.119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62130787037">
                <text:p>0.119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806493055556">
                <text:p>0.119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991678240741">
                <text:p>0.119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176863425926">
                <text:p>0.120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362048611111">
                <text:p>0.120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547233796296">
                <text:p>0.120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732418981481">
                <text:p>0.12073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917604166667">
                <text:p>0.120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102789351852">
                <text:p>0.121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287974537037">
                <text:p>0.121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473148148148">
                <text:p>0.1214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658344907407">
                <text:p>0.121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843530092593">
                <text:p>0.121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028715277778">
                <text:p>0.122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213900462963">
                <text:p>0.122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399085648148">
                <text:p>0.122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584270833333">
                <text:p>0.122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769456018519">
                <text:p>0.122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954641203704">
                <text:p>0.122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139826388889">
                <text:p>0.123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325011574074">
                <text:p>0.123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510196759259">
                <text:p>0.123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695381944444">
                <text:p>0.123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88056712963">
                <text:p>0.12388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065752314815">
                <text:p>0.12406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2509375">
                <text:p>0.12425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436122685185">
                <text:p>0.124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62130787037">
                <text:p>0.124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806493055556">
                <text:p>0.124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991678240741">
                <text:p>0.124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176863425926">
                <text:p>0.125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362048611111">
                <text:p>0.125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547233796296">
                <text:p>0.125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732418981481">
                <text:p>0.12573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917604166667">
                <text:p>0.125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102789351852">
                <text:p>0.126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287974537037">
                <text:p>0.126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473159722222">
                <text:p>0.12647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658344907407">
                <text:p>0.126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843530092593">
                <text:p>0.126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028715277778">
                <text:p>0.127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213900462963">
                <text:p>0.127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399085648148">
                <text:p>0.127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584270833333">
                <text:p>0.127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769456018519">
                <text:p>0.127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954641203704">
                <text:p>0.127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139826388889">
                <text:p>0.128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325011574074">
                <text:p>0.128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510196759259">
                <text:p>0.128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695381944444">
                <text:p>0.128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88056712963">
                <text:p>0.12888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065752314815">
                <text:p>0.12906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2509375">
                <text:p>0.12925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436122685185">
                <text:p>0.129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62130787037">
                <text:p>0.129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806493055556">
                <text:p>0.129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991678240741">
                <text:p>0.129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176863425926">
                <text:p>0.130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362048611111">
                <text:p>0.130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547233796296">
                <text:p>0.130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732418981482">
                <text:p>0.13073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917604166667">
                <text:p>0.130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102789351852">
                <text:p>0.131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287974537037">
                <text:p>0.131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473159722222">
                <text:p>0.13147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658344907407">
                <text:p>0.131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843530092593">
                <text:p>0.131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028715277778">
                <text:p>0.132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213900462963">
                <text:p>0.132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399085648148">
                <text:p>0.132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584270833333">
                <text:p>0.132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769456018519">
                <text:p>0.132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954641203704">
                <text:p>0.132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139826388889">
                <text:p>0.133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325011574074">
                <text:p>0.133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510196759259">
                <text:p>0.133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695381944444">
                <text:p>0.133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88056712963">
                <text:p>0.13388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065752314815">
                <text:p>0.13406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2509375">
                <text:p>0.13425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436122685185">
                <text:p>0.134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62130787037">
                <text:p>0.134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806493055556">
                <text:p>0.134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991678240741">
                <text:p>0.134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176863425926">
                <text:p>0.135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362048611111">
                <text:p>0.135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547233796296">
                <text:p>0.135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732418981482">
                <text:p>0.13573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917604166667">
                <text:p>0.135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102789351852">
                <text:p>0.136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287974537037">
                <text:p>0.136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473159722222">
                <text:p>0.13647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658344907407">
                <text:p>0.136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843530092593">
                <text:p>0.136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028715277778">
                <text:p>0.137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213900462963">
                <text:p>0.137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399085648148">
                <text:p>0.137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584270833333">
                <text:p>0.137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769456018519">
                <text:p>0.137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954641203704">
                <text:p>0.137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139826388889">
                <text:p>0.138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325011574074">
                <text:p>0.138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510196759259">
                <text:p>0.138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695381944444">
                <text:p>0.138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88056712963">
                <text:p>0.13888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065752314815">
                <text:p>0.13906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2509375">
                <text:p>0.13925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436122685185">
                <text:p>0.139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62130787037">
                <text:p>0.139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806493055556">
                <text:p>0.139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991678240741">
                <text:p>0.139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176863425926">
                <text:p>0.140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362048611111">
                <text:p>0.140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547233796296">
                <text:p>0.140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732418981482">
                <text:p>0.14073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917604166667">
                <text:p>0.140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102789351852">
                <text:p>0.141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287974537037">
                <text:p>0.141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473159722222">
                <text:p>0.14147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658344907407">
                <text:p>0.141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843530092593">
                <text:p>0.141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028715277778">
                <text:p>0.142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213900462963">
                <text:p>0.142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399085648148">
                <text:p>0.142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584270833333">
                <text:p>0.142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769456018519">
                <text:p>0.142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954641203704">
                <text:p>0.142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139826388889">
                <text:p>0.14313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325011574074">
                <text:p>0.143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510196759259">
                <text:p>0.143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695381944444">
                <text:p>0.143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88056712963">
                <text:p>0.14388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065752314815">
                <text:p>0.14406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2509375">
                <text:p>0.14425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436122685185">
                <text:p>0.144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62130787037">
                <text:p>0.144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806493055556">
                <text:p>0.144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991678240741">
                <text:p>0.144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176863425926">
                <text:p>0.14517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362048611111">
                <text:p>0.14536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547233796296">
                <text:p>0.14554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732418981481">
                <text:p>0.14573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917604166667">
                <text:p>0.14591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102789351852">
                <text:p>0.14610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287974537037">
                <text:p>0.146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473148148148">
                <text:p>0.1464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658344907407">
                <text:p>0.146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843530092593">
                <text:p>0.146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028715277778">
                <text:p>0.14702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213900462963">
                <text:p>0.147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399085648148">
                <text:p>0.14739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584270833333">
                <text:p>0.14758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769456018519">
                <text:p>0.14776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954641203704">
                <text:p>0.14795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139826388889">
                <text:p>0.14813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325011574074">
                <text:p>0.14832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510196759259">
                <text:p>0.14851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695381944444">
                <text:p>0.14869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88056712963">
                <text:p>0.14888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065752314815">
                <text:p>0.14906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2509375">
                <text:p>0.14925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436122685185">
                <text:p>0.14943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62130787037">
                <text:p>0.14962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806493055556">
                <text:p>0.14980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991678240741">
                <text:p>0.14999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176863425926">
                <text:p>0.15017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362048611111">
                <text:p>0.15036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547233796296">
                <text:p>0.15054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732418981481">
                <text:p>0.15073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917604166667">
                <text:p>0.15091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102789351852">
                <text:p>0.15110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287974537037">
                <text:p>0.15128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473159722222">
                <text:p>0.15147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658344907407">
                <text:p>0.15165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843530092593">
                <text:p>0.15184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028715277778">
                <text:p>0.15202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213900462963">
                <text:p>0.15221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399085648148">
                <text:p>0.15239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584270833333">
                <text:p>0.15258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769456018519">
                <text:p>0.15276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954641203704">
                <text:p>0.15295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139826388889">
                <text:p>0.15313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325011574074">
                <text:p>0.15332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510196759259">
                <text:p>0.15351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695381944444">
                <text:p>0.15369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88056712963">
                <text:p>0.15388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065752314815">
                <text:p>0.15406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2509375">
                <text:p>0.15425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436122685185">
                <text:p>0.15443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62130787037">
                <text:p>0.15462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806493055556">
                <text:p>0.15480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991678240741">
                <text:p>0.15499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176863425926">
                <text:p>0.15517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362048611111">
                <text:p>0.15536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547233796296">
                <text:p>0.15554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732418981482">
                <text:p>0.1557324189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917604166667">
                <text:p>0.15591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102789351852">
                <text:p>0.15610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287974537037">
                <text:p>0.15628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473159722222">
                <text:p>0.15647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658344907407">
                <text:p>0.15665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843530092593">
                <text:p>0.15684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028715277778">
                <text:p>0.15702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213900462963">
                <text:p>0.15721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399085648148">
                <text:p>0.15739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584270833333">
                <text:p>0.15758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769456018519">
                <text:p>0.15776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954641203704">
                <text:p>0.15795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139826388889">
                <text:p>0.15813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325011574074">
                <text:p>0.15832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510196759259">
                <text:p>0.15851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695381944444">
                <text:p>0.15869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88056712963">
                <text:p>0.15888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065752314815">
                <text:p>0.15906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2509375">
                <text:p>0.15925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436122685185">
                <text:p>0.15943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62130787037">
                <text:p>0.15962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806493055556">
                <text:p>0.15980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991678240741">
                <text:p>0.15999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176851851852">
                <text:p>0.16017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362048611111">
                <text:p>0.16036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547233796296">
                <text:p>0.16054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732418981482">
                <text:p>0.1607324189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917604166667">
                <text:p>0.16091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102789351852">
                <text:p>0.16110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287974537037">
                <text:p>0.16128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473159722222">
                <text:p>0.16147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658344907407">
                <text:p>0.16165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843530092593">
                <text:p>0.16184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028715277778">
                <text:p>0.16202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213900462963">
                <text:p>0.16221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399085648148">
                <text:p>0.16239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584259259259">
                <text:p>0.16258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769456018519">
                <text:p>0.16276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954641203704">
                <text:p>0.16295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139826388889">
                <text:p>0.16313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325011574074">
                <text:p>0.16332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0196759259">
                <text:p>0.16351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695381944444">
                <text:p>0.16369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056712963">
                <text:p>0.16388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65752314815">
                <text:p>0.16406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09375">
                <text:p>0.16425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36122685185">
                <text:p>0.16443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62130787037">
                <text:p>0.16462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06493055556">
                <text:p>0.16480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991678240741">
                <text:p>0.16499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76863425926">
                <text:p>0.16517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362048611111">
                <text:p>0.16536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47233796296">
                <text:p>0.16554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2418981482">
                <text:p>0.1657324189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17604166667">
                <text:p>0.16591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102789351852">
                <text:p>0.16610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87974537037">
                <text:p>0.16628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473159722222">
                <text:p>0.16647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658344907407">
                <text:p>0.16665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843530092593">
                <text:p>0.16684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28715277778">
                <text:p>0.16702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3900462963">
                <text:p>0.16721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399085648148">
                <text:p>0.16739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4270833333">
                <text:p>0.16758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69456018519">
                <text:p>0.16776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954641203704">
                <text:p>0.16795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39826388889">
                <text:p>0.16813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325011574074">
                <text:p>0.16832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510196759259">
                <text:p>0.16851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695381944444">
                <text:p>0.16869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88056712963">
                <text:p>0.16888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65752314815">
                <text:p>0.16906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509375">
                <text:p>0.16925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36122685185">
                <text:p>0.16943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62130787037">
                <text:p>0.16962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06493055556">
                <text:p>0.16980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991678240741">
                <text:p>0.16999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76863425926">
                <text:p>0.17017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362048611111">
                <text:p>0.17036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47233796296">
                <text:p>0.17054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32418981482">
                <text:p>0.1707324189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917604166667">
                <text:p>0.17091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102789351852">
                <text:p>0.17110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287974537037">
                <text:p>0.17128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73159722222">
                <text:p>0.17147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58344907407">
                <text:p>0.17165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843530092593">
                <text:p>0.17184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028715277778">
                <text:p>0.17202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213900462963">
                <text:p>0.17221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399085648148">
                <text:p>0.17239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584270833333">
                <text:p>0.17258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769444444444">
                <text:p>0.17276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54641203704">
                <text:p>0.17295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139826388889">
                <text:p>0.17313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325011574074">
                <text:p>0.17332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510196759259">
                <text:p>0.17351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695381944444">
                <text:p>0.17369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88056712963">
                <text:p>0.17388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065752314815">
                <text:p>0.17406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2509375">
                <text:p>0.17425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436122685185">
                <text:p>0.17443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62130787037">
                <text:p>0.17462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806493055556">
                <text:p>0.17480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991678240741">
                <text:p>0.17499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176863425926">
                <text:p>0.17517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362048611111">
                <text:p>0.17536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547233796296">
                <text:p>0.17554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732418981481">
                <text:p>0.17573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917604166667">
                <text:p>0.17591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102789351852">
                <text:p>0.17610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287974537037">
                <text:p>0.17628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473159722222">
                <text:p>0.17647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658344907407">
                <text:p>0.17665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843530092593">
                <text:p>0.17684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028715277778">
                <text:p>0.17702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213900462963">
                <text:p>0.17721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399085648148">
                <text:p>0.17739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584270833333">
                <text:p>0.17758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769456018519">
                <text:p>0.17776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954641203704">
                <text:p>0.17795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139826388889">
                <text:p>0.17813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325011574074">
                <text:p>0.17832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510196759259">
                <text:p>0.17851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5381944444">
                <text:p>0.17869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88056712963">
                <text:p>0.17888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065752314815">
                <text:p>0.17906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2509375">
                <text:p>0.17925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436122685185">
                <text:p>0.17943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62130787037">
                <text:p>0.17962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06493055556">
                <text:p>0.17980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91678240741">
                <text:p>0.17999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76863425926">
                <text:p>0.18017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62048611111">
                <text:p>0.18036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47233796296">
                <text:p>0.18054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32418981481">
                <text:p>0.18073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17604166667">
                <text:p>0.18091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102789351852">
                <text:p>0.18110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87974537037">
                <text:p>0.18128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473159722222">
                <text:p>0.18147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58344907407">
                <text:p>0.18165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3530092593">
                <text:p>0.18184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28715277778">
                <text:p>0.18202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3900462963">
                <text:p>0.18221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399085648148">
                <text:p>0.18239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4270833333">
                <text:p>0.18258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69456018519">
                <text:p>0.18276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954641203704">
                <text:p>0.18295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39826388889">
                <text:p>0.18313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5011574074">
                <text:p>0.18332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10196759259">
                <text:p>0.18351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695381944444">
                <text:p>0.18369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8056712963">
                <text:p>0.18388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65752314815">
                <text:p>0.18406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509375">
                <text:p>0.18425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36122685185">
                <text:p>0.18443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2130787037">
                <text:p>0.18462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06493055556">
                <text:p>0.18480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91678240741">
                <text:p>0.18499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76863425926">
                <text:p>0.18517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62048611111">
                <text:p>0.18536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47233796296">
                <text:p>0.18554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32418981481">
                <text:p>0.18573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17604166667">
                <text:p>0.18591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102789351852">
                <text:p>0.18610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87974537037">
                <text:p>0.18628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473159722222">
                <text:p>0.18647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58344907407">
                <text:p>0.18665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3530092593">
                <text:p>0.18684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28715277778">
                <text:p>0.18702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3900462963">
                <text:p>0.18721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399085648148">
                <text:p>0.18739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4270833333">
                <text:p>0.18758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69456018519">
                <text:p>0.18776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4641203704">
                <text:p>0.18795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39826388889">
                <text:p>0.18813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325011574074">
                <text:p>0.18832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510196759259">
                <text:p>0.18851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695381944444">
                <text:p>0.18869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8056712963">
                <text:p>0.18888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65752314815">
                <text:p>0.18906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2509375">
                <text:p>0.18925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436122685185">
                <text:p>0.18943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2130787037">
                <text:p>0.18962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06493055556">
                <text:p>0.18980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91678240741">
                <text:p>0.18999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6863425926">
                <text:p>0.19017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62048611111">
                <text:p>0.19036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7233796296">
                <text:p>0.19054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32418981481">
                <text:p>0.19073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7604166667">
                <text:p>0.19091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102789351852">
                <text:p>0.19110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7974537037">
                <text:p>0.19128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73159722222">
                <text:p>0.19147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8344907407">
                <text:p>0.19165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3530092593">
                <text:p>0.19184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8715277778">
                <text:p>0.19202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3900462963">
                <text:p>0.19221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9085648148">
                <text:p>0.19239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84270833333">
                <text:p>0.19258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9456018518">
                <text:p>0.1927694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4641203704">
                <text:p>0.19295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39826388889">
                <text:p>0.19313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5011574074">
                <text:p>0.19332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10196759259">
                <text:p>0.19351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5381944444">
                <text:p>0.19369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8056712963">
                <text:p>0.19388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5752314815">
                <text:p>0.19406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509375">
                <text:p>0.19425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6122685185">
                <text:p>0.19443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2130787037">
                <text:p>0.19462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06493055556">
                <text:p>0.19480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91678240741">
                <text:p>0.19499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6863425926">
                <text:p>0.19517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62048611111">
                <text:p>0.19536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7233796296">
                <text:p>0.19554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32418981481">
                <text:p>0.19573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7604166667">
                <text:p>0.19591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102789351852">
                <text:p>0.19610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7974537037">
                <text:p>0.19628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73159722222">
                <text:p>0.19647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8344907407">
                <text:p>0.19665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3530092593">
                <text:p>0.19684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8715277778">
                <text:p>0.19702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3900462963">
                <text:p>0.19721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9085648148">
                <text:p>0.19739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84270833333">
                <text:p>0.19758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9456018519">
                <text:p>0.19776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4641203704">
                <text:p>0.19795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39826388889">
                <text:p>0.19813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5011574074">
                <text:p>0.19832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10196759259">
                <text:p>0.19851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95381944444">
                <text:p>0.19869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8056712963">
                <text:p>0.19888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65752314815">
                <text:p>0.19906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509375">
                <text:p>0.19925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36122685185">
                <text:p>0.19943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2130787037">
                <text:p>0.19962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806493055556">
                <text:p>0.19980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91678240741">
                <text:p>0.19999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6863425926">
                <text:p>0.20017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62048611111">
                <text:p>0.20036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7233796296">
                <text:p>0.20054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32418981481">
                <text:p>0.20073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17604166667">
                <text:p>0.20091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102789351852">
                <text:p>0.20110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87974537037">
                <text:p>0.20128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73159722222">
                <text:p>0.20147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58344907407">
                <text:p>0.20165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43530092593">
                <text:p>0.20184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28715277778">
                <text:p>0.20202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13900462963">
                <text:p>0.20221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99085648148">
                <text:p>0.20239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84270833333">
                <text:p>0.20258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69456018518">
                <text:p>0.2027694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54641203704">
                <text:p>0.20295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39826388889">
                <text:p>0.20313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25011574074">
                <text:p>0.20332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10196759259">
                <text:p>0.20351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95381944444">
                <text:p>0.20369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8056712963">
                <text:p>0.20388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65752314815">
                <text:p>0.20406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509375">
                <text:p>0.20425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36122685185">
                <text:p>0.20443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2130787037">
                <text:p>0.20462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806481481481">
                <text:p>0.2048064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91678240741">
                <text:p>0.20499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6863425926">
                <text:p>0.20517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62048611111">
                <text:p>0.20536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47233796296">
                <text:p>0.20554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32418981481">
                <text:p>0.20573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17604166667">
                <text:p>0.20591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102789351852">
                <text:p>0.20610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87974537037">
                <text:p>0.20628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73159722222">
                <text:p>0.20647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58344907407">
                <text:p>0.20665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43530092593">
                <text:p>0.20684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28703703704">
                <text:p>0.207028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13900462963">
                <text:p>0.20721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399074074074">
                <text:p>0.207399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84270833333">
                <text:p>0.20758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9456018518">
                <text:p>0.20776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54641203704">
                <text:p>0.20795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39826388889">
                <text:p>0.20813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25011574074">
                <text:p>0.20832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10196759259">
                <text:p>0.208510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95381944444">
                <text:p>0.20869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8056712963">
                <text:p>0.20888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65752314815">
                <text:p>0.20906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509375">
                <text:p>0.20925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36122685185">
                <text:p>0.20943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2130787037">
                <text:p>0.20962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806493055556">
                <text:p>0.209806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91678240741">
                <text:p>0.20999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176863425926">
                <text:p>0.21017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62048611111">
                <text:p>0.210362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47233796296">
                <text:p>0.21054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32418981481">
                <text:p>0.21073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17604166667">
                <text:p>0.210917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102789351852">
                <text:p>0.21110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87974537037">
                <text:p>0.21128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473159722222">
                <text:p>0.21147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58344907407">
                <text:p>0.21165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43530092593">
                <text:p>0.21184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28715277778">
                <text:p>0.21202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13900462963">
                <text:p>0.21221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399085648148">
                <text:p>0.21239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84259259259">
                <text:p>0.212584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769456018518">
                <text:p>0.21276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954641203704">
                <text:p>0.21295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39814814815">
                <text:p>0.2131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25011574074">
                <text:p>0.21332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10196759259">
                <text:p>0.213510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95381944444">
                <text:p>0.21369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8056712963">
                <text:p>0.21388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65752314815">
                <text:p>0.21406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2509375">
                <text:p>0.21425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36122685185">
                <text:p>0.21443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130787037">
                <text:p>0.21462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6493055556">
                <text:p>0.21480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91678240741">
                <text:p>0.21499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76863425926">
                <text:p>0.21517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62048611111">
                <text:p>0.21536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47233796296">
                <text:p>0.21554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32418981481">
                <text:p>0.21573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7604166667">
                <text:p>0.21591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102789351852">
                <text:p>0.21610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7974537037">
                <text:p>0.21628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73159722222">
                <text:p>0.21647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58344907407">
                <text:p>0.21665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43530092593">
                <text:p>0.21684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28715277778">
                <text:p>0.21702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13900462963">
                <text:p>0.21721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99085648148">
                <text:p>0.21739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84270833333">
                <text:p>0.21758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9456018519">
                <text:p>0.2177694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54641203704">
                <text:p>0.21795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9826388889">
                <text:p>0.21813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25011574074">
                <text:p>0.21832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10196759259">
                <text:p>0.21851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95381944444">
                <text:p>0.21869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8056712963">
                <text:p>0.21888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65752314815">
                <text:p>0.21906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509375">
                <text:p>0.21925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36122685185">
                <text:p>0.21943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2130787037">
                <text:p>0.21962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06493055556">
                <text:p>0.21980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91678240741">
                <text:p>0.21999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76863425926">
                <text:p>0.22017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62048611111">
                <text:p>0.22036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7233796296">
                <text:p>0.22054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32418981481">
                <text:p>0.22073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7604166667">
                <text:p>0.22091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102789351852">
                <text:p>0.22110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87974537037">
                <text:p>0.22128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73159722222">
                <text:p>0.22147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8344907407">
                <text:p>0.221658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843530092593">
                <text:p>0.22184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8715277778">
                <text:p>0.222028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213900462963">
                <text:p>0.22221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399085648148">
                <text:p>0.22239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84270833333">
                <text:p>0.222584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769456018518">
                <text:p>0.22276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54641203704">
                <text:p>0.22295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9826388889">
                <text:p>0.2231398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325011574074">
                <text:p>0.223325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510196759259">
                <text:p>0.223510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695381944444">
                <text:p>0.223695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88056712963">
                <text:p>0.22388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065752314815">
                <text:p>0.224065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2509375">
                <text:p>0.22425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436122685185">
                <text:p>0.224436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62130787037">
                <text:p>0.224621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806493055556">
                <text:p>0.2248064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991678240741">
                <text:p>0.224991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176863425926">
                <text:p>0.2251768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362048611111">
                <text:p>0.225362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547233796296">
                <text:p>0.225547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732418981481">
                <text:p>0.225732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917592592593">
                <text:p>0.2259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102789351852">
                <text:p>0.22610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287974537037">
                <text:p>0.22628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473159722222">
                <text:p>0.22647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658344907407">
                <text:p>0.22665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843530092593">
                <text:p>0.226843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028715277778">
                <text:p>0.22702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213900462963">
                <text:p>0.22721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399085648148">
                <text:p>0.22739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584270833333">
                <text:p>0.227584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769456018518">
                <text:p>0.2277694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54641203704">
                <text:p>0.22795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139826388889">
                <text:p>0.22813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325011574074">
                <text:p>0.22832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510196759259">
                <text:p>0.22851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695381944444">
                <text:p>0.22869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88056712963">
                <text:p>0.22888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065752314815">
                <text:p>0.22906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2509375">
                <text:p>0.22925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436122685185">
                <text:p>0.22943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62130787037">
                <text:p>0.22962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806493055556">
                <text:p>0.2298064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991678240741">
                <text:p>0.22999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176863425926">
                <text:p>0.23017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362048611111">
                <text:p>0.23036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547233796296">
                <text:p>0.23054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732418981481">
                <text:p>0.23073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917604166667">
                <text:p>0.23091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102789351852">
                <text:p>0.23110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287974537037">
                <text:p>0.23128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473159722222">
                <text:p>0.23147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658344907407">
                <text:p>0.23165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843530092593">
                <text:p>0.23184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028715277778">
                <text:p>0.23202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213900462963">
                <text:p>0.23221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399085648148">
                <text:p>0.23239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584270833333">
                <text:p>0.232584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769456018518">
                <text:p>0.2327694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954641203704">
                <text:p>0.23295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139826388889">
                <text:p>0.23313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325011574074">
                <text:p>0.23332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510196759259">
                <text:p>0.23351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695381944444">
                <text:p>0.23369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88056712963">
                <text:p>0.23388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065752314815">
                <text:p>0.23406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2509375">
                <text:p>0.23425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436122685185">
                <text:p>0.23443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62130787037">
                <text:p>0.23462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806493055556">
                <text:p>0.23480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991678240741">
                <text:p>0.23499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176863425926">
                <text:p>0.235176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362048611111">
                <text:p>0.235362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547233796296">
                <text:p>0.235547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732407407407">
                <text:p>0.2357324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917604166667">
                <text:p>0.235917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102789351852">
                <text:p>0.236102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287974537037">
                <text:p>0.236287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473159722222">
                <text:p>0.236473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658344907407">
                <text:p>0.236658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843530092593">
                <text:p>0.236843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7028715277778">
                <text:p>0.2370287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7213900462963">
                <text:p>0.2372139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7399085648148">
                <text:p>0.237399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7584270833333">
                <text:p>0.237584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7769456018518">
                <text:p>0.23776945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7954641203704">
                <text:p>0.2379546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8139826388889">
                <text:p>0.238139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8325011574074">
                <text:p>0.238325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8510196759259">
                <text:p>0.23851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8695381944444">
                <text:p>0.238695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888056712963">
                <text:p>0.238880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9065752314815">
                <text:p>0.239065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92509375">
                <text:p>0.239250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9436122685185">
                <text:p>0.2394361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62130787037">
                <text:p>0.2396213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806493055556">
                <text:p>0.2398064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991678240741">
                <text:p>0.2399916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176863425926">
                <text:p>0.24017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362048611111">
                <text:p>0.2403620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547233796296">
                <text:p>0.240547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732418981481">
                <text:p>0.240732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917604166667">
                <text:p>0.240917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102789351852">
                <text:p>0.2411027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287974537037">
                <text:p>0.241287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473159722222">
                <text:p>0.2414731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1658344907407">
                <text:p>0.2416583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1843530092593">
                <text:p>0.2418435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2028715277778">
                <text:p>0.2420287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2213900462963">
                <text:p>0.242213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2399085648148">
                <text:p>0.2423990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2584270833333">
                <text:p>0.242584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2769444444444">
                <text:p>0.2427694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2954641203704">
                <text:p>0.2429546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3139826388889">
                <text:p>0.243139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3325011574074">
                <text:p>0.2433250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3510196759259">
                <text:p>0.2435101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3695381944444">
                <text:p>0.243695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388056712963">
                <text:p>0.2438805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4065752314815">
                <text:p>0.2440657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42509375">
                <text:p>0.244250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4436122685185">
                <text:p>0.2444361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462130787037">
                <text:p>0.2446213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4806493055556">
                <text:p>0.2448064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4991678240741">
                <text:p>0.2449916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5176863425926">
                <text:p>0.2451768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5362048611111">
                <text:p>0.2453620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5547233796296">
                <text:p>0.2455472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5732418981481">
                <text:p>0.245732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5917604166667">
                <text:p>0.2459176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6102789351852">
                <text:p>0.2461027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6287974537037">
                <text:p>0.2462879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6473159722222">
                <text:p>0.24647315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6658344907407">
                <text:p>0.24665834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6843530092593">
                <text:p>0.246843530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7028703703704">
                <text:p>0.2470287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7213888888889">
                <text:p>0.2472138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7399085648148">
                <text:p>0.2473990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7584270833333">
                <text:p>0.2475842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7769456018518">
                <text:p>0.247769456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795462962963">
                <text:p>0.24795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8139826388889">
                <text:p>0.2481398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8325011574074">
                <text:p>0.2483250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8510196759259">
                <text:p>0.2485101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8695381944444">
                <text:p>0.248695381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888056712963">
                <text:p>0.248880567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9065752314815">
                <text:p>0.249065752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92509375">
                <text:p>0.2492509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9436122685185">
                <text:p>0.24943612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962130787037">
                <text:p>0.24962130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9806493055556">
                <text:p>0.24980649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9991678240741">
                <text:p>0.249991678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50176863425926">
                <text:p>0.250176863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50362037037037">
                <text:p>0.2503620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50547233796296">
                <text:p>0.25054723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50732418981481">
                <text:p>0.2507324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50917604166667">
                <text:p>0.25091760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51102789351852">
                <text:p>0.2511027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51287974537037">
                <text:p>0.251287974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1473159722222">
                <text:p>0.251473159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1658344907407">
                <text:p>0.251658344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1843530092593">
                <text:p>0.251843530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2028715277778">
                <text:p>0.2520287152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2213900462963">
                <text:p>0.2522139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2399085648148">
                <text:p>0.25239908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2584270833333">
                <text:p>0.25258427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2769456018519">
                <text:p>0.2527694560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2954641203704">
                <text:p>0.252954641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3139826388889">
                <text:p>0.253139826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3325011574074">
                <text:p>0.253325011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3510196759259">
                <text:p>0.2535101967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3695381944444">
                <text:p>0.253695381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388056712963">
                <text:p>0.2538805671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4065752314815">
                <text:p>0.254065752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42509375">
                <text:p>0.25425093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4436122685185">
                <text:p>0.2544361226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462130787037">
                <text:p>0.2546213078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4806493055555">
                <text:p>0.25480649305555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4991678240741">
                <text:p>0.2549916782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5165289351852">
                <text:p>0.2551652893518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